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42.02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Star 1</text:p>
          </table:table-cell>
          <table:table-cell office:value-type="string" calcext:value-type="string">
            <text:p>Star 2</text:p>
          </table:table-cell>
          <table:table-cell office:value-type="string" calcext:value-type="string">
            <text:p>Star 3</text:p>
          </table:table-cell>
          <table:table-cell office:value-type="string" calcext:value-type="string">
            <text:p>Star 4</text:p>
          </table:table-cell>
          <table:table-cell office:value-type="string" calcext:value-type="string">
            <text:p>Star 5</text:p>
          </table:table-cell>
          <table:table-cell office:value-type="string" calcext:value-type="string">
            <text:p>Star 6</text:p>
          </table:table-cell>
          <table:table-cell office:value-type="string" calcext:value-type="string">
            <text:p>Star 7</text:p>
          </table:table-cell>
          <table:table-cell office:value-type="string" calcext:value-type="string">
            <text:p>star8</text:p>
          </table:table-cell>
          <table:table-cell office:value-type="string" calcext:value-type="string">
            <text:p>Star 9</text:p>
          </table:table-cell>
          <table:table-cell office:value-type="string" calcext:value-type="string">
            <text:p>Star 10</text:p>
          </table:table-cell>
          <table:table-cell office:value-type="string" calcext:value-type="string">
            <text:p>Star 11</text:p>
          </table:table-cell>
          <table:table-cell office:value-type="string" calcext:value-type="string">
            <text:p>Star 1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00" calcext:value-type="float">
            <text:p>100</text:p>
          </table:table-cell>
          <table:table-cell table:formula="of:=[.D2]*POWER(10;-10)" office:value-type="float" office:value="0.00000001" calcext:value-type="float">
            <text:p>1E-08</text:p>
          </table:table-cell>
          <table:table-cell table:formula="of:=3.74192050507746E-016 / (POWER([.E2];5) * ((EXP( 1.9864748E-025 /([.E2]*1.381E-023 *3567.04712188114) )  -1)))" office:value-type="float" office:value="2.76287443902512E-151" calcext:value-type="float">
            <text:p>2.76287443902512E-151</text:p>
          </table:table-cell>
          <table:table-cell table:formula="of:=(2*PI( )*[.C2]*[.C2]*[.A2]) / (POWER([.E2];5) * (EXP( ([.A2]*[.C2])/([.E2]*[.B2]*3639.76900396354) )  -1))" office:value-type="float" office:value="8.71885338695713E-148" calcext:value-type="float">
            <text:p>8.71885338695713E-148</text:p>
          </table:table-cell>
          <table:table-cell table:formula="of:=(2*PI( )*[.C2]*[.C2]*[.A2]) / (POWER([.E2];5) * (EXP( ([.A2]*[.C2])/([.E2]*[.B2]*3607.08748252358) )  -1))" office:value-type="float" office:value="2.42887644047973E-149" calcext:value-type="float">
            <text:p>2.42887644047973E-149</text:p>
          </table:table-cell>
          <table:table-cell table:formula="of:=(2*PI( )*[.C2]*[.C2]*[.A2]) / (POWER([.E2];5) * (EXP( ([.A2]*[.C2])/([.E2]*[.B2]*3491.3099269129) )  -1))" office:value-type="float" office:value="4.38750864959106E-155" calcext:value-type="float">
            <text:p>4.38750864959106E-155</text:p>
          </table:table-cell>
          <table:table-cell table:formula="of:=(2*PI( )*[.C2]*[.C2]*[.A2]) / (POWER([.E2];5) * (EXP( ([.A2]*[.C2])/([.E2]*[.B2]*3603.83918136312) )  -1))" office:value-type="float" office:value="1.69552276625177E-149" calcext:value-type="float">
            <text:p>1.69552276625177E-149</text:p>
          </table:table-cell>
          <table:table-cell table:formula="of:=(2*PI( )*[.C2]*[.C2]*[.A2]) / (POWER([.E2];5) * (EXP( ([.A2]*[.C2])/([.E2]*[.B2]*5529.53658708751) )  -1))" office:value-type="float" office:value="3.95745913427151E-089" calcext:value-type="float">
            <text:p>3.95745913427151E-89</text:p>
          </table:table-cell>
          <table:table-cell table:formula="of:=(2*PI( )*[.C2]*[.C2]*[.A2]) / (POWER([.E2];5) * (EXP( ([.A2]*[.C2])/([.E2]*[.B2]*3545.8658661559) )  -1))" office:value-type="float" office:value="2.48433670627638E-152" calcext:value-type="float">
            <text:p>2.48433670627638E-152</text:p>
          </table:table-cell>
          <table:table-cell table:formula="of:=(2*PI( )*[.C2]*[.C2]*[.A2]) / (POWER([.E2];5) * (EXP( ([.A2]*[.C2])/([.E2]*[.B2]*3909.75687519039) )  -1))" office:value-type="float" office:value="6.20203033501293E-136" calcext:value-type="float">
            <text:p>6.20203033501293E-136</text:p>
          </table:table-cell>
          <table:table-cell table:formula="of:=(2*PI( )*[.C2]*[.C2]*[.A2]) / (POWER([.E2];5) * (EXP( ([.A2]*[.C2])/([.E2]*[.B2]*3653.20966006719) )  -1))" office:value-type="float" office:value="3.73180743178563E-147" calcext:value-type="float">
            <text:p>3.73180743178563E-147</text:p>
          </table:table-cell>
          <table:table-cell table:formula="of:=(2*PI( )*[.C2]*[.C2]*[.A2]) / (POWER([.E2];5) * (EXP( ([.A2]*[.C2])/([.E2]*[.B2]*3523.91077015782) )  -1))" office:value-type="float" office:value="1.98410955634791E-153" calcext:value-type="float">
            <text:p>1.98410955634791E-153</text:p>
          </table:table-cell>
          <table:table-cell table:formula="of:=(2*PI( )*[.C2]*[.C2]*[.A2]) / (POWER([.E2];5) * (EXP( ([.A2]*[.C2])/([.E2]*[.B2]*3496.76346007464) )  -1))" office:value-type="float" office:value="8.34214245508762E-155" calcext:value-type="float">
            <text:p>8.34214245508762E-155</text:p>
          </table:table-cell>
          <table:table-cell table:formula="of:=(2*PI( )*[.C2]*[.C2]*[.A2]) / (POWER([.E2];5) * (EXP( ([.A2]*[.C2])/([.E2]*[.B2]*3605.05658350185) )  -1))" office:value-type="float" office:value="1.94017363684207E-149" calcext:value-type="float">
            <text:p>1.94017363684207E-14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00" calcext:value-type="float">
            <text:p>200</text:p>
          </table:table-cell>
          <table:table-cell table:formula="of:=[.D3]*POWER(10;-10)" office:value-type="float" office:value="0.00000002" calcext:value-type="float">
            <text:p>2E-08</text:p>
          </table:table-cell>
          <table:table-cell table:formula="of:=3.74192050507746E-016 / (POWER([.E3];5) * ((EXP( 1.9864748E-025 /([.E3]*1.381E-023 *3567.04712188114) )  -1)))" office:value-type="float" office:value="3.17744377475679E-065" calcext:value-type="float">
            <text:p>3.17744377475679E-65</text:p>
          </table:table-cell>
          <table:table-cell table:formula="of:=(2*PI( )*[.C3]*[.C3]*[.A3]) / (POWER([.E3];5) * (EXP( ([.A3]*[.C3])/([.E3]*[.B3]*3639.76900396354) )  -1))" office:value-type="float" office:value="1.78495383205293E-063" calcext:value-type="float">
            <text:p>1.78495383205293E-63</text:p>
          </table:table-cell>
          <table:table-cell table:formula="of:=(2*PI( )*[.C3]*[.C3]*[.A3]) / (POWER([.E3];5) * (EXP( ([.A3]*[.C3])/([.E3]*[.B3]*3607.08748252358) )  -1))" office:value-type="float" office:value="2.97920241478363E-064" calcext:value-type="float">
            <text:p>2.97920241478363E-64</text:p>
          </table:table-cell>
          <table:table-cell table:formula="of:=(2*PI( )*[.C3]*[.C3]*[.A3]) / (POWER([.E3];5) * (EXP( ([.A3]*[.C3])/([.E3]*[.B3]*3491.3099269129) )  -1))" office:value-type="float" office:value="4.00411270286144E-067" calcext:value-type="float">
            <text:p>4.00411270286144E-67</text:p>
          </table:table-cell>
          <table:table-cell table:formula="of:=(2*PI( )*[.C3]*[.C3]*[.A3]) / (POWER([.E3];5) * (EXP( ([.A3]*[.C3])/([.E3]*[.B3]*3603.83918136312) )  -1))" office:value-type="float" office:value="2.48913879078453E-064" calcext:value-type="float">
            <text:p>2.48913879078453E-64</text:p>
          </table:table-cell>
          <table:table-cell table:formula="of:=(2*PI( )*[.C3]*[.C3]*[.A3]) / (POWER([.E3];5) * (EXP( ([.A3]*[.C3])/([.E3]*[.B3]*5529.53658708751) )  -1))" office:value-type="float" office:value="3.80281781351536E-034" calcext:value-type="float">
            <text:p>3.80281781351536E-34</text:p>
          </table:table-cell>
          <table:table-cell table:formula="of:=(2*PI( )*[.C3]*[.C3]*[.A3]) / (POWER([.E3];5) * (EXP( ([.A3]*[.C3])/([.E3]*[.B3]*3545.8658661559) )  -1))" office:value-type="float" office:value="9.52801710680764E-066" calcext:value-type="float">
            <text:p>9.52801710680764E-66</text:p>
          </table:table-cell>
          <table:table-cell table:formula="of:=(2*PI( )*[.C3]*[.C3]*[.A3]) / (POWER([.E3];5) * (EXP( ([.A3]*[.C3])/([.E3]*[.B3]*3909.75687519039) )  -1))" office:value-type="float" office:value="1.50544274541946E-057" calcext:value-type="float">
            <text:p>1.50544274541946E-57</text:p>
          </table:table-cell>
          <table:table-cell table:formula="of:=(2*PI( )*[.C3]*[.C3]*[.A3]) / (POWER([.E3];5) * (EXP( ([.A3]*[.C3])/([.E3]*[.B3]*3653.20966006719) )  -1))" office:value-type="float" office:value="3.69280957122027E-063" calcext:value-type="float">
            <text:p>3.69280957122027E-63</text:p>
          </table:table-cell>
          <table:table-cell table:formula="of:=(2*PI( )*[.C3]*[.C3]*[.A3]) / (POWER([.E3];5) * (EXP( ([.A3]*[.C3])/([.E3]*[.B3]*3523.91077015782) )  -1))" office:value-type="float" office:value="2.69265135535634E-066" calcext:value-type="float">
            <text:p>2.69265135535634E-66</text:p>
          </table:table-cell>
          <table:table-cell table:formula="of:=(2*PI( )*[.C3]*[.C3]*[.A3]) / (POWER([.E3];5) * (EXP( ([.A3]*[.C3])/([.E3]*[.B3]*3496.76346007464) )  -1))" office:value-type="float" office:value="5.52123333044603E-067" calcext:value-type="float">
            <text:p>5.52123333044603E-67</text:p>
          </table:table-cell>
          <table:table-cell table:formula="of:=(2*PI( )*[.C3]*[.C3]*[.A3]) / (POWER([.E3];5) * (EXP( ([.A3]*[.C3])/([.E3]*[.B3]*3605.05658350185) )  -1))" office:value-type="float" office:value="2.66267156047731E-064" calcext:value-type="float">
            <text:p>2.66267156047731E-6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300" calcext:value-type="float">
            <text:p>300</text:p>
          </table:table-cell>
          <table:table-cell table:formula="of:=[.D4]*POWER(10;-10)" office:value-type="float" office:value="0.00000003" calcext:value-type="float">
            <text:p>3E-08</text:p>
          </table:table-cell>
          <table:table-cell table:formula="of:=3.74192050507746E-016 / (POWER([.E4];5) * ((EXP( 1.9864748E-025 /([.E4]*1.381E-023 *3567.04712188114) )  -1)))" office:value-type="float" office:value="6.46016802476934E-037" calcext:value-type="float">
            <text:p>6.46016802476934E-37</text:p>
          </table:table-cell>
          <table:table-cell table:formula="of:=(2*PI( )*[.C4]*[.C4]*[.A4]) / (POWER([.E4];5) * (EXP( ([.A4]*[.C4])/([.E4]*[.B4]*3639.76900396354) )  -1))" office:value-type="float" office:value="9.47566916486264E-036" calcext:value-type="float">
            <text:p>9.47566916486264E-36</text:p>
          </table:table-cell>
          <table:table-cell table:formula="of:=(2*PI( )*[.C4]*[.C4]*[.A4]) / (POWER([.E4];5) * (EXP( ([.A4]*[.C4])/([.E4]*[.B4]*3607.08748252358) )  -1))" office:value-type="float" office:value="2.87249030656158E-036" calcext:value-type="float">
            <text:p>2.87249030656158E-36</text:p>
          </table:table-cell>
          <table:table-cell table:formula="of:=(2*PI( )*[.C4]*[.C4]*[.A4]) / (POWER([.E4];5) * (EXP( ([.A4]*[.C4])/([.E4]*[.B4]*3491.3099269129) )  -1))" office:value-type="float" office:value="3.49834599108382E-038" calcext:value-type="float">
            <text:p>3.49834599108382E-38</text:p>
          </table:table-cell>
          <table:table-cell table:formula="of:=(2*PI( )*[.C4]*[.C4]*[.A4]) / (POWER([.E4];5) * (EXP( ([.A4]*[.C4])/([.E4]*[.B4]*3603.83918136312) )  -1))" office:value-type="float" office:value="2.54814794548613E-036" calcext:value-type="float">
            <text:p>2.54814794548613E-36</text:p>
          </table:table-cell>
          <table:table-cell table:formula="of:=(2*PI( )*[.C4]*[.C4]*[.A4]) / (POWER([.E4];5) * (EXP( ([.A4]*[.C4])/([.E4]*[.B4]*5529.53658708751) )  -1))" office:value-type="float" office:value="3.38009503154985E-016" calcext:value-type="float">
            <text:p>3.38009503154985E-16</text:p>
          </table:table-cell>
          <table:table-cell table:formula="of:=(2*PI( )*[.C4]*[.C4]*[.A4]) / (POWER([.E4];5) * (EXP( ([.A4]*[.C4])/([.E4]*[.B4]*3545.8658661559) )  -1))" office:value-type="float" office:value="2.89418918555918E-037" calcext:value-type="float">
            <text:p>2.89418918555918E-37</text:p>
          </table:table-cell>
          <table:table-cell table:formula="of:=(2*PI( )*[.C4]*[.C4]*[.A4]) / (POWER([.E4];5) * (EXP( ([.A4]*[.C4])/([.E4]*[.B4]*3909.75687519039) )  -1))" office:value-type="float" office:value="8.45865658036052E-032" calcext:value-type="float">
            <text:p>8.45865658036052E-32</text:p>
          </table:table-cell>
          <table:table-cell table:formula="of:=(2*PI( )*[.C4]*[.C4]*[.A4]) / (POWER([.E4];5) * (EXP( ([.A4]*[.C4])/([.E4]*[.B4]*3653.20966006719) )  -1))" office:value-type="float" office:value="1.53849647703192E-035" calcext:value-type="float">
            <text:p>1.53849647703192E-35</text:p>
          </table:table-cell>
          <table:table-cell table:formula="of:=(2*PI( )*[.C4]*[.C4]*[.A4]) / (POWER([.E4];5) * (EXP( ([.A4]*[.C4])/([.E4]*[.B4]*3523.91077015782) )  -1))" office:value-type="float" office:value="1.24636519855937E-037" calcext:value-type="float">
            <text:p>1.24636519855937E-37</text:p>
          </table:table-cell>
          <table:table-cell table:formula="of:=(2*PI( )*[.C4]*[.C4]*[.A4]) / (POWER([.E4];5) * (EXP( ([.A4]*[.C4])/([.E4]*[.B4]*3496.76346007464) )  -1))" office:value-type="float" office:value="4.3339373761653E-038" calcext:value-type="float">
            <text:p>4.3339373761653E-38</text:p>
          </table:table-cell>
          <table:table-cell table:formula="of:=(2*PI( )*[.C4]*[.C4]*[.A4]) / (POWER([.E4];5) * (EXP( ([.A4]*[.C4])/([.E4]*[.B4]*3605.05658350185) )  -1))" office:value-type="float" office:value="2.6652439368366E-036" calcext:value-type="float">
            <text:p>2.6652439368366E-3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400" calcext:value-type="float">
            <text:p>400</text:p>
          </table:table-cell>
          <table:table-cell table:formula="of:=[.D5]*POWER(10;-10)" office:value-type="float" office:value="0.00000004" calcext:value-type="float">
            <text:p>4E-08</text:p>
          </table:table-cell>
          <table:table-cell table:formula="of:=3.74192050507746E-016 / (POWER([.E5];5) * ((EXP( 1.9864748E-025 /([.E5]*1.381E-023 *3567.04712188114) )  -1)))" office:value-type="float" office:value="6.02367106350762E-023" calcext:value-type="float">
            <text:p>6.02367106350762E-23</text:p>
          </table:table-cell>
          <table:table-cell table:formula="of:=(2*PI( )*[.C5]*[.C5]*[.A5]) / (POWER([.E5];5) * (EXP( ([.A5]*[.C5])/([.E5]*[.B5]*3639.76900396354) )  -1))" office:value-type="float" office:value="4.51477181088033E-022" calcext:value-type="float">
            <text:p>4.51477181088033E-22</text:p>
          </table:table-cell>
          <table:table-cell table:formula="of:=(2*PI( )*[.C5]*[.C5]*[.A5]) / (POWER([.E5];5) * (EXP( ([.A5]*[.C5])/([.E5]*[.B5]*3607.08748252358) )  -1))" office:value-type="float" office:value="1.84447306106722E-022" calcext:value-type="float">
            <text:p>1.84447306106722E-22</text:p>
          </table:table-cell>
          <table:table-cell table:formula="of:=(2*PI( )*[.C5]*[.C5]*[.A5]) / (POWER([.E5];5) * (EXP( ([.A5]*[.C5])/([.E5]*[.B5]*3491.3099269129) )  -1))" office:value-type="float" office:value="6.76200453150193E-024" calcext:value-type="float">
            <text:p>6.76200453150193E-24</text:p>
          </table:table-cell>
          <table:table-cell table:formula="of:=(2*PI( )*[.C5]*[.C5]*[.A5]) / (POWER([.E5];5) * (EXP( ([.A5]*[.C5])/([.E5]*[.B5]*3603.83918136312) )  -1))" office:value-type="float" office:value="1.68595845036837E-022" calcext:value-type="float">
            <text:p>1.68595845036837E-22</text:p>
          </table:table-cell>
          <table:table-cell table:formula="of:=(2*PI( )*[.C5]*[.C5]*[.A5]) / (POWER([.E5];5) * (EXP( ([.A5]*[.C5])/([.E5]*[.B5]*5529.53658708751) )  -1))" office:value-type="float" office:value="0.000000208389134438754" calcext:value-type="float">
            <text:p>2.08389134438754E-07</text:p>
          </table:table-cell>
          <table:table-cell table:formula="of:=(2*PI( )*[.C5]*[.C5]*[.A5]) / (POWER([.E5];5) * (EXP( ([.A5]*[.C5])/([.E5]*[.B5]*3545.8658661559) )  -1))" office:value-type="float" office:value="3.29855382429244E-023" calcext:value-type="float">
            <text:p>3.29855382429244E-23</text:p>
          </table:table-cell>
          <table:table-cell table:formula="of:=(2*PI( )*[.C5]*[.C5]*[.A5]) / (POWER([.E5];5) * (EXP( ([.A5]*[.C5])/([.E5]*[.B5]*3909.75687519039) )  -1))" office:value-type="float" office:value="4.14623995699243E-019" calcext:value-type="float">
            <text:p>4.14623995699243E-19</text:p>
          </table:table-cell>
          <table:table-cell table:formula="of:=(2*PI( )*[.C5]*[.C5]*[.A5]) / (POWER([.E5];5) * (EXP( ([.A5]*[.C5])/([.E5]*[.B5]*3653.20966006719) )  -1))" office:value-type="float" office:value="6.49382778990291E-022" calcext:value-type="float">
            <text:p>6.49382778990291E-22</text:p>
          </table:table-cell>
          <table:table-cell table:formula="of:=(2*PI( )*[.C5]*[.C5]*[.A5]) / (POWER([.E5];5) * (EXP( ([.A5]*[.C5])/([.E5]*[.B5]*3523.91077015782) )  -1))" office:value-type="float" office:value="1.7535266605899E-023" calcext:value-type="float">
            <text:p>1.7535266605899E-23</text:p>
          </table:table-cell>
          <table:table-cell table:formula="of:=(2*PI( )*[.C5]*[.C5]*[.A5]) / (POWER([.E5];5) * (EXP( ([.A5]*[.C5])/([.E5]*[.B5]*3496.76346007464) )  -1))" office:value-type="float" office:value="7.94036308256201E-024" calcext:value-type="float">
            <text:p>7.94036308256201E-24</text:p>
          </table:table-cell>
          <table:table-cell table:formula="of:=(2*PI( )*[.C5]*[.C5]*[.A5]) / (POWER([.E5];5) * (EXP( ([.A5]*[.C5])/([.E5]*[.B5]*3605.05658350185) )  -1))" office:value-type="float" office:value="1.74373751381939E-022" calcext:value-type="float">
            <text:p>1.74373751381939E-2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500" calcext:value-type="float">
            <text:p>500</text:p>
          </table:table-cell>
          <table:table-cell table:formula="of:=[.D6]*POWER(10;-10)" office:value-type="float" office:value="0.00000005" calcext:value-type="float">
            <text:p>5E-08</text:p>
          </table:table-cell>
          <table:table-cell table:formula="of:=3.74192050507746E-016 / (POWER([.E6];5) * ((EXP( 1.9864748E-025 /([.E6]*1.381E-023 *3567.04712188114) )  -1)))" office:value-type="float" office:value="0.0000000000000112693236954355" calcext:value-type="float">
            <text:p>1.12693236954355E-14</text:p>
          </table:table-cell>
          <table:table-cell table:formula="of:=(2*PI( )*[.C6]*[.C6]*[.A6]) / (POWER([.E6];5) * (EXP( ([.A6]*[.C6])/([.E6]*[.B6]*3639.76900396354) )  -1))" office:value-type="float" office:value="0.0000000000000564569612405787" calcext:value-type="float">
            <text:p>5.64569612405787E-14</text:p>
          </table:table-cell>
          <table:table-cell table:formula="of:=(2*PI( )*[.C6]*[.C6]*[.A6]) / (POWER([.E6];5) * (EXP( ([.A6]*[.C6])/([.E6]*[.B6]*3607.08748252358) )  -1))" office:value-type="float" office:value="0.0000000000000275871418724055" calcext:value-type="float">
            <text:p>2.75871418724055E-14</text:p>
          </table:table-cell>
          <table:table-cell table:formula="of:=(2*PI( )*[.C6]*[.C6]*[.A6]) / (POWER([.E6];5) * (EXP( ([.A6]*[.C6])/([.E6]*[.B6]*3491.3099269129) )  -1))" office:value-type="float" office:value="1.95915691320628E-015" calcext:value-type="float">
            <text:p>1.95915691320628E-15</text:p>
          </table:table-cell>
          <table:table-cell table:formula="of:=(2*PI( )*[.C6]*[.C6]*[.A6]) / (POWER([.E6];5) * (EXP( ([.A6]*[.C6])/([.E6]*[.B6]*3603.83918136312) )  -1))" office:value-type="float" office:value="0.0000000000000256735750797737" calcext:value-type="float">
            <text:p>2.56735750797737E-14</text:p>
          </table:table-cell>
          <table:table-cell table:formula="of:=(2*PI( )*[.C6]*[.C6]*[.A6]) / (POWER([.E6];5) * (EXP( ([.A6]*[.C6])/([.E6]*[.B6]*5529.53658708751) )  -1))" office:value-type="float" office:value="0.0304164770938945" calcext:value-type="float">
            <text:p>0.030416477093895</text:p>
          </table:table-cell>
          <table:table-cell table:formula="of:=(2*PI( )*[.C6]*[.C6]*[.A6]) / (POWER([.E6];5) * (EXP( ([.A6]*[.C6])/([.E6]*[.B6]*3545.8658661559) )  -1))" office:value-type="float" office:value="6.96093719070244E-015" calcext:value-type="float">
            <text:p>6.96093719070244E-15</text:p>
          </table:table-cell>
          <table:table-cell table:formula="of:=(2*PI( )*[.C6]*[.C6]*[.A6]) / (POWER([.E6];5) * (EXP( ([.A6]*[.C6])/([.E6]*[.B6]*3909.75687519039) )  -1))" office:value-type="float" office:value="0.0000000000132474534180992" calcext:value-type="float">
            <text:p>1.32474534180992E-11</text:p>
          </table:table-cell>
          <table:table-cell table:formula="of:=(2*PI( )*[.C6]*[.C6]*[.A6]) / (POWER([.E6];5) * (EXP( ([.A6]*[.C6])/([.E6]*[.B6]*3653.20966006719) )  -1))" office:value-type="float" office:value="0.0000000000000755108691103138" calcext:value-type="float">
            <text:p>7.55108691103138E-14</text:p>
          </table:table-cell>
          <table:table-cell table:formula="of:=(2*PI( )*[.C6]*[.C6]*[.A6]) / (POWER([.E6];5) * (EXP( ([.A6]*[.C6])/([.E6]*[.B6]*3523.91077015782) )  -1))" office:value-type="float" office:value="4.19893115077138E-015" calcext:value-type="float">
            <text:p>4.19893115077138E-15</text:p>
          </table:table-cell>
          <table:table-cell table:formula="of:=(2*PI( )*[.C6]*[.C6]*[.A6]) / (POWER([.E6];5) * (EXP( ([.A6]*[.C6])/([.E6]*[.B6]*3496.76346007464) )  -1))" office:value-type="float" office:value="2.22782536455016E-015" calcext:value-type="float">
            <text:p>2.22782536455016E-15</text:p>
          </table:table-cell>
          <table:table-cell table:formula="of:=(2*PI( )*[.C6]*[.C6]*[.A6]) / (POWER([.E6];5) * (EXP( ([.A6]*[.C6])/([.E6]*[.B6]*3605.05658350185) )  -1))" office:value-type="float" office:value="0.00000000000002637507745437" calcext:value-type="float">
            <text:p>2.637507745437E-1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600" calcext:value-type="float">
            <text:p>600</text:p>
          </table:table-cell>
          <table:table-cell table:formula="of:=[.D7]*POWER(10;-10)" office:value-type="float" office:value="0.00000006" calcext:value-type="float">
            <text:p>6E-08</text:p>
          </table:table-cell>
          <table:table-cell table:formula="of:=3.74192050507746E-016 / (POWER([.E7];5) * ((EXP( 1.9864748E-025 /([.E7]*1.381E-023 *3567.04712188114) )  -1)))" office:value-type="float" office:value="0.00000000311685120670233" calcext:value-type="float">
            <text:p>3.11685120670233E-09</text:p>
          </table:table-cell>
          <table:table-cell table:formula="of:=(2*PI( )*[.C7]*[.C7]*[.A7]) / (POWER([.E7];5) * (EXP( ([.A7]*[.C7])/([.E7]*[.B7]*3639.76900396354) )  -1))" office:value-type="float" office:value="0.0000000119371075838484" calcext:value-type="float">
            <text:p>1.19371075838484E-08</text:p>
          </table:table-cell>
          <table:table-cell table:formula="of:=(2*PI( )*[.C7]*[.C7]*[.A7]) / (POWER([.E7];5) * (EXP( ([.A7]*[.C7])/([.E7]*[.B7]*3607.08748252358) )  -1))" office:value-type="float" office:value="0.00000000657239186226601" calcext:value-type="float">
            <text:p>6.57239186226601E-09</text:p>
          </table:table-cell>
          <table:table-cell table:formula="of:=(2*PI( )*[.C7]*[.C7]*[.A7]) / (POWER([.E7];5) * (EXP( ([.A7]*[.C7])/([.E7]*[.B7]*3491.3099269129) )  -1))" office:value-type="float" office:value="0.000000000725313136296538" calcext:value-type="float">
            <text:p>7.25313136296538E-10</text:p>
          </table:table-cell>
          <table:table-cell table:formula="of:=(2*PI( )*[.C7]*[.C7]*[.A7]) / (POWER([.E7];5) * (EXP( ([.A7]*[.C7])/([.E7]*[.B7]*3603.83918136312) )  -1))" office:value-type="float" office:value="0.00000000619022568746883" calcext:value-type="float">
            <text:p>6.19022568746883E-09</text:p>
          </table:table-cell>
          <table:table-cell table:formula="of:=(2*PI( )*[.C7]*[.C7]*[.A7]) / (POWER([.E7];5) * (EXP( ([.A7]*[.C7])/([.E7]*[.B7]*5529.53658708751) )  -1))" office:value-type="float" office:value="71.2949253594072" calcext:value-type="float">
            <text:p>71.2949253594072</text:p>
          </table:table-cell>
          <table:table-cell table:formula="of:=(2*PI( )*[.C7]*[.C7]*[.A7]) / (POWER([.E7];5) * (EXP( ([.A7]*[.C7])/([.E7]*[.B7]*3545.8658661559) )  -1))" office:value-type="float" office:value="0.00000000208620807245657" calcext:value-type="float">
            <text:p>2.08620807245657E-09</text:p>
          </table:table-cell>
          <table:table-cell table:formula="of:=(2*PI( )*[.C7]*[.C7]*[.A7]) / (POWER([.E7];5) * (EXP( ([.A7]*[.C7])/([.E7]*[.B7]*3909.75687519039) )  -1))" office:value-type="float" office:value="0.00000112783316134598" calcext:value-type="float">
            <text:p>1.12783316134598E-06</text:p>
          </table:table-cell>
          <table:table-cell table:formula="of:=(2*PI( )*[.C7]*[.C7]*[.A7]) / (POWER([.E7];5) * (EXP( ([.A7]*[.C7])/([.E7]*[.B7]*3653.20966006719) )  -1))" office:value-type="float" office:value="0.000000015210462383735" calcext:value-type="float">
            <text:p>1.5210462383735E-08</text:p>
          </table:table-cell>
          <table:table-cell table:formula="of:=(2*PI( )*[.C7]*[.C7]*[.A7]) / (POWER([.E7];5) * (EXP( ([.A7]*[.C7])/([.E7]*[.B7]*3523.91077015782) )  -1))" office:value-type="float" office:value="0.0000000013690421530182" calcext:value-type="float">
            <text:p>1.3690421530182E-09</text:p>
          </table:table-cell>
          <table:table-cell table:formula="of:=(2*PI( )*[.C7]*[.C7]*[.A7]) / (POWER([.E7];5) * (EXP( ([.A7]*[.C7])/([.E7]*[.B7]*3496.76346007464) )  -1))" office:value-type="float" office:value="0.000000000807300979028193" calcext:value-type="float">
            <text:p>8.07300979028193E-10</text:p>
          </table:table-cell>
          <table:table-cell table:formula="of:=(2*PI( )*[.C7]*[.C7]*[.A7]) / (POWER([.E7];5) * (EXP( ([.A7]*[.C7])/([.E7]*[.B7]*3605.05658350185) )  -1))" office:value-type="float" office:value="0.00000000633085906246468" calcext:value-type="float">
            <text:p>6.33085906246468E-0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700" calcext:value-type="float">
            <text:p>700</text:p>
          </table:table-cell>
          <table:table-cell table:formula="of:=[.D8]*POWER(10;-10)" office:value-type="float" office:value="0.00000007" calcext:value-type="float">
            <text:p>7E-08</text:p>
          </table:table-cell>
          <table:table-cell table:formula="of:=3.74192050507746E-016 / (POWER([.E8];5) * ((EXP( 1.9864748E-025 /([.E8]*1.381E-023 *3567.04712188114) )  -1)))" office:value-type="float" office:value="0.0000213199066366589" calcext:value-type="float">
            <text:p>2.13199066366589E-05</text:p>
          </table:table-cell>
          <table:table-cell table:formula="of:=(2*PI( )*[.C8]*[.C8]*[.A8]) / (POWER([.E8];5) * (EXP( ([.A8]*[.C8])/([.E8]*[.B8]*3639.76900396354) )  -1))" office:value-type="float" office:value="0.0000673994687969094" calcext:value-type="float">
            <text:p>6.73994687969094E-05</text:p>
          </table:table-cell>
          <table:table-cell table:formula="of:=(2*PI( )*[.C8]*[.C8]*[.A8]) / (POWER([.E8];5) * (EXP( ([.A8]*[.C8])/([.E8]*[.B8]*3607.08748252358) )  -1))" office:value-type="float" office:value="0.0000404115872922329" calcext:value-type="float">
            <text:p>4.04115872922329E-05</text:p>
          </table:table-cell>
          <table:table-cell table:formula="of:=(2*PI( )*[.C8]*[.C8]*[.A8]) / (POWER([.E8];5) * (EXP( ([.A8]*[.C8])/([.E8]*[.B8]*3491.3099269129) )  -1))" office:value-type="float" office:value="0.00000611013155474425" calcext:value-type="float">
            <text:p>6.11013155474425E-06</text:p>
          </table:table-cell>
          <table:table-cell table:formula="of:=(2*PI( )*[.C8]*[.C8]*[.A8]) / (POWER([.E8];5) * (EXP( ([.A8]*[.C8])/([.E8]*[.B8]*3603.83918136312) )  -1))" office:value-type="float" office:value="0.0000383888986213031" calcext:value-type="float">
            <text:p>3.83888986213031E-05</text:p>
          </table:table-cell>
          <table:table-cell table:formula="of:=(2*PI( )*[.C8]*[.C8]*[.A8]) / (POWER([.E8];5) * (EXP( ([.A8]*[.C8])/([.E8]*[.B8]*5529.53658708751) )  -1))" office:value-type="float" office:value="16151.8312501358" calcext:value-type="float">
            <text:p>16151.8312501358</text:p>
          </table:table-cell>
          <table:table-cell table:formula="of:=(2*PI( )*[.C8]*[.C8]*[.A8]) / (POWER([.E8];5) * (EXP( ([.A8]*[.C8])/([.E8]*[.B8]*3545.8658661559) )  -1))" office:value-type="float" office:value="0.0000151124612260159" calcext:value-type="float">
            <text:p>1.51124612260159E-05</text:p>
          </table:table-cell>
          <table:table-cell table:formula="of:=(2*PI( )*[.C8]*[.C8]*[.A8]) / (POWER([.E8];5) * (EXP( ([.A8]*[.C8])/([.E8]*[.B8]*3909.75687519039) )  -1))" office:value-type="float" office:value="0.00332514030605088" calcext:value-type="float">
            <text:p>0.003325140306051</text:p>
          </table:table-cell>
          <table:table-cell table:formula="of:=(2*PI( )*[.C8]*[.C8]*[.A8]) / (POWER([.E8];5) * (EXP( ([.A8]*[.C8])/([.E8]*[.B8]*3653.20966006719) )  -1))" office:value-type="float" office:value="0.0000829592894719196" calcext:value-type="float">
            <text:p>8.29592894719196E-05</text:p>
          </table:table-cell>
          <table:table-cell table:formula="of:=(2*PI( )*[.C8]*[.C8]*[.A8]) / (POWER([.E8];5) * (EXP( ([.A8]*[.C8])/([.E8]*[.B8]*3523.91077015782) )  -1))" office:value-type="float" office:value="0.00001053243526595" calcext:value-type="float">
            <text:p>1.053243526595E-05</text:p>
          </table:table-cell>
          <table:table-cell table:formula="of:=(2*PI( )*[.C8]*[.C8]*[.A8]) / (POWER([.E8];5) * (EXP( ([.A8]*[.C8])/([.E8]*[.B8]*3496.76346007464) )  -1))" office:value-type="float" office:value="0.00000669755394691612" calcext:value-type="float">
            <text:p>6.69755394691612E-06</text:p>
          </table:table-cell>
          <table:table-cell table:formula="of:=(2*PI( )*[.C8]*[.C8]*[.A8]) / (POWER([.E8];5) * (EXP( ([.A8]*[.C8])/([.E8]*[.B8]*3605.05658350185) )  -1))" office:value-type="float" office:value="0.0000391352468174055" calcext:value-type="float">
            <text:p>3.91352468174055E-0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800" calcext:value-type="float">
            <text:p>800</text:p>
          </table:table-cell>
          <table:table-cell table:formula="of:=[.D9]*POWER(10;-10)" office:value-type="float" office:value="0.00000008" calcext:value-type="float">
            <text:p>8E-08</text:p>
          </table:table-cell>
          <table:table-cell table:formula="of:=3.74192050507746E-016 / (POWER([.E9];5) * ((EXP( 1.9864748E-025 /([.E9]*1.381E-023 *3567.04712188114) )  -1)))" office:value-type="float" office:value="0.0146614845114087" calcext:value-type="float">
            <text:p>0.014661484511409</text:p>
          </table:table-cell>
          <table:table-cell table:formula="of:=(2*PI( )*[.C9]*[.C9]*[.A9]) / (POWER([.E9];5) * (EXP( ([.A9]*[.C9])/([.E9]*[.B9]*3639.76900396354) )  -1))" office:value-type="float" office:value="0.0401388776018006" calcext:value-type="float">
            <text:p>0.040138877601801</text:p>
          </table:table-cell>
          <table:table-cell table:formula="of:=(2*PI( )*[.C9]*[.C9]*[.A9]) / (POWER([.E9];5) * (EXP( ([.A9]*[.C9])/([.E9]*[.B9]*3607.08748252358) )  -1))" office:value-type="float" office:value="0.0256556770516664" calcext:value-type="float">
            <text:p>0.025655677051666</text:p>
          </table:table-cell>
          <table:table-cell table:formula="of:=(2*PI( )*[.C9]*[.C9]*[.A9]) / (POWER([.E9];5) * (EXP( ([.A9]*[.C9])/([.E9]*[.B9]*3491.3099269129) )  -1))" office:value-type="float" office:value="0.00491230190856656" calcext:value-type="float">
            <text:p>0.004912301908567</text:p>
          </table:table-cell>
          <table:table-cell table:formula="of:=(2*PI( )*[.C9]*[.C9]*[.A9]) / (POWER([.E9];5) * (EXP( ([.A9]*[.C9])/([.E9]*[.B9]*3603.83918136312) )  -1))" office:value-type="float" office:value="0.0245284867325829" calcext:value-type="float">
            <text:p>0.024528486732583</text:p>
          </table:table-cell>
          <table:table-cell table:formula="of:=(2*PI( )*[.C9]*[.C9]*[.A9]) / (POWER([.E9];5) * (EXP( ([.A9]*[.C9])/([.E9]*[.B9]*5529.53658708751) )  -1))" office:value-type="float" office:value="862352.560511803" calcext:value-type="float">
            <text:p>862352.560511803</text:p>
          </table:table-cell>
          <table:table-cell table:formula="of:=(2*PI( )*[.C9]*[.C9]*[.A9]) / (POWER([.E9];5) * (EXP( ([.A9]*[.C9])/([.E9]*[.B9]*3545.8658661559) )  -1))" office:value-type="float" office:value="0.0108494846415946" calcext:value-type="float">
            <text:p>0.010849484641595</text:p>
          </table:table-cell>
          <table:table-cell table:formula="of:=(2*PI( )*[.C9]*[.C9]*[.A9]) / (POWER([.E9];5) * (EXP( ([.A9]*[.C9])/([.E9]*[.B9]*3909.75687519039) )  -1))" office:value-type="float" office:value="1.21639475299364" calcext:value-type="float">
            <text:p>1.21639475299364</text:p>
          </table:table-cell>
          <table:table-cell table:formula="of:=(2*PI( )*[.C9]*[.C9]*[.A9]) / (POWER([.E9];5) * (EXP( ([.A9]*[.C9])/([.E9]*[.B9]*3653.20966006719) )  -1))" office:value-type="float" office:value="0.0481390710680597" calcext:value-type="float">
            <text:p>0.04813907106806</text:p>
          </table:table-cell>
          <table:table-cell table:formula="of:=(2*PI( )*[.C9]*[.C9]*[.A9]) / (POWER([.E9];5) * (EXP( ([.A9]*[.C9])/([.E9]*[.B9]*3523.91077015782) )  -1))" office:value-type="float" office:value="0.00791049223308771" calcext:value-type="float">
            <text:p>0.007910492233088</text:p>
          </table:table-cell>
          <table:table-cell table:formula="of:=(2*PI( )*[.C9]*[.C9]*[.A9]) / (POWER([.E9];5) * (EXP( ([.A9]*[.C9])/([.E9]*[.B9]*3496.76346007464) )  -1))" office:value-type="float" office:value="0.00532313527123146" calcext:value-type="float">
            <text:p>0.005323135271231</text:p>
          </table:table-cell>
          <table:table-cell table:formula="of:=(2*PI( )*[.C9]*[.C9]*[.A9]) / (POWER([.E9];5) * (EXP( ([.A9]*[.C9])/([.E9]*[.B9]*3605.05658350185) )  -1))" office:value-type="float" office:value="0.0249452509456604" calcext:value-type="float">
            <text:p>0.0249452509456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900" calcext:value-type="float">
            <text:p>900</text:p>
          </table:table-cell>
          <table:table-cell table:formula="of:=[.D10]*POWER(10;-10)" office:value-type="float" office:value="0.00000009" calcext:value-type="float">
            <text:p>9E-08</text:p>
          </table:table-cell>
          <table:table-cell table:formula="of:=3.74192050507746E-016 / (POWER([.E10];5) * ((EXP( 1.9864748E-025 /([.E10]*1.381E-023 *3567.04712188114) )  -1)))" office:value-type="float" office:value="2.2019148474676" calcext:value-type="float">
            <text:p>2.2019148474676</text:p>
          </table:table-cell>
          <table:table-cell table:formula="of:=(2*PI( )*[.C10]*[.C10]*[.A10]) / (POWER([.E10];5) * (EXP( ([.A10]*[.C10])/([.E10]*[.B10]*3639.76900396354) )  -1))" office:value-type="float" office:value="5.39000554185212" calcext:value-type="float">
            <text:p>5.39000554185212</text:p>
          </table:table-cell>
          <table:table-cell table:formula="of:=(2*PI( )*[.C10]*[.C10]*[.A10]) / (POWER([.E10];5) * (EXP( ([.A10]*[.C10])/([.E10]*[.B10]*3607.08748252358) )  -1))" office:value-type="float" office:value="3.6208075252659" calcext:value-type="float">
            <text:p>3.6208075252659</text:p>
          </table:table-cell>
          <table:table-cell table:formula="of:=(2*PI( )*[.C10]*[.C10]*[.A10]) / (POWER([.E10];5) * (EXP( ([.A10]*[.C10])/([.E10]*[.B10]*3491.3099269129) )  -1))" office:value-type="float" office:value="0.83305466709224" calcext:value-type="float">
            <text:p>0.83305466709224</text:p>
          </table:table-cell>
          <table:table-cell table:formula="of:=(2*PI( )*[.C10]*[.C10]*[.A10]) / (POWER([.E10];5) * (EXP( ([.A10]*[.C10])/([.E10]*[.B10]*3603.83918136312) )  -1))" office:value-type="float" office:value="3.47905099954253" calcext:value-type="float">
            <text:p>3.47905099954253</text:p>
          </table:table-cell>
          <table:table-cell table:formula="of:=(2*PI( )*[.C10]*[.C10]*[.A10]) / (POWER([.E10];5) * (EXP( ([.A10]*[.C10])/([.E10]*[.B10]*5529.53658708751) )  -1))" office:value-type="float" office:value="17743074.885393" calcext:value-type="float">
            <text:p>17743074.885393</text:p>
          </table:table-cell>
          <table:table-cell table:formula="of:=(2*PI( )*[.C10]*[.C10]*[.A10]) / (POWER([.E10];5) * (EXP( ([.A10]*[.C10])/([.E10]*[.B10]*3545.8658661559) )  -1))" office:value-type="float" office:value="1.68485120975904" calcext:value-type="float">
            <text:p>1.68485120975904</text:p>
          </table:table-cell>
          <table:table-cell table:formula="of:=(2*PI( )*[.C10]*[.C10]*[.A10]) / (POWER([.E10];5) * (EXP( ([.A10]*[.C10])/([.E10]*[.B10]*3909.75687519039) )  -1))" office:value-type="float" office:value="111.811475767739" calcext:value-type="float">
            <text:p>111.811475767739</text:p>
          </table:table-cell>
          <table:table-cell table:formula="of:=(2*PI( )*[.C10]*[.C10]*[.A10]) / (POWER([.E10];5) * (EXP( ([.A10]*[.C10])/([.E10]*[.B10]*3653.20966006719) )  -1))" office:value-type="float" office:value="6.33506998973141" calcext:value-type="float">
            <text:p>6.33506998973141</text:p>
          </table:table-cell>
          <table:table-cell table:formula="of:=(2*PI( )*[.C10]*[.C10]*[.A10]) / (POWER([.E10];5) * (EXP( ([.A10]*[.C10])/([.E10]*[.B10]*3523.91077015782) )  -1))" office:value-type="float" office:value="1.2723336694178" calcext:value-type="float">
            <text:p>1.2723336694178</text:p>
          </table:table-cell>
          <table:table-cell table:formula="of:=(2*PI( )*[.C10]*[.C10]*[.A10]) / (POWER([.E10];5) * (EXP( ([.A10]*[.C10])/([.E10]*[.B10]*3496.76346007464) )  -1))" office:value-type="float" office:value="0.894705538634109" calcext:value-type="float">
            <text:p>0.894705538634109</text:p>
          </table:table-cell>
          <table:table-cell table:formula="of:=(2*PI( )*[.C10]*[.C10]*[.A10]) / (POWER([.E10];5) * (EXP( ([.A10]*[.C10])/([.E10]*[.B10]*3605.05658350185) )  -1))" office:value-type="float" office:value="3.53154629108278" calcext:value-type="float">
            <text:p>3.5315462910827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000" calcext:value-type="float">
            <text:p>1000</text:p>
          </table:table-cell>
          <table:table-cell table:formula="of:=[.D11]*POWER(10;-10)" office:value-type="float" office:value="0.0000001" calcext:value-type="float">
            <text:p>1E-07</text:p>
          </table:table-cell>
          <table:table-cell table:formula="of:=3.74192050507746E-016 / (POWER([.E11];5) * ((EXP( 1.9864748E-025 /([.E11]*1.381E-023 *3567.04712188114) )  -1)))" office:value-type="float" office:value="114.794535767041" calcext:value-type="float">
            <text:p>114.794535767041</text:p>
          </table:table-cell>
          <table:table-cell table:formula="of:=(2*PI( )*[.C11]*[.C11]*[.A11]) / (POWER([.E11];5) * (EXP( ([.A11]*[.C11])/([.E11]*[.B11]*3639.76900396354) )  -1))" office:value-type="float" office:value="256.939597060577" calcext:value-type="float">
            <text:p>256.939597060577</text:p>
          </table:table-cell>
          <table:table-cell table:formula="of:=(2*PI( )*[.C11]*[.C11]*[.A11]) / (POWER([.E11];5) * (EXP( ([.A11]*[.C11])/([.E11]*[.B11]*3607.08748252358) )  -1))" office:value-type="float" office:value="179.607986188702" calcext:value-type="float">
            <text:p>179.607986188702</text:p>
          </table:table-cell>
          <table:table-cell table:formula="of:=(2*PI( )*[.C11]*[.C11]*[.A11]) / (POWER([.E11];5) * (EXP( ([.A11]*[.C11])/([.E11]*[.B11]*3491.3099269129) )  -1))" office:value-type="float" office:value="47.863769656021" calcext:value-type="float">
            <text:p>47.863769656021</text:p>
          </table:table-cell>
          <table:table-cell table:formula="of:=(2*PI( )*[.C11]*[.C11]*[.A11]) / (POWER([.E11];5) * (EXP( ([.A11]*[.C11])/([.E11]*[.B11]*3603.83918136312) )  -1))" office:value-type="float" office:value="173.266843544188" calcext:value-type="float">
            <text:p>173.266843544188</text:p>
          </table:table-cell>
          <table:table-cell table:formula="of:=(2*PI( )*[.C11]*[.C11]*[.A11]) / (POWER([.E11];5) * (EXP( ([.A11]*[.C11])/([.E11]*[.B11]*5529.53658708751) )  -1))" office:value-type="float" office:value="188593510.733908" calcext:value-type="float">
            <text:p>188593510.733908</text:p>
          </table:table-cell>
          <table:table-cell table:formula="of:=(2*PI( )*[.C11]*[.C11]*[.A11]) / (POWER([.E11];5) * (EXP( ([.A11]*[.C11])/([.E11]*[.B11]*3545.8658661559) )  -1))" office:value-type="float" office:value="90.2206905462339" calcext:value-type="float">
            <text:p>90.2206905462339</text:p>
          </table:table-cell>
          <table:table-cell table:formula="of:=(2*PI( )*[.C11]*[.C11]*[.A11]) / (POWER([.E11];5) * (EXP( ([.A11]*[.C11])/([.E11]*[.B11]*3909.75687519039) )  -1))" office:value-type="float" office:value="3935.84955827693" calcext:value-type="float">
            <text:p>3935.84955827693</text:p>
          </table:table-cell>
          <table:table-cell table:formula="of:=(2*PI( )*[.C11]*[.C11]*[.A11]) / (POWER([.E11];5) * (EXP( ([.A11]*[.C11])/([.E11]*[.B11]*3653.20966006719) )  -1))" office:value-type="float" office:value="297.150882065883" calcext:value-type="float">
            <text:p>297.150882065883</text:p>
          </table:table-cell>
          <table:table-cell table:formula="of:=(2*PI( )*[.C11]*[.C11]*[.A11]) / (POWER([.E11];5) * (EXP( ([.A11]*[.C11])/([.E11]*[.B11]*3523.91077015782) )  -1))" office:value-type="float" office:value="70.0715406131475" calcext:value-type="float">
            <text:p>70.0715406131475</text:p>
          </table:table-cell>
          <table:table-cell table:formula="of:=(2*PI( )*[.C11]*[.C11]*[.A11]) / (POWER([.E11];5) * (EXP( ([.A11]*[.C11])/([.E11]*[.B11]*3496.76346007464) )  -1))" office:value-type="float" office:value="51.0402580486163" calcext:value-type="float">
            <text:p>51.0402580486163</text:p>
          </table:table-cell>
          <table:table-cell table:formula="of:=(2*PI( )*[.C11]*[.C11]*[.A11]) / (POWER([.E11];5) * (EXP( ([.A11]*[.C11])/([.E11]*[.B11]*3605.05658350185) )  -1))" office:value-type="float" office:value="175.618054266134" calcext:value-type="float">
            <text:p>175.61805426613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100" calcext:value-type="float">
            <text:p>1100</text:p>
          </table:table-cell>
          <table:table-cell table:formula="of:=[.D12]*POWER(10;-10)" office:value-type="float" office:value="0.00000011" calcext:value-type="float">
            <text:p>1.1E-07</text:p>
          </table:table-cell>
          <table:table-cell table:formula="of:=3.74192050507746E-016 / (POWER([.E12];5) * ((EXP( 1.9864748E-025 /([.E12]*1.381E-023 *3567.04712188114) )  -1)))" office:value-type="float" office:value="2786.5347132297" calcext:value-type="float">
            <text:p>2786.5347132297</text:p>
          </table:table-cell>
          <table:table-cell table:formula="of:=(2*PI( )*[.C12]*[.C12]*[.A12]) / (POWER([.E12];5) * (EXP( ([.A12]*[.C12])/([.E12]*[.B12]*3639.76900396354) )  -1))" office:value-type="float" office:value="5796.47939499575" calcext:value-type="float">
            <text:p>5796.47939499575</text:p>
          </table:table-cell>
          <table:table-cell table:formula="of:=(2*PI( )*[.C12]*[.C12]*[.A12]) / (POWER([.E12];5) * (EXP( ([.A12]*[.C12])/([.E12]*[.B12]*3607.08748252358) )  -1))" office:value-type="float" office:value="4185.9665662979" calcext:value-type="float">
            <text:p>4185.9665662979</text:p>
          </table:table-cell>
          <table:table-cell table:formula="of:=(2*PI( )*[.C12]*[.C12]*[.A12]) / (POWER([.E12];5) * (EXP( ([.A12]*[.C12])/([.E12]*[.B12]*3491.3099269129) )  -1))" office:value-type="float" office:value="1258.0207557444" calcext:value-type="float">
            <text:p>1258.0207557444</text:p>
          </table:table-cell>
          <table:table-cell table:formula="of:=(2*PI( )*[.C12]*[.C12]*[.A12]) / (POWER([.E12];5) * (EXP( ([.A12]*[.C12])/([.E12]*[.B12]*3603.83918136312) )  -1))" office:value-type="float" office:value="4051.39588669604" calcext:value-type="float">
            <text:p>4051.39588669604</text:p>
          </table:table-cell>
          <table:table-cell table:formula="of:=(2*PI( )*[.C12]*[.C12]*[.A12]) / (POWER([.E12];5) * (EXP( ([.A12]*[.C12])/([.E12]*[.B12]*5529.53658708751) )  -1))" office:value-type="float" office:value="1246278028.51246" calcext:value-type="float">
            <text:p>1246278028.51246</text:p>
          </table:table-cell>
          <table:table-cell table:formula="of:=(2*PI( )*[.C12]*[.C12]*[.A12]) / (POWER([.E12];5) * (EXP( ([.A12]*[.C12])/([.E12]*[.B12]*3545.8658661559) )  -1))" office:value-type="float" office:value="2238.51417719557" calcext:value-type="float">
            <text:p>2238.51417719557</text:p>
          </table:table-cell>
          <table:table-cell table:formula="of:=(2*PI( )*[.C12]*[.C12]*[.A12]) / (POWER([.E12];5) * (EXP( ([.A12]*[.C12])/([.E12]*[.B12]*3909.75687519039) )  -1))" office:value-type="float" office:value="69282.8294548733" calcext:value-type="float">
            <text:p>69282.8294548733</text:p>
          </table:table-cell>
          <table:table-cell table:formula="of:=(2*PI( )*[.C12]*[.C12]*[.A12]) / (POWER([.E12];5) * (EXP( ([.A12]*[.C12])/([.E12]*[.B12]*3653.20966006719) )  -1))" office:value-type="float" office:value="6615.60759854259" calcext:value-type="float">
            <text:p>6615.60759854259</text:p>
          </table:table-cell>
          <table:table-cell table:formula="of:=(2*PI( )*[.C12]*[.C12]*[.A12]) / (POWER([.E12];5) * (EXP( ([.A12]*[.C12])/([.E12]*[.B12]*3523.91077015782) )  -1))" office:value-type="float" office:value="1778.99184671883" calcext:value-type="float">
            <text:p>1778.99184671883</text:p>
          </table:table-cell>
          <table:table-cell table:formula="of:=(2*PI( )*[.C12]*[.C12]*[.A12]) / (POWER([.E12];5) * (EXP( ([.A12]*[.C12])/([.E12]*[.B12]*3496.76346007464) )  -1))" office:value-type="float" office:value="1333.69604252379" calcext:value-type="float">
            <text:p>1333.69604252379</text:p>
          </table:table-cell>
          <table:table-cell table:formula="of:=(2*PI( )*[.C12]*[.C12]*[.A12]) / (POWER([.E12];5) * (EXP( ([.A12]*[.C12])/([.E12]*[.B12]*3605.05658350185) )  -1))" office:value-type="float" office:value="4101.34427044505" calcext:value-type="float">
            <text:p>4101.3442704450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200" calcext:value-type="float">
            <text:p>1200</text:p>
          </table:table-cell>
          <table:table-cell table:formula="of:=[.D13]*POWER(10;-10)" office:value-type="float" office:value="0.00000012" calcext:value-type="float">
            <text:p>1.2E-07</text:p>
          </table:table-cell>
          <table:table-cell table:formula="of:=3.74192050507746E-016 / (POWER([.E13];5) * ((EXP( 1.9864748E-025 /([.E13]*1.381E-023 *3567.04712188114) )  -1)))" office:value-type="float" office:value="38271.652028661" calcext:value-type="float">
            <text:p>38271.652028661</text:p>
          </table:table-cell>
          <table:table-cell table:formula="of:=(2*PI( )*[.C13]*[.C13]*[.A13]) / (POWER([.E13];5) * (EXP( ([.A13]*[.C13])/([.E13]*[.B13]*3639.76900396354) )  -1))" office:value-type="float" office:value="74897.7425678472" calcext:value-type="float">
            <text:p>74897.7425678472</text:p>
          </table:table-cell>
          <table:table-cell table:formula="of:=(2*PI( )*[.C13]*[.C13]*[.A13]) / (POWER([.E13];5) * (EXP( ([.A13]*[.C13])/([.E13]*[.B13]*3607.08748252358) )  -1))" office:value-type="float" office:value="55575.1826640135" calcext:value-type="float">
            <text:p>55575.1826640135</text:p>
          </table:table-cell>
          <table:table-cell table:formula="of:=(2*PI( )*[.C13]*[.C13]*[.A13]) / (POWER([.E13];5) * (EXP( ([.A13]*[.C13])/([.E13]*[.B13]*3491.3099269129) )  -1))" office:value-type="float" office:value="18462.1359961072" calcext:value-type="float">
            <text:p>18462.1359961072</text:p>
          </table:table-cell>
          <table:table-cell table:formula="of:=(2*PI( )*[.C13]*[.C13]*[.A13]) / (POWER([.E13];5) * (EXP( ([.A13]*[.C13])/([.E13]*[.B13]*3603.83918136312) )  -1))" office:value-type="float" office:value="53935.215180979" calcext:value-type="float">
            <text:p>53935.215180979</text:p>
          </table:table-cell>
          <table:table-cell table:formula="of:=(2*PI( )*[.C13]*[.C13]*[.A13]) / (POWER([.E13];5) * (EXP( ([.A13]*[.C13])/([.E13]*[.B13]*5529.53658708751) )  -1))" office:value-type="float" office:value="5788266036.84139" calcext:value-type="float">
            <text:p>5788266036.84139</text:p>
          </table:table-cell>
          <table:table-cell table:formula="of:=(2*PI( )*[.C13]*[.C13]*[.A13]) / (POWER([.E13];5) * (EXP( ([.A13]*[.C13])/([.E13]*[.B13]*3545.8658661559) )  -1))" office:value-type="float" office:value="31311.0754683906" calcext:value-type="float">
            <text:p>31311.0754683906</text:p>
          </table:table-cell>
          <table:table-cell table:formula="of:=(2*PI( )*[.C13]*[.C13]*[.A13]) / (POWER([.E13];5) * (EXP( ([.A13]*[.C13])/([.E13]*[.B13]*3909.75687519039) )  -1))" office:value-type="float" office:value="728017.13986385" calcext:value-type="float">
            <text:p>728017.13986385</text:p>
          </table:table-cell>
          <table:table-cell table:formula="of:=(2*PI( )*[.C13]*[.C13]*[.A13]) / (POWER([.E13];5) * (EXP( ([.A13]*[.C13])/([.E13]*[.B13]*3653.20966006719) )  -1))" office:value-type="float" office:value="84545.4777092345" calcext:value-type="float">
            <text:p>84545.4777092345</text:p>
          </table:table-cell>
          <table:table-cell table:formula="of:=(2*PI( )*[.C13]*[.C13]*[.A13]) / (POWER([.E13];5) * (EXP( ([.A13]*[.C13])/([.E13]*[.B13]*3523.91077015782) )  -1))" office:value-type="float" office:value="25364.5746802415" calcext:value-type="float">
            <text:p>25364.5746802415</text:p>
          </table:table-cell>
          <table:table-cell table:formula="of:=(2*PI( )*[.C13]*[.C13]*[.A13]) / (POWER([.E13];5) * (EXP( ([.A13]*[.C13])/([.E13]*[.B13]*3496.76346007464) )  -1))" office:value-type="float" office:value="19477.6659739187" calcext:value-type="float">
            <text:p>19477.6659739187</text:p>
          </table:table-cell>
          <table:table-cell table:formula="of:=(2*PI( )*[.C13]*[.C13]*[.A13]) / (POWER([.E13];5) * (EXP( ([.A13]*[.C13])/([.E13]*[.B13]*3605.05658350185) )  -1))" office:value-type="float" office:value="54544.4412052799" calcext:value-type="float">
            <text:p>54544.441205279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300" calcext:value-type="float">
            <text:p>1300</text:p>
          </table:table-cell>
          <table:table-cell table:formula="of:=[.D14]*POWER(10;-10)" office:value-type="float" office:value="0.00000013" calcext:value-type="float">
            <text:p>1.3E-07</text:p>
          </table:table-cell>
          <table:table-cell table:formula="of:=3.74192050507746E-016 / (POWER([.E14];5) * ((EXP( 1.9864748E-025 /([.E14]*1.381E-023 *3567.04712188114) )  -1)))" office:value-type="float" office:value="340177.820835201" calcext:value-type="float">
            <text:p>340177.820835201</text:p>
          </table:table-cell>
          <table:table-cell table:formula="of:=(2*PI( )*[.C14]*[.C14]*[.A14]) / (POWER([.E14];5) * (EXP( ([.A14]*[.C14])/([.E14]*[.B14]*3639.76900396354) )  -1))" office:value-type="float" office:value="632218.786399286" calcext:value-type="float">
            <text:p>632218.786399286</text:p>
          </table:table-cell>
          <table:table-cell table:formula="of:=(2*PI( )*[.C14]*[.C14]*[.A14]) / (POWER([.E14];5) * (EXP( ([.A14]*[.C14])/([.E14]*[.B14]*3607.08748252358) )  -1))" office:value-type="float" office:value="480007.32182264" calcext:value-type="float">
            <text:p>480007.32182264</text:p>
          </table:table-cell>
          <table:table-cell table:formula="of:=(2*PI( )*[.C14]*[.C14]*[.A14]) / (POWER([.E14];5) * (EXP( ([.A14]*[.C14])/([.E14]*[.B14]*3491.3099269129) )  -1))" office:value-type="float" office:value="173565.823415826" calcext:value-type="float">
            <text:p>173565.823415826</text:p>
          </table:table-cell>
          <table:table-cell table:formula="of:=(2*PI( )*[.C14]*[.C14]*[.A14]) / (POWER([.E14];5) * (EXP( ([.A14]*[.C14])/([.E14]*[.B14]*3603.83918136312) )  -1))" office:value-type="float" office:value="466917.370891288" calcext:value-type="float">
            <text:p>466917.370891288</text:p>
          </table:table-cell>
          <table:table-cell table:formula="of:=(2*PI( )*[.C14]*[.C14]*[.A14]) / (POWER([.E14];5) * (EXP( ([.A14]*[.C14])/([.E14]*[.B14]*5529.53658708751) )  -1))" office:value-type="float" office:value="20556114021.0129" calcext:value-type="float">
            <text:p>20556114021.0129</text:p>
          </table:table-cell>
          <table:table-cell table:formula="of:=(2*PI( )*[.C14]*[.C14]*[.A14]) / (POWER([.E14];5) * (EXP( ([.A14]*[.C14])/([.E14]*[.B14]*3545.8658661559) )  -1))" office:value-type="float" office:value="282639.505480323" calcext:value-type="float">
            <text:p>282639.505480323</text:p>
          </table:table-cell>
          <table:table-cell table:formula="of:=(2*PI( )*[.C14]*[.C14]*[.A14]) / (POWER([.E14];5) * (EXP( ([.A14]*[.C14])/([.E14]*[.B14]*3909.75687519039) )  -1))" office:value-type="float" office:value="5158998.90982529" calcext:value-type="float">
            <text:p>5158998.90982529</text:p>
          </table:table-cell>
          <table:table-cell table:formula="of:=(2*PI( )*[.C14]*[.C14]*[.A14]) / (POWER([.E14];5) * (EXP( ([.A14]*[.C14])/([.E14]*[.B14]*3653.20966006719) )  -1))" office:value-type="float" office:value="707035.518402716" calcext:value-type="float">
            <text:p>707035.518402716</text:p>
          </table:table-cell>
          <table:table-cell table:formula="of:=(2*PI( )*[.C14]*[.C14]*[.A14]) / (POWER([.E14];5) * (EXP( ([.A14]*[.C14])/([.E14]*[.B14]*3523.91077015782) )  -1))" office:value-type="float" office:value="232701.213795191" calcext:value-type="float">
            <text:p>232701.213795191</text:p>
          </table:table-cell>
          <table:table-cell table:formula="of:=(2*PI( )*[.C14]*[.C14]*[.A14]) / (POWER([.E14];5) * (EXP( ([.A14]*[.C14])/([.E14]*[.B14]*3496.76346007464) )  -1))" office:value-type="float" office:value="182360.316511995" calcext:value-type="float">
            <text:p>182360.316511995</text:p>
          </table:table-cell>
          <table:table-cell table:formula="of:=(2*PI( )*[.C14]*[.C14]*[.A14]) / (POWER([.E14];5) * (EXP( ([.A14]*[.C14])/([.E14]*[.B14]*3605.05658350185) )  -1))" office:value-type="float" office:value="471783.638632166" calcext:value-type="float">
            <text:p>471783.63863216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400" calcext:value-type="float">
            <text:p>1400</text:p>
          </table:table-cell>
          <table:table-cell table:formula="of:=[.D15]*POWER(10;-10)" office:value-type="float" office:value="0.00000014" calcext:value-type="float">
            <text:p>1.4E-07</text:p>
          </table:table-cell>
          <table:table-cell table:formula="of:=3.74192050507746E-016 / (POWER([.E15];5) * ((EXP( 1.9864748E-025 /([.E15]*1.381E-023 *3567.04712188114) )  -1)))" office:value-type="float" office:value="2153004.06285335" calcext:value-type="float">
            <text:p>2153004.06285335</text:p>
          </table:table-cell>
          <table:table-cell table:formula="of:=(2*PI( )*[.C15]*[.C15]*[.A15]) / (POWER([.E15];5) * (EXP( ([.A15]*[.C15])/([.E15]*[.B15]*3639.76900396354) )  -1))" office:value-type="float" office:value="3828074.99145249" calcext:value-type="float">
            <text:p>3828074.99145249</text:p>
          </table:table-cell>
          <table:table-cell table:formula="of:=(2*PI( )*[.C15]*[.C15]*[.A15]) / (POWER([.E15];5) * (EXP( ([.A15]*[.C15])/([.E15]*[.B15]*3607.08748252358) )  -1))" office:value-type="float" office:value="2964183.97213297" calcext:value-type="float">
            <text:p>2964183.97213297</text:p>
          </table:table-cell>
          <table:table-cell table:formula="of:=(2*PI( )*[.C15]*[.C15]*[.A15]) / (POWER([.E15];5) * (EXP( ([.A15]*[.C15])/([.E15]*[.B15]*3491.3099269129) )  -1))" office:value-type="float" office:value="1152596.98867156" calcext:value-type="float">
            <text:p>1152596.98867156</text:p>
          </table:table-cell>
          <table:table-cell table:formula="of:=(2*PI( )*[.C15]*[.C15]*[.A15]) / (POWER([.E15];5) * (EXP( ([.A15]*[.C15])/([.E15]*[.B15]*3603.83918136312) )  -1))" office:value-type="float" office:value="2889049.78826153" calcext:value-type="float">
            <text:p>2889049.78826153</text:p>
          </table:table-cell>
          <table:table-cell table:formula="of:=(2*PI( )*[.C15]*[.C15]*[.A15]) / (POWER([.E15];5) * (EXP( ([.A15]*[.C15])/([.E15]*[.B15]*5529.53658708751) )  -1))" office:value-type="float" office:value="59260196619.5534" calcext:value-type="float">
            <text:p>59260196619.5534</text:p>
          </table:table-cell>
          <table:table-cell table:formula="of:=(2*PI( )*[.C15]*[.C15]*[.A15]) / (POWER([.E15];5) * (EXP( ([.A15]*[.C15])/([.E15]*[.B15]*3545.8658661559) )  -1))" office:value-type="float" office:value="1812674.39400159" calcext:value-type="float">
            <text:p>1812674.39400159</text:p>
          </table:table-cell>
          <table:table-cell table:formula="of:=(2*PI( )*[.C15]*[.C15]*[.A15]) / (POWER([.E15];5) * (EXP( ([.A15]*[.C15])/([.E15]*[.B15]*3909.75687519039) )  -1))" office:value-type="float" office:value="26887918.790543" calcext:value-type="float">
            <text:p>26887918.790543</text:p>
          </table:table-cell>
          <table:table-cell table:formula="of:=(2*PI( )*[.C15]*[.C15]*[.A15]) / (POWER([.E15];5) * (EXP( ([.A15]*[.C15])/([.E15]*[.B15]*3653.20966006719) )  -1))" office:value-type="float" office:value="4247023.96857427" calcext:value-type="float">
            <text:p>4247023.96857427</text:p>
          </table:table-cell>
          <table:table-cell table:formula="of:=(2*PI( )*[.C15]*[.C15]*[.A15]) / (POWER([.E15];5) * (EXP( ([.A15]*[.C15])/([.E15]*[.B15]*3523.91077015782) )  -1))" office:value-type="float" office:value="1513270.6165808" calcext:value-type="float">
            <text:p>1513270.6165808</text:p>
          </table:table-cell>
          <table:table-cell table:formula="of:=(2*PI( )*[.C15]*[.C15]*[.A15]) / (POWER([.E15];5) * (EXP( ([.A15]*[.C15])/([.E15]*[.B15]*3496.76346007464) )  -1))" office:value-type="float" office:value="1206730.55749519" calcext:value-type="float">
            <text:p>1206730.55749519</text:p>
          </table:table-cell>
          <table:table-cell table:formula="of:=(2*PI( )*[.C15]*[.C15]*[.A15]) / (POWER([.E15];5) * (EXP( ([.A15]*[.C15])/([.E15]*[.B15]*3605.05658350185) )  -1))" office:value-type="float" office:value="2916998.72094644" calcext:value-type="float">
            <text:p>2916998.7209464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500" calcext:value-type="float">
            <text:p>1500</text:p>
          </table:table-cell>
          <table:table-cell table:formula="of:=[.D16]*POWER(10;-10)" office:value-type="float" office:value="0.00000015" calcext:value-type="float">
            <text:p>1.5E-07</text:p>
          </table:table-cell>
          <table:table-cell table:formula="of:=3.74192050507746E-016 / (POWER([.E16];5) * ((EXP( 1.9864748E-025 /([.E16]*1.381E-023 *3567.04712188114) )  -1)))" office:value-type="float" office:value="10403737.0668023" calcext:value-type="float">
            <text:p>10403737.0668023</text:p>
          </table:table-cell>
          <table:table-cell table:formula="of:=(2*PI( )*[.C16]*[.C16]*[.A16]) / (POWER([.E16];5) * (EXP( ([.A16]*[.C16])/([.E16]*[.B16]*3639.76900396354) )  -1))" office:value-type="float" office:value="17801745.2919266" calcext:value-type="float">
            <text:p>17801745.2919266</text:p>
          </table:table-cell>
          <table:table-cell table:formula="of:=(2*PI( )*[.C16]*[.C16]*[.A16]) / (POWER([.E16];5) * (EXP( ([.A16]*[.C16])/([.E16]*[.B16]*3607.08748252358) )  -1))" office:value-type="float" office:value="14021430.3608267" calcext:value-type="float">
            <text:p>14021430.3608267</text:p>
          </table:table-cell>
          <table:table-cell table:formula="of:=(2*PI( )*[.C16]*[.C16]*[.A16]) / (POWER([.E16];5) * (EXP( ([.A16]*[.C16])/([.E16]*[.B16]*3491.3099269129) )  -1))" office:value-type="float" office:value="5806482.97370186" calcext:value-type="float">
            <text:p>5806482.97370186</text:p>
          </table:table-cell>
          <table:table-cell table:formula="of:=(2*PI( )*[.C16]*[.C16]*[.A16]) / (POWER([.E16];5) * (EXP( ([.A16]*[.C16])/([.E16]*[.B16]*3603.83918136312) )  -1))" office:value-type="float" office:value="13689435.2804192" calcext:value-type="float">
            <text:p>13689435.2804192</text:p>
          </table:table-cell>
          <table:table-cell table:formula="of:=(2*PI( )*[.C16]*[.C16]*[.A16]) / (POWER([.E16];5) * (EXP( ([.A16]*[.C16])/([.E16]*[.B16]*5529.53658708751) )  -1))" office:value-type="float" office:value="144852635021.082" calcext:value-type="float">
            <text:p>144852635021.082</text:p>
          </table:table-cell>
          <table:table-cell table:formula="of:=(2*PI( )*[.C16]*[.C16]*[.A16]) / (POWER([.E16];5) * (EXP( ([.A16]*[.C16])/([.E16]*[.B16]*3545.8658661559) )  -1))" office:value-type="float" office:value="8860250.24874042" calcext:value-type="float">
            <text:p>8860250.24874042</text:p>
          </table:table-cell>
          <table:table-cell table:formula="of:=(2*PI( )*[.C16]*[.C16]*[.A16]) / (POWER([.E16];5) * (EXP( ([.A16]*[.C16])/([.E16]*[.B16]*3909.75687519039) )  -1))" office:value-type="float" office:value="109799631.760341" calcext:value-type="float">
            <text:p>109799631.760341</text:p>
          </table:table-cell>
          <table:table-cell table:formula="of:=(2*PI( )*[.C16]*[.C16]*[.A16]) / (POWER([.E16];5) * (EXP( ([.A16]*[.C16])/([.E16]*[.B16]*3653.20966006719) )  -1))" office:value-type="float" office:value="19613717.067401" calcext:value-type="float">
            <text:p>19613717.067401</text:p>
          </table:table-cell>
          <table:table-cell table:formula="of:=(2*PI( )*[.C16]*[.C16]*[.A16]) / (POWER([.E16];5) * (EXP( ([.A16]*[.C16])/([.E16]*[.B16]*3523.91077015782) )  -1))" office:value-type="float" office:value="7486342.07912732" calcext:value-type="float">
            <text:p>7486342.07912732</text:p>
          </table:table-cell>
          <table:table-cell table:formula="of:=(2*PI( )*[.C16]*[.C16]*[.A16]) / (POWER([.E16];5) * (EXP( ([.A16]*[.C16])/([.E16]*[.B16]*3496.76346007464) )  -1))" office:value-type="float" office:value="6060621.06963627" calcext:value-type="float">
            <text:p>6060621.06963627</text:p>
          </table:table-cell>
          <table:table-cell table:formula="of:=(2*PI( )*[.C16]*[.C16]*[.A16]) / (POWER([.E16];5) * (EXP( ([.A16]*[.C16])/([.E16]*[.B16]*3605.05658350185) )  -1))" office:value-type="float" office:value="13812999.5541762" calcext:value-type="float">
            <text:p>13812999.554176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600" calcext:value-type="float">
            <text:p>1600</text:p>
          </table:table-cell>
          <table:table-cell table:formula="of:=[.D17]*POWER(10;-10)" office:value-type="float" office:value="0.00000016" calcext:value-type="float">
            <text:p>1.6E-07</text:p>
          </table:table-cell>
          <table:table-cell table:formula="of:=3.74192050507746E-016 / (POWER([.E17];5) * ((EXP( 1.9864748E-025 /([.E17]*1.381E-023 *3567.04712188114) )  -1)))" office:value-type="float" office:value="40435359.2176824" calcext:value-type="float">
            <text:p>40435359.2176824</text:p>
          </table:table-cell>
          <table:table-cell table:formula="of:=(2*PI( )*[.C17]*[.C17]*[.A17]) / (POWER([.E17];5) * (EXP( ([.A17]*[.C17])/([.E17]*[.B17]*3639.76900396354) )  -1))" office:value-type="float" office:value="66904440.7441352" calcext:value-type="float">
            <text:p>66904440.7441352</text:p>
          </table:table-cell>
          <table:table-cell table:formula="of:=(2*PI( )*[.C17]*[.C17]*[.A17]) / (POWER([.E17];5) * (EXP( ([.A17]*[.C17])/([.E17]*[.B17]*3607.08748252358) )  -1))" office:value-type="float" office:value="53488950.0077304" calcext:value-type="float">
            <text:p>53488950.0077304</text:p>
          </table:table-cell>
          <table:table-cell table:formula="of:=(2*PI( )*[.C17]*[.C17]*[.A17]) / (POWER([.E17];5) * (EXP( ([.A17]*[.C17])/([.E17]*[.B17]*3491.3099269129) )  -1))" office:value-type="float" office:value="23405334.805572" calcext:value-type="float">
            <text:p>23405334.805572</text:p>
          </table:table-cell>
          <table:table-cell table:formula="of:=(2*PI( )*[.C17]*[.C17]*[.A17]) / (POWER([.E17];5) * (EXP( ([.A17]*[.C17])/([.E17]*[.B17]*3603.83918136312) )  -1))" office:value-type="float" office:value="52300725.1545925" calcext:value-type="float">
            <text:p>52300725.1545925</text:p>
          </table:table-cell>
          <table:table-cell table:formula="of:=(2*PI( )*[.C17]*[.C17]*[.A17]) / (POWER([.E17];5) * (EXP( ([.A17]*[.C17])/([.E17]*[.B17]*5529.53658708751) )  -1))" office:value-type="float" office:value="310109305954.347" calcext:value-type="float">
            <text:p>310109305954.347</text:p>
          </table:table-cell>
          <table:table-cell table:formula="of:=(2*PI( )*[.C17]*[.C17]*[.A17]) / (POWER([.E17];5) * (EXP( ([.A17]*[.C17])/([.E17]*[.B17]*3545.8658661559) )  -1))" office:value-type="float" office:value="34783788.9511078" calcext:value-type="float">
            <text:p>34783788.9511078</text:p>
          </table:table-cell>
          <table:table-cell table:formula="of:=(2*PI( )*[.C17]*[.C17]*[.A17]) / (POWER([.E17];5) * (EXP( ([.A17]*[.C17])/([.E17]*[.B17]*3909.75687519039) )  -1))" office:value-type="float" office:value="368306685.102041" calcext:value-type="float">
            <text:p>368306685.102041</text:p>
          </table:table-cell>
          <table:table-cell table:formula="of:=(2*PI( )*[.C17]*[.C17]*[.A17]) / (POWER([.E17];5) * (EXP( ([.A17]*[.C17])/([.E17]*[.B17]*3653.20966006719) )  -1))" office:value-type="float" office:value="73269155.4218056" calcext:value-type="float">
            <text:p>73269155.4218056</text:p>
          </table:table-cell>
          <table:table-cell table:formula="of:=(2*PI( )*[.C17]*[.C17]*[.A17]) / (POWER([.E17];5) * (EXP( ([.A17]*[.C17])/([.E17]*[.B17]*3523.91077015782) )  -1))" office:value-type="float" office:value="29701206.2018571" calcext:value-type="float">
            <text:p>29701206.2018571</text:p>
          </table:table-cell>
          <table:table-cell table:formula="of:=(2*PI( )*[.C17]*[.C17]*[.A17]) / (POWER([.E17];5) * (EXP( ([.A17]*[.C17])/([.E17]*[.B17]*3496.76346007464) )  -1))" office:value-type="float" office:value="24364420.3695237" calcext:value-type="float">
            <text:p>24364420.3695237</text:p>
          </table:table-cell>
          <table:table-cell table:formula="of:=(2*PI( )*[.C17]*[.C17]*[.A17]) / (POWER([.E17];5) * (EXP( ([.A17]*[.C17])/([.E17]*[.B17]*3605.05658350185) )  -1))" office:value-type="float" office:value="52743175.2019965" calcext:value-type="float">
            <text:p>52743175.201996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700" calcext:value-type="float">
            <text:p>1700</text:p>
          </table:table-cell>
          <table:table-cell table:formula="of:=[.D18]*POWER(10;-10)" office:value-type="float" office:value="0.00000017" calcext:value-type="float">
            <text:p>1.7E-07</text:p>
          </table:table-cell>
          <table:table-cell table:formula="of:=3.74192050507746E-016 / (POWER([.E18];5) * ((EXP( 1.9864748E-025 /([.E18]*1.381E-023 *3567.04712188114) )  -1)))" office:value-type="float" office:value="131517419.493132" calcext:value-type="float">
            <text:p>131517419.493132</text:p>
          </table:table-cell>
          <table:table-cell table:formula="of:=(2*PI( )*[.C18]*[.C18]*[.A18]) / (POWER([.E18];5) * (EXP( ([.A18]*[.C18])/([.E18]*[.B18]*3639.76900396354) )  -1))" office:value-type="float" office:value="211257719.057741" calcext:value-type="float">
            <text:p>211257719.057741</text:p>
          </table:table-cell>
          <table:table-cell table:formula="of:=(2*PI( )*[.C18]*[.C18]*[.A18]) / (POWER([.E18];5) * (EXP( ([.A18]*[.C18])/([.E18]*[.B18]*3607.08748252358) )  -1))" office:value-type="float" office:value="171134994.21326" calcext:value-type="float">
            <text:p>171134994.21326</text:p>
          </table:table-cell>
          <table:table-cell table:formula="of:=(2*PI( )*[.C18]*[.C18]*[.A18]) / (POWER([.E18];5) * (EXP( ([.A18]*[.C18])/([.E18]*[.B18]*3491.3099269129) )  -1))" office:value-type="float" office:value="78614791.943632" calcext:value-type="float">
            <text:p>78614791.943632</text:p>
          </table:table-cell>
          <table:table-cell table:formula="of:=(2*PI( )*[.C18]*[.C18]*[.A18]) / (POWER([.E18];5) * (EXP( ([.A18]*[.C18])/([.E18]*[.B18]*3603.83918136312) )  -1))" office:value-type="float" office:value="167554604.060305" calcext:value-type="float">
            <text:p>167554604.060305</text:p>
          </table:table-cell>
          <table:table-cell table:formula="of:=(2*PI( )*[.C18]*[.C18]*[.A18]) / (POWER([.E18];5) * (EXP( ([.A18]*[.C18])/([.E18]*[.B18]*5529.53658708751) )  -1))" office:value-type="float" office:value="595966603540.198" calcext:value-type="float">
            <text:p>595966603540.198</text:p>
          </table:table-cell>
          <table:table-cell table:formula="of:=(2*PI( )*[.C18]*[.C18]*[.A18]) / (POWER([.E18];5) * (EXP( ([.A18]*[.C18])/([.E18]*[.B18]*3545.8658661559) )  -1))" office:value-type="float" office:value="114141875.146335" calcext:value-type="float">
            <text:p>114141875.146335</text:p>
          </table:table-cell>
          <table:table-cell table:formula="of:=(2*PI( )*[.C18]*[.C18]*[.A18]) / (POWER([.E18];5) * (EXP( ([.A18]*[.C18])/([.E18]*[.B18]*3909.75687519039) )  -1))" office:value-type="float" office:value="1051945984.49542" calcext:value-type="float">
            <text:p>1051945984.49542</text:p>
          </table:table-cell>
          <table:table-cell table:formula="of:=(2*PI( )*[.C18]*[.C18]*[.A18]) / (POWER([.E18];5) * (EXP( ([.A18]*[.C18])/([.E18]*[.B18]*3653.20966006719) )  -1))" office:value-type="float" office:value="230121546.249099" calcext:value-type="float">
            <text:p>230121546.249099</text:p>
          </table:table-cell>
          <table:table-cell table:formula="of:=(2*PI( )*[.C18]*[.C18]*[.A18]) / (POWER([.E18];5) * (EXP( ([.A18]*[.C18])/([.E18]*[.B18]*3523.91077015782) )  -1))" office:value-type="float" office:value="98373395.3627778" calcext:value-type="float">
            <text:p>98373395.3627778</text:p>
          </table:table-cell>
          <table:table-cell table:formula="of:=(2*PI( )*[.C18]*[.C18]*[.A18]) / (POWER([.E18];5) * (EXP( ([.A18]*[.C18])/([.E18]*[.B18]*3496.76346007464) )  -1))" office:value-type="float" office:value="81643110.2167792" calcext:value-type="float">
            <text:p>81643110.2167792</text:p>
          </table:table-cell>
          <table:table-cell table:formula="of:=(2*PI( )*[.C18]*[.C18]*[.A18]) / (POWER([.E18];5) * (EXP( ([.A18]*[.C18])/([.E18]*[.B18]*3605.05658350185) )  -1))" office:value-type="float" office:value="168888359.523417" calcext:value-type="float">
            <text:p>168888359.52341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800" calcext:value-type="float">
            <text:p>1800</text:p>
          </table:table-cell>
          <table:table-cell table:formula="of:=[.D19]*POWER(10;-10)" office:value-type="float" office:value="0.00000018" calcext:value-type="float">
            <text:p>1.8E-07</text:p>
          </table:table-cell>
          <table:table-cell table:formula="of:=3.74192050507746E-016 / (POWER([.E19];5) * ((EXP( 1.9864748E-025 /([.E19]*1.381E-023 *3567.04712188114) )  -1)))" office:value-type="float" office:value="369140151.888876" calcext:value-type="float">
            <text:p>369140151.888876</text:p>
          </table:table-cell>
          <table:table-cell table:formula="of:=(2*PI( )*[.C19]*[.C19]*[.A19]) / (POWER([.E19];5) * (EXP( ([.A19]*[.C19])/([.E19]*[.B19]*3639.76900396354) )  -1))" office:value-type="float" office:value="577544739.558498" calcext:value-type="float">
            <text:p>577544739.558498</text:p>
          </table:table-cell>
          <table:table-cell table:formula="of:=(2*PI( )*[.C19]*[.C19]*[.A19]) / (POWER([.E19];5) * (EXP( ([.A19]*[.C19])/([.E19]*[.B19]*3607.08748252358) )  -1))" office:value-type="float" office:value="473362386.991833" calcext:value-type="float">
            <text:p>473362386.991833</text:p>
          </table:table-cell>
          <table:table-cell table:formula="of:=(2*PI( )*[.C19]*[.C19]*[.A19]) / (POWER([.E19];5) * (EXP( ([.A19]*[.C19])/([.E19]*[.B19]*3491.3099269129) )  -1))" office:value-type="float" office:value="227053278.653136" calcext:value-type="float">
            <text:p>227053278.653136</text:p>
          </table:table-cell>
          <table:table-cell table:formula="of:=(2*PI( )*[.C19]*[.C19]*[.A19]) / (POWER([.E19];5) * (EXP( ([.A19]*[.C19])/([.E19]*[.B19]*3603.83918136312) )  -1))" office:value-type="float" office:value="464003679.218979" calcext:value-type="float">
            <text:p>464003679.218979</text:p>
          </table:table-cell>
          <table:table-cell table:formula="of:=(2*PI( )*[.C19]*[.C19]*[.A19]) / (POWER([.E19];5) * (EXP( ([.A19]*[.C19])/([.E19]*[.B19]*5529.53658708751) )  -1))" office:value-type="float" office:value="1047865879425.3" calcext:value-type="float">
            <text:p>1047865879425.3</text:p>
          </table:table-cell>
          <table:table-cell table:formula="of:=(2*PI( )*[.C19]*[.C19]*[.A19]) / (POWER([.E19];5) * (EXP( ([.A19]*[.C19])/([.E19]*[.B19]*3545.8658661559) )  -1))" office:value-type="float" office:value="322902794.581981" calcext:value-type="float">
            <text:p>322902794.581981</text:p>
          </table:table-cell>
          <table:table-cell table:formula="of:=(2*PI( )*[.C19]*[.C19]*[.A19]) / (POWER([.E19];5) * (EXP( ([.A19]*[.C19])/([.E19]*[.B19]*3909.75687519039) )  -1))" office:value-type="float" office:value="2630475232.09605" calcext:value-type="float">
            <text:p>2630475232.09605</text:p>
          </table:table-cell>
          <table:table-cell table:formula="of:=(2*PI( )*[.C19]*[.C19]*[.A19]) / (POWER([.E19];5) * (EXP( ([.A19]*[.C19])/([.E19]*[.B19]*3653.20966006719) )  -1))" office:value-type="float" office:value="626133204.294684" calcext:value-type="float">
            <text:p>626133204.294684</text:p>
          </table:table-cell>
          <table:table-cell table:formula="of:=(2*PI( )*[.C19]*[.C19]*[.A19]) / (POWER([.E19];5) * (EXP( ([.A19]*[.C19])/([.E19]*[.B19]*3523.91077015782) )  -1))" office:value-type="float" office:value="280602500.367241" calcext:value-type="float">
            <text:p>280602500.367241</text:p>
          </table:table-cell>
          <table:table-cell table:formula="of:=(2*PI( )*[.C19]*[.C19]*[.A19]) / (POWER([.E19];5) * (EXP( ([.A19]*[.C19])/([.E19]*[.B19]*3496.76346007464) )  -1))" office:value-type="float" office:value="235304964.19106" calcext:value-type="float">
            <text:p>235304964.19106</text:p>
          </table:table-cell>
          <table:table-cell table:formula="of:=(2*PI( )*[.C19]*[.C19]*[.A19]) / (POWER([.E19];5) * (EXP( ([.A19]*[.C19])/([.E19]*[.B19]*3605.05658350185) )  -1))" office:value-type="float" office:value="467491241.038179" calcext:value-type="float">
            <text:p>467491241.03817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900" calcext:value-type="float">
            <text:p>1900</text:p>
          </table:table-cell>
          <table:table-cell table:formula="of:=[.D20]*POWER(10;-10)" office:value-type="float" office:value="0.00000019" calcext:value-type="float">
            <text:p>1.9E-07</text:p>
          </table:table-cell>
          <table:table-cell table:formula="of:=3.74192050507746E-016 / (POWER([.E20];5) * ((EXP( 1.9864748E-025 /([.E20]*1.381E-023 *3567.04712188114) )  -1)))" office:value-type="float" office:value="915939733.954207" calcext:value-type="float">
            <text:p>915939733.954207</text:p>
          </table:table-cell>
          <table:table-cell table:formula="of:=(2*PI( )*[.C20]*[.C20]*[.A20]) / (POWER([.E20];5) * (EXP( ([.A20]*[.C20])/([.E20]*[.B20]*3639.76900396354) )  -1))" office:value-type="float" office:value="1399683890.06122" calcext:value-type="float">
            <text:p>1399683890.06122</text:p>
          </table:table-cell>
          <table:table-cell table:formula="of:=(2*PI( )*[.C20]*[.C20]*[.A20]) / (POWER([.E20];5) * (EXP( ([.A20]*[.C20])/([.E20]*[.B20]*3607.08748252358) )  -1))" office:value-type="float" office:value="1159271126.22579" calcext:value-type="float">
            <text:p>1159271126.22579</text:p>
          </table:table-cell>
          <table:table-cell table:formula="of:=(2*PI( )*[.C20]*[.C20]*[.A20]) / (POWER([.E20];5) * (EXP( ([.A20]*[.C20])/([.E20]*[.B20]*3491.3099269129) )  -1))" office:value-type="float" office:value="577978915.729179" calcext:value-type="float">
            <text:p>577978915.729179</text:p>
          </table:table-cell>
          <table:table-cell table:formula="of:=(2*PI( )*[.C20]*[.C20]*[.A20]) / (POWER([.E20];5) * (EXP( ([.A20]*[.C20])/([.E20]*[.B20]*3603.83918136312) )  -1))" office:value-type="float" office:value="1137546438.46535" calcext:value-type="float">
            <text:p>1137546438.46535</text:p>
          </table:table-cell>
          <table:table-cell table:formula="of:=(2*PI( )*[.C20]*[.C20]*[.A20]) / (POWER([.E20];5) * (EXP( ([.A20]*[.C20])/([.E20]*[.B20]*5529.53658708751) )  -1))" office:value-type="float" office:value="1710955530238.45" calcext:value-type="float">
            <text:p>1710955530238.45</text:p>
          </table:table-cell>
          <table:table-cell table:formula="of:=(2*PI( )*[.C20]*[.C20]*[.A20]) / (POWER([.E20];5) * (EXP( ([.A20]*[.C20])/([.E20]*[.B20]*3545.8658661559) )  -1))" office:value-type="float" office:value="806875142.974819" calcext:value-type="float">
            <text:p>806875142.974819</text:p>
          </table:table-cell>
          <table:table-cell table:formula="of:=(2*PI( )*[.C20]*[.C20]*[.A20]) / (POWER([.E20];5) * (EXP( ([.A20]*[.C20])/([.E20]*[.B20]*3909.75687519039) )  -1))" office:value-type="float" office:value="5886042053.68128" calcext:value-type="float">
            <text:p>5886042053.68128</text:p>
          </table:table-cell>
          <table:table-cell table:formula="of:=(2*PI( )*[.C20]*[.C20]*[.A20]) / (POWER([.E20];5) * (EXP( ([.A20]*[.C20])/([.E20]*[.B20]*3653.20966006719) )  -1))" office:value-type="float" office:value="1511000795.68604" calcext:value-type="float">
            <text:p>1511000795.68604</text:p>
          </table:table-cell>
          <table:table-cell table:formula="of:=(2*PI( )*[.C20]*[.C20]*[.A20]) / (POWER([.E20];5) * (EXP( ([.A20]*[.C20])/([.E20]*[.B20]*3523.91077015782) )  -1))" office:value-type="float" office:value="706375385.31592" calcext:value-type="float">
            <text:p>706375385.31592</text:p>
          </table:table-cell>
          <table:table-cell table:formula="of:=(2*PI( )*[.C20]*[.C20]*[.A20]) / (POWER([.E20];5) * (EXP( ([.A20]*[.C20])/([.E20]*[.B20]*3496.76346007464) )  -1))" office:value-type="float" office:value="597859788.525367" calcext:value-type="float">
            <text:p>597859788.525367</text:p>
          </table:table-cell>
          <table:table-cell table:formula="of:=(2*PI( )*[.C20]*[.C20]*[.A20]) / (POWER([.E20];5) * (EXP( ([.A20]*[.C20])/([.E20]*[.B20]*3605.05658350185) )  -1))" office:value-type="float" office:value="1145644905.99659" calcext:value-type="float">
            <text:p>1145644905.9965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000" calcext:value-type="float">
            <text:p>2000</text:p>
          </table:table-cell>
          <table:table-cell table:formula="of:=[.D21]*POWER(10;-10)" office:value-type="float" office:value="0.0000002" calcext:value-type="float">
            <text:p>2E-07</text:p>
          </table:table-cell>
          <table:table-cell table:formula="of:=3.74192050507746E-016 / (POWER([.E21];5) * ((EXP( 1.9864748E-025 /([.E21]*1.381E-023 *3567.04712188114) )  -1)))" office:value-type="float" office:value="2048131839.23339" calcext:value-type="float">
            <text:p>2048131839.23339</text:p>
          </table:table-cell>
          <table:table-cell table:formula="of:=(2*PI( )*[.C21]*[.C21]*[.A21]) / (POWER([.E21];5) * (EXP( ([.A21]*[.C21])/([.E21]*[.B21]*3639.76900396354) )  -1))" office:value-type="float" office:value="3064169748.64266" calcext:value-type="float">
            <text:p>3064169748.64266</text:p>
          </table:table-cell>
          <table:table-cell table:formula="of:=(2*PI( )*[.C21]*[.C21]*[.A21]) / (POWER([.E21];5) * (EXP( ([.A21]*[.C21])/([.E21]*[.B21]*3607.08748252358) )  -1))" office:value-type="float" office:value="2561887902.00925" calcext:value-type="float">
            <text:p>2561887902.00925</text:p>
          </table:table-cell>
          <table:table-cell table:formula="of:=(2*PI( )*[.C21]*[.C21]*[.A21]) / (POWER([.E21];5) * (EXP( ([.A21]*[.C21])/([.E21]*[.B21]*3491.3099269129) )  -1))" office:value-type="float" office:value="1322515438.57398" calcext:value-type="float">
            <text:p>1322515438.57398</text:p>
          </table:table-cell>
          <table:table-cell table:formula="of:=(2*PI( )*[.C21]*[.C21]*[.A21]) / (POWER([.E21];5) * (EXP( ([.A21]*[.C21])/([.E21]*[.B21]*3603.83918136312) )  -1))" office:value-type="float" office:value="2516257213.83859" calcext:value-type="float">
            <text:p>2516257213.83859</text:p>
          </table:table-cell>
          <table:table-cell table:formula="of:=(2*PI( )*[.C21]*[.C21]*[.A21]) / (POWER([.E21];5) * (EXP( ([.A21]*[.C21])/([.E21]*[.B21]*5529.53658708751) )  -1))" office:value-type="float" office:value="2625195479229.46" calcext:value-type="float">
            <text:p>2625195479229.46</text:p>
          </table:table-cell>
          <table:table-cell table:formula="of:=(2*PI( )*[.C21]*[.C21]*[.A21]) / (POWER([.E21];5) * (EXP( ([.A21]*[.C21])/([.E21]*[.B21]*3545.8658661559) )  -1))" office:value-type="float" office:value="1815726258.4329" calcext:value-type="float">
            <text:p>1815726258.4329</text:p>
          </table:table-cell>
          <table:table-cell table:formula="of:=(2*PI( )*[.C21]*[.C21]*[.A21]) / (POWER([.E21];5) * (EXP( ([.A21]*[.C21])/([.E21]*[.B21]*3909.75687519039) )  -1))" office:value-type="float" office:value="11992688393.0839" calcext:value-type="float">
            <text:p>11992688393.0839</text:p>
          </table:table-cell>
          <table:table-cell table:formula="of:=(2*PI( )*[.C21]*[.C21]*[.A21]) / (POWER([.E21];5) * (EXP( ([.A21]*[.C21])/([.E21]*[.B21]*3653.20966006719) )  -1))" office:value-type="float" office:value="3295230610.30739" calcext:value-type="float">
            <text:p>3295230610.30739</text:p>
          </table:table-cell>
          <table:table-cell table:formula="of:=(2*PI( )*[.C21]*[.C21]*[.A21]) / (POWER([.E21];5) * (EXP( ([.A21]*[.C21])/([.E21]*[.B21]*3523.91077015782) )  -1))" office:value-type="float" office:value="1600177405.20484" calcext:value-type="float">
            <text:p>1600177405.20484</text:p>
          </table:table-cell>
          <table:table-cell table:formula="of:=(2*PI( )*[.C21]*[.C21]*[.A21]) / (POWER([.E21];5) * (EXP( ([.A21]*[.C21])/([.E21]*[.B21]*3496.76346007464) )  -1))" office:value-type="float" office:value="1365695037.61577" calcext:value-type="float">
            <text:p>1365695037.61577</text:p>
          </table:table-cell>
          <table:table-cell table:formula="of:=(2*PI( )*[.C21]*[.C21]*[.A21]) / (POWER([.E21];5) * (EXP( ([.A21]*[.C21])/([.E21]*[.B21]*3605.05658350185) )  -1))" office:value-type="float" office:value="2533272342.52493" calcext:value-type="float">
            <text:p>2533272342.5249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100" calcext:value-type="float">
            <text:p>2100</text:p>
          </table:table-cell>
          <table:table-cell table:formula="of:=[.D22]*POWER(10;-10)" office:value-type="float" office:value="0.00000021" calcext:value-type="float">
            <text:p>2.1E-07</text:p>
          </table:table-cell>
          <table:table-cell table:formula="of:=3.74192050507746E-016 / (POWER([.E22];5) * ((EXP( 1.9864748E-025 /([.E22]*1.381E-023 *3567.04712188114) )  -1)))" office:value-type="float" office:value="4191714862.12897" calcext:value-type="float">
            <text:p>4191714862.12897</text:p>
          </table:table-cell>
          <table:table-cell table:formula="of:=(2*PI( )*[.C22]*[.C22]*[.A22]) / (POWER([.E22];5) * (EXP( ([.A22]*[.C22])/([.E22]*[.B22]*3639.76900396354) )  -1))" office:value-type="float" office:value="6151987699.54928" calcext:value-type="float">
            <text:p>6151987699.54928</text:p>
          </table:table-cell>
          <table:table-cell table:formula="of:=(2*PI( )*[.C22]*[.C22]*[.A22]) / (POWER([.E22];5) * (EXP( ([.A22]*[.C22])/([.E22]*[.B22]*3607.08748252358) )  -1))" office:value-type="float" office:value="5187585525.25179" calcext:value-type="float">
            <text:p>5187585525.25179</text:p>
          </table:table-cell>
          <table:table-cell table:formula="of:=(2*PI( )*[.C22]*[.C22]*[.A22]) / (POWER([.E22];5) * (EXP( ([.A22]*[.C22])/([.E22]*[.B22]*3491.3099269129) )  -1))" office:value-type="float" office:value="2763631617.43537" calcext:value-type="float">
            <text:p>2763631617.43537</text:p>
          </table:table-cell>
          <table:table-cell table:formula="of:=(2*PI( )*[.C22]*[.C22]*[.A22]) / (POWER([.E22];5) * (EXP( ([.A22]*[.C22])/([.E22]*[.B22]*3603.83918136312) )  -1))" office:value-type="float" office:value="5099549959.40179" calcext:value-type="float">
            <text:p>5099549959.40179</text:p>
          </table:table-cell>
          <table:table-cell table:formula="of:=(2*PI( )*[.C22]*[.C22]*[.A22]) / (POWER([.E22];5) * (EXP( ([.A22]*[.C22])/([.E22]*[.B22]*5529.53658708751) )  -1))" office:value-type="float" office:value="3821252170934.13" calcext:value-type="float">
            <text:p>3821252170934.13</text:p>
          </table:table-cell>
          <table:table-cell table:formula="of:=(2*PI( )*[.C22]*[.C22]*[.A22]) / (POWER([.E22];5) * (EXP( ([.A22]*[.C22])/([.E22]*[.B22]*3545.8658661559) )  -1))" office:value-type="float" office:value="3737446912.91545" calcext:value-type="float">
            <text:p>3737446912.91545</text:p>
          </table:table-cell>
          <table:table-cell table:formula="of:=(2*PI( )*[.C22]*[.C22]*[.A22]) / (POWER([.E22];5) * (EXP( ([.A22]*[.C22])/([.E22]*[.B22]*3909.75687519039) )  -1))" office:value-type="float" office:value="22563162269.9632" calcext:value-type="float">
            <text:p>22563162269.9632</text:p>
          </table:table-cell>
          <table:table-cell table:formula="of:=(2*PI( )*[.C22]*[.C22]*[.A22]) / (POWER([.E22];5) * (EXP( ([.A22]*[.C22])/([.E22]*[.B22]*3653.20966006719) )  -1))" office:value-type="float" office:value="6593028837.90548" calcext:value-type="float">
            <text:p>6593028837.90548</text:p>
          </table:table-cell>
          <table:table-cell table:formula="of:=(2*PI( )*[.C22]*[.C22]*[.A22]) / (POWER([.E22];5) * (EXP( ([.A22]*[.C22])/([.E22]*[.B22]*3523.91077015782) )  -1))" office:value-type="float" office:value="3313646927.81841" calcext:value-type="float">
            <text:p>3313646927.81841</text:p>
          </table:table-cell>
          <table:table-cell table:formula="of:=(2*PI( )*[.C22]*[.C22]*[.A22]) / (POWER([.E22];5) * (EXP( ([.A22]*[.C22])/([.E22]*[.B22]*3496.76346007464) )  -1))" office:value-type="float" office:value="2849500291.87918" calcext:value-type="float">
            <text:p>2849500291.87918</text:p>
          </table:table-cell>
          <table:table-cell table:formula="of:=(2*PI( )*[.C22]*[.C22]*[.A22]) / (POWER([.E22];5) * (EXP( ([.A22]*[.C22])/([.E22]*[.B22]*3605.05658350185) )  -1))" office:value-type="float" office:value="5132386167.17663" calcext:value-type="float">
            <text:p>5132386167.1766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200" calcext:value-type="float">
            <text:p>2200</text:p>
          </table:table-cell>
          <table:table-cell table:formula="of:=[.D23]*POWER(10;-10)" office:value-type="float" office:value="0.00000022" calcext:value-type="float">
            <text:p>2.2E-07</text:p>
          </table:table-cell>
          <table:table-cell table:formula="of:=3.74192050507746E-016 / (POWER([.E23];5) * ((EXP( 1.9864748E-025 /([.E23]*1.381E-023 *3567.04712188114) )  -1)))" office:value-type="float" office:value="7951477251.92572" calcext:value-type="float">
            <text:p>7951477251.92572</text:p>
          </table:table-cell>
          <table:table-cell table:formula="of:=(2*PI( )*[.C23]*[.C23]*[.A23]) / (POWER([.E23];5) * (EXP( ([.A23]*[.C23])/([.E23]*[.B23]*3639.76900396354) )  -1))" office:value-type="float" office:value="11468265595.9484" calcext:value-type="float">
            <text:p>11468265595.9484</text:p>
          </table:table-cell>
          <table:table-cell table:formula="of:=(2*PI( )*[.C23]*[.C23]*[.A23]) / (POWER([.E23];5) * (EXP( ([.A23]*[.C23])/([.E23]*[.B23]*3607.08748252358) )  -1))" office:value-type="float" office:value="9745709700.12609" calcext:value-type="float">
            <text:p>9745709700.12609</text:p>
          </table:table-cell>
          <table:table-cell table:formula="of:=(2*PI( )*[.C23]*[.C23]*[.A23]) / (POWER([.E23];5) * (EXP( ([.A23]*[.C23])/([.E23]*[.B23]*3491.3099269129) )  -1))" office:value-type="float" office:value="5342684069.53406" calcext:value-type="float">
            <text:p>5342684069.53406</text:p>
          </table:table-cell>
          <table:table-cell table:formula="of:=(2*PI( )*[.C23]*[.C23]*[.A23]) / (POWER([.E23];5) * (EXP( ([.A23]*[.C23])/([.E23]*[.B23]*3603.83918136312) )  -1))" office:value-type="float" office:value="9587777222.52173" calcext:value-type="float">
            <text:p>9587777222.52173</text:p>
          </table:table-cell>
          <table:table-cell table:formula="of:=(2*PI( )*[.C23]*[.C23]*[.A23]) / (POWER([.E23];5) * (EXP( ([.A23]*[.C23])/([.E23]*[.B23]*5529.53658708751) )  -1))" office:value-type="float" office:value="5317729441608.97" calcext:value-type="float">
            <text:p>5317729441608.97</text:p>
          </table:table-cell>
          <table:table-cell table:formula="of:=(2*PI( )*[.C23]*[.C23]*[.A23]) / (POWER([.E23];5) * (EXP( ([.A23]*[.C23])/([.E23]*[.B23]*3545.8658661559) )  -1))" office:value-type="float" office:value="7126815504.42613" calcext:value-type="float">
            <text:p>7126815504.42613</text:p>
          </table:table-cell>
          <table:table-cell table:formula="of:=(2*PI( )*[.C23]*[.C23]*[.A23]) / (POWER([.E23];5) * (EXP( ([.A23]*[.C23])/([.E23]*[.B23]*3909.75687519039) )  -1))" office:value-type="float" office:value="39648651295.4466" calcext:value-type="float">
            <text:p>39648651295.4466</text:p>
          </table:table-cell>
          <table:table-cell table:formula="of:=(2*PI( )*[.C23]*[.C23]*[.A23]) / (POWER([.E23];5) * (EXP( ([.A23]*[.C23])/([.E23]*[.B23]*3653.20966006719) )  -1))" office:value-type="float" office:value="12251815926.1234" calcext:value-type="float">
            <text:p>12251815926.1234</text:p>
          </table:table-cell>
          <table:table-cell table:formula="of:=(2*PI( )*[.C23]*[.C23]*[.A23]) / (POWER([.E23];5) * (EXP( ([.A23]*[.C23])/([.E23]*[.B23]*3523.91077015782) )  -1))" office:value-type="float" office:value="6353346913.60712" calcext:value-type="float">
            <text:p>6353346913.60712</text:p>
          </table:table-cell>
          <table:table-cell table:formula="of:=(2*PI( )*[.C23]*[.C23]*[.A23]) / (POWER([.E23];5) * (EXP( ([.A23]*[.C23])/([.E23]*[.B23]*3496.76346007464) )  -1))" office:value-type="float" office:value="5501030106.31739" calcext:value-type="float">
            <text:p>5501030106.31739</text:p>
          </table:table-cell>
          <table:table-cell table:formula="of:=(2*PI( )*[.C23]*[.C23]*[.A23]) / (POWER([.E23];5) * (EXP( ([.A23]*[.C23])/([.E23]*[.B23]*3605.05658350185) )  -1))" office:value-type="float" office:value="9646698516.77728" calcext:value-type="float">
            <text:p>9646698516.7772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300" calcext:value-type="float">
            <text:p>2300</text:p>
          </table:table-cell>
          <table:table-cell table:formula="of:=[.D24]*POWER(10;-10)" office:value-type="float" office:value="0.00000023" calcext:value-type="float">
            <text:p>2.3E-07</text:p>
          </table:table-cell>
          <table:table-cell table:formula="of:=3.74192050507746E-016 / (POWER([.E24];5) * ((EXP( 1.9864748E-025 /([.E24]*1.381E-023 *3567.04712188114) )  -1)))" office:value-type="float" office:value="14126422647.0392" calcext:value-type="float">
            <text:p>14126422647.0392</text:p>
          </table:table-cell>
          <table:table-cell table:formula="of:=(2*PI( )*[.C24]*[.C24]*[.A24]) / (POWER([.E24];5) * (EXP( ([.A24]*[.C24])/([.E24]*[.B24]*3639.76900396354) )  -1))" office:value-type="float" office:value="20052425229.5405" calcext:value-type="float">
            <text:p>20052425229.5405</text:p>
          </table:table-cell>
          <table:table-cell table:formula="of:=(2*PI( )*[.C24]*[.C24]*[.A24]) / (POWER([.E24];5) * (EXP( ([.A24]*[.C24])/([.E24]*[.B24]*3607.08748252358) )  -1))" office:value-type="float" office:value="17161524397.5571" calcext:value-type="float">
            <text:p>17161524397.5571</text:p>
          </table:table-cell>
          <table:table-cell table:formula="of:=(2*PI( )*[.C24]*[.C24]*[.A24]) / (POWER([.E24];5) * (EXP( ([.A24]*[.C24])/([.E24]*[.B24]*3491.3099269129) )  -1))" office:value-type="float" office:value="9657218437.63206" calcext:value-type="float">
            <text:p>9657218437.63206</text:p>
          </table:table-cell>
          <table:table-cell table:formula="of:=(2*PI( )*[.C24]*[.C24]*[.A24]) / (POWER([.E24];5) * (EXP( ([.A24]*[.C24])/([.E24]*[.B24]*3603.83918136312) )  -1))" office:value-type="float" office:value="16895413578.6277" calcext:value-type="float">
            <text:p>16895413578.6277</text:p>
          </table:table-cell>
          <table:table-cell table:formula="of:=(2*PI( )*[.C24]*[.C24]*[.A24]) / (POWER([.E24];5) * (EXP( ([.A24]*[.C24])/([.E24]*[.B24]*5529.53658708751) )  -1))" office:value-type="float" office:value="7119913056366.53" calcext:value-type="float">
            <text:p>7119913056366.53</text:p>
          </table:table-cell>
          <table:table-cell table:formula="of:=(2*PI( )*[.C24]*[.C24]*[.A24]) / (POWER([.E24];5) * (EXP( ([.A24]*[.C24])/([.E24]*[.B24]*3545.8658661559) )  -1))" office:value-type="float" office:value="12721765382.4654" calcext:value-type="float">
            <text:p>12721765382.4654</text:p>
          </table:table-cell>
          <table:table-cell table:formula="of:=(2*PI( )*[.C24]*[.C24]*[.A24]) / (POWER([.E24];5) * (EXP( ([.A24]*[.C24])/([.E24]*[.B24]*3909.75687519039) )  -1))" office:value-type="float" office:value="65686258816.0944" calcext:value-type="float">
            <text:p>65686258816.0944</text:p>
          </table:table-cell>
          <table:table-cell table:formula="of:=(2*PI( )*[.C24]*[.C24]*[.A24]) / (POWER([.E24];5) * (EXP( ([.A24]*[.C24])/([.E24]*[.B24]*3653.20966006719) )  -1))" office:value-type="float" office:value="21361005051.6133" calcext:value-type="float">
            <text:p>21361005051.6133</text:p>
          </table:table-cell>
          <table:table-cell table:formula="of:=(2*PI( )*[.C24]*[.C24]*[.A24]) / (POWER([.E24];5) * (EXP( ([.A24]*[.C24])/([.E24]*[.B24]*3523.91077015782) )  -1))" office:value-type="float" office:value="11397869854.0953" calcext:value-type="float">
            <text:p>11397869854.0953</text:p>
          </table:table-cell>
          <table:table-cell table:formula="of:=(2*PI( )*[.C24]*[.C24]*[.A24]) / (POWER([.E24];5) * (EXP( ([.A24]*[.C24])/([.E24]*[.B24]*3496.76346007464) )  -1))" office:value-type="float" office:value="9930819351.93594" calcext:value-type="float">
            <text:p>9930819351.93594</text:p>
          </table:table-cell>
          <table:table-cell table:formula="of:=(2*PI( )*[.C24]*[.C24]*[.A24]) / (POWER([.E24];5) * (EXP( ([.A24]*[.C24])/([.E24]*[.B24]*3605.05658350185) )  -1))" office:value-type="float" office:value="16994716064.8126" calcext:value-type="float">
            <text:p>16994716064.812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400" calcext:value-type="float">
            <text:p>2400</text:p>
          </table:table-cell>
          <table:table-cell table:formula="of:=[.D25]*POWER(10;-10)" office:value-type="float" office:value="0.00000024" calcext:value-type="float">
            <text:p>2.4E-07</text:p>
          </table:table-cell>
          <table:table-cell table:formula="of:=3.74192050507746E-016 / (POWER([.E25];5) * ((EXP( 1.9864748E-025 /([.E25]*1.381E-023 *3567.04712188114) )  -1)))" office:value-type="float" office:value="23707339093.4488" calcext:value-type="float">
            <text:p>23707339093.4488</text:p>
          </table:table-cell>
          <table:table-cell table:formula="of:=(2*PI( )*[.C25]*[.C25]*[.A25]) / (POWER([.E25];5) * (EXP( ([.A25]*[.C25])/([.E25]*[.B25]*3639.76900396354) )  -1))" office:value-type="float" office:value="33164891418.7324" calcext:value-type="float">
            <text:p>33164891418.7324</text:p>
          </table:table-cell>
          <table:table-cell table:formula="of:=(2*PI( )*[.C25]*[.C25]*[.A25]) / (POWER([.E25];5) * (EXP( ([.A25]*[.C25])/([.E25]*[.B25]*3607.08748252358) )  -1))" office:value-type="float" office:value="28568317302.4402" calcext:value-type="float">
            <text:p>28568317302.4402</text:p>
          </table:table-cell>
          <table:table-cell table:formula="of:=(2*PI( )*[.C25]*[.C25]*[.A25]) / (POWER([.E25];5) * (EXP( ([.A25]*[.C25])/([.E25]*[.B25]*3491.3099269129) )  -1))" office:value-type="float" office:value="16465888609.5658" calcext:value-type="float">
            <text:p>16465888609.5658</text:p>
          </table:table-cell>
          <table:table-cell table:formula="of:=(2*PI( )*[.C25]*[.C25]*[.A25]) / (POWER([.E25];5) * (EXP( ([.A25]*[.C25])/([.E25]*[.B25]*3603.83918136312) )  -1))" office:value-type="float" office:value="28143649852.9315" calcext:value-type="float">
            <text:p>28143649852.9315</text:p>
          </table:table-cell>
          <table:table-cell table:formula="of:=(2*PI( )*[.C25]*[.C25]*[.A25]) / (POWER([.E25];5) * (EXP( ([.A25]*[.C25])/([.E25]*[.B25]*5529.53658708751) )  -1))" office:value-type="float" office:value="9219915639463.52" calcext:value-type="float">
            <text:p>9219915639463.52</text:p>
          </table:table-cell>
          <table:table-cell table:formula="of:=(2*PI( )*[.C25]*[.C25]*[.A25]) / (POWER([.E25];5) * (EXP( ([.A25]*[.C25])/([.E25]*[.B25]*3545.8658661559) )  -1))" office:value-type="float" office:value="21443377802.6154" calcext:value-type="float">
            <text:p>21443377802.6154</text:p>
          </table:table-cell>
          <table:table-cell table:formula="of:=(2*PI( )*[.C25]*[.C25]*[.A25]) / (POWER([.E25];5) * (EXP( ([.A25]*[.C25])/([.E25]*[.B25]*3909.75687519039) )  -1))" office:value-type="float" office:value="103398700976.449" calcext:value-type="float">
            <text:p>103398700976.449</text:p>
          </table:table-cell>
          <table:table-cell table:formula="of:=(2*PI( )*[.C25]*[.C25]*[.A25]) / (POWER([.E25];5) * (EXP( ([.A25]*[.C25])/([.E25]*[.B25]*3653.20966006719) )  -1))" office:value-type="float" office:value="35236227781.4383" calcext:value-type="float">
            <text:p>35236227781.4383</text:p>
          </table:table-cell>
          <table:table-cell table:formula="of:=(2*PI( )*[.C25]*[.C25]*[.A25]) / (POWER([.E25];5) * (EXP( ([.A25]*[.C25])/([.E25]*[.B25]*3523.91077015782) )  -1))" office:value-type="float" office:value="19300030487.1175" calcext:value-type="float">
            <text:p>19300030487.1175</text:p>
          </table:table-cell>
          <table:table-cell table:formula="of:=(2*PI( )*[.C25]*[.C25]*[.A25]) / (POWER([.E25];5) * (EXP( ([.A25]*[.C25])/([.E25]*[.B25]*3496.76346007464) )  -1))" office:value-type="float" office:value="16912688791.5157" calcext:value-type="float">
            <text:p>16912688791.5157</text:p>
          </table:table-cell>
          <table:table-cell table:formula="of:=(2*PI( )*[.C25]*[.C25]*[.A25]) / (POWER([.E25];5) * (EXP( ([.A25]*[.C25])/([.E25]*[.B25]*3605.05658350185) )  -1))" office:value-type="float" office:value="28302152035.9159" calcext:value-type="float">
            <text:p>28302152035.915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500" calcext:value-type="float">
            <text:p>2500</text:p>
          </table:table-cell>
          <table:table-cell table:formula="of:=[.D26]*POWER(10;-10)" office:value-type="float" office:value="0.00000025" calcext:value-type="float">
            <text:p>2.5E-07</text:p>
          </table:table-cell>
          <table:table-cell table:formula="of:=3.74192050507746E-016 / (POWER([.E26];5) * ((EXP( 1.9864748E-025 /([.E26]*1.381E-023 *3567.04712188114) )  -1)))" office:value-type="float" office:value="37855171680.8161" calcext:value-type="float">
            <text:p>37855171680.8161</text:p>
          </table:table-cell>
          <table:table-cell table:formula="of:=(2*PI( )*[.C26]*[.C26]*[.A26]) / (POWER([.E26];5) * (EXP( ([.A26]*[.C26])/([.E26]*[.B26]*3639.76900396354) )  -1))" office:value-type="float" office:value="52250345377.8028" calcext:value-type="float">
            <text:p>52250345377.8028</text:p>
          </table:table-cell>
          <table:table-cell table:formula="of:=(2*PI( )*[.C26]*[.C26]*[.A26]) / (POWER([.E26];5) * (EXP( ([.A26]*[.C26])/([.E26]*[.B26]*3607.08748252358) )  -1))" office:value-type="float" office:value="45277975433.6248" calcext:value-type="float">
            <text:p>45277975433.6248</text:p>
          </table:table-cell>
          <table:table-cell table:formula="of:=(2*PI( )*[.C26]*[.C26]*[.A26]) / (POWER([.E26];5) * (EXP( ([.A26]*[.C26])/([.E26]*[.B26]*3491.3099269129) )  -1))" office:value-type="float" office:value="26678381641.1258" calcext:value-type="float">
            <text:p>26678381641.1258</text:p>
          </table:table-cell>
          <table:table-cell table:formula="of:=(2*PI( )*[.C26]*[.C26]*[.A26]) / (POWER([.E26];5) * (EXP( ([.A26]*[.C26])/([.E26]*[.B26]*3603.83918136312) )  -1))" office:value-type="float" office:value="44631648377.02" calcext:value-type="float">
            <text:p>44631648377.02</text:p>
          </table:table-cell>
          <table:table-cell table:formula="of:=(2*PI( )*[.C26]*[.C26]*[.A26]) / (POWER([.E26];5) * (EXP( ([.A26]*[.C26])/([.E26]*[.B26]*5529.53658708751) )  -1))" office:value-type="float" office:value="11597931354869.6" calcext:value-type="float">
            <text:p>11597931354869.6</text:p>
          </table:table-cell>
          <table:table-cell table:formula="of:=(2*PI( )*[.C26]*[.C26]*[.A26]) / (POWER([.E26];5) * (EXP( ([.A26]*[.C26])/([.E26]*[.B26]*3545.8658661559) )  -1))" office:value-type="float" office:value="34377887694.6383" calcext:value-type="float">
            <text:p>34377887694.6383</text:p>
          </table:table-cell>
          <table:table-cell table:formula="of:=(2*PI( )*[.C26]*[.C26]*[.A26]) / (POWER([.E26];5) * (EXP( ([.A26]*[.C26])/([.E26]*[.B26]*3909.75687519039) )  -1))" office:value-type="float" office:value="155658292870.346" calcext:value-type="float">
            <text:p>155658292870.346</text:p>
          </table:table-cell>
          <table:table-cell table:formula="of:=(2*PI( )*[.C26]*[.C26]*[.A26]) / (POWER([.E26];5) * (EXP( ([.A26]*[.C26])/([.E26]*[.B26]*3653.20966006719) )  -1))" office:value-type="float" office:value="55379312898.3702" calcext:value-type="float">
            <text:p>55379312898.3702</text:p>
          </table:table-cell>
          <table:table-cell table:formula="of:=(2*PI( )*[.C26]*[.C26]*[.A26]) / (POWER([.E26];5) * (EXP( ([.A26]*[.C26])/([.E26]*[.B26]*3523.91077015782) )  -1))" office:value-type="float" office:value="31072299366.4694" calcext:value-type="float">
            <text:p>31072299366.4694</text:p>
          </table:table-cell>
          <table:table-cell table:formula="of:=(2*PI( )*[.C26]*[.C26]*[.A26]) / (POWER([.E26];5) * (EXP( ([.A26]*[.C26])/([.E26]*[.B26]*3496.76346007464) )  -1))" office:value-type="float" office:value="27372966530.385" calcext:value-type="float">
            <text:p>27372966530.385</text:p>
          </table:table-cell>
          <table:table-cell table:formula="of:=(2*PI( )*[.C26]*[.C26]*[.A26]) / (POWER([.E26];5) * (EXP( ([.A26]*[.C26])/([.E26]*[.B26]*3605.05658350185) )  -1))" office:value-type="float" office:value="44872927745.8633" calcext:value-type="float">
            <text:p>44872927745.863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600" calcext:value-type="float">
            <text:p>2600</text:p>
          </table:table-cell>
          <table:table-cell table:formula="of:=[.D27]*POWER(10;-10)" office:value-type="float" office:value="0.00000026" calcext:value-type="float">
            <text:p>2.6E-07</text:p>
          </table:table-cell>
          <table:table-cell table:formula="of:=3.74192050507746E-016 / (POWER([.E27];5) * ((EXP( 1.9864748E-025 /([.E27]*1.381E-023 *3567.04712188114) )  -1)))" office:value-type="float" office:value="57861807557.221" calcext:value-type="float">
            <text:p>57861807557.221</text:p>
          </table:table-cell>
          <table:table-cell table:formula="of:=(2*PI( )*[.C27]*[.C27]*[.A27]) / (POWER([.E27];5) * (EXP( ([.A27]*[.C27])/([.E27]*[.B27]*3639.76900396354) )  -1))" office:value-type="float" office:value="78881057917.6226" calcext:value-type="float">
            <text:p>78881057917.6226</text:p>
          </table:table-cell>
          <table:table-cell table:formula="of:=(2*PI( )*[.C27]*[.C27]*[.A27]) / (POWER([.E27];5) * (EXP( ([.A27]*[.C27])/([.E27]*[.B27]*3607.08748252358) )  -1))" office:value-type="float" office:value="68732627305.8567" calcext:value-type="float">
            <text:p>68732627305.8567</text:p>
          </table:table-cell>
          <table:table-cell table:formula="of:=(2*PI( )*[.C27]*[.C27]*[.A27]) / (POWER([.E27];5) * (EXP( ([.A27]*[.C27])/([.E27]*[.B27]*3491.3099269129) )  -1))" office:value-type="float" office:value="41330540315.5444" calcext:value-type="float">
            <text:p>41330540315.5444</text:p>
          </table:table-cell>
          <table:table-cell table:formula="of:=(2*PI( )*[.C27]*[.C27]*[.A27]) / (POWER([.E27];5) * (EXP( ([.A27]*[.C27])/([.E27]*[.B27]*3603.83918136312) )  -1))" office:value-type="float" office:value="67788968966.7593" calcext:value-type="float">
            <text:p>67788968966.7593</text:p>
          </table:table-cell>
          <table:table-cell table:formula="of:=(2*PI( )*[.C27]*[.C27]*[.A27]) / (POWER([.E27];5) * (EXP( ([.A27]*[.C27])/([.E27]*[.B27]*5529.53658708751) )  -1))" office:value-type="float" office:value="14224239049664.8" calcext:value-type="float">
            <text:p>14224239049664.8</text:p>
          </table:table-cell>
          <table:table-cell table:formula="of:=(2*PI( )*[.C27]*[.C27]*[.A27]) / (POWER([.E27];5) * (EXP( ([.A27]*[.C27])/([.E27]*[.B27]*3545.8658661559) )  -1))" office:value-type="float" office:value="52741857909.6026" calcext:value-type="float">
            <text:p>52741857909.6026</text:p>
          </table:table-cell>
          <table:table-cell table:formula="of:=(2*PI( )*[.C27]*[.C27]*[.A27]) / (POWER([.E27];5) * (EXP( ([.A27]*[.C27])/([.E27]*[.B27]*3909.75687519039) )  -1))" office:value-type="float" office:value="225331520965.099" calcext:value-type="float">
            <text:p>225331520965.099</text:p>
          </table:table-cell>
          <table:table-cell table:formula="of:=(2*PI( )*[.C27]*[.C27]*[.A27]) / (POWER([.E27];5) * (EXP( ([.A27]*[.C27])/([.E27]*[.B27]*3653.20966006719) )  -1))" office:value-type="float" office:value="83417976369.1391" calcext:value-type="float">
            <text:p>83417976369.1391</text:p>
          </table:table-cell>
          <table:table-cell table:formula="of:=(2*PI( )*[.C27]*[.C27]*[.A27]) / (POWER([.E27];5) * (EXP( ([.A27]*[.C27])/([.E27]*[.B27]*3523.91077015782) )  -1))" office:value-type="float" office:value="47856210908.1446" calcext:value-type="float">
            <text:p>47856210908.1446</text:p>
          </table:table-cell>
          <table:table-cell table:formula="of:=(2*PI( )*[.C27]*[.C27]*[.A27]) / (POWER([.E27];5) * (EXP( ([.A27]*[.C27])/([.E27]*[.B27]*3496.76346007464) )  -1))" office:value-type="float" office:value="42364701082.4926" calcext:value-type="float">
            <text:p>42364701082.4926</text:p>
          </table:table-cell>
          <table:table-cell table:formula="of:=(2*PI( )*[.C27]*[.C27]*[.A27]) / (POWER([.E27];5) * (EXP( ([.A27]*[.C27])/([.E27]*[.B27]*3605.05658350185) )  -1))" office:value-type="float" office:value="68141305701.7177" calcext:value-type="float">
            <text:p>68141305701.717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700" calcext:value-type="float">
            <text:p>2700</text:p>
          </table:table-cell>
          <table:table-cell table:formula="of:=[.D28]*POWER(10;-10)" office:value-type="float" office:value="0.00000027" calcext:value-type="float">
            <text:p>2.7E-07</text:p>
          </table:table-cell>
          <table:table-cell table:formula="of:=3.74192050507746E-016 / (POWER([.E28];5) * ((EXP( 1.9864748E-025 /([.E28]*1.381E-023 *3567.04712188114) )  -1)))" office:value-type="float" office:value="85097221701.5362" calcext:value-type="float">
            <text:p>85097221701.5362</text:p>
          </table:table-cell>
          <table:table-cell table:formula="of:=(2*PI( )*[.C28]*[.C28]*[.A28]) / (POWER([.E28];5) * (EXP( ([.A28]*[.C28])/([.E28]*[.B28]*3639.76900396354) )  -1))" office:value-type="float" office:value="114686331512.297" calcext:value-type="float">
            <text:p>114686331512.297</text:p>
          </table:table-cell>
          <table:table-cell table:formula="of:=(2*PI( )*[.C28]*[.C28]*[.A28]) / (POWER([.E28];5) * (EXP( ([.A28]*[.C28])/([.E28]*[.B28]*3607.08748252358) )  -1))" office:value-type="float" office:value="100442391962.254" calcext:value-type="float">
            <text:p>100442391962.254</text:p>
          </table:table-cell>
          <table:table-cell table:formula="of:=(2*PI( )*[.C28]*[.C28]*[.A28]) / (POWER([.E28];5) * (EXP( ([.A28]*[.C28])/([.E28]*[.B28]*3491.3099269129) )  -1))" office:value-type="float" office:value="61546921648.4449" calcext:value-type="float">
            <text:p>61546921648.4449</text:p>
          </table:table-cell>
          <table:table-cell table:formula="of:=(2*PI( )*[.C28]*[.C28]*[.A28]) / (POWER([.E28];5) * (EXP( ([.A28]*[.C28])/([.E28]*[.B28]*3603.83918136312) )  -1))" office:value-type="float" office:value="99114112458.8706" calcext:value-type="float">
            <text:p>99114112458.8706</text:p>
          </table:table-cell>
          <table:table-cell table:formula="of:=(2*PI( )*[.C28]*[.C28]*[.A28]) / (POWER([.E28];5) * (EXP( ([.A28]*[.C28])/([.E28]*[.B28]*5529.53658708751) )  -1))" office:value-type="float" office:value="17061600717355.8" calcext:value-type="float">
            <text:p>17061600717355.8</text:p>
          </table:table-cell>
          <table:table-cell table:formula="of:=(2*PI( )*[.C28]*[.C28]*[.A28]) / (POWER([.E28];5) * (EXP( ([.A28]*[.C28])/([.E28]*[.B28]*3545.8658661559) )  -1))" office:value-type="float" office:value="77833945727.7495" calcext:value-type="float">
            <text:p>77833945727.7495</text:p>
          </table:table-cell>
          <table:table-cell table:formula="of:=(2*PI( )*[.C28]*[.C28]*[.A28]) / (POWER([.E28];5) * (EXP( ([.A28]*[.C28])/([.E28]*[.B28]*3909.75687519039) )  -1))" office:value-type="float" office:value="315121269611.418" calcext:value-type="float">
            <text:p>315121269611.418</text:p>
          </table:table-cell>
          <table:table-cell table:formula="of:=(2*PI( )*[.C28]*[.C28]*[.A28]) / (POWER([.E28];5) * (EXP( ([.A28]*[.C28])/([.E28]*[.B28]*3653.20966006719) )  -1))" office:value-type="float" office:value="121031683325.648" calcext:value-type="float">
            <text:p>121031683325.648</text:p>
          </table:table-cell>
          <table:table-cell table:formula="of:=(2*PI( )*[.C28]*[.C28]*[.A28]) / (POWER([.E28];5) * (EXP( ([.A28]*[.C28])/([.E28]*[.B28]*3523.91077015782) )  -1))" office:value-type="float" office:value="70878664220.9835" calcext:value-type="float">
            <text:p>70878664220.9835</text:p>
          </table:table-cell>
          <table:table-cell table:formula="of:=(2*PI( )*[.C28]*[.C28]*[.A28]) / (POWER([.E28];5) * (EXP( ([.A28]*[.C28])/([.E28]*[.B28]*3496.76346007464) )  -1))" office:value-type="float" office:value="63029212326.6439" calcext:value-type="float">
            <text:p>63029212326.6439</text:p>
          </table:table-cell>
          <table:table-cell table:formula="of:=(2*PI( )*[.C28]*[.C28]*[.A28]) / (POWER([.E28];5) * (EXP( ([.A28]*[.C28])/([.E28]*[.B28]*3605.05658350185) )  -1))" office:value-type="float" office:value="99610136036.7228" calcext:value-type="float">
            <text:p>99610136036.722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800" calcext:value-type="float">
            <text:p>2800</text:p>
          </table:table-cell>
          <table:table-cell table:formula="of:=[.D29]*POWER(10;-10)" office:value-type="float" office:value="0.00000028" calcext:value-type="float">
            <text:p>2.8E-07</text:p>
          </table:table-cell>
          <table:table-cell table:formula="of:=3.74192050507746E-016 / (POWER([.E29];5) * ((EXP( 1.9864748E-025 /([.E29]*1.381E-023 *3567.04712188114) )  -1)))" office:value-type="float" office:value="120948330285.384" calcext:value-type="float">
            <text:p>120948330285.384</text:p>
          </table:table-cell>
          <table:table-cell table:formula="of:=(2*PI( )*[.C29]*[.C29]*[.A29]) / (POWER([.E29];5) * (EXP( ([.A29]*[.C29])/([.E29]*[.B29]*3639.76900396354) )  -1))" office:value-type="float" office:value="161275260317.178" calcext:value-type="float">
            <text:p>161275260317.178</text:p>
          </table:table-cell>
          <table:table-cell table:formula="of:=(2*PI( )*[.C29]*[.C29]*[.A29]) / (POWER([.E29];5) * (EXP( ([.A29]*[.C29])/([.E29]*[.B29]*3607.08748252358) )  -1))" office:value-type="float" office:value="141915578452.208" calcext:value-type="float">
            <text:p>141915578452.208</text:p>
          </table:table-cell>
          <table:table-cell table:formula="of:=(2*PI( )*[.C29]*[.C29]*[.A29]) / (POWER([.E29];5) * (EXP( ([.A29]*[.C29])/([.E29]*[.B29]*3491.3099269129) )  -1))" office:value-type="float" office:value="88494469068.6126" calcext:value-type="float">
            <text:p>88494469068.6126</text:p>
          </table:table-cell>
          <table:table-cell table:formula="of:=(2*PI( )*[.C29]*[.C29]*[.A29]) / (POWER([.E29];5) * (EXP( ([.A29]*[.C29])/([.E29]*[.B29]*3603.83918136312) )  -1))" office:value-type="float" office:value="140105441805.59" calcext:value-type="float">
            <text:p>140105441805.59</text:p>
          </table:table-cell>
          <table:table-cell table:formula="of:=(2*PI( )*[.C29]*[.C29]*[.A29]) / (POWER([.E29];5) * (EXP( ([.A29]*[.C29])/([.E29]*[.B29]*5529.53658708751) )  -1))" office:value-type="float" office:value="20067757114610.7" calcext:value-type="float">
            <text:p>20067757114610.7</text:p>
          </table:table-cell>
          <table:table-cell table:formula="of:=(2*PI( )*[.C29]*[.C29]*[.A29]) / (POWER([.E29];5) * (EXP( ([.A29]*[.C29])/([.E29]*[.B29]*3545.8658661559) )  -1))" office:value-type="float" office:value="110978112105.711" calcext:value-type="float">
            <text:p>110978112105.711</text:p>
          </table:table-cell>
          <table:table-cell table:formula="of:=(2*PI( )*[.C29]*[.C29]*[.A29]) / (POWER([.E29];5) * (EXP( ([.A29]*[.C29])/([.E29]*[.B29]*3909.75687519039) )  -1))" office:value-type="float" office:value="427421789831.359" calcext:value-type="float">
            <text:p>427421789831.359</text:p>
          </table:table-cell>
          <table:table-cell table:formula="of:=(2*PI( )*[.C29]*[.C29]*[.A29]) / (POWER([.E29];5) * (EXP( ([.A29]*[.C29])/([.E29]*[.B29]*3653.20966006719) )  -1))" office:value-type="float" office:value="169871259268.31" calcext:value-type="float">
            <text:p>169871259268.31</text:p>
          </table:table-cell>
          <table:table-cell table:formula="of:=(2*PI( )*[.C29]*[.C29]*[.A29]) / (POWER([.E29];5) * (EXP( ([.A29]*[.C29])/([.E29]*[.B29]*3523.91077015782) )  -1))" office:value-type="float" office:value="101399476578.498" calcext:value-type="float">
            <text:p>101399476578.498</text:p>
          </table:table-cell>
          <table:table-cell table:formula="of:=(2*PI( )*[.C29]*[.C29]*[.A29]) / (POWER([.E29];5) * (EXP( ([.A29]*[.C29])/([.E29]*[.B29]*3496.76346007464) )  -1))" office:value-type="float" office:value="90548768263.5635" calcext:value-type="float">
            <text:p>90548768263.5635</text:p>
          </table:table-cell>
          <table:table-cell table:formula="of:=(2*PI( )*[.C29]*[.C29]*[.A29]) / (POWER([.E29];5) * (EXP( ([.A29]*[.C29])/([.E29]*[.B29]*3605.05658350185) )  -1))" office:value-type="float" office:value="140781507547.816" calcext:value-type="float">
            <text:p>140781507547.81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900" calcext:value-type="float">
            <text:p>2900</text:p>
          </table:table-cell>
          <table:table-cell table:formula="of:=[.D30]*POWER(10;-10)" office:value-type="float" office:value="0.00000029" calcext:value-type="float">
            <text:p>2.9E-07</text:p>
          </table:table-cell>
          <table:table-cell table:formula="of:=3.74192050507746E-016 / (POWER([.E30];5) * ((EXP( 1.9864748E-025 /([.E30]*1.381E-023 *3567.04712188114) )  -1)))" office:value-type="float" office:value="166755310915.444" calcext:value-type="float">
            <text:p>166755310915.444</text:p>
          </table:table-cell>
          <table:table-cell table:formula="of:=(2*PI( )*[.C30]*[.C30]*[.A30]) / (POWER([.E30];5) * (EXP( ([.A30]*[.C30])/([.E30]*[.B30]*3639.76900396354) )  -1))" office:value-type="float" office:value="220159971897.53" calcext:value-type="float">
            <text:p>220159971897.53</text:p>
          </table:table-cell>
          <table:table-cell table:formula="of:=(2*PI( )*[.C30]*[.C30]*[.A30]) / (POWER([.E30];5) * (EXP( ([.A30]*[.C30])/([.E30]*[.B30]*3607.08748252358) )  -1))" office:value-type="float" office:value="194587863702.485" calcext:value-type="float">
            <text:p>194587863702.485</text:p>
          </table:table-cell>
          <table:table-cell table:formula="of:=(2*PI( )*[.C30]*[.C30]*[.A30]) / (POWER([.E30];5) * (EXP( ([.A30]*[.C30])/([.E30]*[.B30]*3491.3099269129) )  -1))" office:value-type="float" office:value="123331676314.482" calcext:value-type="float">
            <text:p>123331676314.482</text:p>
          </table:table-cell>
          <table:table-cell table:formula="of:=(2*PI( )*[.C30]*[.C30]*[.A30]) / (POWER([.E30];5) * (EXP( ([.A30]*[.C30])/([.E30]*[.B30]*3603.83918136312) )  -1))" office:value-type="float" office:value="192190945739.694" calcext:value-type="float">
            <text:p>192190945739.694</text:p>
          </table:table-cell>
          <table:table-cell table:formula="of:=(2*PI( )*[.C30]*[.C30]*[.A30]) / (POWER([.E30];5) * (EXP( ([.A30]*[.C30])/([.E30]*[.B30]*5529.53658708751) )  -1))" office:value-type="float" office:value="23197797294883.4" calcext:value-type="float">
            <text:p>23197797294883.4</text:p>
          </table:table-cell>
          <table:table-cell table:formula="of:=(2*PI( )*[.C30]*[.C30]*[.A30]) / (POWER([.E30];5) * (EXP( ([.A30]*[.C30])/([.E30]*[.B30]*3545.8658661559) )  -1))" office:value-type="float" office:value="153463635055.125" calcext:value-type="float">
            <text:p>153463635055.125</text:p>
          </table:table-cell>
          <table:table-cell table:formula="of:=(2*PI( )*[.C30]*[.C30]*[.A30]) / (POWER([.E30];5) * (EXP( ([.A30]*[.C30])/([.E30]*[.B30]*3909.75687519039) )  -1))" office:value-type="float" office:value="564197821162.24" calcext:value-type="float">
            <text:p>564197821162.24</text:p>
          </table:table-cell>
          <table:table-cell table:formula="of:=(2*PI( )*[.C30]*[.C30]*[.A30]) / (POWER([.E30];5) * (EXP( ([.A30]*[.C30])/([.E30]*[.B30]*3653.20966006719) )  -1))" office:value-type="float" office:value="231479675922.732" calcext:value-type="float">
            <text:p>231479675922.732</text:p>
          </table:table-cell>
          <table:table-cell table:formula="of:=(2*PI( )*[.C30]*[.C30]*[.A30]) / (POWER([.E30];5) * (EXP( ([.A30]*[.C30])/([.E30]*[.B30]*3523.91077015782) )  -1))" office:value-type="float" office:value="140655147204.457" calcext:value-type="float">
            <text:p>140655147204.457</text:p>
          </table:table-cell>
          <table:table-cell table:formula="of:=(2*PI( )*[.C30]*[.C30]*[.A30]) / (POWER([.E30];5) * (EXP( ([.A30]*[.C30])/([.E30]*[.B30]*3496.76346007464) )  -1))" office:value-type="float" office:value="126094860753.667" calcext:value-type="float">
            <text:p>126094860753.667</text:p>
          </table:table-cell>
          <table:table-cell table:formula="of:=(2*PI( )*[.C30]*[.C30]*[.A30]) / (POWER([.E30];5) * (EXP( ([.A30]*[.C30])/([.E30]*[.B30]*3605.05658350185) )  -1))" office:value-type="float" office:value="193086291926.373" calcext:value-type="float">
            <text:p>193086291926.37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3000" calcext:value-type="float">
            <text:p>3000</text:p>
          </table:table-cell>
          <table:table-cell table:formula="of:=[.D31]*POWER(10;-10)" office:value-type="float" office:value="0.0000003" calcext:value-type="float">
            <text:p>3E-07</text:p>
          </table:table-cell>
          <table:table-cell table:formula="of:=3.74192050507746E-016 / (POWER([.E31];5) * ((EXP( 1.9864748E-025 /([.E31]*1.381E-023 *3567.04712188114) )  -1)))" office:value-type="float" office:value="223750733362.337" calcext:value-type="float">
            <text:p>223750733362.337</text:p>
          </table:table-cell>
          <table:table-cell table:formula="of:=(2*PI( )*[.C31]*[.C31]*[.A31]) / (POWER([.E31];5) * (EXP( ([.A31]*[.C31])/([.E31]*[.B31]*3639.76900396354) )  -1))" office:value-type="float" office:value="292685541719.016" calcext:value-type="float">
            <text:p>292685541719.016</text:p>
          </table:table-cell>
          <table:table-cell table:formula="of:=(2*PI( )*[.C31]*[.C31]*[.A31]) / (POWER([.E31];5) * (EXP( ([.A31]*[.C31])/([.E31]*[.B31]*3607.08748252358) )  -1))" office:value-type="float" office:value="259756273234.296" calcext:value-type="float">
            <text:p>259756273234.296</text:p>
          </table:table-cell>
          <table:table-cell table:formula="of:=(2*PI( )*[.C31]*[.C31]*[.A31]) / (POWER([.E31];5) * (EXP( ([.A31]*[.C31])/([.E31]*[.B31]*3491.3099269129) )  -1))" office:value-type="float" office:value="167157629000.435" calcext:value-type="float">
            <text:p>167157629000.435</text:p>
          </table:table-cell>
          <table:table-cell table:formula="of:=(2*PI( )*[.C31]*[.C31]*[.A31]) / (POWER([.E31];5) * (EXP( ([.A31]*[.C31])/([.E31]*[.B31]*3603.83918136312) )  -1))" office:value-type="float" office:value="256662631587.206" calcext:value-type="float">
            <text:p>256662631587.206</text:p>
          </table:table-cell>
          <table:table-cell table:formula="of:=(2*PI( )*[.C31]*[.C31]*[.A31]) / (POWER([.E31];5) * (EXP( ([.A31]*[.C31])/([.E31]*[.B31]*5529.53658708751) )  -1))" office:value-type="float" office:value="26406255030416.3" calcext:value-type="float">
            <text:p>26406255030416.3</text:p>
          </table:table-cell>
          <table:table-cell table:formula="of:=(2*PI( )*[.C31]*[.C31]*[.A31]) / (POWER([.E31];5) * (EXP( ([.A31]*[.C31])/([.E31]*[.B31]*3545.8658661559) )  -1))" office:value-type="float" office:value="206487006862.845" calcext:value-type="float">
            <text:p>206487006862.845</text:p>
          </table:table-cell>
          <table:table-cell table:formula="of:=(2*PI( )*[.C31]*[.C31]*[.A31]) / (POWER([.E31];5) * (EXP( ([.A31]*[.C31])/([.E31]*[.B31]*3909.75687519039) )  -1))" office:value-type="float" office:value="726894937773.369" calcext:value-type="float">
            <text:p>726894937773.369</text:p>
          </table:table-cell>
          <table:table-cell table:formula="of:=(2*PI( )*[.C31]*[.C31]*[.A31]) / (POWER([.E31];5) * (EXP( ([.A31]*[.C31])/([.E31]*[.B31]*3653.20966006719) )  -1))" office:value-type="float" office:value="307220344675.454" calcext:value-type="float">
            <text:p>307220344675.454</text:p>
          </table:table-cell>
          <table:table-cell table:formula="of:=(2*PI( )*[.C31]*[.C31]*[.A31]) / (POWER([.E31];5) * (EXP( ([.A31]*[.C31])/([.E31]*[.B31]*3523.91077015782) )  -1))" office:value-type="float" office:value="189803633336.027" calcext:value-type="float">
            <text:p>189803633336.027</text:p>
          </table:table-cell>
          <table:table-cell table:formula="of:=(2*PI( )*[.C31]*[.C31]*[.A31]) / (POWER([.E31];5) * (EXP( ([.A31]*[.C31])/([.E31]*[.B31]*3496.76346007464) )  -1))" office:value-type="float" office:value="170776535859.125" calcext:value-type="float">
            <text:p>170776535859.125</text:p>
          </table:table-cell>
          <table:table-cell table:formula="of:=(2*PI( )*[.C31]*[.C31]*[.A31]) / (POWER([.E31];5) * (EXP( ([.A31]*[.C31])/([.E31]*[.B31]*3605.05658350185) )  -1))" office:value-type="float" office:value="257818381981.571" calcext:value-type="float">
            <text:p>257818381981.57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3100" calcext:value-type="float">
            <text:p>3100</text:p>
          </table:table-cell>
          <table:table-cell table:formula="of:=[.D32]*POWER(10;-10)" office:value-type="float" office:value="0.00000031" calcext:value-type="float">
            <text:p>3.1E-07</text:p>
          </table:table-cell>
          <table:table-cell table:formula="of:=3.74192050507746E-016 / (POWER([.E32];5) * ((EXP( 1.9864748E-025 /([.E32]*1.381E-023 *3567.04712188114) )  -1)))" office:value-type="float" office:value="293005860050.994" calcext:value-type="float">
            <text:p>293005860050.994</text:p>
          </table:table-cell>
          <table:table-cell table:formula="of:=(2*PI( )*[.C32]*[.C32]*[.A32]) / (POWER([.E32];5) * (EXP( ([.A32]*[.C32])/([.E32]*[.B32]*3639.76900396354) )  -1))" office:value-type="float" office:value="379971244715.639" calcext:value-type="float">
            <text:p>379971244715.639</text:p>
          </table:table-cell>
          <table:table-cell table:formula="of:=(2*PI( )*[.C32]*[.C32]*[.A32]) / (POWER([.E32];5) * (EXP( ([.A32]*[.C32])/([.E32]*[.B32]*3607.08748252358) )  -1))" office:value-type="float" office:value="338522518384.829" calcext:value-type="float">
            <text:p>338522518384.829</text:p>
          </table:table-cell>
          <table:table-cell table:formula="of:=(2*PI( )*[.C32]*[.C32]*[.A32]) / (POWER([.E32];5) * (EXP( ([.A32]*[.C32])/([.E32]*[.B32]*3491.3099269129) )  -1))" office:value-type="float" office:value="220964782764.427" calcext:value-type="float">
            <text:p>220964782764.427</text:p>
          </table:table-cell>
          <table:table-cell table:formula="of:=(2*PI( )*[.C32]*[.C32]*[.A32]) / (POWER([.E32];5) * (EXP( ([.A32]*[.C32])/([.E32]*[.B32]*3603.83918136312) )  -1))" office:value-type="float" office:value="334620087378.281" calcext:value-type="float">
            <text:p>334620087378.281</text:p>
          </table:table-cell>
          <table:table-cell table:formula="of:=(2*PI( )*[.C32]*[.C32]*[.A32]) / (POWER([.E32];5) * (EXP( ([.A32]*[.C32])/([.E32]*[.B32]*5529.53658708751) )  -1))" office:value-type="float" office:value="29648851778412.3" calcext:value-type="float">
            <text:p>29648851778412.3</text:p>
          </table:table-cell>
          <table:table-cell table:formula="of:=(2*PI( )*[.C32]*[.C32]*[.A32]) / (POWER([.E32];5) * (EXP( ([.A32]*[.C32])/([.E32]*[.B32]*3545.8658661559) )  -1))" office:value-type="float" office:value="271099949647.139" calcext:value-type="float">
            <text:p>271099949647.139</text:p>
          </table:table-cell>
          <table:table-cell table:formula="of:=(2*PI( )*[.C32]*[.C32]*[.A32]) / (POWER([.E32];5) * (EXP( ([.A32]*[.C32])/([.E32]*[.B32]*3909.75687519039) )  -1))" office:value-type="float" office:value="916384000612.067" calcext:value-type="float">
            <text:p>916384000612.067</text:p>
          </table:table-cell>
          <table:table-cell table:formula="of:=(2*PI( )*[.C32]*[.C32]*[.A32]) / (POWER([.E32];5) * (EXP( ([.A32]*[.C32])/([.E32]*[.B32]*3653.20966006719) )  -1))" office:value-type="float" office:value="398217612972.564" calcext:value-type="float">
            <text:p>398217612972.564</text:p>
          </table:table-cell>
          <table:table-cell table:formula="of:=(2*PI( )*[.C32]*[.C32]*[.A32]) / (POWER([.E32];5) * (EXP( ([.A32]*[.C32])/([.E32]*[.B32]*3523.91077015782) )  -1))" office:value-type="float" office:value="249874230317.61" calcext:value-type="float">
            <text:p>249874230317.61</text:p>
          </table:table-cell>
          <table:table-cell table:formula="of:=(2*PI( )*[.C32]*[.C32]*[.A32]) / (POWER([.E32];5) * (EXP( ([.A32]*[.C32])/([.E32]*[.B32]*3496.76346007464) )  -1))" office:value-type="float" office:value="225592678167.138" calcext:value-type="float">
            <text:p>225592678167.138</text:p>
          </table:table-cell>
          <table:table-cell table:formula="of:=(2*PI( )*[.C32]*[.C32]*[.A32]) / (POWER([.E32];5) * (EXP( ([.A32]*[.C32])/([.E32]*[.B32]*3605.05658350185) )  -1))" office:value-type="float" office:value="336078169119.476" calcext:value-type="float">
            <text:p>336078169119.47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3200" calcext:value-type="float">
            <text:p>3200</text:p>
          </table:table-cell>
          <table:table-cell table:formula="of:=[.D33]*POWER(10;-10)" office:value-type="float" office:value="0.00000032" calcext:value-type="float">
            <text:p>3.2E-07</text:p>
          </table:table-cell>
          <table:table-cell table:formula="of:=3.74192050507746E-016 / (POWER([.E33];5) * ((EXP( 1.9864748E-025 /([.E33]*1.381E-023 *3567.04712188114) )  -1)))" office:value-type="float" office:value="375387198538.037" calcext:value-type="float">
            <text:p>375387198538.037</text:p>
          </table:table-cell>
          <table:table-cell table:formula="of:=(2*PI( )*[.C33]*[.C33]*[.A33]) / (POWER([.E33];5) * (EXP( ([.A33]*[.C33])/([.E33]*[.B33]*3639.76900396354) )  -1))" office:value-type="float" office:value="482866077621.982" calcext:value-type="float">
            <text:p>482866077621.982</text:p>
          </table:table-cell>
          <table:table-cell table:formula="of:=(2*PI( )*[.C33]*[.C33]*[.A33]) / (POWER([.E33];5) * (EXP( ([.A33]*[.C33])/([.E33]*[.B33]*3607.08748252358) )  -1))" office:value-type="float" office:value="431748722559.684" calcext:value-type="float">
            <text:p>431748722559.684</text:p>
          </table:table-cell>
          <table:table-cell table:formula="of:=(2*PI( )*[.C33]*[.C33]*[.A33]) / (POWER([.E33];5) * (EXP( ([.A33]*[.C33])/([.E33]*[.B33]*3491.3099269129) )  -1))" office:value-type="float" office:value="285598475384.002" calcext:value-type="float">
            <text:p>285598475384.002</text:p>
          </table:table-cell>
          <table:table-cell table:formula="of:=(2*PI( )*[.C33]*[.C33]*[.A33]) / (POWER([.E33];5) * (EXP( ([.A33]*[.C33])/([.E33]*[.B33]*3603.83918136312) )  -1))" office:value-type="float" office:value="426926252624.706" calcext:value-type="float">
            <text:p>426926252624.706</text:p>
          </table:table-cell>
          <table:table-cell table:formula="of:=(2*PI( )*[.C33]*[.C33]*[.A33]) / (POWER([.E33];5) * (EXP( ([.A33]*[.C33])/([.E33]*[.B33]*5529.53658708751) )  -1))" office:value-type="float" office:value="32883858283070.9" calcext:value-type="float">
            <text:p>32883858283070.9</text:p>
          </table:table-cell>
          <table:table-cell table:formula="of:=(2*PI( )*[.C33]*[.C33]*[.A33]) / (POWER([.E33];5) * (EXP( ([.A33]*[.C33])/([.E33]*[.B33]*3545.8658661559) )  -1))" office:value-type="float" office:value="348166629370.812" calcext:value-type="float">
            <text:p>348166629370.812</text:p>
          </table:table-cell>
          <table:table-cell table:formula="of:=(2*PI( )*[.C33]*[.C33]*[.A33]) / (POWER([.E33];5) * (EXP( ([.A33]*[.C33])/([.E33]*[.B33]*3909.75687519039) )  -1))" office:value-type="float" office:value="1132939076583.27" calcext:value-type="float">
            <text:p>1132939076583.27</text:p>
          </table:table-cell>
          <table:table-cell table:formula="of:=(2*PI( )*[.C33]*[.C33]*[.A33]) / (POWER([.E33];5) * (EXP( ([.A33]*[.C33])/([.E33]*[.B33]*3653.20966006719) )  -1))" office:value-type="float" office:value="505312340023.876" calcext:value-type="float">
            <text:p>505312340023.876</text:p>
          </table:table-cell>
          <table:table-cell table:formula="of:=(2*PI( )*[.C33]*[.C33]*[.A33]) / (POWER([.E33];5) * (EXP( ([.A33]*[.C33])/([.E33]*[.B33]*3523.91077015782) )  -1))" office:value-type="float" office:value="321725615105.108" calcext:value-type="float">
            <text:p>321725615105.108</text:p>
          </table:table-cell>
          <table:table-cell table:formula="of:=(2*PI( )*[.C33]*[.C33]*[.A33]) / (POWER([.E33];5) * (EXP( ([.A33]*[.C33])/([.E33]*[.B33]*3496.76346007464) )  -1))" office:value-type="float" office:value="291391259253.575" calcext:value-type="float">
            <text:p>291391259253.575</text:p>
          </table:table-cell>
          <table:table-cell table:formula="of:=(2*PI( )*[.C33]*[.C33]*[.A33]) / (POWER([.E33];5) * (EXP( ([.A33]*[.C33])/([.E33]*[.B33]*3605.05658350185) )  -1))" office:value-type="float" office:value="428728296942.809" calcext:value-type="float">
            <text:p>428728296942.80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3300" calcext:value-type="float">
            <text:p>3300</text:p>
          </table:table-cell>
          <table:table-cell table:formula="of:=[.D34]*POWER(10;-10)" office:value-type="float" office:value="0.00000033" calcext:value-type="float">
            <text:p>3.3E-07</text:p>
          </table:table-cell>
          <table:table-cell table:formula="of:=3.74192050507746E-016 / (POWER([.E34];5) * ((EXP( 1.9864748E-025 /([.E34]*1.381E-023 *3567.04712188114) )  -1)))" office:value-type="float" office:value="471525055396.114" calcext:value-type="float">
            <text:p>471525055396.114</text:p>
          </table:table-cell>
          <table:table-cell table:formula="of:=(2*PI( )*[.C34]*[.C34]*[.A34]) / (POWER([.E34];5) * (EXP( ([.A34]*[.C34])/([.E34]*[.B34]*3639.76900396354) )  -1))" office:value-type="float" office:value="601919823627.215" calcext:value-type="float">
            <text:p>601919823627.215</text:p>
          </table:table-cell>
          <table:table-cell table:formula="of:=(2*PI( )*[.C34]*[.C34]*[.A34]) / (POWER([.E34];5) * (EXP( ([.A34]*[.C34])/([.E34]*[.B34]*3607.08748252358) )  -1))" office:value-type="float" office:value="540027055263.568" calcext:value-type="float">
            <text:p>540027055263.568</text:p>
          </table:table-cell>
          <table:table-cell table:formula="of:=(2*PI( )*[.C34]*[.C34]*[.A34]) / (POWER([.E34];5) * (EXP( ([.A34]*[.C34])/([.E34]*[.B34]*3491.3099269129) )  -1))" office:value-type="float" office:value="361725166861.665" calcext:value-type="float">
            <text:p>361725166861.665</text:p>
          </table:table-cell>
          <table:table-cell table:formula="of:=(2*PI( )*[.C34]*[.C34]*[.A34]) / (POWER([.E34];5) * (EXP( ([.A34]*[.C34])/([.E34]*[.B34]*3603.83918136312) )  -1))" office:value-type="float" office:value="534176938105.232" calcext:value-type="float">
            <text:p>534176938105.232</text:p>
          </table:table-cell>
          <table:table-cell table:formula="of:=(2*PI( )*[.C34]*[.C34]*[.A34]) / (POWER([.E34];5) * (EXP( ([.A34]*[.C34])/([.E34]*[.B34]*5529.53658708751) )  -1))" office:value-type="float" office:value="36073084384774.6" calcext:value-type="float">
            <text:p>36073084384774.6</text:p>
          </table:table-cell>
          <table:table-cell table:formula="of:=(2*PI( )*[.C34]*[.C34]*[.A34]) / (POWER([.E34];5) * (EXP( ([.A34]*[.C34])/([.E34]*[.B34]*3545.8658661559) )  -1))" office:value-type="float" office:value="438331909979.386" calcext:value-type="float">
            <text:p>438331909979.386</text:p>
          </table:table-cell>
          <table:table-cell table:formula="of:=(2*PI( )*[.C34]*[.C34]*[.A34]) / (POWER([.E34];5) * (EXP( ([.A34]*[.C34])/([.E34]*[.B34]*3909.75687519039) )  -1))" office:value-type="float" office:value="1376245578572.51" calcext:value-type="float">
            <text:p>1376245578572.51</text:p>
          </table:table-cell>
          <table:table-cell table:formula="of:=(2*PI( )*[.C34]*[.C34]*[.A34]) / (POWER([.E34];5) * (EXP( ([.A34]*[.C34])/([.E34]*[.B34]*3653.20966006719) )  -1))" office:value-type="float" office:value="629033705342.466" calcext:value-type="float">
            <text:p>629033705342.466</text:p>
          </table:table-cell>
          <table:table-cell table:formula="of:=(2*PI( )*[.C34]*[.C34]*[.A34]) / (POWER([.E34];5) * (EXP( ([.A34]*[.C34])/([.E34]*[.B34]*3523.91077015782) )  -1))" office:value-type="float" office:value="406013970294.646" calcext:value-type="float">
            <text:p>406013970294.646</text:p>
          </table:table-cell>
          <table:table-cell table:formula="of:=(2*PI( )*[.C34]*[.C34]*[.A34]) / (POWER([.E34];5) * (EXP( ([.A34]*[.C34])/([.E34]*[.B34]*3496.76346007464) )  -1))" office:value-type="float" office:value="368837534202.418" calcext:value-type="float">
            <text:p>368837534202.418</text:p>
          </table:table-cell>
          <table:table-cell table:formula="of:=(2*PI( )*[.C34]*[.C34]*[.A34]) / (POWER([.E34];5) * (EXP( ([.A34]*[.C34])/([.E34]*[.B34]*3605.05658350185) )  -1))" office:value-type="float" office:value="536363223281.049" calcext:value-type="float">
            <text:p>536363223281.04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3400" calcext:value-type="float">
            <text:p>3400</text:p>
          </table:table-cell>
          <table:table-cell table:formula="of:=[.D35]*POWER(10;-10)" office:value-type="float" office:value="0.00000034" calcext:value-type="float">
            <text:p>3.4E-07</text:p>
          </table:table-cell>
          <table:table-cell table:formula="of:=3.74192050507746E-016 / (POWER([.E35];5) * ((EXP( 1.9864748E-025 /([.E35]*1.381E-023 *3567.04712188114) )  -1)))" office:value-type="float" office:value="581794624361.085" calcext:value-type="float">
            <text:p>581794624361.085</text:p>
          </table:table-cell>
          <table:table-cell table:formula="of:=(2*PI( )*[.C35]*[.C35]*[.A35]) / (POWER([.E35];5) * (EXP( ([.A35]*[.C35])/([.E35]*[.B35]*3639.76900396354) )  -1))" office:value-type="float" office:value="737369514346.502" calcext:value-type="float">
            <text:p>737369514346.502</text:p>
          </table:table-cell>
          <table:table-cell table:formula="of:=(2*PI( )*[.C35]*[.C35]*[.A35]) / (POWER([.E35];5) * (EXP( ([.A35]*[.C35])/([.E35]*[.B35]*3607.08748252358) )  -1))" office:value-type="float" office:value="663663462642.879" calcext:value-type="float">
            <text:p>663663462642.879</text:p>
          </table:table-cell>
          <table:table-cell table:formula="of:=(2*PI( )*[.C35]*[.C35]*[.A35]) / (POWER([.E35];5) * (EXP( ([.A35]*[.C35])/([.E35]*[.B35]*3491.3099269129) )  -1))" office:value-type="float" office:value="449810411289.441" calcext:value-type="float">
            <text:p>449810411289.441</text:p>
          </table:table-cell>
          <table:table-cell table:formula="of:=(2*PI( )*[.C35]*[.C35]*[.A35]) / (POWER([.E35];5) * (EXP( ([.A35]*[.C35])/([.E35]*[.B35]*3603.83918136312) )  -1))" office:value-type="float" office:value="656684313922.422" calcext:value-type="float">
            <text:p>656684313922.422</text:p>
          </table:table-cell>
          <table:table-cell table:formula="of:=(2*PI( )*[.C35]*[.C35]*[.A35]) / (POWER([.E35];5) * (EXP( ([.A35]*[.C35])/([.E35]*[.B35]*5529.53658708751) )  -1))" office:value-type="float" office:value="39182530688306.4" calcext:value-type="float">
            <text:p>39182530688306.4</text:p>
          </table:table-cell>
          <table:table-cell table:formula="of:=(2*PI( )*[.C35]*[.C35]*[.A35]) / (POWER([.E35];5) * (EXP( ([.A35]*[.C35])/([.E35]*[.B35]*3545.8658661559) )  -1))" office:value-type="float" office:value="542001335069.499" calcext:value-type="float">
            <text:p>542001335069.499</text:p>
          </table:table-cell>
          <table:table-cell table:formula="of:=(2*PI( )*[.C35]*[.C35]*[.A35]) / (POWER([.E35];5) * (EXP( ([.A35]*[.C35])/([.E35]*[.B35]*3909.75687519039) )  -1))" office:value-type="float" office:value="1645433721581.78" calcext:value-type="float">
            <text:p>1645433721581.78</text:p>
          </table:table-cell>
          <table:table-cell table:formula="of:=(2*PI( )*[.C35]*[.C35]*[.A35]) / (POWER([.E35];5) * (EXP( ([.A35]*[.C35])/([.E35]*[.B35]*3653.20966006719) )  -1))" office:value-type="float" office:value="769586953539.85" calcext:value-type="float">
            <text:p>769586953539.85</text:p>
          </table:table-cell>
          <table:table-cell table:formula="of:=(2*PI( )*[.C35]*[.C35]*[.A35]) / (POWER([.E35];5) * (EXP( ([.A35]*[.C35])/([.E35]*[.B35]*3523.91077015782) )  -1))" office:value-type="float" office:value="503172017156.123" calcext:value-type="float">
            <text:p>503172017156.123</text:p>
          </table:table-cell>
          <table:table-cell table:formula="of:=(2*PI( )*[.C35]*[.C35]*[.A35]) / (POWER([.E35];5) * (EXP( ([.A35]*[.C35])/([.E35]*[.B35]*3496.76346007464) )  -1))" office:value-type="float" office:value="458392163405.915" calcext:value-type="float">
            <text:p>458392163405.915</text:p>
          </table:table-cell>
          <table:table-cell table:formula="of:=(2*PI( )*[.C35]*[.C35]*[.A35]) / (POWER([.E35];5) * (EXP( ([.A35]*[.C35])/([.E35]*[.B35]*3605.05658350185) )  -1))" office:value-type="float" office:value="659292798527.541" calcext:value-type="float">
            <text:p>659292798527.54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3500" calcext:value-type="float">
            <text:p>3500</text:p>
          </table:table-cell>
          <table:table-cell table:formula="of:=[.D36]*POWER(10;-10)" office:value-type="float" office:value="0.00000035" calcext:value-type="float">
            <text:p>3.5E-07</text:p>
          </table:table-cell>
          <table:table-cell table:formula="of:=3.74192050507746E-016 / (POWER([.E36];5) * ((EXP( 1.9864748E-025 /([.E36]*1.381E-023 *3567.04712188114) )  -1)))" office:value-type="float" office:value="706309144422.971" calcext:value-type="float">
            <text:p>706309144422.971</text:p>
          </table:table-cell>
          <table:table-cell table:formula="of:=(2*PI( )*[.C36]*[.C36]*[.A36]) / (POWER([.E36];5) * (EXP( ([.A36]*[.C36])/([.E36]*[.B36]*3639.76900396354) )  -1))" office:value-type="float" office:value="889140061633.185" calcext:value-type="float">
            <text:p>889140061633.185</text:p>
          </table:table-cell>
          <table:table-cell table:formula="of:=(2*PI( )*[.C36]*[.C36]*[.A36]) / (POWER([.E36];5) * (EXP( ([.A36]*[.C36])/([.E36]*[.B36]*3607.08748252358) )  -1))" office:value-type="float" office:value="802674633703.406" calcext:value-type="float">
            <text:p>802674633703.406</text:p>
          </table:table-cell>
          <table:table-cell table:formula="of:=(2*PI( )*[.C36]*[.C36]*[.A36]) / (POWER([.E36];5) * (EXP( ([.A36]*[.C36])/([.E36]*[.B36]*3491.3099269129) )  -1))" office:value-type="float" office:value="550106693498.582" calcext:value-type="float">
            <text:p>550106693498.582</text:p>
          </table:table-cell>
          <table:table-cell table:formula="of:=(2*PI( )*[.C36]*[.C36]*[.A36]) / (POWER([.E36];5) * (EXP( ([.A36]*[.C36])/([.E36]*[.B36]*3603.83918136312) )  -1))" office:value-type="float" office:value="794473539309.832" calcext:value-type="float">
            <text:p>794473539309.832</text:p>
          </table:table-cell>
          <table:table-cell table:formula="of:=(2*PI( )*[.C36]*[.C36]*[.A36]) / (POWER([.E36];5) * (EXP( ([.A36]*[.C36])/([.E36]*[.B36]*5529.53658708751) )  -1))" office:value-type="float" office:value="42182748981456.5" calcext:value-type="float">
            <text:p>42182748981456.5</text:p>
          </table:table-cell>
          <table:table-cell table:formula="of:=(2*PI( )*[.C36]*[.C36]*[.A36]) / (POWER([.E36];5) * (EXP( ([.A36]*[.C36])/([.E36]*[.B36]*3545.8658661559) )  -1))" office:value-type="float" office:value="659332559550.497" calcext:value-type="float">
            <text:p>659332559550.497</text:p>
          </table:table-cell>
          <table:table-cell table:formula="of:=(2*PI( )*[.C36]*[.C36]*[.A36]) / (POWER([.E36];5) * (EXP( ([.A36]*[.C36])/([.E36]*[.B36]*3909.75687519039) )  -1))" office:value-type="float" office:value="1939131580285.56" calcext:value-type="float">
            <text:p>1939131580285.56</text:p>
          </table:table-cell>
          <table:table-cell table:formula="of:=(2*PI( )*[.C36]*[.C36]*[.A36]) / (POWER([.E36];5) * (EXP( ([.A36]*[.C36])/([.E36]*[.B36]*3653.20966006719) )  -1))" office:value-type="float" office:value="926855685754.445" calcext:value-type="float">
            <text:p>926855685754.445</text:p>
          </table:table-cell>
          <table:table-cell table:formula="of:=(2*PI( )*[.C36]*[.C36]*[.A36]) / (POWER([.E36];5) * (EXP( ([.A36]*[.C36])/([.E36]*[.B36]*3523.91077015782) )  -1))" office:value-type="float" office:value="613398857373.634" calcext:value-type="float">
            <text:p>613398857373.634</text:p>
          </table:table-cell>
          <table:table-cell table:formula="of:=(2*PI( )*[.C36]*[.C36]*[.A36]) / (POWER([.E36];5) * (EXP( ([.A36]*[.C36])/([.E36]*[.B36]*3496.76346007464) )  -1))" office:value-type="float" office:value="560299356059.606" calcext:value-type="float">
            <text:p>560299356059.606</text:p>
          </table:table-cell>
          <table:table-cell table:formula="of:=(2*PI( )*[.C36]*[.C36]*[.A36]) / (POWER([.E36];5) * (EXP( ([.A36]*[.C36])/([.E36]*[.B36]*3605.05658350185) )  -1))" office:value-type="float" office:value="797539020946.349" calcext:value-type="float">
            <text:p>797539020946.34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3600" calcext:value-type="float">
            <text:p>3600</text:p>
          </table:table-cell>
          <table:table-cell table:formula="of:=[.D37]*POWER(10;-10)" office:value-type="float" office:value="0.00000036" calcext:value-type="float">
            <text:p>3.6E-07</text:p>
          </table:table-cell>
          <table:table-cell table:formula="of:=3.74192050507746E-016 / (POWER([.E37];5) * ((EXP( 1.9864748E-025 /([.E37]*1.381E-023 *3567.04712188114) )  -1)))" office:value-type="float" office:value="844923929441.63" calcext:value-type="float">
            <text:p>844923929441.63</text:p>
          </table:table-cell>
          <table:table-cell table:formula="of:=(2*PI( )*[.C37]*[.C37]*[.A37]) / (POWER([.E37];5) * (EXP( ([.A37]*[.C37])/([.E37]*[.B37]*3639.76900396354) )  -1))" office:value-type="float" office:value="1056857102444.61" calcext:value-type="float">
            <text:p>1056857102444.61</text:p>
          </table:table-cell>
          <table:table-cell table:formula="of:=(2*PI( )*[.C37]*[.C37]*[.A37]) / (POWER([.E37];5) * (EXP( ([.A37]*[.C37])/([.E37]*[.B37]*3607.08748252358) )  -1))" office:value-type="float" office:value="956796603676.4" calcext:value-type="float">
            <text:p>956796603676.4</text:p>
          </table:table-cell>
          <table:table-cell table:formula="of:=(2*PI( )*[.C37]*[.C37]*[.A37]) / (POWER([.E37];5) * (EXP( ([.A37]*[.C37])/([.E37]*[.B37]*3491.3099269129) )  -1))" office:value-type="float" office:value="662650570873.994" calcext:value-type="float">
            <text:p>662650570873.994</text:p>
          </table:table-cell>
          <table:table-cell table:formula="of:=(2*PI( )*[.C37]*[.C37]*[.A37]) / (POWER([.E37];5) * (EXP( ([.A37]*[.C37])/([.E37]*[.B37]*3603.83918136312) )  -1))" office:value-type="float" office:value="947290969724.095" calcext:value-type="float">
            <text:p>947290969724.095</text:p>
          </table:table-cell>
          <table:table-cell table:formula="of:=(2*PI( )*[.C37]*[.C37]*[.A37]) / (POWER([.E37];5) * (EXP( ([.A37]*[.C37])/([.E37]*[.B37]*5529.53658708751) )  -1))" office:value-type="float" office:value="45048963449263.2" calcext:value-type="float">
            <text:p>45048963449263.2</text:p>
          </table:table-cell>
          <table:table-cell table:formula="of:=(2*PI( )*[.C37]*[.C37]*[.A37]) / (POWER([.E37];5) * (EXP( ([.A37]*[.C37])/([.E37]*[.B37]*3545.8658661559) )  -1))" office:value-type="float" office:value="790237227072.717" calcext:value-type="float">
            <text:p>790237227072.717</text:p>
          </table:table-cell>
          <table:table-cell table:formula="of:=(2*PI( )*[.C37]*[.C37]*[.A37]) / (POWER([.E37];5) * (EXP( ([.A37]*[.C37])/([.E37]*[.B37]*3909.75687519039) )  -1))" office:value-type="float" office:value="2255531902557.61" calcext:value-type="float">
            <text:p>2255531902557.61</text:p>
          </table:table-cell>
          <table:table-cell table:formula="of:=(2*PI( )*[.C37]*[.C37]*[.A37]) / (POWER([.E37];5) * (EXP( ([.A37]*[.C37])/([.E37]*[.B37]*3653.20966006719) )  -1))" office:value-type="float" office:value="1100416585463.49" calcext:value-type="float">
            <text:p>1100416585463.49</text:p>
          </table:table-cell>
          <table:table-cell table:formula="of:=(2*PI( )*[.C37]*[.C37]*[.A37]) / (POWER([.E37];5) * (EXP( ([.A37]*[.C37])/([.E37]*[.B37]*3523.91077015782) )  -1))" office:value-type="float" office:value="736659807785.343" calcext:value-type="float">
            <text:p>736659807785.343</text:p>
          </table:table-cell>
          <table:table-cell table:formula="of:=(2*PI( )*[.C37]*[.C37]*[.A37]) / (POWER([.E37];5) * (EXP( ([.A37]*[.C37])/([.E37]*[.B37]*3496.76346007464) )  -1))" office:value-type="float" office:value="674584434865.413" calcext:value-type="float">
            <text:p>674584434865.413</text:p>
          </table:table-cell>
          <table:table-cell table:formula="of:=(2*PI( )*[.C37]*[.C37]*[.A37]) / (POWER([.E37];5) * (EXP( ([.A37]*[.C37])/([.E37]*[.B37]*3605.05658350185) )  -1))" office:value-type="float" office:value="950844391750.93" calcext:value-type="float">
            <text:p>950844391750.9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3700" calcext:value-type="float">
            <text:p>3700</text:p>
          </table:table-cell>
          <table:table-cell table:formula="of:=[.D38]*POWER(10;-10)" office:value-type="float" office:value="0.00000037" calcext:value-type="float">
            <text:p>3.7E-07</text:p>
          </table:table-cell>
          <table:table-cell table:formula="of:=3.74192050507746E-016 / (POWER([.E38];5) * ((EXP( 1.9864748E-025 /([.E38]*1.381E-023 *3567.04712188114) )  -1)))" office:value-type="float" office:value="997249599247.389" calcext:value-type="float">
            <text:p>997249599247.389</text:p>
          </table:table-cell>
          <table:table-cell table:formula="of:=(2*PI( )*[.C38]*[.C38]*[.A38]) / (POWER([.E38];5) * (EXP( ([.A38]*[.C38])/([.E38]*[.B38]*3639.76900396354) )  -1))" office:value-type="float" office:value="1239869695951.24" calcext:value-type="float">
            <text:p>1239869695951.24</text:p>
          </table:table-cell>
          <table:table-cell table:formula="of:=(2*PI( )*[.C38]*[.C38]*[.A38]) / (POWER([.E38];5) * (EXP( ([.A38]*[.C38])/([.E38]*[.B38]*3607.08748252358) )  -1))" office:value-type="float" office:value="1125502955518.74" calcext:value-type="float">
            <text:p>1125502955518.74</text:p>
          </table:table-cell>
          <table:table-cell table:formula="of:=(2*PI( )*[.C38]*[.C38]*[.A38]) / (POWER([.E38];5) * (EXP( ([.A38]*[.C38])/([.E38]*[.B38]*3491.3099269129) )  -1))" office:value-type="float" office:value="787268066151.954" calcext:value-type="float">
            <text:p>787268066151.954</text:p>
          </table:table-cell>
          <table:table-cell table:formula="of:=(2*PI( )*[.C38]*[.C38]*[.A38]) / (POWER([.E38];5) * (EXP( ([.A38]*[.C38])/([.E38]*[.B38]*3603.83918136312) )  -1))" office:value-type="float" office:value="1114621933202.74" calcext:value-type="float">
            <text:p>1114621933202.74</text:p>
          </table:table-cell>
          <table:table-cell table:formula="of:=(2*PI( )*[.C38]*[.C38]*[.A38]) / (POWER([.E38];5) * (EXP( ([.A38]*[.C38])/([.E38]*[.B38]*5529.53658708751) )  -1))" office:value-type="float" office:value="47761004307845.5" calcext:value-type="float">
            <text:p>47761004307845.5</text:p>
          </table:table-cell>
          <table:table-cell table:formula="of:=(2*PI( )*[.C38]*[.C38]*[.A38]) / (POWER([.E38];5) * (EXP( ([.A38]*[.C38])/([.E38]*[.B38]*3545.8658661559) )  -1))" office:value-type="float" office:value="934391806492.407" calcext:value-type="float">
            <text:p>934391806492.407</text:p>
          </table:table-cell>
          <table:table-cell table:formula="of:=(2*PI( )*[.C38]*[.C38]*[.A38]) / (POWER([.E38];5) * (EXP( ([.A38]*[.C38])/([.E38]*[.B38]*3909.75687519039) )  -1))" office:value-type="float" office:value="2592467192478.28" calcext:value-type="float">
            <text:p>2592467192478.28</text:p>
          </table:table-cell>
          <table:table-cell table:formula="of:=(2*PI( )*[.C38]*[.C38]*[.A38]) / (POWER([.E38];5) * (EXP( ([.A38]*[.C38])/([.E38]*[.B38]*3653.20966006719) )  -1))" office:value-type="float" office:value="1289564080471.17" calcext:value-type="float">
            <text:p>1289564080471.17</text:p>
          </table:table-cell>
          <table:table-cell table:formula="of:=(2*PI( )*[.C38]*[.C38]*[.A38]) / (POWER([.E38];5) * (EXP( ([.A38]*[.C38])/([.E38]*[.B38]*3523.91077015782) )  -1))" office:value-type="float" office:value="872694922412.611" calcext:value-type="float">
            <text:p>872694922412.611</text:p>
          </table:table-cell>
          <table:table-cell table:formula="of:=(2*PI( )*[.C38]*[.C38]*[.A38]) / (POWER([.E38];5) * (EXP( ([.A38]*[.C38])/([.E38]*[.B38]*3496.76346007464) )  -1))" office:value-type="float" office:value="801059727138.516" calcext:value-type="float">
            <text:p>801059727138.516</text:p>
          </table:table-cell>
          <table:table-cell table:formula="of:=(2*PI( )*[.C38]*[.C38]*[.A38]) / (POWER([.E38];5) * (EXP( ([.A38]*[.C38])/([.E38]*[.B38]*3605.05658350185) )  -1))" office:value-type="float" office:value="1118689850340.47" calcext:value-type="float">
            <text:p>1118689850340.4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3800" calcext:value-type="float">
            <text:p>3800</text:p>
          </table:table-cell>
          <table:table-cell table:formula="of:=[.D39]*POWER(10;-10)" office:value-type="float" office:value="0.00000038" calcext:value-type="float">
            <text:p>3.8E-07</text:p>
          </table:table-cell>
          <table:table-cell table:formula="of:=3.74192050507746E-016 / (POWER([.E39];5) * ((EXP( 1.9864748E-025 /([.E39]*1.381E-023 *3567.04712188114) )  -1)))" office:value-type="float" office:value="1162672604008.8" calcext:value-type="float">
            <text:p>1162672604008.8</text:p>
          </table:table-cell>
          <table:table-cell table:formula="of:=(2*PI( )*[.C39]*[.C39]*[.A39]) / (POWER([.E39];5) * (EXP( ([.A39]*[.C39])/([.E39]*[.B39]*3639.76900396354) )  -1))" office:value-type="float" office:value="1437280379055.62" calcext:value-type="float">
            <text:p>1437280379055.62</text:p>
          </table:table-cell>
          <table:table-cell table:formula="of:=(2*PI( )*[.C39]*[.C39]*[.A39]) / (POWER([.E39];5) * (EXP( ([.A39]*[.C39])/([.E39]*[.B39]*3607.08748252358) )  -1))" office:value-type="float" office:value="1308030394890.77" calcext:value-type="float">
            <text:p>1308030394890.77</text:p>
          </table:table-cell>
          <table:table-cell table:formula="of:=(2*PI( )*[.C39]*[.C39]*[.A39]) / (POWER([.E39];5) * (EXP( ([.A39]*[.C39])/([.E39]*[.B39]*3491.3099269129) )  -1))" office:value-type="float" office:value="923586952565.354" calcext:value-type="float">
            <text:p>923586952565.354</text:p>
          </table:table-cell>
          <table:table-cell table:formula="of:=(2*PI( )*[.C39]*[.C39]*[.A39]) / (POWER([.E39];5) * (EXP( ([.A39]*[.C39])/([.E39]*[.B39]*3603.83918136312) )  -1))" office:value-type="float" office:value="1295715877583.2" calcext:value-type="float">
            <text:p>1295715877583.2</text:p>
          </table:table-cell>
          <table:table-cell table:formula="of:=(2*PI( )*[.C39]*[.C39]*[.A39]) / (POWER([.E39];5) * (EXP( ([.A39]*[.C39])/([.E39]*[.B39]*5529.53658708751) )  -1))" office:value-type="float" office:value="50303101554514" calcext:value-type="float">
            <text:p>50303101554514</text:p>
          </table:table-cell>
          <table:table-cell table:formula="of:=(2*PI( )*[.C39]*[.C39]*[.A39]) / (POWER([.E39];5) * (EXP( ([.A39]*[.C39])/([.E39]*[.B39]*3545.8658661559) )  -1))" office:value-type="float" office:value="1091255639733.66" calcext:value-type="float">
            <text:p>1091255639733.66</text:p>
          </table:table-cell>
          <table:table-cell table:formula="of:=(2*PI( )*[.C39]*[.C39]*[.A39]) / (POWER([.E39];5) * (EXP( ([.A39]*[.C39])/([.E39]*[.B39]*3909.75687519039) )  -1))" office:value-type="float" office:value="2947488247068.79" calcext:value-type="float">
            <text:p>2947488247068.79</text:p>
          </table:table-cell>
          <table:table-cell table:formula="of:=(2*PI( )*[.C39]*[.C39]*[.A39]) / (POWER([.E39];5) * (EXP( ([.A39]*[.C39])/([.E39]*[.B39]*3653.20966006719) )  -1))" office:value-type="float" office:value="1493342334122.64" calcext:value-type="float">
            <text:p>1493342334122.64</text:p>
          </table:table-cell>
          <table:table-cell table:formula="of:=(2*PI( )*[.C39]*[.C39]*[.A39]) / (POWER([.E39];5) * (EXP( ([.A39]*[.C39])/([.E39]*[.B39]*3523.91077015782) )  -1))" office:value-type="float" office:value="1021034615112.02" calcext:value-type="float">
            <text:p>1021034615112.02</text:p>
          </table:table-cell>
          <table:table-cell table:formula="of:=(2*PI( )*[.C39]*[.C39]*[.A39]) / (POWER([.E39];5) * (EXP( ([.A39]*[.C39])/([.E39]*[.B39]*3496.76346007464) )  -1))" office:value-type="float" office:value="939337386487.138" calcext:value-type="float">
            <text:p>939337386487.138</text:p>
          </table:table-cell>
          <table:table-cell table:formula="of:=(2*PI( )*[.C39]*[.C39]*[.A39]) / (POWER([.E39];5) * (EXP( ([.A39]*[.C39])/([.E39]*[.B39]*3605.05658350185) )  -1))" office:value-type="float" office:value="1300320081462.03" calcext:value-type="float">
            <text:p>1300320081462.0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3900" calcext:value-type="float">
            <text:p>3900</text:p>
          </table:table-cell>
          <table:table-cell table:formula="of:=[.D40]*POWER(10;-10)" office:value-type="float" office:value="0.00000039" calcext:value-type="float">
            <text:p>3.9E-07</text:p>
          </table:table-cell>
          <table:table-cell table:formula="of:=3.74192050507746E-016 / (POWER([.E40];5) * ((EXP( 1.9864748E-025 /([.E40]*1.381E-023 *3567.04712188114) )  -1)))" office:value-type="float" office:value="1340381085068.21" calcext:value-type="float">
            <text:p>1340381085068.21</text:p>
          </table:table-cell>
          <table:table-cell table:formula="of:=(2*PI( )*[.C40]*[.C40]*[.A40]) / (POWER([.E40];5) * (EXP( ([.A40]*[.C40])/([.E40]*[.B40]*3639.76900396354) )  -1))" office:value-type="float" office:value="1647980159848.38" calcext:value-type="float">
            <text:p>1647980159848.38</text:p>
          </table:table-cell>
          <table:table-cell table:formula="of:=(2*PI( )*[.C40]*[.C40]*[.A40]) / (POWER([.E40];5) * (EXP( ([.A40]*[.C40])/([.E40]*[.B40]*3607.08748252358) )  -1))" office:value-type="float" office:value="1503409488167.16" calcext:value-type="float">
            <text:p>1503409488167.16</text:p>
          </table:table-cell>
          <table:table-cell table:formula="of:=(2*PI( )*[.C40]*[.C40]*[.A40]) / (POWER([.E40];5) * (EXP( ([.A40]*[.C40])/([.E40]*[.B40]*3491.3099269129) )  -1))" office:value-type="float" office:value="1071054433266.5" calcext:value-type="float">
            <text:p>1071054433266.5</text:p>
          </table:table-cell>
          <table:table-cell table:formula="of:=(2*PI( )*[.C40]*[.C40]*[.A40]) / (POWER([.E40];5) * (EXP( ([.A40]*[.C40])/([.E40]*[.B40]*3603.83918136312) )  -1))" office:value-type="float" office:value="1489616698902.06" calcext:value-type="float">
            <text:p>1489616698902.06</text:p>
          </table:table-cell>
          <table:table-cell table:formula="of:=(2*PI( )*[.C40]*[.C40]*[.A40]) / (POWER([.E40];5) * (EXP( ([.A40]*[.C40])/([.E40]*[.B40]*5529.53658708751) )  -1))" office:value-type="float" office:value="52663580681241.7" calcext:value-type="float">
            <text:p>52663580681241.7</text:p>
          </table:table-cell>
          <table:table-cell table:formula="of:=(2*PI( )*[.C40]*[.C40]*[.A40]) / (POWER([.E40];5) * (EXP( ([.A40]*[.C40])/([.E40]*[.B40]*3545.8658661559) )  -1))" office:value-type="float" office:value="1260094375816.92" calcext:value-type="float">
            <text:p>1260094375816.92</text:p>
          </table:table-cell>
          <table:table-cell table:formula="of:=(2*PI( )*[.C40]*[.C40]*[.A40]) / (POWER([.E40];5) * (EXP( ([.A40]*[.C40])/([.E40]*[.B40]*3909.75687519039) )  -1))" office:value-type="float" office:value="3317942164062.6" calcext:value-type="float">
            <text:p>3317942164062.6</text:p>
          </table:table-cell>
          <table:table-cell table:formula="of:=(2*PI( )*[.C40]*[.C40]*[.A40]) / (POWER([.E40];5) * (EXP( ([.A40]*[.C40])/([.E40]*[.B40]*3653.20966006719) )  -1))" office:value-type="float" office:value="1710582058571.15" calcext:value-type="float">
            <text:p>1710582058571.15</text:p>
          </table:table-cell>
          <table:table-cell table:formula="of:=(2*PI( )*[.C40]*[.C40]*[.A40]) / (POWER([.E40];5) * (EXP( ([.A40]*[.C40])/([.E40]*[.B40]*3523.91077015782) )  -1))" office:value-type="float" office:value="1181020691513.97" calcext:value-type="float">
            <text:p>1181020691513.97</text:p>
          </table:table-cell>
          <table:table-cell table:formula="of:=(2*PI( )*[.C40]*[.C40]*[.A40]) / (POWER([.E40];5) * (EXP( ([.A40]*[.C40])/([.E40]*[.B40]*3496.76346007464) )  -1))" office:value-type="float" office:value="1088847615172.4" calcext:value-type="float">
            <text:p>1088847615172.4</text:p>
          </table:table-cell>
          <table:table-cell table:formula="of:=(2*PI( )*[.C40]*[.C40]*[.A40]) / (POWER([.E40];5) * (EXP( ([.A40]*[.C40])/([.E40]*[.B40]*3605.05658350185) )  -1))" office:value-type="float" office:value="1494773996838.7" calcext:value-type="float">
            <text:p>1494773996838.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4000" calcext:value-type="float">
            <text:p>4000</text:p>
          </table:table-cell>
          <table:table-cell table:formula="of:=[.D41]*POWER(10;-10)" office:value-type="float" office:value="0.0000004" calcext:value-type="float">
            <text:p>4E-07</text:p>
          </table:table-cell>
          <table:table-cell table:formula="of:=3.74192050507746E-016 / (POWER([.E41];5) * ((EXP( 1.9864748E-025 /([.E41]*1.381E-023 *3567.04712188114) )  -1)))" office:value-type="float" office:value="1529394208074.42" calcext:value-type="float">
            <text:p>1529394208074.42</text:p>
          </table:table-cell>
          <table:table-cell table:formula="of:=(2*PI( )*[.C41]*[.C41]*[.A41]) / (POWER([.E41];5) * (EXP( ([.A41]*[.C41])/([.E41]*[.B41]*3639.76900396354) )  -1))" office:value-type="float" office:value="1870686244410.29" calcext:value-type="float">
            <text:p>1870686244410.29</text:p>
          </table:table-cell>
          <table:table-cell table:formula="of:=(2*PI( )*[.C41]*[.C41]*[.A41]) / (POWER([.E41];5) * (EXP( ([.A41]*[.C41])/([.E41]*[.B41]*3607.08748252358) )  -1))" office:value-type="float" office:value="1710498510269.85" calcext:value-type="float">
            <text:p>1710498510269.85</text:p>
          </table:table-cell>
          <table:table-cell table:formula="of:=(2*PI( )*[.C41]*[.C41]*[.A41]) / (POWER([.E41];5) * (EXP( ([.A41]*[.C41])/([.E41]*[.B41]*3491.3099269129) )  -1))" office:value-type="float" office:value="1228958709193.98" calcext:value-type="float">
            <text:p>1228958709193.98</text:p>
          </table:table-cell>
          <table:table-cell table:formula="of:=(2*PI( )*[.C41]*[.C41]*[.A41]) / (POWER([.E41];5) * (EXP( ([.A41]*[.C41])/([.E41]*[.B41]*3603.83918136312) )  -1))" office:value-type="float" office:value="1695196212987.75" calcext:value-type="float">
            <text:p>1695196212987.75</text:p>
          </table:table-cell>
          <table:table-cell table:formula="of:=(2*PI( )*[.C41]*[.C41]*[.A41]) / (POWER([.E41];5) * (EXP( ([.A41]*[.C41])/([.E41]*[.B41]*5529.53658708751) )  -1))" office:value-type="float" office:value="54834495562320.8" calcext:value-type="float">
            <text:p>54834495562320.8</text:p>
          </table:table-cell>
          <table:table-cell table:formula="of:=(2*PI( )*[.C41]*[.C41]*[.A41]) / (POWER([.E41];5) * (EXP( ([.A41]*[.C41])/([.E41]*[.B41]*3545.8658661559) )  -1))" office:value-type="float" office:value="1440007027514.92" calcext:value-type="float">
            <text:p>1440007027514.92</text:p>
          </table:table-cell>
          <table:table-cell table:formula="of:=(2*PI( )*[.C41]*[.C41]*[.A41]) / (POWER([.E41];5) * (EXP( ([.A41]*[.C41])/([.E41]*[.B41]*3909.75687519039) )  -1))" office:value-type="float" office:value="3701046718674.23" calcext:value-type="float">
            <text:p>3701046718674.23</text:p>
          </table:table-cell>
          <table:table-cell table:formula="of:=(2*PI( )*[.C41]*[.C41]*[.A41]) / (POWER([.E41];5) * (EXP( ([.A41]*[.C41])/([.E41]*[.B41]*3653.20966006719) )  -1))" office:value-type="float" office:value="1939939884454.84" calcext:value-type="float">
            <text:p>1939939884454.84</text:p>
          </table:table-cell>
          <table:table-cell table:formula="of:=(2*PI( )*[.C41]*[.C41]*[.A41]) / (POWER([.E41];5) * (EXP( ([.A41]*[.C41])/([.E41]*[.B41]*3523.91077015782) )  -1))" office:value-type="float" office:value="1351831130890.52" calcext:value-type="float">
            <text:p>1351831130890.52</text:p>
          </table:table-cell>
          <table:table-cell table:formula="of:=(2*PI( )*[.C41]*[.C41]*[.A41]) / (POWER([.E41];5) * (EXP( ([.A41]*[.C41])/([.E41]*[.B41]*3496.76346007464) )  -1))" office:value-type="float" office:value="1248860755779.03" calcext:value-type="float">
            <text:p>1248860755779.03</text:p>
          </table:table-cell>
          <table:table-cell table:formula="of:=(2*PI( )*[.C41]*[.C41]*[.A41]) / (POWER([.E41];5) * (EXP( ([.A41]*[.C41])/([.E41]*[.B41]*3605.05658350185) )  -1))" office:value-type="float" office:value="1700918347568.35" calcext:value-type="float">
            <text:p>1700918347568.3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4100" calcext:value-type="float">
            <text:p>4100</text:p>
          </table:table-cell>
          <table:table-cell table:formula="of:=[.D42]*POWER(10;-10)" office:value-type="float" office:value="0.00000041" calcext:value-type="float">
            <text:p>4.1E-07</text:p>
          </table:table-cell>
          <table:table-cell table:formula="of:=3.74192050507746E-016 / (POWER([.E42];5) * ((EXP( 1.9864748E-025 /([.E42]*1.381E-023 *3567.04712188114) )  -1)))" office:value-type="float" office:value="1728593291995.58" calcext:value-type="float">
            <text:p>1728593291995.58</text:p>
          </table:table-cell>
          <table:table-cell table:formula="of:=(2*PI( )*[.C42]*[.C42]*[.A42]) / (POWER([.E42];5) * (EXP( ([.A42]*[.C42])/([.E42]*[.B42]*3639.76900396354) )  -1))" office:value-type="float" office:value="2103980594291.25" calcext:value-type="float">
            <text:p>2103980594291.25</text:p>
          </table:table-cell>
          <table:table-cell table:formula="of:=(2*PI( )*[.C42]*[.C42]*[.A42]) / (POWER([.E42];5) * (EXP( ([.A42]*[.C42])/([.E42]*[.B42]*3607.08748252358) )  -1))" office:value-type="float" office:value="1928018597495.75" calcext:value-type="float">
            <text:p>1928018597495.75</text:p>
          </table:table-cell>
          <table:table-cell table:formula="of:=(2*PI( )*[.C42]*[.C42]*[.A42]) / (POWER([.E42];5) * (EXP( ([.A42]*[.C42])/([.E42]*[.B42]*3491.3099269129) )  -1))" office:value-type="float" office:value="1396453018345.79" calcext:value-type="float">
            <text:p>1396453018345.79</text:p>
          </table:table-cell>
          <table:table-cell table:formula="of:=(2*PI( )*[.C42]*[.C42]*[.A42]) / (POWER([.E42];5) * (EXP( ([.A42]*[.C42])/([.E42]*[.B42]*3603.83918136312) )  -1))" office:value-type="float" office:value="1911188975517.89" calcext:value-type="float">
            <text:p>1911188975517.89</text:p>
          </table:table-cell>
          <table:table-cell table:formula="of:=(2*PI( )*[.C42]*[.C42]*[.A42]) / (POWER([.E42];5) * (EXP( ([.A42]*[.C42])/([.E42]*[.B42]*5529.53658708751) )  -1))" office:value-type="float" office:value="56811227065854.1" calcext:value-type="float">
            <text:p>56811227065854.1</text:p>
          </table:table-cell>
          <table:table-cell table:formula="of:=(2*PI( )*[.C42]*[.C42]*[.A42]) / (POWER([.E42];5) * (EXP( ([.A42]*[.C42])/([.E42]*[.B42]*3545.8658661559) )  -1))" office:value-type="float" office:value="1629955045071.68" calcext:value-type="float">
            <text:p>1629955045071.68</text:p>
          </table:table-cell>
          <table:table-cell table:formula="of:=(2*PI( )*[.C42]*[.C42]*[.A42]) / (POWER([.E42];5) * (EXP( ([.A42]*[.C42])/([.E42]*[.B42]*3909.75687519039) )  -1))" office:value-type="float" office:value="4093958854889.42" calcext:value-type="float">
            <text:p>4093958854889.42</text:p>
          </table:table-cell>
          <table:table-cell table:formula="of:=(2*PI( )*[.C42]*[.C42]*[.A42]) / (POWER([.E42];5) * (EXP( ([.A42]*[.C42])/([.E42]*[.B42]*3653.20966006719) )  -1))" office:value-type="float" office:value="2179938346289.97" calcext:value-type="float">
            <text:p>2179938346289.97</text:p>
          </table:table-cell>
          <table:table-cell table:formula="of:=(2*PI( )*[.C42]*[.C42]*[.A42]) / (POWER([.E42];5) * (EXP( ([.A42]*[.C42])/([.E42]*[.B42]*3523.91077015782) )  -1))" office:value-type="float" office:value="1532507087417.18" calcext:value-type="float">
            <text:p>1532507087417.18</text:p>
          </table:table-cell>
          <table:table-cell table:formula="of:=(2*PI( )*[.C42]*[.C42]*[.A42]) / (POWER([.E42];5) * (EXP( ([.A42]*[.C42])/([.E42]*[.B42]*3496.76346007464) )  -1))" office:value-type="float" office:value="1418511816046.14" calcext:value-type="float">
            <text:p>1418511816046.14</text:p>
          </table:table-cell>
          <table:table-cell table:formula="of:=(2*PI( )*[.C42]*[.C42]*[.A42]) / (POWER([.E42];5) * (EXP( ([.A42]*[.C42])/([.E42]*[.B42]*3605.05658350185) )  -1))" office:value-type="float" office:value="1917482668771.91" calcext:value-type="float">
            <text:p>1917482668771.9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4200" calcext:value-type="float">
            <text:p>4200</text:p>
          </table:table-cell>
          <table:table-cell table:formula="of:=[.D43]*POWER(10;-10)" office:value-type="float" office:value="0.00000042" calcext:value-type="float">
            <text:p>4.2E-07</text:p>
          </table:table-cell>
          <table:table-cell table:formula="of:=3.74192050507746E-016 / (POWER([.E43];5) * ((EXP( 1.9864748E-025 /([.E43]*1.381E-023 *3567.04712188114) )  -1)))" office:value-type="float" office:value="1936753300606.95" calcext:value-type="float">
            <text:p>1936753300606.95</text:p>
          </table:table-cell>
          <table:table-cell table:formula="of:=(2*PI( )*[.C43]*[.C43]*[.A43]) / (POWER([.E43];5) * (EXP( ([.A43]*[.C43])/([.E43]*[.B43]*3639.76900396354) )  -1))" office:value-type="float" office:value="2346347754006.7" calcext:value-type="float">
            <text:p>2346347754006.7</text:p>
          </table:table-cell>
          <table:table-cell table:formula="of:=(2*PI( )*[.C43]*[.C43]*[.A43]) / (POWER([.E43];5) * (EXP( ([.A43]*[.C43])/([.E43]*[.B43]*3607.08748252358) )  -1))" office:value-type="float" office:value="2154588696686.33" calcext:value-type="float">
            <text:p>2154588696686.33</text:p>
          </table:table-cell>
          <table:table-cell table:formula="of:=(2*PI( )*[.C43]*[.C43]*[.A43]) / (POWER([.E43];5) * (EXP( ([.A43]*[.C43])/([.E43]*[.B43]*3491.3099269129) )  -1))" office:value-type="float" office:value="1572580882122.72" calcext:value-type="float">
            <text:p>1572580882122.72</text:p>
          </table:table-cell>
          <table:table-cell table:formula="of:=(2*PI( )*[.C43]*[.C43]*[.A43]) / (POWER([.E43];5) * (EXP( ([.A43]*[.C43])/([.E43]*[.B43]*3603.83918136312) )  -1))" office:value-type="float" office:value="2136226947546.38" calcext:value-type="float">
            <text:p>2136226947546.38</text:p>
          </table:table-cell>
          <table:table-cell table:formula="of:=(2*PI( )*[.C43]*[.C43]*[.A43]) / (POWER([.E43];5) * (EXP( ([.A43]*[.C43])/([.E43]*[.B43]*5529.53658708751) )  -1))" office:value-type="float" office:value="58592069723198.9" calcext:value-type="float">
            <text:p>58592069723198.9</text:p>
          </table:table-cell>
          <table:table-cell table:formula="of:=(2*PI( )*[.C43]*[.C43]*[.A43]) / (POWER([.E43];5) * (EXP( ([.A43]*[.C43])/([.E43]*[.B43]*3545.8658661559) )  -1))" office:value-type="float" office:value="1828792017765.85" calcext:value-type="float">
            <text:p>1828792017765.85</text:p>
          </table:table-cell>
          <table:table-cell table:formula="of:=(2*PI( )*[.C43]*[.C43]*[.A43]) / (POWER([.E43];5) * (EXP( ([.A43]*[.C43])/([.E43]*[.B43]*3909.75687519039) )  -1))" office:value-type="float" office:value="4493835800267.1" calcext:value-type="float">
            <text:p>4493835800267.1</text:p>
          </table:table-cell>
          <table:table-cell table:formula="of:=(2*PI( )*[.C43]*[.C43]*[.A43]) / (POWER([.E43];5) * (EXP( ([.A43]*[.C43])/([.E43]*[.B43]*3653.20966006719) )  -1))" office:value-type="float" office:value="2429004904323.01" calcext:value-type="float">
            <text:p>2429004904323.01</text:p>
          </table:table-cell>
          <table:table-cell table:formula="of:=(2*PI( )*[.C43]*[.C43]*[.A43]) / (POWER([.E43];5) * (EXP( ([.A43]*[.C43])/([.E43]*[.B43]*3523.91077015782) )  -1))" office:value-type="float" office:value="1721980770131.89" calcext:value-type="float">
            <text:p>1721980770131.89</text:p>
          </table:table-cell>
          <table:table-cell table:formula="of:=(2*PI( )*[.C43]*[.C43]*[.A43]) / (POWER([.E43];5) * (EXP( ([.A43]*[.C43])/([.E43]*[.B43]*3496.76346007464) )  -1))" office:value-type="float" office:value="1596826149431.74" calcext:value-type="float">
            <text:p>1596826149431.74</text:p>
          </table:table-cell>
          <table:table-cell table:formula="of:=(2*PI( )*[.C43]*[.C43]*[.A43]) / (POWER([.E43];5) * (EXP( ([.A43]*[.C43])/([.E43]*[.B43]*3605.05658350185) )  -1))" office:value-type="float" office:value="2143094051366.21" calcext:value-type="float">
            <text:p>2143094051366.2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4300" calcext:value-type="float">
            <text:p>4300</text:p>
          </table:table-cell>
          <table:table-cell table:formula="of:=[.D44]*POWER(10;-10)" office:value-type="float" office:value="0.00000043" calcext:value-type="float">
            <text:p>4.3E-07</text:p>
          </table:table-cell>
          <table:table-cell table:formula="of:=3.74192050507746E-016 / (POWER([.E44];5) * ((EXP( 1.9864748E-025 /([.E44]*1.381E-023 *3567.04712188114) )  -1)))" office:value-type="float" office:value="2152573529373.47" calcext:value-type="float">
            <text:p>2152573529373.47</text:p>
          </table:table-cell>
          <table:table-cell table:formula="of:=(2*PI( )*[.C44]*[.C44]*[.A44]) / (POWER([.E44];5) * (EXP( ([.A44]*[.C44])/([.E44]*[.B44]*3639.76900396354) )  -1))" office:value-type="float" office:value="2596210735309.73" calcext:value-type="float">
            <text:p>2596210735309.73</text:p>
          </table:table-cell>
          <table:table-cell table:formula="of:=(2*PI( )*[.C44]*[.C44]*[.A44]) / (POWER([.E44];5) * (EXP( ([.A44]*[.C44])/([.E44]*[.B44]*3607.08748252358) )  -1))" office:value-type="float" office:value="2388759112427.06" calcext:value-type="float">
            <text:p>2388759112427.06</text:p>
          </table:table-cell>
          <table:table-cell table:formula="of:=(2*PI( )*[.C44]*[.C44]*[.A44]) / (POWER([.E44];5) * (EXP( ([.A44]*[.C44])/([.E44]*[.B44]*3491.3099269129) )  -1))" office:value-type="float" office:value="1756301483157.4" calcext:value-type="float">
            <text:p>1756301483157.4</text:p>
          </table:table-cell>
          <table:table-cell table:formula="of:=(2*PI( )*[.C44]*[.C44]*[.A44]) / (POWER([.E44];5) * (EXP( ([.A44]*[.C44])/([.E44]*[.B44]*3603.83918136312) )  -1))" office:value-type="float" office:value="2368872810212.53" calcext:value-type="float">
            <text:p>2368872810212.53</text:p>
          </table:table-cell>
          <table:table-cell table:formula="of:=(2*PI( )*[.C44]*[.C44]*[.A44]) / (POWER([.E44];5) * (EXP( ([.A44]*[.C44])/([.E44]*[.B44]*5529.53658708751) )  -1))" office:value-type="float" office:value="60177823277115.5" calcext:value-type="float">
            <text:p>60177823277115.5</text:p>
          </table:table-cell>
          <table:table-cell table:formula="of:=(2*PI( )*[.C44]*[.C44]*[.A44]) / (POWER([.E44];5) * (EXP( ([.A44]*[.C44])/([.E44]*[.B44]*3545.8658661559) )  -1))" office:value-type="float" office:value="2035292857909.66" calcext:value-type="float">
            <text:p>2035292857909.66</text:p>
          </table:table-cell>
          <table:table-cell table:formula="of:=(2*PI( )*[.C44]*[.C44]*[.A44]) / (POWER([.E44];5) * (EXP( ([.A44]*[.C44])/([.E44]*[.B44]*3909.75687519039) )  -1))" office:value-type="float" office:value="4897887965303.16" calcext:value-type="float">
            <text:p>4897887965303.16</text:p>
          </table:table-cell>
          <table:table-cell table:formula="of:=(2*PI( )*[.C44]*[.C44]*[.A44]) / (POWER([.E44];5) * (EXP( ([.A44]*[.C44])/([.E44]*[.B44]*3653.20966006719) )  -1))" office:value-type="float" office:value="2685508786482.59" calcext:value-type="float">
            <text:p>2685508786482.59</text:p>
          </table:table-cell>
          <table:table-cell table:formula="of:=(2*PI( )*[.C44]*[.C44]*[.A44]) / (POWER([.E44];5) * (EXP( ([.A44]*[.C44])/([.E44]*[.B44]*3523.91077015782) )  -1))" office:value-type="float" office:value="1919103082009.85" calcext:value-type="float">
            <text:p>1919103082009.85</text:p>
          </table:table-cell>
          <table:table-cell table:formula="of:=(2*PI( )*[.C44]*[.C44]*[.A44]) / (POWER([.E44];5) * (EXP( ([.A44]*[.C44])/([.E44]*[.B44]*3496.76346007464) )  -1))" office:value-type="float" office:value="1782745208032.59" calcext:value-type="float">
            <text:p>1782745208032.59</text:p>
          </table:table-cell>
          <table:table-cell table:formula="of:=(2*PI( )*[.C44]*[.C44]*[.A44]) / (POWER([.E44];5) * (EXP( ([.A44]*[.C44])/([.E44]*[.B44]*3605.05658350185) )  -1))" office:value-type="float" office:value="2376310543903.84" calcext:value-type="float">
            <text:p>2376310543903.8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4400" calcext:value-type="float">
            <text:p>4400</text:p>
          </table:table-cell>
          <table:table-cell table:formula="of:=[.D45]*POWER(10;-10)" office:value-type="float" office:value="0.00000044" calcext:value-type="float">
            <text:p>4.4E-07</text:p>
          </table:table-cell>
          <table:table-cell table:formula="of:=3.74192050507746E-016 / (POWER([.E45];5) * ((EXP( 1.9864748E-025 /([.E45]*1.381E-023 *3567.04712188114) )  -1)))" office:value-type="float" office:value="2374706586466.76" calcext:value-type="float">
            <text:p>2374706586466.76</text:p>
          </table:table-cell>
          <table:table-cell table:formula="of:=(2*PI( )*[.C45]*[.C45]*[.A45]) / (POWER([.E45];5) * (EXP( ([.A45]*[.C45])/([.E45]*[.B45]*3639.76900396354) )  -1))" office:value-type="float" office:value="2851964073651.5" calcext:value-type="float">
            <text:p>2851964073651.5</text:p>
          </table:table-cell>
          <table:table-cell table:formula="of:=(2*PI( )*[.C45]*[.C45]*[.A45]) / (POWER([.E45];5) * (EXP( ([.A45]*[.C45])/([.E45]*[.B45]*3607.08748252358) )  -1))" office:value-type="float" office:value="2629042754283.4" calcext:value-type="float">
            <text:p>2629042754283.4</text:p>
          </table:table-cell>
          <table:table-cell table:formula="of:=(2*PI( )*[.C45]*[.C45]*[.A45]) / (POWER([.E45];5) * (EXP( ([.A45]*[.C45])/([.E45]*[.B45]*3491.3099269129) )  -1))" office:value-type="float" office:value="1946514301719.77" calcext:value-type="float">
            <text:p>1946514301719.77</text:p>
          </table:table-cell>
          <table:table-cell table:formula="of:=(2*PI( )*[.C45]*[.C45]*[.A45]) / (POWER([.E45];5) * (EXP( ([.A45]*[.C45])/([.E45]*[.B45]*3603.83918136312) )  -1))" office:value-type="float" office:value="2607651029850.2" calcext:value-type="float">
            <text:p>2607651029850.2</text:p>
          </table:table-cell>
          <table:table-cell table:formula="of:=(2*PI( )*[.C45]*[.C45]*[.A45]) / (POWER([.E45];5) * (EXP( ([.A45]*[.C45])/([.E45]*[.B45]*5529.53658708751) )  -1))" office:value-type="float" office:value="61571401225653.9" calcext:value-type="float">
            <text:p>61571401225653.9</text:p>
          </table:table-cell>
          <table:table-cell table:formula="of:=(2*PI( )*[.C45]*[.C45]*[.A45]) / (POWER([.E45];5) * (EXP( ([.A45]*[.C45])/([.E45]*[.B45]*3545.8658661559) )  -1))" office:value-type="float" office:value="2248181569681.96" calcext:value-type="float">
            <text:p>2248181569681.96</text:p>
          </table:table-cell>
          <table:table-cell table:formula="of:=(2*PI( )*[.C45]*[.C45]*[.A45]) / (POWER([.E45];5) * (EXP( ([.A45]*[.C45])/([.E45]*[.B45]*3909.75687519039) )  -1))" office:value-type="float" office:value="5303423319335.47" calcext:value-type="float">
            <text:p>5303423319335.47</text:p>
          </table:table-cell>
          <table:table-cell table:formula="of:=(2*PI( )*[.C45]*[.C45]*[.A45]) / (POWER([.E45];5) * (EXP( ([.A45]*[.C45])/([.E45]*[.B45]*3653.20966006719) )  -1))" office:value-type="float" office:value="2947794774360.9" calcext:value-type="float">
            <text:p>2947794774360.9</text:p>
          </table:table-cell>
          <table:table-cell table:formula="of:=(2*PI( )*[.C45]*[.C45]*[.A45]) / (POWER([.E45];5) * (EXP( ([.A45]*[.C45])/([.E45]*[.B45]*3523.91077015782) )  -1))" office:value-type="float" office:value="2122670127968.45" calcext:value-type="float">
            <text:p>2122670127968.45</text:p>
          </table:table-cell>
          <table:table-cell table:formula="of:=(2*PI( )*[.C45]*[.C45]*[.A45]) / (POWER([.E45];5) * (EXP( ([.A45]*[.C45])/([.E45]*[.B45]*3496.76346007464) )  -1))" office:value-type="float" office:value="1975151491567.83" calcext:value-type="float">
            <text:p>1975151491567.83</text:p>
          </table:table-cell>
          <table:table-cell table:formula="of:=(2*PI( )*[.C45]*[.C45]*[.A45]) / (POWER([.E45];5) * (EXP( ([.A45]*[.C45])/([.E45]*[.B45]*3605.05658350185) )  -1))" office:value-type="float" office:value="2615652285982.41" calcext:value-type="float">
            <text:p>2615652285982.4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4500" calcext:value-type="float">
            <text:p>4500</text:p>
          </table:table-cell>
          <table:table-cell table:formula="of:=[.D46]*POWER(10;-10)" office:value-type="float" office:value="0.00000045" calcext:value-type="float">
            <text:p>4.5E-07</text:p>
          </table:table-cell>
          <table:table-cell table:formula="of:=3.74192050507746E-016 / (POWER([.E46];5) * ((EXP( 1.9864748E-025 /([.E46]*1.381E-023 *3567.04712188114) )  -1)))" office:value-type="float" office:value="2601785015566.66" calcext:value-type="float">
            <text:p>2601785015566.66</text:p>
          </table:table-cell>
          <table:table-cell table:formula="of:=(2*PI( )*[.C46]*[.C46]*[.A46]) / (POWER([.E46];5) * (EXP( ([.A46]*[.C46])/([.E46]*[.B46]*3639.76900396354) )  -1))" office:value-type="float" office:value="3112003466933.29" calcext:value-type="float">
            <text:p>3112003466933.29</text:p>
          </table:table-cell>
          <table:table-cell table:formula="of:=(2*PI( )*[.C46]*[.C46]*[.A46]) / (POWER([.E46];5) * (EXP( ([.A46]*[.C46])/([.E46]*[.B46]*3607.08748252358) )  -1))" office:value-type="float" office:value="2873943460475.14" calcext:value-type="float">
            <text:p>2873943460475.14</text:p>
          </table:table-cell>
          <table:table-cell table:formula="of:=(2*PI( )*[.C46]*[.C46]*[.A46]) / (POWER([.E46];5) * (EXP( ([.A46]*[.C46])/([.E46]*[.B46]*3491.3099269129) )  -1))" office:value-type="float" office:value="2142082337989.85" calcext:value-type="float">
            <text:p>2142082337989.85</text:p>
          </table:table-cell>
          <table:table-cell table:formula="of:=(2*PI( )*[.C46]*[.C46]*[.A46]) / (POWER([.E46];5) * (EXP( ([.A46]*[.C46])/([.E46]*[.B46]*3603.83918136312) )  -1))" office:value-type="float" office:value="2851076047063.39" calcext:value-type="float">
            <text:p>2851076047063.39</text:p>
          </table:table-cell>
          <table:table-cell table:formula="of:=(2*PI( )*[.C46]*[.C46]*[.A46]) / (POWER([.E46];5) * (EXP( ([.A46]*[.C46])/([.E46]*[.B46]*5529.53658708751) )  -1))" office:value-type="float" office:value="62777464594377.8" calcext:value-type="float">
            <text:p>62777464594377.8</text:p>
          </table:table-cell>
          <table:table-cell table:formula="of:=(2*PI( )*[.C46]*[.C46]*[.A46]) / (POWER([.E46];5) * (EXP( ([.A46]*[.C46])/([.E46]*[.B46]*3545.8658661559) )  -1))" office:value-type="float" office:value="2466156940477.25" calcext:value-type="float">
            <text:p>2466156940477.25</text:p>
          </table:table-cell>
          <table:table-cell table:formula="of:=(2*PI( )*[.C46]*[.C46]*[.A46]) / (POWER([.E46];5) * (EXP( ([.A46]*[.C46])/([.E46]*[.B46]*3909.75687519039) )  -1))" office:value-type="float" office:value="5707883347145.06" calcext:value-type="float">
            <text:p>5707883347145.06</text:p>
          </table:table-cell>
          <table:table-cell table:formula="of:=(2*PI( )*[.C46]*[.C46]*[.A46]) / (POWER([.E46];5) * (EXP( ([.A46]*[.C46])/([.E46]*[.B46]*3653.20966006719) )  -1))" office:value-type="float" office:value="3214213360000.95" calcext:value-type="float">
            <text:p>3214213360000.95</text:p>
          </table:table-cell>
          <table:table-cell table:formula="of:=(2*PI( )*[.C46]*[.C46]*[.A46]) / (POWER([.E46];5) * (EXP( ([.A46]*[.C46])/([.E46]*[.B46]*3523.91077015782) )  -1))" office:value-type="float" office:value="2331447922748.74" calcext:value-type="float">
            <text:p>2331447922748.74</text:p>
          </table:table-cell>
          <table:table-cell table:formula="of:=(2*PI( )*[.C46]*[.C46]*[.A46]) / (POWER([.E46];5) * (EXP( ([.A46]*[.C46])/([.E46]*[.B46]*3496.76346007464) )  -1))" office:value-type="float" office:value="2172892019823.08" calcext:value-type="float">
            <text:p>2172892019823.08</text:p>
          </table:table-cell>
          <table:table-cell table:formula="of:=(2*PI( )*[.C46]*[.C46]*[.A46]) / (POWER([.E46];5) * (EXP( ([.A46]*[.C46])/([.E46]*[.B46]*3605.05658350185) )  -1))" office:value-type="float" office:value="2859629747841.68" calcext:value-type="float">
            <text:p>2859629747841.6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4600" calcext:value-type="float">
            <text:p>4600</text:p>
          </table:table-cell>
          <table:table-cell table:formula="of:=[.D47]*POWER(10;-10)" office:value-type="float" office:value="0.00000046" calcext:value-type="float">
            <text:p>4.6E-07</text:p>
          </table:table-cell>
          <table:table-cell table:formula="of:=3.74192050507746E-016 / (POWER([.E47];5) * ((EXP( 1.9864748E-025 /([.E47]*1.381E-023 *3567.04712188114) )  -1)))" office:value-type="float" office:value="2832445129947.64" calcext:value-type="float">
            <text:p>2832445129947.64</text:p>
          </table:table-cell>
          <table:table-cell table:formula="of:=(2*PI( )*[.C47]*[.C47]*[.A47]) / (POWER([.E47];5) * (EXP( ([.A47]*[.C47])/([.E47]*[.B47]*3639.76900396354) )  -1))" office:value-type="float" office:value="3374751659319.17" calcext:value-type="float">
            <text:p>3374751659319.17</text:p>
          </table:table-cell>
          <table:table-cell table:formula="of:=(2*PI( )*[.C47]*[.C47]*[.A47]) / (POWER([.E47];5) * (EXP( ([.A47]*[.C47])/([.E47]*[.B47]*3607.08748252358) )  -1))" office:value-type="float" office:value="3121981013726.39" calcext:value-type="float">
            <text:p>3121981013726.39</text:p>
          </table:table-cell>
          <table:table-cell table:formula="of:=(2*PI( )*[.C47]*[.C47]*[.A47]) / (POWER([.E47];5) * (EXP( ([.A47]*[.C47])/([.E47]*[.B47]*3491.3099269129) )  -1))" office:value-type="float" office:value="2341853433980.4" calcext:value-type="float">
            <text:p>2341853433980.4</text:p>
          </table:table-cell>
          <table:table-cell table:formula="of:=(2*PI( )*[.C47]*[.C47]*[.A47]) / (POWER([.E47];5) * (EXP( ([.A47]*[.C47])/([.E47]*[.B47]*3603.83918136312) )  -1))" office:value-type="float" office:value="3097677201295.3" calcext:value-type="float">
            <text:p>3097677201295.3</text:p>
          </table:table-cell>
          <table:table-cell table:formula="of:=(2*PI( )*[.C47]*[.C47]*[.A47]) / (POWER([.E47];5) * (EXP( ([.A47]*[.C47])/([.E47]*[.B47]*5529.53658708751) )  -1))" office:value-type="float" office:value="63802086054441.3" calcext:value-type="float">
            <text:p>63802086054441.3</text:p>
          </table:table-cell>
          <table:table-cell table:formula="of:=(2*PI( )*[.C47]*[.C47]*[.A47]) / (POWER([.E47];5) * (EXP( ([.A47]*[.C47])/([.E47]*[.B47]*3545.8658661559) )  -1))" office:value-type="float" office:value="2687915704652.23" calcext:value-type="float">
            <text:p>2687915704652.23</text:p>
          </table:table-cell>
          <table:table-cell table:formula="of:=(2*PI( )*[.C47]*[.C47]*[.A47]) / (POWER([.E47];5) * (EXP( ([.A47]*[.C47])/([.E47]*[.B47]*3909.75687519039) )  -1))" office:value-type="float" office:value="6108870993786.19" calcext:value-type="float">
            <text:p>6108870993786.19</text:p>
          </table:table-cell>
          <table:table-cell table:formula="of:=(2*PI( )*[.C47]*[.C47]*[.A47]) / (POWER([.E47];5) * (EXP( ([.A47]*[.C47])/([.E47]*[.B47]*3653.20966006719) )  -1))" office:value-type="float" office:value="3483146958117.23" calcext:value-type="float">
            <text:p>3483146958117.23</text:p>
          </table:table-cell>
          <table:table-cell table:formula="of:=(2*PI( )*[.C47]*[.C47]*[.A47]) / (POWER([.E47];5) * (EXP( ([.A47]*[.C47])/([.E47]*[.B47]*3523.91077015782) )  -1))" office:value-type="float" office:value="2544194831594.11" calcext:value-type="float">
            <text:p>2544194831594.11</text:p>
          </table:table-cell>
          <table:table-cell table:formula="of:=(2*PI( )*[.C47]*[.C47]*[.A47]) / (POWER([.E47];5) * (EXP( ([.A47]*[.C47])/([.E47]*[.B47]*3496.76346007464) )  -1))" office:value-type="float" office:value="2374799845051.81" calcext:value-type="float">
            <text:p>2374799845051.81</text:p>
          </table:table-cell>
          <table:table-cell table:formula="of:=(2*PI( )*[.C47]*[.C47]*[.A47]) / (POWER([.E47];5) * (EXP( ([.A47]*[.C47])/([.E47]*[.B47]*3605.05658350185) )  -1))" office:value-type="float" office:value="3106768689243.74" calcext:value-type="float">
            <text:p>3106768689243.7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4700" calcext:value-type="float">
            <text:p>4700</text:p>
          </table:table-cell>
          <table:table-cell table:formula="of:=[.D48]*POWER(10;-10)" office:value-type="float" office:value="0.00000047" calcext:value-type="float">
            <text:p>4.7E-07</text:p>
          </table:table-cell>
          <table:table-cell table:formula="of:=3.74192050507746E-016 / (POWER([.E48];5) * ((EXP( 1.9864748E-025 /([.E48]*1.381E-023 *3567.04712188114) )  -1)))" office:value-type="float" office:value="3065347816926.34" calcext:value-type="float">
            <text:p>3065347816926.34</text:p>
          </table:table-cell>
          <table:table-cell table:formula="of:=(2*PI( )*[.C48]*[.C48]*[.A48]) / (POWER([.E48];5) * (EXP( ([.A48]*[.C48])/([.E48]*[.B48]*3639.76900396354) )  -1))" office:value-type="float" office:value="3638680440788.2" calcext:value-type="float">
            <text:p>3638680440788.2</text:p>
          </table:table-cell>
          <table:table-cell table:formula="of:=(2*PI( )*[.C48]*[.C48]*[.A48]) / (POWER([.E48];5) * (EXP( ([.A48]*[.C48])/([.E48]*[.B48]*3607.08748252358) )  -1))" office:value-type="float" office:value="3371712665351.65" calcext:value-type="float">
            <text:p>3371712665351.65</text:p>
          </table:table-cell>
          <table:table-cell table:formula="of:=(2*PI( )*[.C48]*[.C48]*[.A48]) / (POWER([.E48];5) * (EXP( ([.A48]*[.C48])/([.E48]*[.B48]*3491.3099269129) )  -1))" office:value-type="float" office:value="2544679374766.86" calcext:value-type="float">
            <text:p>2544679374766.86</text:p>
          </table:table-cell>
          <table:table-cell table:formula="of:=(2*PI( )*[.C48]*[.C48]*[.A48]) / (POWER([.E48];5) * (EXP( ([.A48]*[.C48])/([.E48]*[.B48]*3603.83918136312) )  -1))" office:value-type="float" office:value="3346020201924.85" calcext:value-type="float">
            <text:p>3346020201924.85</text:p>
          </table:table-cell>
          <table:table-cell table:formula="of:=(2*PI( )*[.C48]*[.C48]*[.A48]) / (POWER([.E48];5) * (EXP( ([.A48]*[.C48])/([.E48]*[.B48]*5529.53658708751) )  -1))" office:value-type="float" office:value="64652447076119.8" calcext:value-type="float">
            <text:p>64652447076119.8</text:p>
          </table:table-cell>
          <table:table-cell table:formula="of:=(2*PI( )*[.C48]*[.C48]*[.A48]) / (POWER([.E48];5) * (EXP( ([.A48]*[.C48])/([.E48]*[.B48]*3545.8658661559) )  -1))" office:value-type="float" office:value="2912172912889.41" calcext:value-type="float">
            <text:p>2912172912889.41</text:p>
          </table:table-cell>
          <table:table-cell table:formula="of:=(2*PI( )*[.C48]*[.C48]*[.A48]) / (POWER([.E48];5) * (EXP( ([.A48]*[.C48])/([.E48]*[.B48]*3909.75687519039) )  -1))" office:value-type="float" office:value="6504171213830.23" calcext:value-type="float">
            <text:p>6504171213830.23</text:p>
          </table:table-cell>
          <table:table-cell table:formula="of:=(2*PI( )*[.C48]*[.C48]*[.A48]) / (POWER([.E48];5) * (EXP( ([.A48]*[.C48])/([.E48]*[.B48]*3653.20966006719) )  -1))" office:value-type="float" office:value="3753032069057.54" calcext:value-type="float">
            <text:p>3753032069057.54</text:p>
          </table:table-cell>
          <table:table-cell table:formula="of:=(2*PI( )*[.C48]*[.C48]*[.A48]) / (POWER([.E48];5) * (EXP( ([.A48]*[.C48])/([.E48]*[.B48]*3523.91077015782) )  -1))" office:value-type="float" office:value="2759681453176.14" calcext:value-type="float">
            <text:p>2759681453176.14</text:p>
          </table:table-cell>
          <table:table-cell table:formula="of:=(2*PI( )*[.C48]*[.C48]*[.A48]) / (POWER([.E48];5) * (EXP( ([.A48]*[.C48])/([.E48]*[.B48]*3496.76346007464) )  -1))" office:value-type="float" office:value="2579713288528.01" calcext:value-type="float">
            <text:p>2579713288528.01</text:p>
          </table:table-cell>
          <table:table-cell table:formula="of:=(2*PI( )*[.C48]*[.C48]*[.A48]) / (POWER([.E48];5) * (EXP( ([.A48]*[.C48])/([.E48]*[.B48]*3605.05658350185) )  -1))" office:value-type="float" office:value="3355631650545.82" calcext:value-type="float">
            <text:p>3355631650545.8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4800" calcext:value-type="float">
            <text:p>4800</text:p>
          </table:table-cell>
          <table:table-cell table:formula="of:=[.D49]*POWER(10;-10)" office:value-type="float" office:value="0.00000048" calcext:value-type="float">
            <text:p>4.8E-07</text:p>
          </table:table-cell>
          <table:table-cell table:formula="of:=3.74192050507746E-016 / (POWER([.E49];5) * ((EXP( 1.9864748E-025 /([.E49]*1.381E-023 *3567.04712188114) )  -1)))" office:value-type="float" office:value="3299196227507.17" calcext:value-type="float">
            <text:p>3299196227507.17</text:p>
          </table:table-cell>
          <table:table-cell table:formula="of:=(2*PI( )*[.C49]*[.C49]*[.A49]) / (POWER([.E49];5) * (EXP( ([.A49]*[.C49])/([.E49]*[.B49]*3639.76900396354) )  -1))" office:value-type="float" office:value="3902328797259.22" calcext:value-type="float">
            <text:p>3902328797259.22</text:p>
          </table:table-cell>
          <table:table-cell table:formula="of:=(2*PI( )*[.C49]*[.C49]*[.A49]) / (POWER([.E49];5) * (EXP( ([.A49]*[.C49])/([.E49]*[.B49]*3607.08748252358) )  -1))" office:value-type="float" office:value="3621751144724.46" calcext:value-type="float">
            <text:p>3621751144724.46</text:p>
          </table:table-cell>
          <table:table-cell table:formula="of:=(2*PI( )*[.C49]*[.C49]*[.A49]) / (POWER([.E49];5) * (EXP( ([.A49]*[.C49])/([.E49]*[.B49]*3491.3099269129) )  -1))" office:value-type="float" office:value="2749432590445.86" calcext:value-type="float">
            <text:p>2749432590445.86</text:p>
          </table:table-cell>
          <table:table-cell table:formula="of:=(2*PI( )*[.C49]*[.C49]*[.A49]) / (POWER([.E49];5) * (EXP( ([.A49]*[.C49])/([.E49]*[.B49]*3603.83918136312) )  -1))" office:value-type="float" office:value="3594725117640.96" calcext:value-type="float">
            <text:p>3594725117640.96</text:p>
          </table:table-cell>
          <table:table-cell table:formula="of:=(2*PI( )*[.C49]*[.C49]*[.A49]) / (POWER([.E49];5) * (EXP( ([.A49]*[.C49])/([.E49]*[.B49]*5529.53658708751) )  -1))" office:value-type="float" office:value="65336568970830.4" calcext:value-type="float">
            <text:p>65336568970830.4</text:p>
          </table:table-cell>
          <table:table-cell table:formula="of:=(2*PI( )*[.C49]*[.C49]*[.A49]) / (POWER([.E49];5) * (EXP( ([.A49]*[.C49])/([.E49]*[.B49]*3545.8658661559) )  -1))" office:value-type="float" office:value="3137679392717.51" calcext:value-type="float">
            <text:p>3137679392717.51</text:p>
          </table:table-cell>
          <table:table-cell table:formula="of:=(2*PI( )*[.C49]*[.C49]*[.A49]) / (POWER([.E49];5) * (EXP( ([.A49]*[.C49])/([.E49]*[.B49]*3909.75687519039) )  -1))" office:value-type="float" office:value="6891764870812.24" calcext:value-type="float">
            <text:p>6891764870812.24</text:p>
          </table:table-cell>
          <table:table-cell table:formula="of:=(2*PI( )*[.C49]*[.C49]*[.A49]) / (POWER([.E49];5) * (EXP( ([.A49]*[.C49])/([.E49]*[.B49]*3653.20966006719) )  -1))" office:value-type="float" office:value="4022377452863.18" calcext:value-type="float">
            <text:p>4022377452863.18</text:p>
          </table:table-cell>
          <table:table-cell table:formula="of:=(2*PI( )*[.C49]*[.C49]*[.A49]) / (POWER([.E49];5) * (EXP( ([.A49]*[.C49])/([.E49]*[.B49]*3523.91077015782) )  -1))" office:value-type="float" office:value="2976707802563.96" calcext:value-type="float">
            <text:p>2976707802563.96</text:p>
          </table:table-cell>
          <table:table-cell table:formula="of:=(2*PI( )*[.C49]*[.C49]*[.A49]) / (POWER([.E49];5) * (EXP( ([.A49]*[.C49])/([.E49]*[.B49]*3496.76346007464) )  -1))" office:value-type="float" office:value="2786492728361.7" calcext:value-type="float">
            <text:p>2786492728361.7</text:p>
          </table:table-cell>
          <table:table-cell table:formula="of:=(2*PI( )*[.C49]*[.C49]*[.A49]) / (POWER([.E49];5) * (EXP( ([.A49]*[.C49])/([.E49]*[.B49]*3605.05658350185) )  -1))" office:value-type="float" office:value="3604835949730.89" calcext:value-type="float">
            <text:p>3604835949730.8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4900" calcext:value-type="float">
            <text:p>4900</text:p>
          </table:table-cell>
          <table:table-cell table:formula="of:=[.D50]*POWER(10;-10)" office:value-type="float" office:value="0.00000049" calcext:value-type="float">
            <text:p>4.9E-07</text:p>
          </table:table-cell>
          <table:table-cell table:formula="of:=3.74192050507746E-016 / (POWER([.E50];5) * ((EXP( 1.9864748E-025 /([.E50]*1.381E-023 *3567.04712188114) )  -1)))" office:value-type="float" office:value="3532750389022.57" calcext:value-type="float">
            <text:p>3532750389022.57</text:p>
          </table:table-cell>
          <table:table-cell table:formula="of:=(2*PI( )*[.C50]*[.C50]*[.A50]) / (POWER([.E50];5) * (EXP( ([.A50]*[.C50])/([.E50]*[.B50]*3639.76900396354) )  -1))" office:value-type="float" office:value="4164317369912.35" calcext:value-type="float">
            <text:p>4164317369912.35</text:p>
          </table:table-cell>
          <table:table-cell table:formula="of:=(2*PI( )*[.C50]*[.C50]*[.A50]) / (POWER([.E50];5) * (EXP( ([.A50]*[.C50])/([.E50]*[.B50]*3607.08748252358) )  -1))" office:value-type="float" office:value="3870779255391.96" calcext:value-type="float">
            <text:p>3870779255391.96</text:p>
          </table:table-cell>
          <table:table-cell table:formula="of:=(2*PI( )*[.C50]*[.C50]*[.A50]) / (POWER([.E50];5) * (EXP( ([.A50]*[.C50])/([.E50]*[.B50]*3491.3099269129) )  -1))" office:value-type="float" office:value="2955020396937.34" calcext:value-type="float">
            <text:p>2955020396937.34</text:p>
          </table:table-cell>
          <table:table-cell table:formula="of:=(2*PI( )*[.C50]*[.C50]*[.A50]) / (POWER([.E50];5) * (EXP( ([.A50]*[.C50])/([.E50]*[.B50]*3603.83918136312) )  -1))" office:value-type="float" office:value="3842480979929.46" calcext:value-type="float">
            <text:p>3842480979929.46</text:p>
          </table:table-cell>
          <table:table-cell table:formula="of:=(2*PI( )*[.C50]*[.C50]*[.A50]) / (POWER([.E50];5) * (EXP( ([.A50]*[.C50])/([.E50]*[.B50]*5529.53658708751) )  -1))" office:value-type="float" office:value="65863077331970.6" calcext:value-type="float">
            <text:p>65863077331970.6</text:p>
          </table:table-cell>
          <table:table-cell table:formula="of:=(2*PI( )*[.C50]*[.C50]*[.A50]) / (POWER([.E50];5) * (EXP( ([.A50]*[.C50])/([.E50]*[.B50]*3545.8658661559) )  -1))" office:value-type="float" office:value="3363236307438.73" calcext:value-type="float">
            <text:p>3363236307438.73</text:p>
          </table:table-cell>
          <table:table-cell table:formula="of:=(2*PI( )*[.C50]*[.C50]*[.A50]) / (POWER([.E50];5) * (EXP( ([.A50]*[.C50])/([.E50]*[.B50]*3909.75687519039) )  -1))" office:value-type="float" office:value="7269836798820.31" calcext:value-type="float">
            <text:p>7269836798820.31</text:p>
          </table:table-cell>
          <table:table-cell table:formula="of:=(2*PI( )*[.C50]*[.C50]*[.A50]) / (POWER([.E50];5) * (EXP( ([.A50]*[.C50])/([.E50]*[.B50]*3653.20966006719) )  -1))" office:value-type="float" office:value="4289778498087.39" calcext:value-type="float">
            <text:p>4289778498087.39</text:p>
          </table:table-cell>
          <table:table-cell table:formula="of:=(2*PI( )*[.C50]*[.C50]*[.A50]) / (POWER([.E50];5) * (EXP( ([.A50]*[.C50])/([.E50]*[.B50]*3523.91077015782) )  -1))" office:value-type="float" office:value="3194117772021.86" calcext:value-type="float">
            <text:p>3194117772021.86</text:p>
          </table:table-cell>
          <table:table-cell table:formula="of:=(2*PI( )*[.C50]*[.C50]*[.A50]) / (POWER([.E50];5) * (EXP( ([.A50]*[.C50])/([.E50]*[.B50]*3496.76346007464) )  -1))" office:value-type="float" office:value="2994034882990.99" calcext:value-type="float">
            <text:p>2994034882990.99</text:p>
          </table:table-cell>
          <table:table-cell table:formula="of:=(2*PI( )*[.C50]*[.C50]*[.A50]) / (POWER([.E50];5) * (EXP( ([.A50]*[.C50])/([.E50]*[.B50]*3605.05658350185) )  -1))" office:value-type="float" office:value="3853068283260.21" calcext:value-type="float">
            <text:p>3853068283260.2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5000" calcext:value-type="float">
            <text:p>5000</text:p>
          </table:table-cell>
          <table:table-cell table:formula="of:=[.D51]*POWER(10;-10)" office:value-type="float" office:value="0.0000005" calcext:value-type="float">
            <text:p>5E-07</text:p>
          </table:table-cell>
          <table:table-cell table:formula="of:=3.74192050507746E-016 / (POWER([.E51];5) * ((EXP( 1.9864748E-025 /([.E51]*1.381E-023 *3567.04712188114) )  -1)))" office:value-type="float" office:value="3764838871377.04" calcext:value-type="float">
            <text:p>3764838871377.04</text:p>
          </table:table-cell>
          <table:table-cell table:formula="of:=(2*PI( )*[.C51]*[.C51]*[.A51]) / (POWER([.E51];5) * (EXP( ([.A51]*[.C51])/([.E51]*[.B51]*3639.76900396354) )  -1))" office:value-type="float" office:value="4423359470516.95" calcext:value-type="float">
            <text:p>4423359470516.95</text:p>
          </table:table-cell>
          <table:table-cell table:formula="of:=(2*PI( )*[.C51]*[.C51]*[.A51]) / (POWER([.E51];5) * (EXP( ([.A51]*[.C51])/([.E51]*[.B51]*3607.08748252358) )  -1))" office:value-type="float" office:value="4117561250020.18" calcext:value-type="float">
            <text:p>4117561250020.18</text:p>
          </table:table-cell>
          <table:table-cell table:formula="of:=(2*PI( )*[.C51]*[.C51]*[.A51]) / (POWER([.E51];5) * (EXP( ([.A51]*[.C51])/([.E51]*[.B51]*3491.3099269129) )  -1))" office:value-type="float" office:value="3160396806182.63" calcext:value-type="float">
            <text:p>3160396806182.63</text:p>
          </table:table-cell>
          <table:table-cell table:formula="of:=(2*PI( )*[.C51]*[.C51]*[.A51]) / (POWER([.E51];5) * (EXP( ([.A51]*[.C51])/([.E51]*[.B51]*3603.83918136312) )  -1))" office:value-type="float" office:value="4088057187640.83" calcext:value-type="float">
            <text:p>4088057187640.83</text:p>
          </table:table-cell>
          <table:table-cell table:formula="of:=(2*PI( )*[.C51]*[.C51]*[.A51]) / (POWER([.E51];5) * (EXP( ([.A51]*[.C51])/([.E51]*[.B51]*5529.53658708751) )  -1))" office:value-type="float" office:value="66240998444157.1" calcext:value-type="float">
            <text:p>66240998444157.1</text:p>
          </table:table-cell>
          <table:table-cell table:formula="of:=(2*PI( )*[.C51]*[.C51]*[.A51]) / (POWER([.E51];5) * (EXP( ([.A51]*[.C51])/([.E51]*[.B51]*3545.8658661559) )  -1))" office:value-type="float" office:value="3587706913916.91" calcext:value-type="float">
            <text:p>3587706913916.91</text:p>
          </table:table-cell>
          <table:table-cell table:formula="of:=(2*PI( )*[.C51]*[.C51]*[.A51]) / (POWER([.E51];5) * (EXP( ([.A51]*[.C51])/([.E51]*[.B51]*3909.75687519039) )  -1))" office:value-type="float" office:value="7636778855326.9" calcext:value-type="float">
            <text:p>7636778855326.9</text:p>
          </table:table-cell>
          <table:table-cell table:formula="of:=(2*PI( )*[.C51]*[.C51]*[.A51]) / (POWER([.E51];5) * (EXP( ([.A51]*[.C51])/([.E51]*[.B51]*3653.20966006719) )  -1))" office:value-type="float" office:value="4553928055763.62" calcext:value-type="float">
            <text:p>4553928055763.62</text:p>
          </table:table-cell>
          <table:table-cell table:formula="of:=(2*PI( )*[.C51]*[.C51]*[.A51]) / (POWER([.E51];5) * (EXP( ([.A51]*[.C51])/([.E51]*[.B51]*3523.91077015782) )  -1))" office:value-type="float" office:value="3410810940611.35" calcext:value-type="float">
            <text:p>3410810940611.35</text:p>
          </table:table-cell>
          <table:table-cell table:formula="of:=(2*PI( )*[.C51]*[.C51]*[.A51]) / (POWER([.E51];5) * (EXP( ([.A51]*[.C51])/([.E51]*[.B51]*3496.76346007464) )  -1))" office:value-type="float" office:value="3201284627387.05" calcext:value-type="float">
            <text:p>3201284627387.05</text:p>
          </table:table-cell>
          <table:table-cell table:formula="of:=(2*PI( )*[.C51]*[.C51]*[.A51]) / (POWER([.E51];5) * (EXP( ([.A51]*[.C51])/([.E51]*[.B51]*3605.05658350185) )  -1))" office:value-type="float" office:value="4099096119665.97" calcext:value-type="float">
            <text:p>4099096119665.9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5100" calcext:value-type="float">
            <text:p>5100</text:p>
          </table:table-cell>
          <table:table-cell table:formula="of:=[.D52]*POWER(10;-10)" office:value-type="float" office:value="0.00000051" calcext:value-type="float">
            <text:p>5.1E-07</text:p>
          </table:table-cell>
          <table:table-cell table:formula="of:=3.74192050507746E-016 / (POWER([.E52];5) * ((EXP( 1.9864748E-025 /([.E52]*1.381E-023 *3567.04712188114) )  -1)))" office:value-type="float" office:value="3994367703744.47" calcext:value-type="float">
            <text:p>3994367703744.47</text:p>
          </table:table-cell>
          <table:table-cell table:formula="of:=(2*PI( )*[.C52]*[.C52]*[.A52]) / (POWER([.E52];5) * (EXP( ([.A52]*[.C52])/([.E52]*[.B52]*3639.76900396354) )  -1))" office:value-type="float" office:value="4678268957499.44" calcext:value-type="float">
            <text:p>4678268957499.44</text:p>
          </table:table-cell>
          <table:table-cell table:formula="of:=(2*PI( )*[.C52]*[.C52]*[.A52]) / (POWER([.E52];5) * (EXP( ([.A52]*[.C52])/([.E52]*[.B52]*3607.08748252358) )  -1))" office:value-type="float" office:value="4360951238606" calcext:value-type="float">
            <text:p>4360951238606</text:p>
          </table:table-cell>
          <table:table-cell table:formula="of:=(2*PI( )*[.C52]*[.C52]*[.A52]) / (POWER([.E52];5) * (EXP( ([.A52]*[.C52])/([.E52]*[.B52]*3491.3099269129) )  -1))" office:value-type="float" office:value="3364572006424.14" calcext:value-type="float">
            <text:p>3364572006424.14</text:p>
          </table:table-cell>
          <table:table-cell table:formula="of:=(2*PI( )*[.C52]*[.C52]*[.A52]) / (POWER([.E52];5) * (EXP( ([.A52]*[.C52])/([.E52]*[.B52]*3603.83918136312) )  -1))" office:value-type="float" office:value="4330311962235.17" calcext:value-type="float">
            <text:p>4330311962235.17</text:p>
          </table:table-cell>
          <table:table-cell table:formula="of:=(2*PI( )*[.C52]*[.C52]*[.A52]) / (POWER([.E52];5) * (EXP( ([.A52]*[.C52])/([.E52]*[.B52]*5529.53658708751) )  -1))" office:value-type="float" office:value="66479585609201.5" calcext:value-type="float">
            <text:p>66479585609201.5</text:p>
          </table:table-cell>
          <table:table-cell table:formula="of:=(2*PI( )*[.C52]*[.C52]*[.A52]) / (POWER([.E52];5) * (EXP( ([.A52]*[.C52])/([.E52]*[.B52]*3545.8658661559) )  -1))" office:value-type="float" office:value="3810025687473.3" calcext:value-type="float">
            <text:p>3810025687473.3</text:p>
          </table:table-cell>
          <table:table-cell table:formula="of:=(2*PI( )*[.C52]*[.C52]*[.A52]) / (POWER([.E52];5) * (EXP( ([.A52]*[.C52])/([.E52]*[.B52]*3909.75687519039) )  -1))" office:value-type="float" office:value="7991188775279.76" calcext:value-type="float">
            <text:p>7991188775279.76</text:p>
          </table:table-cell>
          <table:table-cell table:formula="of:=(2*PI( )*[.C52]*[.C52]*[.A52]) / (POWER([.E52];5) * (EXP( ([.A52]*[.C52])/([.E52]*[.B52]*3653.20966006719) )  -1))" office:value-type="float" office:value="4813624064768.93" calcext:value-type="float">
            <text:p>4813624064768.93</text:p>
          </table:table-cell>
          <table:table-cell table:formula="of:=(2*PI( )*[.C52]*[.C52]*[.A52]) / (POWER([.E52];5) * (EXP( ([.A52]*[.C52])/([.E52]*[.B52]*3523.91077015782) )  -1))" office:value-type="float" office:value="3625751872587.39" calcext:value-type="float">
            <text:p>3625751872587.39</text:p>
          </table:table-cell>
          <table:table-cell table:formula="of:=(2*PI( )*[.C52]*[.C52]*[.A52]) / (POWER([.E52];5) * (EXP( ([.A52]*[.C52])/([.E52]*[.B52]*3496.76346007464) )  -1))" office:value-type="float" office:value="3407244449009.74" calcext:value-type="float">
            <text:p>3407244449009.74</text:p>
          </table:table-cell>
          <table:table-cell table:formula="of:=(2*PI( )*[.C52]*[.C52]*[.A52]) / (POWER([.E52];5) * (EXP( ([.A52]*[.C52])/([.E52]*[.B52]*3605.05658350185) )  -1))" office:value-type="float" office:value="4341776137291.24" calcext:value-type="float">
            <text:p>4341776137291.2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5200" calcext:value-type="float">
            <text:p>5200</text:p>
          </table:table-cell>
          <table:table-cell table:formula="of:=[.D53]*POWER(10;-10)" office:value-type="float" office:value="0.00000052" calcext:value-type="float">
            <text:p>5.2E-07</text:p>
          </table:table-cell>
          <table:table-cell table:formula="of:=3.74192050507746E-016 / (POWER([.E53];5) * ((EXP( 1.9864748E-025 /([.E53]*1.381E-023 *3567.04712188114) )  -1)))" office:value-type="float" office:value="4220326782206.75" calcext:value-type="float">
            <text:p>4220326782206.75</text:p>
          </table:table-cell>
          <table:table-cell table:formula="of:=(2*PI( )*[.C53]*[.C53]*[.A53]) / (POWER([.E53];5) * (EXP( ([.A53]*[.C53])/([.E53]*[.B53]*3639.76900396354) )  -1))" office:value-type="float" office:value="4927965310549.97" calcext:value-type="float">
            <text:p>4927965310549.97</text:p>
          </table:table-cell>
          <table:table-cell table:formula="of:=(2*PI( )*[.C53]*[.C53]*[.A53]) / (POWER([.E53];5) * (EXP( ([.A53]*[.C53])/([.E53]*[.B53]*3607.08748252358) )  -1))" office:value-type="float" office:value="4599898922722.45" calcext:value-type="float">
            <text:p>4599898922722.45</text:p>
          </table:table-cell>
          <table:table-cell table:formula="of:=(2*PI( )*[.C53]*[.C53]*[.A53]) / (POWER([.E53];5) * (EXP( ([.A53]*[.C53])/([.E53]*[.B53]*3491.3099269129) )  -1))" office:value-type="float" office:value="3566619663681.55" calcext:value-type="float">
            <text:p>3566619663681.55</text:p>
          </table:table-cell>
          <table:table-cell table:formula="of:=(2*PI( )*[.C53]*[.C53]*[.A53]) / (POWER([.E53];5) * (EXP( ([.A53]*[.C53])/([.E53]*[.B53]*3603.83918136312) )  -1))" office:value-type="float" office:value="4568198142107.9" calcext:value-type="float">
            <text:p>4568198142107.9</text:p>
          </table:table-cell>
          <table:table-cell table:formula="of:=(2*PI( )*[.C53]*[.C53]*[.A53]) / (POWER([.E53];5) * (EXP( ([.A53]*[.C53])/([.E53]*[.B53]*5529.53658708751) )  -1))" office:value-type="float" office:value="66588172964069" calcext:value-type="float">
            <text:p>66588172964069</text:p>
          </table:table-cell>
          <table:table-cell table:formula="of:=(2*PI( )*[.C53]*[.C53]*[.A53]) / (POWER([.E53];5) * (EXP( ([.A53]*[.C53])/([.E53]*[.B53]*3545.8658661559) )  -1))" office:value-type="float" office:value="4029205028090.63" calcext:value-type="float">
            <text:p>4029205028090.63</text:p>
          </table:table-cell>
          <table:table-cell table:formula="of:=(2*PI( )*[.C53]*[.C53]*[.A53]) / (POWER([.E53];5) * (EXP( ([.A53]*[.C53])/([.E53]*[.B53]*3909.75687519039) )  -1))" office:value-type="float" office:value="8331865591956.77" calcext:value-type="float">
            <text:p>8331865591956.77</text:p>
          </table:table-cell>
          <table:table-cell table:formula="of:=(2*PI( )*[.C53]*[.C53]*[.A53]) / (POWER([.E53];5) * (EXP( ([.A53]*[.C53])/([.E53]*[.B53]*3653.20966006719) )  -1))" office:value-type="float" office:value="5067774325478.62" calcext:value-type="float">
            <text:p>5067774325478.62</text:p>
          </table:table-cell>
          <table:table-cell table:formula="of:=(2*PI( )*[.C53]*[.C53]*[.A53]) / (POWER([.E53];5) * (EXP( ([.A53]*[.C53])/([.E53]*[.B53]*3523.91077015782) )  -1))" office:value-type="float" office:value="3837977092587.07" calcext:value-type="float">
            <text:p>3837977092587.07</text:p>
          </table:table-cell>
          <table:table-cell table:formula="of:=(2*PI( )*[.C53]*[.C53]*[.A53]) / (POWER([.E53];5) * (EXP( ([.A53]*[.C53])/([.E53]*[.B53]*3496.76346007464) )  -1))" office:value-type="float" office:value="3610981700627.01" calcext:value-type="float">
            <text:p>3610981700627.01</text:p>
          </table:table-cell>
          <table:table-cell table:formula="of:=(2*PI( )*[.C53]*[.C53]*[.A53]) / (POWER([.E53];5) * (EXP( ([.A53]*[.C53])/([.E53]*[.B53]*3605.05658350185) )  -1))" office:value-type="float" office:value="4580059996213.17" calcext:value-type="float">
            <text:p>4580059996213.1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5300" calcext:value-type="float">
            <text:p>5300</text:p>
          </table:table-cell>
          <table:table-cell table:formula="of:=[.D54]*POWER(10;-10)" office:value-type="float" office:value="0.00000053" calcext:value-type="float">
            <text:p>5.3E-07</text:p>
          </table:table-cell>
          <table:table-cell table:formula="of:=3.74192050507746E-016 / (POWER([.E54];5) * ((EXP( 1.9864748E-025 /([.E54]*1.381E-023 *3567.04712188114) )  -1)))" office:value-type="float" office:value="4441794033845.28" calcext:value-type="float">
            <text:p>4441794033845.28</text:p>
          </table:table-cell>
          <table:table-cell table:formula="of:=(2*PI( )*[.C54]*[.C54]*[.A54]) / (POWER([.E54];5) * (EXP( ([.A54]*[.C54])/([.E54]*[.B54]*3639.76900396354) )  -1))" office:value-type="float" office:value="5171476254879.46" calcext:value-type="float">
            <text:p>5171476254879.46</text:p>
          </table:table-cell>
          <table:table-cell table:formula="of:=(2*PI( )*[.C54]*[.C54]*[.A54]) / (POWER([.E54];5) * (EXP( ([.A54]*[.C54])/([.E54]*[.B54]*3607.08748252358) )  -1))" office:value-type="float" office:value="4833452967572.4" calcext:value-type="float">
            <text:p>4833452967572.4</text:p>
          </table:table-cell>
          <table:table-cell table:formula="of:=(2*PI( )*[.C54]*[.C54]*[.A54]) / (POWER([.E54];5) * (EXP( ([.A54]*[.C54])/([.E54]*[.B54]*3491.3099269129) )  -1))" office:value-type="float" office:value="3765682229142.21" calcext:value-type="float">
            <text:p>3765682229142.21</text:p>
          </table:table-cell>
          <table:table-cell table:formula="of:=(2*PI( )*[.C54]*[.C54]*[.A54]) / (POWER([.E54];5) * (EXP( ([.A54]*[.C54])/([.E54]*[.B54]*3603.83918136312) )  -1))" office:value-type="float" office:value="4800766623935.78" calcext:value-type="float">
            <text:p>4800766623935.78</text:p>
          </table:table-cell>
          <table:table-cell table:formula="of:=(2*PI( )*[.C54]*[.C54]*[.A54]) / (POWER([.E54];5) * (EXP( ([.A54]*[.C54])/([.E54]*[.B54]*5529.53658708751) )  -1))" office:value-type="float" office:value="66576054181083.8" calcext:value-type="float">
            <text:p>66576054181083.8</text:p>
          </table:table-cell>
          <table:table-cell table:formula="of:=(2*PI( )*[.C54]*[.C54]*[.A54]) / (POWER([.E54];5) * (EXP( ([.A54]*[.C54])/([.E54]*[.B54]*3545.8658661559) )  -1))" office:value-type="float" office:value="4244339789912.64" calcext:value-type="float">
            <text:p>4244339789912.64</text:p>
          </table:table-cell>
          <table:table-cell table:formula="of:=(2*PI( )*[.C54]*[.C54]*[.A54]) / (POWER([.E54];5) * (EXP( ([.A54]*[.C54])/([.E54]*[.B54]*3909.75687519039) )  -1))" office:value-type="float" office:value="8657802328994.39" calcext:value-type="float">
            <text:p>8657802328994.39</text:p>
          </table:table-cell>
          <table:table-cell table:formula="of:=(2*PI( )*[.C54]*[.C54]*[.A54]) / (POWER([.E54];5) * (EXP( ([.A54]*[.C54])/([.E54]*[.B54]*3653.20966006719) )  -1))" office:value-type="float" office:value="5315398789369.6" calcext:value-type="float">
            <text:p>5315398789369.6</text:p>
          </table:table-cell>
          <table:table-cell table:formula="of:=(2*PI( )*[.C54]*[.C54]*[.A54]) / (POWER([.E54];5) * (EXP( ([.A54]*[.C54])/([.E54]*[.B54]*3523.91077015782) )  -1))" office:value-type="float" office:value="4046599955956.33" calcext:value-type="float">
            <text:p>4046599955956.33</text:p>
          </table:table-cell>
          <table:table-cell table:formula="of:=(2*PI( )*[.C54]*[.C54]*[.A54]) / (POWER([.E54];5) * (EXP( ([.A54]*[.C54])/([.E54]*[.B54]*3496.76346007464) )  -1))" office:value-type="float" office:value="3811633840214.37" calcext:value-type="float">
            <text:p>3811633840214.37</text:p>
          </table:table-cell>
          <table:table-cell table:formula="of:=(2*PI( )*[.C54]*[.C54]*[.A54]) / (POWER([.E54];5) * (EXP( ([.A54]*[.C54])/([.E54]*[.B54]*3605.05658350185) )  -1))" office:value-type="float" office:value="4812997753725.1" calcext:value-type="float">
            <text:p>4812997753725.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5400" calcext:value-type="float">
            <text:p>5400</text:p>
          </table:table-cell>
          <table:table-cell table:formula="of:=[.D55]*POWER(10;-10)" office:value-type="float" office:value="0.00000054" calcext:value-type="float">
            <text:p>5.4E-07</text:p>
          </table:table-cell>
          <table:table-cell table:formula="of:=3.74192050507746E-016 / (POWER([.E55];5) * ((EXP( 1.9864748E-025 /([.E55]*1.381E-023 *3567.04712188114) )  -1)))" office:value-type="float" office:value="4657937612977.94" calcext:value-type="float">
            <text:p>4657937612977.94</text:p>
          </table:table-cell>
          <table:table-cell table:formula="of:=(2*PI( )*[.C55]*[.C55]*[.A55]) / (POWER([.E55];5) * (EXP( ([.A55]*[.C55])/([.E55]*[.B55]*3639.76900396354) )  -1))" office:value-type="float" office:value="5407938284402.99" calcext:value-type="float">
            <text:p>5407938284402.99</text:p>
          </table:table-cell>
          <table:table-cell table:formula="of:=(2*PI( )*[.C55]*[.C55]*[.A55]) / (POWER([.E55];5) * (EXP( ([.A55]*[.C55])/([.E55]*[.B55]*3607.08748252358) )  -1))" office:value-type="float" office:value="5060762327545.89" calcext:value-type="float">
            <text:p>5060762327545.89</text:p>
          </table:table-cell>
          <table:table-cell table:formula="of:=(2*PI( )*[.C55]*[.C55]*[.A55]) / (POWER([.E55];5) * (EXP( ([.A55]*[.C55])/([.E55]*[.B55]*3491.3099269129) )  -1))" office:value-type="float" office:value="3960974456857.96" calcext:value-type="float">
            <text:p>3960974456857.96</text:p>
          </table:table-cell>
          <table:table-cell table:formula="of:=(2*PI( )*[.C55]*[.C55]*[.A55]) / (POWER([.E55];5) * (EXP( ([.A55]*[.C55])/([.E55]*[.B55]*3603.83918136312) )  -1))" office:value-type="float" office:value="5027167763442.96" calcext:value-type="float">
            <text:p>5027167763442.96</text:p>
          </table:table-cell>
          <table:table-cell table:formula="of:=(2*PI( )*[.C55]*[.C55]*[.A55]) / (POWER([.E55];5) * (EXP( ([.A55]*[.C55])/([.E55]*[.B55]*5529.53658708751) )  -1))" office:value-type="float" office:value="66452383394456.4" calcext:value-type="float">
            <text:p>66452383394456.4</text:p>
          </table:table-cell>
          <table:table-cell table:formula="of:=(2*PI( )*[.C55]*[.C55]*[.A55]) / (POWER([.E55];5) * (EXP( ([.A55]*[.C55])/([.E55]*[.B55]*3545.8658661559) )  -1))" office:value-type="float" office:value="4454609889167.54" calcext:value-type="float">
            <text:p>4454609889167.54</text:p>
          </table:table-cell>
          <table:table-cell table:formula="of:=(2*PI( )*[.C55]*[.C55]*[.A55]) / (POWER([.E55];5) * (EXP( ([.A55]*[.C55])/([.E55]*[.B55]*3909.75687519039) )  -1))" office:value-type="float" office:value="8968176597343.85" calcext:value-type="float">
            <text:p>8968176597343.85</text:p>
          </table:table-cell>
          <table:table-cell table:formula="of:=(2*PI( )*[.C55]*[.C55]*[.A55]) / (POWER([.E55];5) * (EXP( ([.A55]*[.C55])/([.E55]*[.B55]*3653.20966006719) )  -1))" office:value-type="float" office:value="5555629727859.84" calcext:value-type="float">
            <text:p>5555629727859.84</text:p>
          </table:table-cell>
          <table:table-cell table:formula="of:=(2*PI( )*[.C55]*[.C55]*[.A55]) / (POWER([.E55];5) * (EXP( ([.A55]*[.C55])/([.E55]*[.B55]*3523.91077015782) )  -1))" office:value-type="float" office:value="4250813648520.36" calcext:value-type="float">
            <text:p>4250813648520.36</text:p>
          </table:table-cell>
          <table:table-cell table:formula="of:=(2*PI( )*[.C55]*[.C55]*[.A55]) / (POWER([.E55];5) * (EXP( ([.A55]*[.C55])/([.E55]*[.B55]*3496.76346007464) )  -1))" office:value-type="float" office:value="4008411867242.52" calcext:value-type="float">
            <text:p>4008411867242.52</text:p>
          </table:table-cell>
          <table:table-cell table:formula="of:=(2*PI( )*[.C55]*[.C55]*[.A55]) / (POWER([.E55];5) * (EXP( ([.A55]*[.C55])/([.E55]*[.B55]*3605.05658350185) )  -1))" office:value-type="float" office:value="5039739237011.3" calcext:value-type="float">
            <text:p>5039739237011.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5500" calcext:value-type="float">
            <text:p>5500</text:p>
          </table:table-cell>
          <table:table-cell table:formula="of:=[.D56]*POWER(10;-10)" office:value-type="float" office:value="0.00000055" calcext:value-type="float">
            <text:p>5.5E-07</text:p>
          </table:table-cell>
          <table:table-cell table:formula="of:=3.74192050507746E-016 / (POWER([.E56];5) * ((EXP( 1.9864748E-025 /([.E56]*1.381E-023 *3567.04712188114) )  -1)))" office:value-type="float" office:value="4868016403972.08" calcext:value-type="float">
            <text:p>4868016403972.08</text:p>
          </table:table-cell>
          <table:table-cell table:formula="of:=(2*PI( )*[.C56]*[.C56]*[.A56]) / (POWER([.E56];5) * (EXP( ([.A56]*[.C56])/([.E56]*[.B56]*3639.76900396354) )  -1))" office:value-type="float" office:value="5636595420145.11" calcext:value-type="float">
            <text:p>5636595420145.11</text:p>
          </table:table-cell>
          <table:table-cell table:formula="of:=(2*PI( )*[.C56]*[.C56]*[.A56]) / (POWER([.E56];5) * (EXP( ([.A56]*[.C56])/([.E56]*[.B56]*3607.08748252358) )  -1))" office:value-type="float" office:value="5281075833545.28" calcext:value-type="float">
            <text:p>5281075833545.28</text:p>
          </table:table-cell>
          <table:table-cell table:formula="of:=(2*PI( )*[.C56]*[.C56]*[.A56]) / (POWER([.E56];5) * (EXP( ([.A56]*[.C56])/([.E56]*[.B56]*3491.3099269129) )  -1))" office:value-type="float" office:value="4151785344634.79" calcext:value-type="float">
            <text:p>4151785344634.79</text:p>
          </table:table-cell>
          <table:table-cell table:formula="of:=(2*PI( )*[.C56]*[.C56]*[.A56]) / (POWER([.E56];5) * (EXP( ([.A56]*[.C56])/([.E56]*[.B56]*3603.83918136312) )  -1))" office:value-type="float" office:value="5246651041082.69" calcext:value-type="float">
            <text:p>5246651041082.69</text:p>
          </table:table-cell>
          <table:table-cell table:formula="of:=(2*PI( )*[.C56]*[.C56]*[.A56]) / (POWER([.E56];5) * (EXP( ([.A56]*[.C56])/([.E56]*[.B56]*5529.53658708751) )  -1))" office:value-type="float" office:value="66226095750102.1" calcext:value-type="float">
            <text:p>66226095750102.1</text:p>
          </table:table-cell>
          <table:table-cell table:formula="of:=(2*PI( )*[.C56]*[.C56]*[.A56]) / (POWER([.E56];5) * (EXP( ([.A56]*[.C56])/([.E56]*[.B56]*3545.8658661559) )  -1))" office:value-type="float" office:value="4659281247363.72" calcext:value-type="float">
            <text:p>4659281247363.72</text:p>
          </table:table-cell>
          <table:table-cell table:formula="of:=(2*PI( )*[.C56]*[.C56]*[.A56]) / (POWER([.E56];5) * (EXP( ([.A56]*[.C56])/([.E56]*[.B56]*3909.75687519039) )  -1))" office:value-type="float" office:value="9262339656086.05" calcext:value-type="float">
            <text:p>9262339656086.05</text:p>
          </table:table-cell>
          <table:table-cell table:formula="of:=(2*PI( )*[.C56]*[.C56]*[.A56]) / (POWER([.E56];5) * (EXP( ([.A56]*[.C56])/([.E56]*[.B56]*3653.20966006719) )  -1))" office:value-type="float" office:value="5787710128274.8" calcext:value-type="float">
            <text:p>5787710128274.8</text:p>
          </table:table-cell>
          <table:table-cell table:formula="of:=(2*PI( )*[.C56]*[.C56]*[.A56]) / (POWER([.E56];5) * (EXP( ([.A56]*[.C56])/([.E56]*[.B56]*3523.91077015782) )  -1))" office:value-type="float" office:value="4449892554704.47" calcext:value-type="float">
            <text:p>4449892554704.47</text:p>
          </table:table-cell>
          <table:table-cell table:formula="of:=(2*PI( )*[.C56]*[.C56]*[.A56]) / (POWER([.E56];5) * (EXP( ([.A56]*[.C56])/([.E56]*[.B56]*3496.76346007464) )  -1))" office:value-type="float" office:value="4200602172535.96" calcext:value-type="float">
            <text:p>4200602172535.96</text:p>
          </table:table-cell>
          <table:table-cell table:formula="of:=(2*PI( )*[.C56]*[.C56]*[.A56]) / (POWER([.E56];5) * (EXP( ([.A56]*[.C56])/([.E56]*[.B56]*3605.05658350185) )  -1))" office:value-type="float" office:value="5259533679547.09" calcext:value-type="float">
            <text:p>5259533679547.0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5600" calcext:value-type="float">
            <text:p>5600</text:p>
          </table:table-cell>
          <table:table-cell table:formula="of:=[.D57]*POWER(10;-10)" office:value-type="float" office:value="0.00000056" calcext:value-type="float">
            <text:p>5.6E-07</text:p>
          </table:table-cell>
          <table:table-cell table:formula="of:=3.74192050507746E-016 / (POWER([.E57];5) * ((EXP( 1.9864748E-025 /([.E57]*1.381E-023 *3567.04712188114) )  -1)))" office:value-type="float" office:value="5071379095326.83" calcext:value-type="float">
            <text:p>5071379095326.83</text:p>
          </table:table-cell>
          <table:table-cell table:formula="of:=(2*PI( )*[.C57]*[.C57]*[.A57]) / (POWER([.E57];5) * (EXP( ([.A57]*[.C57])/([.E57]*[.B57]*3639.76900396354) )  -1))" office:value-type="float" office:value="5856796519406.09" calcext:value-type="float">
            <text:p>5856796519406.09</text:p>
          </table:table-cell>
          <table:table-cell table:formula="of:=(2*PI( )*[.C57]*[.C57]*[.A57]) / (POWER([.E57];5) * (EXP( ([.A57]*[.C57])/([.E57]*[.B57]*3607.08748252358) )  -1))" office:value-type="float" office:value="5493740334758.06" calcext:value-type="float">
            <text:p>5493740334758.06</text:p>
          </table:table-cell>
          <table:table-cell table:formula="of:=(2*PI( )*[.C57]*[.C57]*[.A57]) / (POWER([.E57];5) * (EXP( ([.A57]*[.C57])/([.E57]*[.B57]*3491.3099269129) )  -1))" office:value-type="float" office:value="4337478710805.37" calcext:value-type="float">
            <text:p>4337478710805.37</text:p>
          </table:table-cell>
          <table:table-cell table:formula="of:=(2*PI( )*[.C57]*[.C57]*[.A57]) / (POWER([.E57];5) * (EXP( ([.A57]*[.C57])/([.E57]*[.B57]*3603.83918136312) )  -1))" office:value-type="float" office:value="5458563283039.89" calcext:value-type="float">
            <text:p>5458563283039.89</text:p>
          </table:table-cell>
          <table:table-cell table:formula="of:=(2*PI( )*[.C57]*[.C57]*[.A57]) / (POWER([.E57];5) * (EXP( ([.A57]*[.C57])/([.E57]*[.B57]*5529.53658708751) )  -1))" office:value-type="float" office:value="65905845096352.2" calcext:value-type="float">
            <text:p>65905845096352.2</text:p>
          </table:table-cell>
          <table:table-cell table:formula="of:=(2*PI( )*[.C57]*[.C57]*[.A57]) / (POWER([.E57];5) * (EXP( ([.A57]*[.C57])/([.E57]*[.B57]*3545.8658661559) )  -1))" office:value-type="float" office:value="4857705319738.23" calcext:value-type="float">
            <text:p>4857705319738.23</text:p>
          </table:table-cell>
          <table:table-cell table:formula="of:=(2*PI( )*[.C57]*[.C57]*[.A57]) / (POWER([.E57];5) * (EXP( ([.A57]*[.C57])/([.E57]*[.B57]*3909.75687519039) )  -1))" office:value-type="float" office:value="9539804421038.56" calcext:value-type="float">
            <text:p>9539804421038.56</text:p>
          </table:table-cell>
          <table:table-cell table:formula="of:=(2*PI( )*[.C57]*[.C57]*[.A57]) / (POWER([.E57];5) * (EXP( ([.A57]*[.C57])/([.E57]*[.B57]*3653.20966006719) )  -1))" office:value-type="float" office:value="6010990641848.01" calcext:value-type="float">
            <text:p>6010990641848.01</text:p>
          </table:table-cell>
          <table:table-cell table:formula="of:=(2*PI( )*[.C57]*[.C57]*[.A57]) / (POWER([.E57];5) * (EXP( ([.A57]*[.C57])/([.E57]*[.B57]*3523.91077015782) )  -1))" office:value-type="float" office:value="4643192228855.36" calcext:value-type="float">
            <text:p>4643192228855.36</text:p>
          </table:table-cell>
          <table:table-cell table:formula="of:=(2*PI( )*[.C57]*[.C57]*[.A57]) / (POWER([.E57];5) * (EXP( ([.A57]*[.C57])/([.E57]*[.B57]*3496.76346007464) )  -1))" office:value-type="float" office:value="4387567018069.97" calcext:value-type="float">
            <text:p>4387567018069.97</text:p>
          </table:table-cell>
          <table:table-cell table:formula="of:=(2*PI( )*[.C57]*[.C57]*[.A57]) / (POWER([.E57];5) * (EXP( ([.A57]*[.C57])/([.E57]*[.B57]*3605.05658350185) )  -1))" office:value-type="float" office:value="5471727912482.24" calcext:value-type="float">
            <text:p>5471727912482.2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5700" calcext:value-type="float">
            <text:p>5700</text:p>
          </table:table-cell>
          <table:table-cell table:formula="of:=[.D58]*POWER(10;-10)" office:value-type="float" office:value="0.00000057" calcext:value-type="float">
            <text:p>5.7E-07</text:p>
          </table:table-cell>
          <table:table-cell table:formula="of:=3.74192050507746E-016 / (POWER([.E58];5) * ((EXP( 1.9864748E-025 /([.E58]*1.381E-023 *3567.04712188114) )  -1)))" office:value-type="float" office:value="5267462074012.57" calcext:value-type="float">
            <text:p>5267462074012.57</text:p>
          </table:table-cell>
          <table:table-cell table:formula="of:=(2*PI( )*[.C58]*[.C58]*[.A58]) / (POWER([.E58];5) * (EXP( ([.A58]*[.C58])/([.E58]*[.B58]*3639.76900396354) )  -1))" office:value-type="float" office:value="6067991425456.56" calcext:value-type="float">
            <text:p>6067991425456.56</text:p>
          </table:table-cell>
          <table:table-cell table:formula="of:=(2*PI( )*[.C58]*[.C58]*[.A58]) / (POWER([.E58];5) * (EXP( ([.A58]*[.C58])/([.E58]*[.B58]*3607.08748252358) )  -1))" office:value-type="float" office:value="5698197666472.75" calcext:value-type="float">
            <text:p>5698197666472.75</text:p>
          </table:table-cell>
          <table:table-cell table:formula="of:=(2*PI( )*[.C58]*[.C58]*[.A58]) / (POWER([.E58];5) * (EXP( ([.A58]*[.C58])/([.E58]*[.B58]*3491.3099269129) )  -1))" office:value-type="float" office:value="4517492612873.26" calcext:value-type="float">
            <text:p>4517492612873.26</text:p>
          </table:table-cell>
          <table:table-cell table:formula="of:=(2*PI( )*[.C58]*[.C58]*[.A58]) / (POWER([.E58];5) * (EXP( ([.A58]*[.C58])/([.E58]*[.B58]*3603.83918136312) )  -1))" office:value-type="float" office:value="5662345707327.74" calcext:value-type="float">
            <text:p>5662345707327.74</text:p>
          </table:table-cell>
          <table:table-cell table:formula="of:=(2*PI( )*[.C58]*[.C58]*[.A58]) / (POWER([.E58];5) * (EXP( ([.A58]*[.C58])/([.E58]*[.B58]*5529.53658708751) )  -1))" office:value-type="float" office:value="65499956497275.4" calcext:value-type="float">
            <text:p>65499956497275.4</text:p>
          </table:table-cell>
          <table:table-cell table:formula="of:=(2*PI( )*[.C58]*[.C58]*[.A58]) / (POWER([.E58];5) * (EXP( ([.A58]*[.C58])/([.E58]*[.B58]*3545.8658661559) )  -1))" office:value-type="float" office:value="5049317445909.26" calcext:value-type="float">
            <text:p>5049317445909.26</text:p>
          </table:table-cell>
          <table:table-cell table:formula="of:=(2*PI( )*[.C58]*[.C58]*[.A58]) / (POWER([.E58];5) * (EXP( ([.A58]*[.C58])/([.E58]*[.B58]*3909.75687519039) )  -1))" office:value-type="float" office:value="9800232832756.57" calcext:value-type="float">
            <text:p>9800232832756.57</text:p>
          </table:table-cell>
          <table:table-cell table:formula="of:=(2*PI( )*[.C58]*[.C58]*[.A58]) / (POWER([.E58];5) * (EXP( ([.A58]*[.C58])/([.E58]*[.B58]*3653.20966006719) )  -1))" office:value-type="float" office:value="6224925380888.86" calcext:value-type="float">
            <text:p>6224925380888.86</text:p>
          </table:table-cell>
          <table:table-cell table:formula="of:=(2*PI( )*[.C58]*[.C58]*[.A58]) / (POWER([.E58];5) * (EXP( ([.A58]*[.C58])/([.E58]*[.B58]*3523.91077015782) )  -1))" office:value-type="float" office:value="4830148194228.68" calcext:value-type="float">
            <text:p>4830148194228.68</text:p>
          </table:table-cell>
          <table:table-cell table:formula="of:=(2*PI( )*[.C58]*[.C58]*[.A58]) / (POWER([.E58];5) * (EXP( ([.A58]*[.C58])/([.E58]*[.B58]*3496.76346007464) )  -1))" office:value-type="float" office:value="4568743855775.88" calcext:value-type="float">
            <text:p>4568743855775.88</text:p>
          </table:table-cell>
          <table:table-cell table:formula="of:=(2*PI( )*[.C58]*[.C58]*[.A58]) / (POWER([.E58];5) * (EXP( ([.A58]*[.C58])/([.E58]*[.B58]*3605.05658350185) )  -1))" office:value-type="float" office:value="5675763381463.73" calcext:value-type="float">
            <text:p>5675763381463.7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5800" calcext:value-type="float">
            <text:p>5800</text:p>
          </table:table-cell>
          <table:table-cell table:formula="of:=[.D59]*POWER(10;-10)" office:value-type="float" office:value="0.00000058" calcext:value-type="float">
            <text:p>5.8E-07</text:p>
          </table:table-cell>
          <table:table-cell table:formula="of:=3.74192050507746E-016 / (POWER([.E59];5) * ((EXP( 1.9864748E-025 /([.E59]*1.381E-023 *3567.04712188114) )  -1)))" office:value-type="float" office:value="5455786369446.08" calcext:value-type="float">
            <text:p>5455786369446.08</text:p>
          </table:table-cell>
          <table:table-cell table:formula="of:=(2*PI( )*[.C59]*[.C59]*[.A59]) / (POWER([.E59];5) * (EXP( ([.A59]*[.C59])/([.E59]*[.B59]*3639.76900396354) )  -1))" office:value-type="float" office:value="6269726218938.85" calcext:value-type="float">
            <text:p>6269726218938.85</text:p>
          </table:table-cell>
          <table:table-cell table:formula="of:=(2*PI( )*[.C59]*[.C59]*[.A59]) / (POWER([.E59];5) * (EXP( ([.A59]*[.C59])/([.E59]*[.B59]*3607.08748252358) )  -1))" office:value-type="float" office:value="5893980691097.94" calcext:value-type="float">
            <text:p>5893980691097.94</text:p>
          </table:table-cell>
          <table:table-cell table:formula="of:=(2*PI( )*[.C59]*[.C59]*[.A59]) / (POWER([.E59];5) * (EXP( ([.A59]*[.C59])/([.E59]*[.B59]*3491.3099269129) )  -1))" office:value-type="float" office:value="4691337802669.55" calcext:value-type="float">
            <text:p>4691337802669.55</text:p>
          </table:table-cell>
          <table:table-cell table:formula="of:=(2*PI( )*[.C59]*[.C59]*[.A59]) / (POWER([.E59];5) * (EXP( ([.A59]*[.C59])/([.E59]*[.B59]*3603.83918136312) )  -1))" office:value-type="float" office:value="5857530040717.95" calcext:value-type="float">
            <text:p>5857530040717.95</text:p>
          </table:table-cell>
          <table:table-cell table:formula="of:=(2*PI( )*[.C59]*[.C59]*[.A59]) / (POWER([.E59];5) * (EXP( ([.A59]*[.C59])/([.E59]*[.B59]*5529.53658708751) )  -1))" office:value-type="float" office:value="65016391439490.2" calcext:value-type="float">
            <text:p>65016391439490.2</text:p>
          </table:table-cell>
          <table:table-cell table:formula="of:=(2*PI( )*[.C59]*[.C59]*[.A59]) / (POWER([.E59];5) * (EXP( ([.A59]*[.C59])/([.E59]*[.B59]*3545.8658661559) )  -1))" office:value-type="float" office:value="5233634242503.21" calcext:value-type="float">
            <text:p>5233634242503.21</text:p>
          </table:table-cell>
          <table:table-cell table:formula="of:=(2*PI( )*[.C59]*[.C59]*[.A59]) / (POWER([.E59];5) * (EXP( ([.A59]*[.C59])/([.E59]*[.B59]*3909.75687519039) )  -1))" office:value-type="float" office:value="10043422927768.4" calcext:value-type="float">
            <text:p>10043422927768.4</text:p>
          </table:table-cell>
          <table:table-cell table:formula="of:=(2*PI( )*[.C59]*[.C59]*[.A59]) / (POWER([.E59];5) * (EXP( ([.A59]*[.C59])/([.E59]*[.B59]*3653.20966006719) )  -1))" office:value-type="float" office:value="6429066831901.53" calcext:value-type="float">
            <text:p>6429066831901.53</text:p>
          </table:table-cell>
          <table:table-cell table:formula="of:=(2*PI( )*[.C59]*[.C59]*[.A59]) / (POWER([.E59];5) * (EXP( ([.A59]*[.C59])/([.E59]*[.B59]*3523.91077015782) )  -1))" office:value-type="float" office:value="5010273779350.14" calcext:value-type="float">
            <text:p>5010273779350.14</text:p>
          </table:table-cell>
          <table:table-cell table:formula="of:=(2*PI( )*[.C59]*[.C59]*[.A59]) / (POWER([.E59];5) * (EXP( ([.A59]*[.C59])/([.E59]*[.B59]*3496.76346007464) )  -1))" office:value-type="float" office:value="4743643682522.62" calcext:value-type="float">
            <text:p>4743643682522.62</text:p>
          </table:table-cell>
          <table:table-cell table:formula="of:=(2*PI( )*[.C59]*[.C59]*[.A59]) / (POWER([.E59];5) * (EXP( ([.A59]*[.C59])/([.E59]*[.B59]*3605.05658350185) )  -1))" office:value-type="float" office:value="5871172235170.81" calcext:value-type="float">
            <text:p>5871172235170.8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5900" calcext:value-type="float">
            <text:p>5900</text:p>
          </table:table-cell>
          <table:table-cell table:formula="of:=[.D60]*POWER(10;-10)" office:value-type="float" office:value="0.00000059" calcext:value-type="float">
            <text:p>5.9E-07</text:p>
          </table:table-cell>
          <table:table-cell table:formula="of:=3.74192050507746E-016 / (POWER([.E60];5) * ((EXP( 1.9864748E-025 /([.E60]*1.381E-023 *3567.04712188114) )  -1)))" office:value-type="float" office:value="5635953854620.75" calcext:value-type="float">
            <text:p>5635953854620.75</text:p>
          </table:table-cell>
          <table:table-cell table:formula="of:=(2*PI( )*[.C60]*[.C60]*[.A60]) / (POWER([.E60];5) * (EXP( ([.A60]*[.C60])/([.E60]*[.B60]*3639.76900396354) )  -1))" office:value-type="float" office:value="6461637802447.25" calcext:value-type="float">
            <text:p>6461637802447.25</text:p>
          </table:table-cell>
          <table:table-cell table:formula="of:=(2*PI( )*[.C60]*[.C60]*[.A60]) / (POWER([.E60];5) * (EXP( ([.A60]*[.C60])/([.E60]*[.B60]*3607.08748252358) )  -1))" office:value-type="float" office:value="6080708633443.53" calcext:value-type="float">
            <text:p>6080708633443.53</text:p>
          </table:table-cell>
          <table:table-cell table:formula="of:=(2*PI( )*[.C60]*[.C60]*[.A60]) / (POWER([.E60];5) * (EXP( ([.A60]*[.C60])/([.E60]*[.B60]*3491.3099269129) )  -1))" office:value-type="float" office:value="4858595398209.17" calcext:value-type="float">
            <text:p>4858595398209.17</text:p>
          </table:table-cell>
          <table:table-cell table:formula="of:=(2*PI( )*[.C60]*[.C60]*[.A60]) / (POWER([.E60];5) * (EXP( ([.A60]*[.C60])/([.E60]*[.B60]*3603.83918136312) )  -1))" office:value-type="float" office:value="6043733926495.56" calcext:value-type="float">
            <text:p>6043733926495.56</text:p>
          </table:table-cell>
          <table:table-cell table:formula="of:=(2*PI( )*[.C60]*[.C60]*[.A60]) / (POWER([.E60];5) * (EXP( ([.A60]*[.C60])/([.E60]*[.B60]*5529.53658708751) )  -1))" office:value-type="float" office:value="64462723803891.3" calcext:value-type="float">
            <text:p>64462723803891.3</text:p>
          </table:table-cell>
          <table:table-cell table:formula="of:=(2*PI( )*[.C60]*[.C60]*[.A60]) / (POWER([.E60];5) * (EXP( ([.A60]*[.C60])/([.E60]*[.B60]*3545.8658661559) )  -1))" office:value-type="float" office:value="5410250237824.39" calcext:value-type="float">
            <text:p>5410250237824.39</text:p>
          </table:table-cell>
          <table:table-cell table:formula="of:=(2*PI( )*[.C60]*[.C60]*[.A60]) / (POWER([.E60];5) * (EXP( ([.A60]*[.C60])/([.E60]*[.B60]*3909.75687519039) )  -1))" office:value-type="float" office:value="10269295894862" calcext:value-type="float">
            <text:p>10269295894862</text:p>
          </table:table-cell>
          <table:table-cell table:formula="of:=(2*PI( )*[.C60]*[.C60]*[.A60]) / (POWER([.E60];5) * (EXP( ([.A60]*[.C60])/([.E60]*[.B60]*3653.20966006719) )  -1))" office:value-type="float" office:value="6623060120217.46" calcext:value-type="float">
            <text:p>6623060120217.46</text:p>
          </table:table-cell>
          <table:table-cell table:formula="of:=(2*PI( )*[.C60]*[.C60]*[.A60]) / (POWER([.E60];5) * (EXP( ([.A60]*[.C60])/([.E60]*[.B60]*3523.91077015782) )  -1))" office:value-type="float" office:value="5183157183922.17" calcext:value-type="float">
            <text:p>5183157183922.17</text:p>
          </table:table-cell>
          <table:table-cell table:formula="of:=(2*PI( )*[.C60]*[.C60]*[.A60]) / (POWER([.E60];5) * (EXP( ([.A60]*[.C60])/([.E60]*[.B60]*3496.76346007464) )  -1))" office:value-type="float" office:value="4911848613484.55" calcext:value-type="float">
            <text:p>4911848613484.55</text:p>
          </table:table-cell>
          <table:table-cell table:formula="of:=(2*PI( )*[.C60]*[.C60]*[.A60]) / (POWER([.E60];5) * (EXP( ([.A60]*[.C60])/([.E60]*[.B60]*3605.05658350185) )  -1))" office:value-type="float" office:value="6057572705953.64" calcext:value-type="float">
            <text:p>6057572705953.6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6000" calcext:value-type="float">
            <text:p>6000</text:p>
          </table:table-cell>
          <table:table-cell table:formula="of:=[.D61]*POWER(10;-10)" office:value-type="float" office:value="0.0000006" calcext:value-type="float">
            <text:p>6E-07</text:p>
          </table:table-cell>
          <table:table-cell table:formula="of:=3.74192050507746E-016 / (POWER([.E61];5) * ((EXP( 1.9864748E-025 /([.E61]*1.381E-023 *3567.04712188114) )  -1)))" office:value-type="float" office:value="5807642889092.56" calcext:value-type="float">
            <text:p>5807642889092.56</text:p>
          </table:table-cell>
          <table:table-cell table:formula="of:=(2*PI( )*[.C61]*[.C61]*[.A61]) / (POWER([.E61];5) * (EXP( ([.A61]*[.C61])/([.E61]*[.B61]*3639.76900396354) )  -1))" office:value-type="float" office:value="6643448020213.46" calcext:value-type="float">
            <text:p>6643448020213.46</text:p>
          </table:table-cell>
          <table:table-cell table:formula="of:=(2*PI( )*[.C61]*[.C61]*[.A61]) / (POWER([.E61];5) * (EXP( ([.A61]*[.C61])/([.E61]*[.B61]*3607.08748252358) )  -1))" office:value-type="float" office:value="6258081904848.71" calcext:value-type="float">
            <text:p>6258081904848.71</text:p>
          </table:table-cell>
          <table:table-cell table:formula="of:=(2*PI( )*[.C61]*[.C61]*[.A61]) / (POWER([.E61];5) * (EXP( ([.A61]*[.C61])/([.E61]*[.B61]*3491.3099269129) )  -1))" office:value-type="float" office:value="5018913936121.69" calcext:value-type="float">
            <text:p>5018913936121.69</text:p>
          </table:table-cell>
          <table:table-cell table:formula="of:=(2*PI( )*[.C61]*[.C61]*[.A61]) / (POWER([.E61];5) * (EXP( ([.A61]*[.C61])/([.E61]*[.B61]*3603.83918136312) )  -1))" office:value-type="float" office:value="6220655816855.53" calcext:value-type="float">
            <text:p>6220655816855.53</text:p>
          </table:table-cell>
          <table:table-cell table:formula="of:=(2*PI( )*[.C61]*[.C61]*[.A61]) / (POWER([.E61];5) * (EXP( ([.A61]*[.C61])/([.E61]*[.B61]*5529.53658708751) )  -1))" office:value-type="float" office:value="63846124875754.5" calcext:value-type="float">
            <text:p>63846124875754.5</text:p>
          </table:table-cell>
          <table:table-cell table:formula="of:=(2*PI( )*[.C61]*[.C61]*[.A61]) / (POWER([.E61];5) * (EXP( ([.A61]*[.C61])/([.E61]*[.B61]*3545.8658661559) )  -1))" office:value-type="float" office:value="5578833927694.56" calcext:value-type="float">
            <text:p>5578833927694.56</text:p>
          </table:table-cell>
          <table:table-cell table:formula="of:=(2*PI( )*[.C61]*[.C61]*[.A61]) / (POWER([.E61];5) * (EXP( ([.A61]*[.C61])/([.E61]*[.B61]*3909.75687519039) )  -1))" office:value-type="float" office:value="10477883342565.8" calcext:value-type="float">
            <text:p>10477883342565.8</text:p>
          </table:table-cell>
          <table:table-cell table:formula="of:=(2*PI( )*[.C61]*[.C61]*[.A61]) / (POWER([.E61];5) * (EXP( ([.A61]*[.C61])/([.E61]*[.B61]*3653.20966006719) )  -1))" office:value-type="float" office:value="6806636830874.67" calcext:value-type="float">
            <text:p>6806636830874.67</text:p>
          </table:table-cell>
          <table:table-cell table:formula="of:=(2*PI( )*[.C61]*[.C61]*[.A61]) / (POWER([.E61];5) * (EXP( ([.A61]*[.C61])/([.E61]*[.B61]*3523.91077015782) )  -1))" office:value-type="float" office:value="5348457947407.97" calcext:value-type="float">
            <text:p>5348457947407.97</text:p>
          </table:table-cell>
          <table:table-cell table:formula="of:=(2*PI( )*[.C61]*[.C61]*[.A61]) / (POWER([.E61];5) * (EXP( ([.A61]*[.C61])/([.E61]*[.B61]*3496.76346007464) )  -1))" office:value-type="float" office:value="5073008839345.58" calcext:value-type="float">
            <text:p>5073008839345.58</text:p>
          </table:table-cell>
          <table:table-cell table:formula="of:=(2*PI( )*[.C61]*[.C61]*[.A61]) / (POWER([.E61];5) * (EXP( ([.A61]*[.C61])/([.E61]*[.B61]*3605.05658350185) )  -1))" office:value-type="float" office:value="6234663976681.75" calcext:value-type="float">
            <text:p>6234663976681.7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6100" calcext:value-type="float">
            <text:p>6100</text:p>
          </table:table-cell>
          <table:table-cell table:formula="of:=[.D62]*POWER(10;-10)" office:value-type="float" office:value="0.00000061" calcext:value-type="float">
            <text:p>6.1E-07</text:p>
          </table:table-cell>
          <table:table-cell table:formula="of:=3.74192050507746E-016 / (POWER([.E62];5) * ((EXP( 1.9864748E-025 /([.E62]*1.381E-023 *3567.04712188114) )  -1)))" office:value-type="float" office:value="5970603565719.1" calcext:value-type="float">
            <text:p>5970603565719.1</text:p>
          </table:table-cell>
          <table:table-cell table:formula="of:=(2*PI( )*[.C62]*[.C62]*[.A62]) / (POWER([.E62];5) * (EXP( ([.A62]*[.C62])/([.E62]*[.B62]*3639.76900396354) )  -1))" office:value-type="float" office:value="6814957486354.34" calcext:value-type="float">
            <text:p>6814957486354.34</text:p>
          </table:table-cell>
          <table:table-cell table:formula="of:=(2*PI( )*[.C62]*[.C62]*[.A62]) / (POWER([.E62];5) * (EXP( ([.A62]*[.C62])/([.E62]*[.B62]*3607.08748252358) )  -1))" office:value-type="float" office:value="6425876584842.69" calcext:value-type="float">
            <text:p>6425876584842.69</text:p>
          </table:table-cell>
          <table:table-cell table:formula="of:=(2*PI( )*[.C62]*[.C62]*[.A62]) / (POWER([.E62];5) * (EXP( ([.A62]*[.C62])/([.E62]*[.B62]*3491.3099269129) )  -1))" office:value-type="float" office:value="5172005951340.82" calcext:value-type="float">
            <text:p>5172005951340.82</text:p>
          </table:table-cell>
          <table:table-cell table:formula="of:=(2*PI( )*[.C62]*[.C62]*[.A62]) / (POWER([.E62];5) * (EXP( ([.A62]*[.C62])/([.E62]*[.B62]*3603.83918136312) )  -1))" office:value-type="float" office:value="6388069518113.59" calcext:value-type="float">
            <text:p>6388069518113.59</text:p>
          </table:table-cell>
          <table:table-cell table:formula="of:=(2*PI( )*[.C62]*[.C62]*[.A62]) / (POWER([.E62];5) * (EXP( ([.A62]*[.C62])/([.E62]*[.B62]*5529.53658708751) )  -1))" office:value-type="float" office:value="63173355863291.6" calcext:value-type="float">
            <text:p>63173355863291.6</text:p>
          </table:table-cell>
          <table:table-cell table:formula="of:=(2*PI( )*[.C62]*[.C62]*[.A62]) / (POWER([.E62];5) * (EXP( ([.A62]*[.C62])/([.E62]*[.B62]*3545.8658661559) )  -1))" office:value-type="float" office:value="5739123410392.73" calcext:value-type="float">
            <text:p>5739123410392.73</text:p>
          </table:table-cell>
          <table:table-cell table:formula="of:=(2*PI( )*[.C62]*[.C62]*[.A62]) / (POWER([.E62];5) * (EXP( ([.A62]*[.C62])/([.E62]*[.B62]*3909.75687519039) )  -1))" office:value-type="float" office:value="10669314954832.8" calcext:value-type="float">
            <text:p>10669314954832.8</text:p>
          </table:table-cell>
          <table:table-cell table:formula="of:=(2*PI( )*[.C62]*[.C62]*[.A62]) / (POWER([.E62];5) * (EXP( ([.A62]*[.C62])/([.E62]*[.B62]*3653.20966006719) )  -1))" office:value-type="float" office:value="6979608560943.91" calcext:value-type="float">
            <text:p>6979608560943.91</text:p>
          </table:table-cell>
          <table:table-cell table:formula="of:=(2*PI( )*[.C62]*[.C62]*[.A62]) / (POWER([.E62];5) * (EXP( ([.A62]*[.C62])/([.E62]*[.B62]*3523.91077015782) )  -1))" office:value-type="float" office:value="5505902973864.07" calcext:value-type="float">
            <text:p>5505902973864.07</text:p>
          </table:table-cell>
          <table:table-cell table:formula="of:=(2*PI( )*[.C62]*[.C62]*[.A62]) / (POWER([.E62];5) * (EXP( ([.A62]*[.C62])/([.E62]*[.B62]*3496.76346007464) )  -1))" office:value-type="float" office:value="5226839115207.59" calcext:value-type="float">
            <text:p>5226839115207.59</text:p>
          </table:table-cell>
          <table:table-cell table:formula="of:=(2*PI( )*[.C62]*[.C62]*[.A62]) / (POWER([.E62];5) * (EXP( ([.A62]*[.C62])/([.E62]*[.B62]*3605.05658350185) )  -1))" office:value-type="float" office:value="6402220702167.58" calcext:value-type="float">
            <text:p>6402220702167.5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6200" calcext:value-type="float">
            <text:p>6200</text:p>
          </table:table-cell>
          <table:table-cell table:formula="of:=[.D63]*POWER(10;-10)" office:value-type="float" office:value="0.00000062" calcext:value-type="float">
            <text:p>6.2E-07</text:p>
          </table:table-cell>
          <table:table-cell table:formula="of:=3.74192050507746E-016 / (POWER([.E63];5) * ((EXP( 1.9864748E-025 /([.E63]*1.381E-023 *3567.04712188114) )  -1)))" office:value-type="float" office:value="6124652700974.83" calcext:value-type="float">
            <text:p>6124652700974.83</text:p>
          </table:table-cell>
          <table:table-cell table:formula="of:=(2*PI( )*[.C63]*[.C63]*[.A63]) / (POWER([.E63];5) * (EXP( ([.A63]*[.C63])/([.E63]*[.B63]*3639.76900396354) )  -1))" office:value-type="float" office:value="6976039268378.21" calcext:value-type="float">
            <text:p>6976039268378.21</text:p>
          </table:table-cell>
          <table:table-cell table:formula="of:=(2*PI( )*[.C63]*[.C63]*[.A63]) / (POWER([.E63];5) * (EXP( ([.A63]*[.C63])/([.E63]*[.B63]*3607.08748252358) )  -1))" office:value-type="float" office:value="6583938704374.21" calcext:value-type="float">
            <text:p>6583938704374.21</text:p>
          </table:table-cell>
          <table:table-cell table:formula="of:=(2*PI( )*[.C63]*[.C63]*[.A63]) / (POWER([.E63];5) * (EXP( ([.A63]*[.C63])/([.E63]*[.B63]*3491.3099269129) )  -1))" office:value-type="float" office:value="5317644213419.97" calcext:value-type="float">
            <text:p>5317644213419.97</text:p>
          </table:table-cell>
          <table:table-cell table:formula="of:=(2*PI( )*[.C63]*[.C63]*[.A63]) / (POWER([.E63];5) * (EXP( ([.A63]*[.C63])/([.E63]*[.B63]*3603.83918136312) )  -1))" office:value-type="float" office:value="6545818532463.63" calcext:value-type="float">
            <text:p>6545818532463.63</text:p>
          </table:table-cell>
          <table:table-cell table:formula="of:=(2*PI( )*[.C63]*[.C63]*[.A63]) / (POWER([.E63];5) * (EXP( ([.A63]*[.C63])/([.E63]*[.B63]*5529.53658708751) )  -1))" office:value-type="float" office:value="62450766581310.9" calcext:value-type="float">
            <text:p>62450766581310.9</text:p>
          </table:table-cell>
          <table:table-cell table:formula="of:=(2*PI( )*[.C63]*[.C63]*[.A63]) / (POWER([.E63];5) * (EXP( ([.A63]*[.C63])/([.E63]*[.B63]*3545.8658661559) )  -1))" office:value-type="float" office:value="5890921737900.1" calcext:value-type="float">
            <text:p>5890921737900.1</text:p>
          </table:table-cell>
          <table:table-cell table:formula="of:=(2*PI( )*[.C63]*[.C63]*[.A63]) / (POWER([.E63];5) * (EXP( ([.A63]*[.C63])/([.E63]*[.B63]*3909.75687519039) )  -1))" office:value-type="float" office:value="10843806669240.2" calcext:value-type="float">
            <text:p>10843806669240.2</text:p>
          </table:table-cell>
          <table:table-cell table:formula="of:=(2*PI( )*[.C63]*[.C63]*[.A63]) / (POWER([.E63];5) * (EXP( ([.A63]*[.C63])/([.E63]*[.B63]*3653.20966006719) )  -1))" office:value-type="float" office:value="7141860350873.51" calcext:value-type="float">
            <text:p>7141860350873.51</text:p>
          </table:table-cell>
          <table:table-cell table:formula="of:=(2*PI( )*[.C63]*[.C63]*[.A63]) / (POWER([.E63];5) * (EXP( ([.A63]*[.C63])/([.E63]*[.B63]*3523.91077015782) )  -1))" office:value-type="float" office:value="5655282247252.9" calcext:value-type="float">
            <text:p>5655282247252.9</text:p>
          </table:table-cell>
          <table:table-cell table:formula="of:=(2*PI( )*[.C63]*[.C63]*[.A63]) / (POWER([.E63];5) * (EXP( ([.A63]*[.C63])/([.E63]*[.B63]*3496.76346007464) )  -1))" office:value-type="float" office:value="5373114911419.37" calcext:value-type="float">
            <text:p>5373114911419.37</text:p>
          </table:table-cell>
          <table:table-cell table:formula="of:=(2*PI( )*[.C63]*[.C63]*[.A63]) / (POWER([.E63];5) * (EXP( ([.A63]*[.C63])/([.E63]*[.B63]*3605.05658350185) )  -1))" office:value-type="float" office:value="6560087329012.13" calcext:value-type="float">
            <text:p>6560087329012.1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6300" calcext:value-type="float">
            <text:p>6300</text:p>
          </table:table-cell>
          <table:table-cell table:formula="of:=[.D64]*POWER(10;-10)" office:value-type="float" office:value="0.00000063" calcext:value-type="float">
            <text:p>6.3E-07</text:p>
          </table:table-cell>
          <table:table-cell table:formula="of:=3.74192050507746E-016 / (POWER([.E64];5) * ((EXP( 1.9864748E-025 /([.E64]*1.381E-023 *3567.04712188114) )  -1)))" office:value-type="float" office:value="6269668687813.97" calcext:value-type="float">
            <text:p>6269668687813.97</text:p>
          </table:table-cell>
          <table:table-cell table:formula="of:=(2*PI( )*[.C64]*[.C64]*[.A64]) / (POWER([.E64];5) * (EXP( ([.A64]*[.C64])/([.E64]*[.B64]*3639.76900396354) )  -1))" office:value-type="float" office:value="7126632547990.73" calcext:value-type="float">
            <text:p>7126632547990.73</text:p>
          </table:table-cell>
          <table:table-cell table:formula="of:=(2*PI( )*[.C64]*[.C64]*[.A64]) / (POWER([.E64];5) * (EXP( ([.A64]*[.C64])/([.E64]*[.B64]*3607.08748252358) )  -1))" office:value-type="float" office:value="6732178451691.93" calcext:value-type="float">
            <text:p>6732178451691.93</text:p>
          </table:table-cell>
          <table:table-cell table:formula="of:=(2*PI( )*[.C64]*[.C64]*[.A64]) / (POWER([.E64];5) * (EXP( ([.A64]*[.C64])/([.E64]*[.B64]*3491.3099269129) )  -1))" office:value-type="float" office:value="5455657731954.58" calcext:value-type="float">
            <text:p>5455657731954.58</text:p>
          </table:table-cell>
          <table:table-cell table:formula="of:=(2*PI( )*[.C64]*[.C64]*[.A64]) / (POWER([.E64];5) * (EXP( ([.A64]*[.C64])/([.E64]*[.B64]*3603.83918136312) )  -1))" office:value-type="float" office:value="6693810317229.64" calcext:value-type="float">
            <text:p>6693810317229.64</text:p>
          </table:table-cell>
          <table:table-cell table:formula="of:=(2*PI( )*[.C64]*[.C64]*[.A64]) / (POWER([.E64];5) * (EXP( ([.A64]*[.C64])/([.E64]*[.B64]*5529.53658708751) )  -1))" office:value-type="float" office:value="61684299130298.8" calcext:value-type="float">
            <text:p>61684299130298.8</text:p>
          </table:table-cell>
          <table:table-cell table:formula="of:=(2*PI( )*[.C64]*[.C64]*[.A64]) / (POWER([.E64];5) * (EXP( ([.A64]*[.C64])/([.E64]*[.B64]*3545.8658661559) )  -1))" office:value-type="float" office:value="6034092100918.09" calcext:value-type="float">
            <text:p>6034092100918.09</text:p>
          </table:table-cell>
          <table:table-cell table:formula="of:=(2*PI( )*[.C64]*[.C64]*[.A64]) / (POWER([.E64];5) * (EXP( ([.A64]*[.C64])/([.E64]*[.B64]*3909.75687519039) )  -1))" office:value-type="float" office:value="11001649475447.8" calcext:value-type="float">
            <text:p>11001649475447.8</text:p>
          </table:table-cell>
          <table:table-cell table:formula="of:=(2*PI( )*[.C64]*[.C64]*[.A64]) / (POWER([.E64];5) * (EXP( ([.A64]*[.C64])/([.E64]*[.B64]*3653.20966006719) )  -1))" office:value-type="float" office:value="7293344117076.05" calcext:value-type="float">
            <text:p>7293344117076.05</text:p>
          </table:table-cell>
          <table:table-cell table:formula="of:=(2*PI( )*[.C64]*[.C64]*[.A64]) / (POWER([.E64];5) * (EXP( ([.A64]*[.C64])/([.E64]*[.B64]*3523.91077015782) )  -1))" office:value-type="float" office:value="5796444352881.12" calcext:value-type="float">
            <text:p>5796444352881.12</text:p>
          </table:table-cell>
          <table:table-cell table:formula="of:=(2*PI( )*[.C64]*[.C64]*[.A64]) / (POWER([.E64];5) * (EXP( ([.A64]*[.C64])/([.E64]*[.B64]*3496.76346007464) )  -1))" office:value-type="float" office:value="5511668339372.68" calcext:value-type="float">
            <text:p>5511668339372.68</text:p>
          </table:table-cell>
          <table:table-cell table:formula="of:=(2*PI( )*[.C64]*[.C64]*[.A64]) / (POWER([.E64];5) * (EXP( ([.A64]*[.C64])/([.E64]*[.B64]*3605.05658350185) )  -1))" office:value-type="float" office:value="6708172334871.99" calcext:value-type="float">
            <text:p>6708172334871.9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6400" calcext:value-type="float">
            <text:p>6400</text:p>
          </table:table-cell>
          <table:table-cell table:formula="of:=[.D65]*POWER(10;-10)" office:value-type="float" office:value="0.00000064" calcext:value-type="float">
            <text:p>6.4E-07</text:p>
          </table:table-cell>
          <table:table-cell table:formula="of:=3.74192050507746E-016 / (POWER([.E65];5) * ((EXP( 1.9864748E-025 /([.E65]*1.381E-023 *3567.04712188114) )  -1)))" office:value-type="float" office:value="6405586310744.56" calcext:value-type="float">
            <text:p>6405586310744.56</text:p>
          </table:table-cell>
          <table:table-cell table:formula="of:=(2*PI( )*[.C65]*[.C65]*[.A65]) / (POWER([.E65];5) * (EXP( ([.A65]*[.C65])/([.E65]*[.B65]*3639.76900396354) )  -1))" office:value-type="float" office:value="7266736358907.8" calcext:value-type="float">
            <text:p>7266736358907.8</text:p>
          </table:table-cell>
          <table:table-cell table:formula="of:=(2*PI( )*[.C65]*[.C65]*[.A65]) / (POWER([.E65];5) * (EXP( ([.A65]*[.C65])/([.E65]*[.B65]*3607.08748252358) )  -1))" office:value-type="float" office:value="6870564400965.52" calcext:value-type="float">
            <text:p>6870564400965.52</text:p>
          </table:table-cell>
          <table:table-cell table:formula="of:=(2*PI( )*[.C65]*[.C65]*[.A65]) / (POWER([.E65];5) * (EXP( ([.A65]*[.C65])/([.E65]*[.B65]*3491.3099269129) )  -1))" office:value-type="float" office:value="5585927627530.44" calcext:value-type="float">
            <text:p>5585927627530.44</text:p>
          </table:table-cell>
          <table:table-cell table:formula="of:=(2*PI( )*[.C65]*[.C65]*[.A65]) / (POWER([.E65];5) * (EXP( ([.A65]*[.C65])/([.E65]*[.B65]*3603.83918136312) )  -1))" office:value-type="float" office:value="6832010561703.65" calcext:value-type="float">
            <text:p>6832010561703.65</text:p>
          </table:table-cell>
          <table:table-cell table:formula="of:=(2*PI( )*[.C65]*[.C65]*[.A65]) / (POWER([.E65];5) * (EXP( ([.A65]*[.C65])/([.E65]*[.B65]*5529.53658708751) )  -1))" office:value-type="float" office:value="60879495560430" calcext:value-type="float">
            <text:p>60879495560430</text:p>
          </table:table-cell>
          <table:table-cell table:formula="of:=(2*PI( )*[.C65]*[.C65]*[.A65]) / (POWER([.E65];5) * (EXP( ([.A65]*[.C65])/([.E65]*[.B65]*3545.8658661559) )  -1))" office:value-type="float" office:value="6168552946722.68" calcext:value-type="float">
            <text:p>6168552946722.68</text:p>
          </table:table-cell>
          <table:table-cell table:formula="of:=(2*PI( )*[.C65]*[.C65]*[.A65]) / (POWER([.E65];5) * (EXP( ([.A65]*[.C65])/([.E65]*[.B65]*3909.75687519039) )  -1))" office:value-type="float" office:value="11143198900774.3" calcext:value-type="float">
            <text:p>11143198900774.3</text:p>
          </table:table-cell>
          <table:table-cell table:formula="of:=(2*PI( )*[.C65]*[.C65]*[.A65]) / (POWER([.E65];5) * (EXP( ([.A65]*[.C65])/([.E65]*[.B65]*3653.20966006719) )  -1))" office:value-type="float" office:value="7434072185107.23" calcext:value-type="float">
            <text:p>7434072185107.23</text:p>
          </table:table-cell>
          <table:table-cell table:formula="of:=(2*PI( )*[.C65]*[.C65]*[.A65]) / (POWER([.E65];5) * (EXP( ([.A65]*[.C65])/([.E65]*[.B65]*3523.91077015782) )  -1))" office:value-type="float" office:value="5929291903146.72" calcext:value-type="float">
            <text:p>5929291903146.72</text:p>
          </table:table-cell>
          <table:table-cell table:formula="of:=(2*PI( )*[.C65]*[.C65]*[.A65]) / (POWER([.E65];5) * (EXP( ([.A65]*[.C65])/([.E65]*[.B65]*3496.76346007464) )  -1))" office:value-type="float" office:value="5642383949016" calcext:value-type="float">
            <text:p>5642383949016</text:p>
          </table:table-cell>
          <table:table-cell table:formula="of:=(2*PI( )*[.C65]*[.C65]*[.A65]) / (POWER([.E65];5) * (EXP( ([.A65]*[.C65])/([.E65]*[.B65]*3605.05658350185) )  -1))" office:value-type="float" office:value="6846442487239.1" calcext:value-type="float">
            <text:p>6846442487239.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6500" calcext:value-type="float">
            <text:p>6500</text:p>
          </table:table-cell>
          <table:table-cell table:formula="of:=[.D66]*POWER(10;-10)" office:value-type="float" office:value="0.00000065" calcext:value-type="float">
            <text:p>6.5E-07</text:p>
          </table:table-cell>
          <table:table-cell table:formula="of:=3.74192050507746E-016 / (POWER([.E66];5) * ((EXP( 1.9864748E-025 /([.E66]*1.381E-023 *3567.04712188114) )  -1)))" office:value-type="float" office:value="6532391605198.17" calcext:value-type="float">
            <text:p>6532391605198.17</text:p>
          </table:table-cell>
          <table:table-cell table:formula="of:=(2*PI( )*[.C66]*[.C66]*[.A66]) / (POWER([.E66];5) * (EXP( ([.A66]*[.C66])/([.E66]*[.B66]*3639.76900396354) )  -1))" office:value-type="float" office:value="7396403481455.4" calcext:value-type="float">
            <text:p>7396403481455.4</text:p>
          </table:table-cell>
          <table:table-cell table:formula="of:=(2*PI( )*[.C66]*[.C66]*[.A66]) / (POWER([.E66];5) * (EXP( ([.A66]*[.C66])/([.E66]*[.B66]*3607.08748252358) )  -1))" office:value-type="float" office:value="6999117844840.16" calcext:value-type="float">
            <text:p>6999117844840.16</text:p>
          </table:table-cell>
          <table:table-cell table:formula="of:=(2*PI( )*[.C66]*[.C66]*[.A66]) / (POWER([.E66];5) * (EXP( ([.A66]*[.C66])/([.E66]*[.B66]*3491.3099269129) )  -1))" office:value-type="float" office:value="5708382949644.01" calcext:value-type="float">
            <text:p>5708382949644.01</text:p>
          </table:table-cell>
          <table:table-cell table:formula="of:=(2*PI( )*[.C66]*[.C66]*[.A66]) / (POWER([.E66];5) * (EXP( ([.A66]*[.C66])/([.E66]*[.B66]*3603.83918136312) )  -1))" office:value-type="float" office:value="6960437562868.2" calcext:value-type="float">
            <text:p>6960437562868.2</text:p>
          </table:table-cell>
          <table:table-cell table:formula="of:=(2*PI( )*[.C66]*[.C66]*[.A66]) / (POWER([.E66];5) * (EXP( ([.A66]*[.C66])/([.E66]*[.B66]*5529.53658708751) )  -1))" office:value-type="float" office:value="60041508654100.6" calcext:value-type="float">
            <text:p>60041508654100.6</text:p>
          </table:table-cell>
          <table:table-cell table:formula="of:=(2*PI( )*[.C66]*[.C66]*[.A66]) / (POWER([.E66];5) * (EXP( ([.A66]*[.C66])/([.E66]*[.B66]*3545.8658661559) )  -1))" office:value-type="float" office:value="6294273112055.87" calcext:value-type="float">
            <text:p>6294273112055.87</text:p>
          </table:table-cell>
          <table:table-cell table:formula="of:=(2*PI( )*[.C66]*[.C66]*[.A66]) / (POWER([.E66];5) * (EXP( ([.A66]*[.C66])/([.E66]*[.B66]*3909.75687519039) )  -1))" office:value-type="float" office:value="11268865224047.3" calcext:value-type="float">
            <text:p>11268865224047.3</text:p>
          </table:table-cell>
          <table:table-cell table:formula="of:=(2*PI( )*[.C66]*[.C66]*[.A66]) / (POWER([.E66];5) * (EXP( ([.A66]*[.C66])/([.E66]*[.B66]*3653.20966006719) )  -1))" office:value-type="float" office:value="7564111002449.15" calcext:value-type="float">
            <text:p>7564111002449.15</text:p>
          </table:table-cell>
          <table:table-cell table:formula="of:=(2*PI( )*[.C66]*[.C66]*[.A66]) / (POWER([.E66];5) * (EXP( ([.A66]*[.C66])/([.E66]*[.B66]*3523.91077015782) )  -1))" office:value-type="float" office:value="6053776949669.75" calcext:value-type="float">
            <text:p>6053776949669.75</text:p>
          </table:table-cell>
          <table:table-cell table:formula="of:=(2*PI( )*[.C66]*[.C66]*[.A66]) / (POWER([.E66];5) * (EXP( ([.A66]*[.C66])/([.E66]*[.B66]*3496.76346007464) )  -1))" office:value-type="float" office:value="5765194479672.96" calcext:value-type="float">
            <text:p>5765194479672.96</text:p>
          </table:table-cell>
          <table:table-cell table:formula="of:=(2*PI( )*[.C66]*[.C66]*[.A66]) / (POWER([.E66];5) * (EXP( ([.A66]*[.C66])/([.E66]*[.B66]*3605.05658350185) )  -1))" office:value-type="float" office:value="6974917202992.86" calcext:value-type="float">
            <text:p>6974917202992.8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6600" calcext:value-type="float">
            <text:p>6600</text:p>
          </table:table-cell>
          <table:table-cell table:formula="of:=[.D67]*POWER(10;-10)" office:value-type="float" office:value="0.00000066" calcext:value-type="float">
            <text:p>6.6E-07</text:p>
          </table:table-cell>
          <table:table-cell table:formula="of:=3.74192050507746E-016 / (POWER([.E67];5) * ((EXP( 1.9864748E-025 /([.E67]*1.381E-023 *3567.04712188114) )  -1)))" office:value-type="float" office:value="6650116827507.58" calcext:value-type="float">
            <text:p>6650116827507.58</text:p>
          </table:table-cell>
          <table:table-cell table:formula="of:=(2*PI( )*[.C67]*[.C67]*[.A67]) / (POWER([.E67];5) * (EXP( ([.A67]*[.C67])/([.E67]*[.B67]*3639.76900396354) )  -1))" office:value-type="float" office:value="7515734556192.95" calcext:value-type="float">
            <text:p>7515734556192.95</text:p>
          </table:table-cell>
          <table:table-cell table:formula="of:=(2*PI( )*[.C67]*[.C67]*[.A67]) / (POWER([.E67];5) * (EXP( ([.A67]*[.C67])/([.E67]*[.B67]*3607.08748252358) )  -1))" office:value-type="float" office:value="7117907295340.47" calcext:value-type="float">
            <text:p>7117907295340.47</text:p>
          </table:table-cell>
          <table:table-cell table:formula="of:=(2*PI( )*[.C67]*[.C67]*[.A67]) / (POWER([.E67];5) * (EXP( ([.A67]*[.C67])/([.E67]*[.B67]*3491.3099269129) )  -1))" office:value-type="float" office:value="5822996509317.13" calcext:value-type="float">
            <text:p>5822996509317.13</text:p>
          </table:table-cell>
          <table:table-cell table:formula="of:=(2*PI( )*[.C67]*[.C67]*[.A67]) / (POWER([.E67];5) * (EXP( ([.A67]*[.C67])/([.E67]*[.B67]*3603.83918136312) )  -1))" office:value-type="float" office:value="7079156764604.79" calcext:value-type="float">
            <text:p>7079156764604.79</text:p>
          </table:table-cell>
          <table:table-cell table:formula="of:=(2*PI( )*[.C67]*[.C67]*[.A67]) / (POWER([.E67];5) * (EXP( ([.A67]*[.C67])/([.E67]*[.B67]*5529.53658708751) )  -1))" office:value-type="float" office:value="59175115089619.3" calcext:value-type="float">
            <text:p>59175115089619.3</text:p>
          </table:table-cell>
          <table:table-cell table:formula="of:=(2*PI( )*[.C67]*[.C67]*[.A67]) / (POWER([.E67];5) * (EXP( ([.A67]*[.C67])/([.E67]*[.B67]*3545.8658661559) )  -1))" office:value-type="float" office:value="6411267038038.85" calcext:value-type="float">
            <text:p>6411267038038.85</text:p>
          </table:table-cell>
          <table:table-cell table:formula="of:=(2*PI( )*[.C67]*[.C67]*[.A67]) / (POWER([.E67];5) * (EXP( ([.A67]*[.C67])/([.E67]*[.B67]*3909.75687519039) )  -1))" office:value-type="float" office:value="11379104437804.2" calcext:value-type="float">
            <text:p>11379104437804.2</text:p>
          </table:table-cell>
          <table:table-cell table:formula="of:=(2*PI( )*[.C67]*[.C67]*[.A67]) / (POWER([.E67];5) * (EXP( ([.A67]*[.C67])/([.E67]*[.B67]*3653.20966006719) )  -1))" office:value-type="float" office:value="7683575092067.89" calcext:value-type="float">
            <text:p>7683575092067.89</text:p>
          </table:table-cell>
          <table:table-cell table:formula="of:=(2*PI( )*[.C67]*[.C67]*[.A67]) / (POWER([.E67];5) * (EXP( ([.A67]*[.C67])/([.E67]*[.B67]*3523.91077015782) )  -1))" office:value-type="float" office:value="6169896449255.87" calcext:value-type="float">
            <text:p>6169896449255.87</text:p>
          </table:table-cell>
          <table:table-cell table:formula="of:=(2*PI( )*[.C67]*[.C67]*[.A67]) / (POWER([.E67];5) * (EXP( ([.A67]*[.C67])/([.E67]*[.B67]*3496.76346007464) )  -1))" office:value-type="float" office:value="5880076631875.6" calcext:value-type="float">
            <text:p>5880076631875.6</text:p>
          </table:table-cell>
          <table:table-cell table:formula="of:=(2*PI( )*[.C67]*[.C67]*[.A67]) / (POWER([.E67];5) * (EXP( ([.A67]*[.C67])/([.E67]*[.B67]*3605.05658350185) )  -1))" office:value-type="float" office:value="7093663073257.41" calcext:value-type="float">
            <text:p>7093663073257.4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6700" calcext:value-type="float">
            <text:p>6700</text:p>
          </table:table-cell>
          <table:table-cell table:formula="of:=[.D68]*POWER(10;-10)" office:value-type="float" office:value="0.00000067" calcext:value-type="float">
            <text:p>6.7E-07</text:p>
          </table:table-cell>
          <table:table-cell table:formula="of:=3.74192050507746E-016 / (POWER([.E68];5) * ((EXP( 1.9864748E-025 /([.E68]*1.381E-023 *3567.04712188114) )  -1)))" office:value-type="float" office:value="6758835587840.68" calcext:value-type="float">
            <text:p>6758835587840.68</text:p>
          </table:table-cell>
          <table:table-cell table:formula="of:=(2*PI( )*[.C68]*[.C68]*[.A68]) / (POWER([.E68];5) * (EXP( ([.A68]*[.C68])/([.E68]*[.B68]*3639.76900396354) )  -1))" office:value-type="float" office:value="7624872463548.81" calcext:value-type="float">
            <text:p>7624872463548.81</text:p>
          </table:table-cell>
          <table:table-cell table:formula="of:=(2*PI( )*[.C68]*[.C68]*[.A68]) / (POWER([.E68];5) * (EXP( ([.A68]*[.C68])/([.E68]*[.B68]*3607.08748252358) )  -1))" office:value-type="float" office:value="7227043202837.96" calcext:value-type="float">
            <text:p>7227043202837.96</text:p>
          </table:table-cell>
          <table:table-cell table:formula="of:=(2*PI( )*[.C68]*[.C68]*[.A68]) / (POWER([.E68];5) * (EXP( ([.A68]*[.C68])/([.E68]*[.B68]*3491.3099269129) )  -1))" office:value-type="float" office:value="5929780781731.09" calcext:value-type="float">
            <text:p>5929780781731.09</text:p>
          </table:table-cell>
          <table:table-cell table:formula="of:=(2*PI( )*[.C68]*[.C68]*[.A68]) / (POWER([.E68];5) * (EXP( ([.A68]*[.C68])/([.E68]*[.B68]*3603.83918136312) )  -1))" office:value-type="float" office:value="7188275510344.54" calcext:value-type="float">
            <text:p>7188275510344.54</text:p>
          </table:table-cell>
          <table:table-cell table:formula="of:=(2*PI( )*[.C68]*[.C68]*[.A68]) / (POWER([.E68];5) * (EXP( ([.A68]*[.C68])/([.E68]*[.B68]*5529.53658708751) )  -1))" office:value-type="float" office:value="58284730363210.5" calcext:value-type="float">
            <text:p>58284730363210.5</text:p>
          </table:table-cell>
          <table:table-cell table:formula="of:=(2*PI( )*[.C68]*[.C68]*[.A68]) / (POWER([.E68];5) * (EXP( ([.A68]*[.C68])/([.E68]*[.B68]*3545.8658661559) )  -1))" office:value-type="float" office:value="6519590120545.48" calcext:value-type="float">
            <text:p>6519590120545.48</text:p>
          </table:table-cell>
          <table:table-cell table:formula="of:=(2*PI( )*[.C68]*[.C68]*[.A68]) / (POWER([.E68];5) * (EXP( ([.A68]*[.C68])/([.E68]*[.B68]*3909.75687519039) )  -1))" office:value-type="float" office:value="11474409961924.2" calcext:value-type="float">
            <text:p>11474409961924.2</text:p>
          </table:table-cell>
          <table:table-cell table:formula="of:=(2*PI( )*[.C68]*[.C68]*[.A68]) / (POWER([.E68];5) * (EXP( ([.A68]*[.C68])/([.E68]*[.B68]*3653.20966006719) )  -1))" office:value-type="float" office:value="7792621292458.81" calcext:value-type="float">
            <text:p>7792621292458.81</text:p>
          </table:table-cell>
          <table:table-cell table:formula="of:=(2*PI( )*[.C68]*[.C68]*[.A68]) / (POWER([.E68];5) * (EXP( ([.A68]*[.C68])/([.E68]*[.B68]*3523.91077015782) )  -1))" office:value-type="float" office:value="6277687838047.37" calcext:value-type="float">
            <text:p>6277687838047.37</text:p>
          </table:table-cell>
          <table:table-cell table:formula="of:=(2*PI( )*[.C68]*[.C68]*[.A68]) / (POWER([.E68];5) * (EXP( ([.A68]*[.C68])/([.E68]*[.B68]*3496.76346007464) )  -1))" office:value-type="float" office:value="5987046915407.02" calcext:value-type="float">
            <text:p>5987046915407.02</text:p>
          </table:table-cell>
          <table:table-cell table:formula="of:=(2*PI( )*[.C68]*[.C68]*[.A68]) / (POWER([.E68];5) * (EXP( ([.A68]*[.C68])/([.E68]*[.B68]*3605.05658350185) )  -1))" office:value-type="float" office:value="7202788603429.92" calcext:value-type="float">
            <text:p>7202788603429.9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6800" calcext:value-type="float">
            <text:p>6800</text:p>
          </table:table-cell>
          <table:table-cell table:formula="of:=[.D69]*POWER(10;-10)" office:value-type="float" office:value="0.00000068" calcext:value-type="float">
            <text:p>6.8E-07</text:p>
          </table:table-cell>
          <table:table-cell table:formula="of:=3.74192050507746E-016 / (POWER([.E69];5) * ((EXP( 1.9864748E-025 /([.E69]*1.381E-023 *3567.04712188114) )  -1)))" office:value-type="float" office:value="6858658186228.9" calcext:value-type="float">
            <text:p>6858658186228.9</text:p>
          </table:table-cell>
          <table:table-cell table:formula="of:=(2*PI( )*[.C69]*[.C69]*[.A69]) / (POWER([.E69];5) * (EXP( ([.A69]*[.C69])/([.E69]*[.B69]*3639.76900396354) )  -1))" office:value-type="float" office:value="7723997003365.55" calcext:value-type="float">
            <text:p>7723997003365.55</text:p>
          </table:table-cell>
          <table:table-cell table:formula="of:=(2*PI( )*[.C69]*[.C69]*[.A69]) / (POWER([.E69];5) * (EXP( ([.A69]*[.C69])/([.E69]*[.B69]*3607.08748252358) )  -1))" office:value-type="float" office:value="7326672930068.82" calcext:value-type="float">
            <text:p>7326672930068.82</text:p>
          </table:table-cell>
          <table:table-cell table:formula="of:=(2*PI( )*[.C69]*[.C69]*[.A69]) / (POWER([.E69];5) * (EXP( ([.A69]*[.C69])/([.E69]*[.B69]*3491.3099269129) )  -1))" office:value-type="float" office:value="6028783923153.59" calcext:value-type="float">
            <text:p>6028783923153.59</text:p>
          </table:table-cell>
          <table:table-cell table:formula="of:=(2*PI( )*[.C69]*[.C69]*[.A69]) / (POWER([.E69];5) * (EXP( ([.A69]*[.C69])/([.E69]*[.B69]*3603.83918136312) )  -1))" office:value-type="float" office:value="7287938046429.22" calcext:value-type="float">
            <text:p>7287938046429.22</text:p>
          </table:table-cell>
          <table:table-cell table:formula="of:=(2*PI( )*[.C69]*[.C69]*[.A69]) / (POWER([.E69];5) * (EXP( ([.A69]*[.C69])/([.E69]*[.B69]*5529.53658708751) )  -1))" office:value-type="float" office:value="57374424947284.1" calcext:value-type="float">
            <text:p>57374424947284.1</text:p>
          </table:table-cell>
          <table:table-cell table:formula="of:=(2*PI( )*[.C69]*[.C69]*[.A69]) / (POWER([.E69];5) * (EXP( ([.A69]*[.C69])/([.E69]*[.B69]*3545.8658661559) )  -1))" office:value-type="float" office:value="6619334237566.42" calcext:value-type="float">
            <text:p>6619334237566.42</text:p>
          </table:table-cell>
          <table:table-cell table:formula="of:=(2*PI( )*[.C69]*[.C69]*[.A69]) / (POWER([.E69];5) * (EXP( ([.A69]*[.C69])/([.E69]*[.B69]*3909.75687519039) )  -1))" office:value-type="float" office:value="11555305098327.8" calcext:value-type="float">
            <text:p>11555305098327.8</text:p>
          </table:table-cell>
          <table:table-cell table:formula="of:=(2*PI( )*[.C69]*[.C69]*[.A69]) / (POWER([.E69];5) * (EXP( ([.A69]*[.C69])/([.E69]*[.B69]*3653.20966006719) )  -1))" office:value-type="float" office:value="7891443316669.25" calcext:value-type="float">
            <text:p>7891443316669.25</text:p>
          </table:table-cell>
          <table:table-cell table:formula="of:=(2*PI( )*[.C69]*[.C69]*[.A69]) / (POWER([.E69];5) * (EXP( ([.A69]*[.C69])/([.E69]*[.B69]*3523.91077015782) )  -1))" office:value-type="float" office:value="6377224756639.38" calcext:value-type="float">
            <text:p>6377224756639.38</text:p>
          </table:table-cell>
          <table:table-cell table:formula="of:=(2*PI( )*[.C69]*[.C69]*[.A69]) / (POWER([.E69];5) * (EXP( ([.A69]*[.C69])/([.E69]*[.B69]*3496.76346007464) )  -1))" office:value-type="float" office:value="6086157617605.65" calcext:value-type="float">
            <text:p>6086157617605.65</text:p>
          </table:table-cell>
          <table:table-cell table:formula="of:=(2*PI( )*[.C69]*[.C69]*[.A69]) / (POWER([.E69];5) * (EXP( ([.A69]*[.C69])/([.E69]*[.B69]*3605.05658350185) )  -1))" office:value-type="float" office:value="7302439205543.22" calcext:value-type="float">
            <text:p>7302439205543.2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6900" calcext:value-type="float">
            <text:p>6900</text:p>
          </table:table-cell>
          <table:table-cell table:formula="of:=[.D70]*POWER(10;-10)" office:value-type="float" office:value="0.00000069" calcext:value-type="float">
            <text:p>6.9E-07</text:p>
          </table:table-cell>
          <table:table-cell table:formula="of:=3.74192050507746E-016 / (POWER([.E70];5) * ((EXP( 1.9864748E-025 /([.E70]*1.381E-023 *3567.04712188114) )  -1)))" office:value-type="float" office:value="6949727181276.7" calcext:value-type="float">
            <text:p>6949727181276.7</text:p>
          </table:table-cell>
          <table:table-cell table:formula="of:=(2*PI( )*[.C70]*[.C70]*[.A70]) / (POWER([.E70];5) * (EXP( ([.A70]*[.C70])/([.E70]*[.B70]*3639.76900396354) )  -1))" office:value-type="float" office:value="7813319897150.59" calcext:value-type="float">
            <text:p>7813319897150.59</text:p>
          </table:table-cell>
          <table:table-cell table:formula="of:=(2*PI( )*[.C70]*[.C70]*[.A70]) / (POWER([.E70];5) * (EXP( ([.A70]*[.C70])/([.E70]*[.B70]*3607.08748252358) )  -1))" office:value-type="float" office:value="7416976007302.64" calcext:value-type="float">
            <text:p>7416976007302.64</text:p>
          </table:table-cell>
          <table:table-cell table:formula="of:=(2*PI( )*[.C70]*[.C70]*[.A70]) / (POWER([.E70];5) * (EXP( ([.A70]*[.C70])/([.E70]*[.B70]*3491.3099269129) )  -1))" office:value-type="float" office:value="6120085936697.83" calcext:value-type="float">
            <text:p>6120085936697.83</text:p>
          </table:table-cell>
          <table:table-cell table:formula="of:=(2*PI( )*[.C70]*[.C70]*[.A70]) / (POWER([.E70];5) * (EXP( ([.A70]*[.C70])/([.E70]*[.B70]*3603.83918136312) )  -1))" office:value-type="float" office:value="7378320802589.23" calcext:value-type="float">
            <text:p>7378320802589.23</text:p>
          </table:table-cell>
          <table:table-cell table:formula="of:=(2*PI( )*[.C70]*[.C70]*[.A70]) / (POWER([.E70];5) * (EXP( ([.A70]*[.C70])/([.E70]*[.B70]*5529.53658708751) )  -1))" office:value-type="float" office:value="56447941251023.1" calcext:value-type="float">
            <text:p>56447941251023.1</text:p>
          </table:table-cell>
          <table:table-cell table:formula="of:=(2*PI( )*[.C70]*[.C70]*[.A70]) / (POWER([.E70];5) * (EXP( ([.A70]*[.C70])/([.E70]*[.B70]*3545.8658661559) )  -1))" office:value-type="float" office:value="6710623484748.5" calcext:value-type="float">
            <text:p>6710623484748.5</text:p>
          </table:table-cell>
          <table:table-cell table:formula="of:=(2*PI( )*[.C70]*[.C70]*[.A70]) / (POWER([.E70];5) * (EXP( ([.A70]*[.C70])/([.E70]*[.B70]*3909.75687519039) )  -1))" office:value-type="float" office:value="11622336205983" calcext:value-type="float">
            <text:p>11622336205983</text:p>
          </table:table-cell>
          <table:table-cell table:formula="of:=(2*PI( )*[.C70]*[.C70]*[.A70]) / (POWER([.E70];5) * (EXP( ([.A70]*[.C70])/([.E70]*[.B70]*3653.20966006719) )  -1))" office:value-type="float" office:value="7980266651613.4" calcext:value-type="float">
            <text:p>7980266651613.4</text:p>
          </table:table-cell>
          <table:table-cell table:formula="of:=(2*PI( )*[.C70]*[.C70]*[.A70]) / (POWER([.E70];5) * (EXP( ([.A70]*[.C70])/([.E70]*[.B70]*3523.91077015782) )  -1))" office:value-type="float" office:value="6468612958826.32" calcext:value-type="float">
            <text:p>6468612958826.32</text:p>
          </table:table-cell>
          <table:table-cell table:formula="of:=(2*PI( )*[.C70]*[.C70]*[.A70]) / (POWER([.E70];5) * (EXP( ([.A70]*[.C70])/([.E70]*[.B70]*3496.76346007464) )  -1))" office:value-type="float" office:value="6177492926183.45" calcext:value-type="float">
            <text:p>6177492926183.45</text:p>
          </table:table-cell>
          <table:table-cell table:formula="of:=(2*PI( )*[.C70]*[.C70]*[.A70]) / (POWER([.E70];5) * (EXP( ([.A70]*[.C70])/([.E70]*[.B70]*3605.05658350185) )  -1))" office:value-type="float" office:value="7392792469255.23" calcext:value-type="float">
            <text:p>7392792469255.2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7000" calcext:value-type="float">
            <text:p>7000</text:p>
          </table:table-cell>
          <table:table-cell table:formula="of:=[.D71]*POWER(10;-10)" office:value-type="float" office:value="0.0000007" calcext:value-type="float">
            <text:p>7E-07</text:p>
          </table:table-cell>
          <table:table-cell table:formula="of:=3.74192050507746E-016 / (POWER([.E71];5) * ((EXP( 1.9864748E-025 /([.E71]*1.381E-023 *3567.04712188114) )  -1)))" office:value-type="float" office:value="7032213212128.29" calcext:value-type="float">
            <text:p>7032213212128.29</text:p>
          </table:table-cell>
          <table:table-cell table:formula="of:=(2*PI( )*[.C71]*[.C71]*[.A71]) / (POWER([.E71];5) * (EXP( ([.A71]*[.C71])/([.E71]*[.B71]*3639.76900396354) )  -1))" office:value-type="float" office:value="7893080126531.88" calcext:value-type="float">
            <text:p>7893080126531.88</text:p>
          </table:table-cell>
          <table:table-cell table:formula="of:=(2*PI( )*[.C71]*[.C71]*[.A71]) / (POWER([.E71];5) * (EXP( ([.A71]*[.C71])/([.E71]*[.B71]*3607.08748252358) )  -1))" office:value-type="float" office:value="7498159685564.59" calcext:value-type="float">
            <text:p>7498159685564.59</text:p>
          </table:table-cell>
          <table:table-cell table:formula="of:=(2*PI( )*[.C71]*[.C71]*[.A71]) / (POWER([.E71];5) * (EXP( ([.A71]*[.C71])/([.E71]*[.B71]*3491.3099269129) )  -1))" office:value-type="float" office:value="6203795012977.9" calcext:value-type="float">
            <text:p>6203795012977.9</text:p>
          </table:table-cell>
          <table:table-cell table:formula="of:=(2*PI( )*[.C71]*[.C71]*[.A71]) / (POWER([.E71];5) * (EXP( ([.A71]*[.C71])/([.E71]*[.B71]*3603.83918136312) )  -1))" office:value-type="float" office:value="7459627966759.13" calcext:value-type="float">
            <text:p>7459627966759.13</text:p>
          </table:table-cell>
          <table:table-cell table:formula="of:=(2*PI( )*[.C71]*[.C71]*[.A71]) / (POWER([.E71];5) * (EXP( ([.A71]*[.C71])/([.E71]*[.B71]*5529.53658708751) )  -1))" office:value-type="float" office:value="55508711025811.1" calcext:value-type="float">
            <text:p>55508711025811.1</text:p>
          </table:table-cell>
          <table:table-cell table:formula="of:=(2*PI( )*[.C71]*[.C71]*[.A71]) / (POWER([.E71];5) * (EXP( ([.A71]*[.C71])/([.E71]*[.B71]*3545.8658661559) )  -1))" office:value-type="float" office:value="6793610141410.63" calcext:value-type="float">
            <text:p>6793610141410.63</text:p>
          </table:table-cell>
          <table:table-cell table:formula="of:=(2*PI( )*[.C71]*[.C71]*[.A71]) / (POWER([.E71];5) * (EXP( ([.A71]*[.C71])/([.E71]*[.B71]*3909.75687519039) )  -1))" office:value-type="float" office:value="11676066567654.4" calcext:value-type="float">
            <text:p>11676066567654.4</text:p>
          </table:table-cell>
          <table:table-cell table:formula="of:=(2*PI( )*[.C71]*[.C71]*[.A71]) / (POWER([.E71];5) * (EXP( ([.A71]*[.C71])/([.E71]*[.B71]*3653.20966006719) )  -1))" office:value-type="float" office:value="8059343809672.86" calcext:value-type="float">
            <text:p>8059343809672.86</text:p>
          </table:table-cell>
          <table:table-cell table:formula="of:=(2*PI( )*[.C71]*[.C71]*[.A71]) / (POWER([.E71];5) * (EXP( ([.A71]*[.C71])/([.E71]*[.B71]*3523.91077015782) )  -1))" office:value-type="float" office:value="6551986427910.83" calcext:value-type="float">
            <text:p>6551986427910.83</text:p>
          </table:table-cell>
          <table:table-cell table:formula="of:=(2*PI( )*[.C71]*[.C71]*[.A71]) / (POWER([.E71];5) * (EXP( ([.A71]*[.C71])/([.E71]*[.B71]*3496.76346007464) )  -1))" office:value-type="float" office:value="6261165232289.72" calcext:value-type="float">
            <text:p>6261165232289.72</text:p>
          </table:table-cell>
          <table:table-cell table:formula="of:=(2*PI( )*[.C71]*[.C71]*[.A71]) / (POWER([.E71];5) * (EXP( ([.A71]*[.C71])/([.E71]*[.B71]*3605.05658350185) )  -1))" office:value-type="float" office:value="7474053728566.88" calcext:value-type="float">
            <text:p>7474053728566.8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7100" calcext:value-type="float">
            <text:p>7100</text:p>
          </table:table-cell>
          <table:table-cell table:formula="of:=[.D72]*POWER(10;-10)" office:value-type="float" office:value="0.00000071" calcext:value-type="float">
            <text:p>7.1E-07</text:p>
          </table:table-cell>
          <table:table-cell table:formula="of:=3.74192050507746E-016 / (POWER([.E72];5) * ((EXP( 1.9864748E-025 /([.E72]*1.381E-023 *3567.04712188114) )  -1)))" office:value-type="float" office:value="7106311086664.29" calcext:value-type="float">
            <text:p>7106311086664.29</text:p>
          </table:table-cell>
          <table:table-cell table:formula="of:=(2*PI( )*[.C72]*[.C72]*[.A72]) / (POWER([.E72];5) * (EXP( ([.A72]*[.C72])/([.E72]*[.B72]*3639.76900396354) )  -1))" office:value-type="float" office:value="7963539613739.7" calcext:value-type="float">
            <text:p>7963539613739.7</text:p>
          </table:table-cell>
          <table:table-cell table:formula="of:=(2*PI( )*[.C72]*[.C72]*[.A72]) / (POWER([.E72];5) * (EXP( ([.A72]*[.C72])/([.E72]*[.B72]*3607.08748252358) )  -1))" office:value-type="float" office:value="7570454797140.45" calcext:value-type="float">
            <text:p>7570454797140.45</text:p>
          </table:table-cell>
          <table:table-cell table:formula="of:=(2*PI( )*[.C72]*[.C72]*[.A72]) / (POWER([.E72];5) * (EXP( ([.A72]*[.C72])/([.E72]*[.B72]*3491.3099269129) )  -1))" office:value-type="float" office:value="6280044064428.4" calcext:value-type="float">
            <text:p>6280044064428.4</text:p>
          </table:table-cell>
          <table:table-cell table:formula="of:=(2*PI( )*[.C72]*[.C72]*[.A72]) / (POWER([.E72];5) * (EXP( ([.A72]*[.C72])/([.E72]*[.B72]*3603.83918136312) )  -1))" office:value-type="float" office:value="7532087363781.65" calcext:value-type="float">
            <text:p>7532087363781.65</text:p>
          </table:table-cell>
          <table:table-cell table:formula="of:=(2*PI( )*[.C72]*[.C72]*[.A72]) / (POWER([.E72];5) * (EXP( ([.A72]*[.C72])/([.E72]*[.B72]*5529.53658708751) )  -1))" office:value-type="float" office:value="54559872923994.8" calcext:value-type="float">
            <text:p>54559872923994.8</text:p>
          </table:table-cell>
          <table:table-cell table:formula="of:=(2*PI( )*[.C72]*[.C72]*[.A72]) / (POWER([.E72];5) * (EXP( ([.A72]*[.C72])/([.E72]*[.B72]*3545.8658661559) )  -1))" office:value-type="float" office:value="6868470881798.12" calcext:value-type="float">
            <text:p>6868470881798.12</text:p>
          </table:table-cell>
          <table:table-cell table:formula="of:=(2*PI( )*[.C72]*[.C72]*[.A72]) / (POWER([.E72];5) * (EXP( ([.A72]*[.C72])/([.E72]*[.B72]*3909.75687519039) )  -1))" office:value-type="float" office:value="11717070914207.2" calcext:value-type="float">
            <text:p>11717070914207.2</text:p>
          </table:table-cell>
          <table:table-cell table:formula="of:=(2*PI( )*[.C72]*[.C72]*[.A72]) / (POWER([.E72];5) * (EXP( ([.A72]*[.C72])/([.E72]*[.B72]*3653.20966006719) )  -1))" office:value-type="float" office:value="8128949936910.73" calcext:value-type="float">
            <text:p>8128949936910.73</text:p>
          </table:table-cell>
          <table:table-cell table:formula="of:=(2*PI( )*[.C72]*[.C72]*[.A72]) / (POWER([.E72];5) * (EXP( ([.A72]*[.C72])/([.E72]*[.B72]*3523.91077015782) )  -1))" office:value-type="float" office:value="6627503717053.03" calcext:value-type="float">
            <text:p>6627503717053.03</text:p>
          </table:table-cell>
          <table:table-cell table:formula="of:=(2*PI( )*[.C72]*[.C72]*[.A72]) / (POWER([.E72];5) * (EXP( ([.A72]*[.C72])/([.E72]*[.B72]*3496.76346007464) )  -1))" office:value-type="float" office:value="6337311632226.09" calcext:value-type="float">
            <text:p>6337311632226.09</text:p>
          </table:table-cell>
          <table:table-cell table:formula="of:=(2*PI( )*[.C72]*[.C72]*[.A72]) / (POWER([.E72];5) * (EXP( ([.A72]*[.C72])/([.E72]*[.B72]*3605.05658350185) )  -1))" office:value-type="float" office:value="7546451933699.49" calcext:value-type="float">
            <text:p>7546451933699.4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7200" calcext:value-type="float">
            <text:p>7200</text:p>
          </table:table-cell>
          <table:table-cell table:formula="of:=[.D73]*POWER(10;-10)" office:value-type="float" office:value="0.00000072" calcext:value-type="float">
            <text:p>7.2E-07</text:p>
          </table:table-cell>
          <table:table-cell table:formula="of:=3.74192050507746E-016 / (POWER([.E73];5) * ((EXP( 1.9864748E-025 /([.E73]*1.381E-023 *3567.04712188114) )  -1)))" office:value-type="float" office:value="7172236142567.36" calcext:value-type="float">
            <text:p>7172236142567.36</text:p>
          </table:table-cell>
          <table:table-cell table:formula="of:=(2*PI( )*[.C73]*[.C73]*[.A73]) / (POWER([.E73];5) * (EXP( ([.A73]*[.C73])/([.E73]*[.B73]*3639.76900396354) )  -1))" office:value-type="float" office:value="8024979243688.23" calcext:value-type="float">
            <text:p>8024979243688.23</text:p>
          </table:table-cell>
          <table:table-cell table:formula="of:=(2*PI( )*[.C73]*[.C73]*[.A73]) / (POWER([.E73];5) * (EXP( ([.A73]*[.C73])/([.E73]*[.B73]*3607.08748252358) )  -1))" office:value-type="float" office:value="7634111926280.83" calcext:value-type="float">
            <text:p>7634111926280.83</text:p>
          </table:table-cell>
          <table:table-cell table:formula="of:=(2*PI( )*[.C73]*[.C73]*[.A73]) / (POWER([.E73];5) * (EXP( ([.A73]*[.C73])/([.E73]*[.B73]*3491.3099269129) )  -1))" office:value-type="float" office:value="6348987465845.5" calcext:value-type="float">
            <text:p>6348987465845.5</text:p>
          </table:table-cell>
          <table:table-cell table:formula="of:=(2*PI( )*[.C73]*[.C73]*[.A73]) / (POWER([.E73];5) * (EXP( ([.A73]*[.C73])/([.E73]*[.B73]*3603.83918136312) )  -1))" office:value-type="float" office:value="7595946641233.67" calcext:value-type="float">
            <text:p>7595946641233.67</text:p>
          </table:table-cell>
          <table:table-cell table:formula="of:=(2*PI( )*[.C73]*[.C73]*[.A73]) / (POWER([.E73];5) * (EXP( ([.A73]*[.C73])/([.E73]*[.B73]*5529.53658708751) )  -1))" office:value-type="float" office:value="53604289976046.9" calcext:value-type="float">
            <text:p>53604289976046.9</text:p>
          </table:table-cell>
          <table:table-cell table:formula="of:=(2*PI( )*[.C73]*[.C73]*[.A73]) / (POWER([.E73];5) * (EXP( ([.A73]*[.C73])/([.E73]*[.B73]*3545.8658661559) )  -1))" office:value-type="float" office:value="6935403240017.12" calcext:value-type="float">
            <text:p>6935403240017.12</text:p>
          </table:table-cell>
          <table:table-cell table:formula="of:=(2*PI( )*[.C73]*[.C73]*[.A73]) / (POWER([.E73];5) * (EXP( ([.A73]*[.C73])/([.E73]*[.B73]*3909.75687519039) )  -1))" office:value-type="float" office:value="11745930568453.8" calcext:value-type="float">
            <text:p>11745930568453.8</text:p>
          </table:table-cell>
          <table:table-cell table:formula="of:=(2*PI( )*[.C73]*[.C73]*[.A73]) / (POWER([.E73];5) * (EXP( ([.A73]*[.C73])/([.E73]*[.B73]*3653.20966006719) )  -1))" office:value-type="float" office:value="8189378776018.28" calcext:value-type="float">
            <text:p>8189378776018.28</text:p>
          </table:table-cell>
          <table:table-cell table:formula="of:=(2*PI( )*[.C73]*[.C73]*[.A73]) / (POWER([.E73];5) * (EXP( ([.A73]*[.C73])/([.E73]*[.B73]*3523.91077015782) )  -1))" office:value-type="float" office:value="6695344523849.08" calcext:value-type="float">
            <text:p>6695344523849.08</text:p>
          </table:table-cell>
          <table:table-cell table:formula="of:=(2*PI( )*[.C73]*[.C73]*[.A73]) / (POWER([.E73];5) * (EXP( ([.A73]*[.C73])/([.E73]*[.B73]*3496.76346007464) )  -1))" office:value-type="float" office:value="6406090639993.03" calcext:value-type="float">
            <text:p>6406090639993.03</text:p>
          </table:table-cell>
          <table:table-cell table:formula="of:=(2*PI( )*[.C73]*[.C73]*[.A73]) / (POWER([.E73];5) * (EXP( ([.A73]*[.C73])/([.E73]*[.B73]*3605.05658350185) )  -1))" office:value-type="float" office:value="7610235831246.22" calcext:value-type="float">
            <text:p>7610235831246.2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7300" calcext:value-type="float">
            <text:p>7300</text:p>
          </table:table-cell>
          <table:table-cell table:formula="of:=[.D74]*POWER(10;-10)" office:value-type="float" office:value="0.00000073" calcext:value-type="float">
            <text:p>7.3E-07</text:p>
          </table:table-cell>
          <table:table-cell table:formula="of:=3.74192050507746E-016 / (POWER([.E74];5) * ((EXP( 1.9864748E-025 /([.E74]*1.381E-023 *3567.04712188114) )  -1)))" office:value-type="float" office:value="7230220882691.03" calcext:value-type="float">
            <text:p>7230220882691.03</text:p>
          </table:table-cell>
          <table:table-cell table:formula="of:=(2*PI( )*[.C74]*[.C74]*[.A74]) / (POWER([.E74];5) * (EXP( ([.A74]*[.C74])/([.E74]*[.B74]*3639.76900396354) )  -1))" office:value-type="float" office:value="8077695222234.77" calcext:value-type="float">
            <text:p>8077695222234.77</text:p>
          </table:table-cell>
          <table:table-cell table:formula="of:=(2*PI( )*[.C74]*[.C74]*[.A74]) / (POWER([.E74];5) * (EXP( ([.A74]*[.C74])/([.E74]*[.B74]*3607.08748252358) )  -1))" office:value-type="float" office:value="7689397887907.07" calcext:value-type="float">
            <text:p>7689397887907.07</text:p>
          </table:table-cell>
          <table:table-cell table:formula="of:=(2*PI( )*[.C74]*[.C74]*[.A74]) / (POWER([.E74];5) * (EXP( ([.A74]*[.C74])/([.E74]*[.B74]*3491.3099269129) )  -1))" office:value-type="float" office:value="6410798008483.03" calcext:value-type="float">
            <text:p>6410798008483.03</text:p>
          </table:table-cell>
          <table:table-cell table:formula="of:=(2*PI( )*[.C74]*[.C74]*[.A74]) / (POWER([.E74];5) * (EXP( ([.A74]*[.C74])/([.E74]*[.B74]*3603.83918136312) )  -1))" office:value-type="float" office:value="7651469760484.73" calcext:value-type="float">
            <text:p>7651469760484.73</text:p>
          </table:table-cell>
          <table:table-cell table:formula="of:=(2*PI( )*[.C74]*[.C74]*[.A74]) / (POWER([.E74];5) * (EXP( ([.A74]*[.C74])/([.E74]*[.B74]*5529.53658708751) )  -1))" office:value-type="float" office:value="52644566799424.7" calcext:value-type="float">
            <text:p>52644566799424.7</text:p>
          </table:table-cell>
          <table:table-cell table:formula="of:=(2*PI( )*[.C74]*[.C74]*[.A74]) / (POWER([.E74];5) * (EXP( ([.A74]*[.C74])/([.E74]*[.B74]*3545.8658661559) )  -1))" office:value-type="float" office:value="6994622331861.38" calcext:value-type="float">
            <text:p>6994622331861.38</text:p>
          </table:table-cell>
          <table:table-cell table:formula="of:=(2*PI( )*[.C74]*[.C74]*[.A74]) / (POWER([.E74];5) * (EXP( ([.A74]*[.C74])/([.E74]*[.B74]*3909.75687519039) )  -1))" office:value-type="float" office:value="11763229168194.4" calcext:value-type="float">
            <text:p>11763229168194.4</text:p>
          </table:table-cell>
          <table:table-cell table:formula="of:=(2*PI( )*[.C74]*[.C74]*[.A74]) / (POWER([.E74];5) * (EXP( ([.A74]*[.C74])/([.E74]*[.B74]*3653.20966006719) )  -1))" office:value-type="float" office:value="8240938977179.68" calcext:value-type="float">
            <text:p>8240938977179.68</text:p>
          </table:table-cell>
          <table:table-cell table:formula="of:=(2*PI( )*[.C74]*[.C74]*[.A74]) / (POWER([.E74];5) * (EXP( ([.A74]*[.C74])/([.E74]*[.B74]*3523.91077015782) )  -1))" office:value-type="float" office:value="6755706504089.39" calcext:value-type="float">
            <text:p>6755706504089.39</text:p>
          </table:table-cell>
          <table:table-cell table:formula="of:=(2*PI( )*[.C74]*[.C74]*[.A74]) / (POWER([.E74];5) * (EXP( ([.A74]*[.C74])/([.E74]*[.B74]*3496.76346007464) )  -1))" office:value-type="float" office:value="6467679117619.02" calcext:value-type="float">
            <text:p>6467679117619.02</text:p>
          </table:table-cell>
          <table:table-cell table:formula="of:=(2*PI( )*[.C74]*[.C74]*[.A74]) / (POWER([.E74];5) * (EXP( ([.A74]*[.C74])/([.E74]*[.B74]*3605.05658350185) )  -1))" office:value-type="float" office:value="7665670450593.42" calcext:value-type="float">
            <text:p>7665670450593.4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7400" calcext:value-type="float">
            <text:p>7400</text:p>
          </table:table-cell>
          <table:table-cell table:formula="of:=[.D75]*POWER(10;-10)" office:value-type="float" office:value="0.00000074" calcext:value-type="float">
            <text:p>7.4E-07</text:p>
          </table:table-cell>
          <table:table-cell table:formula="of:=3.74192050507746E-016 / (POWER([.E75];5) * ((EXP( 1.9864748E-025 /([.E75]*1.381E-023 *3567.04712188114) )  -1)))" office:value-type="float" office:value="7280511881957.85" calcext:value-type="float">
            <text:p>7280511881957.85</text:p>
          </table:table-cell>
          <table:table-cell table:formula="of:=(2*PI( )*[.C75]*[.C75]*[.A75]) / (POWER([.E75];5) * (EXP( ([.A75]*[.C75])/([.E75]*[.B75]*3639.76900396354) )  -1))" office:value-type="float" office:value="8121995761284.81" calcext:value-type="float">
            <text:p>8121995761284.81</text:p>
          </table:table-cell>
          <table:table-cell table:formula="of:=(2*PI( )*[.C75]*[.C75]*[.A75]) / (POWER([.E75];5) * (EXP( ([.A75]*[.C75])/([.E75]*[.B75]*3607.08748252358) )  -1))" office:value-type="float" office:value="7736592508055.6" calcext:value-type="float">
            <text:p>7736592508055.6</text:p>
          </table:table-cell>
          <table:table-cell table:formula="of:=(2*PI( )*[.C75]*[.C75]*[.A75]) / (POWER([.E75];5) * (EXP( ([.A75]*[.C75])/([.E75]*[.B75]*3491.3099269129) )  -1))" office:value-type="float" office:value="6465664070698.62" calcext:value-type="float">
            <text:p>6465664070698.62</text:p>
          </table:table-cell>
          <table:table-cell table:formula="of:=(2*PI( )*[.C75]*[.C75]*[.A75]) / (POWER([.E75];5) * (EXP( ([.A75]*[.C75])/([.E75]*[.B75]*3603.83918136312) )  -1))" office:value-type="float" office:value="7698933787018.75" calcext:value-type="float">
            <text:p>7698933787018.75</text:p>
          </table:table-cell>
          <table:table-cell table:formula="of:=(2*PI( )*[.C75]*[.C75]*[.A75]) / (POWER([.E75];5) * (EXP( ([.A75]*[.C75])/([.E75]*[.B75]*5529.53658708751) )  -1))" office:value-type="float" office:value="51683066393297.6" calcext:value-type="float">
            <text:p>51683066393297.6</text:p>
          </table:table-cell>
          <table:table-cell table:formula="of:=(2*PI( )*[.C75]*[.C75]*[.A75]) / (POWER([.E75];5) * (EXP( ([.A75]*[.C75])/([.E75]*[.B75]*3545.8658661559) )  -1))" office:value-type="float" office:value="7046357832481.25" calcext:value-type="float">
            <text:p>7046357832481.25</text:p>
          </table:table-cell>
          <table:table-cell table:formula="of:=(2*PI( )*[.C75]*[.C75]*[.A75]) / (POWER([.E75];5) * (EXP( ([.A75]*[.C75])/([.E75]*[.B75]*3909.75687519039) )  -1))" office:value-type="float" office:value="11769548926960.5" calcext:value-type="float">
            <text:p>11769548926960.5</text:p>
          </table:table-cell>
          <table:table-cell table:formula="of:=(2*PI( )*[.C75]*[.C75]*[.A75]) / (POWER([.E75];5) * (EXP( ([.A75]*[.C75])/([.E75]*[.B75]*3653.20966006719) )  -1))" office:value-type="float" office:value="8283950746203.84" calcext:value-type="float">
            <text:p>8283950746203.84</text:p>
          </table:table-cell>
          <table:table-cell table:formula="of:=(2*PI( )*[.C75]*[.C75]*[.A75]) / (POWER([.E75];5) * (EXP( ([.A75]*[.C75])/([.E75]*[.B75]*3523.91077015782) )  -1))" office:value-type="float" office:value="6808802325342.7" calcext:value-type="float">
            <text:p>6808802325342.7</text:p>
          </table:table-cell>
          <table:table-cell table:formula="of:=(2*PI( )*[.C75]*[.C75]*[.A75]) / (POWER([.E75];5) * (EXP( ([.A75]*[.C75])/([.E75]*[.B75]*3496.76346007464) )  -1))" office:value-type="float" office:value="6522269425888.57" calcext:value-type="float">
            <text:p>6522269425888.57</text:p>
          </table:table-cell>
          <table:table-cell table:formula="of:=(2*PI( )*[.C75]*[.C75]*[.A75]) / (POWER([.E75];5) * (EXP( ([.A75]*[.C75])/([.E75]*[.B75]*3605.05658350185) )  -1))" office:value-type="float" office:value="7713033890532.24" calcext:value-type="float">
            <text:p>7713033890532.2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7500" calcext:value-type="float">
            <text:p>7500</text:p>
          </table:table-cell>
          <table:table-cell table:formula="of:=[.D76]*POWER(10;-10)" office:value-type="float" office:value="0.00000075" calcext:value-type="float">
            <text:p>7.5E-07</text:p>
          </table:table-cell>
          <table:table-cell table:formula="of:=3.74192050507746E-016 / (POWER([.E76];5) * ((EXP( 1.9864748E-025 /([.E76]*1.381E-023 *3567.04712188114) )  -1)))" office:value-type="float" office:value="7323366959671.9" calcext:value-type="float">
            <text:p>7323366959671.9</text:p>
          </table:table-cell>
          <table:table-cell table:formula="of:=(2*PI( )*[.C76]*[.C76]*[.A76]) / (POWER([.E76];5) * (EXP( ([.A76]*[.C76])/([.E76]*[.B76]*3639.76900396354) )  -1))" office:value-type="float" office:value="8158198078429.63" calcext:value-type="float">
            <text:p>8158198078429.63</text:p>
          </table:table-cell>
          <table:table-cell table:formula="of:=(2*PI( )*[.C76]*[.C76]*[.A76]) / (POWER([.E76];5) * (EXP( ([.A76]*[.C76])/([.E76]*[.B76]*3607.08748252358) )  -1))" office:value-type="float" office:value="7775985696634.73" calcext:value-type="float">
            <text:p>7775985696634.73</text:p>
          </table:table-cell>
          <table:table-cell table:formula="of:=(2*PI( )*[.C76]*[.C76]*[.A76]) / (POWER([.E76];5) * (EXP( ([.A76]*[.C76])/([.E76]*[.B76]*3491.3099269129) )  -1))" office:value-type="float" office:value="6513787004592.49" calcext:value-type="float">
            <text:p>6513787004592.49</text:p>
          </table:table-cell>
          <table:table-cell table:formula="of:=(2*PI( )*[.C76]*[.C76]*[.A76]) / (POWER([.E76];5) * (EXP( ([.A76]*[.C76])/([.E76]*[.B76]*3603.83918136312) )  -1))" office:value-type="float" office:value="7738625970871.13" calcext:value-type="float">
            <text:p>7738625970871.13</text:p>
          </table:table-cell>
          <table:table-cell table:formula="of:=(2*PI( )*[.C76]*[.C76]*[.A76]) / (POWER([.E76];5) * (EXP( ([.A76]*[.C76])/([.E76]*[.B76]*5529.53658708751) )  -1))" office:value-type="float" office:value="50721926407753.9" calcext:value-type="float">
            <text:p>50721926407753.9</text:p>
          </table:table-cell>
          <table:table-cell table:formula="of:=(2*PI( )*[.C76]*[.C76]*[.A76]) / (POWER([.E76];5) * (EXP( ([.A76]*[.C76])/([.E76]*[.B76]*3545.8658661559) )  -1))" office:value-type="float" office:value="7090851205428.28" calcext:value-type="float">
            <text:p>7090851205428.28</text:p>
          </table:table-cell>
          <table:table-cell table:formula="of:=(2*PI( )*[.C76]*[.C76]*[.A76]) / (POWER([.E76];5) * (EXP( ([.A76]*[.C76])/([.E76]*[.B76]*3909.75687519039) )  -1))" office:value-type="float" office:value="11765467390781.7" calcext:value-type="float">
            <text:p>11765467390781.7</text:p>
          </table:table-cell>
          <table:table-cell table:formula="of:=(2*PI( )*[.C76]*[.C76]*[.A76]) / (POWER([.E76];5) * (EXP( ([.A76]*[.C76])/([.E76]*[.B76]*3653.20966006719) )  -1))" office:value-type="float" office:value="8318742816375.88" calcext:value-type="float">
            <text:p>8318742816375.88</text:p>
          </table:table-cell>
          <table:table-cell table:formula="of:=(2*PI( )*[.C76]*[.C76]*[.A76]) / (POWER([.E76];5) * (EXP( ([.A76]*[.C76])/([.E76]*[.B76]*3523.91077015782) )  -1))" office:value-type="float" office:value="6854856957531.19" calcext:value-type="float">
            <text:p>6854856957531.19</text:p>
          </table:table-cell>
          <table:table-cell table:formula="of:=(2*PI( )*[.C76]*[.C76]*[.A76]) / (POWER([.E76];5) * (EXP( ([.A76]*[.C76])/([.E76]*[.B76]*3496.76346007464) )  -1))" office:value-type="float" office:value="6570066794543.08" calcext:value-type="float">
            <text:p>6570066794543.08</text:p>
          </table:table-cell>
          <table:table-cell table:formula="of:=(2*PI( )*[.C76]*[.C76]*[.A76]) / (POWER([.E76];5) * (EXP( ([.A76]*[.C76])/([.E76]*[.B76]*3605.05658350185) )  -1))" office:value-type="float" office:value="7752614396808.83" calcext:value-type="float">
            <text:p>7752614396808.8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7600" calcext:value-type="float">
            <text:p>7600</text:p>
          </table:table-cell>
          <table:table-cell table:formula="of:=[.D77]*POWER(10;-10)" office:value-type="float" office:value="0.00000076" calcext:value-type="float">
            <text:p>7.6E-07</text:p>
          </table:table-cell>
          <table:table-cell table:formula="of:=3.74192050507746E-016 / (POWER([.E77];5) * ((EXP( 1.9864748E-025 /([.E77]*1.381E-023 *3567.04712188114) )  -1)))" office:value-type="float" office:value="7359052608539.86" calcext:value-type="float">
            <text:p>7359052608539.86</text:p>
          </table:table-cell>
          <table:table-cell table:formula="of:=(2*PI( )*[.C77]*[.C77]*[.A77]) / (POWER([.E77];5) * (EXP( ([.A77]*[.C77])/([.E77]*[.B77]*3639.76900396354) )  -1))" office:value-type="float" office:value="8186625696612.34" calcext:value-type="float">
            <text:p>8186625696612.34</text:p>
          </table:table-cell>
          <table:table-cell table:formula="of:=(2*PI( )*[.C77]*[.C77]*[.A77]) / (POWER([.E77];5) * (EXP( ([.A77]*[.C77])/([.E77]*[.B77]*3607.08748252358) )  -1))" office:value-type="float" office:value="7807874800679.79" calcext:value-type="float">
            <text:p>7807874800679.79</text:p>
          </table:table-cell>
          <table:table-cell table:formula="of:=(2*PI( )*[.C77]*[.C77]*[.A77]) / (POWER([.E77];5) * (EXP( ([.A77]*[.C77])/([.E77]*[.B77]*3491.3099269129) )  -1))" office:value-type="float" office:value="6555378735219.65" calcext:value-type="float">
            <text:p>6555378735219.65</text:p>
          </table:table-cell>
          <table:table-cell table:formula="of:=(2*PI( )*[.C77]*[.C77]*[.A77]) / (POWER([.E77];5) * (EXP( ([.A77]*[.C77])/([.E77]*[.B77]*3603.83918136312) )  -1))" office:value-type="float" office:value="7770841105627.13" calcext:value-type="float">
            <text:p>7770841105627.13</text:p>
          </table:table-cell>
          <table:table-cell table:formula="of:=(2*PI( )*[.C77]*[.C77]*[.A77]) / (POWER([.E77];5) * (EXP( ([.A77]*[.C77])/([.E77]*[.B77]*5529.53658708751) )  -1))" office:value-type="float" office:value="49763074804938.1" calcext:value-type="float">
            <text:p>49763074804938.1</text:p>
          </table:table-cell>
          <table:table-cell table:formula="of:=(2*PI( )*[.C77]*[.C77]*[.A77]) / (POWER([.E77];5) * (EXP( ([.A77]*[.C77])/([.E77]*[.B77]*3545.8658661559) )  -1))" office:value-type="float" office:value="7128353175927.43" calcext:value-type="float">
            <text:p>7128353175927.43</text:p>
          </table:table-cell>
          <table:table-cell table:formula="of:=(2*PI( )*[.C77]*[.C77]*[.A77]) / (POWER([.E77];5) * (EXP( ([.A77]*[.C77])/([.E77]*[.B77]*3909.75687519039) )  -1))" office:value-type="float" office:value="11751554649855.2" calcext:value-type="float">
            <text:p>11751554649855.2</text:p>
          </table:table-cell>
          <table:table-cell table:formula="of:=(2*PI( )*[.C77]*[.C77]*[.A77]) / (POWER([.E77];5) * (EXP( ([.A77]*[.C77])/([.E77]*[.B77]*3653.20966006719) )  -1))" office:value-type="float" office:value="8345649728379.45" calcext:value-type="float">
            <text:p>8345649728379.45</text:p>
          </table:table-cell>
          <table:table-cell table:formula="of:=(2*PI( )*[.C77]*[.C77]*[.A77]) / (POWER([.E77];5) * (EXP( ([.A77]*[.C77])/([.E77]*[.B77]*3523.91077015782) )  -1))" office:value-type="float" office:value="6894105194899.23" calcext:value-type="float">
            <text:p>6894105194899.23</text:p>
          </table:table-cell>
          <table:table-cell table:formula="of:=(2*PI( )*[.C77]*[.C77]*[.A77]) / (POWER([.E77];5) * (EXP( ([.A77]*[.C77])/([.E77]*[.B77]*3496.76346007464) )  -1))" office:value-type="float" office:value="6611286908181.36" calcext:value-type="float">
            <text:p>6611286908181.36</text:p>
          </table:table-cell>
          <table:table-cell table:formula="of:=(2*PI( )*[.C77]*[.C77]*[.A77]) / (POWER([.E77];5) * (EXP( ([.A77]*[.C77])/([.E77]*[.B77]*3605.05658350185) )  -1))" office:value-type="float" office:value="7784707718961.65" calcext:value-type="float">
            <text:p>7784707718961.6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7700" calcext:value-type="float">
            <text:p>7700</text:p>
          </table:table-cell>
          <table:table-cell table:formula="of:=[.D78]*POWER(10;-10)" office:value-type="float" office:value="0.00000077" calcext:value-type="float">
            <text:p>7.7E-07</text:p>
          </table:table-cell>
          <table:table-cell table:formula="of:=3.74192050507746E-016 / (POWER([.E78];5) * ((EXP( 1.9864748E-025 /([.E78]*1.381E-023 *3567.04712188114) )  -1)))" office:value-type="float" office:value="7387841669744.96" calcext:value-type="float">
            <text:p>7387841669744.96</text:p>
          </table:table-cell>
          <table:table-cell table:formula="of:=(2*PI( )*[.C78]*[.C78]*[.A78]) / (POWER([.E78];5) * (EXP( ([.A78]*[.C78])/([.E78]*[.B78]*3639.76900396354) )  -1))" office:value-type="float" office:value="8207606027790.47" calcext:value-type="float">
            <text:p>8207606027790.47</text:p>
          </table:table-cell>
          <table:table-cell table:formula="of:=(2*PI( )*[.C78]*[.C78]*[.A78]) / (POWER([.E78];5) * (EXP( ([.A78]*[.C78])/([.E78]*[.B78]*3607.08748252358) )  -1))" office:value-type="float" office:value="7832562224559.82" calcext:value-type="float">
            <text:p>7832562224559.82</text:p>
          </table:table-cell>
          <table:table-cell table:formula="of:=(2*PI( )*[.C78]*[.C78]*[.A78]) / (POWER([.E78];5) * (EXP( ([.A78]*[.C78])/([.E78]*[.B78]*3491.3099269129) )  -1))" office:value-type="float" office:value="6590659566696.41" calcext:value-type="float">
            <text:p>6590659566696.41</text:p>
          </table:table-cell>
          <table:table-cell table:formula="of:=(2*PI( )*[.C78]*[.C78]*[.A78]) / (POWER([.E78];5) * (EXP( ([.A78]*[.C78])/([.E78]*[.B78]*3603.83918136312) )  -1))" office:value-type="float" office:value="7795879152675.55" calcext:value-type="float">
            <text:p>7795879152675.55</text:p>
          </table:table-cell>
          <table:table-cell table:formula="of:=(2*PI( )*[.C78]*[.C78]*[.A78]) / (POWER([.E78];5) * (EXP( ([.A78]*[.C78])/([.E78]*[.B78]*5529.53658708751) )  -1))" office:value-type="float" office:value="48808244853552.7" calcext:value-type="float">
            <text:p>48808244853552.7</text:p>
          </table:table-cell>
          <table:table-cell table:formula="of:=(2*PI( )*[.C78]*[.C78]*[.A78]) / (POWER([.E78];5) * (EXP( ([.A78]*[.C78])/([.E78]*[.B78]*3545.8658661559) )  -1))" office:value-type="float" office:value="7159121439179.33" calcext:value-type="float">
            <text:p>7159121439179.33</text:p>
          </table:table-cell>
          <table:table-cell table:formula="of:=(2*PI( )*[.C78]*[.C78]*[.A78]) / (POWER([.E78];5) * (EXP( ([.A78]*[.C78])/([.E78]*[.B78]*3909.75687519039) )  -1))" office:value-type="float" office:value="11728370965127.4" calcext:value-type="float">
            <text:p>11728370965127.4</text:p>
          </table:table-cell>
          <table:table-cell table:formula="of:=(2*PI( )*[.C78]*[.C78]*[.A78]) / (POWER([.E78];5) * (EXP( ([.A78]*[.C78])/([.E78]*[.B78]*3653.20966006719) )  -1))" office:value-type="float" office:value="8365009401204.43" calcext:value-type="float">
            <text:p>8365009401204.43</text:p>
          </table:table-cell>
          <table:table-cell table:formula="of:=(2*PI( )*[.C78]*[.C78]*[.A78]) / (POWER([.E78];5) * (EXP( ([.A78]*[.C78])/([.E78]*[.B78]*3523.91077015782) )  -1))" office:value-type="float" office:value="6926789401635.49" calcext:value-type="float">
            <text:p>6926789401635.49</text:p>
          </table:table-cell>
          <table:table-cell table:formula="of:=(2*PI( )*[.C78]*[.C78]*[.A78]) / (POWER([.E78];5) * (EXP( ([.A78]*[.C78])/([.E78]*[.B78]*3496.76346007464) )  -1))" office:value-type="float" office:value="6646153701844.59" calcext:value-type="float">
            <text:p>6646153701844.59</text:p>
          </table:table-cell>
          <table:table-cell table:formula="of:=(2*PI( )*[.C78]*[.C78]*[.A78]) / (POWER([.E78];5) * (EXP( ([.A78]*[.C78])/([.E78]*[.B78]*3605.05658350185) )  -1))" office:value-type="float" office:value="7809614733049.83" calcext:value-type="float">
            <text:p>7809614733049.8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7800" calcext:value-type="float">
            <text:p>7800</text:p>
          </table:table-cell>
          <table:table-cell table:formula="of:=[.D79]*POWER(10;-10)" office:value-type="float" office:value="0.00000078" calcext:value-type="float">
            <text:p>7.8E-07</text:p>
          </table:table-cell>
          <table:table-cell table:formula="of:=3.74192050507746E-016 / (POWER([.E79];5) * ((EXP( 1.9864748E-025 /([.E79]*1.381E-023 *3567.04712188114) )  -1)))" office:value-type="float" office:value="7410011242010.9" calcext:value-type="float">
            <text:p>7410011242010.9</text:p>
          </table:table-cell>
          <table:table-cell table:formula="of:=(2*PI( )*[.C79]*[.C79]*[.A79]) / (POWER([.E79];5) * (EXP( ([.A79]*[.C79])/([.E79]*[.B79]*3639.76900396354) )  -1))" office:value-type="float" office:value="8221468223586.54" calcext:value-type="float">
            <text:p>8221468223586.54</text:p>
          </table:table-cell>
          <table:table-cell table:formula="of:=(2*PI( )*[.C79]*[.C79]*[.A79]) / (POWER([.E79];5) * (EXP( ([.A79]*[.C79])/([.E79]*[.B79]*3607.08748252358) )  -1))" office:value-type="float" office:value="7850353302405.57" calcext:value-type="float">
            <text:p>7850353302405.57</text:p>
          </table:table-cell>
          <table:table-cell table:formula="of:=(2*PI( )*[.C79]*[.C79]*[.A79]) / (POWER([.E79];5) * (EXP( ([.A79]*[.C79])/([.E79]*[.B79]*3491.3099269129) )  -1))" office:value-type="float" office:value="6619856187779.95" calcext:value-type="float">
            <text:p>6619856187779.95</text:p>
          </table:table-cell>
          <table:table-cell table:formula="of:=(2*PI( )*[.C79]*[.C79]*[.A79]) / (POWER([.E79];5) * (EXP( ([.A79]*[.C79])/([.E79]*[.B79]*3603.83918136312) )  -1))" office:value-type="float" office:value="7814043116209.02" calcext:value-type="float">
            <text:p>7814043116209.02</text:p>
          </table:table-cell>
          <table:table-cell table:formula="of:=(2*PI( )*[.C79]*[.C79]*[.A79]) / (POWER([.E79];5) * (EXP( ([.A79]*[.C79])/([.E79]*[.B79]*5529.53658708751) )  -1))" office:value-type="float" office:value="47858989417967.3" calcext:value-type="float">
            <text:p>47858989417967.3</text:p>
          </table:table-cell>
          <table:table-cell table:formula="of:=(2*PI( )*[.C79]*[.C79]*[.A79]) / (POWER([.E79];5) * (EXP( ([.A79]*[.C79])/([.E79]*[.B79]*3545.8658661559) )  -1))" office:value-type="float" office:value="7183418592982.92" calcext:value-type="float">
            <text:p>7183418592982.92</text:p>
          </table:table-cell>
          <table:table-cell table:formula="of:=(2*PI( )*[.C79]*[.C79]*[.A79]) / (POWER([.E79];5) * (EXP( ([.A79]*[.C79])/([.E79]*[.B79]*3909.75687519039) )  -1))" office:value-type="float" office:value="11696464771348.2" calcext:value-type="float">
            <text:p>11696464771348.2</text:p>
          </table:table-cell>
          <table:table-cell table:formula="of:=(2*PI( )*[.C79]*[.C79]*[.A79]) / (POWER([.E79];5) * (EXP( ([.A79]*[.C79])/([.E79]*[.B79]*3653.20966006719) )  -1))" office:value-type="float" office:value="8377160976069.81" calcext:value-type="float">
            <text:p>8377160976069.81</text:p>
          </table:table-cell>
          <table:table-cell table:formula="of:=(2*PI( )*[.C79]*[.C79]*[.A79]) / (POWER([.E79];5) * (EXP( ([.A79]*[.C79])/([.E79]*[.B79]*3523.91077015782) )  -1))" office:value-type="float" office:value="6953157471796.91" calcext:value-type="float">
            <text:p>6953157471796.91</text:p>
          </table:table-cell>
          <table:table-cell table:formula="of:=(2*PI( )*[.C79]*[.C79]*[.A79]) / (POWER([.E79];5) * (EXP( ([.A79]*[.C79])/([.E79]*[.B79]*3496.76346007464) )  -1))" office:value-type="float" office:value="6674897358548.77" calcext:value-type="float">
            <text:p>6674897358548.77</text:p>
          </table:table-cell>
          <table:table-cell table:formula="of:=(2*PI( )*[.C79]*[.C79]*[.A79]) / (POWER([.E79];5) * (EXP( ([.A79]*[.C79])/([.E79]*[.B79]*3605.05658350185) )  -1))" office:value-type="float" office:value="7827639315680.97" calcext:value-type="float">
            <text:p>7827639315680.9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7900" calcext:value-type="float">
            <text:p>7900</text:p>
          </table:table-cell>
          <table:table-cell table:formula="of:=[.D80]*POWER(10;-10)" office:value-type="float" office:value="0.00000079" calcext:value-type="float">
            <text:p>7.9E-07</text:p>
          </table:table-cell>
          <table:table-cell table:formula="of:=3.74192050507746E-016 / (POWER([.E80];5) * ((EXP( 1.9864748E-025 /([.E80]*1.381E-023 *3567.04712188114) )  -1)))" office:value-type="float" office:value="7425840811642.18" calcext:value-type="float">
            <text:p>7425840811642.18</text:p>
          </table:table-cell>
          <table:table-cell table:formula="of:=(2*PI( )*[.C80]*[.C80]*[.A80]) / (POWER([.E80];5) * (EXP( ([.A80]*[.C80])/([.E80]*[.B80]*3639.76900396354) )  -1))" office:value-type="float" office:value="8228541275395.6" calcext:value-type="float">
            <text:p>8228541275395.6</text:p>
          </table:table-cell>
          <table:table-cell table:formula="of:=(2*PI( )*[.C80]*[.C80]*[.A80]) / (POWER([.E80];5) * (EXP( ([.A80]*[.C80])/([.E80]*[.B80]*3607.08748252358) )  -1))" office:value-type="float" office:value="7861554407301.66" calcext:value-type="float">
            <text:p>7861554407301.66</text:p>
          </table:table-cell>
          <table:table-cell table:formula="of:=(2*PI( )*[.C80]*[.C80]*[.A80]) / (POWER([.E80];5) * (EXP( ([.A80]*[.C80])/([.E80]*[.B80]*3491.3099269129) )  -1))" office:value-type="float" office:value="6643199868202.08" calcext:value-type="float">
            <text:p>6643199868202.08</text:p>
          </table:table-cell>
          <table:table-cell table:formula="of:=(2*PI( )*[.C80]*[.C80]*[.A80]) / (POWER([.E80];5) * (EXP( ([.A80]*[.C80])/([.E80]*[.B80]*3603.83918136312) )  -1))" office:value-type="float" office:value="7825637153716.47" calcext:value-type="float">
            <text:p>7825637153716.47</text:p>
          </table:table-cell>
          <table:table-cell table:formula="of:=(2*PI( )*[.C80]*[.C80]*[.A80]) / (POWER([.E80];5) * (EXP( ([.A80]*[.C80])/([.E80]*[.B80]*5529.53658708751) )  -1))" office:value-type="float" office:value="46916694519402.7" calcext:value-type="float">
            <text:p>46916694519402.7</text:p>
          </table:table-cell>
          <table:table-cell table:formula="of:=(2*PI( )*[.C80]*[.C80]*[.A80]) / (POWER([.E80];5) * (EXP( ([.A80]*[.C80])/([.E80]*[.B80]*3545.8658661559) )  -1))" office:value-type="float" office:value="7201510282910.21" calcext:value-type="float">
            <text:p>7201510282910.21</text:p>
          </table:table-cell>
          <table:table-cell table:formula="of:=(2*PI( )*[.C80]*[.C80]*[.A80]) / (POWER([.E80];5) * (EXP( ([.A80]*[.C80])/([.E80]*[.B80]*3909.75687519039) )  -1))" office:value-type="float" office:value="11656371020017.9" calcext:value-type="float">
            <text:p>11656371020017.9</text:p>
          </table:table-cell>
          <table:table-cell table:formula="of:=(2*PI( )*[.C80]*[.C80]*[.A80]) / (POWER([.E80];5) * (EXP( ([.A80]*[.C80])/([.E80]*[.B80]*3653.20966006719) )  -1))" office:value-type="float" office:value="8382442914958.09" calcext:value-type="float">
            <text:p>8382442914958.09</text:p>
          </table:table-cell>
          <table:table-cell table:formula="of:=(2*PI( )*[.C80]*[.C80]*[.A80]) / (POWER([.E80];5) * (EXP( ([.A80]*[.C80])/([.E80]*[.B80]*3523.91077015782) )  -1))" office:value-type="float" office:value="6973460993021.66" calcext:value-type="float">
            <text:p>6973460993021.66</text:p>
          </table:table-cell>
          <table:table-cell table:formula="of:=(2*PI( )*[.C80]*[.C80]*[.A80]) / (POWER([.E80];5) * (EXP( ([.A80]*[.C80])/([.E80]*[.B80]*3496.76346007464) )  -1))" office:value-type="float" office:value="6697752499751.92" calcext:value-type="float">
            <text:p>6697752499751.92</text:p>
          </table:table-cell>
          <table:table-cell table:formula="of:=(2*PI( )*[.C80]*[.C80]*[.A80]) / (POWER([.E80];5) * (EXP( ([.A80]*[.C80])/([.E80]*[.B80]*3605.05658350185) )  -1))" office:value-type="float" office:value="7839086454007.98" calcext:value-type="float">
            <text:p>7839086454007.9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8000" calcext:value-type="float">
            <text:p>8000</text:p>
          </table:table-cell>
          <table:table-cell table:formula="of:=[.D81]*POWER(10;-10)" office:value-type="float" office:value="0.0000008" calcext:value-type="float">
            <text:p>8E-07</text:p>
          </table:table-cell>
          <table:table-cell table:formula="of:=3.74192050507746E-016 / (POWER([.E81];5) * ((EXP( 1.9864748E-025 /([.E81]*1.381E-023 *3567.04712188114) )  -1)))" office:value-type="float" office:value="7435610589953.19" calcext:value-type="float">
            <text:p>7435610589953.19</text:p>
          </table:table-cell>
          <table:table-cell table:formula="of:=(2*PI( )*[.C81]*[.C81]*[.A81]) / (POWER([.E81];5) * (EXP( ([.A81]*[.C81])/([.E81]*[.B81]*3639.76900396354) )  -1))" office:value-type="float" office:value="8229152346262.35" calcext:value-type="float">
            <text:p>8229152346262.35</text:p>
          </table:table-cell>
          <table:table-cell table:formula="of:=(2*PI( )*[.C81]*[.C81]*[.A81]) / (POWER([.E81];5) * (EXP( ([.A81]*[.C81])/([.E81]*[.B81]*3607.08748252358) )  -1))" office:value-type="float" office:value="7866471281432.42" calcext:value-type="float">
            <text:p>7866471281432.42</text:p>
          </table:table-cell>
          <table:table-cell table:formula="of:=(2*PI( )*[.C81]*[.C81]*[.A81]) / (POWER([.E81];5) * (EXP( ([.A81]*[.C81])/([.E81]*[.B81]*3491.3099269129) )  -1))" office:value-type="float" office:value="6660924836114.87" calcext:value-type="float">
            <text:p>6660924836114.87</text:p>
          </table:table-cell>
          <table:table-cell table:formula="of:=(2*PI( )*[.C81]*[.C81]*[.A81]) / (POWER([.E81];5) * (EXP( ([.A81]*[.C81])/([.E81]*[.B81]*3603.83918136312) )  -1))" office:value-type="float" office:value="7830964906340.37" calcext:value-type="float">
            <text:p>7830964906340.37</text:p>
          </table:table-cell>
          <table:table-cell table:formula="of:=(2*PI( )*[.C81]*[.C81]*[.A81]) / (POWER([.E81];5) * (EXP( ([.A81]*[.C81])/([.E81]*[.B81]*5529.53658708751) )  -1))" office:value-type="float" office:value="45982592159826.3" calcext:value-type="float">
            <text:p>45982592159826.3</text:p>
          </table:table-cell>
          <table:table-cell table:formula="of:=(2*PI( )*[.C81]*[.C81]*[.A81]) / (POWER([.E81];5) * (EXP( ([.A81]*[.C81])/([.E81]*[.B81]*3545.8658661559) )  -1))" office:value-type="float" office:value="7213663547585.09" calcext:value-type="float">
            <text:p>7213663547585.09</text:p>
          </table:table-cell>
          <table:table-cell table:formula="of:=(2*PI( )*[.C81]*[.C81]*[.A81]) / (POWER([.E81];5) * (EXP( ([.A81]*[.C81])/([.E81]*[.B81]*3909.75687519039) )  -1))" office:value-type="float" office:value="11608609827702.8" calcext:value-type="float">
            <text:p>11608609827702.8</text:p>
          </table:table-cell>
          <table:table-cell table:formula="of:=(2*PI( )*[.C81]*[.C81]*[.A81]) / (POWER([.E81];5) * (EXP( ([.A81]*[.C81])/([.E81]*[.B81]*3653.20966006719) )  -1))" office:value-type="float" office:value="8381191335287.52" calcext:value-type="float">
            <text:p>8381191335287.52</text:p>
          </table:table-cell>
          <table:table-cell table:formula="of:=(2*PI( )*[.C81]*[.C81]*[.A81]) / (POWER([.E81];5) * (EXP( ([.A81]*[.C81])/([.E81]*[.B81]*3523.91077015782) )  -1))" office:value-type="float" office:value="6987953602735.22" calcext:value-type="float">
            <text:p>6987953602735.22</text:p>
          </table:table-cell>
          <table:table-cell table:formula="of:=(2*PI( )*[.C81]*[.C81]*[.A81]) / (POWER([.E81];5) * (EXP( ([.A81]*[.C81])/([.E81]*[.B81]*3496.76346007464) )  -1))" office:value-type="float" office:value="6714956558841.85" calcext:value-type="float">
            <text:p>6714956558841.85</text:p>
          </table:table-cell>
          <table:table-cell table:formula="of:=(2*PI( )*[.C81]*[.C81]*[.A81]) / (POWER([.E81];5) * (EXP( ([.A81]*[.C81])/([.E81]*[.B81]*3605.05658350185) )  -1))" office:value-type="float" office:value="7844260575999.13" calcext:value-type="float">
            <text:p>7844260575999.1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8100" calcext:value-type="float">
            <text:p>8100</text:p>
          </table:table-cell>
          <table:table-cell table:formula="of:=[.D82]*POWER(10;-10)" office:value-type="float" office:value="0.00000081" calcext:value-type="float">
            <text:p>8.1E-07</text:p>
          </table:table-cell>
          <table:table-cell table:formula="of:=3.74192050507746E-016 / (POWER([.E82];5) * ((EXP( 1.9864748E-025 /([.E82]*1.381E-023 *3567.04712188114) )  -1)))" office:value-type="float" office:value="7439600044235.48" calcext:value-type="float">
            <text:p>7439600044235.48</text:p>
          </table:table-cell>
          <table:table-cell table:formula="of:=(2*PI( )*[.C82]*[.C82]*[.A82]) / (POWER([.E82];5) * (EXP( ([.A82]*[.C82])/([.E82]*[.B82]*3639.76900396354) )  -1))" office:value-type="float" office:value="8223625316979.46" calcext:value-type="float">
            <text:p>8223625316979.46</text:p>
          </table:table-cell>
          <table:table-cell table:formula="of:=(2*PI( )*[.C82]*[.C82]*[.A82]) / (POWER([.E82];5) * (EXP( ([.A82]*[.C82])/([.E82]*[.B82]*3607.08748252358) )  -1))" office:value-type="float" office:value="7865407571320.32" calcext:value-type="float">
            <text:p>7865407571320.32</text:p>
          </table:table-cell>
          <table:table-cell table:formula="of:=(2*PI( )*[.C82]*[.C82]*[.A82]) / (POWER([.E82];5) * (EXP( ([.A82]*[.C82])/([.E82]*[.B82]*3491.3099269129) )  -1))" office:value-type="float" office:value="6673266826398.09" calcext:value-type="float">
            <text:p>6673266826398.09</text:p>
          </table:table-cell>
          <table:table-cell table:formula="of:=(2*PI( )*[.C82]*[.C82]*[.A82]) / (POWER([.E82];5) * (EXP( ([.A82]*[.C82])/([.E82]*[.B82]*3603.83918136312) )  -1))" office:value-type="float" office:value="7830328033403.49" calcext:value-type="float">
            <text:p>7830328033403.49</text:p>
          </table:table-cell>
          <table:table-cell table:formula="of:=(2*PI( )*[.C82]*[.C82]*[.A82]) / (POWER([.E82];5) * (EXP( ([.A82]*[.C82])/([.E82]*[.B82]*5529.53658708751) )  -1))" office:value-type="float" office:value="45057772409768.9" calcext:value-type="float">
            <text:p>45057772409768.9</text:p>
          </table:table-cell>
          <table:table-cell table:formula="of:=(2*PI( )*[.C82]*[.C82]*[.A82]) / (POWER([.E82];5) * (EXP( ([.A82]*[.C82])/([.E82]*[.B82]*3545.8658661559) )  -1))" office:value-type="float" office:value="7220145351250.76" calcext:value-type="float">
            <text:p>7220145351250.76</text:p>
          </table:table-cell>
          <table:table-cell table:formula="of:=(2*PI( )*[.C82]*[.C82]*[.A82]) / (POWER([.E82];5) * (EXP( ([.A82]*[.C82])/([.E82]*[.B82]*3909.75687519039) )  -1))" office:value-type="float" office:value="11553685397379.7" calcext:value-type="float">
            <text:p>11553685397379.7</text:p>
          </table:table-cell>
          <table:table-cell table:formula="of:=(2*PI( )*[.C82]*[.C82]*[.A82]) / (POWER([.E82];5) * (EXP( ([.A82]*[.C82])/([.E82]*[.B82]*3653.20966006719) )  -1))" office:value-type="float" office:value="8373738562468.93" calcext:value-type="float">
            <text:p>8373738562468.93</text:p>
          </table:table-cell>
          <table:table-cell table:formula="of:=(2*PI( )*[.C82]*[.C82]*[.A82]) / (POWER([.E82];5) * (EXP( ([.A82]*[.C82])/([.E82]*[.B82]*3523.91077015782) )  -1))" office:value-type="float" office:value="6996889525084.43" calcext:value-type="float">
            <text:p>6996889525084.43</text:p>
          </table:table-cell>
          <table:table-cell table:formula="of:=(2*PI( )*[.C82]*[.C82]*[.A82]) / (POWER([.E82];5) * (EXP( ([.A82]*[.C82])/([.E82]*[.B82]*3496.76346007464) )  -1))" office:value-type="float" office:value="6726748327144.8" calcext:value-type="float">
            <text:p>6726748327144.8</text:p>
          </table:table-cell>
          <table:table-cell table:formula="of:=(2*PI( )*[.C82]*[.C82]*[.A82]) / (POWER([.E82];5) * (EXP( ([.A82]*[.C82])/([.E82]*[.B82]*3605.05658350185) )  -1))" office:value-type="float" office:value="7843464085223.82" calcext:value-type="float">
            <text:p>7843464085223.8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8200" calcext:value-type="float">
            <text:p>8200</text:p>
          </table:table-cell>
          <table:table-cell table:formula="of:=[.D83]*POWER(10;-10)" office:value-type="float" office:value="0.00000082" calcext:value-type="float">
            <text:p>8.2E-07</text:p>
          </table:table-cell>
          <table:table-cell table:formula="of:=3.74192050507746E-016 / (POWER([.E83];5) * ((EXP( 1.9864748E-025 /([.E83]*1.381E-023 *3567.04712188114) )  -1)))" office:value-type="float" office:value="7438086608399.72" calcext:value-type="float">
            <text:p>7438086608399.72</text:p>
          </table:table-cell>
          <table:table-cell table:formula="of:=(2*PI( )*[.C83]*[.C83]*[.A83]) / (POWER([.E83];5) * (EXP( ([.A83]*[.C83])/([.E83]*[.B83]*3639.76900396354) )  -1))" office:value-type="float" office:value="8212279529227.08" calcext:value-type="float">
            <text:p>8212279529227.08</text:p>
          </table:table-cell>
          <table:table-cell table:formula="of:=(2*PI( )*[.C83]*[.C83]*[.A83]) / (POWER([.E83];5) * (EXP( ([.A83]*[.C83])/([.E83]*[.B83]*3607.08748252358) )  -1))" office:value-type="float" office:value="7858663552485.8" calcext:value-type="float">
            <text:p>7858663552485.8</text:p>
          </table:table-cell>
          <table:table-cell table:formula="of:=(2*PI( )*[.C83]*[.C83]*[.A83]) / (POWER([.E83];5) * (EXP( ([.A83]*[.C83])/([.E83]*[.B83]*3491.3099269129) )  -1))" office:value-type="float" office:value="6680461789231.17" calcext:value-type="float">
            <text:p>6680461789231.17</text:p>
          </table:table-cell>
          <table:table-cell table:formula="of:=(2*PI( )*[.C83]*[.C83]*[.A83]) / (POWER([.E83];5) * (EXP( ([.A83]*[.C83])/([.E83]*[.B83]*3603.83918136312) )  -1))" office:value-type="float" office:value="7824024935582.5" calcext:value-type="float">
            <text:p>7824024935582.5</text:p>
          </table:table-cell>
          <table:table-cell table:formula="of:=(2*PI( )*[.C83]*[.C83]*[.A83]) / (POWER([.E83];5) * (EXP( ([.A83]*[.C83])/([.E83]*[.B83]*5529.53658708751) )  -1))" office:value-type="float" office:value="44143194769650.5" calcext:value-type="float">
            <text:p>44143194769650.5</text:p>
          </table:table-cell>
          <table:table-cell table:formula="of:=(2*PI( )*[.C83]*[.C83]*[.A83]) / (POWER([.E83];5) * (EXP( ([.A83]*[.C83])/([.E83]*[.B83]*3545.8658661559) )  -1))" office:value-type="float" office:value="7221221290697.17" calcext:value-type="float">
            <text:p>7221221290697.17</text:p>
          </table:table-cell>
          <table:table-cell table:formula="of:=(2*PI( )*[.C83]*[.C83]*[.A83]) / (POWER([.E83];5) * (EXP( ([.A83]*[.C83])/([.E83]*[.B83]*3909.75687519039) )  -1))" office:value-type="float" office:value="11492085182707.8" calcext:value-type="float">
            <text:p>11492085182707.8</text:p>
          </table:table-cell>
          <table:table-cell table:formula="of:=(2*PI( )*[.C83]*[.C83]*[.A83]) / (POWER([.E83];5) * (EXP( ([.A83]*[.C83])/([.E83]*[.B83]*3653.20966006719) )  -1))" office:value-type="float" office:value="8360411882538.78" calcext:value-type="float">
            <text:p>8360411882538.78</text:p>
          </table:table-cell>
          <table:table-cell table:formula="of:=(2*PI( )*[.C83]*[.C83]*[.A83]) / (POWER([.E83];5) * (EXP( ([.A83]*[.C83])/([.E83]*[.B83]*3523.91077015782) )  -1))" office:value-type="float" office:value="7000522276623.45" calcext:value-type="float">
            <text:p>7000522276623.45</text:p>
          </table:table-cell>
          <table:table-cell table:formula="of:=(2*PI( )*[.C83]*[.C83]*[.A83]) / (POWER([.E83];5) * (EXP( ([.A83]*[.C83])/([.E83]*[.B83]*3496.76346007464) )  -1))" office:value-type="float" office:value="6733366661630.41" calcext:value-type="float">
            <text:p>6733366661630.41</text:p>
          </table:table-cell>
          <table:table-cell table:formula="of:=(2*PI( )*[.C83]*[.C83]*[.A83]) / (POWER([.E83];5) * (EXP( ([.A83]*[.C83])/([.E83]*[.B83]*3605.05658350185) )  -1))" office:value-type="float" office:value="7836996084575.88" calcext:value-type="float">
            <text:p>7836996084575.8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8300" calcext:value-type="float">
            <text:p>8300</text:p>
          </table:table-cell>
          <table:table-cell table:formula="of:=[.D84]*POWER(10;-10)" office:value-type="float" office:value="0.00000083" calcext:value-type="float">
            <text:p>8.3E-07</text:p>
          </table:table-cell>
          <table:table-cell table:formula="of:=3.74192050507746E-016 / (POWER([.E84];5) * ((EXP( 1.9864748E-025 /([.E84]*1.381E-023 *3567.04712188114) )  -1)))" office:value-type="float" office:value="7431344559616.12" calcext:value-type="float">
            <text:p>7431344559616.12</text:p>
          </table:table-cell>
          <table:table-cell table:formula="of:=(2*PI( )*[.C84]*[.C84]*[.A84]) / (POWER([.E84];5) * (EXP( ([.A84]*[.C84])/([.E84]*[.B84]*3639.76900396354) )  -1))" office:value-type="float" office:value="8195428709118.69" calcext:value-type="float">
            <text:p>8195428709118.69</text:p>
          </table:table-cell>
          <table:table-cell table:formula="of:=(2*PI( )*[.C84]*[.C84]*[.A84]) / (POWER([.E84];5) * (EXP( ([.A84]*[.C84])/([.E84]*[.B84]*3607.08748252358) )  -1))" office:value-type="float" office:value="7846535028236.05" calcext:value-type="float">
            <text:p>7846535028236.05</text:p>
          </table:table-cell>
          <table:table-cell table:formula="of:=(2*PI( )*[.C84]*[.C84]*[.A84]) / (POWER([.E84];5) * (EXP( ([.A84]*[.C84])/([.E84]*[.B84]*3491.3099269129) )  -1))" office:value-type="float" office:value="6682744748199.61" calcext:value-type="float">
            <text:p>6682744748199.61</text:p>
          </table:table-cell>
          <table:table-cell table:formula="of:=(2*PI( )*[.C84]*[.C84]*[.A84]) / (POWER([.E84];5) * (EXP( ([.A84]*[.C84])/([.E84]*[.B84]*3603.83918136312) )  -1))" office:value-type="float" office:value="7812349651567.93" calcext:value-type="float">
            <text:p>7812349651567.93</text:p>
          </table:table-cell>
          <table:table-cell table:formula="of:=(2*PI( )*[.C84]*[.C84]*[.A84]) / (POWER([.E84];5) * (EXP( ([.A84]*[.C84])/([.E84]*[.B84]*5529.53658708751) )  -1))" office:value-type="float" office:value="43239698820736.1" calcext:value-type="float">
            <text:p>43239698820736.1</text:p>
          </table:table-cell>
          <table:table-cell table:formula="of:=(2*PI( )*[.C84]*[.C84]*[.A84]) / (POWER([.E84];5) * (EXP( ([.A84]*[.C84])/([.E84]*[.B84]*3545.8658661559) )  -1))" office:value-type="float" office:value="7217154463712.71" calcext:value-type="float">
            <text:p>7217154463712.71</text:p>
          </table:table-cell>
          <table:table-cell table:formula="of:=(2*PI( )*[.C84]*[.C84]*[.A84]) / (POWER([.E84];5) * (EXP( ([.A84]*[.C84])/([.E84]*[.B84]*3909.75687519039) )  -1))" office:value-type="float" office:value="11424279267374.3" calcext:value-type="float">
            <text:p>11424279267374.3</text:p>
          </table:table-cell>
          <table:table-cell table:formula="of:=(2*PI( )*[.C84]*[.C84]*[.A84]) / (POWER([.E84];5) * (EXP( ([.A84]*[.C84])/([.E84]*[.B84]*3653.20966006719) )  -1))" office:value-type="float" office:value="8341532477677.36" calcext:value-type="float">
            <text:p>8341532477677.36</text:p>
          </table:table-cell>
          <table:table-cell table:formula="of:=(2*PI( )*[.C84]*[.C84]*[.A84]) / (POWER([.E84];5) * (EXP( ([.A84]*[.C84])/([.E84]*[.B84]*3523.91077015782) )  -1))" office:value-type="float" office:value="6999103528773.49" calcext:value-type="float">
            <text:p>6999103528773.49</text:p>
          </table:table-cell>
          <table:table-cell table:formula="of:=(2*PI( )*[.C84]*[.C84]*[.A84]) / (POWER([.E84];5) * (EXP( ([.A84]*[.C84])/([.E84]*[.B84]*3496.76346007464) )  -1))" office:value-type="float" office:value="6735049343376.09" calcext:value-type="float">
            <text:p>6735049343376.09</text:p>
          </table:table-cell>
          <table:table-cell table:formula="of:=(2*PI( )*[.C84]*[.C84]*[.A84]) / (POWER([.E84];5) * (EXP( ([.A84]*[.C84])/([.E84]*[.B84]*3605.05658350185) )  -1))" office:value-type="float" office:value="7825151273724.44" calcext:value-type="float">
            <text:p>7825151273724.4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8400" calcext:value-type="float">
            <text:p>8400</text:p>
          </table:table-cell>
          <table:table-cell table:formula="of:=[.D85]*POWER(10;-10)" office:value-type="float" office:value="0.00000084" calcext:value-type="float">
            <text:p>8.4E-07</text:p>
          </table:table-cell>
          <table:table-cell table:formula="of:=3.74192050507746E-016 / (POWER([.E85];5) * ((EXP( 1.9864748E-025 /([.E85]*1.381E-023 *3567.04712188114) )  -1)))" office:value-type="float" office:value="7419644047620.36" calcext:value-type="float">
            <text:p>7419644047620.36</text:p>
          </table:table-cell>
          <table:table-cell table:formula="of:=(2*PI( )*[.C85]*[.C85]*[.A85]) / (POWER([.E85];5) * (EXP( ([.A85]*[.C85])/([.E85]*[.B85]*3639.76900396354) )  -1))" office:value-type="float" office:value="8173380055195.92" calcext:value-type="float">
            <text:p>8173380055195.92</text:p>
          </table:table-cell>
          <table:table-cell table:formula="of:=(2*PI( )*[.C85]*[.C85]*[.A85]) / (POWER([.E85];5) * (EXP( ([.A85]*[.C85])/([.E85]*[.B85]*3607.08748252358) )  -1))" office:value-type="float" office:value="7829312387812.07" calcext:value-type="float">
            <text:p>7829312387812.07</text:p>
          </table:table-cell>
          <table:table-cell table:formula="of:=(2*PI( )*[.C85]*[.C85]*[.A85]) / (POWER([.E85];5) * (EXP( ([.A85]*[.C85])/([.E85]*[.B85]*3491.3099269129) )  -1))" office:value-type="float" office:value="6680348797246.01" calcext:value-type="float">
            <text:p>6680348797246.01</text:p>
          </table:table-cell>
          <table:table-cell table:formula="of:=(2*PI( )*[.C85]*[.C85]*[.A85]) / (POWER([.E85];5) * (EXP( ([.A85]*[.C85])/([.E85]*[.B85]*3603.83918136312) )  -1))" office:value-type="float" office:value="7795590913557.68" calcext:value-type="float">
            <text:p>7795590913557.68</text:p>
          </table:table-cell>
          <table:table-cell table:formula="of:=(2*PI( )*[.C85]*[.C85]*[.A85]) / (POWER([.E85];5) * (EXP( ([.A85]*[.C85])/([.E85]*[.B85]*5529.53658708751) )  -1))" office:value-type="float" office:value="42348014186831.9" calcext:value-type="float">
            <text:p>42348014186831.9</text:p>
          </table:table-cell>
          <table:table-cell table:formula="of:=(2*PI( )*[.C85]*[.C85]*[.A85]) / (POWER([.E85];5) * (EXP( ([.A85]*[.C85])/([.E85]*[.B85]*3545.8658661559) )  -1))" office:value-type="float" office:value="7208204486477.32" calcext:value-type="float">
            <text:p>7208204486477.32</text:p>
          </table:table-cell>
          <table:table-cell table:formula="of:=(2*PI( )*[.C85]*[.C85]*[.A85]) / (POWER([.E85];5) * (EXP( ([.A85]*[.C85])/([.E85]*[.B85]*3909.75687519039) )  -1))" office:value-type="float" office:value="11350719933873.2" calcext:value-type="float">
            <text:p>11350719933873.2</text:p>
          </table:table-cell>
          <table:table-cell table:formula="of:=(2*PI( )*[.C85]*[.C85]*[.A85]) / (POWER([.E85];5) * (EXP( ([.A85]*[.C85])/([.E85]*[.B85]*3653.20966006719) )  -1))" office:value-type="float" office:value="8317414528163.76" calcext:value-type="float">
            <text:p>8317414528163.76</text:p>
          </table:table-cell>
          <table:table-cell table:formula="of:=(2*PI( )*[.C85]*[.C85]*[.A85]) / (POWER([.E85];5) * (EXP( ([.A85]*[.C85])/([.E85]*[.B85]*3523.91077015782) )  -1))" office:value-type="float" office:value="6992882115243.45" calcext:value-type="float">
            <text:p>6992882115243.45</text:p>
          </table:table-cell>
          <table:table-cell table:formula="of:=(2*PI( )*[.C85]*[.C85]*[.A85]) / (POWER([.E85];5) * (EXP( ([.A85]*[.C85])/([.E85]*[.B85]*3496.76346007464) )  -1))" office:value-type="float" office:value="6732032075915.07" calcext:value-type="float">
            <text:p>6732032075915.07</text:p>
          </table:table-cell>
          <table:table-cell table:formula="of:=(2*PI( )*[.C85]*[.C85]*[.A85]) / (POWER([.E85];5) * (EXP( ([.A85]*[.C85])/([.E85]*[.B85]*3605.05658350185) )  -1))" office:value-type="float" office:value="7808219005595.32" calcext:value-type="float">
            <text:p>7808219005595.3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8500" calcext:value-type="float">
            <text:p>8500</text:p>
          </table:table-cell>
          <table:table-cell table:formula="of:=[.D86]*POWER(10;-10)" office:value-type="float" office:value="0.00000085" calcext:value-type="float">
            <text:p>8.5E-07</text:p>
          </table:table-cell>
          <table:table-cell table:formula="of:=3.74192050507746E-016 / (POWER([.E86];5) * ((EXP( 1.9864748E-025 /([.E86]*1.381E-023 *3567.04712188114) )  -1)))" office:value-type="float" office:value="7403250263814.33" calcext:value-type="float">
            <text:p>7403250263814.33</text:p>
          </table:table-cell>
          <table:table-cell table:formula="of:=(2*PI( )*[.C86]*[.C86]*[.A86]) / (POWER([.E86];5) * (EXP( ([.A86]*[.C86])/([.E86]*[.B86]*3639.76900396354) )  -1))" office:value-type="float" office:value="8146433475685.05" calcext:value-type="float">
            <text:p>8146433475685.05</text:p>
          </table:table-cell>
          <table:table-cell table:formula="of:=(2*PI( )*[.C86]*[.C86]*[.A86]) / (POWER([.E86];5) * (EXP( ([.A86]*[.C86])/([.E86]*[.B86]*3607.08748252358) )  -1))" office:value-type="float" office:value="7807279809751.31" calcext:value-type="float">
            <text:p>7807279809751.31</text:p>
          </table:table-cell>
          <table:table-cell table:formula="of:=(2*PI( )*[.C86]*[.C86]*[.A86]) / (POWER([.E86];5) * (EXP( ([.A86]*[.C86])/([.E86]*[.B86]*3491.3099269129) )  -1))" office:value-type="float" office:value="6673504225954.11" calcext:value-type="float">
            <text:p>6673504225954.11</text:p>
          </table:table-cell>
          <table:table-cell table:formula="of:=(2*PI( )*[.C86]*[.C86]*[.A86]) / (POWER([.E86];5) * (EXP( ([.A86]*[.C86])/([.E86]*[.B86]*3603.83918136312) )  -1))" office:value-type="float" office:value="7774031347544.79" calcext:value-type="float">
            <text:p>7774031347544.79</text:p>
          </table:table-cell>
          <table:table-cell table:formula="of:=(2*PI( )*[.C86]*[.C86]*[.A86]) / (POWER([.E86];5) * (EXP( ([.A86]*[.C86])/([.E86]*[.B86]*5529.53658708751) )  -1))" office:value-type="float" office:value="41468769831534.9" calcext:value-type="float">
            <text:p>41468769831534.9</text:p>
          </table:table-cell>
          <table:table-cell table:formula="of:=(2*PI( )*[.C86]*[.C86]*[.A86]) / (POWER([.E86];5) * (EXP( ([.A86]*[.C86])/([.E86]*[.B86]*3545.8658661559) )  -1))" office:value-type="float" office:value="7194626647694.01" calcext:value-type="float">
            <text:p>7194626647694.01</text:p>
          </table:table-cell>
          <table:table-cell table:formula="of:=(2*PI( )*[.C86]*[.C86]*[.A86]) / (POWER([.E86];5) * (EXP( ([.A86]*[.C86])/([.E86]*[.B86]*3909.75687519039) )  -1))" office:value-type="float" office:value="11271841398230.4" calcext:value-type="float">
            <text:p>11271841398230.4</text:p>
          </table:table-cell>
          <table:table-cell table:formula="of:=(2*PI( )*[.C86]*[.C86]*[.A86]) / (POWER([.E86];5) * (EXP( ([.A86]*[.C86])/([.E86]*[.B86]*3653.20966006719) )  -1))" office:value-type="float" office:value="8288364465150.42" calcext:value-type="float">
            <text:p>8288364465150.42</text:p>
          </table:table-cell>
          <table:table-cell table:formula="of:=(2*PI( )*[.C86]*[.C86]*[.A86]) / (POWER([.E86];5) * (EXP( ([.A86]*[.C86])/([.E86]*[.B86]*3523.91077015782) )  -1))" office:value-type="float" office:value="6982103172893.79" calcext:value-type="float">
            <text:p>6982103172893.79</text:p>
          </table:table-cell>
          <table:table-cell table:formula="of:=(2*PI( )*[.C86]*[.C86]*[.A86]) / (POWER([.E86];5) * (EXP( ([.A86]*[.C86])/([.E86]*[.B86]*3496.76346007464) )  -1))" office:value-type="float" office:value="6724547612789.42" calcext:value-type="float">
            <text:p>6724547612789.42</text:p>
          </table:table-cell>
          <table:table-cell table:formula="of:=(2*PI( )*[.C86]*[.C86]*[.A86]) / (POWER([.E86];5) * (EXP( ([.A86]*[.C86])/([.E86]*[.B86]*3605.05658350185) )  -1))" office:value-type="float" office:value="7786482487805.08" calcext:value-type="float">
            <text:p>7786482487805.0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8600" calcext:value-type="float">
            <text:p>8600</text:p>
          </table:table-cell>
          <table:table-cell table:formula="of:=[.D87]*POWER(10;-10)" office:value-type="float" office:value="0.00000086" calcext:value-type="float">
            <text:p>8.6E-07</text:p>
          </table:table-cell>
          <table:table-cell table:formula="of:=3.74192050507746E-016 / (POWER([.E87];5) * ((EXP( 1.9864748E-025 /([.E87]*1.381E-023 *3567.04712188114) )  -1)))" office:value-type="float" office:value="7382422737841.43" calcext:value-type="float">
            <text:p>7382422737841.43</text:p>
          </table:table-cell>
          <table:table-cell table:formula="of:=(2*PI( )*[.C87]*[.C87]*[.A87]) / (POWER([.E87];5) * (EXP( ([.A87]*[.C87])/([.E87]*[.B87]*3639.76900396354) )  -1))" office:value-type="float" office:value="8114880960661.53" calcext:value-type="float">
            <text:p>8114880960661.53</text:p>
          </table:table-cell>
          <table:table-cell table:formula="of:=(2*PI( )*[.C87]*[.C87]*[.A87]) / (POWER([.E87];5) * (EXP( ([.A87]*[.C87])/([.E87]*[.B87]*3607.08748252358) )  -1))" office:value-type="float" office:value="7780714597026.26" calcext:value-type="float">
            <text:p>7780714597026.26</text:p>
          </table:table-cell>
          <table:table-cell table:formula="of:=(2*PI( )*[.C87]*[.C87]*[.A87]) / (POWER([.E87];5) * (EXP( ([.A87]*[.C87])/([.E87]*[.B87]*3491.3099269129) )  -1))" office:value-type="float" office:value="6662437762940.1" calcext:value-type="float">
            <text:p>6662437762940.1</text:p>
          </table:table-cell>
          <table:table-cell table:formula="of:=(2*PI( )*[.C87]*[.C87]*[.A87]) / (POWER([.E87];5) * (EXP( ([.A87]*[.C87])/([.E87]*[.B87]*3603.83918136312) )  -1))" office:value-type="float" office:value="7747946805050.46" calcext:value-type="float">
            <text:p>7747946805050.46</text:p>
          </table:table-cell>
          <table:table-cell table:formula="of:=(2*PI( )*[.C87]*[.C87]*[.A87]) / (POWER([.E87];5) * (EXP( ([.A87]*[.C87])/([.E87]*[.B87]*5529.53658708751) )  -1))" office:value-type="float" office:value="40602502718483.6" calcext:value-type="float">
            <text:p>40602502718483.6</text:p>
          </table:table-cell>
          <table:table-cell table:formula="of:=(2*PI( )*[.C87]*[.C87]*[.A87]) / (POWER([.E87];5) * (EXP( ([.A87]*[.C87])/([.E87]*[.B87]*3545.8658661559) )  -1))" office:value-type="float" office:value="7176671187728.14" calcext:value-type="float">
            <text:p>7176671187728.14</text:p>
          </table:table-cell>
          <table:table-cell table:formula="of:=(2*PI( )*[.C87]*[.C87]*[.A87]) / (POWER([.E87];5) * (EXP( ([.A87]*[.C87])/([.E87]*[.B87]*3909.75687519039) )  -1))" office:value-type="float" office:value="11188059689253.9" calcext:value-type="float">
            <text:p>11188059689253.9</text:p>
          </table:table-cell>
          <table:table-cell table:formula="of:=(2*PI( )*[.C87]*[.C87]*[.A87]) / (POWER([.E87];5) * (EXP( ([.A87]*[.C87])/([.E87]*[.B87]*3653.20966006719) )  -1))" office:value-type="float" office:value="8254680359528.32" calcext:value-type="float">
            <text:p>8254680359528.32</text:p>
          </table:table-cell>
          <table:table-cell table:formula="of:=(2*PI( )*[.C87]*[.C87]*[.A87]) / (POWER([.E87];5) * (EXP( ([.A87]*[.C87])/([.E87]*[.B87]*3523.91077015782) )  -1))" office:value-type="float" office:value="6967007404922.06" calcext:value-type="float">
            <text:p>6967007404922.06</text:p>
          </table:table-cell>
          <table:table-cell table:formula="of:=(2*PI( )*[.C87]*[.C87]*[.A87]) / (POWER([.E87];5) * (EXP( ([.A87]*[.C87])/([.E87]*[.B87]*3496.76346007464) )  -1))" office:value-type="float" office:value="6712825003933.04" calcext:value-type="float">
            <text:p>6712825003933.04</text:p>
          </table:table-cell>
          <table:table-cell table:formula="of:=(2*PI( )*[.C87]*[.C87]*[.A87]) / (POWER([.E87];5) * (EXP( ([.A87]*[.C87])/([.E87]*[.B87]*3605.05658350185) )  -1))" office:value-type="float" office:value="7760218115664.57" calcext:value-type="float">
            <text:p>7760218115664.5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8700" calcext:value-type="float">
            <text:p>8700</text:p>
          </table:table-cell>
          <table:table-cell table:formula="of:=[.D88]*POWER(10;-10)" office:value-type="float" office:value="0.00000087" calcext:value-type="float">
            <text:p>8.7E-07</text:p>
          </table:table-cell>
          <table:table-cell table:formula="of:=3.74192050507746E-016 / (POWER([.E88];5) * ((EXP( 1.9864748E-025 /([.E88]*1.381E-023 *3567.04712188114) )  -1)))" office:value-type="float" office:value="7357414749927.84" calcext:value-type="float">
            <text:p>7357414749927.84</text:p>
          </table:table-cell>
          <table:table-cell table:formula="of:=(2*PI( )*[.C88]*[.C88]*[.A88]) / (POWER([.E88];5) * (EXP( ([.A88]*[.C88])/([.E88]*[.B88]*3639.76900396354) )  -1))" office:value-type="float" office:value="8079006075638.68" calcext:value-type="float">
            <text:p>8079006075638.68</text:p>
          </table:table-cell>
          <table:table-cell table:formula="of:=(2*PI( )*[.C88]*[.C88]*[.A88]) / (POWER([.E88];5) * (EXP( ([.A88]*[.C88])/([.E88]*[.B88]*3607.08748252358) )  -1))" office:value-type="float" office:value="7749886631270.26" calcext:value-type="float">
            <text:p>7749886631270.26</text:p>
          </table:table-cell>
          <table:table-cell table:formula="of:=(2*PI( )*[.C88]*[.C88]*[.A88]) / (POWER([.E88];5) * (EXP( ([.A88]*[.C88])/([.E88]*[.B88]*3491.3099269129) )  -1))" office:value-type="float" office:value="6647371927493.57" calcext:value-type="float">
            <text:p>6647371927493.57</text:p>
          </table:table-cell>
          <table:table-cell table:formula="of:=(2*PI( )*[.C88]*[.C88]*[.A88]) / (POWER([.E88];5) * (EXP( ([.A88]*[.C88])/([.E88]*[.B88]*3603.83918136312) )  -1))" office:value-type="float" office:value="7717605813693.49" calcext:value-type="float">
            <text:p>7717605813693.49</text:p>
          </table:table-cell>
          <table:table-cell table:formula="of:=(2*PI( )*[.C88]*[.C88]*[.A88]) / (POWER([.E88];5) * (EXP( ([.A88]*[.C88])/([.E88]*[.B88]*5529.53658708751) )  -1))" office:value-type="float" office:value="39749665863827.9" calcext:value-type="float">
            <text:p>39749665863827.9</text:p>
          </table:table-cell>
          <table:table-cell table:formula="of:=(2*PI( )*[.C88]*[.C88]*[.A88]) / (POWER([.E88];5) * (EXP( ([.A88]*[.C88])/([.E88]*[.B88]*3545.8658661559) )  -1))" office:value-type="float" office:value="7154582691565.27" calcext:value-type="float">
            <text:p>7154582691565.27</text:p>
          </table:table-cell>
          <table:table-cell table:formula="of:=(2*PI( )*[.C88]*[.C88]*[.A88]) / (POWER([.E88];5) * (EXP( ([.A88]*[.C88])/([.E88]*[.B88]*3909.75687519039) )  -1))" office:value-type="float" office:value="11099772652858.7" calcext:value-type="float">
            <text:p>11099772652858.7</text:p>
          </table:table-cell>
          <table:table-cell table:formula="of:=(2*PI( )*[.C88]*[.C88]*[.A88]) / (POWER([.E88];5) * (EXP( ([.A88]*[.C88])/([.E88]*[.B88]*3653.20966006719) )  -1))" office:value-type="float" office:value="8216651433074.24" calcext:value-type="float">
            <text:p>8216651433074.24</text:p>
          </table:table-cell>
          <table:table-cell table:formula="of:=(2*PI( )*[.C88]*[.C88]*[.A88]) / (POWER([.E88];5) * (EXP( ([.A88]*[.C88])/([.E88]*[.B88]*3523.91077015782) )  -1))" office:value-type="float" office:value="6947830455718.04" calcext:value-type="float">
            <text:p>6947830455718.04</text:p>
          </table:table-cell>
          <table:table-cell table:formula="of:=(2*PI( )*[.C88]*[.C88]*[.A88]) / (POWER([.E88];5) * (EXP( ([.A88]*[.C88])/([.E88]*[.B88]*3496.76346007464) )  -1))" office:value-type="float" office:value="6697088950894.69" calcext:value-type="float">
            <text:p>6697088950894.69</text:p>
          </table:table-cell>
          <table:table-cell table:formula="of:=(2*PI( )*[.C88]*[.C88]*[.A88]) / (POWER([.E88];5) * (EXP( ([.A88]*[.C88])/([.E88]*[.B88]*3605.05658350185) )  -1))" office:value-type="float" office:value="7729694924113.34" calcext:value-type="float">
            <text:p>7729694924113.3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8800" calcext:value-type="float">
            <text:p>8800</text:p>
          </table:table-cell>
          <table:table-cell table:formula="of:=[.D89]*POWER(10;-10)" office:value-type="float" office:value="0.00000088" calcext:value-type="float">
            <text:p>8.8E-07</text:p>
          </table:table-cell>
          <table:table-cell table:formula="of:=3.74192050507746E-016 / (POWER([.E89];5) * ((EXP( 1.9864748E-025 /([.E89]*1.381E-023 *3567.04712188114) )  -1)))" office:value-type="float" office:value="7328472847933.8" calcext:value-type="float">
            <text:p>7328472847933.8</text:p>
          </table:table-cell>
          <table:table-cell table:formula="of:=(2*PI( )*[.C89]*[.C89]*[.A89]) / (POWER([.E89];5) * (EXP( ([.A89]*[.C89])/([.E89]*[.B89]*3639.76900396354) )  -1))" office:value-type="float" office:value="8039083563983.08" calcext:value-type="float">
            <text:p>8039083563983.08</text:p>
          </table:table-cell>
          <table:table-cell table:formula="of:=(2*PI( )*[.C89]*[.C89]*[.A89]) / (POWER([.E89];5) * (EXP( ([.A89]*[.C89])/([.E89]*[.B89]*3607.08748252358) )  -1))" office:value-type="float" office:value="7715057934181.29" calcext:value-type="float">
            <text:p>7715057934181.29</text:p>
          </table:table-cell>
          <table:table-cell table:formula="of:=(2*PI( )*[.C89]*[.C89]*[.A89]) / (POWER([.E89];5) * (EXP( ([.A89]*[.C89])/([.E89]*[.B89]*3491.3099269129) )  -1))" office:value-type="float" office:value="6628524480038.46" calcext:value-type="float">
            <text:p>6628524480038.46</text:p>
          </table:table-cell>
          <table:table-cell table:formula="of:=(2*PI( )*[.C89]*[.C89]*[.A89]) / (POWER([.E89];5) * (EXP( ([.A89]*[.C89])/([.E89]*[.B89]*3603.83918136312) )  -1))" office:value-type="float" office:value="7683269134755.27" calcext:value-type="float">
            <text:p>7683269134755.27</text:p>
          </table:table-cell>
          <table:table-cell table:formula="of:=(2*PI( )*[.C89]*[.C89]*[.A89]) / (POWER([.E89];5) * (EXP( ([.A89]*[.C89])/([.E89]*[.B89]*5529.53658708751) )  -1))" office:value-type="float" office:value="38910635811179" calcext:value-type="float">
            <text:p>38910635811179</text:p>
          </table:table-cell>
          <table:table-cell table:formula="of:=(2*PI( )*[.C89]*[.C89]*[.A89]) / (POWER([.E89];5) * (EXP( ([.A89]*[.C89])/([.E89]*[.B89]*3545.8658661559) )  -1))" office:value-type="float" office:value="7128599584985.58" calcext:value-type="float">
            <text:p>7128599584985.58</text:p>
          </table:table-cell>
          <table:table-cell table:formula="of:=(2*PI( )*[.C89]*[.C89]*[.A89]) / (POWER([.E89];5) * (EXP( ([.A89]*[.C89])/([.E89]*[.B89]*3909.75687519039) )  -1))" office:value-type="float" office:value="11007360063870.4" calcext:value-type="float">
            <text:p>11007360063870.4</text:p>
          </table:table-cell>
          <table:table-cell table:formula="of:=(2*PI( )*[.C89]*[.C89]*[.A89]) / (POWER([.E89];5) * (EXP( ([.A89]*[.C89])/([.E89]*[.B89]*3653.20966006719) )  -1))" office:value-type="float" office:value="8174557679002.35" calcext:value-type="float">
            <text:p>8174557679002.35</text:p>
          </table:table-cell>
          <table:table-cell table:formula="of:=(2*PI( )*[.C89]*[.C89]*[.A89]) / (POWER([.E89];5) * (EXP( ([.A89]*[.C89])/([.E89]*[.B89]*3523.91077015782) )  -1))" office:value-type="float" office:value="6924802387258.15" calcext:value-type="float">
            <text:p>6924802387258.15</text:p>
          </table:table-cell>
          <table:table-cell table:formula="of:=(2*PI( )*[.C89]*[.C89]*[.A89]) / (POWER([.E89];5) * (EXP( ([.A89]*[.C89])/([.E89]*[.B89]*3496.76346007464) )  -1))" office:value-type="float" office:value="6677559261354.11" calcext:value-type="float">
            <text:p>6677559261354.11</text:p>
          </table:table-cell>
          <table:table-cell table:formula="of:=(2*PI( )*[.C89]*[.C89]*[.A89]) / (POWER([.E89];5) * (EXP( ([.A89]*[.C89])/([.E89]*[.B89]*3605.05658350185) )  -1))" office:value-type="float" office:value="7695174146718.34" calcext:value-type="float">
            <text:p>7695174146718.3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8900" calcext:value-type="float">
            <text:p>8900</text:p>
          </table:table-cell>
          <table:table-cell table:formula="of:=[.D90]*POWER(10;-10)" office:value-type="float" office:value="0.00000089" calcext:value-type="float">
            <text:p>8.9E-07</text:p>
          </table:table-cell>
          <table:table-cell table:formula="of:=3.74192050507746E-016 / (POWER([.E90];5) * ((EXP( 1.9864748E-025 /([.E90]*1.381E-023 *3567.04712188114) )  -1)))" office:value-type="float" office:value="7295836458733.38" calcext:value-type="float">
            <text:p>7295836458733.38</text:p>
          </table:table-cell>
          <table:table-cell table:formula="of:=(2*PI( )*[.C90]*[.C90]*[.A90]) / (POWER([.E90];5) * (EXP( ([.A90]*[.C90])/([.E90]*[.B90]*3639.76900396354) )  -1))" office:value-type="float" office:value="7995379046445.62" calcext:value-type="float">
            <text:p>7995379046445.62</text:p>
          </table:table-cell>
          <table:table-cell table:formula="of:=(2*PI( )*[.C90]*[.C90]*[.A90]) / (POWER([.E90];5) * (EXP( ([.A90]*[.C90])/([.E90]*[.B90]*3607.08748252358) )  -1))" office:value-type="float" office:value="7676482324983.84" calcext:value-type="float">
            <text:p>7676482324983.84</text:p>
          </table:table-cell>
          <table:table-cell table:formula="of:=(2*PI( )*[.C90]*[.C90]*[.A90]) / (POWER([.E90];5) * (EXP( ([.A90]*[.C90])/([.E90]*[.B90]*3491.3099269129) )  -1))" office:value-type="float" office:value="6606107962454.57" calcext:value-type="float">
            <text:p>6606107962454.57</text:p>
          </table:table-cell>
          <table:table-cell table:formula="of:=(2*PI( )*[.C90]*[.C90]*[.A90]) / (POWER([.E90];5) * (EXP( ([.A90]*[.C90])/([.E90]*[.B90]*3603.83918136312) )  -1))" office:value-type="float" office:value="7645189416680.12" calcext:value-type="float">
            <text:p>7645189416680.12</text:p>
          </table:table-cell>
          <table:table-cell table:formula="of:=(2*PI( )*[.C90]*[.C90]*[.A90]) / (POWER([.E90];5) * (EXP( ([.A90]*[.C90])/([.E90]*[.B90]*5529.53658708751) )  -1))" office:value-type="float" office:value="38085719559779.7" calcext:value-type="float">
            <text:p>38085719559779.7</text:p>
          </table:table-cell>
          <table:table-cell table:formula="of:=(2*PI( )*[.C90]*[.C90]*[.A90]) / (POWER([.E90];5) * (EXP( ([.A90]*[.C90])/([.E90]*[.B90]*3545.8658661559) )  -1))" office:value-type="float" office:value="7098953723968.86" calcext:value-type="float">
            <text:p>7098953723968.86</text:p>
          </table:table-cell>
          <table:table-cell table:formula="of:=(2*PI( )*[.C90]*[.C90]*[.A90]) / (POWER([.E90];5) * (EXP( ([.A90]*[.C90])/([.E90]*[.B90]*3909.75687519039) )  -1))" office:value-type="float" office:value="10911183829456.1" calcext:value-type="float">
            <text:p>10911183829456.1</text:p>
          </table:table-cell>
          <table:table-cell table:formula="of:=(2*PI( )*[.C90]*[.C90]*[.A90]) / (POWER([.E90];5) * (EXP( ([.A90]*[.C90])/([.E90]*[.B90]*3653.20966006719) )  -1))" office:value-type="float" office:value="8128669579969.71" calcext:value-type="float">
            <text:p>8128669579969.71</text:p>
          </table:table-cell>
          <table:table-cell table:formula="of:=(2*PI( )*[.C90]*[.C90]*[.A90]) / (POWER([.E90];5) * (EXP( ([.A90]*[.C90])/([.E90]*[.B90]*3523.91077015782) )  -1))" office:value-type="float" office:value="6898147247465.6" calcext:value-type="float">
            <text:p>6898147247465.6</text:p>
          </table:table-cell>
          <table:table-cell table:formula="of:=(2*PI( )*[.C90]*[.C90]*[.A90]) / (POWER([.E90];5) * (EXP( ([.A90]*[.C90])/([.E90]*[.B90]*3496.76346007464) )  -1))" office:value-type="float" office:value="6654450393869.22" calcext:value-type="float">
            <text:p>6654450393869.22</text:p>
          </table:table-cell>
          <table:table-cell table:formula="of:=(2*PI( )*[.C90]*[.C90]*[.A90]) / (POWER([.E90];5) * (EXP( ([.A90]*[.C90])/([.E90]*[.B90]*3605.05658350185) )  -1))" office:value-type="float" office:value="7656908870654.31" calcext:value-type="float">
            <text:p>7656908870654.3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9000" calcext:value-type="float">
            <text:p>9000</text:p>
          </table:table-cell>
          <table:table-cell table:formula="of:=[.D91]*POWER(10;-10)" office:value-type="float" office:value="0.0000009" calcext:value-type="float">
            <text:p>9E-07</text:p>
          </table:table-cell>
          <table:table-cell table:formula="of:=3.74192050507746E-016 / (POWER([.E91];5) * ((EXP( 1.9864748E-025 /([.E91]*1.381E-023 *3567.04712188114) )  -1)))" office:value-type="float" office:value="7259737584224.58" calcext:value-type="float">
            <text:p>7259737584224.58</text:p>
          </table:table-cell>
          <table:table-cell table:formula="of:=(2*PI( )*[.C91]*[.C91]*[.A91]) / (POWER([.E91];5) * (EXP( ([.A91]*[.C91])/([.E91]*[.B91]*3639.76900396354) )  -1))" office:value-type="float" office:value="7948148806969.4" calcext:value-type="float">
            <text:p>7948148806969.4</text:p>
          </table:table-cell>
          <table:table-cell table:formula="of:=(2*PI( )*[.C91]*[.C91]*[.A91]) / (POWER([.E91];5) * (EXP( ([.A91]*[.C91])/([.E91]*[.B91]*3607.08748252358) )  -1))" office:value-type="float" office:value="7634405163615.34" calcext:value-type="float">
            <text:p>7634405163615.34</text:p>
          </table:table-cell>
          <table:table-cell table:formula="of:=(2*PI( )*[.C91]*[.C91]*[.A91]) / (POWER([.E91];5) * (EXP( ([.A91]*[.C91])/([.E91]*[.B91]*3491.3099269129) )  -1))" office:value-type="float" office:value="6580329319798.3" calcext:value-type="float">
            <text:p>6580329319798.3</text:p>
          </table:table-cell>
          <table:table-cell table:formula="of:=(2*PI( )*[.C91]*[.C91]*[.A91]) / (POWER([.E91];5) * (EXP( ([.A91]*[.C91])/([.E91]*[.B91]*3603.83918136312) )  -1))" office:value-type="float" office:value="7603610934228.09" calcext:value-type="float">
            <text:p>7603610934228.09</text:p>
          </table:table-cell>
          <table:table-cell table:formula="of:=(2*PI( )*[.C91]*[.C91]*[.A91]) / (POWER([.E91];5) * (EXP( ([.A91]*[.C91])/([.E91]*[.B91]*5529.53658708751) )  -1))" office:value-type="float" office:value="37275160976640.6" calcext:value-type="float">
            <text:p>37275160976640.6</text:p>
          </table:table-cell>
          <table:table-cell table:formula="of:=(2*PI( )*[.C91]*[.C91]*[.A91]) / (POWER([.E91];5) * (EXP( ([.A91]*[.C91])/([.E91]*[.B91]*3545.8658661559) )  -1))" office:value-type="float" office:value="7065870067973.79" calcext:value-type="float">
            <text:p>7065870067973.79</text:p>
          </table:table-cell>
          <table:table-cell table:formula="of:=(2*PI( )*[.C91]*[.C91]*[.A91]) / (POWER([.E91];5) * (EXP( ([.A91]*[.C91])/([.E91]*[.B91]*3909.75687519039) )  -1))" office:value-type="float" office:value="10811588269953" calcext:value-type="float">
            <text:p>10811588269953</text:p>
          </table:table-cell>
          <table:table-cell table:formula="of:=(2*PI( )*[.C91]*[.C91]*[.A91]) / (POWER([.E91];5) * (EXP( ([.A91]*[.C91])/([.E91]*[.B91]*3653.20966006719) )  -1))" office:value-type="float" office:value="8079247912493.21" calcext:value-type="float">
            <text:p>8079247912493.21</text:p>
          </table:table-cell>
          <table:table-cell table:formula="of:=(2*PI( )*[.C91]*[.C91]*[.A91]) / (POWER([.E91];5) * (EXP( ([.A91]*[.C91])/([.E91]*[.B91]*3523.91077015782) )  -1))" office:value-type="float" office:value="6868082721537.54" calcext:value-type="float">
            <text:p>6868082721537.54</text:p>
          </table:table-cell>
          <table:table-cell table:formula="of:=(2*PI( )*[.C91]*[.C91]*[.A91]) / (POWER([.E91];5) * (EXP( ([.A91]*[.C91])/([.E91]*[.B91]*3496.76346007464) )  -1))" office:value-type="float" office:value="6627971084302.4" calcext:value-type="float">
            <text:p>6627971084302.4</text:p>
          </table:table-cell>
          <table:table-cell table:formula="of:=(2*PI( )*[.C91]*[.C91]*[.A91]) / (POWER([.E91];5) * (EXP( ([.A91]*[.C91])/([.E91]*[.B91]*3605.05658350185) )  -1))" office:value-type="float" office:value="7615143777364.04" calcext:value-type="float">
            <text:p>7615143777364.0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9100" calcext:value-type="float">
            <text:p>9100</text:p>
          </table:table-cell>
          <table:table-cell table:formula="of:=[.D92]*POWER(10;-10)" office:value-type="float" office:value="0.00000091" calcext:value-type="float">
            <text:p>9.1E-07</text:p>
          </table:table-cell>
          <table:table-cell table:formula="of:=3.74192050507746E-016 / (POWER([.E92];5) * ((EXP( 1.9864748E-025 /([.E92]*1.381E-023 *3567.04712188114) )  -1)))" office:value-type="float" office:value="7220400572951.23" calcext:value-type="float">
            <text:p>7220400572951.23</text:p>
          </table:table-cell>
          <table:table-cell table:formula="of:=(2*PI( )*[.C92]*[.C92]*[.A92]) / (POWER([.E92];5) * (EXP( ([.A92]*[.C92])/([.E92]*[.B92]*3639.76900396354) )  -1))" office:value-type="float" office:value="7897639654785.62" calcext:value-type="float">
            <text:p>7897639654785.62</text:p>
          </table:table-cell>
          <table:table-cell table:formula="of:=(2*PI( )*[.C92]*[.C92]*[.A92]) / (POWER([.E92];5) * (EXP( ([.A92]*[.C92])/([.E92]*[.B92]*3607.08748252358) )  -1))" office:value-type="float" office:value="7589063170075.86" calcext:value-type="float">
            <text:p>7589063170075.86</text:p>
          </table:table-cell>
          <table:table-cell table:formula="of:=(2*PI( )*[.C92]*[.C92]*[.A92]) / (POWER([.E92];5) * (EXP( ([.A92]*[.C92])/([.E92]*[.B92]*3491.3099269129) )  -1))" office:value-type="float" office:value="6551389595472.67" calcext:value-type="float">
            <text:p>6551389595472.67</text:p>
          </table:table-cell>
          <table:table-cell table:formula="of:=(2*PI( )*[.C92]*[.C92]*[.A92]) / (POWER([.E92];5) * (EXP( ([.A92]*[.C92])/([.E92]*[.B92]*3603.83918136312) )  -1))" office:value-type="float" office:value="7558769403762.58" calcext:value-type="float">
            <text:p>7558769403762.58</text:p>
          </table:table-cell>
          <table:table-cell table:formula="of:=(2*PI( )*[.C92]*[.C92]*[.A92]) / (POWER([.E92];5) * (EXP( ([.A92]*[.C92])/([.E92]*[.B92]*5529.53658708751) )  -1))" office:value-type="float" office:value="36479146723035.4" calcext:value-type="float">
            <text:p>36479146723035.4</text:p>
          </table:table-cell>
          <table:table-cell table:formula="of:=(2*PI( )*[.C92]*[.C92]*[.A92]) / (POWER([.E92];5) * (EXP( ([.A92]*[.C92])/([.E92]*[.B92]*3545.8658661559) )  -1))" office:value-type="float" office:value="7029566428367.1" calcext:value-type="float">
            <text:p>7029566428367.1</text:p>
          </table:table-cell>
          <table:table-cell table:formula="of:=(2*PI( )*[.C92]*[.C92]*[.A92]) / (POWER([.E92];5) * (EXP( ([.A92]*[.C92])/([.E92]*[.B92]*3909.75687519039) )  -1))" office:value-type="float" office:value="10708900464370" calcext:value-type="float">
            <text:p>10708900464370</text:p>
          </table:table-cell>
          <table:table-cell table:formula="of:=(2*PI( )*[.C92]*[.C92]*[.A92]) / (POWER([.E92];5) * (EXP( ([.A92]*[.C92])/([.E92]*[.B92]*3653.20966006719) )  -1))" office:value-type="float" office:value="8026543627617.7" calcext:value-type="float">
            <text:p>8026543627617.7</text:p>
          </table:table-cell>
          <table:table-cell table:formula="of:=(2*PI( )*[.C92]*[.C92]*[.A92]) / (POWER([.E92];5) * (EXP( ([.A92]*[.C92])/([.E92]*[.B92]*3523.91077015782) )  -1))" office:value-type="float" office:value="6834819857824.42" calcext:value-type="float">
            <text:p>6834819857824.42</text:p>
          </table:table-cell>
          <table:table-cell table:formula="of:=(2*PI( )*[.C92]*[.C92]*[.A92]) / (POWER([.E92];5) * (EXP( ([.A92]*[.C92])/([.E92]*[.B92]*3496.76346007464) )  -1))" office:value-type="float" office:value="6598324045898.15" calcext:value-type="float">
            <text:p>6598324045898.15</text:p>
          </table:table-cell>
          <table:table-cell table:formula="of:=(2*PI( )*[.C92]*[.C92]*[.A92]) / (POWER([.E92];5) * (EXP( ([.A92]*[.C92])/([.E92]*[.B92]*3605.05658350185) )  -1))" office:value-type="float" office:value="7570114959364.41" calcext:value-type="float">
            <text:p>7570114959364.4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9200" calcext:value-type="float">
            <text:p>9200</text:p>
          </table:table-cell>
          <table:table-cell table:formula="of:=[.D93]*POWER(10;-10)" office:value-type="float" office:value="0.00000092" calcext:value-type="float">
            <text:p>9.2E-07</text:p>
          </table:table-cell>
          <table:table-cell table:formula="of:=3.74192050507746E-016 / (POWER([.E93];5) * ((EXP( 1.9864748E-025 /([.E93]*1.381E-023 *3567.04712188114) )  -1)))" office:value-type="float" office:value="7178041958986.18" calcext:value-type="float">
            <text:p>7178041958986.18</text:p>
          </table:table-cell>
          <table:table-cell table:formula="of:=(2*PI( )*[.C93]*[.C93]*[.A93]) / (POWER([.E93];5) * (EXP( ([.A93]*[.C93])/([.E93]*[.B93]*3639.76900396354) )  -1))" office:value-type="float" office:value="7844088853627.18" calcext:value-type="float">
            <text:p>7844088853627.18</text:p>
          </table:table-cell>
          <table:table-cell table:formula="of:=(2*PI( )*[.C93]*[.C93]*[.A93]) / (POWER([.E93];5) * (EXP( ([.A93]*[.C93])/([.E93]*[.B93]*3607.08748252358) )  -1))" office:value-type="float" office:value="7540684311130.53" calcext:value-type="float">
            <text:p>7540684311130.53</text:p>
          </table:table-cell>
          <table:table-cell table:formula="of:=(2*PI( )*[.C93]*[.C93]*[.A93]) / (POWER([.E93];5) * (EXP( ([.A93]*[.C93])/([.E93]*[.B93]*3491.3099269129) )  -1))" office:value-type="float" office:value="6519483692414.42" calcext:value-type="float">
            <text:p>6519483692414.42</text:p>
          </table:table-cell>
          <table:table-cell table:formula="of:=(2*PI( )*[.C93]*[.C93]*[.A93]) / (POWER([.E93];5) * (EXP( ([.A93]*[.C93])/([.E93]*[.B93]*3603.83918136312) )  -1))" office:value-type="float" office:value="7510891865898.5" calcext:value-type="float">
            <text:p>7510891865898.5</text:p>
          </table:table-cell>
          <table:table-cell table:formula="of:=(2*PI( )*[.C93]*[.C93]*[.A93]) / (POWER([.E93];5) * (EXP( ([.A93]*[.C93])/([.E93]*[.B93]*5529.53658708751) )  -1))" office:value-type="float" office:value="35697811725110.6" calcext:value-type="float">
            <text:p>35697811725110.6</text:p>
          </table:table-cell>
          <table:table-cell table:formula="of:=(2*PI( )*[.C93]*[.C93]*[.A93]) / (POWER([.E93];5) * (EXP( ([.A93]*[.C93])/([.E93]*[.B93]*3545.8658661559) )  -1))" office:value-type="float" office:value="6990253283903.49" calcext:value-type="float">
            <text:p>6990253283903.49</text:p>
          </table:table-cell>
          <table:table-cell table:formula="of:=(2*PI( )*[.C93]*[.C93]*[.A93]) / (POWER([.E93];5) * (EXP( ([.A93]*[.C93])/([.E93]*[.B93]*3909.75687519039) )  -1))" office:value-type="float" office:value="10603430649223.7" calcext:value-type="float">
            <text:p>10603430649223.7</text:p>
          </table:table-cell>
          <table:table-cell table:formula="of:=(2*PI( )*[.C93]*[.C93]*[.A93]) / (POWER([.E93];5) * (EXP( ([.A93]*[.C93])/([.E93]*[.B93]*3653.20966006719) )  -1))" office:value-type="float" office:value="7970797798521.92" calcext:value-type="float">
            <text:p>7970797798521.92</text:p>
          </table:table-cell>
          <table:table-cell table:formula="of:=(2*PI( )*[.C93]*[.C93]*[.A93]) / (POWER([.E93];5) * (EXP( ([.A93]*[.C93])/([.E93]*[.B93]*3523.91077015782) )  -1))" office:value-type="float" office:value="6798562860427.09" calcext:value-type="float">
            <text:p>6798562860427.09</text:p>
          </table:table-cell>
          <table:table-cell table:formula="of:=(2*PI( )*[.C93]*[.C93]*[.A93]) / (POWER([.E93];5) * (EXP( ([.A93]*[.C93])/([.E93]*[.B93]*3496.76346007464) )  -1))" office:value-type="float" office:value="6565705735511.76" calcext:value-type="float">
            <text:p>6565705735511.76</text:p>
          </table:table-cell>
          <table:table-cell table:formula="of:=(2*PI( )*[.C93]*[.C93]*[.A93]) / (POWER([.E93];5) * (EXP( ([.A93]*[.C93])/([.E93]*[.B93]*3605.05658350185) )  -1))" office:value-type="float" office:value="7522049804410.45" calcext:value-type="float">
            <text:p>7522049804410.4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9300" calcext:value-type="float">
            <text:p>9300</text:p>
          </table:table-cell>
          <table:table-cell table:formula="of:=[.D94]*POWER(10;-10)" office:value-type="float" office:value="0.00000093" calcext:value-type="float">
            <text:p>9.3E-07</text:p>
          </table:table-cell>
          <table:table-cell table:formula="of:=3.74192050507746E-016 / (POWER([.E94];5) * ((EXP( 1.9864748E-025 /([.E94]*1.381E-023 *3567.04712188114) )  -1)))" office:value-type="float" office:value="7132870360373.94" calcext:value-type="float">
            <text:p>7132870360373.94</text:p>
          </table:table-cell>
          <table:table-cell table:formula="of:=(2*PI( )*[.C94]*[.C94]*[.A94]) / (POWER([.E94];5) * (EXP( ([.A94]*[.C94])/([.E94]*[.B94]*3639.76900396354) )  -1))" office:value-type="float" office:value="7787724109672.37" calcext:value-type="float">
            <text:p>7787724109672.37</text:p>
          </table:table-cell>
          <table:table-cell table:formula="of:=(2*PI( )*[.C94]*[.C94]*[.A94]) / (POWER([.E94];5) * (EXP( ([.A94]*[.C94])/([.E94]*[.B94]*3607.08748252358) )  -1))" office:value-type="float" office:value="7489487746275.67" calcext:value-type="float">
            <text:p>7489487746275.67</text:p>
          </table:table-cell>
          <table:table-cell table:formula="of:=(2*PI( )*[.C94]*[.C94]*[.A94]) / (POWER([.E94];5) * (EXP( ([.A94]*[.C94])/([.E94]*[.B94]*3491.3099269129) )  -1))" office:value-type="float" office:value="6484800193379.49" calcext:value-type="float">
            <text:p>6484800193379.49</text:p>
          </table:table-cell>
          <table:table-cell table:formula="of:=(2*PI( )*[.C94]*[.C94]*[.A94]) / (POWER([.E94];5) * (EXP( ([.A94]*[.C94])/([.E94]*[.B94]*3603.83918136312) )  -1))" office:value-type="float" office:value="7460196627452.65" calcext:value-type="float">
            <text:p>7460196627452.65</text:p>
          </table:table-cell>
          <table:table-cell table:formula="of:=(2*PI( )*[.C94]*[.C94]*[.A94]) / (POWER([.E94];5) * (EXP( ([.A94]*[.C94])/([.E94]*[.B94]*5529.53658708751) )  -1))" office:value-type="float" office:value="34931244217503.6" calcext:value-type="float">
            <text:p>34931244217503.6</text:p>
          </table:table-cell>
          <table:table-cell table:formula="of:=(2*PI( )*[.C94]*[.C94]*[.A94]) / (POWER([.E94];5) * (EXP( ([.A94]*[.C94])/([.E94]*[.B94]*3545.8658661559) )  -1))" office:value-type="float" office:value="6948133655766.76" calcext:value-type="float">
            <text:p>6948133655766.76</text:p>
          </table:table-cell>
          <table:table-cell table:formula="of:=(2*PI( )*[.C94]*[.C94]*[.A94]) / (POWER([.E94];5) * (EXP( ([.A94]*[.C94])/([.E94]*[.B94]*3909.75687519039) )  -1))" office:value-type="float" office:value="10495472660645.5" calcext:value-type="float">
            <text:p>10495472660645.5</text:p>
          </table:table-cell>
          <table:table-cell table:formula="of:=(2*PI( )*[.C94]*[.C94]*[.A94]) / (POWER([.E94];5) * (EXP( ([.A94]*[.C94])/([.E94]*[.B94]*3653.20966006719) )  -1))" office:value-type="float" office:value="7912241626556.31" calcext:value-type="float">
            <text:p>7912241626556.31</text:p>
          </table:table-cell>
          <table:table-cell table:formula="of:=(2*PI( )*[.C94]*[.C94]*[.A94]) / (POWER([.E94];5) * (EXP( ([.A94]*[.C94])/([.E94]*[.B94]*3523.91077015782) )  -1))" office:value-type="float" office:value="6759508941248.73" calcext:value-type="float">
            <text:p>6759508941248.73</text:p>
          </table:table-cell>
          <table:table-cell table:formula="of:=(2*PI( )*[.C94]*[.C94]*[.A94]) / (POWER([.E94];5) * (EXP( ([.A94]*[.C94])/([.E94]*[.B94]*3496.76346007464) )  -1))" office:value-type="float" office:value="6530306179011.94" calcext:value-type="float">
            <text:p>6530306179011.94</text:p>
          </table:table-cell>
          <table:table-cell table:formula="of:=(2*PI( )*[.C94]*[.C94]*[.A94]) / (POWER([.E94];5) * (EXP( ([.A94]*[.C94])/([.E94]*[.B94]*3605.05658350185) )  -1))" office:value-type="float" office:value="7471166938947.34" calcext:value-type="float">
            <text:p>7471166938947.3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9400" calcext:value-type="float">
            <text:p>9400</text:p>
          </table:table-cell>
          <table:table-cell table:formula="of:=[.D95]*POWER(10;-10)" office:value-type="float" office:value="0.00000094" calcext:value-type="float">
            <text:p>9.4E-07</text:p>
          </table:table-cell>
          <table:table-cell table:formula="of:=3.74192050507746E-016 / (POWER([.E95];5) * ((EXP( 1.9864748E-025 /([.E95]*1.381E-023 *3567.04712188114) )  -1)))" office:value-type="float" office:value="7085086430055.29" calcext:value-type="float">
            <text:p>7085086430055.29</text:p>
          </table:table-cell>
          <table:table-cell table:formula="of:=(2*PI( )*[.C95]*[.C95]*[.A95]) / (POWER([.E95];5) * (EXP( ([.A95]*[.C95])/([.E95]*[.B95]*3639.76900396354) )  -1))" office:value-type="float" office:value="7728763610573.31" calcext:value-type="float">
            <text:p>7728763610573.31</text:p>
          </table:table-cell>
          <table:table-cell table:formula="of:=(2*PI( )*[.C95]*[.C95]*[.A95]) / (POWER([.E95];5) * (EXP( ([.A95]*[.C95])/([.E95]*[.B95]*3607.08748252358) )  -1))" office:value-type="float" office:value="7435683825569.39" calcext:value-type="float">
            <text:p>7435683825569.39</text:p>
          </table:table-cell>
          <table:table-cell table:formula="of:=(2*PI( )*[.C95]*[.C95]*[.A95]) / (POWER([.E95];5) * (EXP( ([.A95]*[.C95])/([.E95]*[.B95]*3491.3099269129) )  -1))" office:value-type="float" office:value="6447521233912.11" calcext:value-type="float">
            <text:p>6447521233912.11</text:p>
          </table:table-cell>
          <table:table-cell table:formula="of:=(2*PI( )*[.C95]*[.C95]*[.A95]) / (POWER([.E95];5) * (EXP( ([.A95]*[.C95])/([.E95]*[.B95]*3603.83918136312) )  -1))" office:value-type="float" office:value="7406893255322.46" calcext:value-type="float">
            <text:p>7406893255322.46</text:p>
          </table:table-cell>
          <table:table-cell table:formula="of:=(2*PI( )*[.C95]*[.C95]*[.A95]) / (POWER([.E95];5) * (EXP( ([.A95]*[.C95])/([.E95]*[.B95]*5529.53658708751) )  -1))" office:value-type="float" office:value="34179490387852.9" calcext:value-type="float">
            <text:p>34179490387852.9</text:p>
          </table:table-cell>
          <table:table-cell table:formula="of:=(2*PI( )*[.C95]*[.C95]*[.A95]) / (POWER([.E95];5) * (EXP( ([.A95]*[.C95])/([.E95]*[.B95]*3545.8658661559) )  -1))" office:value-type="float" office:value="6903403035274.26" calcext:value-type="float">
            <text:p>6903403035274.26</text:p>
          </table:table-cell>
          <table:table-cell table:formula="of:=(2*PI( )*[.C95]*[.C95]*[.A95]) / (POWER([.E95];5) * (EXP( ([.A95]*[.C95])/([.E95]*[.B95]*3909.75687519039) )  -1))" office:value-type="float" office:value="10385304410860.3" calcext:value-type="float">
            <text:p>10385304410860.3</text:p>
          </table:table-cell>
          <table:table-cell table:formula="of:=(2*PI( )*[.C95]*[.C95]*[.A95]) / (POWER([.E95];5) * (EXP( ([.A95]*[.C95])/([.E95]*[.B95]*3653.20966006719) )  -1))" office:value-type="float" office:value="7851096497971.54" calcext:value-type="float">
            <text:p>7851096497971.54</text:p>
          </table:table-cell>
          <table:table-cell table:formula="of:=(2*PI( )*[.C95]*[.C95]*[.A95]) / (POWER([.E95];5) * (EXP( ([.A95]*[.C95])/([.E95]*[.B95]*3523.91077015782) )  -1))" office:value-type="float" office:value="6717848224793.9" calcext:value-type="float">
            <text:p>6717848224793.9</text:p>
          </table:table-cell>
          <table:table-cell table:formula="of:=(2*PI( )*[.C95]*[.C95]*[.A95]) / (POWER([.E95];5) * (EXP( ([.A95]*[.C95])/([.E95]*[.B95]*3496.76346007464) )  -1))" office:value-type="float" office:value="6492308849393.37" calcext:value-type="float">
            <text:p>6492308849393.37</text:p>
          </table:table-cell>
          <table:table-cell table:formula="of:=(2*PI( )*[.C95]*[.C95]*[.A95]) / (POWER([.E95];5) * (EXP( ([.A95]*[.C95])/([.E95]*[.B95]*3605.05658350185) )  -1))" office:value-type="float" office:value="7417676223467.3" calcext:value-type="float">
            <text:p>7417676223467.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9500" calcext:value-type="float">
            <text:p>9500</text:p>
          </table:table-cell>
          <table:table-cell table:formula="of:=[.D96]*POWER(10;-10)" office:value-type="float" office:value="0.00000095" calcext:value-type="float">
            <text:p>9.5E-07</text:p>
          </table:table-cell>
          <table:table-cell table:formula="of:=3.74192050507746E-016 / (POWER([.E96];5) * ((EXP( 1.9864748E-025 /([.E96]*1.381E-023 *3567.04712188114) )  -1)))" office:value-type="float" office:value="7034882852793.09" calcext:value-type="float">
            <text:p>7034882852793.09</text:p>
          </table:table-cell>
          <table:table-cell table:formula="of:=(2*PI( )*[.C96]*[.C96]*[.A96]) / (POWER([.E96];5) * (EXP( ([.A96]*[.C96])/([.E96]*[.B96]*3639.76900396354) )  -1))" office:value-type="float" office:value="7667416108624.49" calcext:value-type="float">
            <text:p>7667416108624.49</text:p>
          </table:table-cell>
          <table:table-cell table:formula="of:=(2*PI( )*[.C96]*[.C96]*[.A96]) / (POWER([.E96];5) * (EXP( ([.A96]*[.C96])/([.E96]*[.B96]*3607.08748252358) )  -1))" office:value-type="float" office:value="7379474132580.86" calcext:value-type="float">
            <text:p>7379474132580.86</text:p>
          </table:table-cell>
          <table:table-cell table:formula="of:=(2*PI( )*[.C96]*[.C96]*[.A96]) / (POWER([.E96];5) * (EXP( ([.A96]*[.C96])/([.E96]*[.B96]*3491.3099269129) )  -1))" office:value-type="float" office:value="6407822422072.96" calcext:value-type="float">
            <text:p>6407822422072.96</text:p>
          </table:table-cell>
          <table:table-cell table:formula="of:=(2*PI( )*[.C96]*[.C96]*[.A96]) / (POWER([.E96];5) * (EXP( ([.A96]*[.C96])/([.E96]*[.B96]*3603.83918136312) )  -1))" office:value-type="float" office:value="7351182615567.71" calcext:value-type="float">
            <text:p>7351182615567.71</text:p>
          </table:table-cell>
          <table:table-cell table:formula="of:=(2*PI( )*[.C96]*[.C96]*[.A96]) / (POWER([.E96];5) * (EXP( ([.A96]*[.C96])/([.E96]*[.B96]*5529.53658708751) )  -1))" office:value-type="float" office:value="33442558648943.1" calcext:value-type="float">
            <text:p>33442558648943.1</text:p>
          </table:table-cell>
          <table:table-cell table:formula="of:=(2*PI( )*[.C96]*[.C96]*[.A96]) / (POWER([.E96];5) * (EXP( ([.A96]*[.C96])/([.E96]*[.B96]*3545.8658661559) )  -1))" office:value-type="float" office:value="6856249357911.88" calcext:value-type="float">
            <text:p>6856249357911.88</text:p>
          </table:table-cell>
          <table:table-cell table:formula="of:=(2*PI( )*[.C96]*[.C96]*[.A96]) / (POWER([.E96];5) * (EXP( ([.A96]*[.C96])/([.E96]*[.B96]*3909.75687519039) )  -1))" office:value-type="float" office:value="10273188391200.6" calcext:value-type="float">
            <text:p>10273188391200.6</text:p>
          </table:table-cell>
          <table:table-cell table:formula="of:=(2*PI( )*[.C96]*[.C96]*[.A96]) / (POWER([.E96];5) * (EXP( ([.A96]*[.C96])/([.E96]*[.B96]*3653.20966006719) )  -1))" office:value-type="float" office:value="7787574084315.44" calcext:value-type="float">
            <text:p>7787574084315.44</text:p>
          </table:table-cell>
          <table:table-cell table:formula="of:=(2*PI( )*[.C96]*[.C96]*[.A96]) / (POWER([.E96];5) * (EXP( ([.A96]*[.C96])/([.E96]*[.B96]*3523.91077015782) )  -1))" office:value-type="float" office:value="6673763699542.63" calcext:value-type="float">
            <text:p>6673763699542.63</text:p>
          </table:table-cell>
          <table:table-cell table:formula="of:=(2*PI( )*[.C96]*[.C96]*[.A96]) / (POWER([.E96];5) * (EXP( ([.A96]*[.C96])/([.E96]*[.B96]*3496.76346007464) )  -1))" office:value-type="float" office:value="6451890591631.74" calcext:value-type="float">
            <text:p>6451890591631.74</text:p>
          </table:table-cell>
          <table:table-cell table:formula="of:=(2*PI( )*[.C96]*[.C96]*[.A96]) / (POWER([.E96];5) * (EXP( ([.A96]*[.C96])/([.E96]*[.B96]*3605.05658350185) )  -1))" office:value-type="float" office:value="7361778793037.93" calcext:value-type="float">
            <text:p>7361778793037.9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9600" calcext:value-type="float">
            <text:p>9600</text:p>
          </table:table-cell>
          <table:table-cell table:formula="of:=[.D97]*POWER(10;-10)" office:value-type="float" office:value="0.00000096" calcext:value-type="float">
            <text:p>9.6E-07</text:p>
          </table:table-cell>
          <table:table-cell table:formula="of:=3.74192050507746E-016 / (POWER([.E97];5) * ((EXP( 1.9864748E-025 /([.E97]*1.381E-023 *3567.04712188114) )  -1)))" office:value-type="float" office:value="6982444382184.75" calcext:value-type="float">
            <text:p>6982444382184.75</text:p>
          </table:table-cell>
          <table:table-cell table:formula="of:=(2*PI( )*[.C97]*[.C97]*[.A97]) / (POWER([.E97];5) * (EXP( ([.A97]*[.C97])/([.E97]*[.B97]*3639.76900396354) )  -1))" office:value-type="float" office:value="7603881041783.37" calcext:value-type="float">
            <text:p>7603881041783.37</text:p>
          </table:table-cell>
          <table:table-cell table:formula="of:=(2*PI( )*[.C97]*[.C97]*[.A97]) / (POWER([.E97];5) * (EXP( ([.A97]*[.C97])/([.E97]*[.B97]*3607.08748252358) )  -1))" office:value-type="float" office:value="7321051566328.68" calcext:value-type="float">
            <text:p>7321051566328.68</text:p>
          </table:table-cell>
          <table:table-cell table:formula="of:=(2*PI( )*[.C97]*[.C97]*[.A97]) / (POWER([.E97];5) * (EXP( ([.A97]*[.C97])/([.E97]*[.B97]*3491.3099269129) )  -1))" office:value-type="float" office:value="6365872799473.08" calcext:value-type="float">
            <text:p>6365872799473.08</text:p>
          </table:table-cell>
          <table:table-cell table:formula="of:=(2*PI( )*[.C97]*[.C97]*[.A97]) / (POWER([.E97];5) * (EXP( ([.A97]*[.C97])/([.E97]*[.B97]*3603.83918136312) )  -1))" office:value-type="float" office:value="7293256951582.61" calcext:value-type="float">
            <text:p>7293256951582.61</text:p>
          </table:table-cell>
          <table:table-cell table:formula="of:=(2*PI( )*[.C97]*[.C97]*[.A97]) / (POWER([.E97];5) * (EXP( ([.A97]*[.C97])/([.E97]*[.B97]*5529.53658708751) )  -1))" office:value-type="float" office:value="32720423564025.5" calcext:value-type="float">
            <text:p>32720423564025.5</text:p>
          </table:table-cell>
          <table:table-cell table:formula="of:=(2*PI( )*[.C97]*[.C97]*[.A97]) / (POWER([.E97];5) * (EXP( ([.A97]*[.C97])/([.E97]*[.B97]*3545.8658661559) )  -1))" office:value-type="float" office:value="6806853017907.77" calcext:value-type="float">
            <text:p>6806853017907.77</text:p>
          </table:table-cell>
          <table:table-cell table:formula="of:=(2*PI( )*[.C97]*[.C97]*[.A97]) / (POWER([.E97];5) * (EXP( ([.A97]*[.C97])/([.E97]*[.B97]*3909.75687519039) )  -1))" office:value-type="float" office:value="10159372194781.3" calcext:value-type="float">
            <text:p>10159372194781.3</text:p>
          </table:table-cell>
          <table:table-cell table:formula="of:=(2*PI( )*[.C97]*[.C97]*[.A97]) / (POWER([.E97];5) * (EXP( ([.A97]*[.C97])/([.E97]*[.B97]*3653.20966006719) )  -1))" office:value-type="float" office:value="7721876480150.47" calcext:value-type="float">
            <text:p>7721876480150.47</text:p>
          </table:table-cell>
          <table:table-cell table:formula="of:=(2*PI( )*[.C97]*[.C97]*[.A97]) / (POWER([.E97];5) * (EXP( ([.A97]*[.C97])/([.E97]*[.B97]*3523.91077015782) )  -1))" office:value-type="float" office:value="6627431210239.44" calcext:value-type="float">
            <text:p>6627431210239.44</text:p>
          </table:table-cell>
          <table:table-cell table:formula="of:=(2*PI( )*[.C97]*[.C97]*[.A97]) / (POWER([.E97];5) * (EXP( ([.A97]*[.C97])/([.E97]*[.B97]*3496.76346007464) )  -1))" office:value-type="float" office:value="6409221588793.25" calcext:value-type="float">
            <text:p>6409221588793.25</text:p>
          </table:table-cell>
          <table:table-cell table:formula="of:=(2*PI( )*[.C97]*[.C97]*[.A97]) / (POWER([.E97];5) * (EXP( ([.A97]*[.C97])/([.E97]*[.B97]*3605.05658350185) )  -1))" office:value-type="float" office:value="7303667136883.44" calcext:value-type="float">
            <text:p>7303667136883.4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9700" calcext:value-type="float">
            <text:p>9700</text:p>
          </table:table-cell>
          <table:table-cell table:formula="of:=[.D98]*POWER(10;-10)" office:value-type="float" office:value="0.00000097" calcext:value-type="float">
            <text:p>9.7E-07</text:p>
          </table:table-cell>
          <table:table-cell table:formula="of:=3.74192050507746E-016 / (POWER([.E98];5) * ((EXP( 1.9864748E-025 /([.E98]*1.381E-023 *3567.04712188114) )  -1)))" office:value-type="float" office:value="6927947912380.42" calcext:value-type="float">
            <text:p>6927947912380.42</text:p>
          </table:table-cell>
          <table:table-cell table:formula="of:=(2*PI( )*[.C98]*[.C98]*[.A98]) / (POWER([.E98];5) * (EXP( ([.A98]*[.C98])/([.E98]*[.B98]*3639.76900396354) )  -1))" office:value-type="float" office:value="7538348686868" calcext:value-type="float">
            <text:p>7538348686868</text:p>
          </table:table-cell>
          <table:table-cell table:formula="of:=(2*PI( )*[.C98]*[.C98]*[.A98]) / (POWER([.E98];5) * (EXP( ([.A98]*[.C98])/([.E98]*[.B98]*3607.08748252358) )  -1))" office:value-type="float" office:value="7260600456656.62" calcext:value-type="float">
            <text:p>7260600456656.62</text:p>
          </table:table-cell>
          <table:table-cell table:formula="of:=(2*PI( )*[.C98]*[.C98]*[.A98]) / (POWER([.E98];5) * (EXP( ([.A98]*[.C98])/([.E98]*[.B98]*3491.3099269129) )  -1))" office:value-type="float" office:value="6321834838610.93" calcext:value-type="float">
            <text:p>6321834838610.93</text:p>
          </table:table-cell>
          <table:table-cell table:formula="of:=(2*PI( )*[.C98]*[.C98]*[.A98]) / (POWER([.E98];5) * (EXP( ([.A98]*[.C98])/([.E98]*[.B98]*3603.83918136312) )  -1))" office:value-type="float" office:value="7233299995819.17" calcext:value-type="float">
            <text:p>7233299995819.17</text:p>
          </table:table-cell>
          <table:table-cell table:formula="of:=(2*PI( )*[.C98]*[.C98]*[.A98]) / (POWER([.E98];5) * (EXP( ([.A98]*[.C98])/([.E98]*[.B98]*5529.53658708751) )  -1))" office:value-type="float" office:value="32013029449593.4" calcext:value-type="float">
            <text:p>32013029449593.4</text:p>
          </table:table-cell>
          <table:table-cell table:formula="of:=(2*PI( )*[.C98]*[.C98]*[.A98]) / (POWER([.E98];5) * (EXP( ([.A98]*[.C98])/([.E98]*[.B98]*3545.8658661559) )  -1))" office:value-type="float" office:value="6755386918062.44" calcext:value-type="float">
            <text:p>6755386918062.44</text:p>
          </table:table-cell>
          <table:table-cell table:formula="of:=(2*PI( )*[.C98]*[.C98]*[.A98]) / (POWER([.E98];5) * (EXP( ([.A98]*[.C98])/([.E98]*[.B98]*3909.75687519039) )  -1))" office:value-type="float" office:value="10044089052835.2" calcext:value-type="float">
            <text:p>10044089052835.2</text:p>
          </table:table-cell>
          <table:table-cell table:formula="of:=(2*PI( )*[.C98]*[.C98]*[.A98]) / (POWER([.E98];5) * (EXP( ([.A98]*[.C98])/([.E98]*[.B98]*3653.20966006719) )  -1))" office:value-type="float" office:value="7654196372370.2" calcext:value-type="float">
            <text:p>7654196372370.2</text:p>
          </table:table-cell>
          <table:table-cell table:formula="of:=(2*PI( )*[.C98]*[.C98]*[.A98]) / (POWER([.E98];5) * (EXP( ([.A98]*[.C98])/([.E98]*[.B98]*3523.91077015782) )  -1))" office:value-type="float" office:value="6579019485924" calcext:value-type="float">
            <text:p>6579019485924</text:p>
          </table:table-cell>
          <table:table-cell table:formula="of:=(2*PI( )*[.C98]*[.C98]*[.A98]) / (POWER([.E98];5) * (EXP( ([.A98]*[.C98])/([.E98]*[.B98]*3496.76346007464) )  -1))" office:value-type="float" office:value="6364465364366.26" calcext:value-type="float">
            <text:p>6364465364366.26</text:p>
          </table:table-cell>
          <table:table-cell table:formula="of:=(2*PI( )*[.C98]*[.C98]*[.A98]) / (POWER([.E98];5) * (EXP( ([.A98]*[.C98])/([.E98]*[.B98]*3605.05658350185) )  -1))" office:value-type="float" office:value="7243525211474.44" calcext:value-type="float">
            <text:p>7243525211474.4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9800" calcext:value-type="float">
            <text:p>9800</text:p>
          </table:table-cell>
          <table:table-cell table:formula="of:=[.D99]*POWER(10;-10)" office:value-type="float" office:value="0.00000098" calcext:value-type="float">
            <text:p>9.8E-07</text:p>
          </table:table-cell>
          <table:table-cell table:formula="of:=3.74192050507746E-016 / (POWER([.E99];5) * ((EXP( 1.9864748E-025 /([.E99]*1.381E-023 *3567.04712188114) )  -1)))" office:value-type="float" office:value="6871562579627.4" calcext:value-type="float">
            <text:p>6871562579627.4</text:p>
          </table:table-cell>
          <table:table-cell table:formula="of:=(2*PI( )*[.C99]*[.C99]*[.A99]) / (POWER([.E99];5) * (EXP( ([.A99]*[.C99])/([.E99]*[.B99]*3639.76900396354) )  -1))" office:value-type="float" office:value="7471000339826.76" calcext:value-type="float">
            <text:p>7471000339826.76</text:p>
          </table:table-cell>
          <table:table-cell table:formula="of:=(2*PI( )*[.C99]*[.C99]*[.A99]) / (POWER([.E99];5) * (EXP( ([.A99]*[.C99])/([.E99]*[.B99]*3607.08748252358) )  -1))" office:value-type="float" office:value="7198296708034.04" calcext:value-type="float">
            <text:p>7198296708034.04</text:p>
          </table:table-cell>
          <table:table-cell table:formula="of:=(2*PI( )*[.C99]*[.C99]*[.A99]) / (POWER([.E99];5) * (EXP( ([.A99]*[.C99])/([.E99]*[.B99]*3491.3099269129) )  -1))" office:value-type="float" office:value="6275864471938.63" calcext:value-type="float">
            <text:p>6275864471938.63</text:p>
          </table:table-cell>
          <table:table-cell table:formula="of:=(2*PI( )*[.C99]*[.C99]*[.A99]) / (POWER([.E99];5) * (EXP( ([.A99]*[.C99])/([.E99]*[.B99]*3603.83918136312) )  -1))" office:value-type="float" office:value="7171487110059.52" calcext:value-type="float">
            <text:p>7171487110059.52</text:p>
          </table:table-cell>
          <table:table-cell table:formula="of:=(2*PI( )*[.C99]*[.C99]*[.A99]) / (POWER([.E99];5) * (EXP( ([.A99]*[.C99])/([.E99]*[.B99]*5529.53658708751) )  -1))" office:value-type="float" office:value="31320293678615.7" calcext:value-type="float">
            <text:p>31320293678615.7</text:p>
          </table:table-cell>
          <table:table-cell table:formula="of:=(2*PI( )*[.C99]*[.C99]*[.A99]) / (POWER([.E99];5) * (EXP( ([.A99]*[.C99])/([.E99]*[.B99]*3545.8658661559) )  -1))" office:value-type="float" office:value="6702016550034.77" calcext:value-type="float">
            <text:p>6702016550034.77</text:p>
          </table:table-cell>
          <table:table-cell table:formula="of:=(2*PI( )*[.C99]*[.C99]*[.A99]) / (POWER([.E99];5) * (EXP( ([.A99]*[.C99])/([.E99]*[.B99]*3909.75687519039) )  -1))" office:value-type="float" office:value="9927558379493.4" calcext:value-type="float">
            <text:p>9927558379493.4</text:p>
          </table:table-cell>
          <table:table-cell table:formula="of:=(2*PI( )*[.C99]*[.C99]*[.A99]) / (POWER([.E99];5) * (EXP( ([.A99]*[.C99])/([.E99]*[.B99]*3653.20966006719) )  -1))" office:value-type="float" office:value="7584717235976.31" calcext:value-type="float">
            <text:p>7584717235976.31</text:p>
          </table:table-cell>
          <table:table-cell table:formula="of:=(2*PI( )*[.C99]*[.C99]*[.A99]) / (POWER([.E99];5) * (EXP( ([.A99]*[.C99])/([.E99]*[.B99]*3523.91077015782) )  -1))" office:value-type="float" office:value="6528690198989.44" calcext:value-type="float">
            <text:p>6528690198989.44</text:p>
          </table:table-cell>
          <table:table-cell table:formula="of:=(2*PI( )*[.C99]*[.C99]*[.A99]) / (POWER([.E99];5) * (EXP( ([.A99]*[.C99])/([.E99]*[.B99]*3496.76346007464) )  -1))" office:value-type="float" office:value="6317778816216.82" calcext:value-type="float">
            <text:p>6317778816216.82</text:p>
          </table:table-cell>
          <table:table-cell table:formula="of:=(2*PI( )*[.C99]*[.C99]*[.A99]) / (POWER([.E99];5) * (EXP( ([.A99]*[.C99])/([.E99]*[.B99]*3605.05658350185) )  -1))" office:value-type="float" office:value="7181528582120.6" calcext:value-type="float">
            <text:p>7181528582120.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9900" calcext:value-type="float">
            <text:p>9900</text:p>
          </table:table-cell>
          <table:table-cell table:formula="of:=[.D100]*POWER(10;-10)" office:value-type="float" office:value="0.00000099" calcext:value-type="float">
            <text:p>9.9E-07</text:p>
          </table:table-cell>
          <table:table-cell table:formula="of:=3.74192050507746E-016 / (POWER([.E100];5) * ((EXP( 1.9864748E-025 /([.E100]*1.381E-023 *3567.04712188114) )  -1)))" office:value-type="float" office:value="6813449889229.57" calcext:value-type="float">
            <text:p>6813449889229.57</text:p>
          </table:table-cell>
          <table:table-cell table:formula="of:=(2*PI( )*[.C100]*[.C100]*[.A100]) / (POWER([.E100];5) * (EXP( ([.A100]*[.C100])/([.E100]*[.B100]*3639.76900396354) )  -1))" office:value-type="float" office:value="7402008518502.01" calcext:value-type="float">
            <text:p>7402008518502.01</text:p>
          </table:table-cell>
          <table:table-cell table:formula="of:=(2*PI( )*[.C100]*[.C100]*[.A100]) / (POWER([.E100];5) * (EXP( ([.A100]*[.C100])/([.E100]*[.B100]*3607.08748252358) )  -1))" office:value-type="float" office:value="7134307967269.37" calcext:value-type="float">
            <text:p>7134307967269.37</text:p>
          </table:table-cell>
          <table:table-cell table:formula="of:=(2*PI( )*[.C100]*[.C100]*[.A100]) / (POWER([.E100];5) * (EXP( ([.A100]*[.C100])/([.E100]*[.B100]*3491.3099269129) )  -1))" office:value-type="float" office:value="6228111148487.31" calcext:value-type="float">
            <text:p>6228111148487.31</text:p>
          </table:table-cell>
          <table:table-cell table:formula="of:=(2*PI( )*[.C100]*[.C100]*[.A100]) / (POWER([.E100];5) * (EXP( ([.A100]*[.C100])/([.E100]*[.B100]*3603.83918136312) )  -1))" office:value-type="float" office:value="7107985449732.8" calcext:value-type="float">
            <text:p>7107985449732.8</text:p>
          </table:table-cell>
          <table:table-cell table:formula="of:=(2*PI( )*[.C100]*[.C100]*[.A100]) / (POWER([.E100];5) * (EXP( ([.A100]*[.C100])/([.E100]*[.B100]*5529.53658708751) )  -1))" office:value-type="float" office:value="30642109705951.9" calcext:value-type="float">
            <text:p>30642109705951.9</text:p>
          </table:table-cell>
          <table:table-cell table:formula="of:=(2*PI( )*[.C100]*[.C100]*[.A100]) / (POWER([.E100];5) * (EXP( ([.A100]*[.C100])/([.E100]*[.B100]*3545.8658661559) )  -1))" office:value-type="float" office:value="6646900100733.11" calcext:value-type="float">
            <text:p>6646900100733.11</text:p>
          </table:table-cell>
          <table:table-cell table:formula="of:=(2*PI( )*[.C100]*[.C100]*[.A100]) / (POWER([.E100];5) * (EXP( ([.A100]*[.C100])/([.E100]*[.B100]*3909.75687519039) )  -1))" office:value-type="float" office:value="9809986320505.22" calcext:value-type="float">
            <text:p>9809986320505.22</text:p>
          </table:table-cell>
          <table:table-cell table:formula="of:=(2*PI( )*[.C100]*[.C100]*[.A100]) / (POWER([.E100];5) * (EXP( ([.A100]*[.C100])/([.E100]*[.B100]*3653.20966006719) )  -1))" office:value-type="float" office:value="7513613551715.05" calcext:value-type="float">
            <text:p>7513613551715.05</text:p>
          </table:table-cell>
          <table:table-cell table:formula="of:=(2*PI( )*[.C100]*[.C100]*[.A100]) / (POWER([.E100];5) * (EXP( ([.A100]*[.C100])/([.E100]*[.B100]*3523.91077015782) )  -1))" office:value-type="float" office:value="6476598050986.91" calcext:value-type="float">
            <text:p>6476598050986.91</text:p>
          </table:table-cell>
          <table:table-cell table:formula="of:=(2*PI( )*[.C100]*[.C100]*[.A100]) / (POWER([.E100];5) * (EXP( ([.A100]*[.C100])/([.E100]*[.B100]*3496.76346007464) )  -1))" office:value-type="float" office:value="6269312277978.88" calcext:value-type="float">
            <text:p>6269312277978.88</text:p>
          </table:table-cell>
          <table:table-cell table:formula="of:=(2*PI( )*[.C100]*[.C100]*[.A100]) / (POWER([.E100];5) * (EXP( ([.A100]*[.C100])/([.E100]*[.B100]*3605.05658350185) )  -1))" office:value-type="float" office:value="7117844588558.55" calcext:value-type="float">
            <text:p>7117844588558.5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0000" calcext:value-type="float">
            <text:p>10000</text:p>
          </table:table-cell>
          <table:table-cell table:formula="of:=[.D101]*POWER(10;-10)" office:value-type="float" office:value="0.000001" calcext:value-type="float">
            <text:p>1E-06</text:p>
          </table:table-cell>
          <table:table-cell table:formula="of:=3.74192050507746E-016 / (POWER([.E101];5) * ((EXP( 1.9864748E-025 /([.E101]*1.381E-023 *3567.04712188114) )  -1)))" office:value-type="float" office:value="6753763863945.63" calcext:value-type="float">
            <text:p>6753763863945.63</text:p>
          </table:table-cell>
          <table:table-cell table:formula="of:=(2*PI( )*[.C101]*[.C101]*[.A101]) / (POWER([.E101];5) * (EXP( ([.A101]*[.C101])/([.E101]*[.B101]*3639.76900396354) )  -1))" office:value-type="float" office:value="7331537183796.25" calcext:value-type="float">
            <text:p>7331537183796.25</text:p>
          </table:table-cell>
          <table:table-cell table:formula="of:=(2*PI( )*[.C101]*[.C101]*[.A101]) / (POWER([.E101];5) * (EXP( ([.A101]*[.C101])/([.E101]*[.B101]*3607.08748252358) )  -1))" office:value-type="float" office:value="7068793811089.12" calcext:value-type="float">
            <text:p>7068793811089.12</text:p>
          </table:table-cell>
          <table:table-cell table:formula="of:=(2*PI( )*[.C101]*[.C101]*[.A101]) / (POWER([.E101];5) * (EXP( ([.A101]*[.C101])/([.E101]*[.B101]*3491.3099269129) )  -1))" office:value-type="float" office:value="6178717914261.94" calcext:value-type="float">
            <text:p>6178717914261.94</text:p>
          </table:table-cell>
          <table:table-cell table:formula="of:=(2*PI( )*[.C101]*[.C101]*[.A101]) / (POWER([.E101];5) * (EXP( ([.A101]*[.C101])/([.E101]*[.B101]*3603.83918136312) )  -1))" office:value-type="float" office:value="7042954148234.07" calcext:value-type="float">
            <text:p>7042954148234.07</text:p>
          </table:table-cell>
          <table:table-cell table:formula="of:=(2*PI( )*[.C101]*[.C101]*[.A101]) / (POWER([.E101];5) * (EXP( ([.A101]*[.C101])/([.E101]*[.B101]*5529.53658708751) )  -1))" office:value-type="float" office:value="29978349836404.3" calcext:value-type="float">
            <text:p>29978349836404.3</text:p>
          </table:table-cell>
          <table:table-cell table:formula="of:=(2*PI( )*[.C101]*[.C101]*[.A101]) / (POWER([.E101];5) * (EXP( ([.A101]*[.C101])/([.E101]*[.B101]*3545.8658661559) )  -1))" office:value-type="float" office:value="6590188580881.71" calcext:value-type="float">
            <text:p>6590188580881.71</text:p>
          </table:table-cell>
          <table:table-cell table:formula="of:=(2*PI( )*[.C101]*[.C101]*[.A101]) / (POWER([.E101];5) * (EXP( ([.A101]*[.C101])/([.E101]*[.B101]*3909.75687519039) )  -1))" office:value-type="float" office:value="9691566302025.15" calcext:value-type="float">
            <text:p>9691566302025.15</text:p>
          </table:table-cell>
          <table:table-cell table:formula="of:=(2*PI( )*[.C101]*[.C101]*[.A101]) / (POWER([.E101];5) * (EXP( ([.A101]*[.C101])/([.E101]*[.B101]*3653.20966006719) )  -1))" office:value-type="float" office:value="7441051041467.45" calcext:value-type="float">
            <text:p>7441051041467.45</text:p>
          </table:table-cell>
          <table:table-cell table:formula="of:=(2*PI( )*[.C101]*[.C101]*[.A101]) / (POWER([.E101];5) * (EXP( ([.A101]*[.C101])/([.E101]*[.B101]*3523.91077015782) )  -1))" office:value-type="float" office:value="6422890881298.57" calcext:value-type="float">
            <text:p>6422890881298.57</text:p>
          </table:table-cell>
          <table:table-cell table:formula="of:=(2*PI( )*[.C101]*[.C101]*[.A101]) / (POWER([.E101];5) * (EXP( ([.A101]*[.C101])/([.E101]*[.B101]*3496.76346007464) )  -1))" office:value-type="float" office:value="6219209604073.82" calcext:value-type="float">
            <text:p>6219209604073.82</text:p>
          </table:table-cell>
          <table:table-cell table:formula="of:=(2*PI( )*[.C101]*[.C101]*[.A101]) / (POWER([.E101];5) * (EXP( ([.A101]*[.C101])/([.E101]*[.B101]*3605.05658350185) )  -1))" office:value-type="float" office:value="7052632530491.03" calcext:value-type="float">
            <text:p>7052632530491.0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0100" calcext:value-type="float">
            <text:p>10100</text:p>
          </table:table-cell>
          <table:table-cell table:formula="of:=[.D102]*POWER(10;-10)" office:value-type="float" office:value="0.00000101" calcext:value-type="float">
            <text:p>1.01E-06</text:p>
          </table:table-cell>
          <table:table-cell table:formula="of:=3.74192050507746E-016 / (POWER([.E102];5) * ((EXP( 1.9864748E-025 /([.E102]*1.381E-023 *3567.04712188114) )  -1)))" office:value-type="float" office:value="6692651210254.26" calcext:value-type="float">
            <text:p>6692651210254.26</text:p>
          </table:table-cell>
          <table:table-cell table:formula="of:=(2*PI( )*[.C102]*[.C102]*[.A102]) / (POWER([.E102];5) * (EXP( ([.A102]*[.C102])/([.E102]*[.B102]*3639.76900396354) )  -1))" office:value-type="float" office:value="7259741975596.08" calcext:value-type="float">
            <text:p>7259741975596.08</text:p>
          </table:table-cell>
          <table:table-cell table:formula="of:=(2*PI( )*[.C102]*[.C102]*[.A102]) / (POWER([.E102];5) * (EXP( ([.A102]*[.C102])/([.E102]*[.B102]*3607.08748252358) )  -1))" office:value-type="float" office:value="7001905949962.36" calcext:value-type="float">
            <text:p>7001905949962.36</text:p>
          </table:table-cell>
          <table:table-cell table:formula="of:=(2*PI( )*[.C102]*[.C102]*[.A102]) / (POWER([.E102];5) * (EXP( ([.A102]*[.C102])/([.E102]*[.B102]*3491.3099269129) )  -1))" office:value-type="float" office:value="6127821512971.52" calcext:value-type="float">
            <text:p>6127821512971.52</text:p>
          </table:table-cell>
          <table:table-cell table:formula="of:=(2*PI( )*[.C102]*[.C102]*[.A102]) / (POWER([.E102];5) * (EXP( ([.A102]*[.C102])/([.E102]*[.B102]*3603.83918136312) )  -1))" office:value-type="float" office:value="6976544517628.63" calcext:value-type="float">
            <text:p>6976544517628.63</text:p>
          </table:table-cell>
          <table:table-cell table:formula="of:=(2*PI( )*[.C102]*[.C102]*[.A102]) / (POWER([.E102];5) * (EXP( ([.A102]*[.C102])/([.E102]*[.B102]*5529.53658708751) )  -1))" office:value-type="float" office:value="29328867754625.7" calcext:value-type="float">
            <text:p>29328867754625.7</text:p>
          </table:table-cell>
          <table:table-cell table:formula="of:=(2*PI( )*[.C102]*[.C102]*[.A102]) / (POWER([.E102];5) * (EXP( ([.A102]*[.C102])/([.E102]*[.B102]*3545.8658661559) )  -1))" office:value-type="float" office:value="6532025972222.26" calcext:value-type="float">
            <text:p>6532025972222.26</text:p>
          </table:table-cell>
          <table:table-cell table:formula="of:=(2*PI( )*[.C102]*[.C102]*[.A102]) / (POWER([.E102];5) * (EXP( ([.A102]*[.C102])/([.E102]*[.B102]*3909.75687519039) )  -1))" office:value-type="float" office:value="9572479576161.81" calcext:value-type="float">
            <text:p>9572479576161.81</text:p>
          </table:table-cell>
          <table:table-cell table:formula="of:=(2*PI( )*[.C102]*[.C102]*[.A102]) / (POWER([.E102];5) * (EXP( ([.A102]*[.C102])/([.E102]*[.B102]*3653.20966006719) )  -1))" office:value-type="float" office:value="7367186917742.3" calcext:value-type="float">
            <text:p>7367186917742.3</text:p>
          </table:table-cell>
          <table:table-cell table:formula="of:=(2*PI( )*[.C102]*[.C102]*[.A102]) / (POWER([.E102];5) * (EXP( ([.A102]*[.C102])/([.E102]*[.B102]*3523.91077015782) )  -1))" office:value-type="float" office:value="6367709795178.32" calcext:value-type="float">
            <text:p>6367709795178.32</text:p>
          </table:table-cell>
          <table:table-cell table:formula="of:=(2*PI( )*[.C102]*[.C102]*[.A102]) / (POWER([.E102];5) * (EXP( ([.A102]*[.C102])/([.E102]*[.B102]*3496.76346007464) )  -1))" office:value-type="float" office:value="6167608274913.33" calcext:value-type="float">
            <text:p>6167608274913.33</text:p>
          </table:table-cell>
          <table:table-cell table:formula="of:=(2*PI( )*[.C102]*[.C102]*[.A102]) / (POWER([.E102];5) * (EXP( ([.A102]*[.C102])/([.E102]*[.B102]*3605.05658350185) )  -1))" office:value-type="float" office:value="6986043869459.03" calcext:value-type="float">
            <text:p>6986043869459.0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0200" calcext:value-type="float">
            <text:p>10200</text:p>
          </table:table-cell>
          <table:table-cell table:formula="of:=[.D103]*POWER(10;-10)" office:value-type="float" office:value="0.00000102" calcext:value-type="float">
            <text:p>1.02E-06</text:p>
          </table:table-cell>
          <table:table-cell table:formula="of:=3.74192050507746E-016 / (POWER([.E103];5) * ((EXP( 1.9864748E-025 /([.E103]*1.381E-023 *3567.04712188114) )  -1)))" office:value-type="float" office:value="6630251499286.54" calcext:value-type="float">
            <text:p>6630251499286.54</text:p>
          </table:table-cell>
          <table:table-cell table:formula="of:=(2*PI( )*[.C103]*[.C103]*[.A103]) / (POWER([.E103];5) * (EXP( ([.A103]*[.C103])/([.E103]*[.B103]*3639.76900396354) )  -1))" office:value-type="float" office:value="7186770460218.81" calcext:value-type="float">
            <text:p>7186770460218.81</text:p>
          </table:table-cell>
          <table:table-cell table:formula="of:=(2*PI( )*[.C103]*[.C103]*[.A103]) / (POWER([.E103];5) * (EXP( ([.A103]*[.C103])/([.E103]*[.B103]*3607.08748252358) )  -1))" office:value-type="float" office:value="6933788444944.48" calcext:value-type="float">
            <text:p>6933788444944.48</text:p>
          </table:table-cell>
          <table:table-cell table:formula="of:=(2*PI( )*[.C103]*[.C103]*[.A103]) / (POWER([.E103];5) * (EXP( ([.A103]*[.C103])/([.E103]*[.B103]*3491.3099269129) )  -1))" office:value-type="float" office:value="6075552503992.18" calcext:value-type="float">
            <text:p>6075552503992.18</text:p>
          </table:table-cell>
          <table:table-cell table:formula="of:=(2*PI( )*[.C103]*[.C103]*[.A103]) / (POWER([.E103];5) * (EXP( ([.A103]*[.C103])/([.E103]*[.B103]*3603.83918136312) )  -1))" office:value-type="float" office:value="6908900262516.72" calcext:value-type="float">
            <text:p>6908900262516.72</text:p>
          </table:table-cell>
          <table:table-cell table:formula="of:=(2*PI( )*[.C103]*[.C103]*[.A103]) / (POWER([.E103];5) * (EXP( ([.A103]*[.C103])/([.E103]*[.B103]*5529.53658708751) )  -1))" office:value-type="float" office:value="28693500834891.9" calcext:value-type="float">
            <text:p>28693500834891.9</text:p>
          </table:table-cell>
          <table:table-cell table:formula="of:=(2*PI( )*[.C103]*[.C103]*[.A103]) / (POWER([.E103];5) * (EXP( ([.A103]*[.C103])/([.E103]*[.B103]*3545.8658661559) )  -1))" office:value-type="float" office:value="6472549390172.71" calcext:value-type="float">
            <text:p>6472549390172.71</text:p>
          </table:table-cell>
          <table:table-cell table:formula="of:=(2*PI( )*[.C103]*[.C103]*[.A103]) / (POWER([.E103];5) * (EXP( ([.A103]*[.C103])/([.E103]*[.B103]*3909.75687519039) )  -1))" office:value-type="float" office:value="9452895760490.61" calcext:value-type="float">
            <text:p>9452895760490.61</text:p>
          </table:table-cell>
          <table:table-cell table:formula="of:=(2*PI( )*[.C103]*[.C103]*[.A103]) / (POWER([.E103];5) * (EXP( ([.A103]*[.C103])/([.E103]*[.B103]*3653.20966006719) )  -1))" office:value-type="float" office:value="7292170144036.78" calcext:value-type="float">
            <text:p>7292170144036.78</text:p>
          </table:table-cell>
          <table:table-cell table:formula="of:=(2*PI( )*[.C103]*[.C103]*[.A103]) / (POWER([.E103];5) * (EXP( ([.A103]*[.C103])/([.E103]*[.B103]*3523.91077015782) )  -1))" office:value-type="float" office:value="6311189308008.76" calcext:value-type="float">
            <text:p>6311189308008.76</text:p>
          </table:table-cell>
          <table:table-cell table:formula="of:=(2*PI( )*[.C103]*[.C103]*[.A103]) / (POWER([.E103];5) * (EXP( ([.A103]*[.C103])/([.E103]*[.B103]*3496.76346007464) )  -1))" office:value-type="float" office:value="6114639519174.35" calcext:value-type="float">
            <text:p>6114639519174.35</text:p>
          </table:table-cell>
          <table:table-cell table:formula="of:=(2*PI( )*[.C103]*[.C103]*[.A103]) / (POWER([.E103];5) * (EXP( ([.A103]*[.C103])/([.E103]*[.B103]*3605.05658350185) )  -1))" office:value-type="float" office:value="6918222443821.68" calcext:value-type="float">
            <text:p>6918222443821.6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0300" calcext:value-type="float">
            <text:p>10300</text:p>
          </table:table-cell>
          <table:table-cell table:formula="of:=[.D104]*POWER(10;-10)" office:value-type="float" office:value="0.00000103" calcext:value-type="float">
            <text:p>1.03E-06</text:p>
          </table:table-cell>
          <table:table-cell table:formula="of:=3.74192050507746E-016 / (POWER([.E104];5) * ((EXP( 1.9864748E-025 /([.E104]*1.381E-023 *3567.04712188114) )  -1)))" office:value-type="float" office:value="6566697359569.16" calcext:value-type="float">
            <text:p>6566697359569.16</text:p>
          </table:table-cell>
          <table:table-cell table:formula="of:=(2*PI( )*[.C104]*[.C104]*[.A104]) / (POWER([.E104];5) * (EXP( ([.A104]*[.C104])/([.E104]*[.B104]*3639.76900396354) )  -1))" office:value-type="float" office:value="7112762386520.4" calcext:value-type="float">
            <text:p>7112762386520.4</text:p>
          </table:table-cell>
          <table:table-cell table:formula="of:=(2*PI( )*[.C104]*[.C104]*[.A104]) / (POWER([.E104];5) * (EXP( ([.A104]*[.C104])/([.E104]*[.B104]*3607.08748252358) )  -1))" office:value-type="float" office:value="6864577934674.09" calcext:value-type="float">
            <text:p>6864577934674.09</text:p>
          </table:table-cell>
          <table:table-cell table:formula="of:=(2*PI( )*[.C104]*[.C104]*[.A104]) / (POWER([.E104];5) * (EXP( ([.A104]*[.C104])/([.E104]*[.B104]*3491.3099269129) )  -1))" office:value-type="float" office:value="6022035394768.13" calcext:value-type="float">
            <text:p>6022035394768.13</text:p>
          </table:table-cell>
          <table:table-cell table:formula="of:=(2*PI( )*[.C104]*[.C104]*[.A104]) / (POWER([.E104];5) * (EXP( ([.A104]*[.C104])/([.E104]*[.B104]*3603.83918136312) )  -1))" office:value-type="float" office:value="6840157704192.99" calcext:value-type="float">
            <text:p>6840157704192.99</text:p>
          </table:table-cell>
          <table:table-cell table:formula="of:=(2*PI( )*[.C104]*[.C104]*[.A104]) / (POWER([.E104];5) * (EXP( ([.A104]*[.C104])/([.E104]*[.B104]*5529.53658708751) )  -1))" office:value-type="float" office:value="28072072247587.8" calcext:value-type="float">
            <text:p>28072072247587.8</text:p>
          </table:table-cell>
          <table:table-cell table:formula="of:=(2*PI( )*[.C104]*[.C104]*[.A104]) / (POWER([.E104];5) * (EXP( ([.A104]*[.C104])/([.E104]*[.B104]*3545.8658661559) )  -1))" office:value-type="float" office:value="6411889259098.41" calcext:value-type="float">
            <text:p>6411889259098.41</text:p>
          </table:table-cell>
          <table:table-cell table:formula="of:=(2*PI( )*[.C104]*[.C104]*[.A104]) / (POWER([.E104];5) * (EXP( ([.A104]*[.C104])/([.E104]*[.B104]*3909.75687519039) )  -1))" office:value-type="float" office:value="9332973369180.59" calcext:value-type="float">
            <text:p>9332973369180.59</text:p>
          </table:table-cell>
          <table:table-cell table:formula="of:=(2*PI( )*[.C104]*[.C104]*[.A104]) / (POWER([.E104];5) * (EXP( ([.A104]*[.C104])/([.E104]*[.B104]*3653.20966006719) )  -1))" office:value-type="float" office:value="7216141703208.49" calcext:value-type="float">
            <text:p>7216141703208.49</text:p>
          </table:table-cell>
          <table:table-cell table:formula="of:=(2*PI( )*[.C104]*[.C104]*[.A104]) / (POWER([.E104];5) * (EXP( ([.A104]*[.C104])/([.E104]*[.B104]*3523.91077015782) )  -1))" office:value-type="float" office:value="6253457502946.46" calcext:value-type="float">
            <text:p>6253457502946.46</text:p>
          </table:table-cell>
          <table:table-cell table:formula="of:=(2*PI( )*[.C104]*[.C104]*[.A104]) / (POWER([.E104];5) * (EXP( ([.A104]*[.C104])/([.E104]*[.B104]*3496.76346007464) )  -1))" office:value-type="float" office:value="6060428450344.76" calcext:value-type="float">
            <text:p>6060428450344.76</text:p>
          </table:table-cell>
          <table:table-cell table:formula="of:=(2*PI( )*[.C104]*[.C104]*[.A104]) / (POWER([.E104];5) * (EXP( ([.A104]*[.C104])/([.E104]*[.B104]*3605.05658350185) )  -1))" office:value-type="float" office:value="6849304693977.87" calcext:value-type="float">
            <text:p>6849304693977.8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0400" calcext:value-type="float">
            <text:p>10400</text:p>
          </table:table-cell>
          <table:table-cell table:formula="of:=[.D105]*POWER(10;-10)" office:value-type="float" office:value="0.00000104" calcext:value-type="float">
            <text:p>1.04E-06</text:p>
          </table:table-cell>
          <table:table-cell table:formula="of:=3.74192050507746E-016 / (POWER([.E105];5) * ((EXP( 1.9864748E-025 /([.E105]*1.381E-023 *3567.04712188114) )  -1)))" office:value-type="float" office:value="6502114679037.33" calcext:value-type="float">
            <text:p>6502114679037.33</text:p>
          </table:table-cell>
          <table:table-cell table:formula="of:=(2*PI( )*[.C105]*[.C105]*[.A105]) / (POWER([.E105];5) * (EXP( ([.A105]*[.C105])/([.E105]*[.B105]*3639.76900396354) )  -1))" office:value-type="float" office:value="7037849948144.42" calcext:value-type="float">
            <text:p>7037849948144.42</text:p>
          </table:table-cell>
          <table:table-cell table:formula="of:=(2*PI( )*[.C105]*[.C105]*[.A105]) / (POWER([.E105];5) * (EXP( ([.A105]*[.C105])/([.E105]*[.B105]*3607.08748252358) )  -1))" office:value-type="float" office:value="6794403869986.75" calcext:value-type="float">
            <text:p>6794403869986.75</text:p>
          </table:table-cell>
          <table:table-cell table:formula="of:=(2*PI( )*[.C105]*[.C105]*[.A105]) / (POWER([.E105];5) * (EXP( ([.A105]*[.C105])/([.E105]*[.B105]*3491.3099269129) )  -1))" office:value-type="float" office:value="5967388785140.71" calcext:value-type="float">
            <text:p>5967388785140.71</text:p>
          </table:table-cell>
          <table:table-cell table:formula="of:=(2*PI( )*[.C105]*[.C105]*[.A105]) / (POWER([.E105];5) * (EXP( ([.A105]*[.C105])/([.E105]*[.B105]*3603.83918136312) )  -1))" office:value-type="float" office:value="6770446012563.16" calcext:value-type="float">
            <text:p>6770446012563.16</text:p>
          </table:table-cell>
          <table:table-cell table:formula="of:=(2*PI( )*[.C105]*[.C105]*[.A105]) / (POWER([.E105];5) * (EXP( ([.A105]*[.C105])/([.E105]*[.B105]*5529.53658708751) )  -1))" office:value-type="float" office:value="27464392878139" calcext:value-type="float">
            <text:p>27464392878139</text:p>
          </table:table-cell>
          <table:table-cell table:formula="of:=(2*PI( )*[.C105]*[.C105]*[.A105]) / (POWER([.E105];5) * (EXP( ([.A105]*[.C105])/([.E105]*[.B105]*3545.8658661559) )  -1))" office:value-type="float" office:value="6350169497657.61" calcext:value-type="float">
            <text:p>6350169497657.61</text:p>
          </table:table-cell>
          <table:table-cell table:formula="of:=(2*PI( )*[.C105]*[.C105]*[.A105]) / (POWER([.E105];5) * (EXP( ([.A105]*[.C105])/([.E105]*[.B105]*3909.75687519039) )  -1))" office:value-type="float" office:value="9212860333785" calcext:value-type="float">
            <text:p>9212860333785</text:p>
          </table:table-cell>
          <table:table-cell table:formula="of:=(2*PI( )*[.C105]*[.C105]*[.A105]) / (POWER([.E105];5) * (EXP( ([.A105]*[.C105])/([.E105]*[.B105]*3653.20966006719) )  -1))" office:value-type="float" office:value="7139234871348.56" calcext:value-type="float">
            <text:p>7139234871348.56</text:p>
          </table:table-cell>
          <table:table-cell table:formula="of:=(2*PI( )*[.C105]*[.C105]*[.A105]) / (POWER([.E105];5) * (EXP( ([.A105]*[.C105])/([.E105]*[.B105]*3523.91077015782) )  -1))" office:value-type="float" office:value="6194636199425.5" calcext:value-type="float">
            <text:p>6194636199425.5</text:p>
          </table:table-cell>
          <table:table-cell table:formula="of:=(2*PI( )*[.C105]*[.C105]*[.A105]) / (POWER([.E105];5) * (EXP( ([.A105]*[.C105])/([.E105]*[.B105]*3496.76346007464) )  -1))" office:value-type="float" office:value="6005094215025.93" calcext:value-type="float">
            <text:p>6005094215025.93</text:p>
          </table:table-cell>
          <table:table-cell table:formula="of:=(2*PI( )*[.C105]*[.C105]*[.A105]) / (POWER([.E105];5) * (EXP( ([.A105]*[.C105])/([.E105]*[.B105]*3605.05658350185) )  -1))" office:value-type="float" office:value="6779419895292.78" calcext:value-type="float">
            <text:p>6779419895292.7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0500" calcext:value-type="float">
            <text:p>10500</text:p>
          </table:table-cell>
          <table:table-cell table:formula="of:=[.D106]*POWER(10;-10)" office:value-type="float" office:value="0.00000105" calcext:value-type="float">
            <text:p>1.05E-06</text:p>
          </table:table-cell>
          <table:table-cell table:formula="of:=3.74192050507746E-016 / (POWER([.E106];5) * ((EXP( 1.9864748E-025 /([.E106]*1.381E-023 *3567.04712188114) )  -1)))" office:value-type="float" office:value="6436622814063.57" calcext:value-type="float">
            <text:p>6436622814063.57</text:p>
          </table:table-cell>
          <table:table-cell table:formula="of:=(2*PI( )*[.C106]*[.C106]*[.A106]) / (POWER([.E106];5) * (EXP( ([.A106]*[.C106])/([.E106]*[.B106]*3639.76900396354) )  -1))" office:value-type="float" office:value="6962158049700.83" calcext:value-type="float">
            <text:p>6962158049700.83</text:p>
          </table:table-cell>
          <table:table-cell table:formula="of:=(2*PI( )*[.C106]*[.C106]*[.A106]) / (POWER([.E106];5) * (EXP( ([.A106]*[.C106])/([.E106]*[.B106]*3607.08748252358) )  -1))" office:value-type="float" office:value="6723388753909.6" calcext:value-type="float">
            <text:p>6723388753909.6</text:p>
          </table:table-cell>
          <table:table-cell table:formula="of:=(2*PI( )*[.C106]*[.C106]*[.A106]) / (POWER([.E106];5) * (EXP( ([.A106]*[.C106])/([.E106]*[.B106]*3491.3099269129) )  -1))" office:value-type="float" office:value="5911725521358.16" calcext:value-type="float">
            <text:p>5911725521358.16</text:p>
          </table:table-cell>
          <table:table-cell table:formula="of:=(2*PI( )*[.C106]*[.C106]*[.A106]) / (POWER([.E106];5) * (EXP( ([.A106]*[.C106])/([.E106]*[.B106]*3603.83918136312) )  -1))" office:value-type="float" office:value="6699887443580.1" calcext:value-type="float">
            <text:p>6699887443580.1</text:p>
          </table:table-cell>
          <table:table-cell table:formula="of:=(2*PI( )*[.C106]*[.C106]*[.A106]) / (POWER([.E106];5) * (EXP( ([.A106]*[.C106])/([.E106]*[.B106]*5529.53658708751) )  -1))" office:value-type="float" office:value="26870263073053.3" calcext:value-type="float">
            <text:p>26870263073053.3</text:p>
          </table:table-cell>
          <table:table-cell table:formula="of:=(2*PI( )*[.C106]*[.C106]*[.A106]) / (POWER([.E106];5) * (EXP( ([.A106]*[.C106])/([.E106]*[.B106]*3545.8658661559) )  -1))" office:value-type="float" office:value="6287507711964.81" calcext:value-type="float">
            <text:p>6287507711964.81</text:p>
          </table:table-cell>
          <table:table-cell table:formula="of:=(2*PI( )*[.C106]*[.C106]*[.A106]) / (POWER([.E106];5) * (EXP( ([.A106]*[.C106])/([.E106]*[.B106]*3909.75687519039) )  -1))" office:value-type="float" office:value="9092694512096.77" calcext:value-type="float">
            <text:p>9092694512096.77</text:p>
          </table:table-cell>
          <table:table-cell table:formula="of:=(2*PI( )*[.C106]*[.C106]*[.A106]) / (POWER([.E106];5) * (EXP( ([.A106]*[.C106])/([.E106]*[.B106]*3653.20966006719) )  -1))" office:value-type="float" office:value="7061575494957.64" calcext:value-type="float">
            <text:p>7061575494957.64</text:p>
          </table:table-cell>
          <table:table-cell table:formula="of:=(2*PI( )*[.C106]*[.C106]*[.A106]) / (POWER([.E106];5) * (EXP( ([.A106]*[.C106])/([.E106]*[.B106]*3523.91077015782) )  -1))" office:value-type="float" office:value="6134841130263.41" calcext:value-type="float">
            <text:p>6134841130263.41</text:p>
          </table:table-cell>
          <table:table-cell table:formula="of:=(2*PI( )*[.C106]*[.C106]*[.A106]) / (POWER([.E106];5) * (EXP( ([.A106]*[.C106])/([.E106]*[.B106]*3496.76346007464) )  -1))" office:value-type="float" office:value="5948750150743" calcext:value-type="float">
            <text:p>5948750150743</text:p>
          </table:table-cell>
          <table:table-cell table:formula="of:=(2*PI( )*[.C106]*[.C106]*[.A106]) / (POWER([.E106];5) * (EXP( ([.A106]*[.C106])/([.E106]*[.B106]*3605.05658350185) )  -1))" office:value-type="float" office:value="6708690396491.75" calcext:value-type="float">
            <text:p>6708690396491.7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0600" calcext:value-type="float">
            <text:p>10600</text:p>
          </table:table-cell>
          <table:table-cell table:formula="of:=[.D107]*POWER(10;-10)" office:value-type="float" office:value="0.00000106" calcext:value-type="float">
            <text:p>1.06E-06</text:p>
          </table:table-cell>
          <table:table-cell table:formula="of:=3.74192050507746E-016 / (POWER([.E107];5) * ((EXP( 1.9864748E-025 /([.E107]*1.381E-023 *3567.04712188114) )  -1)))" office:value-type="float" office:value="6370334803512.46" calcext:value-type="float">
            <text:p>6370334803512.46</text:p>
          </table:table-cell>
          <table:table-cell table:formula="of:=(2*PI( )*[.C107]*[.C107]*[.A107]) / (POWER([.E107];5) * (EXP( ([.A107]*[.C107])/([.E107]*[.B107]*3639.76900396354) )  -1))" office:value-type="float" office:value="6885804574944.01" calcext:value-type="float">
            <text:p>6885804574944.01</text:p>
          </table:table-cell>
          <table:table-cell table:formula="of:=(2*PI( )*[.C107]*[.C107]*[.A107]) / (POWER([.E107];5) * (EXP( ([.A107]*[.C107])/([.E107]*[.B107]*3607.08748252358) )  -1))" office:value-type="float" office:value="6651648385073.49" calcext:value-type="float">
            <text:p>6651648385073.49</text:p>
          </table:table-cell>
          <table:table-cell table:formula="of:=(2*PI( )*[.C107]*[.C107]*[.A107]) / (POWER([.E107];5) * (EXP( ([.A107]*[.C107])/([.E107]*[.B107]*3491.3099269129) )  -1))" office:value-type="float" office:value="5855152857760.46" calcext:value-type="float">
            <text:p>5855152857760.46</text:p>
          </table:table-cell>
          <table:table-cell table:formula="of:=(2*PI( )*[.C107]*[.C107]*[.A107]) / (POWER([.E107];5) * (EXP( ([.A107]*[.C107])/([.E107]*[.B107]*3603.83918136312) )  -1))" office:value-type="float" office:value="6628597580233.25" calcext:value-type="float">
            <text:p>6628597580233.25</text:p>
          </table:table-cell>
          <table:table-cell table:formula="of:=(2*PI( )*[.C107]*[.C107]*[.A107]) / (POWER([.E107];5) * (EXP( ([.A107]*[.C107])/([.E107]*[.B107]*5529.53658708751) )  -1))" office:value-type="float" office:value="26289474226724.8" calcext:value-type="float">
            <text:p>26289474226724.8</text:p>
          </table:table-cell>
          <table:table-cell table:formula="of:=(2*PI( )*[.C107]*[.C107]*[.A107]) / (POWER([.E107];5) * (EXP( ([.A107]*[.C107])/([.E107]*[.B107]*3545.8658661559) )  -1))" office:value-type="float" office:value="6224015394572.65" calcext:value-type="float">
            <text:p>6224015394572.65</text:p>
          </table:table-cell>
          <table:table-cell table:formula="of:=(2*PI( )*[.C107]*[.C107]*[.A107]) / (POWER([.E107];5) * (EXP( ([.A107]*[.C107])/([.E107]*[.B107]*3909.75687519039) )  -1))" office:value-type="float" office:value="8972604183780.74" calcext:value-type="float">
            <text:p>8972604183780.74</text:p>
          </table:table-cell>
          <table:table-cell table:formula="of:=(2*PI( )*[.C107]*[.C107]*[.A107]) / (POWER([.E107];5) * (EXP( ([.A107]*[.C107])/([.E107]*[.B107]*3653.20966006719) )  -1))" office:value-type="float" office:value="6983282269510.26" calcext:value-type="float">
            <text:p>6983282269510.26</text:p>
          </table:table-cell>
          <table:table-cell table:formula="of:=(2*PI( )*[.C107]*[.C107]*[.A107]) / (POWER([.E107];5) * (EXP( ([.A107]*[.C107])/([.E107]*[.B107]*3523.91077015782) )  -1))" office:value-type="float" office:value="6074182125365.01" calcext:value-type="float">
            <text:p>6074182125365.01</text:p>
          </table:table-cell>
          <table:table-cell table:formula="of:=(2*PI( )*[.C107]*[.C107]*[.A107]) / (POWER([.E107];5) * (EXP( ([.A107]*[.C107])/([.E107]*[.B107]*3496.76346007464) )  -1))" office:value-type="float" office:value="5891503951256.51" calcext:value-type="float">
            <text:p>5891503951256.51</text:p>
          </table:table-cell>
          <table:table-cell table:formula="of:=(2*PI( )*[.C107]*[.C107]*[.A107]) / (POWER([.E107];5) * (EXP( ([.A107]*[.C107])/([.E107]*[.B107]*3605.05658350185) )  -1))" office:value-type="float" office:value="6637231861557" calcext:value-type="float">
            <text:p>663723186155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0700" calcext:value-type="float">
            <text:p>10700</text:p>
          </table:table-cell>
          <table:table-cell table:formula="of:=[.D108]*POWER(10;-10)" office:value-type="float" office:value="0.00000107" calcext:value-type="float">
            <text:p>1.07E-06</text:p>
          </table:table-cell>
          <table:table-cell table:formula="of:=3.74192050507746E-016 / (POWER([.E108];5) * ((EXP( 1.9864748E-025 /([.E108]*1.381E-023 *3567.04712188114) )  -1)))" office:value-type="float" office:value="6303357586070.2" calcext:value-type="float">
            <text:p>6303357586070.2</text:p>
          </table:table-cell>
          <table:table-cell table:formula="of:=(2*PI( )*[.C108]*[.C108]*[.A108]) / (POWER([.E108];5) * (EXP( ([.A108]*[.C108])/([.E108]*[.B108]*3639.76900396354) )  -1))" office:value-type="float" office:value="6808900655272.64" calcext:value-type="float">
            <text:p>6808900655272.64</text:p>
          </table:table-cell>
          <table:table-cell table:formula="of:=(2*PI( )*[.C108]*[.C108]*[.A108]) / (POWER([.E108];5) * (EXP( ([.A108]*[.C108])/([.E108]*[.B108]*3607.08748252358) )  -1))" office:value-type="float" office:value="6579292102827.24" calcext:value-type="float">
            <text:p>6579292102827.24</text:p>
          </table:table-cell>
          <table:table-cell table:formula="of:=(2*PI( )*[.C108]*[.C108]*[.A108]) / (POWER([.E108];5) * (EXP( ([.A108]*[.C108])/([.E108]*[.B108]*3491.3099269129) )  -1))" office:value-type="float" office:value="5797772624355.61" calcext:value-type="float">
            <text:p>5797772624355.61</text:p>
          </table:table-cell>
          <table:table-cell table:formula="of:=(2*PI( )*[.C108]*[.C108]*[.A108]) / (POWER([.E108];5) * (EXP( ([.A108]*[.C108])/([.E108]*[.B108]*3603.83918136312) )  -1))" office:value-type="float" office:value="6556685575372.6" calcext:value-type="float">
            <text:p>6556685575372.6</text:p>
          </table:table-cell>
          <table:table-cell table:formula="of:=(2*PI( )*[.C108]*[.C108]*[.A108]) / (POWER([.E108];5) * (EXP( ([.A108]*[.C108])/([.E108]*[.B108]*5529.53658708751) )  -1))" office:value-type="float" office:value="25721810221689.6" calcext:value-type="float">
            <text:p>25721810221689.6</text:p>
          </table:table-cell>
          <table:table-cell table:formula="of:=(2*PI( )*[.C108]*[.C108]*[.A108]) / (POWER([.E108];5) * (EXP( ([.A108]*[.C108])/([.E108]*[.B108]*3545.8658661559) )  -1))" office:value-type="float" office:value="6159798127507.69" calcext:value-type="float">
            <text:p>6159798127507.69</text:p>
          </table:table-cell>
          <table:table-cell table:formula="of:=(2*PI( )*[.C108]*[.C108]*[.A108]) / (POWER([.E108];5) * (EXP( ([.A108]*[.C108])/([.E108]*[.B108]*3909.75687519039) )  -1))" office:value-type="float" office:value="8852708531766.09" calcext:value-type="float">
            <text:p>8852708531766.09</text:p>
          </table:table-cell>
          <table:table-cell table:formula="of:=(2*PI( )*[.C108]*[.C108]*[.A108]) / (POWER([.E108];5) * (EXP( ([.A108]*[.C108])/([.E108]*[.B108]*3653.20966006719) )  -1))" office:value-type="float" office:value="6904467017748.65" calcext:value-type="float">
            <text:p>6904467017748.65</text:p>
          </table:table-cell>
          <table:table-cell table:formula="of:=(2*PI( )*[.C108]*[.C108]*[.A108]) / (POWER([.E108];5) * (EXP( ([.A108]*[.C108])/([.E108]*[.B108]*3523.91077015782) )  -1))" office:value-type="float" office:value="6012763300248.89" calcext:value-type="float">
            <text:p>6012763300248.89</text:p>
          </table:table-cell>
          <table:table-cell table:formula="of:=(2*PI( )*[.C108]*[.C108]*[.A108]) / (POWER([.E108];5) * (EXP( ([.A108]*[.C108])/([.E108]*[.B108]*3496.76346007464) )  -1))" office:value-type="float" office:value="5833457837592.82" calcext:value-type="float">
            <text:p>5833457837592.82</text:p>
          </table:table-cell>
          <table:table-cell table:formula="of:=(2*PI( )*[.C108]*[.C108]*[.A108]) / (POWER([.E108];5) * (EXP( ([.A108]*[.C108])/([.E108]*[.B108]*3605.05658350185) )  -1))" office:value-type="float" office:value="6565153513409.11" calcext:value-type="float">
            <text:p>6565153513409.1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0800" calcext:value-type="float">
            <text:p>10800</text:p>
          </table:table-cell>
          <table:table-cell table:formula="of:=[.D109]*POWER(10;-10)" office:value-type="float" office:value="0.00000108" calcext:value-type="float">
            <text:p>1.08E-06</text:p>
          </table:table-cell>
          <table:table-cell table:formula="of:=3.74192050507746E-016 / (POWER([.E109];5) * ((EXP( 1.9864748E-025 /([.E109]*1.381E-023 *3567.04712188114) )  -1)))" office:value-type="float" office:value="6235792219315.44" calcext:value-type="float">
            <text:p>6235792219315.44</text:p>
          </table:table-cell>
          <table:table-cell table:formula="of:=(2*PI( )*[.C109]*[.C109]*[.A109]) / (POWER([.E109];5) * (EXP( ([.A109]*[.C109])/([.E109]*[.B109]*3639.76900396354) )  -1))" office:value-type="float" office:value="6731550937102.58" calcext:value-type="float">
            <text:p>6731550937102.58</text:p>
          </table:table-cell>
          <table:table-cell table:formula="of:=(2*PI( )*[.C109]*[.C109]*[.A109]) / (POWER([.E109];5) * (EXP( ([.A109]*[.C109])/([.E109]*[.B109]*3607.08748252358) )  -1))" office:value-type="float" office:value="6506423032561.96" calcext:value-type="float">
            <text:p>6506423032561.96</text:p>
          </table:table-cell>
          <table:table-cell table:formula="of:=(2*PI( )*[.C109]*[.C109]*[.A109]) / (POWER([.E109];5) * (EXP( ([.A109]*[.C109])/([.E109]*[.B109]*3491.3099269129) )  -1))" office:value-type="float" office:value="5739681398705.97" calcext:value-type="float">
            <text:p>5739681398705.97</text:p>
          </table:table-cell>
          <table:table-cell table:formula="of:=(2*PI( )*[.C109]*[.C109]*[.A109]) / (POWER([.E109];5) * (EXP( ([.A109]*[.C109])/([.E109]*[.B109]*3603.83918136312) )  -1))" office:value-type="float" office:value="6484254394871.34" calcext:value-type="float">
            <text:p>6484254394871.34</text:p>
          </table:table-cell>
          <table:table-cell table:formula="of:=(2*PI( )*[.C109]*[.C109]*[.A109]) / (POWER([.E109];5) * (EXP( ([.A109]*[.C109])/([.E109]*[.B109]*5529.53658708751) )  -1))" office:value-type="float" office:value="25167048734118.1" calcext:value-type="float">
            <text:p>25167048734118.1</text:p>
          </table:table-cell>
          <table:table-cell table:formula="of:=(2*PI( )*[.C109]*[.C109]*[.A109]) / (POWER([.E109];5) * (EXP( ([.A109]*[.C109])/([.E109]*[.B109]*3545.8658661559) )  -1))" office:value-type="float" office:value="6094955787809.29" calcext:value-type="float">
            <text:p>6094955787809.29</text:p>
          </table:table-cell>
          <table:table-cell table:formula="of:=(2*PI( )*[.C109]*[.C109]*[.A109]) / (POWER([.E109];5) * (EXP( ([.A109]*[.C109])/([.E109]*[.B109]*3909.75687519039) )  -1))" office:value-type="float" office:value="8733118108621.11" calcext:value-type="float">
            <text:p>8733118108621.11</text:p>
          </table:table-cell>
          <table:table-cell table:formula="of:=(2*PI( )*[.C109]*[.C109]*[.A109]) / (POWER([.E109];5) * (EXP( ([.A109]*[.C109])/([.E109]*[.B109]*3653.20966006719) )  -1))" office:value-type="float" office:value="6825234966276.93" calcext:value-type="float">
            <text:p>6825234966276.93</text:p>
          </table:table-cell>
          <table:table-cell table:formula="of:=(2*PI( )*[.C109]*[.C109]*[.A109]) / (POWER([.E109];5) * (EXP( ([.A109]*[.C109])/([.E109]*[.B109]*3523.91077015782) )  -1))" office:value-type="float" office:value="5950683247831.04" calcext:value-type="float">
            <text:p>5950683247831.04</text:p>
          </table:table-cell>
          <table:table-cell table:formula="of:=(2*PI( )*[.C109]*[.C109]*[.A109]) / (POWER([.E109];5) * (EXP( ([.A109]*[.C109])/([.E109]*[.B109]*3496.76346007464) )  -1))" office:value-type="float" office:value="5774708733214.07" calcext:value-type="float">
            <text:p>5774708733214.07</text:p>
          </table:table-cell>
          <table:table-cell table:formula="of:=(2*PI( )*[.C109]*[.C109]*[.A109]) / (POWER([.E109];5) * (EXP( ([.A109]*[.C109])/([.E109]*[.B109]*3605.05658350185) )  -1))" office:value-type="float" office:value="6492558377879.3" calcext:value-type="float">
            <text:p>6492558377879.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0900" calcext:value-type="float">
            <text:p>10900</text:p>
          </table:table-cell>
          <table:table-cell table:formula="of:=[.D110]*POWER(10;-10)" office:value-type="float" office:value="0.00000109" calcext:value-type="float">
            <text:p>1.09E-06</text:p>
          </table:table-cell>
          <table:table-cell table:formula="of:=3.74192050507746E-016 / (POWER([.E110];5) * ((EXP( 1.9864748E-025 /([.E110]*1.381E-023 *3567.04712188114) )  -1)))" office:value-type="float" office:value="6167734099194.41" calcext:value-type="float">
            <text:p>6167734099194.41</text:p>
          </table:table-cell>
          <table:table-cell table:formula="of:=(2*PI( )*[.C110]*[.C110]*[.A110]) / (POWER([.E110];5) * (EXP( ([.A110]*[.C110])/([.E110]*[.B110]*3639.76900396354) )  -1))" office:value-type="float" office:value="6653853846868.98" calcext:value-type="float">
            <text:p>6653853846868.98</text:p>
          </table:table-cell>
          <table:table-cell table:formula="of:=(2*PI( )*[.C110]*[.C110]*[.A110]) / (POWER([.E110];5) * (EXP( ([.A110]*[.C110])/([.E110]*[.B110]*3607.08748252358) )  -1))" office:value-type="float" office:value="6433138329955.59" calcext:value-type="float">
            <text:p>6433138329955.59</text:p>
          </table:table-cell>
          <table:table-cell table:formula="of:=(2*PI( )*[.C110]*[.C110]*[.A110]) / (POWER([.E110];5) * (EXP( ([.A110]*[.C110])/([.E110]*[.B110]*3491.3099269129) )  -1))" office:value-type="float" office:value="5680970680728.86" calcext:value-type="float">
            <text:p>5680970680728.86</text:p>
          </table:table-cell>
          <table:table-cell table:formula="of:=(2*PI( )*[.C110]*[.C110]*[.A110]) / (POWER([.E110];5) * (EXP( ([.A110]*[.C110])/([.E110]*[.B110]*3603.83918136312) )  -1))" office:value-type="float" office:value="6411401059833.18" calcext:value-type="float">
            <text:p>6411401059833.18</text:p>
          </table:table-cell>
          <table:table-cell table:formula="of:=(2*PI( )*[.C110]*[.C110]*[.A110]) / (POWER([.E110];5) * (EXP( ([.A110]*[.C110])/([.E110]*[.B110]*5529.53658708751) )  -1))" office:value-type="float" office:value="24624962415469.7" calcext:value-type="float">
            <text:p>24624962415469.7</text:p>
          </table:table-cell>
          <table:table-cell table:formula="of:=(2*PI( )*[.C110]*[.C110]*[.A110]) / (POWER([.E110];5) * (EXP( ([.A110]*[.C110])/([.E110]*[.B110]*3545.8658661559) )  -1))" office:value-type="float" office:value="6029582754214.14" calcext:value-type="float">
            <text:p>6029582754214.14</text:p>
          </table:table-cell>
          <table:table-cell table:formula="of:=(2*PI( )*[.C110]*[.C110]*[.A110]) / (POWER([.E110];5) * (EXP( ([.A110]*[.C110])/([.E110]*[.B110]*3909.75687519039) )  -1))" office:value-type="float" office:value="8613935287339.41" calcext:value-type="float">
            <text:p>8613935287339.41</text:p>
          </table:table-cell>
          <table:table-cell table:formula="of:=(2*PI( )*[.C110]*[.C110]*[.A110]) / (POWER([.E110];5) * (EXP( ([.A110]*[.C110])/([.E110]*[.B110]*3653.20966006719) )  -1))" office:value-type="float" office:value="6745685019233.29" calcext:value-type="float">
            <text:p>6745685019233.29</text:p>
          </table:table-cell>
          <table:table-cell table:formula="of:=(2*PI( )*[.C110]*[.C110]*[.A110]) / (POWER([.E110];5) * (EXP( ([.A110]*[.C110])/([.E110]*[.B110]*3523.91077015782) )  -1))" office:value-type="float" office:value="5888035232090.5" calcext:value-type="float">
            <text:p>5888035232090.5</text:p>
          </table:table-cell>
          <table:table-cell table:formula="of:=(2*PI( )*[.C110]*[.C110]*[.A110]) / (POWER([.E110];5) * (EXP( ([.A110]*[.C110])/([.E110]*[.B110]*3496.76346007464) )  -1))" office:value-type="float" office:value="5715348441934.71" calcext:value-type="float">
            <text:p>5715348441934.71</text:p>
          </table:table-cell>
          <table:table-cell table:formula="of:=(2*PI( )*[.C110]*[.C110]*[.A110]) / (POWER([.E110];5) * (EXP( ([.A110]*[.C110])/([.E110]*[.B110]*3605.05658350185) )  -1))" office:value-type="float" office:value="6419543526679.53" calcext:value-type="float">
            <text:p>6419543526679.5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1000" calcext:value-type="float">
            <text:p>11000</text:p>
          </table:table-cell>
          <table:table-cell table:formula="of:=[.D111]*POWER(10;-10)" office:value-type="float" office:value="0.0000011" calcext:value-type="float">
            <text:p>1.1E-06</text:p>
          </table:table-cell>
          <table:table-cell table:formula="of:=3.74192050507746E-016 / (POWER([.E111];5) * ((EXP( 1.9864748E-025 /([.E111]*1.381E-023 *3567.04712188114) )  -1)))" office:value-type="float" office:value="6099273178741.71" calcext:value-type="float">
            <text:p>6099273178741.71</text:p>
          </table:table-cell>
          <table:table-cell table:formula="of:=(2*PI( )*[.C111]*[.C111]*[.A111]) / (POWER([.E111];5) * (EXP( ([.A111]*[.C111])/([.E111]*[.B111]*3639.76900396354) )  -1))" office:value-type="float" office:value="6575901852598.35" calcext:value-type="float">
            <text:p>6575901852598.35</text:p>
          </table:table-cell>
          <table:table-cell table:formula="of:=(2*PI( )*[.C111]*[.C111]*[.A111]) / (POWER([.E111];5) * (EXP( ([.A111]*[.C111])/([.E111]*[.B111]*3607.08748252358) )  -1))" office:value-type="float" office:value="6359529423029.18" calcext:value-type="float">
            <text:p>6359529423029.18</text:p>
          </table:table-cell>
          <table:table-cell table:formula="of:=(2*PI( )*[.C111]*[.C111]*[.A111]) / (POWER([.E111];5) * (EXP( ([.A111]*[.C111])/([.E111]*[.B111]*3491.3099269129) )  -1))" office:value-type="float" office:value="5621727069183.74" calcext:value-type="float">
            <text:p>5621727069183.74</text:p>
          </table:table-cell>
          <table:table-cell table:formula="of:=(2*PI( )*[.C111]*[.C111]*[.A111]) / (POWER([.E111];5) * (EXP( ([.A111]*[.C111])/([.E111]*[.B111]*3603.83918136312) )  -1))" office:value-type="float" office:value="6338216886731.34" calcext:value-type="float">
            <text:p>6338216886731.34</text:p>
          </table:table-cell>
          <table:table-cell table:formula="of:=(2*PI( )*[.C111]*[.C111]*[.A111]) / (POWER([.E111];5) * (EXP( ([.A111]*[.C111])/([.E111]*[.B111]*5529.53658708751) )  -1))" office:value-type="float" office:value="24095319960436.1" calcext:value-type="float">
            <text:p>24095319960436.1</text:p>
          </table:table-cell>
          <table:table-cell table:formula="of:=(2*PI( )*[.C111]*[.C111]*[.A111]) / (POWER([.E111];5) * (EXP( ([.A111]*[.C111])/([.E111]*[.B111]*3545.8658661559) )  -1))" office:value-type="float" office:value="5963768113805.04" calcext:value-type="float">
            <text:p>5963768113805.04</text:p>
          </table:table-cell>
          <table:table-cell table:formula="of:=(2*PI( )*[.C111]*[.C111]*[.A111]) / (POWER([.E111];5) * (EXP( ([.A111]*[.C111])/([.E111]*[.B111]*3909.75687519039) )  -1))" office:value-type="float" office:value="8495254696147.16" calcext:value-type="float">
            <text:p>8495254696147.16</text:p>
          </table:table-cell>
          <table:table-cell table:formula="of:=(2*PI( )*[.C111]*[.C111]*[.A111]) / (POWER([.E111];5) * (EXP( ([.A111]*[.C111])/([.E111]*[.B111]*3653.20966006719) )  -1))" office:value-type="float" office:value="6665910028002.84" calcext:value-type="float">
            <text:p>6665910028002.84</text:p>
          </table:table-cell>
          <table:table-cell table:formula="of:=(2*PI( )*[.C111]*[.C111]*[.A111]) / (POWER([.E111];5) * (EXP( ([.A111]*[.C111])/([.E111]*[.B111]*3523.91077015782) )  -1))" office:value-type="float" office:value="5824907382414.68" calcext:value-type="float">
            <text:p>5824907382414.68</text:p>
          </table:table-cell>
          <table:table-cell table:formula="of:=(2*PI( )*[.C111]*[.C111]*[.A111]) / (POWER([.E111];5) * (EXP( ([.A111]*[.C111])/([.E111]*[.B111]*3496.76346007464) )  -1))" office:value-type="float" office:value="5655463827360.98" calcext:value-type="float">
            <text:p>5655463827360.98</text:p>
          </table:table-cell>
          <table:table-cell table:formula="of:=(2*PI( )*[.C111]*[.C111]*[.A111]) / (POWER([.E111];5) * (EXP( ([.A111]*[.C111])/([.E111]*[.B111]*3605.05658350185) )  -1))" office:value-type="float" office:value="6346200318259.78" calcext:value-type="float">
            <text:p>6346200318259.7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1100" calcext:value-type="float">
            <text:p>11100</text:p>
          </table:table-cell>
          <table:table-cell table:formula="of:=[.D112]*POWER(10;-10)" office:value-type="float" office:value="0.00000111" calcext:value-type="float">
            <text:p>1.11E-06</text:p>
          </table:table-cell>
          <table:table-cell table:formula="of:=3.74192050507746E-016 / (POWER([.E112];5) * ((EXP( 1.9864748E-025 /([.E112]*1.381E-023 *3567.04712188114) )  -1)))" office:value-type="float" office:value="6030494185047.66" calcext:value-type="float">
            <text:p>6030494185047.66</text:p>
          </table:table-cell>
          <table:table-cell table:formula="of:=(2*PI( )*[.C112]*[.C112]*[.A112]) / (POWER([.E112];5) * (EXP( ([.A112]*[.C112])/([.E112]*[.B112]*3639.76900396354) )  -1))" office:value-type="float" office:value="6497781721155.64" calcext:value-type="float">
            <text:p>6497781721155.64</text:p>
          </table:table-cell>
          <table:table-cell table:formula="of:=(2*PI( )*[.C112]*[.C112]*[.A112]) / (POWER([.E112];5) * (EXP( ([.A112]*[.C112])/([.E112]*[.B112]*3607.08748252358) )  -1))" office:value-type="float" office:value="6285682251069.82" calcext:value-type="float">
            <text:p>6285682251069.82</text:p>
          </table:table-cell>
          <table:table-cell table:formula="of:=(2*PI( )*[.C112]*[.C112]*[.A112]) / (POWER([.E112];5) * (EXP( ([.A112]*[.C112])/([.E112]*[.B112]*3491.3099269129) )  -1))" office:value-type="float" office:value="5562032438771.62" calcext:value-type="float">
            <text:p>5562032438771.62</text:p>
          </table:table-cell>
          <table:table-cell table:formula="of:=(2*PI( )*[.C112]*[.C112]*[.A112]) / (POWER([.E112];5) * (EXP( ([.A112]*[.C112])/([.E112]*[.B112]*3603.83918136312) )  -1))" office:value-type="float" office:value="6264787724529.43" calcext:value-type="float">
            <text:p>6264787724529.43</text:p>
          </table:table-cell>
          <table:table-cell table:formula="of:=(2*PI( )*[.C112]*[.C112]*[.A112]) / (POWER([.E112];5) * (EXP( ([.A112]*[.C112])/([.E112]*[.B112]*5529.53658708751) )  -1))" office:value-type="float" office:value="23577887070543.6" calcext:value-type="float">
            <text:p>23577887070543.6</text:p>
          </table:table-cell>
          <table:table-cell table:formula="of:=(2*PI( )*[.C112]*[.C112]*[.A112]) / (POWER([.E112];5) * (EXP( ([.A112]*[.C112])/([.E112]*[.B112]*3545.8658661559) )  -1))" office:value-type="float" office:value="5897595867600.51" calcext:value-type="float">
            <text:p>5897595867600.51</text:p>
          </table:table-cell>
          <table:table-cell table:formula="of:=(2*PI( )*[.C112]*[.C112]*[.A112]) / (POWER([.E112];5) * (EXP( ([.A112]*[.C112])/([.E112]*[.B112]*3909.75687519039) )  -1))" office:value-type="float" office:value="8377163637096.03" calcext:value-type="float">
            <text:p>8377163637096.03</text:p>
          </table:table-cell>
          <table:table-cell table:formula="of:=(2*PI( )*[.C112]*[.C112]*[.A112]) / (POWER([.E112];5) * (EXP( ([.A112]*[.C112])/([.E112]*[.B112]*3653.20966006719) )  -1))" office:value-type="float" office:value="6585997056098.89" calcext:value-type="float">
            <text:p>6585997056098.89</text:p>
          </table:table-cell>
          <table:table-cell table:formula="of:=(2*PI( )*[.C112]*[.C112]*[.A112]) / (POWER([.E112];5) * (EXP( ([.A112]*[.C112])/([.E112]*[.B112]*3523.91077015782) )  -1))" office:value-type="float" office:value="5761382887578.42" calcext:value-type="float">
            <text:p>5761382887578.42</text:p>
          </table:table-cell>
          <table:table-cell table:formula="of:=(2*PI( )*[.C112]*[.C112]*[.A112]) / (POWER([.E112];5) * (EXP( ([.A112]*[.C112])/([.E112]*[.B112]*3496.76346007464) )  -1))" office:value-type="float" office:value="5595136992782.92" calcext:value-type="float">
            <text:p>5595136992782.92</text:p>
          </table:table-cell>
          <table:table-cell table:formula="of:=(2*PI( )*[.C112]*[.C112]*[.A112]) / (POWER([.E112];5) * (EXP( ([.A112]*[.C112])/([.E112]*[.B112]*3605.05658350185) )  -1))" office:value-type="float" office:value="6272614635603.69" calcext:value-type="float">
            <text:p>6272614635603.6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1200" calcext:value-type="float">
            <text:p>11200</text:p>
          </table:table-cell>
          <table:table-cell table:formula="of:=[.D113]*POWER(10;-10)" office:value-type="float" office:value="0.00000112" calcext:value-type="float">
            <text:p>1.12E-06</text:p>
          </table:table-cell>
          <table:table-cell table:formula="of:=3.74192050507746E-016 / (POWER([.E113];5) * ((EXP( 1.9864748E-025 /([.E113]*1.381E-023 *3567.04712188114) )  -1)))" office:value-type="float" office:value="5961476833618.03" calcext:value-type="float">
            <text:p>5961476833618.03</text:p>
          </table:table-cell>
          <table:table-cell table:formula="of:=(2*PI( )*[.C113]*[.C113]*[.A113]) / (POWER([.E113];5) * (EXP( ([.A113]*[.C113])/([.E113]*[.B113]*3639.76900396354) )  -1))" office:value-type="float" office:value="6419574770418.7" calcext:value-type="float">
            <text:p>6419574770418.7</text:p>
          </table:table-cell>
          <table:table-cell table:formula="of:=(2*PI( )*[.C113]*[.C113]*[.A113]) / (POWER([.E113];5) * (EXP( ([.A113]*[.C113])/([.E113]*[.B113]*3607.08748252358) )  -1))" office:value-type="float" office:value="6211677499620.68" calcext:value-type="float">
            <text:p>6211677499620.68</text:p>
          </table:table-cell>
          <table:table-cell table:formula="of:=(2*PI( )*[.C113]*[.C113]*[.A113]) / (POWER([.E113];5) * (EXP( ([.A113]*[.C113])/([.E113]*[.B113]*3491.3099269129) )  -1))" office:value-type="float" office:value="5501964116910.43" calcext:value-type="float">
            <text:p>5501964116910.43</text:p>
          </table:table-cell>
          <table:table-cell table:formula="of:=(2*PI( )*[.C113]*[.C113]*[.A113]) / (POWER([.E113];5) * (EXP( ([.A113]*[.C113])/([.E113]*[.B113]*3603.83918136312) )  -1))" office:value-type="float" office:value="6191194187979.94" calcext:value-type="float">
            <text:p>6191194187979.94</text:p>
          </table:table-cell>
          <table:table-cell table:formula="of:=(2*PI( )*[.C113]*[.C113]*[.A113]) / (POWER([.E113];5) * (EXP( ([.A113]*[.C113])/([.E113]*[.B113]*5529.53658708751) )  -1))" office:value-type="float" office:value="23072427322081.9" calcext:value-type="float">
            <text:p>23072427322081.9</text:p>
          </table:table-cell>
          <table:table-cell table:formula="of:=(2*PI( )*[.C113]*[.C113]*[.A113]) / (POWER([.E113];5) * (EXP( ([.A113]*[.C113])/([.E113]*[.B113]*3545.8658661559) )  -1))" office:value-type="float" office:value="5831145134205.01" calcext:value-type="float">
            <text:p>5831145134205.01</text:p>
          </table:table-cell>
          <table:table-cell table:formula="of:=(2*PI( )*[.C113]*[.C113]*[.A113]) / (POWER([.E113];5) * (EXP( ([.A113]*[.C113])/([.E113]*[.B113]*3909.75687519039) )  -1))" office:value-type="float" office:value="8259742488340.36" calcext:value-type="float">
            <text:p>8259742488340.36</text:p>
          </table:table-cell>
          <table:table-cell table:formula="of:=(2*PI( )*[.C113]*[.C113]*[.A113]) / (POWER([.E113];5) * (EXP( ([.A113]*[.C113])/([.E113]*[.B113]*3653.20966006719) )  -1))" office:value-type="float" office:value="6506027638487.87" calcext:value-type="float">
            <text:p>6506027638487.87</text:p>
          </table:table-cell>
          <table:table-cell table:formula="of:=(2*PI( )*[.C113]*[.C113]*[.A113]) / (POWER([.E113];5) * (EXP( ([.A113]*[.C113])/([.E113]*[.B113]*3523.91077015782) )  -1))" office:value-type="float" office:value="5697540188452.39" calcext:value-type="float">
            <text:p>5697540188452.39</text:p>
          </table:table-cell>
          <table:table-cell table:formula="of:=(2*PI( )*[.C113]*[.C113]*[.A113]) / (POWER([.E113];5) * (EXP( ([.A113]*[.C113])/([.E113]*[.B113]*3496.76346007464) )  -1))" office:value-type="float" office:value="5534445460588.16" calcext:value-type="float">
            <text:p>5534445460588.16</text:p>
          </table:table-cell>
          <table:table-cell table:formula="of:=(2*PI( )*[.C113]*[.C113]*[.A113]) / (POWER([.E113];5) * (EXP( ([.A113]*[.C113])/([.E113]*[.B113]*3605.05658350185) )  -1))" office:value-type="float" office:value="6198867120160.78" calcext:value-type="float">
            <text:p>6198867120160.7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1300" calcext:value-type="float">
            <text:p>11300</text:p>
          </table:table-cell>
          <table:table-cell table:formula="of:=[.D114]*POWER(10;-10)" office:value-type="float" office:value="0.00000113" calcext:value-type="float">
            <text:p>1.13E-06</text:p>
          </table:table-cell>
          <table:table-cell table:formula="of:=3.74192050507746E-016 / (POWER([.E114];5) * ((EXP( 1.9864748E-025 /([.E114]*1.381E-023 *3567.04712188114) )  -1)))" office:value-type="float" office:value="5892296039400.67" calcext:value-type="float">
            <text:p>5892296039400.67</text:p>
          </table:table-cell>
          <table:table-cell table:formula="of:=(2*PI( )*[.C114]*[.C114]*[.A114]) / (POWER([.E114];5) * (EXP( ([.A114]*[.C114])/([.E114]*[.B114]*3639.76900396354) )  -1))" office:value-type="float" office:value="6341357115763.09" calcext:value-type="float">
            <text:p>6341357115763.09</text:p>
          </table:table-cell>
          <table:table-cell table:formula="of:=(2*PI( )*[.C114]*[.C114]*[.A114]) / (POWER([.E114];5) * (EXP( ([.A114]*[.C114])/([.E114]*[.B114]*3607.08748252358) )  -1))" office:value-type="float" office:value="6137590830869.61" calcext:value-type="float">
            <text:p>6137590830869.61</text:p>
          </table:table-cell>
          <table:table-cell table:formula="of:=(2*PI( )*[.C114]*[.C114]*[.A114]) / (POWER([.E114];5) * (EXP( ([.A114]*[.C114])/([.E114]*[.B114]*3491.3099269129) )  -1))" office:value-type="float" office:value="5441595059376.17" calcext:value-type="float">
            <text:p>5441595059376.17</text:p>
          </table:table-cell>
          <table:table-cell table:formula="of:=(2*PI( )*[.C114]*[.C114]*[.A114]) / (POWER([.E114];5) * (EXP( ([.A114]*[.C114])/([.E114]*[.B114]*3603.83918136312) )  -1))" office:value-type="float" office:value="6117511886426.81" calcext:value-type="float">
            <text:p>6117511886426.81</text:p>
          </table:table-cell>
          <table:table-cell table:formula="of:=(2*PI( )*[.C114]*[.C114]*[.A114]) / (POWER([.E114];5) * (EXP( ([.A114]*[.C114])/([.E114]*[.B114]*5529.53658708751) )  -1))" office:value-type="float" office:value="22578702946367" calcext:value-type="float">
            <text:p>22578702946367</text:p>
          </table:table-cell>
          <table:table-cell table:formula="of:=(2*PI( )*[.C114]*[.C114]*[.A114]) / (POWER([.E114];5) * (EXP( ([.A114]*[.C114])/([.E114]*[.B114]*3545.8658661559) )  -1))" office:value-type="float" office:value="5764490350767.79" calcext:value-type="float">
            <text:p>5764490350767.79</text:p>
          </table:table-cell>
          <table:table-cell table:formula="of:=(2*PI( )*[.C114]*[.C114]*[.A114]) / (POWER([.E114];5) * (EXP( ([.A114]*[.C114])/([.E114]*[.B114]*3909.75687519039) )  -1))" office:value-type="float" office:value="8143065090111.41" calcext:value-type="float">
            <text:p>8143065090111.41</text:p>
          </table:table-cell>
          <table:table-cell table:formula="of:=(2*PI( )*[.C114]*[.C114]*[.A114]) / (POWER([.E114];5) * (EXP( ([.A114]*[.C114])/([.E114]*[.B114]*3653.20966006719) )  -1))" office:value-type="float" office:value="6426078034763.64" calcext:value-type="float">
            <text:p>6426078034763.64</text:p>
          </table:table-cell>
          <table:table-cell table:formula="of:=(2*PI( )*[.C114]*[.C114]*[.A114]) / (POWER([.E114];5) * (EXP( ([.A114]*[.C114])/([.E114]*[.B114]*3523.91077015782) )  -1))" office:value-type="float" office:value="5633453168663.24" calcext:value-type="float">
            <text:p>5633453168663.24</text:p>
          </table:table-cell>
          <table:table-cell table:formula="of:=(2*PI( )*[.C114]*[.C114]*[.A114]) / (POWER([.E114];5) * (EXP( ([.A114]*[.C114])/([.E114]*[.B114]*3496.76346007464) )  -1))" office:value-type="float" office:value="5473462350391.76" calcext:value-type="float">
            <text:p>5473462350391.76</text:p>
          </table:table-cell>
          <table:table-cell table:formula="of:=(2*PI( )*[.C114]*[.C114]*[.A114]) / (POWER([.E114];5) * (EXP( ([.A114]*[.C114])/([.E114]*[.B114]*3605.05658350185) )  -1))" office:value-type="float" office:value="6125033401243.06" calcext:value-type="float">
            <text:p>6125033401243.0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1400" calcext:value-type="float">
            <text:p>11400</text:p>
          </table:table-cell>
          <table:table-cell table:formula="of:=[.D115]*POWER(10;-10)" office:value-type="float" office:value="0.00000114" calcext:value-type="float">
            <text:p>1.14E-06</text:p>
          </table:table-cell>
          <table:table-cell table:formula="of:=3.74192050507746E-016 / (POWER([.E115];5) * ((EXP( 1.9864748E-025 /([.E115]*1.381E-023 *3567.04712188114) )  -1)))" office:value-type="float" office:value="5823022123869.23" calcext:value-type="float">
            <text:p>5823022123869.23</text:p>
          </table:table-cell>
          <table:table-cell table:formula="of:=(2*PI( )*[.C115]*[.C115]*[.A115]) / (POWER([.E115];5) * (EXP( ([.A115]*[.C115])/([.E115]*[.B115]*3639.76900396354) )  -1))" office:value-type="float" office:value="6263199910356.18" calcext:value-type="float">
            <text:p>6263199910356.18</text:p>
          </table:table-cell>
          <table:table-cell table:formula="of:=(2*PI( )*[.C115]*[.C115]*[.A115]) / (POWER([.E115];5) * (EXP( ([.A115]*[.C115])/([.E115]*[.B115]*3607.08748252358) )  -1))" office:value-type="float" office:value="6063493108883.11" calcext:value-type="float">
            <text:p>6063493108883.11</text:p>
          </table:table-cell>
          <table:table-cell table:formula="of:=(2*PI( )*[.C115]*[.C115]*[.A115]) / (POWER([.E115];5) * (EXP( ([.A115]*[.C115])/([.E115]*[.B115]*3491.3099269129) )  -1))" office:value-type="float" office:value="5380994024111.94" calcext:value-type="float">
            <text:p>5380994024111.94</text:p>
          </table:table-cell>
          <table:table-cell table:formula="of:=(2*PI( )*[.C115]*[.C115]*[.A115]) / (POWER([.E115];5) * (EXP( ([.A115]*[.C115])/([.E115]*[.B115]*3603.83918136312) )  -1))" office:value-type="float" office:value="6043811647554.09" calcext:value-type="float">
            <text:p>6043811647554.09</text:p>
          </table:table-cell>
          <table:table-cell table:formula="of:=(2*PI( )*[.C115]*[.C115]*[.A115]) / (POWER([.E115];5) * (EXP( ([.A115]*[.C115])/([.E115]*[.B115]*5529.53658708751) )  -1))" office:value-type="float" office:value="22096475529732.8" calcext:value-type="float">
            <text:p>22096475529732.8</text:p>
          </table:table-cell>
          <table:table-cell table:formula="of:=(2*PI( )*[.C115]*[.C115]*[.A115]) / (POWER([.E115];5) * (EXP( ([.A115]*[.C115])/([.E115]*[.B115]*3545.8658661559) )  -1))" office:value-type="float" office:value="5697701470613.43" calcext:value-type="float">
            <text:p>5697701470613.43</text:p>
          </table:table-cell>
          <table:table-cell table:formula="of:=(2*PI( )*[.C115]*[.C115]*[.A115]) / (POWER([.E115];5) * (EXP( ([.A115]*[.C115])/([.E115]*[.B115]*3909.75687519039) )  -1))" office:value-type="float" office:value="8027199114497.83" calcext:value-type="float">
            <text:p>8027199114497.83</text:p>
          </table:table-cell>
          <table:table-cell table:formula="of:=(2*PI( )*[.C115]*[.C115]*[.A115]) / (POWER([.E115];5) * (EXP( ([.A115]*[.C115])/([.E115]*[.B115]*3653.20966006719) )  -1))" office:value-type="float" office:value="6346219475693.04" calcext:value-type="float">
            <text:p>6346219475693.04</text:p>
          </table:table-cell>
          <table:table-cell table:formula="of:=(2*PI( )*[.C115]*[.C115]*[.A115]) / (POWER([.E115];5) * (EXP( ([.A115]*[.C115])/([.E115]*[.B115]*3523.91077015782) )  -1))" office:value-type="float" office:value="5569191342542.9" calcext:value-type="float">
            <text:p>5569191342542.9</text:p>
          </table:table-cell>
          <table:table-cell table:formula="of:=(2*PI( )*[.C115]*[.C115]*[.A115]) / (POWER([.E115];5) * (EXP( ([.A115]*[.C115])/([.E115]*[.B115]*3496.76346007464) )  -1))" office:value-type="float" office:value="5412256555190.31" calcext:value-type="float">
            <text:p>5412256555190.31</text:p>
          </table:table-cell>
          <table:table-cell table:formula="of:=(2*PI( )*[.C115]*[.C115]*[.A115]) / (POWER([.E115];5) * (EXP( ([.A115]*[.C115])/([.E115]*[.B115]*3605.05658350185) )  -1))" office:value-type="float" office:value="6051184320330.15" calcext:value-type="float">
            <text:p>6051184320330.1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1500" calcext:value-type="float">
            <text:p>11500</text:p>
          </table:table-cell>
          <table:table-cell table:formula="of:=[.D116]*POWER(10;-10)" office:value-type="float" office:value="0.00000115" calcext:value-type="float">
            <text:p>1.15E-06</text:p>
          </table:table-cell>
          <table:table-cell table:formula="of:=3.74192050507746E-016 / (POWER([.E116];5) * ((EXP( 1.9864748E-025 /([.E116]*1.381E-023 *3567.04712188114) )  -1)))" office:value-type="float" office:value="5753721017657.86" calcext:value-type="float">
            <text:p>5753721017657.86</text:p>
          </table:table-cell>
          <table:table-cell table:formula="of:=(2*PI( )*[.C116]*[.C116]*[.A116]) / (POWER([.E116];5) * (EXP( ([.A116]*[.C116])/([.E116]*[.B116]*3639.76900396354) )  -1))" office:value-type="float" office:value="6185169578862.47" calcext:value-type="float">
            <text:p>6185169578862.47</text:p>
          </table:table-cell>
          <table:table-cell table:formula="of:=(2*PI( )*[.C116]*[.C116]*[.A116]) / (POWER([.E116];5) * (EXP( ([.A116]*[.C116])/([.E116]*[.B116]*3607.08748252358) )  -1))" office:value-type="float" office:value="5989450619236.46" calcext:value-type="float">
            <text:p>5989450619236.46</text:p>
          </table:table-cell>
          <table:table-cell table:formula="of:=(2*PI( )*[.C116]*[.C116]*[.A116]) / (POWER([.E116];5) * (EXP( ([.A116]*[.C116])/([.E116]*[.B116]*3491.3099269129) )  -1))" office:value-type="float" office:value="5320225742608.9" calcext:value-type="float">
            <text:p>5320225742608.9</text:p>
          </table:table-cell>
          <table:table-cell table:formula="of:=(2*PI( )*[.C116]*[.C116]*[.A116]) / (POWER([.E116];5) * (EXP( ([.A116]*[.C116])/([.E116]*[.B116]*3603.83918136312) )  -1))" office:value-type="float" office:value="5970159735626.62" calcext:value-type="float">
            <text:p>5970159735626.62</text:p>
          </table:table-cell>
          <table:table-cell table:formula="of:=(2*PI( )*[.C116]*[.C116]*[.A116]) / (POWER([.E116];5) * (EXP( ([.A116]*[.C116])/([.E116]*[.B116]*5529.53658708751) )  -1))" office:value-type="float" office:value="21625506640074.2" calcext:value-type="float">
            <text:p>21625506640074.2</text:p>
          </table:table-cell>
          <table:table-cell table:formula="of:=(2*PI( )*[.C116]*[.C116]*[.A116]) / (POWER([.E116];5) * (EXP( ([.A116]*[.C116])/([.E116]*[.B116]*3545.8658661559) )  -1))" office:value-type="float" office:value="5630844157010.36" calcext:value-type="float">
            <text:p>5630844157010.36</text:p>
          </table:table-cell>
          <table:table-cell table:formula="of:=(2*PI( )*[.C116]*[.C116]*[.A116]) / (POWER([.E116];5) * (EXP( ([.A116]*[.C116])/([.E116]*[.B116]*3909.75687519039) )  -1))" office:value-type="float" office:value="7912206419223.86" calcext:value-type="float">
            <text:p>7912206419223.86</text:p>
          </table:table-cell>
          <table:table-cell table:formula="of:=(2*PI( )*[.C116]*[.C116]*[.A116]) / (POWER([.E116];5) * (EXP( ([.A116]*[.C116])/([.E116]*[.B116]*3653.20966006719) )  -1))" office:value-type="float" office:value="6266518402756.68" calcext:value-type="float">
            <text:p>6266518402756.68</text:p>
          </table:table-cell>
          <table:table-cell table:formula="of:=(2*PI( )*[.C116]*[.C116]*[.A116]) / (POWER([.E116];5) * (EXP( ([.A116]*[.C116])/([.E116]*[.B116]*3523.91077015782) )  -1))" office:value-type="float" office:value="5504820039806.53" calcext:value-type="float">
            <text:p>5504820039806.53</text:p>
          </table:table-cell>
          <table:table-cell table:formula="of:=(2*PI( )*[.C116]*[.C116]*[.A116]) / (POWER([.E116];5) * (EXP( ([.A116]*[.C116])/([.E116]*[.B116]*3496.76346007464) )  -1))" office:value-type="float" office:value="5350892914949.69" calcext:value-type="float">
            <text:p>5350892914949.69</text:p>
          </table:table-cell>
          <table:table-cell table:formula="of:=(2*PI( )*[.C116]*[.C116]*[.A116]) / (POWER([.E116];5) * (EXP( ([.A116]*[.C116])/([.E116]*[.B116]*3605.05658350185) )  -1))" office:value-type="float" office:value="5977386149830.45" calcext:value-type="float">
            <text:p>5977386149830.4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1600" calcext:value-type="float">
            <text:p>11600</text:p>
          </table:table-cell>
          <table:table-cell table:formula="of:=[.D117]*POWER(10;-10)" office:value-type="float" office:value="0.00000116" calcext:value-type="float">
            <text:p>1.16E-06</text:p>
          </table:table-cell>
          <table:table-cell table:formula="of:=3.74192050507746E-016 / (POWER([.E117];5) * ((EXP( 1.9864748E-025 /([.E117]*1.381E-023 *3567.04712188114) )  -1)))" office:value-type="float" office:value="5684454458331.85" calcext:value-type="float">
            <text:p>5684454458331.85</text:p>
          </table:table-cell>
          <table:table-cell table:formula="of:=(2*PI( )*[.C117]*[.C117]*[.A117]) / (POWER([.E117];5) * (EXP( ([.A117]*[.C117])/([.E117]*[.B117]*3639.76900396354) )  -1))" office:value-type="float" office:value="6107328044251.91" calcext:value-type="float">
            <text:p>6107328044251.91</text:p>
          </table:table-cell>
          <table:table-cell table:formula="of:=(2*PI( )*[.C117]*[.C117]*[.A117]) / (POWER([.E117];5) * (EXP( ([.A117]*[.C117])/([.E117]*[.B117]*3607.08748252358) )  -1))" office:value-type="float" office:value="5915525282681.4" calcext:value-type="float">
            <text:p>5915525282681.4</text:p>
          </table:table-cell>
          <table:table-cell table:formula="of:=(2*PI( )*[.C117]*[.C117]*[.A117]) / (POWER([.E117];5) * (EXP( ([.A117]*[.C117])/([.E117]*[.B117]*3491.3099269129) )  -1))" office:value-type="float" office:value="5259351088354.71" calcext:value-type="float">
            <text:p>5259351088354.71</text:p>
          </table:table-cell>
          <table:table-cell table:formula="of:=(2*PI( )*[.C117]*[.C117]*[.A117]) / (POWER([.E117];5) * (EXP( ([.A117]*[.C117])/([.E117]*[.B117]*3603.83918136312) )  -1))" office:value-type="float" office:value="5896618063859.3" calcext:value-type="float">
            <text:p>5896618063859.3</text:p>
          </table:table-cell>
          <table:table-cell table:formula="of:=(2*PI( )*[.C117]*[.C117]*[.A117]) / (POWER([.E117];5) * (EXP( ([.A117]*[.C117])/([.E117]*[.B117]*5529.53658708751) )  -1))" office:value-type="float" office:value="21165558386231.5" calcext:value-type="float">
            <text:p>21165558386231.5</text:p>
          </table:table-cell>
          <table:table-cell table:formula="of:=(2*PI( )*[.C117]*[.C117]*[.A117]) / (POWER([.E117];5) * (EXP( ([.A117]*[.C117])/([.E117]*[.B117]*3545.8658661559) )  -1))" office:value-type="float" office:value="5563979972635.2" calcext:value-type="float">
            <text:p>5563979972635.2</text:p>
          </table:table-cell>
          <table:table-cell table:formula="of:=(2*PI( )*[.C117]*[.C117]*[.A117]) / (POWER([.E117];5) * (EXP( ([.A117]*[.C117])/([.E117]*[.B117]*3909.75687519039) )  -1))" office:value-type="float" office:value="7798143385684.18" calcext:value-type="float">
            <text:p>7798143385684.18</text:p>
          </table:table-cell>
          <table:table-cell table:formula="of:=(2*PI( )*[.C117]*[.C117]*[.A117]) / (POWER([.E117];5) * (EXP( ([.A117]*[.C117])/([.E117]*[.B117]*3653.20966006719) )  -1))" office:value-type="float" office:value="6187036700399.15" calcext:value-type="float">
            <text:p>6187036700399.15</text:p>
          </table:table-cell>
          <table:table-cell table:formula="of:=(2*PI( )*[.C117]*[.C117]*[.A117]) / (POWER([.E117];5) * (EXP( ([.A117]*[.C117])/([.E117]*[.B117]*3523.91077015782) )  -1))" office:value-type="float" office:value="5440400586490.6" calcext:value-type="float">
            <text:p>5440400586490.6</text:p>
          </table:table-cell>
          <table:table-cell table:formula="of:=(2*PI( )*[.C117]*[.C117]*[.A117]) / (POWER([.E117];5) * (EXP( ([.A117]*[.C117])/([.E117]*[.B117]*3496.76346007464) )  -1))" office:value-type="float" office:value="5289432387127.85" calcext:value-type="float">
            <text:p>5289432387127.85</text:p>
          </table:table-cell>
          <table:table-cell table:formula="of:=(2*PI( )*[.C117]*[.C117]*[.A117]) / (POWER([.E117];5) * (EXP( ([.A117]*[.C117])/([.E117]*[.B117]*3605.05658350185) )  -1))" office:value-type="float" office:value="5903700805936.87" calcext:value-type="float">
            <text:p>5903700805936.8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1700" calcext:value-type="float">
            <text:p>11700</text:p>
          </table:table-cell>
          <table:table-cell table:formula="of:=[.D118]*POWER(10;-10)" office:value-type="float" office:value="0.00000117" calcext:value-type="float">
            <text:p>1.17E-06</text:p>
          </table:table-cell>
          <table:table-cell table:formula="of:=3.74192050507746E-016 / (POWER([.E118];5) * ((EXP( 1.9864748E-025 /([.E118]*1.381E-023 *3567.04712188114) )  -1)))" office:value-type="float" office:value="5615280182961.41" calcext:value-type="float">
            <text:p>5615280182961.41</text:p>
          </table:table-cell>
          <table:table-cell table:formula="of:=(2*PI( )*[.C118]*[.C118]*[.A118]) / (POWER([.E118];5) * (EXP( ([.A118]*[.C118])/([.E118]*[.B118]*3639.76900396354) )  -1))" office:value-type="float" office:value="6029732947483.61" calcext:value-type="float">
            <text:p>6029732947483.61</text:p>
          </table:table-cell>
          <table:table-cell table:formula="of:=(2*PI( )*[.C118]*[.C118]*[.A118]) / (POWER([.E118];5) * (EXP( ([.A118]*[.C118])/([.E118]*[.B118]*3607.08748252358) )  -1))" office:value-type="float" office:value="5841774862573.95" calcext:value-type="float">
            <text:p>5841774862573.95</text:p>
          </table:table-cell>
          <table:table-cell table:formula="of:=(2*PI( )*[.C118]*[.C118]*[.A118]) / (POWER([.E118];5) * (EXP( ([.A118]*[.C118])/([.E118]*[.B118]*3491.3099269129) )  -1))" office:value-type="float" office:value="5198427241926.31" calcext:value-type="float">
            <text:p>5198427241926.31</text:p>
          </table:table-cell>
          <table:table-cell table:formula="of:=(2*PI( )*[.C118]*[.C118]*[.A118]) / (POWER([.E118];5) * (EXP( ([.A118]*[.C118])/([.E118]*[.B118]*3603.83918136312) )  -1))" office:value-type="float" office:value="5823244400632.76" calcext:value-type="float">
            <text:p>5823244400632.76</text:p>
          </table:table-cell>
          <table:table-cell table:formula="of:=(2*PI( )*[.C118]*[.C118]*[.A118]) / (POWER([.E118];5) * (EXP( ([.A118]*[.C118])/([.E118]*[.B118]*5529.53658708751) )  -1))" office:value-type="float" office:value="20716393916014.3" calcext:value-type="float">
            <text:p>20716393916014.3</text:p>
          </table:table-cell>
          <table:table-cell table:formula="of:=(2*PI( )*[.C118]*[.C118]*[.A118]) / (POWER([.E118];5) * (EXP( ([.A118]*[.C118])/([.E118]*[.B118]*3545.8658661559) )  -1))" office:value-type="float" office:value="5497166564372.76" calcext:value-type="float">
            <text:p>5497166564372.76</text:p>
          </table:table-cell>
          <table:table-cell table:formula="of:=(2*PI( )*[.C118]*[.C118]*[.A118]) / (POWER([.E118];5) * (EXP( ([.A118]*[.C118])/([.E118]*[.B118]*3909.75687519039) )  -1))" office:value-type="float" office:value="7685061241550.99" calcext:value-type="float">
            <text:p>7685061241550.99</text:p>
          </table:table-cell>
          <table:table-cell table:formula="of:=(2*PI( )*[.C118]*[.C118]*[.A118]) / (POWER([.E118];5) * (EXP( ([.A118]*[.C118])/([.E118]*[.B118]*3653.20966006719) )  -1))" office:value-type="float" office:value="6107831920781.79" calcext:value-type="float">
            <text:p>6107831920781.79</text:p>
          </table:table-cell>
          <table:table-cell table:formula="of:=(2*PI( )*[.C118]*[.C118]*[.A118]) / (POWER([.E118];5) * (EXP( ([.A118]*[.C118])/([.E118]*[.B118]*3523.91077015782) )  -1))" office:value-type="float" office:value="5375990481764.45" calcext:value-type="float">
            <text:p>5375990481764.45</text:p>
          </table:table-cell>
          <table:table-cell table:formula="of:=(2*PI( )*[.C118]*[.C118]*[.A118]) / (POWER([.E118];5) * (EXP( ([.A118]*[.C118])/([.E118]*[.B118]*3496.76346007464) )  -1))" office:value-type="float" office:value="5227932213715.19" calcext:value-type="float">
            <text:p>5227932213715.19</text:p>
          </table:table-cell>
          <table:table-cell table:formula="of:=(2*PI( )*[.C118]*[.C118]*[.A118]) / (POWER([.E118];5) * (EXP( ([.A118]*[.C118])/([.E118]*[.B118]*3605.05658350185) )  -1))" office:value-type="float" office:value="5830186055296.68" calcext:value-type="float">
            <text:p>5830186055296.6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1800" calcext:value-type="float">
            <text:p>11800</text:p>
          </table:table-cell>
          <table:table-cell table:formula="of:=[.D119]*POWER(10;-10)" office:value-type="float" office:value="0.00000118" calcext:value-type="float">
            <text:p>1.18E-06</text:p>
          </table:table-cell>
          <table:table-cell table:formula="of:=3.74192050507746E-016 / (POWER([.E119];5) * ((EXP( 1.9864748E-025 /([.E119]*1.381E-023 *3567.04712188114) )  -1)))" office:value-type="float" office:value="5546252115237.4" calcext:value-type="float">
            <text:p>5546252115237.4</text:p>
          </table:table-cell>
          <table:table-cell table:formula="of:=(2*PI( )*[.C119]*[.C119]*[.A119]) / (POWER([.E119];5) * (EXP( ([.A119]*[.C119])/([.E119]*[.B119]*3639.76900396354) )  -1))" office:value-type="float" office:value="5952437859905.73" calcext:value-type="float">
            <text:p>5952437859905.73</text:p>
          </table:table-cell>
          <table:table-cell table:formula="of:=(2*PI( )*[.C119]*[.C119]*[.A119]) / (POWER([.E119];5) * (EXP( ([.A119]*[.C119])/([.E119]*[.B119]*3607.08748252358) )  -1))" office:value-type="float" office:value="5768253165855.66" calcext:value-type="float">
            <text:p>5768253165855.66</text:p>
          </table:table-cell>
          <table:table-cell table:formula="of:=(2*PI( )*[.C119]*[.C119]*[.A119]) / (POWER([.E119];5) * (EXP( ([.A119]*[.C119])/([.E119]*[.B119]*3491.3099269129) )  -1))" office:value-type="float" office:value="5137507852377.05" calcext:value-type="float">
            <text:p>5137507852377.05</text:p>
          </table:table-cell>
          <table:table-cell table:formula="of:=(2*PI( )*[.C119]*[.C119]*[.A119]) / (POWER([.E119];5) * (EXP( ([.A119]*[.C119])/([.E119]*[.B119]*3603.83918136312) )  -1))" office:value-type="float" office:value="5750092569344.28" calcext:value-type="float">
            <text:p>5750092569344.28</text:p>
          </table:table-cell>
          <table:table-cell table:formula="of:=(2*PI( )*[.C119]*[.C119]*[.A119]) / (POWER([.E119];5) * (EXP( ([.A119]*[.C119])/([.E119]*[.B119]*5529.53658708751) )  -1))" office:value-type="float" office:value="20277777858202.4" calcext:value-type="float">
            <text:p>20277777858202.4</text:p>
          </table:table-cell>
          <table:table-cell table:formula="of:=(2*PI( )*[.C119]*[.C119]*[.A119]) / (POWER([.E119];5) * (EXP( ([.A119]*[.C119])/([.E119]*[.B119]*3545.8658661559) )  -1))" office:value-type="float" office:value="5430457843164.01" calcext:value-type="float">
            <text:p>5430457843164.01</text:p>
          </table:table-cell>
          <table:table-cell table:formula="of:=(2*PI( )*[.C119]*[.C119]*[.A119]) / (POWER([.E119];5) * (EXP( ([.A119]*[.C119])/([.E119]*[.B119]*3909.75687519039) )  -1))" office:value-type="float" office:value="7573006368314.29" calcext:value-type="float">
            <text:p>7573006368314.29</text:p>
          </table:table-cell>
          <table:table-cell table:formula="of:=(2*PI( )*[.C119]*[.C119]*[.A119]) / (POWER([.E119];5) * (EXP( ([.A119]*[.C119])/([.E119]*[.B119]*3653.20966006719) )  -1))" office:value-type="float" office:value="6028957500900.21" calcext:value-type="float">
            <text:p>6028957500900.21</text:p>
          </table:table-cell>
          <table:table-cell table:formula="of:=(2*PI( )*[.C119]*[.C119]*[.A119]) / (POWER([.E119];5) * (EXP( ([.A119]*[.C119])/([.E119]*[.B119]*3523.91077015782) )  -1))" office:value-type="float" office:value="5311643570301.26" calcext:value-type="float">
            <text:p>5311643570301.26</text:p>
          </table:table-cell>
          <table:table-cell table:formula="of:=(2*PI( )*[.C119]*[.C119]*[.A119]) / (POWER([.E119];5) * (EXP( ([.A119]*[.C119])/([.E119]*[.B119]*3496.76346007464) )  -1))" office:value-type="float" office:value="5166446084448.72" calcext:value-type="float">
            <text:p>5166446084448.72</text:p>
          </table:table-cell>
          <table:table-cell table:formula="of:=(2*PI( )*[.C119]*[.C119]*[.A119]) / (POWER([.E119];5) * (EXP( ([.A119]*[.C119])/([.E119]*[.B119]*3605.05658350185) )  -1))" office:value-type="float" office:value="5756895715285.91" calcext:value-type="float">
            <text:p>5756895715285.9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1900" calcext:value-type="float">
            <text:p>11900</text:p>
          </table:table-cell>
          <table:table-cell table:formula="of:=[.D120]*POWER(10;-10)" office:value-type="float" office:value="0.00000119" calcext:value-type="float">
            <text:p>1.19E-06</text:p>
          </table:table-cell>
          <table:table-cell table:formula="of:=3.74192050507746E-016 / (POWER([.E120];5) * ((EXP( 1.9864748E-025 /([.E120]*1.381E-023 *3567.04712188114) )  -1)))" office:value-type="float" office:value="5477420546931.72" calcext:value-type="float">
            <text:p>5477420546931.72</text:p>
          </table:table-cell>
          <table:table-cell table:formula="of:=(2*PI( )*[.C120]*[.C120]*[.A120]) / (POWER([.E120];5) * (EXP( ([.A120]*[.C120])/([.E120]*[.B120]*3639.76900396354) )  -1))" office:value-type="float" office:value="5875492488274.21" calcext:value-type="float">
            <text:p>5875492488274.21</text:p>
          </table:table-cell>
          <table:table-cell table:formula="of:=(2*PI( )*[.C120]*[.C120]*[.A120]) / (POWER([.E120];5) * (EXP( ([.A120]*[.C120])/([.E120]*[.B120]*3607.08748252358) )  -1))" office:value-type="float" office:value="5695010237443.81" calcext:value-type="float">
            <text:p>5695010237443.81</text:p>
          </table:table-cell>
          <table:table-cell table:formula="of:=(2*PI( )*[.C120]*[.C120]*[.A120]) / (POWER([.E120];5) * (EXP( ([.A120]*[.C120])/([.E120]*[.B120]*3491.3099269129) )  -1))" office:value-type="float" office:value="5076643194633.4" calcext:value-type="float">
            <text:p>5076643194633.4</text:p>
          </table:table-cell>
          <table:table-cell table:formula="of:=(2*PI( )*[.C120]*[.C120]*[.A120]) / (POWER([.E120];5) * (EXP( ([.A120]*[.C120])/([.E120]*[.B120]*3603.83918136312) )  -1))" office:value-type="float" office:value="5677212641744.89" calcext:value-type="float">
            <text:p>5677212641744.89</text:p>
          </table:table-cell>
          <table:table-cell table:formula="of:=(2*PI( )*[.C120]*[.C120]*[.A120]) / (POWER([.E120];5) * (EXP( ([.A120]*[.C120])/([.E120]*[.B120]*5529.53658708751) )  -1))" office:value-type="float" office:value="19849476713436.6" calcext:value-type="float">
            <text:p>19849476713436.6</text:p>
          </table:table-cell>
          <table:table-cell table:formula="of:=(2*PI( )*[.C120]*[.C120]*[.A120]) / (POWER([.E120];5) * (EXP( ([.A120]*[.C120])/([.E120]*[.B120]*3545.8658661559) )  -1))" office:value-type="float" office:value="5363904158678.43" calcext:value-type="float">
            <text:p>5363904158678.43</text:p>
          </table:table-cell>
          <table:table-cell table:formula="of:=(2*PI( )*[.C120]*[.C120]*[.A120]) / (POWER([.E120];5) * (EXP( ([.A120]*[.C120])/([.E120]*[.B120]*3909.75687519039) )  -1))" office:value-type="float" office:value="7462020594153.15" calcext:value-type="float">
            <text:p>7462020594153.15</text:p>
          </table:table-cell>
          <table:table-cell table:formula="of:=(2*PI( )*[.C120]*[.C120]*[.A120]) / (POWER([.E120];5) * (EXP( ([.A120]*[.C120])/([.E120]*[.B120]*3653.20966006719) )  -1))" office:value-type="float" office:value="5950462971988.73" calcext:value-type="float">
            <text:p>5950462971988.73</text:p>
          </table:table-cell>
          <table:table-cell table:formula="of:=(2*PI( )*[.C120]*[.C120]*[.A120]) / (POWER([.E120];5) * (EXP( ([.A120]*[.C120])/([.E120]*[.B120]*3523.91077015782) )  -1))" office:value-type="float" office:value="5247410209959.35" calcext:value-type="float">
            <text:p>5247410209959.35</text:p>
          </table:table-cell>
          <table:table-cell table:formula="of:=(2*PI( )*[.C120]*[.C120]*[.A120]) / (POWER([.E120];5) * (EXP( ([.A120]*[.C120])/([.E120]*[.B120]*3496.76346007464) )  -1))" office:value-type="float" office:value="5105024295920.37" calcext:value-type="float">
            <text:p>5105024295920.37</text:p>
          </table:table-cell>
          <table:table-cell table:formula="of:=(2*PI( )*[.C120]*[.C120]*[.A120]) / (POWER([.E120];5) * (EXP( ([.A120]*[.C120])/([.E120]*[.B120]*3605.05658350185) )  -1))" office:value-type="float" office:value="5683879847741.09" calcext:value-type="float">
            <text:p>5683879847741.0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2000" calcext:value-type="float">
            <text:p>12000</text:p>
          </table:table-cell>
          <table:table-cell table:formula="of:=[.D121]*POWER(10;-10)" office:value-type="float" office:value="0.0000012" calcext:value-type="float">
            <text:p>1.2E-06</text:p>
          </table:table-cell>
          <table:table-cell table:formula="of:=3.74192050507746E-016 / (POWER([.E121];5) * ((EXP( 1.9864748E-025 /([.E121]*1.381E-023 *3567.04712188114) )  -1)))" office:value-type="float" office:value="5408832313560.74" calcext:value-type="float">
            <text:p>5408832313560.74</text:p>
          </table:table-cell>
          <table:table-cell table:formula="of:=(2*PI( )*[.C121]*[.C121]*[.A121]) / (POWER([.E121];5) * (EXP( ([.A121]*[.C121])/([.E121]*[.B121]*3639.76900396354) )  -1))" office:value-type="float" office:value="5798942872345.09" calcext:value-type="float">
            <text:p>5798942872345.09</text:p>
          </table:table-cell>
          <table:table-cell table:formula="of:=(2*PI( )*[.C121]*[.C121]*[.A121]) / (POWER([.E121];5) * (EXP( ([.A121]*[.C121])/([.E121]*[.B121]*3607.08748252358) )  -1))" office:value-type="float" office:value="5622092547940.57" calcext:value-type="float">
            <text:p>5622092547940.57</text:p>
          </table:table-cell>
          <table:table-cell table:formula="of:=(2*PI( )*[.C121]*[.C121]*[.A121]) / (POWER([.E121];5) * (EXP( ([.A121]*[.C121])/([.E121]*[.B121]*3491.3099269129) )  -1))" office:value-type="float" office:value="5015880322673.86" calcext:value-type="float">
            <text:p>5015880322673.86</text:p>
          </table:table-cell>
          <table:table-cell table:formula="of:=(2*PI( )*[.C121]*[.C121]*[.A121]) / (POWER([.E121];5) * (EXP( ([.A121]*[.C121])/([.E121]*[.B121]*3603.83918136312) )  -1))" office:value-type="float" office:value="5604651124668.38" calcext:value-type="float">
            <text:p>5604651124668.38</text:p>
          </table:table-cell>
          <table:table-cell table:formula="of:=(2*PI( )*[.C121]*[.C121]*[.A121]) / (POWER([.E121];5) * (EXP( ([.A121]*[.C121])/([.E121]*[.B121]*5529.53658708751) )  -1))" office:value-type="float" office:value="19431259198520.3" calcext:value-type="float">
            <text:p>19431259198520.3</text:p>
          </table:table-cell>
          <table:table-cell table:formula="of:=(2*PI( )*[.C121]*[.C121]*[.A121]) / (POWER([.E121];5) * (EXP( ([.A121]*[.C121])/([.E121]*[.B121]*3545.8658661559) )  -1))" office:value-type="float" office:value="5297552468643.7" calcext:value-type="float">
            <text:p>5297552468643.7</text:p>
          </table:table-cell>
          <table:table-cell table:formula="of:=(2*PI( )*[.C121]*[.C121]*[.A121]) / (POWER([.E121];5) * (EXP( ([.A121]*[.C121])/([.E121]*[.B121]*3909.75687519039) )  -1))" office:value-type="float" office:value="7352141472564.21" calcext:value-type="float">
            <text:p>7352141472564.21</text:p>
          </table:table-cell>
          <table:table-cell table:formula="of:=(2*PI( )*[.C121]*[.C121]*[.A121]) / (POWER([.E121];5) * (EXP( ([.A121]*[.C121])/([.E121]*[.B121]*3653.20966006719) )  -1))" office:value-type="float" office:value="5872394161186.14" calcext:value-type="float">
            <text:p>5872394161186.14</text:p>
          </table:table-cell>
          <table:table-cell table:formula="of:=(2*PI( )*[.C121]*[.C121]*[.A121]) / (POWER([.E121];5) * (EXP( ([.A121]*[.C121])/([.E121]*[.B121]*3523.91077015782) )  -1))" office:value-type="float" office:value="5183337434581.44" calcext:value-type="float">
            <text:p>5183337434581.44</text:p>
          </table:table-cell>
          <table:table-cell table:formula="of:=(2*PI( )*[.C121]*[.C121]*[.A121]) / (POWER([.E121];5) * (EXP( ([.A121]*[.C121])/([.E121]*[.B121]*3496.76346007464) )  -1))" office:value-type="float" office:value="5043713906358.32" calcext:value-type="float">
            <text:p>5043713906358.32</text:p>
          </table:table-cell>
          <table:table-cell table:formula="of:=(2*PI( )*[.C121]*[.C121]*[.A121]) / (POWER([.E121];5) * (EXP( ([.A121]*[.C121])/([.E121]*[.B121]*3605.05658350185) )  -1))" office:value-type="float" office:value="5611184946055.5" calcext:value-type="float">
            <text:p>5611184946055.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2100" calcext:value-type="float">
            <text:p>12100</text:p>
          </table:table-cell>
          <table:table-cell table:formula="of:=[.D122]*POWER(10;-10)" office:value-type="float" office:value="0.00000121" calcext:value-type="float">
            <text:p>1.21E-06</text:p>
          </table:table-cell>
          <table:table-cell table:formula="of:=3.74192050507746E-016 / (POWER([.E122];5) * ((EXP( 1.9864748E-025 /([.E122]*1.381E-023 *3567.04712188114) )  -1)))" office:value-type="float" office:value="5340530964159.43" calcext:value-type="float">
            <text:p>5340530964159.43</text:p>
          </table:table-cell>
          <table:table-cell table:formula="of:=(2*PI( )*[.C122]*[.C122]*[.A122]) / (POWER([.E122];5) * (EXP( ([.A122]*[.C122])/([.E122]*[.B122]*3639.76900396354) )  -1))" office:value-type="float" office:value="5722831575040.97" calcext:value-type="float">
            <text:p>5722831575040.97</text:p>
          </table:table-cell>
          <table:table-cell table:formula="of:=(2*PI( )*[.C122]*[.C122]*[.A122]) / (POWER([.E122];5) * (EXP( ([.A122]*[.C122])/([.E122]*[.B122]*3607.08748252358) )  -1))" office:value-type="float" office:value="5549543174618.25" calcext:value-type="float">
            <text:p>5549543174618.25</text:p>
          </table:table-cell>
          <table:table-cell table:formula="of:=(2*PI( )*[.C122]*[.C122]*[.A122]) / (POWER([.E122];5) * (EXP( ([.A122]*[.C122])/([.E122]*[.B122]*3491.3099269129) )  -1))" office:value-type="float" office:value="4955263218314.09" calcext:value-type="float">
            <text:p>4955263218314.09</text:p>
          </table:table-cell>
          <table:table-cell table:formula="of:=(2*PI( )*[.C122]*[.C122]*[.A122]) / (POWER([.E122];5) * (EXP( ([.A122]*[.C122])/([.E122]*[.B122]*3603.83918136312) )  -1))" office:value-type="float" office:value="5532451140105.09" calcext:value-type="float">
            <text:p>5532451140105.09</text:p>
          </table:table-cell>
          <table:table-cell table:formula="of:=(2*PI( )*[.C122]*[.C122]*[.A122]) / (POWER([.E122];5) * (EXP( ([.A122]*[.C122])/([.E122]*[.B122]*5529.53658708751) )  -1))" office:value-type="float" office:value="19022896548286.7" calcext:value-type="float">
            <text:p>19022896548286.7</text:p>
          </table:table-cell>
          <table:table-cell table:formula="of:=(2*PI( )*[.C122]*[.C122]*[.A122]) / (POWER([.E122];5) * (EXP( ([.A122]*[.C122])/([.E122]*[.B122]*3545.8658661559) )  -1))" office:value-type="float" office:value="5231446502715.63" calcext:value-type="float">
            <text:p>5231446502715.63</text:p>
          </table:table-cell>
          <table:table-cell table:formula="of:=(2*PI( )*[.C122]*[.C122]*[.A122]) / (POWER([.E122];5) * (EXP( ([.A122]*[.C122])/([.E122]*[.B122]*3909.75687519039) )  -1))" office:value-type="float" office:value="7243402547195.18" calcext:value-type="float">
            <text:p>7243402547195.18</text:p>
          </table:table-cell>
          <table:table-cell table:formula="of:=(2*PI( )*[.C122]*[.C122]*[.A122]) / (POWER([.E122];5) * (EXP( ([.A122]*[.C122])/([.E122]*[.B122]*3653.20966006719) )  -1))" office:value-type="float" office:value="5794793385481.71" calcext:value-type="float">
            <text:p>5794793385481.71</text:p>
          </table:table-cell>
          <table:table-cell table:formula="of:=(2*PI( )*[.C122]*[.C122]*[.A122]) / (POWER([.E122];5) * (EXP( ([.A122]*[.C122])/([.E122]*[.B122]*3523.91077015782) )  -1))" office:value-type="float" office:value="5119469111770.25" calcext:value-type="float">
            <text:p>5119469111770.25</text:p>
          </table:table-cell>
          <table:table-cell table:formula="of:=(2*PI( )*[.C122]*[.C122]*[.A122]) / (POWER([.E122];5) * (EXP( ([.A122]*[.C122])/([.E122]*[.B122]*3496.76346007464) )  -1))" office:value-type="float" office:value="4982558885910.52" calcext:value-type="float">
            <text:p>4982558885910.52</text:p>
          </table:table-cell>
          <table:table-cell table:formula="of:=(2*PI( )*[.C122]*[.C122]*[.A122]) / (POWER([.E122];5) * (EXP( ([.A122]*[.C122])/([.E122]*[.B122]*3605.05658350185) )  -1))" office:value-type="float" office:value="5538854115594.62" calcext:value-type="float">
            <text:p>5538854115594.6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2200" calcext:value-type="float">
            <text:p>12200</text:p>
          </table:table-cell>
          <table:table-cell table:formula="of:=[.D123]*POWER(10;-10)" office:value-type="float" office:value="0.00000122" calcext:value-type="float">
            <text:p>1.22E-06</text:p>
          </table:table-cell>
          <table:table-cell table:formula="of:=3.74192050507746E-016 / (POWER([.E123];5) * ((EXP( 1.9864748E-025 /([.E123]*1.381E-023 *3567.04712188114) )  -1)))" office:value-type="float" office:value="5272556925116.24" calcext:value-type="float">
            <text:p>5272556925116.24</text:p>
          </table:table-cell>
          <table:table-cell table:formula="of:=(2*PI( )*[.C123]*[.C123]*[.A123]) / (POWER([.E123];5) * (EXP( ([.A123]*[.C123])/([.E123]*[.B123]*3639.76900396354) )  -1))" office:value-type="float" office:value="5647197865231.3" calcext:value-type="float">
            <text:p>5647197865231.3</text:p>
          </table:table-cell>
          <table:table-cell table:formula="of:=(2*PI( )*[.C123]*[.C123]*[.A123]) / (POWER([.E123];5) * (EXP( ([.A123]*[.C123])/([.E123]*[.B123]*3607.08748252358) )  -1))" office:value-type="float" office:value="5477401975678.65" calcext:value-type="float">
            <text:p>5477401975678.65</text:p>
          </table:table-cell>
          <table:table-cell table:formula="of:=(2*PI( )*[.C123]*[.C123]*[.A123]) / (POWER([.E123];5) * (EXP( ([.A123]*[.C123])/([.E123]*[.B123]*3491.3099269129) )  -1))" office:value-type="float" office:value="4894832935467.36" calcext:value-type="float">
            <text:p>4894832935467.36</text:p>
          </table:table-cell>
          <table:table-cell table:formula="of:=(2*PI( )*[.C123]*[.C123]*[.A123]) / (POWER([.E123];5) * (EXP( ([.A123]*[.C123])/([.E123]*[.B123]*3603.83918136312) )  -1))" office:value-type="float" office:value="5460652598614.77" calcext:value-type="float">
            <text:p>5460652598614.77</text:p>
          </table:table-cell>
          <table:table-cell table:formula="of:=(2*PI( )*[.C123]*[.C123]*[.A123]) / (POWER([.E123];5) * (EXP( ([.A123]*[.C123])/([.E123]*[.B123]*5529.53658708751) )  -1))" office:value-type="float" office:value="18624162778849.8" calcext:value-type="float">
            <text:p>18624162778849.8</text:p>
          </table:table-cell>
          <table:table-cell table:formula="of:=(2*PI( )*[.C123]*[.C123]*[.A123]) / (POWER([.E123];5) * (EXP( ([.A123]*[.C123])/([.E123]*[.B123]*3545.8658661559) )  -1))" office:value-type="float" office:value="5165626920814.33" calcext:value-type="float">
            <text:p>5165626920814.33</text:p>
          </table:table-cell>
          <table:table-cell table:formula="of:=(2*PI( )*[.C123]*[.C123]*[.A123]) / (POWER([.E123];5) * (EXP( ([.A123]*[.C123])/([.E123]*[.B123]*3909.75687519039) )  -1))" office:value-type="float" office:value="7135833603346.98" calcext:value-type="float">
            <text:p>7135833603346.98</text:p>
          </table:table-cell>
          <table:table-cell table:formula="of:=(2*PI( )*[.C123]*[.C123]*[.A123]) / (POWER([.E123];5) * (EXP( ([.A123]*[.C123])/([.E123]*[.B123]*3653.20966006719) )  -1))" office:value-type="float" office:value="5717699637998.95" calcext:value-type="float">
            <text:p>5717699637998.95</text:p>
          </table:table-cell>
          <table:table-cell table:formula="of:=(2*PI( )*[.C123]*[.C123]*[.A123]) / (POWER([.E123];5) * (EXP( ([.A123]*[.C123])/([.E123]*[.B123]*3523.91077015782) )  -1))" office:value-type="float" office:value="5055846095542.77" calcext:value-type="float">
            <text:p>5055846095542.77</text:p>
          </table:table-cell>
          <table:table-cell table:formula="of:=(2*PI( )*[.C123]*[.C123]*[.A123]) / (POWER([.E123];5) * (EXP( ([.A123]*[.C123])/([.E123]*[.B123]*3496.76346007464) )  -1))" office:value-type="float" office:value="4921600262305.21" calcext:value-type="float">
            <text:p>4921600262305.21</text:p>
          </table:table-cell>
          <table:table-cell table:formula="of:=(2*PI( )*[.C123]*[.C123]*[.A123]) / (POWER([.E123];5) * (EXP( ([.A123]*[.C123])/([.E123]*[.B123]*3605.05658350185) )  -1))" office:value-type="float" office:value="5466927247426.1" calcext:value-type="float">
            <text:p>5466927247426.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2300" calcext:value-type="float">
            <text:p>12300</text:p>
          </table:table-cell>
          <table:table-cell table:formula="of:=[.D124]*POWER(10;-10)" office:value-type="float" office:value="0.00000123" calcext:value-type="float">
            <text:p>1.23E-06</text:p>
          </table:table-cell>
          <table:table-cell table:formula="of:=3.74192050507746E-016 / (POWER([.E124];5) * ((EXP( 1.9864748E-025 /([.E124]*1.381E-023 *3567.04712188114) )  -1)))" office:value-type="float" office:value="5204947658055.95" calcext:value-type="float">
            <text:p>5204947658055.95</text:p>
          </table:table-cell>
          <table:table-cell table:formula="of:=(2*PI( )*[.C124]*[.C124]*[.A124]) / (POWER([.E124];5) * (EXP( ([.A124]*[.C124])/([.E124]*[.B124]*3639.76900396354) )  -1))" office:value-type="float" office:value="5572077893199.51" calcext:value-type="float">
            <text:p>5572077893199.51</text:p>
          </table:table-cell>
          <table:table-cell table:formula="of:=(2*PI( )*[.C124]*[.C124]*[.A124]) / (POWER([.E124];5) * (EXP( ([.A124]*[.C124])/([.E124]*[.B124]*3607.08748252358) )  -1))" office:value-type="float" office:value="5405705757819.89" calcext:value-type="float">
            <text:p>5405705757819.89</text:p>
          </table:table-cell>
          <table:table-cell table:formula="of:=(2*PI( )*[.C124]*[.C124]*[.A124]) / (POWER([.E124];5) * (EXP( ([.A124]*[.C124])/([.E124]*[.B124]*3491.3099269129) )  -1))" office:value-type="float" office:value="4834627739789.24" calcext:value-type="float">
            <text:p>4834627739789.24</text:p>
          </table:table-cell>
          <table:table-cell table:formula="of:=(2*PI( )*[.C124]*[.C124]*[.A124]) / (POWER([.E124];5) * (EXP( ([.A124]*[.C124])/([.E124]*[.B124]*3603.83918136312) )  -1))" office:value-type="float" office:value="5389292366107.49" calcext:value-type="float">
            <text:p>5389292366107.49</text:p>
          </table:table-cell>
          <table:table-cell table:formula="of:=(2*PI( )*[.C124]*[.C124]*[.A124]) / (POWER([.E124];5) * (EXP( ([.A124]*[.C124])/([.E124]*[.B124]*5529.53658708751) )  -1))" office:value-type="float" office:value="18234834915747.4" calcext:value-type="float">
            <text:p>18234834915747.4</text:p>
          </table:table-cell>
          <table:table-cell table:formula="of:=(2*PI( )*[.C124]*[.C124]*[.A124]) / (POWER([.E124];5) * (EXP( ([.A124]*[.C124])/([.E124]*[.B124]*3545.8658661559) )  -1))" office:value-type="float" office:value="5100131465891" calcext:value-type="float">
            <text:p>5100131465891</text:p>
          </table:table-cell>
          <table:table-cell table:formula="of:=(2*PI( )*[.C124]*[.C124]*[.A124]) / (POWER([.E124];5) * (EXP( ([.A124]*[.C124])/([.E124]*[.B124]*3909.75687519039) )  -1))" office:value-type="float" office:value="7029460906618.13" calcext:value-type="float">
            <text:p>7029460906618.13</text:p>
          </table:table-cell>
          <table:table-cell table:formula="of:=(2*PI( )*[.C124]*[.C124]*[.A124]) / (POWER([.E124];5) * (EXP( ([.A124]*[.C124])/([.E124]*[.B124]*3653.20966006719) )  -1))" office:value-type="float" office:value="5641148766707.07" calcext:value-type="float">
            <text:p>5641148766707.07</text:p>
          </table:table-cell>
          <table:table-cell table:formula="of:=(2*PI( )*[.C124]*[.C124]*[.A124]) / (POWER([.E124];5) * (EXP( ([.A124]*[.C124])/([.E124]*[.B124]*3523.91077015782) )  -1))" office:value-type="float" office:value="4992506373804.48" calcext:value-type="float">
            <text:p>4992506373804.48</text:p>
          </table:table-cell>
          <table:table-cell table:formula="of:=(2*PI( )*[.C124]*[.C124]*[.A124]) / (POWER([.E124];5) * (EXP( ([.A124]*[.C124])/([.E124]*[.B124]*3496.76346007464) )  -1))" office:value-type="float" office:value="4860876261802.3" calcext:value-type="float">
            <text:p>4860876261802.3</text:p>
          </table:table-cell>
          <table:table-cell table:formula="of:=(2*PI( )*[.C124]*[.C124]*[.A124]) / (POWER([.E124];5) * (EXP( ([.A124]*[.C124])/([.E124]*[.B124]*3605.05658350185) )  -1))" office:value-type="float" office:value="5395441185395.32" calcext:value-type="float">
            <text:p>5395441185395.3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2400" calcext:value-type="float">
            <text:p>12400</text:p>
          </table:table-cell>
          <table:table-cell table:formula="of:=[.D125]*POWER(10;-10)" office:value-type="float" office:value="0.00000124" calcext:value-type="float">
            <text:p>1.24E-06</text:p>
          </table:table-cell>
          <table:table-cell table:formula="of:=3.74192050507746E-016 / (POWER([.E125];5) * ((EXP( 1.9864748E-025 /([.E125]*1.381E-023 *3567.04712188114) )  -1)))" office:value-type="float" office:value="5137737811789.88" calcext:value-type="float">
            <text:p>5137737811789.88</text:p>
          </table:table-cell>
          <table:table-cell table:formula="of:=(2*PI( )*[.C125]*[.C125]*[.A125]) / (POWER([.E125];5) * (EXP( ([.A125]*[.C125])/([.E125]*[.B125]*3639.76900396354) )  -1))" office:value-type="float" office:value="5497504858898.42" calcext:value-type="float">
            <text:p>5497504858898.42</text:p>
          </table:table-cell>
          <table:table-cell table:formula="of:=(2*PI( )*[.C125]*[.C125]*[.A125]) / (POWER([.E125];5) * (EXP( ([.A125]*[.C125])/([.E125]*[.B125]*3607.08748252358) )  -1))" office:value-type="float" office:value="5334488437173.86" calcext:value-type="float">
            <text:p>5334488437173.86</text:p>
          </table:table-cell>
          <table:table-cell table:formula="of:=(2*PI( )*[.C125]*[.C125]*[.A125]) / (POWER([.E125];5) * (EXP( ([.A125]*[.C125])/([.E125]*[.B125]*3491.3099269129) )  -1))" office:value-type="float" office:value="4774683243650.05" calcext:value-type="float">
            <text:p>4774683243650.05</text:p>
          </table:table-cell>
          <table:table-cell table:formula="of:=(2*PI( )*[.C125]*[.C125]*[.A125]) / (POWER([.E125];5) * (EXP( ([.A125]*[.C125])/([.E125]*[.B125]*3603.83918136312) )  -1))" office:value-type="float" office:value="5318404424052.74" calcext:value-type="float">
            <text:p>5318404424052.74</text:p>
          </table:table-cell>
          <table:table-cell table:formula="of:=(2*PI( )*[.C125]*[.C125]*[.A125]) / (POWER([.E125];5) * (EXP( ([.A125]*[.C125])/([.E125]*[.B125]*5529.53658708751) )  -1))" office:value-type="float" office:value="17854693190194.7" calcext:value-type="float">
            <text:p>17854693190194.7</text:p>
          </table:table-cell>
          <table:table-cell table:formula="of:=(2*PI( )*[.C125]*[.C125]*[.A125]) / (POWER([.E125];5) * (EXP( ([.A125]*[.C125])/([.E125]*[.B125]*3545.8658661559) )  -1))" office:value-type="float" office:value="5034995111122.35" calcext:value-type="float">
            <text:p>5034995111122.35</text:p>
          </table:table-cell>
          <table:table-cell table:formula="of:=(2*PI( )*[.C125]*[.C125]*[.A125]) / (POWER([.E125];5) * (EXP( ([.A125]*[.C125])/([.E125]*[.B125]*3909.75687519039) )  -1))" office:value-type="float" office:value="6924307429171.25" calcext:value-type="float">
            <text:p>6924307429171.25</text:p>
          </table:table-cell>
          <table:table-cell table:formula="of:=(2*PI( )*[.C125]*[.C125]*[.A125]) / (POWER([.E125];5) * (EXP( ([.A125]*[.C125])/([.E125]*[.B125]*3653.20966006719) )  -1))" office:value-type="float" office:value="5565173645677.84" calcext:value-type="float">
            <text:p>5565173645677.84</text:p>
          </table:table-cell>
          <table:table-cell table:formula="of:=(2*PI( )*[.C125]*[.C125]*[.A125]) / (POWER([.E125];5) * (EXP( ([.A125]*[.C125])/([.E125]*[.B125]*3523.91077015782) )  -1))" office:value-type="float" office:value="4929485210618.41" calcext:value-type="float">
            <text:p>4929485210618.41</text:p>
          </table:table-cell>
          <table:table-cell table:formula="of:=(2*PI( )*[.C125]*[.C125]*[.A125]) / (POWER([.E125];5) * (EXP( ([.A125]*[.C125])/([.E125]*[.B125]*3496.76346007464) )  -1))" office:value-type="float" office:value="4800422445384.59" calcext:value-type="float">
            <text:p>4800422445384.59</text:p>
          </table:table-cell>
          <table:table-cell table:formula="of:=(2*PI( )*[.C125]*[.C125]*[.A125]) / (POWER([.E125];5) * (EXP( ([.A125]*[.C125])/([.E125]*[.B125]*3605.05658350185) )  -1))" office:value-type="float" office:value="5324429886607.47" calcext:value-type="float">
            <text:p>5324429886607.4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2500" calcext:value-type="float">
            <text:p>12500</text:p>
          </table:table-cell>
          <table:table-cell table:formula="of:=[.D126]*POWER(10;-10)" office:value-type="float" office:value="0.00000125" calcext:value-type="float">
            <text:p>1.25E-06</text:p>
          </table:table-cell>
          <table:table-cell table:formula="of:=3.74192050507746E-016 / (POWER([.E126];5) * ((EXP( 1.9864748E-025 /([.E126]*1.381E-023 *3567.04712188114) )  -1)))" office:value-type="float" office:value="5070959368379.92" calcext:value-type="float">
            <text:p>5070959368379.92</text:p>
          </table:table-cell>
          <table:table-cell table:formula="of:=(2*PI( )*[.C126]*[.C126]*[.A126]) / (POWER([.E126];5) * (EXP( ([.A126]*[.C126])/([.E126]*[.B126]*3639.76900396354) )  -1))" office:value-type="float" office:value="5423509173118.92" calcext:value-type="float">
            <text:p>5423509173118.92</text:p>
          </table:table-cell>
          <table:table-cell table:formula="of:=(2*PI( )*[.C126]*[.C126]*[.A126]) / (POWER([.E126];5) * (EXP( ([.A126]*[.C126])/([.E126]*[.B126]*3607.08748252358) )  -1))" office:value-type="float" office:value="5263781193703.26" calcext:value-type="float">
            <text:p>5263781193703.26</text:p>
          </table:table-cell>
          <table:table-cell table:formula="of:=(2*PI( )*[.C126]*[.C126]*[.A126]) / (POWER([.E126];5) * (EXP( ([.A126]*[.C126])/([.E126]*[.B126]*3491.3099269129) )  -1))" office:value-type="float" office:value="4715032536409.36" calcext:value-type="float">
            <text:p>4715032536409.36</text:p>
          </table:table-cell>
          <table:table-cell table:formula="of:=(2*PI( )*[.C126]*[.C126]*[.A126]) / (POWER([.E126];5) * (EXP( ([.A126]*[.C126])/([.E126]*[.B126]*3603.83918136312) )  -1))" office:value-type="float" office:value="5248020023201.63" calcext:value-type="float">
            <text:p>5248020023201.63</text:p>
          </table:table-cell>
          <table:table-cell table:formula="of:=(2*PI( )*[.C126]*[.C126]*[.A126]) / (POWER([.E126];5) * (EXP( ([.A126]*[.C126])/([.E126]*[.B126]*5529.53658708751) )  -1))" office:value-type="float" office:value="17483521206404" calcext:value-type="float">
            <text:p>17483521206404</text:p>
          </table:table-cell>
          <table:table-cell table:formula="of:=(2*PI( )*[.C126]*[.C126]*[.A126]) / (POWER([.E126];5) * (EXP( ([.A126]*[.C126])/([.E126]*[.B126]*3545.8658661559) )  -1))" office:value-type="float" office:value="4970250201557.94" calcext:value-type="float">
            <text:p>4970250201557.94</text:p>
          </table:table-cell>
          <table:table-cell table:formula="of:=(2*PI( )*[.C126]*[.C126]*[.A126]) / (POWER([.E126];5) * (EXP( ([.A126]*[.C126])/([.E126]*[.B126]*3909.75687519039) )  -1))" office:value-type="float" office:value="6820393064103.31" calcext:value-type="float">
            <text:p>6820393064103.31</text:p>
          </table:table-cell>
          <table:table-cell table:formula="of:=(2*PI( )*[.C126]*[.C126]*[.A126]) / (POWER([.E126];5) * (EXP( ([.A126]*[.C126])/([.E126]*[.B126]*3653.20966006719) )  -1))" office:value-type="float" office:value="5489804339028.02" calcext:value-type="float">
            <text:p>5489804339028.02</text:p>
          </table:table-cell>
          <table:table-cell table:formula="of:=(2*PI( )*[.C126]*[.C126]*[.A126]) / (POWER([.E126];5) * (EXP( ([.A126]*[.C126])/([.E126]*[.B126]*3523.91077015782) )  -1))" office:value-type="float" office:value="4866815283273.2" calcext:value-type="float">
            <text:p>4866815283273.2</text:p>
          </table:table-cell>
          <table:table-cell table:formula="of:=(2*PI( )*[.C126]*[.C126]*[.A126]) / (POWER([.E126];5) * (EXP( ([.A126]*[.C126])/([.E126]*[.B126]*3496.76346007464) )  -1))" office:value-type="float" office:value="4740271840167.66" calcext:value-type="float">
            <text:p>4740271840167.66</text:p>
          </table:table-cell>
          <table:table-cell table:formula="of:=(2*PI( )*[.C126]*[.C126]*[.A126]) / (POWER([.E126];5) * (EXP( ([.A126]*[.C126])/([.E126]*[.B126]*3605.05658350185) )  -1))" office:value-type="float" office:value="5253924575402.63" calcext:value-type="float">
            <text:p>5253924575402.6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2600" calcext:value-type="float">
            <text:p>12600</text:p>
          </table:table-cell>
          <table:table-cell table:formula="of:=[.D127]*POWER(10;-10)" office:value-type="float" office:value="0.00000126" calcext:value-type="float">
            <text:p>1.26E-06</text:p>
          </table:table-cell>
          <table:table-cell table:formula="of:=3.74192050507746E-016 / (POWER([.E127];5) * ((EXP( 1.9864748E-025 /([.E127]*1.381E-023 *3567.04712188114) )  -1)))" office:value-type="float" office:value="5004641783386.81" calcext:value-type="float">
            <text:p>5004641783386.81</text:p>
          </table:table-cell>
          <table:table-cell table:formula="of:=(2*PI( )*[.C127]*[.C127]*[.A127]) / (POWER([.E127];5) * (EXP( ([.A127]*[.C127])/([.E127]*[.B127]*3639.76900396354) )  -1))" office:value-type="float" office:value="5350118611716.83" calcext:value-type="float">
            <text:p>5350118611716.83</text:p>
          </table:table-cell>
          <table:table-cell table:formula="of:=(2*PI( )*[.C127]*[.C127]*[.A127]) / (POWER([.E127];5) * (EXP( ([.A127]*[.C127])/([.E127]*[.B127]*3607.08748252358) )  -1))" office:value-type="float" office:value="5193612619168.51" calcext:value-type="float">
            <text:p>5193612619168.51</text:p>
          </table:table-cell>
          <table:table-cell table:formula="of:=(2*PI( )*[.C127]*[.C127]*[.A127]) / (POWER([.E127];5) * (EXP( ([.A127]*[.C127])/([.E127]*[.B127]*3491.3099269129) )  -1))" office:value-type="float" office:value="4655706309992.81" calcext:value-type="float">
            <text:p>4655706309992.81</text:p>
          </table:table-cell>
          <table:table-cell table:formula="of:=(2*PI( )*[.C127]*[.C127]*[.A127]) / (POWER([.E127];5) * (EXP( ([.A127]*[.C127])/([.E127]*[.B127]*3603.83918136312) )  -1))" office:value-type="float" office:value="5178167830929.38" calcext:value-type="float">
            <text:p>5178167830929.38</text:p>
          </table:table-cell>
          <table:table-cell table:formula="of:=(2*PI( )*[.C127]*[.C127]*[.A127]) / (POWER([.E127];5) * (EXP( ([.A127]*[.C127])/([.E127]*[.B127]*5529.53658708751) )  -1))" office:value-type="float" office:value="17121106082679.2" calcext:value-type="float">
            <text:p>17121106082679.2</text:p>
          </table:table-cell>
          <table:table-cell table:formula="of:=(2*PI( )*[.C127]*[.C127]*[.A127]) / (POWER([.E127];5) * (EXP( ([.A127]*[.C127])/([.E127]*[.B127]*3545.8658661559) )  -1))" office:value-type="float" office:value="4905926590270.53" calcext:value-type="float">
            <text:p>4905926590270.53</text:p>
          </table:table-cell>
          <table:table-cell table:formula="of:=(2*PI( )*[.C127]*[.C127]*[.A127]) / (POWER([.E127];5) * (EXP( ([.A127]*[.C127])/([.E127]*[.B127]*3909.75687519039) )  -1))" office:value-type="float" office:value="6717734828400.24" calcext:value-type="float">
            <text:p>6717734828400.24</text:p>
          </table:table-cell>
          <table:table-cell table:formula="of:=(2*PI( )*[.C127]*[.C127]*[.A127]) / (POWER([.E127];5) * (EXP( ([.A127]*[.C127])/([.E127]*[.B127]*3653.20966006719) )  -1))" office:value-type="float" office:value="5415068257707.09" calcext:value-type="float">
            <text:p>5415068257707.09</text:p>
          </table:table-cell>
          <table:table-cell table:formula="of:=(2*PI( )*[.C127]*[.C127]*[.A127]) / (POWER([.E127];5) * (EXP( ([.A127]*[.C127])/([.E127]*[.B127]*3523.91077015782) )  -1))" office:value-type="float" office:value="4804526814179.72" calcext:value-type="float">
            <text:p>4804526814179.72</text:p>
          </table:table-cell>
          <table:table-cell table:formula="of:=(2*PI( )*[.C127]*[.C127]*[.A127]) / (POWER([.E127];5) * (EXP( ([.A127]*[.C127])/([.E127]*[.B127]*3496.76346007464) )  -1))" office:value-type="float" office:value="4680455066033.8" calcext:value-type="float">
            <text:p>4680455066033.8</text:p>
          </table:table-cell>
          <table:table-cell table:formula="of:=(2*PI( )*[.C127]*[.C127]*[.A127]) / (POWER([.E127];5) * (EXP( ([.A127]*[.C127])/([.E127]*[.B127]*3605.05658350185) )  -1))" office:value-type="float" office:value="5183953890932.42" calcext:value-type="float">
            <text:p>5183953890932.4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2700" calcext:value-type="float">
            <text:p>12700</text:p>
          </table:table-cell>
          <table:table-cell table:formula="of:=[.D128]*POWER(10;-10)" office:value-type="float" office:value="0.00000127" calcext:value-type="float">
            <text:p>1.27E-06</text:p>
          </table:table-cell>
          <table:table-cell table:formula="of:=3.74192050507746E-016 / (POWER([.E128];5) * ((EXP( 1.9864748E-025 /([.E128]*1.381E-023 *3567.04712188114) )  -1)))" office:value-type="float" office:value="4938812120392.29" calcext:value-type="float">
            <text:p>4938812120392.29</text:p>
          </table:table-cell>
          <table:table-cell table:formula="of:=(2*PI( )*[.C128]*[.C128]*[.A128]) / (POWER([.E128];5) * (EXP( ([.A128]*[.C128])/([.E128]*[.B128]*3639.76900396354) )  -1))" office:value-type="float" office:value="5277358463058.71" calcext:value-type="float">
            <text:p>5277358463058.71</text:p>
          </table:table-cell>
          <table:table-cell table:formula="of:=(2*PI( )*[.C128]*[.C128]*[.A128]) / (POWER([.E128];5) * (EXP( ([.A128]*[.C128])/([.E128]*[.B128]*3607.08748252358) )  -1))" office:value-type="float" office:value="5124008858792.74" calcext:value-type="float">
            <text:p>5124008858792.74</text:p>
          </table:table-cell>
          <table:table-cell table:formula="of:=(2*PI( )*[.C128]*[.C128]*[.A128]) / (POWER([.E128];5) * (EXP( ([.A128]*[.C128])/([.E128]*[.B128]*3491.3099269129) )  -1))" office:value-type="float" office:value="4596732979794.79" calcext:value-type="float">
            <text:p>4596732979794.79</text:p>
          </table:table-cell>
          <table:table-cell table:formula="of:=(2*PI( )*[.C128]*[.C128]*[.A128]) / (POWER([.E128];5) * (EXP( ([.A128]*[.C128])/([.E128]*[.B128]*3603.83918136312) )  -1))" office:value-type="float" office:value="5108874072323.06" calcext:value-type="float">
            <text:p>5108874072323.06</text:p>
          </table:table-cell>
          <table:table-cell table:formula="of:=(2*PI( )*[.C128]*[.C128]*[.A128]) / (POWER([.E128];5) * (EXP( ([.A128]*[.C128])/([.E128]*[.B128]*5529.53658708751) )  -1))" office:value-type="float" office:value="16767238568769.7" calcext:value-type="float">
            <text:p>16767238568769.7</text:p>
          </table:table-cell>
          <table:table-cell table:formula="of:=(2*PI( )*[.C128]*[.C128]*[.A128]) / (POWER([.E128];5) * (EXP( ([.A128]*[.C128])/([.E128]*[.B128]*3545.8658661559) )  -1))" office:value-type="float" office:value="4842051769079.67" calcext:value-type="float">
            <text:p>4842051769079.67</text:p>
          </table:table-cell>
          <table:table-cell table:formula="of:=(2*PI( )*[.C128]*[.C128]*[.A128]) / (POWER([.E128];5) * (EXP( ([.A128]*[.C128])/([.E128]*[.B128]*3909.75687519039) )  -1))" office:value-type="float" office:value="6616347054952.42" calcext:value-type="float">
            <text:p>6616347054952.42</text:p>
          </table:table-cell>
          <table:table-cell table:formula="of:=(2*PI( )*[.C128]*[.C128]*[.A128]) / (POWER([.E128];5) * (EXP( ([.A128]*[.C128])/([.E128]*[.B128]*3653.20966006719) )  -1))" office:value-type="float" office:value="5340990309304.77" calcext:value-type="float">
            <text:p>5340990309304.77</text:p>
          </table:table-cell>
          <table:table-cell table:formula="of:=(2*PI( )*[.C128]*[.C128]*[.A128]) / (POWER([.E128];5) * (EXP( ([.A128]*[.C128])/([.E128]*[.B128]*3523.91077015782) )  -1))" office:value-type="float" office:value="4742647697647.03" calcext:value-type="float">
            <text:p>4742647697647.03</text:p>
          </table:table-cell>
          <table:table-cell table:formula="of:=(2*PI( )*[.C128]*[.C128]*[.A128]) / (POWER([.E128];5) * (EXP( ([.A128]*[.C128])/([.E128]*[.B128]*3496.76346007464) )  -1))" office:value-type="float" office:value="4621000457517.67" calcext:value-type="float">
            <text:p>4621000457517.67</text:p>
          </table:table-cell>
          <table:table-cell table:formula="of:=(2*PI( )*[.C128]*[.C128]*[.A128]) / (POWER([.E128];5) * (EXP( ([.A128]*[.C128])/([.E128]*[.B128]*3605.05658350185) )  -1))" office:value-type="float" office:value="5114544028464.05" calcext:value-type="float">
            <text:p>5114544028464.0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2800" calcext:value-type="float">
            <text:p>12800</text:p>
          </table:table-cell>
          <table:table-cell table:formula="of:=[.D129]*POWER(10;-10)" office:value-type="float" office:value="0.00000128" calcext:value-type="float">
            <text:p>1.28E-06</text:p>
          </table:table-cell>
          <table:table-cell table:formula="of:=3.74192050507746E-016 / (POWER([.E129];5) * ((EXP( 1.9864748E-025 /([.E129]*1.381E-023 *3567.04712188114) )  -1)))" office:value-type="float" office:value="4873495179901.88" calcext:value-type="float">
            <text:p>4873495179901.88</text:p>
          </table:table-cell>
          <table:table-cell table:formula="of:=(2*PI( )*[.C129]*[.C129]*[.A129]) / (POWER([.E129];5) * (EXP( ([.A129]*[.C129])/([.E129]*[.B129]*3639.76900396354) )  -1))" office:value-type="float" office:value="5205251668860.65" calcext:value-type="float">
            <text:p>5205251668860.65</text:p>
          </table:table-cell>
          <table:table-cell table:formula="of:=(2*PI( )*[.C129]*[.C129]*[.A129]) / (POWER([.E129];5) * (EXP( ([.A129]*[.C129])/([.E129]*[.B129]*3607.08748252358) )  -1))" office:value-type="float" office:value="5054993746767.68" calcext:value-type="float">
            <text:p>5054993746767.68</text:p>
          </table:table-cell>
          <table:table-cell table:formula="of:=(2*PI( )*[.C129]*[.C129]*[.A129]) / (POWER([.E129];5) * (EXP( ([.A129]*[.C129])/([.E129]*[.B129]*3491.3099269129) )  -1))" office:value-type="float" office:value="4538138800949.71" calcext:value-type="float">
            <text:p>4538138800949.71</text:p>
          </table:table-cell>
          <table:table-cell table:formula="of:=(2*PI( )*[.C129]*[.C129]*[.A129]) / (POWER([.E129];5) * (EXP( ([.A129]*[.C129])/([.E129]*[.B129]*3603.83918136312) )  -1))" office:value-type="float" office:value="5040162665154.49" calcext:value-type="float">
            <text:p>5040162665154.49</text:p>
          </table:table-cell>
          <table:table-cell table:formula="of:=(2*PI( )*[.C129]*[.C129]*[.A129]) / (POWER([.E129];5) * (EXP( ([.A129]*[.C129])/([.E129]*[.B129]*5529.53658708751) )  -1))" office:value-type="float" office:value="16421713141758.6" calcext:value-type="float">
            <text:p>16421713141758.6</text:p>
          </table:table-cell>
          <table:table-cell table:formula="of:=(2*PI( )*[.C129]*[.C129]*[.A129]) / (POWER([.E129];5) * (EXP( ([.A129]*[.C129])/([.E129]*[.B129]*3545.8658661559) )  -1))" office:value-type="float" office:value="4778650993936.81" calcext:value-type="float">
            <text:p>4778650993936.81</text:p>
          </table:table-cell>
          <table:table-cell table:formula="of:=(2*PI( )*[.C129]*[.C129]*[.A129]) / (POWER([.E129];5) * (EXP( ([.A129]*[.C129])/([.E129]*[.B129]*3909.75687519039) )  -1))" office:value-type="float" office:value="6516241574101.48" calcext:value-type="float">
            <text:p>6516241574101.48</text:p>
          </table:table-cell>
          <table:table-cell table:formula="of:=(2*PI( )*[.C129]*[.C129]*[.A129]) / (POWER([.E129];5) * (EXP( ([.A129]*[.C129])/([.E129]*[.B129]*3653.20966006719) )  -1))" office:value-type="float" office:value="5267593041065.47" calcext:value-type="float">
            <text:p>5267593041065.47</text:p>
          </table:table-cell>
          <table:table-cell table:formula="of:=(2*PI( )*[.C129]*[.C129]*[.A129]) / (POWER([.E129];5) * (EXP( ([.A129]*[.C129])/([.E129]*[.B129]*3523.91077015782) )  -1))" office:value-type="float" office:value="4681203621607.47" calcext:value-type="float">
            <text:p>4681203621607.47</text:p>
          </table:table-cell>
          <table:table-cell table:formula="of:=(2*PI( )*[.C129]*[.C129]*[.A129]) / (POWER([.E129];5) * (EXP( ([.A129]*[.C129])/([.E129]*[.B129]*3496.76346007464) )  -1))" office:value-type="float" office:value="4561934180991.16" calcext:value-type="float">
            <text:p>4561934180991.16</text:p>
          </table:table-cell>
          <table:table-cell table:formula="of:=(2*PI( )*[.C129]*[.C129]*[.A129]) / (POWER([.E129];5) * (EXP( ([.A129]*[.C129])/([.E129]*[.B129]*3605.05658350185) )  -1))" office:value-type="float" office:value="5045718874553.06" calcext:value-type="float">
            <text:p>5045718874553.0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2900" calcext:value-type="float">
            <text:p>12900</text:p>
          </table:table-cell>
          <table:table-cell table:formula="of:=[.D130]*POWER(10;-10)" office:value-type="float" office:value="0.00000129" calcext:value-type="float">
            <text:p>1.29E-06</text:p>
          </table:table-cell>
          <table:table-cell table:formula="of:=3.74192050507746E-016 / (POWER([.E130];5) * ((EXP( 1.9864748E-025 /([.E130]*1.381E-023 *3567.04712188114) )  -1)))" office:value-type="float" office:value="4808713622748.42" calcext:value-type="float">
            <text:p>4808713622748.42</text:p>
          </table:table-cell>
          <table:table-cell table:formula="of:=(2*PI( )*[.C130]*[.C130]*[.A130]) / (POWER([.E130];5) * (EXP( ([.A130]*[.C130])/([.E130]*[.B130]*3639.76900396354) )  -1))" office:value-type="float" office:value="5133818958604.07" calcext:value-type="float">
            <text:p>5133818958604.07</text:p>
          </table:table-cell>
          <table:table-cell table:formula="of:=(2*PI( )*[.C130]*[.C130]*[.A130]) / (POWER([.E130];5) * (EXP( ([.A130]*[.C130])/([.E130]*[.B130]*3607.08748252358) )  -1))" office:value-type="float" office:value="4986588935755.22" calcext:value-type="float">
            <text:p>4986588935755.22</text:p>
          </table:table-cell>
          <table:table-cell table:formula="of:=(2*PI( )*[.C130]*[.C130]*[.A130]) / (POWER([.E130];5) * (EXP( ([.A130]*[.C130])/([.E130]*[.B130]*3491.3099269129) )  -1))" office:value-type="float" office:value="4479947980031.73" calcext:value-type="float">
            <text:p>4479947980031.73</text:p>
          </table:table-cell>
          <table:table-cell table:formula="of:=(2*PI( )*[.C130]*[.C130]*[.A130]) / (POWER([.E130];5) * (EXP( ([.A130]*[.C130])/([.E130]*[.B130]*3603.83918136312) )  -1))" office:value-type="float" office:value="4972055348890.02" calcext:value-type="float">
            <text:p>4972055348890.02</text:p>
          </table:table-cell>
          <table:table-cell table:formula="of:=(2*PI( )*[.C130]*[.C130]*[.A130]) / (POWER([.E130];5) * (EXP( ([.A130]*[.C130])/([.E130]*[.B130]*5529.53658708751) )  -1))" office:value-type="float" office:value="16084328082571.4" calcext:value-type="float">
            <text:p>16084328082571.4</text:p>
          </table:table-cell>
          <table:table-cell table:formula="of:=(2*PI( )*[.C130]*[.C130]*[.A130]) / (POWER([.E130];5) * (EXP( ([.A130]*[.C130])/([.E130]*[.B130]*3545.8658661559) )  -1))" office:value-type="float" office:value="4715747405074.47" calcext:value-type="float">
            <text:p>4715747405074.47</text:p>
          </table:table-cell>
          <table:table-cell table:formula="of:=(2*PI( )*[.C130]*[.C130]*[.A130]) / (POWER([.E130];5) * (EXP( ([.A130]*[.C130])/([.E130]*[.B130]*3909.75687519039) )  -1))" office:value-type="float" office:value="6417427885180.4" calcext:value-type="float">
            <text:p>6417427885180.4</text:p>
          </table:table-cell>
          <table:table-cell table:formula="of:=(2*PI( )*[.C130]*[.C130]*[.A130]) / (POWER([.E130];5) * (EXP( ([.A130]*[.C130])/([.E130]*[.B130]*3653.20966006719) )  -1))" office:value-type="float" office:value="5194896776306.05" calcext:value-type="float">
            <text:p>5194896776306.05</text:p>
          </table:table-cell>
          <table:table-cell table:formula="of:=(2*PI( )*[.C130]*[.C130]*[.A130]) / (POWER([.E130];5) * (EXP( ([.A130]*[.C130])/([.E130]*[.B130]*3523.91077015782) )  -1))" office:value-type="float" office:value="4620218184375.55" calcext:value-type="float">
            <text:p>4620218184375.55</text:p>
          </table:table-cell>
          <table:table-cell table:formula="of:=(2*PI( )*[.C130]*[.C130]*[.A130]) / (POWER([.E130];5) * (EXP( ([.A130]*[.C130])/([.E130]*[.B130]*3496.76346007464) )  -1))" office:value-type="float" office:value="4503280347211.1" calcext:value-type="float">
            <text:p>4503280347211.1</text:p>
          </table:table-cell>
          <table:table-cell table:formula="of:=(2*PI( )*[.C130]*[.C130]*[.A130]) / (POWER([.E130];5) * (EXP( ([.A130]*[.C130])/([.E130]*[.B130]*3605.05658350185) )  -1))" office:value-type="float" office:value="4977500136237.54" calcext:value-type="float">
            <text:p>4977500136237.5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3000" calcext:value-type="float">
            <text:p>13000</text:p>
          </table:table-cell>
          <table:table-cell table:formula="of:=[.D131]*POWER(10;-10)" office:value-type="float" office:value="0.0000013" calcext:value-type="float">
            <text:p>1.3E-06</text:p>
          </table:table-cell>
          <table:table-cell table:formula="of:=3.74192050507746E-016 / (POWER([.E131];5) * ((EXP( 1.9864748E-025 /([.E131]*1.381E-023 *3567.04712188114) )  -1)))" office:value-type="float" office:value="4744488088127.84" calcext:value-type="float">
            <text:p>4744488088127.84</text:p>
          </table:table-cell>
          <table:table-cell table:formula="of:=(2*PI( )*[.C131]*[.C131]*[.A131]) / (POWER([.E131];5) * (EXP( ([.A131]*[.C131])/([.E131]*[.B131]*3639.76900396354) )  -1))" office:value-type="float" office:value="5063078977720.36" calcext:value-type="float">
            <text:p>5063078977720.36</text:p>
          </table:table-cell>
          <table:table-cell table:formula="of:=(2*PI( )*[.C131]*[.C131]*[.A131]) / (POWER([.E131];5) * (EXP( ([.A131]*[.C131])/([.E131]*[.B131]*3607.08748252358) )  -1))" office:value-type="float" office:value="4918814020548.84" calcext:value-type="float">
            <text:p>4918814020548.84</text:p>
          </table:table-cell>
          <table:table-cell table:formula="of:=(2*PI( )*[.C131]*[.C131]*[.A131]) / (POWER([.E131];5) * (EXP( ([.A131]*[.C131])/([.E131]*[.B131]*3491.3099269129) )  -1))" office:value-type="float" office:value="4422182782256.61" calcext:value-type="float">
            <text:p>4422182782256.61</text:p>
          </table:table-cell>
          <table:table-cell table:formula="of:=(2*PI( )*[.C131]*[.C131]*[.A131]) / (POWER([.E131];5) * (EXP( ([.A131]*[.C131])/([.E131]*[.B131]*3603.83918136312) )  -1))" office:value-type="float" office:value="4904571807898.79" calcext:value-type="float">
            <text:p>4904571807898.79</text:p>
          </table:table-cell>
          <table:table-cell table:formula="of:=(2*PI( )*[.C131]*[.C131]*[.A131]) / (POWER([.E131];5) * (EXP( ([.A131]*[.C131])/([.E131]*[.B131]*5529.53658708751) )  -1))" office:value-type="float" office:value="15754885535011" calcext:value-type="float">
            <text:p>15754885535011</text:p>
          </table:table-cell>
          <table:table-cell table:formula="of:=(2*PI( )*[.C131]*[.C131]*[.A131]) / (POWER([.E131];5) * (EXP( ([.A131]*[.C131])/([.E131]*[.B131]*3545.8658661559) )  -1))" office:value-type="float" office:value="4653362142034.21" calcext:value-type="float">
            <text:p>4653362142034.21</text:p>
          </table:table-cell>
          <table:table-cell table:formula="of:=(2*PI( )*[.C131]*[.C131]*[.A131]) / (POWER([.E131];5) * (EXP( ([.A131]*[.C131])/([.E131]*[.B131]*3909.75687519039) )  -1))" office:value-type="float" office:value="6319913318499.53" calcext:value-type="float">
            <text:p>6319913318499.53</text:p>
          </table:table-cell>
          <table:table-cell table:formula="of:=(2*PI( )*[.C131]*[.C131]*[.A131]) / (POWER([.E131];5) * (EXP( ([.A131]*[.C131])/([.E131]*[.B131]*3653.20966006719) )  -1))" office:value-type="float" office:value="5122919744440.55" calcext:value-type="float">
            <text:p>5122919744440.55</text:p>
          </table:table-cell>
          <table:table-cell table:formula="of:=(2*PI( )*[.C131]*[.C131]*[.A131]) / (POWER([.E131];5) * (EXP( ([.A131]*[.C131])/([.E131]*[.B131]*3523.91077015782) )  -1))" office:value-type="float" office:value="4559713006538.8" calcext:value-type="float">
            <text:p>4559713006538.8</text:p>
          </table:table-cell>
          <table:table-cell table:formula="of:=(2*PI( )*[.C131]*[.C131]*[.A131]) / (POWER([.E131];5) * (EXP( ([.A131]*[.C131])/([.E131]*[.B131]*3496.76346007464) )  -1))" office:value-type="float" office:value="4445061119307.71" calcext:value-type="float">
            <text:p>4445061119307.71</text:p>
          </table:table-cell>
          <table:table-cell table:formula="of:=(2*PI( )*[.C131]*[.C131]*[.A131]) / (POWER([.E131];5) * (EXP( ([.A131]*[.C131])/([.E131]*[.B131]*3605.05658350185) )  -1))" office:value-type="float" office:value="4909907464416.17" calcext:value-type="float">
            <text:p>4909907464416.1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3100" calcext:value-type="float">
            <text:p>13100</text:p>
          </table:table-cell>
          <table:table-cell table:formula="of:=[.D132]*POWER(10;-10)" office:value-type="float" office:value="0.00000131" calcext:value-type="float">
            <text:p>1.31E-06</text:p>
          </table:table-cell>
          <table:table-cell table:formula="of:=3.74192050507746E-016 / (POWER([.E132];5) * ((EXP( 1.9864748E-025 /([.E132]*1.381E-023 *3567.04712188114) )  -1)))" office:value-type="float" office:value="4680837306407.45" calcext:value-type="float">
            <text:p>4680837306407.45</text:p>
          </table:table-cell>
          <table:table-cell table:formula="of:=(2*PI( )*[.C132]*[.C132]*[.A132]) / (POWER([.E132];5) * (EXP( ([.A132]*[.C132])/([.E132]*[.B132]*3639.76900396354) )  -1))" office:value-type="float" office:value="4993048409741.9" calcext:value-type="float">
            <text:p>4993048409741.9</text:p>
          </table:table-cell>
          <table:table-cell table:formula="of:=(2*PI( )*[.C132]*[.C132]*[.A132]) / (POWER([.E132];5) * (EXP( ([.A132]*[.C132])/([.E132]*[.B132]*3607.08748252358) )  -1))" office:value-type="float" office:value="4851686656065.97" calcext:value-type="float">
            <text:p>4851686656065.97</text:p>
          </table:table-cell>
          <table:table-cell table:formula="of:=(2*PI( )*[.C132]*[.C132]*[.A132]) / (POWER([.E132];5) * (EXP( ([.A132]*[.C132])/([.E132]*[.B132]*3491.3099269129) )  -1))" office:value-type="float" office:value="4364863634271.41" calcext:value-type="float">
            <text:p>4364863634271.41</text:p>
          </table:table-cell>
          <table:table-cell table:formula="of:=(2*PI( )*[.C132]*[.C132]*[.A132]) / (POWER([.E132];5) * (EXP( ([.A132]*[.C132])/([.E132]*[.B132]*3603.83918136312) )  -1))" office:value-type="float" office:value="4837729789028.09" calcext:value-type="float">
            <text:p>4837729789028.09</text:p>
          </table:table-cell>
          <table:table-cell table:formula="of:=(2*PI( )*[.C132]*[.C132]*[.A132]) / (POWER([.E132];5) * (EXP( ([.A132]*[.C132])/([.E132]*[.B132]*5529.53658708751) )  -1))" office:value-type="float" office:value="15433191549067.1" calcext:value-type="float">
            <text:p>15433191549067.1</text:p>
          </table:table-cell>
          <table:table-cell table:formula="of:=(2*PI( )*[.C132]*[.C132]*[.A132]) / (POWER([.E132];5) * (EXP( ([.A132]*[.C132])/([.E132]*[.B132]*3545.8658661559) )  -1))" office:value-type="float" office:value="4591514453698.19" calcext:value-type="float">
            <text:p>4591514453698.19</text:p>
          </table:table-cell>
          <table:table-cell table:formula="of:=(2*PI( )*[.C132]*[.C132]*[.A132]) / (POWER([.E132];5) * (EXP( ([.A132]*[.C132])/([.E132]*[.B132]*3909.75687519039) )  -1))" office:value-type="float" office:value="6223703188219.75" calcext:value-type="float">
            <text:p>6223703188219.75</text:p>
          </table:table-cell>
          <table:table-cell table:formula="of:=(2*PI( )*[.C132]*[.C132]*[.A132]) / (POWER([.E132];5) * (EXP( ([.A132]*[.C132])/([.E132]*[.B132]*3653.20966006719) )  -1))" office:value-type="float" office:value="5051678204820.18" calcext:value-type="float">
            <text:p>5051678204820.18</text:p>
          </table:table-cell>
          <table:table-cell table:formula="of:=(2*PI( )*[.C132]*[.C132]*[.A132]) / (POWER([.E132];5) * (EXP( ([.A132]*[.C132])/([.E132]*[.B132]*3523.91077015782) )  -1))" office:value-type="float" office:value="4499707838089.08" calcext:value-type="float">
            <text:p>4499707838089.08</text:p>
          </table:table-cell>
          <table:table-cell table:formula="of:=(2*PI( )*[.C132]*[.C132]*[.A132]) / (POWER([.E132];5) * (EXP( ([.A132]*[.C132])/([.E132]*[.B132]*3496.76346007464) )  -1))" office:value-type="float" office:value="4387296816303.22" calcext:value-type="float">
            <text:p>4387296816303.22</text:p>
          </table:table-cell>
          <table:table-cell table:formula="of:=(2*PI( )*[.C132]*[.C132]*[.A132]) / (POWER([.E132];5) * (EXP( ([.A132]*[.C132])/([.E132]*[.B132]*3605.05658350185) )  -1))" office:value-type="float" office:value="4842958571580.07" calcext:value-type="float">
            <text:p>4842958571580.0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3200" calcext:value-type="float">
            <text:p>13200</text:p>
          </table:table-cell>
          <table:table-cell table:formula="of:=[.D133]*POWER(10;-10)" office:value-type="float" office:value="0.00000132" calcext:value-type="float">
            <text:p>1.32E-06</text:p>
          </table:table-cell>
          <table:table-cell table:formula="of:=3.74192050507746E-016 / (POWER([.E133];5) * ((EXP( 1.9864748E-025 /([.E133]*1.381E-023 *3567.04712188114) )  -1)))" office:value-type="float" office:value="4617778206854.36" calcext:value-type="float">
            <text:p>4617778206854.36</text:p>
          </table:table-cell>
          <table:table-cell table:formula="of:=(2*PI( )*[.C133]*[.C133]*[.A133]) / (POWER([.E133];5) * (EXP( ([.A133]*[.C133])/([.E133]*[.B133]*3639.76900396354) )  -1))" office:value-type="float" office:value="4923742092620.66" calcext:value-type="float">
            <text:p>4923742092620.66</text:p>
          </table:table-cell>
          <table:table-cell table:formula="of:=(2*PI( )*[.C133]*[.C133]*[.A133]) / (POWER([.E133];5) * (EXP( ([.A133]*[.C133])/([.E133]*[.B133]*3607.08748252358) )  -1))" office:value-type="float" office:value="4785222669848.14" calcext:value-type="float">
            <text:p>4785222669848.14</text:p>
          </table:table-cell>
          <table:table-cell table:formula="of:=(2*PI( )*[.C133]*[.C133]*[.A133]) / (POWER([.E133];5) * (EXP( ([.A133]*[.C133])/([.E133]*[.B133]*3491.3099269129) )  -1))" office:value-type="float" office:value="4308009222627.62" calcext:value-type="float">
            <text:p>4308009222627.62</text:p>
          </table:table-cell>
          <table:table-cell table:formula="of:=(2*PI( )*[.C133]*[.C133]*[.A133]) / (POWER([.E133];5) * (EXP( ([.A133]*[.C133])/([.E133]*[.B133]*3603.83918136312) )  -1))" office:value-type="float" office:value="4771545213719.96" calcext:value-type="float">
            <text:p>4771545213719.96</text:p>
          </table:table-cell>
          <table:table-cell table:formula="of:=(2*PI( )*[.C133]*[.C133]*[.A133]) / (POWER([.E133];5) * (EXP( ([.A133]*[.C133])/([.E133]*[.B133]*5529.53658708751) )  -1))" office:value-type="float" office:value="15119056110094.2" calcext:value-type="float">
            <text:p>15119056110094.2</text:p>
          </table:table-cell>
          <table:table-cell table:formula="of:=(2*PI( )*[.C133]*[.C133]*[.A133]) / (POWER([.E133];5) * (EXP( ([.A133]*[.C133])/([.E133]*[.B133]*3545.8658661559) )  -1))" office:value-type="float" office:value="4530221803456.37" calcext:value-type="float">
            <text:p>4530221803456.37</text:p>
          </table:table-cell>
          <table:table-cell table:formula="of:=(2*PI( )*[.C133]*[.C133]*[.A133]) / (POWER([.E133];5) * (EXP( ([.A133]*[.C133])/([.E133]*[.B133]*3909.75687519039) )  -1))" office:value-type="float" office:value="6128800936542.19" calcext:value-type="float">
            <text:p>6128800936542.19</text:p>
          </table:table-cell>
          <table:table-cell table:formula="of:=(2*PI( )*[.C133]*[.C133]*[.A133]) / (POWER([.E133];5) * (EXP( ([.A133]*[.C133])/([.E133]*[.B133]*3653.20966006719) )  -1))" office:value-type="float" office:value="4981186564600.38" calcext:value-type="float">
            <text:p>4981186564600.38</text:p>
          </table:table-cell>
          <table:table-cell table:formula="of:=(2*PI( )*[.C133]*[.C133]*[.A133]) / (POWER([.E133];5) * (EXP( ([.A133]*[.C133])/([.E133]*[.B133]*3523.91077015782) )  -1))" office:value-type="float" office:value="4440220660911.52" calcext:value-type="float">
            <text:p>4440220660911.52</text:p>
          </table:table-cell>
          <table:table-cell table:formula="of:=(2*PI( )*[.C133]*[.C133]*[.A133]) / (POWER([.E133];5) * (EXP( ([.A133]*[.C133])/([.E133]*[.B133]*3496.76346007464) )  -1))" office:value-type="float" office:value="4330006012259.67" calcext:value-type="float">
            <text:p>4330006012259.67</text:p>
          </table:table-cell>
          <table:table-cell table:formula="of:=(2*PI( )*[.C133]*[.C133]*[.A133]) / (POWER([.E133];5) * (EXP( ([.A133]*[.C133])/([.E133]*[.B133]*3605.05658350185) )  -1))" office:value-type="float" office:value="4776669344073.17" calcext:value-type="float">
            <text:p>4776669344073.1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3300" calcext:value-type="float">
            <text:p>13300</text:p>
          </table:table-cell>
          <table:table-cell table:formula="of:=[.D134]*POWER(10;-10)" office:value-type="float" office:value="0.00000133" calcext:value-type="float">
            <text:p>1.33E-06</text:p>
          </table:table-cell>
          <table:table-cell table:formula="of:=3.74192050507746E-016 / (POWER([.E134];5) * ((EXP( 1.9864748E-025 /([.E134]*1.381E-023 *3567.04712188114) )  -1)))" office:value-type="float" office:value="4555326020436.35" calcext:value-type="float">
            <text:p>4555326020436.35</text:p>
          </table:table-cell>
          <table:table-cell table:formula="of:=(2*PI( )*[.C134]*[.C134]*[.A134]) / (POWER([.E134];5) * (EXP( ([.A134]*[.C134])/([.E134]*[.B134]*3639.76900396354) )  -1))" office:value-type="float" office:value="4855173129417.83" calcext:value-type="float">
            <text:p>4855173129417.83</text:p>
          </table:table-cell>
          <table:table-cell table:formula="of:=(2*PI( )*[.C134]*[.C134]*[.A134]) / (POWER([.E134];5) * (EXP( ([.A134]*[.C134])/([.E134]*[.B134]*3607.08748252358) )  -1))" office:value-type="float" office:value="4719436169248.86" calcext:value-type="float">
            <text:p>4719436169248.86</text:p>
          </table:table-cell>
          <table:table-cell table:formula="of:=(2*PI( )*[.C134]*[.C134]*[.A134]) / (POWER([.E134];5) * (EXP( ([.A134]*[.C134])/([.E134]*[.B134]*3491.3099269129) )  -1))" office:value-type="float" office:value="4251636588041.12" calcext:value-type="float">
            <text:p>4251636588041.12</text:p>
          </table:table-cell>
          <table:table-cell table:formula="of:=(2*PI( )*[.C134]*[.C134]*[.A134]) / (POWER([.E134];5) * (EXP( ([.A134]*[.C134])/([.E134]*[.B134]*3603.83918136312) )  -1))" office:value-type="float" office:value="4706032284847.1" calcext:value-type="float">
            <text:p>4706032284847.1</text:p>
          </table:table-cell>
          <table:table-cell table:formula="of:=(2*PI( )*[.C134]*[.C134]*[.A134]) / (POWER([.E134];5) * (EXP( ([.A134]*[.C134])/([.E134]*[.B134]*5529.53658708751) )  -1))" office:value-type="float" office:value="14812293155318.9" calcext:value-type="float">
            <text:p>14812293155318.9</text:p>
          </table:table-cell>
          <table:table-cell table:formula="of:=(2*PI( )*[.C134]*[.C134]*[.A134]) / (POWER([.E134];5) * (EXP( ([.A134]*[.C134])/([.E134]*[.B134]*3545.8658661559) )  -1))" office:value-type="float" office:value="4469499969648.21" calcext:value-type="float">
            <text:p>4469499969648.21</text:p>
          </table:table-cell>
          <table:table-cell table:formula="of:=(2*PI( )*[.C134]*[.C134]*[.A134]) / (POWER([.E134];5) * (EXP( ([.A134]*[.C134])/([.E134]*[.B134]*3909.75687519039) )  -1))" office:value-type="float" office:value="6035208269631.29" calcext:value-type="float">
            <text:p>6035208269631.29</text:p>
          </table:table-cell>
          <table:table-cell table:formula="of:=(2*PI( )*[.C134]*[.C134]*[.A134]) / (POWER([.E134];5) * (EXP( ([.A134]*[.C134])/([.E134]*[.B134]*3653.20966006719) )  -1))" office:value-type="float" office:value="4911457490848.05" calcext:value-type="float">
            <text:p>4911457490848.05</text:p>
          </table:table-cell>
          <table:table-cell table:formula="of:=(2*PI( )*[.C134]*[.C134]*[.A134]) / (POWER([.E134];5) * (EXP( ([.A134]*[.C134])/([.E134]*[.B134]*3523.91077015782) )  -1))" office:value-type="float" office:value="4381267786755.52" calcext:value-type="float">
            <text:p>4381267786755.52</text:p>
          </table:table-cell>
          <table:table-cell table:formula="of:=(2*PI( )*[.C134]*[.C134]*[.A134]) / (POWER([.E134];5) * (EXP( ([.A134]*[.C134])/([.E134]*[.B134]*3496.76346007464) )  -1))" office:value-type="float" office:value="4273205631162.88" calcext:value-type="float">
            <text:p>4273205631162.88</text:p>
          </table:table-cell>
          <table:table-cell table:formula="of:=(2*PI( )*[.C134]*[.C134]*[.A134]) / (POWER([.E134];5) * (EXP( ([.A134]*[.C134])/([.E134]*[.B134]*3605.05658350185) )  -1))" office:value-type="float" office:value="4711053949060.07" calcext:value-type="float">
            <text:p>4711053949060.0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3400" calcext:value-type="float">
            <text:p>13400</text:p>
          </table:table-cell>
          <table:table-cell table:formula="of:=[.D135]*POWER(10;-10)" office:value-type="float" office:value="0.00000134" calcext:value-type="float">
            <text:p>1.34E-06</text:p>
          </table:table-cell>
          <table:table-cell table:formula="of:=3.74192050507746E-016 / (POWER([.E135];5) * ((EXP( 1.9864748E-025 /([.E135]*1.381E-023 *3567.04712188114) )  -1)))" office:value-type="float" office:value="4493494377851.75" calcext:value-type="float">
            <text:p>4493494377851.75</text:p>
          </table:table-cell>
          <table:table-cell table:formula="of:=(2*PI( )*[.C135]*[.C135]*[.A135]) / (POWER([.E135];5) * (EXP( ([.A135]*[.C135])/([.E135]*[.B135]*3639.76900396354) )  -1))" office:value-type="float" office:value="4787352993568.64" calcext:value-type="float">
            <text:p>4787352993568.64</text:p>
          </table:table-cell>
          <table:table-cell table:formula="of:=(2*PI( )*[.C135]*[.C135]*[.A135]) / (POWER([.E135];5) * (EXP( ([.A135]*[.C135])/([.E135]*[.B135]*3607.08748252358) )  -1))" office:value-type="float" office:value="4654339643491.67" calcext:value-type="float">
            <text:p>4654339643491.67</text:p>
          </table:table-cell>
          <table:table-cell table:formula="of:=(2*PI( )*[.C135]*[.C135]*[.A135]) / (POWER([.E135];5) * (EXP( ([.A135]*[.C135])/([.E135]*[.B135]*3491.3099269129) )  -1))" office:value-type="float" office:value="4195761215548.85" calcext:value-type="float">
            <text:p>4195761215548.85</text:p>
          </table:table-cell>
          <table:table-cell table:formula="of:=(2*PI( )*[.C135]*[.C135]*[.A135]) / (POWER([.E135];5) * (EXP( ([.A135]*[.C135])/([.E135]*[.B135]*3603.83918136312) )  -1))" office:value-type="float" office:value="4641203588447.97" calcext:value-type="float">
            <text:p>4641203588447.97</text:p>
          </table:table-cell>
          <table:table-cell table:formula="of:=(2*PI( )*[.C135]*[.C135]*[.A135]) / (POWER([.E135];5) * (EXP( ([.A135]*[.C135])/([.E135]*[.B135]*5529.53658708751) )  -1))" office:value-type="float" office:value="14512720579009.1" calcext:value-type="float">
            <text:p>14512720579009.1</text:p>
          </table:table-cell>
          <table:table-cell table:formula="of:=(2*PI( )*[.C135]*[.C135]*[.A135]) / (POWER([.E135];5) * (EXP( ([.A135]*[.C135])/([.E135]*[.B135]*3545.8658661559) )  -1))" office:value-type="float" office:value="4409363141421.58" calcext:value-type="float">
            <text:p>4409363141421.58</text:p>
          </table:table-cell>
          <table:table-cell table:formula="of:=(2*PI( )*[.C135]*[.C135]*[.A135]) / (POWER([.E135];5) * (EXP( ([.A135]*[.C135])/([.E135]*[.B135]*3909.75687519039) )  -1))" office:value-type="float" office:value="5942925285674.2" calcext:value-type="float">
            <text:p>5942925285674.2</text:p>
          </table:table-cell>
          <table:table-cell table:formula="of:=(2*PI( )*[.C135]*[.C135]*[.A135]) / (POWER([.E135];5) * (EXP( ([.A135]*[.C135])/([.E135]*[.B135]*3653.20966006719) )  -1))" office:value-type="float" office:value="4842502017102.19" calcext:value-type="float">
            <text:p>4842502017102.19</text:p>
          </table:table-cell>
          <table:table-cell table:formula="of:=(2*PI( )*[.C135]*[.C135]*[.A135]) / (POWER([.E135];5) * (EXP( ([.A135]*[.C135])/([.E135]*[.B135]*3523.91077015782) )  -1))" office:value-type="float" office:value="4322863950816.95" calcext:value-type="float">
            <text:p>4322863950816.95</text:p>
          </table:table-cell>
          <table:table-cell table:formula="of:=(2*PI( )*[.C135]*[.C135]*[.A135]) / (POWER([.E135];5) * (EXP( ([.A135]*[.C135])/([.E135]*[.B135]*3496.76346007464) )  -1))" office:value-type="float" office:value="4216911037655.73" calcext:value-type="float">
            <text:p>4216911037655.73</text:p>
          </table:table-cell>
          <table:table-cell table:formula="of:=(2*PI( )*[.C135]*[.C135]*[.A135]) / (POWER([.E135];5) * (EXP( ([.A135]*[.C135])/([.E135]*[.B135]*3605.05658350185) )  -1))" office:value-type="float" office:value="4646124936382.36" calcext:value-type="float">
            <text:p>4646124936382.3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3500" calcext:value-type="float">
            <text:p>13500</text:p>
          </table:table-cell>
          <table:table-cell table:formula="of:=[.D136]*POWER(10;-10)" office:value-type="float" office:value="0.00000135" calcext:value-type="float">
            <text:p>1.35E-06</text:p>
          </table:table-cell>
          <table:table-cell table:formula="of:=3.74192050507746E-016 / (POWER([.E136];5) * ((EXP( 1.9864748E-025 /([.E136]*1.381E-023 *3567.04712188114) )  -1)))" office:value-type="float" office:value="4432295402947" calcext:value-type="float">
            <text:p>4432295402947</text:p>
          </table:table-cell>
          <table:table-cell table:formula="of:=(2*PI( )*[.C136]*[.C136]*[.A136]) / (POWER([.E136];5) * (EXP( ([.A136]*[.C136])/([.E136]*[.B136]*3639.76900396354) )  -1))" office:value-type="float" office:value="4720291628926.16" calcext:value-type="float">
            <text:p>4720291628926.16</text:p>
          </table:table-cell>
          <table:table-cell table:formula="of:=(2*PI( )*[.C136]*[.C136]*[.A136]) / (POWER([.E136];5) * (EXP( ([.A136]*[.C136])/([.E136]*[.B136]*3607.08748252358) )  -1))" office:value-type="float" office:value="4589944060781.54" calcext:value-type="float">
            <text:p>4589944060781.54</text:p>
          </table:table-cell>
          <table:table-cell table:formula="of:=(2*PI( )*[.C136]*[.C136]*[.A136]) / (POWER([.E136];5) * (EXP( ([.A136]*[.C136])/([.E136]*[.B136]*3491.3099269129) )  -1))" office:value-type="float" office:value="4140397120677.25" calcext:value-type="float">
            <text:p>4140397120677.25</text:p>
          </table:table-cell>
          <table:table-cell table:formula="of:=(2*PI( )*[.C136]*[.C136]*[.A136]) / (POWER([.E136];5) * (EXP( ([.A136]*[.C136])/([.E136]*[.B136]*3603.83918136312) )  -1))" office:value-type="float" office:value="4577070190542.56" calcext:value-type="float">
            <text:p>4577070190542.56</text:p>
          </table:table-cell>
          <table:table-cell table:formula="of:=(2*PI( )*[.C136]*[.C136]*[.A136]) / (POWER([.E136];5) * (EXP( ([.A136]*[.C136])/([.E136]*[.B136]*5529.53658708751) )  -1))" office:value-type="float" office:value="14220160227521" calcext:value-type="float">
            <text:p>14220160227521</text:p>
          </table:table-cell>
          <table:table-cell table:formula="of:=(2*PI( )*[.C136]*[.C136]*[.A136]) / (POWER([.E136];5) * (EXP( ([.A136]*[.C136])/([.E136]*[.B136]*3545.8658661559) )  -1))" office:value-type="float" office:value="4349824010155.23" calcext:value-type="float">
            <text:p>4349824010155.23</text:p>
          </table:table-cell>
          <table:table-cell table:formula="of:=(2*PI( )*[.C136]*[.C136]*[.A136]) / (POWER([.E136];5) * (EXP( ([.A136]*[.C136])/([.E136]*[.B136]*3909.75687519039) )  -1))" office:value-type="float" office:value="5851950595466.25" calcext:value-type="float">
            <text:p>5851950595466.25</text:p>
          </table:table-cell>
          <table:table-cell table:formula="of:=(2*PI( )*[.C136]*[.C136]*[.A136]) / (POWER([.E136];5) * (EXP( ([.A136]*[.C136])/([.E136]*[.B136]*3653.20966006719) )  -1))" office:value-type="float" office:value="4774329644600.49" calcext:value-type="float">
            <text:p>4774329644600.49</text:p>
          </table:table-cell>
          <table:table-cell table:formula="of:=(2*PI( )*[.C136]*[.C136]*[.A136]) / (POWER([.E136];5) * (EXP( ([.A136]*[.C136])/([.E136]*[.B136]*3523.91077015782) )  -1))" office:value-type="float" office:value="4265022401065.14" calcext:value-type="float">
            <text:p>4265022401065.14</text:p>
          </table:table-cell>
          <table:table-cell table:formula="of:=(2*PI( )*[.C136]*[.C136]*[.A136]) / (POWER([.E136];5) * (EXP( ([.A136]*[.C136])/([.E136]*[.B136]*3496.76346007464) )  -1))" office:value-type="float" office:value="4161136123738.49" calcext:value-type="float">
            <text:p>4161136123738.49</text:p>
          </table:table-cell>
          <table:table-cell table:formula="of:=(2*PI( )*[.C136]*[.C136]*[.A136]) / (POWER([.E136];5) * (EXP( ([.A136]*[.C136])/([.E136]*[.B136]*3605.05658350185) )  -1))" office:value-type="float" office:value="4581893335485.19" calcext:value-type="float">
            <text:p>4581893335485.1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3600" calcext:value-type="float">
            <text:p>13600</text:p>
          </table:table-cell>
          <table:table-cell table:formula="of:=[.D137]*POWER(10;-10)" office:value-type="float" office:value="0.00000136" calcext:value-type="float">
            <text:p>1.36E-06</text:p>
          </table:table-cell>
          <table:table-cell table:formula="of:=3.74192050507746E-016 / (POWER([.E137];5) * ((EXP( 1.9864748E-025 /([.E137]*1.381E-023 *3567.04712188114) )  -1)))" office:value-type="float" office:value="4371739801681.95" calcext:value-type="float">
            <text:p>4371739801681.95</text:p>
          </table:table-cell>
          <table:table-cell table:formula="of:=(2*PI( )*[.C137]*[.C137]*[.A137]) / (POWER([.E137];5) * (EXP( ([.A137]*[.C137])/([.E137]*[.B137]*3639.76900396354) )  -1))" office:value-type="float" office:value="4653997544786.38" calcext:value-type="float">
            <text:p>4653997544786.38</text:p>
          </table:table-cell>
          <table:table-cell table:formula="of:=(2*PI( )*[.C137]*[.C137]*[.A137]) / (POWER([.E137];5) * (EXP( ([.A137]*[.C137])/([.E137]*[.B137]*3607.08748252358) )  -1))" office:value-type="float" office:value="4526258960652.56" calcext:value-type="float">
            <text:p>4526258960652.56</text:p>
          </table:table-cell>
          <table:table-cell table:formula="of:=(2*PI( )*[.C137]*[.C137]*[.A137]) / (POWER([.E137];5) * (EXP( ([.A137]*[.C137])/([.E137]*[.B137]*3491.3099269129) )  -1))" office:value-type="float" office:value="4085556931740.79" calcext:value-type="float">
            <text:p>4085556931740.79</text:p>
          </table:table-cell>
          <table:table-cell table:formula="of:=(2*PI( )*[.C137]*[.C137]*[.A137]) / (POWER([.E137];5) * (EXP( ([.A137]*[.C137])/([.E137]*[.B137]*3603.83918136312) )  -1))" office:value-type="float" office:value="4513641729209.81" calcext:value-type="float">
            <text:p>4513641729209.81</text:p>
          </table:table-cell>
          <table:table-cell table:formula="of:=(2*PI( )*[.C137]*[.C137]*[.A137]) / (POWER([.E137];5) * (EXP( ([.A137]*[.C137])/([.E137]*[.B137]*5529.53658708751) )  -1))" office:value-type="float" office:value="13934437885335.8" calcext:value-type="float">
            <text:p>13934437885335.8</text:p>
          </table:table-cell>
          <table:table-cell table:formula="of:=(2*PI( )*[.C137]*[.C137]*[.A137]) / (POWER([.E137];5) * (EXP( ([.A137]*[.C137])/([.E137]*[.B137]*3545.8658661559) )  -1))" office:value-type="float" office:value="4290893856592.79" calcext:value-type="float">
            <text:p>4290893856592.79</text:p>
          </table:table-cell>
          <table:table-cell table:formula="of:=(2*PI( )*[.C137]*[.C137]*[.A137]) / (POWER([.E137];5) * (EXP( ([.A137]*[.C137])/([.E137]*[.B137]*3909.75687519039) )  -1))" office:value-type="float" office:value="5762281435897.78" calcext:value-type="float">
            <text:p>5762281435897.78</text:p>
          </table:table-cell>
          <table:table-cell table:formula="of:=(2*PI( )*[.C137]*[.C137]*[.A137]) / (POWER([.E137];5) * (EXP( ([.A137]*[.C137])/([.E137]*[.B137]*3653.20966006719) )  -1))" office:value-type="float" office:value="4706948438382.1" calcext:value-type="float">
            <text:p>4706948438382.1</text:p>
          </table:table-cell>
          <table:table-cell table:formula="of:=(2*PI( )*[.C137]*[.C137]*[.A137]) / (POWER([.E137];5) * (EXP( ([.A137]*[.C137])/([.E137]*[.B137]*3523.91077015782) )  -1))" office:value-type="float" office:value="4207754983450.58" calcext:value-type="float">
            <text:p>4207754983450.58</text:p>
          </table:table-cell>
          <table:table-cell table:formula="of:=(2*PI( )*[.C137]*[.C137]*[.A137]) / (POWER([.E137];5) * (EXP( ([.A137]*[.C137])/([.E137]*[.B137]*3496.76346007464) )  -1))" office:value-type="float" office:value="4105893391557.95" calcext:value-type="float">
            <text:p>4105893391557.95</text:p>
          </table:table-cell>
          <table:table-cell table:formula="of:=(2*PI( )*[.C137]*[.C137]*[.A137]) / (POWER([.E137];5) * (EXP( ([.A137]*[.C137])/([.E137]*[.B137]*3605.05658350185) )  -1))" office:value-type="float" office:value="4518368747596.1" calcext:value-type="float">
            <text:p>4518368747596.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3700" calcext:value-type="float">
            <text:p>13700</text:p>
          </table:table-cell>
          <table:table-cell table:formula="of:=[.D138]*POWER(10;-10)" office:value-type="float" office:value="0.00000137" calcext:value-type="float">
            <text:p>1.37E-06</text:p>
          </table:table-cell>
          <table:table-cell table:formula="of:=3.74192050507746E-016 / (POWER([.E138];5) * ((EXP( 1.9864748E-025 /([.E138]*1.381E-023 *3567.04712188114) )  -1)))" office:value-type="float" office:value="4311836946803.01" calcext:value-type="float">
            <text:p>4311836946803.01</text:p>
          </table:table-cell>
          <table:table-cell table:formula="of:=(2*PI( )*[.C138]*[.C138]*[.A138]) / (POWER([.E138];5) * (EXP( ([.A138]*[.C138])/([.E138]*[.B138]*3639.76900396354) )  -1))" office:value-type="float" office:value="4588477906094.41" calcext:value-type="float">
            <text:p>4588477906094.41</text:p>
          </table:table-cell>
          <table:table-cell table:formula="of:=(2*PI( )*[.C138]*[.C138]*[.A138]) / (POWER([.E138];5) * (EXP( ([.A138]*[.C138])/([.E138]*[.B138]*3607.08748252358) )  -1))" office:value-type="float" office:value="4463292541733.94" calcext:value-type="float">
            <text:p>4463292541733.94</text:p>
          </table:table-cell>
          <table:table-cell table:formula="of:=(2*PI( )*[.C138]*[.C138]*[.A138]) / (POWER([.E138];5) * (EXP( ([.A138]*[.C138])/([.E138]*[.B138]*3491.3099269129) )  -1))" office:value-type="float" office:value="4031251968392.11" calcext:value-type="float">
            <text:p>4031251968392.11</text:p>
          </table:table-cell>
          <table:table-cell table:formula="of:=(2*PI( )*[.C138]*[.C138]*[.A138]) / (POWER([.E138];5) * (EXP( ([.A138]*[.C138])/([.E138]*[.B138]*3603.83918136312) )  -1))" office:value-type="float" office:value="4450926502106.71" calcext:value-type="float">
            <text:p>4450926502106.71</text:p>
          </table:table-cell>
          <table:table-cell table:formula="of:=(2*PI( )*[.C138]*[.C138]*[.A138]) / (POWER([.E138];5) * (EXP( ([.A138]*[.C138])/([.E138]*[.B138]*5529.53658708751) )  -1))" office:value-type="float" office:value="13655383253098" calcext:value-type="float">
            <text:p>13655383253098</text:p>
          </table:table-cell>
          <table:table-cell table:formula="of:=(2*PI( )*[.C138]*[.C138]*[.A138]) / (POWER([.E138];5) * (EXP( ([.A138]*[.C138])/([.E138]*[.B138]*3545.8658661559) )  -1))" office:value-type="float" office:value="4232582633837.51" calcext:value-type="float">
            <text:p>4232582633837.51</text:p>
          </table:table-cell>
          <table:table-cell table:formula="of:=(2*PI( )*[.C138]*[.C138]*[.A138]) / (POWER([.E138];5) * (EXP( ([.A138]*[.C138])/([.E138]*[.B138]*3909.75687519039) )  -1))" office:value-type="float" office:value="5673913776703.78" calcext:value-type="float">
            <text:p>5673913776703.78</text:p>
          </table:table-cell>
          <table:table-cell table:formula="of:=(2*PI( )*[.C138]*[.C138]*[.A138]) / (POWER([.E138];5) * (EXP( ([.A138]*[.C138])/([.E138]*[.B138]*3653.20966006719) )  -1))" office:value-type="float" office:value="4640365118474.15" calcext:value-type="float">
            <text:p>4640365118474.15</text:p>
          </table:table-cell>
          <table:table-cell table:formula="of:=(2*PI( )*[.C138]*[.C138]*[.A138]) / (POWER([.E138];5) * (EXP( ([.A138]*[.C138])/([.E138]*[.B138]*3523.91077015782) )  -1))" office:value-type="float" office:value="4151072223131.13" calcext:value-type="float">
            <text:p>4151072223131.13</text:p>
          </table:table-cell>
          <table:table-cell table:formula="of:=(2*PI( )*[.C138]*[.C138]*[.A138]) / (POWER([.E138];5) * (EXP( ([.A138]*[.C138])/([.E138]*[.B138]*3496.76346007464) )  -1))" office:value-type="float" office:value="4051194032409.12" calcext:value-type="float">
            <text:p>4051194032409.12</text:p>
          </table:table-cell>
          <table:table-cell table:formula="of:=(2*PI( )*[.C138]*[.C138]*[.A138]) / (POWER([.E138];5) * (EXP( ([.A138]*[.C138])/([.E138]*[.B138]*3605.05658350185) )  -1))" office:value-type="float" office:value="4455559433336.74" calcext:value-type="float">
            <text:p>4455559433336.7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3800" calcext:value-type="float">
            <text:p>13800</text:p>
          </table:table-cell>
          <table:table-cell table:formula="of:=[.D139]*POWER(10;-10)" office:value-type="float" office:value="0.00000138" calcext:value-type="float">
            <text:p>1.38E-06</text:p>
          </table:table-cell>
          <table:table-cell table:formula="of:=3.74192050507746E-016 / (POWER([.E139];5) * ((EXP( 1.9864748E-025 /([.E139]*1.381E-023 *3567.04712188114) )  -1)))" office:value-type="float" office:value="4252594958384.03" calcext:value-type="float">
            <text:p>4252594958384.03</text:p>
          </table:table-cell>
          <table:table-cell table:formula="of:=(2*PI( )*[.C139]*[.C139]*[.A139]) / (POWER([.E139];5) * (EXP( ([.A139]*[.C139])/([.E139]*[.B139]*3639.76900396354) )  -1))" office:value-type="float" office:value="4523738619028.99" calcext:value-type="float">
            <text:p>4523738619028.99</text:p>
          </table:table-cell>
          <table:table-cell table:formula="of:=(2*PI( )*[.C139]*[.C139]*[.A139]) / (POWER([.E139];5) * (EXP( ([.A139]*[.C139])/([.E139]*[.B139]*3607.08748252358) )  -1))" office:value-type="float" office:value="4401051745114.08" calcext:value-type="float">
            <text:p>4401051745114.08</text:p>
          </table:table-cell>
          <table:table-cell table:formula="of:=(2*PI( )*[.C139]*[.C139]*[.A139]) / (POWER([.E139];5) * (EXP( ([.A139]*[.C139])/([.E139]*[.B139]*3491.3099269129) )  -1))" office:value-type="float" office:value="3977492316546.43" calcext:value-type="float">
            <text:p>3977492316546.43</text:p>
          </table:table-cell>
          <table:table-cell table:formula="of:=(2*PI( )*[.C139]*[.C139]*[.A139]) / (POWER([.E139];5) * (EXP( ([.A139]*[.C139])/([.E139]*[.B139]*3603.83918136312) )  -1))" office:value-type="float" office:value="4388931549607.54" calcext:value-type="float">
            <text:p>4388931549607.54</text:p>
          </table:table-cell>
          <table:table-cell table:formula="of:=(2*PI( )*[.C139]*[.C139]*[.A139]) / (POWER([.E139];5) * (EXP( ([.A139]*[.C139])/([.E139]*[.B139]*5529.53658708751) )  -1))" office:value-type="float" office:value="13382829918576.6" calcext:value-type="float">
            <text:p>13382829918576.6</text:p>
          </table:table-cell>
          <table:table-cell table:formula="of:=(2*PI( )*[.C139]*[.C139]*[.A139]) / (POWER([.E139];5) * (EXP( ([.A139]*[.C139])/([.E139]*[.B139]*3545.8658661559) )  -1))" office:value-type="float" office:value="4174899046356.9" calcext:value-type="float">
            <text:p>4174899046356.9</text:p>
          </table:table-cell>
          <table:table-cell table:formula="of:=(2*PI( )*[.C139]*[.C139]*[.A139]) / (POWER([.E139];5) * (EXP( ([.A139]*[.C139])/([.E139]*[.B139]*3909.75687519039) )  -1))" office:value-type="float" office:value="5586842420823.34" calcext:value-type="float">
            <text:p>5586842420823.34</text:p>
          </table:table-cell>
          <table:table-cell table:formula="of:=(2*PI( )*[.C139]*[.C139]*[.A139]) / (POWER([.E139];5) * (EXP( ([.A139]*[.C139])/([.E139]*[.B139]*3653.20966006719) )  -1))" office:value-type="float" office:value="4574585146366" calcext:value-type="float">
            <text:p>4574585146366</text:p>
          </table:table-cell>
          <table:table-cell table:formula="of:=(2*PI( )*[.C139]*[.C139]*[.A139]) / (POWER([.E139];5) * (EXP( ([.A139]*[.C139])/([.E139]*[.B139]*3523.91077015782) )  -1))" office:value-type="float" office:value="4094983401855.14" calcext:value-type="float">
            <text:p>4094983401855.14</text:p>
          </table:table-cell>
          <table:table-cell table:formula="of:=(2*PI( )*[.C139]*[.C139]*[.A139]) / (POWER([.E139];5) * (EXP( ([.A139]*[.C139])/([.E139]*[.B139]*3496.76346007464) )  -1))" office:value-type="float" office:value="3997048002074.98" calcext:value-type="float">
            <text:p>3997048002074.98</text:p>
          </table:table-cell>
          <table:table-cell table:formula="of:=(2*PI( )*[.C139]*[.C139]*[.A139]) / (POWER([.E139];5) * (EXP( ([.A139]*[.C139])/([.E139]*[.B139]*3605.05658350185) )  -1))" office:value-type="float" office:value="4393472395946.47" calcext:value-type="float">
            <text:p>4393472395946.4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3900" calcext:value-type="float">
            <text:p>13900</text:p>
          </table:table-cell>
          <table:table-cell table:formula="of:=[.D140]*POWER(10;-10)" office:value-type="float" office:value="0.00000139" calcext:value-type="float">
            <text:p>1.39E-06</text:p>
          </table:table-cell>
          <table:table-cell table:formula="of:=3.74192050507746E-016 / (POWER([.E140];5) * ((EXP( 1.9864748E-025 /([.E140]*1.381E-023 *3567.04712188114) )  -1)))" office:value-type="float" office:value="4194020780393.11" calcext:value-type="float">
            <text:p>4194020780393.11</text:p>
          </table:table-cell>
          <table:table-cell table:formula="of:=(2*PI( )*[.C140]*[.C140]*[.A140]) / (POWER([.E140];5) * (EXP( ([.A140]*[.C140])/([.E140]*[.B140]*3639.76900396354) )  -1))" office:value-type="float" office:value="4459784412158.33" calcext:value-type="float">
            <text:p>4459784412158.33</text:p>
          </table:table-cell>
          <table:table-cell table:formula="of:=(2*PI( )*[.C140]*[.C140]*[.A140]) / (POWER([.E140];5) * (EXP( ([.A140]*[.C140])/([.E140]*[.B140]*3607.08748252358) )  -1))" office:value-type="float" office:value="4339542333480.29" calcext:value-type="float">
            <text:p>4339542333480.29</text:p>
          </table:table-cell>
          <table:table-cell table:formula="of:=(2*PI( )*[.C140]*[.C140]*[.A140]) / (POWER([.E140];5) * (EXP( ([.A140]*[.C140])/([.E140]*[.B140]*3491.3099269129) )  -1))" office:value-type="float" office:value="3924286899804.21" calcext:value-type="float">
            <text:p>3924286899804.21</text:p>
          </table:table-cell>
          <table:table-cell table:formula="of:=(2*PI( )*[.C140]*[.C140]*[.A140]) / (POWER([.E140];5) * (EXP( ([.A140]*[.C140])/([.E140]*[.B140]*3603.83918136312) )  -1))" office:value-type="float" office:value="4327662733738.94" calcext:value-type="float">
            <text:p>4327662733738.94</text:p>
          </table:table-cell>
          <table:table-cell table:formula="of:=(2*PI( )*[.C140]*[.C140]*[.A140]) / (POWER([.E140];5) * (EXP( ([.A140]*[.C140])/([.E140]*[.B140]*5529.53658708751) )  -1))" office:value-type="float" office:value="13116615321392.6" calcext:value-type="float">
            <text:p>13116615321392.6</text:p>
          </table:table-cell>
          <table:table-cell table:formula="of:=(2*PI( )*[.C140]*[.C140]*[.A140]) / (POWER([.E140];5) * (EXP( ([.A140]*[.C140])/([.E140]*[.B140]*3545.8658661559) )  -1))" office:value-type="float" office:value="4117850625145.62" calcext:value-type="float">
            <text:p>4117850625145.62</text:p>
          </table:table-cell>
          <table:table-cell table:formula="of:=(2*PI( )*[.C140]*[.C140]*[.A140]) / (POWER([.E140];5) * (EXP( ([.A140]*[.C140])/([.E140]*[.B140]*3909.75687519039) )  -1))" office:value-type="float" office:value="5501061098702.2" calcext:value-type="float">
            <text:p>5501061098702.2</text:p>
          </table:table-cell>
          <table:table-cell table:formula="of:=(2*PI( )*[.C140]*[.C140]*[.A140]) / (POWER([.E140];5) * (EXP( ([.A140]*[.C140])/([.E140]*[.B140]*3653.20966006719) )  -1))" office:value-type="float" office:value="4509612806971.2" calcext:value-type="float">
            <text:p>4509612806971.2</text:p>
          </table:table-cell>
          <table:table-cell table:formula="of:=(2*PI( )*[.C140]*[.C140]*[.A140]) / (POWER([.E140];5) * (EXP( ([.A140]*[.C140])/([.E140]*[.B140]*3523.91077015782) )  -1))" office:value-type="float" office:value="4039496631640" calcext:value-type="float">
            <text:p>4039496631640</text:p>
          </table:table-cell>
          <table:table-cell table:formula="of:=(2*PI( )*[.C140]*[.C140]*[.A140]) / (POWER([.E140];5) * (EXP( ([.A140]*[.C140])/([.E140]*[.B140]*3496.76346007464) )  -1))" office:value-type="float" office:value="3943464092630.65" calcext:value-type="float">
            <text:p>3943464092630.65</text:p>
          </table:table-cell>
          <table:table-cell table:formula="of:=(2*PI( )*[.C140]*[.C140]*[.A140]) / (POWER([.E140];5) * (EXP( ([.A140]*[.C140])/([.E140]*[.B140]*3605.05658350185) )  -1))" office:value-type="float" office:value="4332113460294.17" calcext:value-type="float">
            <text:p>4332113460294.1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4000" calcext:value-type="float">
            <text:p>14000</text:p>
          </table:table-cell>
          <table:table-cell table:formula="of:=[.D141]*POWER(10;-10)" office:value-type="float" office:value="0.0000014" calcext:value-type="float">
            <text:p>1.4E-06</text:p>
          </table:table-cell>
          <table:table-cell table:formula="of:=3.74192050507746E-016 / (POWER([.E141];5) * ((EXP( 1.9864748E-025 /([.E141]*1.381E-023 *3567.04712188114) )  -1)))" office:value-type="float" office:value="4136120253441.61" calcext:value-type="float">
            <text:p>4136120253441.61</text:p>
          </table:table-cell>
          <table:table-cell table:formula="of:=(2*PI( )*[.C141]*[.C141]*[.A141]) / (POWER([.E141];5) * (EXP( ([.A141]*[.C141])/([.E141]*[.B141]*3639.76900396354) )  -1))" office:value-type="float" office:value="4396618913356.46" calcext:value-type="float">
            <text:p>4396618913356.46</text:p>
          </table:table-cell>
          <table:table-cell table:formula="of:=(2*PI( )*[.C141]*[.C141]*[.A141]) / (POWER([.E141];5) * (EXP( ([.A141]*[.C141])/([.E141]*[.B141]*3607.08748252358) )  -1))" office:value-type="float" office:value="4278768966208.21" calcext:value-type="float">
            <text:p>4278768966208.21</text:p>
          </table:table-cell>
          <table:table-cell table:formula="of:=(2*PI( )*[.C141]*[.C141]*[.A141]) / (POWER([.E141];5) * (EXP( ([.A141]*[.C141])/([.E141]*[.B141]*3491.3099269129) )  -1))" office:value-type="float" office:value="3871643547495.72" calcext:value-type="float">
            <text:p>3871643547495.72</text:p>
          </table:table-cell>
          <table:table-cell table:formula="of:=(2*PI( )*[.C141]*[.C141]*[.A141]) / (POWER([.E141];5) * (EXP( ([.A141]*[.C141])/([.E141]*[.B141]*3603.83918136312) )  -1))" office:value-type="float" office:value="4267124813083.54" calcext:value-type="float">
            <text:p>4267124813083.54</text:p>
          </table:table-cell>
          <table:table-cell table:formula="of:=(2*PI( )*[.C141]*[.C141]*[.A141]) / (POWER([.E141];5) * (EXP( ([.A141]*[.C141])/([.E141]*[.B141]*5529.53658708751) )  -1))" office:value-type="float" office:value="12856580712274.3" calcext:value-type="float">
            <text:p>12856580712274.3</text:p>
          </table:table-cell>
          <table:table-cell table:formula="of:=(2*PI( )*[.C141]*[.C141]*[.A141]) / (POWER([.E141];5) * (EXP( ([.A141]*[.C141])/([.E141]*[.B141]*3545.8658661559) )  -1))" office:value-type="float" office:value="4061443799193.88" calcext:value-type="float">
            <text:p>4061443799193.88</text:p>
          </table:table-cell>
          <table:table-cell table:formula="of:=(2*PI( )*[.C141]*[.C141]*[.A141]) / (POWER([.E141];5) * (EXP( ([.A141]*[.C141])/([.E141]*[.B141]*3909.75687519039) )  -1))" office:value-type="float" office:value="5416562556857.12" calcext:value-type="float">
            <text:p>5416562556857.12</text:p>
          </table:table-cell>
          <table:table-cell table:formula="of:=(2*PI( )*[.C141]*[.C141]*[.A141]) / (POWER([.E141];5) * (EXP( ([.A141]*[.C141])/([.E141]*[.B141]*3653.20966006719) )  -1))" office:value-type="float" office:value="4445451286272.24" calcext:value-type="float">
            <text:p>4445451286272.24</text:p>
          </table:table-cell>
          <table:table-cell table:formula="of:=(2*PI( )*[.C141]*[.C141]*[.A141]) / (POWER([.E141];5) * (EXP( ([.A141]*[.C141])/([.E141]*[.B141]*3523.91077015782) )  -1))" office:value-type="float" office:value="3984618924883.51" calcext:value-type="float">
            <text:p>3984618924883.51</text:p>
          </table:table-cell>
          <table:table-cell table:formula="of:=(2*PI( )*[.C141]*[.C141]*[.A141]) / (POWER([.E141];5) * (EXP( ([.A141]*[.C141])/([.E141]*[.B141]*3496.76346007464) )  -1))" office:value-type="float" office:value="3890450000837.82" calcext:value-type="float">
            <text:p>3890450000837.82</text:p>
          </table:table-cell>
          <table:table-cell table:formula="of:=(2*PI( )*[.C141]*[.C141]*[.A141]) / (POWER([.E141];5) * (EXP( ([.A141]*[.C141])/([.E141]*[.B141]*3605.05658350185) )  -1))" office:value-type="float" office:value="4271487347851.69" calcext:value-type="float">
            <text:p>4271487347851.6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4100" calcext:value-type="float">
            <text:p>14100</text:p>
          </table:table-cell>
          <table:table-cell table:formula="of:=[.D142]*POWER(10;-10)" office:value-type="float" office:value="0.00000141" calcext:value-type="float">
            <text:p>1.41E-06</text:p>
          </table:table-cell>
          <table:table-cell table:formula="of:=3.74192050507746E-016 / (POWER([.E142];5) * ((EXP( 1.9864748E-025 /([.E142]*1.381E-023 *3567.04712188114) )  -1)))" office:value-type="float" office:value="4078898183869.57" calcext:value-type="float">
            <text:p>4078898183869.57</text:p>
          </table:table-cell>
          <table:table-cell table:formula="of:=(2*PI( )*[.C142]*[.C142]*[.A142]) / (POWER([.E142];5) * (EXP( ([.A142]*[.C142])/([.E142]*[.B142]*3639.76900396354) )  -1))" office:value-type="float" office:value="4334244722664.73" calcext:value-type="float">
            <text:p>4334244722664.73</text:p>
          </table:table-cell>
          <table:table-cell table:formula="of:=(2*PI( )*[.C142]*[.C142]*[.A142]) / (POWER([.E142];5) * (EXP( ([.A142]*[.C142])/([.E142]*[.B142]*3607.08748252358) )  -1))" office:value-type="float" office:value="4218735270571.69" calcext:value-type="float">
            <text:p>4218735270571.69</text:p>
          </table:table-cell>
          <table:table-cell table:formula="of:=(2*PI( )*[.C142]*[.C142]*[.A142]) / (POWER([.E142];5) * (EXP( ([.A142]*[.C142])/([.E142]*[.B142]*3491.3099269129) )  -1))" office:value-type="float" office:value="3819569059471.02" calcext:value-type="float">
            <text:p>3819569059471.02</text:p>
          </table:table-cell>
          <table:table-cell table:formula="of:=(2*PI( )*[.C142]*[.C142]*[.A142]) / (POWER([.E142];5) * (EXP( ([.A142]*[.C142])/([.E142]*[.B142]*3603.83918136312) )  -1))" office:value-type="float" office:value="4207321513821.56" calcext:value-type="float">
            <text:p>4207321513821.56</text:p>
          </table:table-cell>
          <table:table-cell table:formula="of:=(2*PI( )*[.C142]*[.C142]*[.A142]) / (POWER([.E142];5) * (EXP( ([.A142]*[.C142])/([.E142]*[.B142]*5529.53658708751) )  -1))" office:value-type="float" office:value="12602571107537" calcext:value-type="float">
            <text:p>12602571107537</text:p>
          </table:table-cell>
          <table:table-cell table:formula="of:=(2*PI( )*[.C142]*[.C142]*[.A142]) / (POWER([.E142];5) * (EXP( ([.A142]*[.C142])/([.E142]*[.B142]*3545.8658661559) )  -1))" office:value-type="float" office:value="4005683963406.38" calcext:value-type="float">
            <text:p>4005683963406.38</text:p>
          </table:table-cell>
          <table:table-cell table:formula="of:=(2*PI( )*[.C142]*[.C142]*[.A142]) / (POWER([.E142];5) * (EXP( ([.A142]*[.C142])/([.E142]*[.B142]*3909.75687519039) )  -1))" office:value-type="float" office:value="5333338641007.78" calcext:value-type="float">
            <text:p>5333338641007.78</text:p>
          </table:table-cell>
          <table:table-cell table:formula="of:=(2*PI( )*[.C142]*[.C142]*[.A142]) / (POWER([.E142];5) * (EXP( ([.A142]*[.C142])/([.E142]*[.B142]*3653.20966006719) )  -1))" office:value-type="float" office:value="4382102744838.73" calcext:value-type="float">
            <text:p>4382102744838.73</text:p>
          </table:table-cell>
          <table:table-cell table:formula="of:=(2*PI( )*[.C142]*[.C142]*[.A142]) / (POWER([.E142];5) * (EXP( ([.A142]*[.C142])/([.E142]*[.B142]*3523.91077015782) )  -1))" office:value-type="float" office:value="3930356261044.67" calcext:value-type="float">
            <text:p>3930356261044.67</text:p>
          </table:table-cell>
          <table:table-cell table:formula="of:=(2*PI( )*[.C142]*[.C142]*[.A142]) / (POWER([.E142];5) * (EXP( ([.A142]*[.C142])/([.E142]*[.B142]*3496.76346007464) )  -1))" office:value-type="float" office:value="3838012393255.22" calcext:value-type="float">
            <text:p>3838012393255.22</text:p>
          </table:table-cell>
          <table:table-cell table:formula="of:=(2*PI( )*[.C142]*[.C142]*[.A142]) / (POWER([.E142];5) * (EXP( ([.A142]*[.C142])/([.E142]*[.B142]*3605.05658350185) )  -1))" office:value-type="float" office:value="4211597747798.45" calcext:value-type="float">
            <text:p>4211597747798.4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4200" calcext:value-type="float">
            <text:p>14200</text:p>
          </table:table-cell>
          <table:table-cell table:formula="of:=[.D143]*POWER(10;-10)" office:value-type="float" office:value="0.00000142" calcext:value-type="float">
            <text:p>1.42E-06</text:p>
          </table:table-cell>
          <table:table-cell table:formula="of:=3.74192050507746E-016 / (POWER([.E143];5) * ((EXP( 1.9864748E-025 /([.E143]*1.381E-023 *3567.04712188114) )  -1)))" office:value-type="float" office:value="4022358409318.09" calcext:value-type="float">
            <text:p>4022358409318.09</text:p>
          </table:table-cell>
          <table:table-cell table:formula="of:=(2*PI( )*[.C143]*[.C143]*[.A143]) / (POWER([.E143];5) * (EXP( ([.A143]*[.C143])/([.E143]*[.B143]*3639.76900396354) )  -1))" office:value-type="float" office:value="4272663481277.89" calcext:value-type="float">
            <text:p>4272663481277.89</text:p>
          </table:table-cell>
          <table:table-cell table:formula="of:=(2*PI( )*[.C143]*[.C143]*[.A143]) / (POWER([.E143];5) * (EXP( ([.A143]*[.C143])/([.E143]*[.B143]*3607.08748252358) )  -1))" office:value-type="float" office:value="4159443909239.6" calcext:value-type="float">
            <text:p>4159443909239.6</text:p>
          </table:table-cell>
          <table:table-cell table:formula="of:=(2*PI( )*[.C143]*[.C143]*[.A143]) / (POWER([.E143];5) * (EXP( ([.A143]*[.C143])/([.E143]*[.B143]*3491.3099269129) )  -1))" office:value-type="float" office:value="3768069267757.61" calcext:value-type="float">
            <text:p>3768069267757.61</text:p>
          </table:table-cell>
          <table:table-cell table:formula="of:=(2*PI( )*[.C143]*[.C143]*[.A143]) / (POWER([.E143];5) * (EXP( ([.A143]*[.C143])/([.E143]*[.B143]*3603.83918136312) )  -1))" office:value-type="float" office:value="4148255597075.55" calcext:value-type="float">
            <text:p>4148255597075.55</text:p>
          </table:table-cell>
          <table:table-cell table:formula="of:=(2*PI( )*[.C143]*[.C143]*[.A143]) / (POWER([.E143];5) * (EXP( ([.A143]*[.C143])/([.E143]*[.B143]*5529.53658708751) )  -1))" office:value-type="float" office:value="12354435239419.3" calcext:value-type="float">
            <text:p>12354435239419.3</text:p>
          </table:table-cell>
          <table:table-cell table:formula="of:=(2*PI( )*[.C143]*[.C143]*[.A143]) / (POWER([.E143];5) * (EXP( ([.A143]*[.C143])/([.E143]*[.B143]*3545.8658661559) )  -1))" office:value-type="float" office:value="3950575543114.75" calcext:value-type="float">
            <text:p>3950575543114.75</text:p>
          </table:table-cell>
          <table:table-cell table:formula="of:=(2*PI( )*[.C143]*[.C143]*[.A143]) / (POWER([.E143];5) * (EXP( ([.A143]*[.C143])/([.E143]*[.B143]*3909.75687519039) )  -1))" office:value-type="float" office:value="5251380374067.67" calcext:value-type="float">
            <text:p>5251380374067.67</text:p>
          </table:table-cell>
          <table:table-cell table:formula="of:=(2*PI( )*[.C143]*[.C143]*[.A143]) / (POWER([.E143];5) * (EXP( ([.A143]*[.C143])/([.E143]*[.B143]*3653.20966006719) )  -1))" office:value-type="float" office:value="4319568387403.64" calcext:value-type="float">
            <text:p>4319568387403.64</text:p>
          </table:table-cell>
          <table:table-cell table:formula="of:=(2*PI( )*[.C143]*[.C143]*[.A143]) / (POWER([.E143];5) * (EXP( ([.A143]*[.C143])/([.E143]*[.B143]*3523.91077015782) )  -1))" office:value-type="float" office:value="3876713650028.11" calcext:value-type="float">
            <text:p>3876713650028.11</text:p>
          </table:table-cell>
          <table:table-cell table:formula="of:=(2*PI( )*[.C143]*[.C143]*[.A143]) / (POWER([.E143];5) * (EXP( ([.A143]*[.C143])/([.E143]*[.B143]*3496.76346007464) )  -1))" office:value-type="float" office:value="3786156968189.29" calcext:value-type="float">
            <text:p>3786156968189.29</text:p>
          </table:table-cell>
          <table:table-cell table:formula="of:=(2*PI( )*[.C143]*[.C143]*[.A143]) / (POWER([.E143];5) * (EXP( ([.A143]*[.C143])/([.E143]*[.B143]*3605.05658350185) )  -1))" office:value-type="float" office:value="4152447384423.41" calcext:value-type="float">
            <text:p>4152447384423.4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4300" calcext:value-type="float">
            <text:p>14300</text:p>
          </table:table-cell>
          <table:table-cell table:formula="of:=[.D144]*POWER(10;-10)" office:value-type="float" office:value="0.00000143" calcext:value-type="float">
            <text:p>1.43E-06</text:p>
          </table:table-cell>
          <table:table-cell table:formula="of:=3.74192050507746E-016 / (POWER([.E144];5) * ((EXP( 1.9864748E-025 /([.E144]*1.381E-023 *3567.04712188114) )  -1)))" office:value-type="float" office:value="3966503860936.75" calcext:value-type="float">
            <text:p>3966503860936.75</text:p>
          </table:table-cell>
          <table:table-cell table:formula="of:=(2*PI( )*[.C144]*[.C144]*[.A144]) / (POWER([.E144];5) * (EXP( ([.A144]*[.C144])/([.E144]*[.B144]*3639.76900396354) )  -1))" office:value-type="float" office:value="4211875936829.38" calcext:value-type="float">
            <text:p>4211875936829.38</text:p>
          </table:table-cell>
          <table:table-cell table:formula="of:=(2*PI( )*[.C144]*[.C144]*[.A144]) / (POWER([.E144];5) * (EXP( ([.A144]*[.C144])/([.E144]*[.B144]*3607.08748252358) )  -1))" office:value-type="float" office:value="4100896644222.06" calcext:value-type="float">
            <text:p>4100896644222.06</text:p>
          </table:table-cell>
          <table:table-cell table:formula="of:=(2*PI( )*[.C144]*[.C144]*[.A144]) / (POWER([.E144];5) * (EXP( ([.A144]*[.C144])/([.E144]*[.B144]*3491.3099269129) )  -1))" office:value-type="float" office:value="3717149095206.45" calcext:value-type="float">
            <text:p>3717149095206.45</text:p>
          </table:table-cell>
          <table:table-cell table:formula="of:=(2*PI( )*[.C144]*[.C144]*[.A144]) / (POWER([.E144];5) * (EXP( ([.A144]*[.C144])/([.E144]*[.B144]*3603.83918136312) )  -1))" office:value-type="float" office:value="4089928922719.44" calcext:value-type="float">
            <text:p>4089928922719.44</text:p>
          </table:table-cell>
          <table:table-cell table:formula="of:=(2*PI( )*[.C144]*[.C144]*[.A144]) / (POWER([.E144];5) * (EXP( ([.A144]*[.C144])/([.E144]*[.B144]*5529.53658708751) )  -1))" office:value-type="float" office:value="12112025502848.1" calcext:value-type="float">
            <text:p>12112025502848.1</text:p>
          </table:table-cell>
          <table:table-cell table:formula="of:=(2*PI( )*[.C144]*[.C144]*[.A144]) / (POWER([.E144];5) * (EXP( ([.A144]*[.C144])/([.E144]*[.B144]*3545.8658661559) )  -1))" office:value-type="float" office:value="3896122055323.48" calcext:value-type="float">
            <text:p>3896122055323.48</text:p>
          </table:table-cell>
          <table:table-cell table:formula="of:=(2*PI( )*[.C144]*[.C144]*[.A144]) / (POWER([.E144];5) * (EXP( ([.A144]*[.C144])/([.E144]*[.B144]*3909.75687519039) )  -1))" office:value-type="float" office:value="5170678029272.91" calcext:value-type="float">
            <text:p>5170678029272.91</text:p>
          </table:table-cell>
          <table:table-cell table:formula="of:=(2*PI( )*[.C144]*[.C144]*[.A144]) / (POWER([.E144];5) * (EXP( ([.A144]*[.C144])/([.E144]*[.B144]*3653.20966006719) )  -1))" office:value-type="float" office:value="4257848528677.47" calcext:value-type="float">
            <text:p>4257848528677.47</text:p>
          </table:table-cell>
          <table:table-cell table:formula="of:=(2*PI( )*[.C144]*[.C144]*[.A144]) / (POWER([.E144];5) * (EXP( ([.A144]*[.C144])/([.E144]*[.B144]*3523.91077015782) )  -1))" office:value-type="float" office:value="3823695192404.59" calcext:value-type="float">
            <text:p>3823695192404.59</text:p>
          </table:table-cell>
          <table:table-cell table:formula="of:=(2*PI( )*[.C144]*[.C144]*[.A144]) / (POWER([.E144];5) * (EXP( ([.A144]*[.C144])/([.E144]*[.B144]*3496.76346007464) )  -1))" office:value-type="float" office:value="3734888514607.81" calcext:value-type="float">
            <text:p>3734888514607.81</text:p>
          </table:table-cell>
          <table:table-cell table:formula="of:=(2*PI( )*[.C144]*[.C144]*[.A144]) / (POWER([.E144];5) * (EXP( ([.A144]*[.C144])/([.E144]*[.B144]*3605.05658350185) )  -1))" office:value-type="float" office:value="4094038080985.53" calcext:value-type="float">
            <text:p>4094038080985.5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4400" calcext:value-type="float">
            <text:p>14400</text:p>
          </table:table-cell>
          <table:table-cell table:formula="of:=[.D145]*POWER(10;-10)" office:value-type="float" office:value="0.00000144" calcext:value-type="float">
            <text:p>1.44E-06</text:p>
          </table:table-cell>
          <table:table-cell table:formula="of:=3.74192050507746E-016 / (POWER([.E145];5) * ((EXP( 1.9864748E-025 /([.E145]*1.381E-023 *3567.04712188114) )  -1)))" office:value-type="float" office:value="3911336622369.9" calcext:value-type="float">
            <text:p>3911336622369.9</text:p>
          </table:table-cell>
          <table:table-cell table:formula="of:=(2*PI( )*[.C145]*[.C145]*[.A145]) / (POWER([.E145];5) * (EXP( ([.A145]*[.C145])/([.E145]*[.B145]*3639.76900396354) )  -1))" office:value-type="float" office:value="4151882005144.94" calcext:value-type="float">
            <text:p>4151882005144.94</text:p>
          </table:table-cell>
          <table:table-cell table:formula="of:=(2*PI( )*[.C145]*[.C145]*[.A145]) / (POWER([.E145];5) * (EXP( ([.A145]*[.C145])/([.E145]*[.B145]*3607.08748252358) )  -1))" office:value-type="float" office:value="4043094397423.84" calcext:value-type="float">
            <text:p>4043094397423.84</text:p>
          </table:table-cell>
          <table:table-cell table:formula="of:=(2*PI( )*[.C145]*[.C145]*[.A145]) / (POWER([.E145];5) * (EXP( ([.A145]*[.C145])/([.E145]*[.B145]*3491.3099269129) )  -1))" office:value-type="float" office:value="3666812611245.56" calcext:value-type="float">
            <text:p>3666812611245.56</text:p>
          </table:table-cell>
          <table:table-cell table:formula="of:=(2*PI( )*[.C145]*[.C145]*[.A145]) / (POWER([.E145];5) * (EXP( ([.A145]*[.C145])/([.E145]*[.B145]*3603.83918136312) )  -1))" office:value-type="float" office:value="4032342509808.79" calcext:value-type="float">
            <text:p>4032342509808.79</text:p>
          </table:table-cell>
          <table:table-cell table:formula="of:=(2*PI( )*[.C145]*[.C145]*[.A145]) / (POWER([.E145];5) * (EXP( ([.A145]*[.C145])/([.E145]*[.B145]*5529.53658708751) )  -1))" office:value-type="float" office:value="11875197899153.9" calcext:value-type="float">
            <text:p>11875197899153.9</text:p>
          </table:table-cell>
          <table:table-cell table:formula="of:=(2*PI( )*[.C145]*[.C145]*[.A145]) / (POWER([.E145];5) * (EXP( ([.A145]*[.C145])/([.E145]*[.B145]*3545.8658661559) )  -1))" office:value-type="float" office:value="3842326166826.3" calcext:value-type="float">
            <text:p>3842326166826.3</text:p>
          </table:table-cell>
          <table:table-cell table:formula="of:=(2*PI( )*[.C145]*[.C145]*[.A145]) / (POWER([.E145];5) * (EXP( ([.A145]*[.C145])/([.E145]*[.B145]*3909.75687519039) )  -1))" office:value-type="float" office:value="5091221198714.56" calcext:value-type="float">
            <text:p>5091221198714.56</text:p>
          </table:table-cell>
          <table:table-cell table:formula="of:=(2*PI( )*[.C145]*[.C145]*[.A145]) / (POWER([.E145];5) * (EXP( ([.A145]*[.C145])/([.E145]*[.B145]*3653.20966006719) )  -1))" office:value-type="float" office:value="4196942655574.07" calcext:value-type="float">
            <text:p>4196942655574.07</text:p>
          </table:table-cell>
          <table:table-cell table:formula="of:=(2*PI( )*[.C145]*[.C145]*[.A145]) / (POWER([.E145];5) * (EXP( ([.A145]*[.C145])/([.E145]*[.B145]*3523.91077015782) )  -1))" office:value-type="float" office:value="3771304136597.14" calcext:value-type="float">
            <text:p>3771304136597.14</text:p>
          </table:table-cell>
          <table:table-cell table:formula="of:=(2*PI( )*[.C145]*[.C145]*[.A145]) / (POWER([.E145];5) * (EXP( ([.A145]*[.C145])/([.E145]*[.B145]*3496.76346007464) )  -1))" office:value-type="float" office:value="3684210968137.14" calcext:value-type="float">
            <text:p>3684210968137.14</text:p>
          </table:table-cell>
          <table:table-cell table:formula="of:=(2*PI( )*[.C145]*[.C145]*[.A145]) / (POWER([.E145];5) * (EXP( ([.A145]*[.C145])/([.E145]*[.B145]*3605.05658350185) )  -1))" office:value-type="float" office:value="4036370820190.26" calcext:value-type="float">
            <text:p>4036370820190.2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4500" calcext:value-type="float">
            <text:p>14500</text:p>
          </table:table-cell>
          <table:table-cell table:formula="of:=[.D146]*POWER(10;-10)" office:value-type="float" office:value="0.00000145" calcext:value-type="float">
            <text:p>1.45E-06</text:p>
          </table:table-cell>
          <table:table-cell table:formula="of:=3.74192050507746E-016 / (POWER([.E146];5) * ((EXP( 1.9864748E-025 /([.E146]*1.381E-023 *3567.04712188114) )  -1)))" office:value-type="float" office:value="3856857985662.29" calcext:value-type="float">
            <text:p>3856857985662.29</text:p>
          </table:table-cell>
          <table:table-cell table:formula="of:=(2*PI( )*[.C146]*[.C146]*[.A146]) / (POWER([.E146];5) * (EXP( ([.A146]*[.C146])/([.E146]*[.B146]*3639.76900396354) )  -1))" office:value-type="float" office:value="4092680828628.26" calcext:value-type="float">
            <text:p>4092680828628.26</text:p>
          </table:table-cell>
          <table:table-cell table:formula="of:=(2*PI( )*[.C146]*[.C146]*[.A146]) / (POWER([.E146];5) * (EXP( ([.A146]*[.C146])/([.E146]*[.B146]*3607.08748252358) )  -1))" office:value-type="float" office:value="3986037307958" calcext:value-type="float">
            <text:p>3986037307958</text:p>
          </table:table-cell>
          <table:table-cell table:formula="of:=(2*PI( )*[.C146]*[.C146]*[.A146]) / (POWER([.E146];5) * (EXP( ([.A146]*[.C146])/([.E146]*[.B146]*3491.3099269129) )  -1))" office:value-type="float" office:value="3617063084857.5" calcext:value-type="float">
            <text:p>3617063084857.5</text:p>
          </table:table-cell>
          <table:table-cell table:formula="of:=(2*PI( )*[.C146]*[.C146]*[.A146]) / (POWER([.E146];5) * (EXP( ([.A146]*[.C146])/([.E146]*[.B146]*3603.83918136312) )  -1))" office:value-type="float" office:value="3975496593783.96" calcext:value-type="float">
            <text:p>3975496593783.96</text:p>
          </table:table-cell>
          <table:table-cell table:formula="of:=(2*PI( )*[.C146]*[.C146]*[.A146]) / (POWER([.E146];5) * (EXP( ([.A146]*[.C146])/([.E146]*[.B146]*5529.53658708751) )  -1))" office:value-type="float" office:value="11643811977205.1" calcext:value-type="float">
            <text:p>11643811977205.1</text:p>
          </table:table-cell>
          <table:table-cell table:formula="of:=(2*PI( )*[.C146]*[.C146]*[.A146]) / (POWER([.E146];5) * (EXP( ([.A146]*[.C146])/([.E146]*[.B146]*3545.8658661559) )  -1))" office:value-type="float" office:value="3789189749326.66" calcext:value-type="float">
            <text:p>3789189749326.66</text:p>
          </table:table-cell>
          <table:table-cell table:formula="of:=(2*PI( )*[.C146]*[.C146]*[.A146]) / (POWER([.E146];5) * (EXP( ([.A146]*[.C146])/([.E146]*[.B146]*3909.75687519039) )  -1))" office:value-type="float" office:value="5012998857527.75" calcext:value-type="float">
            <text:p>5012998857527.75</text:p>
          </table:table-cell>
          <table:table-cell table:formula="of:=(2*PI( )*[.C146]*[.C146]*[.A146]) / (POWER([.E146];5) * (EXP( ([.A146]*[.C146])/([.E146]*[.B146]*3653.20966006719) )  -1))" office:value-type="float" office:value="4136849486016.11" calcext:value-type="float">
            <text:p>4136849486016.11</text:p>
          </table:table-cell>
          <table:table-cell table:formula="of:=(2*PI( )*[.C146]*[.C146]*[.A146]) / (POWER([.E146];5) * (EXP( ([.A146]*[.C146])/([.E146]*[.B146]*3523.91077015782) )  -1))" office:value-type="float" office:value="3719542933159.5" calcext:value-type="float">
            <text:p>3719542933159.5</text:p>
          </table:table-cell>
          <table:table-cell table:formula="of:=(2*PI( )*[.C146]*[.C146]*[.A146]) / (POWER([.E146];5) * (EXP( ([.A146]*[.C146])/([.E146]*[.B146]*3496.76346007464) )  -1))" office:value-type="float" office:value="3634127464261.57" calcext:value-type="float">
            <text:p>3634127464261.57</text:p>
          </table:table-cell>
          <table:table-cell table:formula="of:=(2*PI( )*[.C146]*[.C146]*[.A146]) / (POWER([.E146];5) * (EXP( ([.A146]*[.C146])/([.E146]*[.B146]*3605.05658350185) )  -1))" office:value-type="float" office:value="3979445801434.24" calcext:value-type="float">
            <text:p>3979445801434.2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4600" calcext:value-type="float">
            <text:p>14600</text:p>
          </table:table-cell>
          <table:table-cell table:formula="of:=[.D147]*POWER(10;-10)" office:value-type="float" office:value="0.00000146" calcext:value-type="float">
            <text:p>1.46E-06</text:p>
          </table:table-cell>
          <table:table-cell table:formula="of:=3.74192050507746E-016 / (POWER([.E147];5) * ((EXP( 1.9864748E-025 /([.E147]*1.381E-023 *3567.04712188114) )  -1)))" office:value-type="float" office:value="3803068504220.34" calcext:value-type="float">
            <text:p>3803068504220.34</text:p>
          </table:table-cell>
          <table:table-cell table:formula="of:=(2*PI( )*[.C147]*[.C147]*[.A147]) / (POWER([.E147];5) * (EXP( ([.A147]*[.C147])/([.E147]*[.B147]*3639.76900396354) )  -1))" office:value-type="float" office:value="4034270831436.74" calcext:value-type="float">
            <text:p>4034270831436.74</text:p>
          </table:table-cell>
          <table:table-cell table:formula="of:=(2*PI( )*[.C147]*[.C147]*[.A147]) / (POWER([.E147];5) * (EXP( ([.A147]*[.C147])/([.E147]*[.B147]*3607.08748252358) )  -1))" office:value-type="float" office:value="3929724786368.18" calcext:value-type="float">
            <text:p>3929724786368.18</text:p>
          </table:table-cell>
          <table:table-cell table:formula="of:=(2*PI( )*[.C147]*[.C147]*[.A147]) / (POWER([.E147];5) * (EXP( ([.A147]*[.C147])/([.E147]*[.B147]*3491.3099269129) )  -1))" office:value-type="float" office:value="3567903034895.32" calcext:value-type="float">
            <text:p>3567903034895.32</text:p>
          </table:table-cell>
          <table:table-cell table:formula="of:=(2*PI( )*[.C147]*[.C147]*[.A147]) / (POWER([.E147];5) * (EXP( ([.A147]*[.C147])/([.E147]*[.B147]*3603.83918136312) )  -1))" office:value-type="float" office:value="3919390680593.83" calcext:value-type="float">
            <text:p>3919390680593.83</text:p>
          </table:table-cell>
          <table:table-cell table:formula="of:=(2*PI( )*[.C147]*[.C147]*[.A147]) / (POWER([.E147];5) * (EXP( ([.A147]*[.C147])/([.E147]*[.B147]*5529.53658708751) )  -1))" office:value-type="float" office:value="11417730772390.2" calcext:value-type="float">
            <text:p>11417730772390.2</text:p>
          </table:table-cell>
          <table:table-cell table:formula="of:=(2*PI( )*[.C147]*[.C147]*[.A147]) / (POWER([.E147];5) * (EXP( ([.A147]*[.C147])/([.E147]*[.B147]*3545.8658661559) )  -1))" office:value-type="float" office:value="3736713931692.41" calcext:value-type="float">
            <text:p>3736713931692.41</text:p>
          </table:table-cell>
          <table:table-cell table:formula="of:=(2*PI( )*[.C147]*[.C147]*[.A147]) / (POWER([.E147];5) * (EXP( ([.A147]*[.C147])/([.E147]*[.B147]*3909.75687519039) )  -1))" office:value-type="float" office:value="4935999423978.92" calcext:value-type="float">
            <text:p>4935999423978.92</text:p>
          </table:table-cell>
          <table:table-cell table:formula="of:=(2*PI( )*[.C147]*[.C147]*[.A147]) / (POWER([.E147];5) * (EXP( ([.A147]*[.C147])/([.E147]*[.B147]*3653.20966006719) )  -1))" office:value-type="float" office:value="4077567024482.58" calcext:value-type="float">
            <text:p>4077567024482.58</text:p>
          </table:table-cell>
          <table:table-cell table:formula="of:=(2*PI( )*[.C147]*[.C147]*[.A147]) / (POWER([.E147];5) * (EXP( ([.A147]*[.C147])/([.E147]*[.B147]*3523.91077015782) )  -1))" office:value-type="float" office:value="3668413286270.7" calcext:value-type="float">
            <text:p>3668413286270.7</text:p>
          </table:table-cell>
          <table:table-cell table:formula="of:=(2*PI( )*[.C147]*[.C147]*[.A147]) / (POWER([.E147];5) * (EXP( ([.A147]*[.C147])/([.E147]*[.B147]*3496.76346007464) )  -1))" office:value-type="float" office:value="3584640388840.4" calcext:value-type="float">
            <text:p>3584640388840.4</text:p>
          </table:table-cell>
          <table:table-cell table:formula="of:=(2*PI( )*[.C147]*[.C147]*[.A147]) / (POWER([.E147];5) * (EXP( ([.A147]*[.C147])/([.E147]*[.B147]*3605.05658350185) )  -1))" office:value-type="float" office:value="3923262494965.98" calcext:value-type="float">
            <text:p>3923262494965.9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4700" calcext:value-type="float">
            <text:p>14700</text:p>
          </table:table-cell>
          <table:table-cell table:formula="of:=[.D148]*POWER(10;-10)" office:value-type="float" office:value="0.00000147" calcext:value-type="float">
            <text:p>1.47E-06</text:p>
          </table:table-cell>
          <table:table-cell table:formula="of:=3.74192050507746E-016 / (POWER([.E148];5) * ((EXP( 1.9864748E-025 /([.E148]*1.381E-023 *3567.04712188114) )  -1)))" office:value-type="float" office:value="3749968042961.21" calcext:value-type="float">
            <text:p>3749968042961.21</text:p>
          </table:table-cell>
          <table:table-cell table:formula="of:=(2*PI( )*[.C148]*[.C148]*[.A148]) / (POWER([.E148];5) * (EXP( ([.A148]*[.C148])/([.E148]*[.B148]*3639.76900396354) )  -1))" office:value-type="float" office:value="3976649771600.04" calcext:value-type="float">
            <text:p>3976649771600.04</text:p>
          </table:table-cell>
          <table:table-cell table:formula="of:=(2*PI( )*[.C148]*[.C148]*[.A148]) / (POWER([.E148];5) * (EXP( ([.A148]*[.C148])/([.E148]*[.B148]*3607.08748252358) )  -1))" office:value-type="float" office:value="3874155565902.67" calcext:value-type="float">
            <text:p>3874155565902.67</text:p>
          </table:table-cell>
          <table:table-cell table:formula="of:=(2*PI( )*[.C148]*[.C148]*[.A148]) / (POWER([.E148];5) * (EXP( ([.A148]*[.C148])/([.E148]*[.B148]*3491.3099269129) )  -1))" office:value-type="float" office:value="3519334277848.36" calcext:value-type="float">
            <text:p>3519334277848.36</text:p>
          </table:table-cell>
          <table:table-cell table:formula="of:=(2*PI( )*[.C148]*[.C148]*[.A148]) / (POWER([.E148];5) * (EXP( ([.A148]*[.C148])/([.E148]*[.B148]*3603.83918136312) )  -1))" office:value-type="float" office:value="3864023597882.36" calcext:value-type="float">
            <text:p>3864023597882.36</text:p>
          </table:table-cell>
          <table:table-cell table:formula="of:=(2*PI( )*[.C148]*[.C148]*[.A148]) / (POWER([.E148];5) * (EXP( ([.A148]*[.C148])/([.E148]*[.B148]*5529.53658708751) )  -1))" office:value-type="float" office:value="11196820743831.4" calcext:value-type="float">
            <text:p>11196820743831.4</text:p>
          </table:table-cell>
          <table:table-cell table:formula="of:=(2*PI( )*[.C148]*[.C148]*[.A148]) / (POWER([.E148];5) * (EXP( ([.A148]*[.C148])/([.E148]*[.B148]*3545.8658661559) )  -1))" office:value-type="float" office:value="3684899149470.98" calcext:value-type="float">
            <text:p>3684899149470.98</text:p>
          </table:table-cell>
          <table:table-cell table:formula="of:=(2*PI( )*[.C148]*[.C148]*[.A148]) / (POWER([.E148];5) * (EXP( ([.A148]*[.C148])/([.E148]*[.B148]*3909.75687519039) )  -1))" office:value-type="float" office:value="4860210815680.46" calcext:value-type="float">
            <text:p>4860210815680.46</text:p>
          </table:table-cell>
          <table:table-cell table:formula="of:=(2*PI( )*[.C148]*[.C148]*[.A148]) / (POWER([.E148];5) * (EXP( ([.A148]*[.C148])/([.E148]*[.B148]*3653.20966006719) )  -1))" office:value-type="float" office:value="4019092614454.56" calcext:value-type="float">
            <text:p>4019092614454.56</text:p>
          </table:table-cell>
          <table:table-cell table:formula="of:=(2*PI( )*[.C148]*[.C148]*[.A148]) / (POWER([.E148];5) * (EXP( ([.A148]*[.C148])/([.E148]*[.B148]*3523.91077015782) )  -1))" office:value-type="float" office:value="3617916202566.03" calcext:value-type="float">
            <text:p>3617916202566.03</text:p>
          </table:table-cell>
          <table:table-cell table:formula="of:=(2*PI( )*[.C148]*[.C148]*[.A148]) / (POWER([.E148];5) * (EXP( ([.A148]*[.C148])/([.E148]*[.B148]*3496.76346007464) )  -1))" office:value-type="float" office:value="3535751426055.91" calcext:value-type="float">
            <text:p>3535751426055.91</text:p>
          </table:table-cell>
          <table:table-cell table:formula="of:=(2*PI( )*[.C148]*[.C148]*[.A148]) / (POWER([.E148];5) * (EXP( ([.A148]*[.C148])/([.E148]*[.B148]*3605.05658350185) )  -1))" office:value-type="float" office:value="3867819693105.34" calcext:value-type="float">
            <text:p>3867819693105.3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4800" calcext:value-type="float">
            <text:p>14800</text:p>
          </table:table-cell>
          <table:table-cell table:formula="of:=[.D149]*POWER(10;-10)" office:value-type="float" office:value="0.00000148" calcext:value-type="float">
            <text:p>1.48E-06</text:p>
          </table:table-cell>
          <table:table-cell table:formula="of:=3.74192050507746E-016 / (POWER([.E149];5) * ((EXP( 1.9864748E-025 /([.E149]*1.381E-023 *3567.04712188114) )  -1)))" office:value-type="float" office:value="3697555825777.68" calcext:value-type="float">
            <text:p>3697555825777.68</text:p>
          </table:table-cell>
          <table:table-cell table:formula="of:=(2*PI( )*[.C149]*[.C149]*[.A149]) / (POWER([.E149];5) * (EXP( ([.A149]*[.C149])/([.E149]*[.B149]*3639.76900396354) )  -1))" office:value-type="float" office:value="3919814790228.24" calcext:value-type="float">
            <text:p>3919814790228.24</text:p>
          </table:table-cell>
          <table:table-cell table:formula="of:=(2*PI( )*[.C149]*[.C149]*[.A149]) / (POWER([.E149];5) * (EXP( ([.A149]*[.C149])/([.E149]*[.B149]*3607.08748252358) )  -1))" office:value-type="float" office:value="3819327750979" calcext:value-type="float">
            <text:p>3819327750979</text:p>
          </table:table-cell>
          <table:table-cell table:formula="of:=(2*PI( )*[.C149]*[.C149]*[.A149]) / (POWER([.E149];5) * (EXP( ([.A149]*[.C149])/([.E149]*[.B149]*3491.3099269129) )  -1))" office:value-type="float" office:value="3471357973166.45" calcext:value-type="float">
            <text:p>3471357973166.45</text:p>
          </table:table-cell>
          <table:table-cell table:formula="of:=(2*PI( )*[.C149]*[.C149]*[.A149]) / (POWER([.E149];5) * (EXP( ([.A149]*[.C149])/([.E149]*[.B149]*3603.83918136312) )  -1))" office:value-type="float" office:value="3809393543375.54" calcext:value-type="float">
            <text:p>3809393543375.54</text:p>
          </table:table-cell>
          <table:table-cell table:formula="of:=(2*PI( )*[.C149]*[.C149]*[.A149]) / (POWER([.E149];5) * (EXP( ([.A149]*[.C149])/([.E149]*[.B149]*5529.53658708751) )  -1))" office:value-type="float" office:value="10980951710177.8" calcext:value-type="float">
            <text:p>10980951710177.8</text:p>
          </table:table-cell>
          <table:table-cell table:formula="of:=(2*PI( )*[.C149]*[.C149]*[.A149]) / (POWER([.E149];5) * (EXP( ([.A149]*[.C149])/([.E149]*[.B149]*3545.8658661559) )  -1))" office:value-type="float" office:value="3633745191787.65" calcext:value-type="float">
            <text:p>3633745191787.65</text:p>
          </table:table-cell>
          <table:table-cell table:formula="of:=(2*PI( )*[.C149]*[.C149]*[.A149]) / (POWER([.E149];5) * (EXP( ([.A149]*[.C149])/([.E149]*[.B149]*3909.75687519039) )  -1))" office:value-type="float" office:value="4785620502150.97" calcext:value-type="float">
            <text:p>4785620502150.97</text:p>
          </table:table-cell>
          <table:table-cell table:formula="of:=(2*PI( )*[.C149]*[.C149]*[.A149]) / (POWER([.E149];5) * (EXP( ([.A149]*[.C149])/([.E149]*[.B149]*3653.20966006719) )  -1))" office:value-type="float" office:value="3961422987909.79" calcext:value-type="float">
            <text:p>3961422987909.79</text:p>
          </table:table-cell>
          <table:table-cell table:formula="of:=(2*PI( )*[.C149]*[.C149]*[.A149]) / (POWER([.E149];5) * (EXP( ([.A149]*[.C149])/([.E149]*[.B149]*3523.91077015782) )  -1))" office:value-type="float" office:value="3568052037421.27" calcext:value-type="float">
            <text:p>3568052037421.27</text:p>
          </table:table-cell>
          <table:table-cell table:formula="of:=(2*PI( )*[.C149]*[.C149]*[.A149]) / (POWER([.E149];5) * (EXP( ([.A149]*[.C149])/([.E149]*[.B149]*3496.76346007464) )  -1))" office:value-type="float" office:value="3487461603902.1" calcext:value-type="float">
            <text:p>3487461603902.1</text:p>
          </table:table-cell>
          <table:table-cell table:formula="of:=(2*PI( )*[.C149]*[.C149]*[.A149]) / (POWER([.E149];5) * (EXP( ([.A149]*[.C149])/([.E149]*[.B149]*3605.05658350185) )  -1))" office:value-type="float" office:value="3813115558659.64" calcext:value-type="float">
            <text:p>3813115558659.6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4900" calcext:value-type="float">
            <text:p>14900</text:p>
          </table:table-cell>
          <table:table-cell table:formula="of:=[.D150]*POWER(10;-10)" office:value-type="float" office:value="0.00000149" calcext:value-type="float">
            <text:p>1.49E-06</text:p>
          </table:table-cell>
          <table:table-cell table:formula="of:=3.74192050507746E-016 / (POWER([.E150];5) * ((EXP( 1.9864748E-025 /([.E150]*1.381E-023 *3567.04712188114) )  -1)))" office:value-type="float" office:value="3645830480442.66" calcext:value-type="float">
            <text:p>3645830480442.66</text:p>
          </table:table-cell>
          <table:table-cell table:formula="of:=(2*PI( )*[.C150]*[.C150]*[.A150]) / (POWER([.E150];5) * (EXP( ([.A150]*[.C150])/([.E150]*[.B150]*3639.76900396354) )  -1))" office:value-type="float" office:value="3863762457951.15" calcext:value-type="float">
            <text:p>3863762457951.15</text:p>
          </table:table-cell>
          <table:table-cell table:formula="of:=(2*PI( )*[.C150]*[.C150]*[.A150]) / (POWER([.E150];5) * (EXP( ([.A150]*[.C150])/([.E150]*[.B150]*3607.08748252358) )  -1))" office:value-type="float" office:value="3765238862972.09" calcext:value-type="float">
            <text:p>3765238862972.09</text:p>
          </table:table-cell>
          <table:table-cell table:formula="of:=(2*PI( )*[.C150]*[.C150]*[.A150]) / (POWER([.E150];5) * (EXP( ([.A150]*[.C150])/([.E150]*[.B150]*3491.3099269129) )  -1))" office:value-type="float" office:value="3423974666248.45" calcext:value-type="float">
            <text:p>3423974666248.45</text:p>
          </table:table-cell>
          <table:table-cell table:formula="of:=(2*PI( )*[.C150]*[.C150]*[.A150]) / (POWER([.E150];5) * (EXP( ([.A150]*[.C150])/([.E150]*[.B150]*3603.83918136312) )  -1))" office:value-type="float" office:value="3755498130601.43" calcext:value-type="float">
            <text:p>3755498130601.43</text:p>
          </table:table-cell>
          <table:table-cell table:formula="of:=(2*PI( )*[.C150]*[.C150]*[.A150]) / (POWER([.E150];5) * (EXP( ([.A150]*[.C150])/([.E150]*[.B150]*5529.53658708751) )  -1))" office:value-type="float" office:value="10769996784292.3" calcext:value-type="float">
            <text:p>10769996784292.3</text:p>
          </table:table-cell>
          <table:table-cell table:formula="of:=(2*PI( )*[.C150]*[.C150]*[.A150]) / (POWER([.E150];5) * (EXP( ([.A150]*[.C150])/([.E150]*[.B150]*3545.8658661559) )  -1))" office:value-type="float" office:value="3583251245745.48" calcext:value-type="float">
            <text:p>3583251245745.48</text:p>
          </table:table-cell>
          <table:table-cell table:formula="of:=(2*PI( )*[.C150]*[.C150]*[.A150]) / (POWER([.E150];5) * (EXP( ([.A150]*[.C150])/([.E150]*[.B150]*3909.75687519039) )  -1))" office:value-type="float" office:value="4712215553928.45" calcext:value-type="float">
            <text:p>4712215553928.45</text:p>
          </table:table-cell>
          <table:table-cell table:formula="of:=(2*PI( )*[.C150]*[.C150]*[.A150]) / (POWER([.E150];5) * (EXP( ([.A150]*[.C150])/([.E150]*[.B150]*3653.20966006719) )  -1))" office:value-type="float" office:value="3904554312010.8" calcext:value-type="float">
            <text:p>3904554312010.8</text:p>
          </table:table-cell>
          <table:table-cell table:formula="of:=(2*PI( )*[.C150]*[.C150]*[.A150]) / (POWER([.E150];5) * (EXP( ([.A150]*[.C150])/([.E150]*[.B150]*3523.91077015782) )  -1))" office:value-type="float" office:value="3518820538803.67" calcext:value-type="float">
            <text:p>3518820538803.67</text:p>
          </table:table-cell>
          <table:table-cell table:formula="of:=(2*PI( )*[.C150]*[.C150]*[.A150]) / (POWER([.E150];5) * (EXP( ([.A150]*[.C150])/([.E150]*[.B150]*3496.76346007464) )  -1))" office:value-type="float" office:value="3439771337321.34" calcext:value-type="float">
            <text:p>3439771337321.34</text:p>
          </table:table-cell>
          <table:table-cell table:formula="of:=(2*PI( )*[.C150]*[.C150]*[.A150]) / (POWER([.E150];5) * (EXP( ([.A150]*[.C150])/([.E150]*[.B150]*3605.05658350185) )  -1))" office:value-type="float" office:value="3759147670669.28" calcext:value-type="float">
            <text:p>3759147670669.2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5000" calcext:value-type="float">
            <text:p>15000</text:p>
          </table:table-cell>
          <table:table-cell table:formula="of:=[.D151]*POWER(10;-10)" office:value-type="float" office:value="0.0000015" calcext:value-type="float">
            <text:p>1.5E-06</text:p>
          </table:table-cell>
          <table:table-cell table:formula="of:=3.74192050507746E-016 / (POWER([.E151];5) * ((EXP( 1.9864748E-025 /([.E151]*1.381E-023 *3567.04712188114) )  -1)))" office:value-type="float" office:value="3594790081072.55" calcext:value-type="float">
            <text:p>3594790081072.55</text:p>
          </table:table-cell>
          <table:table-cell table:formula="of:=(2*PI( )*[.C151]*[.C151]*[.A151]) / (POWER([.E151];5) * (EXP( ([.A151]*[.C151])/([.E151]*[.B151]*3639.76900396354) )  -1))" office:value-type="float" office:value="3808488818724.55" calcext:value-type="float">
            <text:p>3808488818724.55</text:p>
          </table:table-cell>
          <table:table-cell table:formula="of:=(2*PI( )*[.C151]*[.C151]*[.A151]) / (POWER([.E151];5) * (EXP( ([.A151]*[.C151])/([.E151]*[.B151]*3607.08748252358) )  -1))" office:value-type="float" office:value="3711885883454.77" calcext:value-type="float">
            <text:p>3711885883454.77</text:p>
          </table:table-cell>
          <table:table-cell table:formula="of:=(2*PI( )*[.C151]*[.C151]*[.A151]) / (POWER([.E151];5) * (EXP( ([.A151]*[.C151])/([.E151]*[.B151]*3491.3099269129) )  -1))" office:value-type="float" office:value="3377184329197.38" calcext:value-type="float">
            <text:p>3377184329197.38</text:p>
          </table:table-cell>
          <table:table-cell table:formula="of:=(2*PI( )*[.C151]*[.C151]*[.A151]) / (POWER([.E151];5) * (EXP( ([.A151]*[.C151])/([.E151]*[.B151]*3603.83918136312) )  -1))" office:value-type="float" office:value="3702334432070.98" calcext:value-type="float">
            <text:p>3702334432070.98</text:p>
          </table:table-cell>
          <table:table-cell table:formula="of:=(2*PI( )*[.C151]*[.C151]*[.A151]) / (POWER([.E151];5) * (EXP( ([.A151]*[.C151])/([.E151]*[.B151]*5529.53658708751) )  -1))" office:value-type="float" office:value="10563832307113" calcext:value-type="float">
            <text:p>10563832307113</text:p>
          </table:table-cell>
          <table:table-cell table:formula="of:=(2*PI( )*[.C151]*[.C151]*[.A151]) / (POWER([.E151];5) * (EXP( ([.A151]*[.C151])/([.E151]*[.B151]*3545.8658661559) )  -1))" office:value-type="float" office:value="3533415938441.66" calcext:value-type="float">
            <text:p>3533415938441.66</text:p>
          </table:table-cell>
          <table:table-cell table:formula="of:=(2*PI( )*[.C151]*[.C151]*[.A151]) / (POWER([.E151];5) * (EXP( ([.A151]*[.C151])/([.E151]*[.B151]*3909.75687519039) )  -1))" office:value-type="float" office:value="4639982688433.16" calcext:value-type="float">
            <text:p>4639982688433.16</text:p>
          </table:table-cell>
          <table:table-cell table:formula="of:=(2*PI( )*[.C151]*[.C151]*[.A151]) / (POWER([.E151];5) * (EXP( ([.A151]*[.C151])/([.E151]*[.B151]*3653.20966006719) )  -1))" office:value-type="float" office:value="3848482233125.42" calcext:value-type="float">
            <text:p>3848482233125.42</text:p>
          </table:table-cell>
          <table:table-cell table:formula="of:=(2*PI( )*[.C151]*[.C151]*[.A151]) / (POWER([.E151];5) * (EXP( ([.A151]*[.C151])/([.E151]*[.B151]*3523.91077015782) )  -1))" office:value-type="float" office:value="3470220888799.36" calcext:value-type="float">
            <text:p>3470220888799.36</text:p>
          </table:table-cell>
          <table:table-cell table:formula="of:=(2*PI( )*[.C151]*[.C151]*[.A151]) / (POWER([.E151];5) * (EXP( ([.A151]*[.C151])/([.E151]*[.B151]*3496.76346007464) )  -1))" office:value-type="float" office:value="3392680469092.46" calcext:value-type="float">
            <text:p>3392680469092.46</text:p>
          </table:table-cell>
          <table:table-cell table:formula="of:=(2*PI( )*[.C151]*[.C151]*[.A151]) / (POWER([.E151];5) * (EXP( ([.A151]*[.C151])/([.E151]*[.B151]*3605.05658350185) )  -1))" office:value-type="float" office:value="3705913067611.05" calcext:value-type="float">
            <text:p>3705913067611.0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5100" calcext:value-type="float">
            <text:p>15100</text:p>
          </table:table-cell>
          <table:table-cell table:formula="of:=[.D152]*POWER(10;-10)" office:value-type="float" office:value="0.00000151" calcext:value-type="float">
            <text:p>1.51E-06</text:p>
          </table:table-cell>
          <table:table-cell table:formula="of:=3.74192050507746E-016 / (POWER([.E152];5) * ((EXP( 1.9864748E-025 /([.E152]*1.381E-023 *3567.04712188114) )  -1)))" office:value-type="float" office:value="3544432188264.82" calcext:value-type="float">
            <text:p>3544432188264.82</text:p>
          </table:table-cell>
          <table:table-cell table:formula="of:=(2*PI( )*[.C152]*[.C152]*[.A152]) / (POWER([.E152];5) * (EXP( ([.A152]*[.C152])/([.E152]*[.B152]*3639.76900396354) )  -1))" office:value-type="float" office:value="3753989431133.82" calcext:value-type="float">
            <text:p>3753989431133.82</text:p>
          </table:table-cell>
          <table:table-cell table:formula="of:=(2*PI( )*[.C152]*[.C152]*[.A152]) / (POWER([.E152];5) * (EXP( ([.A152]*[.C152])/([.E152]*[.B152]*3607.08748252358) )  -1))" office:value-type="float" office:value="3659265295014" calcext:value-type="float">
            <text:p>3659265295014</text:p>
          </table:table-cell>
          <table:table-cell table:formula="of:=(2*PI( )*[.C152]*[.C152]*[.A152]) / (POWER([.E152];5) * (EXP( ([.A152]*[.C152])/([.E152]*[.B152]*3491.3099269129) )  -1))" office:value-type="float" office:value="3330986399441.7" calcext:value-type="float">
            <text:p>3330986399441.7</text:p>
          </table:table-cell>
          <table:table-cell table:formula="of:=(2*PI( )*[.C152]*[.C152]*[.A152]) / (POWER([.E152];5) * (EXP( ([.A152]*[.C152])/([.E152]*[.B152]*3603.83918136312) )  -1))" office:value-type="float" office:value="3649899020042.52" calcext:value-type="float">
            <text:p>3649899020042.52</text:p>
          </table:table-cell>
          <table:table-cell table:formula="of:=(2*PI( )*[.C152]*[.C152]*[.A152]) / (POWER([.E152];5) * (EXP( ([.A152]*[.C152])/([.E152]*[.B152]*5529.53658708751) )  -1))" office:value-type="float" office:value="10362337780943.7" calcext:value-type="float">
            <text:p>10362337780943.7</text:p>
          </table:table-cell>
          <table:table-cell table:formula="of:=(2*PI( )*[.C152]*[.C152]*[.A152]) / (POWER([.E152];5) * (EXP( ([.A152]*[.C152])/([.E152]*[.B152]*3545.8658661559) )  -1))" office:value-type="float" office:value="3484237376710.91" calcext:value-type="float">
            <text:p>3484237376710.91</text:p>
          </table:table-cell>
          <table:table-cell table:formula="of:=(2*PI( )*[.C152]*[.C152]*[.A152]) / (POWER([.E152];5) * (EXP( ([.A152]*[.C152])/([.E152]*[.B152]*3909.75687519039) )  -1))" office:value-type="float" office:value="4568908312766.9" calcext:value-type="float">
            <text:p>4568908312766.9</text:p>
          </table:table-cell>
          <table:table-cell table:formula="of:=(2*PI( )*[.C152]*[.C152]*[.A152]) / (POWER([.E152];5) * (EXP( ([.A152]*[.C152])/([.E152]*[.B152]*3653.20966006719) )  -1))" office:value-type="float" office:value="3793201918313.05" calcext:value-type="float">
            <text:p>3793201918313.05</text:p>
          </table:table-cell>
          <table:table-cell table:formula="of:=(2*PI( )*[.C152]*[.C152]*[.A152]) / (POWER([.E152];5) * (EXP( ([.A152]*[.C152])/([.E152]*[.B152]*3523.91077015782) )  -1))" office:value-type="float" office:value="3422251742923.38" calcext:value-type="float">
            <text:p>3422251742923.38</text:p>
          </table:table-cell>
          <table:table-cell table:formula="of:=(2*PI( )*[.C152]*[.C152]*[.A152]) / (POWER([.E152];5) * (EXP( ([.A152]*[.C152])/([.E152]*[.B152]*3496.76346007464) )  -1))" office:value-type="float" office:value="3346188308570.93" calcext:value-type="float">
            <text:p>3346188308570.93</text:p>
          </table:table-cell>
          <table:table-cell table:formula="of:=(2*PI( )*[.C152]*[.C152]*[.A152]) / (POWER([.E152];5) * (EXP( ([.A152]*[.C152])/([.E152]*[.B152]*3605.05658350185) )  -1))" office:value-type="float" office:value="3653408288182.03" calcext:value-type="float">
            <text:p>3653408288182.0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5200" calcext:value-type="float">
            <text:p>15200</text:p>
          </table:table-cell>
          <table:table-cell table:formula="of:=[.D153]*POWER(10;-10)" office:value-type="float" office:value="0.00000152" calcext:value-type="float">
            <text:p>1.52E-06</text:p>
          </table:table-cell>
          <table:table-cell table:formula="of:=3.74192050507746E-016 / (POWER([.E153];5) * ((EXP( 1.9864748E-025 /([.E153]*1.381E-023 *3567.04712188114) )  -1)))" office:value-type="float" office:value="3494753887020.44" calcext:value-type="float">
            <text:p>3494753887020.44</text:p>
          </table:table-cell>
          <table:table-cell table:formula="of:=(2*PI( )*[.C153]*[.C153]*[.A153]) / (POWER([.E153];5) * (EXP( ([.A153]*[.C153])/([.E153]*[.B153]*3639.76900396354) )  -1))" office:value-type="float" office:value="3700259407320.18" calcext:value-type="float">
            <text:p>3700259407320.18</text:p>
          </table:table-cell>
          <table:table-cell table:formula="of:=(2*PI( )*[.C153]*[.C153]*[.A153]) / (POWER([.E153];5) * (EXP( ([.A153]*[.C153])/([.E153]*[.B153]*3607.08748252358) )  -1))" office:value-type="float" office:value="3607373119761.53" calcext:value-type="float">
            <text:p>3607373119761.53</text:p>
          </table:table-cell>
          <table:table-cell table:formula="of:=(2*PI( )*[.C153]*[.C153]*[.A153]) / (POWER([.E153];5) * (EXP( ([.A153]*[.C153])/([.E153]*[.B153]*3491.3099269129) )  -1))" office:value-type="float" office:value="3285379816318.86" calcext:value-type="float">
            <text:p>3285379816318.86</text:p>
          </table:table-cell>
          <table:table-cell table:formula="of:=(2*PI( )*[.C153]*[.C153]*[.A153]) / (POWER([.E153];5) * (EXP( ([.A153]*[.C153])/([.E153]*[.B153]*3603.83918136312) )  -1))" office:value-type="float" office:value="3598188004987.89" calcext:value-type="float">
            <text:p>3598188004987.89</text:p>
          </table:table-cell>
          <table:table-cell table:formula="of:=(2*PI( )*[.C153]*[.C153]*[.A153]) / (POWER([.E153];5) * (EXP( ([.A153]*[.C153])/([.E153]*[.B153]*5529.53658708751) )  -1))" office:value-type="float" office:value="10165395802400.5" calcext:value-type="float">
            <text:p>10165395802400.5</text:p>
          </table:table-cell>
          <table:table-cell table:formula="of:=(2*PI( )*[.C153]*[.C153]*[.A153]) / (POWER([.E153];5) * (EXP( ([.A153]*[.C153])/([.E153]*[.B153]*3545.8658661559) )  -1))" office:value-type="float" office:value="3435713184702.59" calcext:value-type="float">
            <text:p>3435713184702.59</text:p>
          </table:table-cell>
          <table:table-cell table:formula="of:=(2*PI( )*[.C153]*[.C153]*[.A153]) / (POWER([.E153];5) * (EXP( ([.A153]*[.C153])/([.E153]*[.B153]*3909.75687519039) )  -1))" office:value-type="float" office:value="4498978563625.84" calcext:value-type="float">
            <text:p>4498978563625.84</text:p>
          </table:table-cell>
          <table:table-cell table:formula="of:=(2*PI( )*[.C153]*[.C153]*[.A153]) / (POWER([.E153];5) * (EXP( ([.A153]*[.C153])/([.E153]*[.B153]*3653.20966006719) )  -1))" office:value-type="float" office:value="3738708094404.43" calcext:value-type="float">
            <text:p>3738708094404.43</text:p>
          </table:table-cell>
          <table:table-cell table:formula="of:=(2*PI( )*[.C153]*[.C153]*[.A153]) / (POWER([.E153];5) * (EXP( ([.A153]*[.C153])/([.E153]*[.B153]*3523.91077015782) )  -1))" office:value-type="float" office:value="3374911267314.72" calcext:value-type="float">
            <text:p>3374911267314.72</text:p>
          </table:table-cell>
          <table:table-cell table:formula="of:=(2*PI( )*[.C153]*[.C153]*[.A153]) / (POWER([.E153];5) * (EXP( ([.A153]*[.C153])/([.E153]*[.B153]*3496.76346007464) )  -1))" office:value-type="float" office:value="3300293668378.25" calcext:value-type="float">
            <text:p>3300293668378.25</text:p>
          </table:table-cell>
          <table:table-cell table:formula="of:=(2*PI( )*[.C153]*[.C153]*[.A153]) / (POWER([.E153];5) * (EXP( ([.A153]*[.C153])/([.E153]*[.B153]*3605.05658350185) )  -1))" office:value-type="float" office:value="3601629409782.49" calcext:value-type="float">
            <text:p>3601629409782.4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5300" calcext:value-type="float">
            <text:p>15300</text:p>
          </table:table-cell>
          <table:table-cell table:formula="of:=[.D154]*POWER(10;-10)" office:value-type="float" office:value="0.00000153" calcext:value-type="float">
            <text:p>1.53E-06</text:p>
          </table:table-cell>
          <table:table-cell table:formula="of:=3.74192050507746E-016 / (POWER([.E154];5) * ((EXP( 1.9864748E-025 /([.E154]*1.381E-023 *3567.04712188114) )  -1)))" office:value-type="float" office:value="3445751822557.9" calcext:value-type="float">
            <text:p>3445751822557.9</text:p>
          </table:table-cell>
          <table:table-cell table:formula="of:=(2*PI( )*[.C154]*[.C154]*[.A154]) / (POWER([.E154];5) * (EXP( ([.A154]*[.C154])/([.E154]*[.B154]*3639.76900396354) )  -1))" office:value-type="float" office:value="3647293449649.15" calcext:value-type="float">
            <text:p>3647293449649.15</text:p>
          </table:table-cell>
          <table:table-cell table:formula="of:=(2*PI( )*[.C154]*[.C154]*[.A154]) / (POWER([.E154];5) * (EXP( ([.A154]*[.C154])/([.E154]*[.B154]*3607.08748252358) )  -1))" office:value-type="float" office:value="3556204955652.91" calcext:value-type="float">
            <text:p>3556204955652.91</text:p>
          </table:table-cell>
          <table:table-cell table:formula="of:=(2*PI( )*[.C154]*[.C154]*[.A154]) / (POWER([.E154];5) * (EXP( ([.A154]*[.C154])/([.E154]*[.B154]*3491.3099269129) )  -1))" office:value-type="float" office:value="3240363055713.84" calcext:value-type="float">
            <text:p>3240363055713.84</text:p>
          </table:table-cell>
          <table:table-cell table:formula="of:=(2*PI( )*[.C154]*[.C154]*[.A154]) / (POWER([.E154];5) * (EXP( ([.A154]*[.C154])/([.E154]*[.B154]*3603.83918136312) )  -1))" office:value-type="float" office:value="3547197071873.62" calcext:value-type="float">
            <text:p>3547197071873.62</text:p>
          </table:table-cell>
          <table:table-cell table:formula="of:=(2*PI( )*[.C154]*[.C154]*[.A154]) / (POWER([.E154];5) * (EXP( ([.A154]*[.C154])/([.E154]*[.B154]*5529.53658708751) )  -1))" office:value-type="float" office:value="9972891995217.65" calcext:value-type="float">
            <text:p>9972891995217.65</text:p>
          </table:table-cell>
          <table:table-cell table:formula="of:=(2*PI( )*[.C154]*[.C154]*[.A154]) / (POWER([.E154];5) * (EXP( ([.A154]*[.C154])/([.E154]*[.B154]*3545.8658661559) )  -1))" office:value-type="float" office:value="3387840539394.4" calcext:value-type="float">
            <text:p>3387840539394.4</text:p>
          </table:table-cell>
          <table:table-cell table:formula="of:=(2*PI( )*[.C154]*[.C154]*[.A154]) / (POWER([.E154];5) * (EXP( ([.A154]*[.C154])/([.E154]*[.B154]*3909.75687519039) )  -1))" office:value-type="float" office:value="4430179344494.68" calcext:value-type="float">
            <text:p>4430179344494.68</text:p>
          </table:table-cell>
          <table:table-cell table:formula="of:=(2*PI( )*[.C154]*[.C154]*[.A154]) / (POWER([.E154];5) * (EXP( ([.A154]*[.C154])/([.E154]*[.B154]*3653.20966006719) )  -1))" office:value-type="float" office:value="3684995084797.04" calcext:value-type="float">
            <text:p>3684995084797.04</text:p>
          </table:table-cell>
          <table:table-cell table:formula="of:=(2*PI( )*[.C154]*[.C154]*[.A154]) / (POWER([.E154];5) * (EXP( ([.A154]*[.C154])/([.E154]*[.B154]*3523.91077015782) )  -1))" office:value-type="float" office:value="3328197173915.11" calcext:value-type="float">
            <text:p>3328197173915.11</text:p>
          </table:table-cell>
          <table:table-cell table:formula="of:=(2*PI( )*[.C154]*[.C154]*[.A154]) / (POWER([.E154];5) * (EXP( ([.A154]*[.C154])/([.E154]*[.B154]*3496.76346007464) )  -1))" office:value-type="float" office:value="3254994899134.51" calcext:value-type="float">
            <text:p>3254994899134.51</text:p>
          </table:table-cell>
          <table:table-cell table:formula="of:=(2*PI( )*[.C154]*[.C154]*[.A154]) / (POWER([.E154];5) * (EXP( ([.A154]*[.C154])/([.E154]*[.B154]*3605.05658350185) )  -1))" office:value-type="float" office:value="3550572084811.33" calcext:value-type="float">
            <text:p>3550572084811.3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5400" calcext:value-type="float">
            <text:p>15400</text:p>
          </table:table-cell>
          <table:table-cell table:formula="of:=[.D155]*POWER(10;-10)" office:value-type="float" office:value="0.00000154" calcext:value-type="float">
            <text:p>1.54E-06</text:p>
          </table:table-cell>
          <table:table-cell table:formula="of:=3.74192050507746E-016 / (POWER([.E155];5) * ((EXP( 1.9864748E-025 /([.E155]*1.381E-023 *3567.04712188114) )  -1)))" office:value-type="float" office:value="3397422234121.12" calcext:value-type="float">
            <text:p>3397422234121.12</text:p>
          </table:table-cell>
          <table:table-cell table:formula="of:=(2*PI( )*[.C155]*[.C155]*[.A155]) / (POWER([.E155];5) * (EXP( ([.A155]*[.C155])/([.E155]*[.B155]*3639.76900396354) )  -1))" office:value-type="float" office:value="3595085885236.23" calcext:value-type="float">
            <text:p>3595085885236.23</text:p>
          </table:table-cell>
          <table:table-cell table:formula="of:=(2*PI( )*[.C155]*[.C155]*[.A155]) / (POWER([.E155];5) * (EXP( ([.A155]*[.C155])/([.E155]*[.B155]*3607.08748252358) )  -1))" office:value-type="float" office:value="3505756010724.04" calcext:value-type="float">
            <text:p>3505756010724.04</text:p>
          </table:table-cell>
          <table:table-cell table:formula="of:=(2*PI( )*[.C155]*[.C155]*[.A155]) / (POWER([.E155];5) * (EXP( ([.A155]*[.C155])/([.E155]*[.B155]*3491.3099269129) )  -1))" office:value-type="float" office:value="3195934162842.58" calcext:value-type="float">
            <text:p>3195934162842.58</text:p>
          </table:table-cell>
          <table:table-cell table:formula="of:=(2*PI( )*[.C155]*[.C155]*[.A155]) / (POWER([.E155];5) * (EXP( ([.A155]*[.C155])/([.E155]*[.B155]*3603.83918136312) )  -1))" office:value-type="float" office:value="3496921514365.73" calcext:value-type="float">
            <text:p>3496921514365.73</text:p>
          </table:table-cell>
          <table:table-cell table:formula="of:=(2*PI( )*[.C155]*[.C155]*[.A155]) / (POWER([.E155];5) * (EXP( ([.A155]*[.C155])/([.E155]*[.B155]*5529.53658708751) )  -1))" office:value-type="float" office:value="9784714943093.51" calcext:value-type="float">
            <text:p>9784714943093.51</text:p>
          </table:table-cell>
          <table:table-cell table:formula="of:=(2*PI( )*[.C155]*[.C155]*[.A155]) / (POWER([.E155];5) * (EXP( ([.A155]*[.C155])/([.E155]*[.B155]*3545.8658661559) )  -1))" office:value-type="float" office:value="3340616204141.4" calcext:value-type="float">
            <text:p>3340616204141.4</text:p>
          </table:table-cell>
          <table:table-cell table:formula="of:=(2*PI( )*[.C155]*[.C155]*[.A155]) / (POWER([.E155];5) * (EXP( ([.A155]*[.C155])/([.E155]*[.B155]*3909.75687519039) )  -1))" office:value-type="float" office:value="4362496360281.29" calcext:value-type="float">
            <text:p>4362496360281.29</text:p>
          </table:table-cell>
          <table:table-cell table:formula="of:=(2*PI( )*[.C155]*[.C155]*[.A155]) / (POWER([.E155];5) * (EXP( ([.A155]*[.C155])/([.E155]*[.B155]*3653.20966006719) )  -1))" office:value-type="float" office:value="3632056844083.46" calcext:value-type="float">
            <text:p>3632056844083.46</text:p>
          </table:table-cell>
          <table:table-cell table:formula="of:=(2*PI( )*[.C155]*[.C155]*[.A155]) / (POWER([.E155];5) * (EXP( ([.A155]*[.C155])/([.E155]*[.B155]*3523.91077015782) )  -1))" office:value-type="float" office:value="3282106753726.8" calcext:value-type="float">
            <text:p>3282106753726.8</text:p>
          </table:table-cell>
          <table:table-cell table:formula="of:=(2*PI( )*[.C155]*[.C155]*[.A155]) / (POWER([.E155];5) * (EXP( ([.A155]*[.C155])/([.E155]*[.B155]*3496.76346007464) )  -1))" office:value-type="float" office:value="3210289922324.45" calcext:value-type="float">
            <text:p>3210289922324.45</text:p>
          </table:table-cell>
          <table:table-cell table:formula="of:=(2*PI( )*[.C155]*[.C155]*[.A155]) / (POWER([.E155];5) * (EXP( ([.A155]*[.C155])/([.E155]*[.B155]*3605.05658350185) )  -1))" office:value-type="float" office:value="3500231574882.84" calcext:value-type="float">
            <text:p>3500231574882.8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5500" calcext:value-type="float">
            <text:p>15500</text:p>
          </table:table-cell>
          <table:table-cell table:formula="of:=[.D156]*POWER(10;-10)" office:value-type="float" office:value="0.00000155" calcext:value-type="float">
            <text:p>1.55E-06</text:p>
          </table:table-cell>
          <table:table-cell table:formula="of:=3.74192050507746E-016 / (POWER([.E156];5) * ((EXP( 1.9864748E-025 /([.E156]*1.381E-023 *3567.04712188114) )  -1)))" office:value-type="float" office:value="3349760986879.7" calcext:value-type="float">
            <text:p>3349760986879.7</text:p>
          </table:table-cell>
          <table:table-cell table:formula="of:=(2*PI( )*[.C156]*[.C156]*[.A156]) / (POWER([.E156];5) * (EXP( ([.A156]*[.C156])/([.E156]*[.B156]*3639.76900396354) )  -1))" office:value-type="float" office:value="3543630698439.28" calcext:value-type="float">
            <text:p>3543630698439.28</text:p>
          </table:table-cell>
          <table:table-cell table:formula="of:=(2*PI( )*[.C156]*[.C156]*[.A156]) / (POWER([.E156];5) * (EXP( ([.A156]*[.C156])/([.E156]*[.B156]*3607.08748252358) )  -1))" office:value-type="float" office:value="3456021135349.86" calcext:value-type="float">
            <text:p>3456021135349.86</text:p>
          </table:table-cell>
          <table:table-cell table:formula="of:=(2*PI( )*[.C156]*[.C156]*[.A156]) / (POWER([.E156];5) * (EXP( ([.A156]*[.C156])/([.E156]*[.B156]*3491.3099269129) )  -1))" office:value-type="float" office:value="3152090783266.52" calcext:value-type="float">
            <text:p>3152090783266.52</text:p>
          </table:table-cell>
          <table:table-cell table:formula="of:=(2*PI( )*[.C156]*[.C156]*[.A156]) / (POWER([.E156];5) * (EXP( ([.A156]*[.C156])/([.E156]*[.B156]*3603.83918136312) )  -1))" office:value-type="float" office:value="3447356267062.26" calcext:value-type="float">
            <text:p>3447356267062.26</text:p>
          </table:table-cell>
          <table:table-cell table:formula="of:=(2*PI( )*[.C156]*[.C156]*[.A156]) / (POWER([.E156];5) * (EXP( ([.A156]*[.C156])/([.E156]*[.B156]*5529.53658708751) )  -1))" office:value-type="float" office:value="9600756122740.22" calcext:value-type="float">
            <text:p>9600756122740.22</text:p>
          </table:table-cell>
          <table:table-cell table:formula="of:=(2*PI( )*[.C156]*[.C156]*[.A156]) / (POWER([.E156];5) * (EXP( ([.A156]*[.C156])/([.E156]*[.B156]*3545.8658661559) )  -1))" office:value-type="float" office:value="3294036560355.33" calcext:value-type="float">
            <text:p>3294036560355.33</text:p>
          </table:table-cell>
          <table:table-cell table:formula="of:=(2*PI( )*[.C156]*[.C156]*[.A156]) / (POWER([.E156];5) * (EXP( ([.A156]*[.C156])/([.E156]*[.B156]*3909.75687519039) )  -1))" office:value-type="float" office:value="4295915149542.27" calcext:value-type="float">
            <text:p>4295915149542.27</text:p>
          </table:table-cell>
          <table:table-cell table:formula="of:=(2*PI( )*[.C156]*[.C156]*[.A156]) / (POWER([.E156];5) * (EXP( ([.A156]*[.C156])/([.E156]*[.B156]*3653.20966006719) )  -1))" office:value-type="float" office:value="3579886990624.18" calcext:value-type="float">
            <text:p>3579886990624.18</text:p>
          </table:table-cell>
          <table:table-cell table:formula="of:=(2*PI( )*[.C156]*[.C156]*[.A156]) / (POWER([.E156];5) * (EXP( ([.A156]*[.C156])/([.E156]*[.B156]*3523.91077015782) )  -1))" office:value-type="float" office:value="3236636908240.67" calcext:value-type="float">
            <text:p>3236636908240.67</text:p>
          </table:table-cell>
          <table:table-cell table:formula="of:=(2*PI( )*[.C156]*[.C156]*[.A156]) / (POWER([.E156];5) * (EXP( ([.A156]*[.C156])/([.E156]*[.B156]*3496.76346007464) )  -1))" office:value-type="float" office:value="3166176261384.57" calcext:value-type="float">
            <text:p>3166176261384.57</text:p>
          </table:table-cell>
          <table:table-cell table:formula="of:=(2*PI( )*[.C156]*[.C156]*[.A156]) / (POWER([.E156];5) * (EXP( ([.A156]*[.C156])/([.E156]*[.B156]*3605.05658350185) )  -1))" office:value-type="float" office:value="3450602783069.07" calcext:value-type="float">
            <text:p>3450602783069.0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5600" calcext:value-type="float">
            <text:p>15600</text:p>
          </table:table-cell>
          <table:table-cell table:formula="of:=[.D157]*POWER(10;-10)" office:value-type="float" office:value="0.00000156" calcext:value-type="float">
            <text:p>1.56E-06</text:p>
          </table:table-cell>
          <table:table-cell table:formula="of:=3.74192050507746E-016 / (POWER([.E157];5) * ((EXP( 1.9864748E-025 /([.E157]*1.381E-023 *3567.04712188114) )  -1)))" office:value-type="float" office:value="3302763602015.61" calcext:value-type="float">
            <text:p>3302763602015.61</text:p>
          </table:table-cell>
          <table:table-cell table:formula="of:=(2*PI( )*[.C157]*[.C157]*[.A157]) / (POWER([.E157];5) * (EXP( ([.A157]*[.C157])/([.E157]*[.B157]*3639.76900396354) )  -1))" office:value-type="float" office:value="3492921561422.78" calcext:value-type="float">
            <text:p>3492921561422.78</text:p>
          </table:table-cell>
          <table:table-cell table:formula="of:=(2*PI( )*[.C157]*[.C157]*[.A157]) / (POWER([.E157];5) * (EXP( ([.A157]*[.C157])/([.E157]*[.B157]*3607.08748252358) )  -1))" office:value-type="float" office:value="3406994852625.34" calcext:value-type="float">
            <text:p>3406994852625.34</text:p>
          </table:table-cell>
          <table:table-cell table:formula="of:=(2*PI( )*[.C157]*[.C157]*[.A157]) / (POWER([.E157];5) * (EXP( ([.A157]*[.C157])/([.E157]*[.B157]*3491.3099269129) )  -1))" office:value-type="float" office:value="3108830192221.37" calcext:value-type="float">
            <text:p>3108830192221.37</text:p>
          </table:table-cell>
          <table:table-cell table:formula="of:=(2*PI( )*[.C157]*[.C157]*[.A157]) / (POWER([.E157];5) * (EXP( ([.A157]*[.C157])/([.E157]*[.B157]*3603.83918136312) )  -1))" office:value-type="float" office:value="3398495935853.2" calcext:value-type="float">
            <text:p>3398495935853.2</text:p>
          </table:table-cell>
          <table:table-cell table:formula="of:=(2*PI( )*[.C157]*[.C157]*[.A157]) / (POWER([.E157];5) * (EXP( ([.A157]*[.C157])/([.E157]*[.B157]*5529.53658708751) )  -1))" office:value-type="float" office:value="9420909837278.59" calcext:value-type="float">
            <text:p>9420909837278.59</text:p>
          </table:table-cell>
          <table:table-cell table:formula="of:=(2*PI( )*[.C157]*[.C157]*[.A157]) / (POWER([.E157];5) * (EXP( ([.A157]*[.C157])/([.E157]*[.B157]*3545.8658661559) )  -1))" office:value-type="float" office:value="3248097637405.39" calcext:value-type="float">
            <text:p>3248097637405.39</text:p>
          </table:table-cell>
          <table:table-cell table:formula="of:=(2*PI( )*[.C157]*[.C157]*[.A157]) / (POWER([.E157];5) * (EXP( ([.A157]*[.C157])/([.E157]*[.B157]*3909.75687519039) )  -1))" office:value-type="float" office:value="4230421114442.15" calcext:value-type="float">
            <text:p>4230421114442.15</text:p>
          </table:table-cell>
          <table:table-cell table:formula="of:=(2*PI( )*[.C157]*[.C157]*[.A157]) / (POWER([.E157];5) * (EXP( ([.A157]*[.C157])/([.E157]*[.B157]*3653.20966006719) )  -1))" office:value-type="float" office:value="3528478837171.95" calcext:value-type="float">
            <text:p>3528478837171.95</text:p>
          </table:table-cell>
          <table:table-cell table:formula="of:=(2*PI( )*[.C157]*[.C157]*[.A157]) / (POWER([.E157];5) * (EXP( ([.A157]*[.C157])/([.E157]*[.B157]*3523.91077015782) )  -1))" office:value-type="float" office:value="3191784179122.83" calcext:value-type="float">
            <text:p>3191784179122.83</text:p>
          </table:table-cell>
          <table:table-cell table:formula="of:=(2*PI( )*[.C157]*[.C157]*[.A157]) / (POWER([.E157];5) * (EXP( ([.A157]*[.C157])/([.E157]*[.B157]*3496.76346007464) )  -1))" office:value-type="float" office:value="3122651071095" calcext:value-type="float">
            <text:p>3122651071095</text:p>
          </table:table-cell>
          <table:table-cell table:formula="of:=(2*PI( )*[.C157]*[.C157]*[.A157]) / (POWER([.E157];5) * (EXP( ([.A157]*[.C157])/([.E157]*[.B157]*3605.05658350185) )  -1))" office:value-type="float" office:value="3401680284267.73" calcext:value-type="float">
            <text:p>3401680284267.7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5700" calcext:value-type="float">
            <text:p>15700</text:p>
          </table:table-cell>
          <table:table-cell table:formula="of:=[.D158]*POWER(10;-10)" office:value-type="float" office:value="0.00000157" calcext:value-type="float">
            <text:p>1.57E-06</text:p>
          </table:table-cell>
          <table:table-cell table:formula="of:=3.74192050507746E-016 / (POWER([.E158];5) * ((EXP( 1.9864748E-025 /([.E158]*1.381E-023 *3567.04712188114) )  -1)))" office:value-type="float" office:value="3256425285086.76" calcext:value-type="float">
            <text:p>3256425285086.76</text:p>
          </table:table-cell>
          <table:table-cell table:formula="of:=(2*PI( )*[.C158]*[.C158]*[.A158]) / (POWER([.E158];5) * (EXP( ([.A158]*[.C158])/([.E158]*[.B158]*3639.76900396354) )  -1))" office:value-type="float" office:value="3442951862893.84" calcext:value-type="float">
            <text:p>3442951862893.84</text:p>
          </table:table-cell>
          <table:table-cell table:formula="of:=(2*PI( )*[.C158]*[.C158]*[.A158]) / (POWER([.E158];5) * (EXP( ([.A158]*[.C158])/([.E158]*[.B158]*3607.08748252358) )  -1))" office:value-type="float" office:value="3358671386964.39" calcext:value-type="float">
            <text:p>3358671386964.39</text:p>
          </table:table-cell>
          <table:table-cell table:formula="of:=(2*PI( )*[.C158]*[.C158]*[.A158]) / (POWER([.E158];5) * (EXP( ([.A158]*[.C158])/([.E158]*[.B158]*3491.3099269129) )  -1))" office:value-type="float" office:value="3066149322340.32" calcext:value-type="float">
            <text:p>3066149322340.32</text:p>
          </table:table-cell>
          <table:table-cell table:formula="of:=(2*PI( )*[.C158]*[.C158]*[.A158]) / (POWER([.E158];5) * (EXP( ([.A158]*[.C158])/([.E158]*[.B158]*3603.83918136312) )  -1))" office:value-type="float" office:value="3350334826503.1" calcext:value-type="float">
            <text:p>3350334826503.1</text:p>
          </table:table-cell>
          <table:table-cell table:formula="of:=(2*PI( )*[.C158]*[.C158]*[.A158]) / (POWER([.E158];5) * (EXP( ([.A158]*[.C158])/([.E158]*[.B158]*5529.53658708751) )  -1))" office:value-type="float" office:value="9245073150106.26" calcext:value-type="float">
            <text:p>9245073150106.26</text:p>
          </table:table-cell>
          <table:table-cell table:formula="of:=(2*PI( )*[.C158]*[.C158]*[.A158]) / (POWER([.E158];5) * (EXP( ([.A158]*[.C158])/([.E158]*[.B158]*3545.8658661559) )  -1))" office:value-type="float" office:value="3202795140827.99" calcext:value-type="float">
            <text:p>3202795140827.99</text:p>
          </table:table-cell>
          <table:table-cell table:formula="of:=(2*PI( )*[.C158]*[.C158]*[.A158]) / (POWER([.E158];5) * (EXP( ([.A158]*[.C158])/([.E158]*[.B158]*3909.75687519039) )  -1))" office:value-type="float" office:value="4165999548580.88" calcext:value-type="float">
            <text:p>4165999548580.88</text:p>
          </table:table-cell>
          <table:table-cell table:formula="of:=(2*PI( )*[.C158]*[.C158]*[.A158]) / (POWER([.E158];5) * (EXP( ([.A158]*[.C158])/([.E158]*[.B158]*3653.20966006719) )  -1))" office:value-type="float" office:value="3477825419649.57" calcext:value-type="float">
            <text:p>3477825419649.57</text:p>
          </table:table-cell>
          <table:table-cell table:formula="of:=(2*PI( )*[.C158]*[.C158]*[.A158]) / (POWER([.E158];5) * (EXP( ([.A158]*[.C158])/([.E158]*[.B158]*3523.91077015782) )  -1))" office:value-type="float" office:value="3147544776243.91" calcext:value-type="float">
            <text:p>3147544776243.91</text:p>
          </table:table-cell>
          <table:table-cell table:formula="of:=(2*PI( )*[.C158]*[.C158]*[.A158]) / (POWER([.E158];5) * (EXP( ([.A158]*[.C158])/([.E158]*[.B158]*3496.76346007464) )  -1))" office:value-type="float" office:value="3079711165357.07" calcext:value-type="float">
            <text:p>3079711165357.07</text:p>
          </table:table-cell>
          <table:table-cell table:formula="of:=(2*PI( )*[.C158]*[.C158]*[.A158]) / (POWER([.E158];5) * (EXP( ([.A158]*[.C158])/([.E158]*[.B158]*3605.05658350185) )  -1))" office:value-type="float" office:value="3353458353790.99" calcext:value-type="float">
            <text:p>3353458353790.9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5800" calcext:value-type="float">
            <text:p>15800</text:p>
          </table:table-cell>
          <table:table-cell table:formula="of:=[.D159]*POWER(10;-10)" office:value-type="float" office:value="0.00000158" calcext:value-type="float">
            <text:p>1.58E-06</text:p>
          </table:table-cell>
          <table:table-cell table:formula="of:=3.74192050507746E-016 / (POWER([.E159];5) * ((EXP( 1.9864748E-025 /([.E159]*1.381E-023 *3567.04712188114) )  -1)))" office:value-type="float" office:value="3210740952753.84" calcext:value-type="float">
            <text:p>3210740952753.84</text:p>
          </table:table-cell>
          <table:table-cell table:formula="of:=(2*PI( )*[.C159]*[.C159]*[.A159]) / (POWER([.E159];5) * (EXP( ([.A159]*[.C159])/([.E159]*[.B159]*3639.76900396354) )  -1))" office:value-type="float" office:value="3393714735105.8" calcext:value-type="float">
            <text:p>3393714735105.8</text:p>
          </table:table-cell>
          <table:table-cell table:formula="of:=(2*PI( )*[.C159]*[.C159]*[.A159]) / (POWER([.E159];5) * (EXP( ([.A159]*[.C159])/([.E159]*[.B159]*3607.08748252358) )  -1))" office:value-type="float" office:value="3311044691008.46" calcext:value-type="float">
            <text:p>3311044691008.46</text:p>
          </table:table-cell>
          <table:table-cell table:formula="of:=(2*PI( )*[.C159]*[.C159]*[.A159]) / (POWER([.E159];5) * (EXP( ([.A159]*[.C159])/([.E159]*[.B159]*3491.3099269129) )  -1))" office:value-type="float" office:value="3024044789848.33" calcext:value-type="float">
            <text:p>3024044789848.33</text:p>
          </table:table-cell>
          <table:table-cell table:formula="of:=(2*PI( )*[.C159]*[.C159]*[.A159]) / (POWER([.E159];5) * (EXP( ([.A159]*[.C159])/([.E159]*[.B159]*3603.83918136312) )  -1))" office:value-type="float" office:value="3302866971547.54" calcext:value-type="float">
            <text:p>3302866971547.54</text:p>
          </table:table-cell>
          <table:table-cell table:formula="of:=(2*PI( )*[.C159]*[.C159]*[.A159]) / (POWER([.E159];5) * (EXP( ([.A159]*[.C159])/([.E159]*[.B159]*5529.53658708751) )  -1))" office:value-type="float" office:value="9073145819350.87" calcext:value-type="float">
            <text:p>9073145819350.87</text:p>
          </table:table-cell>
          <table:table-cell table:formula="of:=(2*PI( )*[.C159]*[.C159]*[.A159]) / (POWER([.E159];5) * (EXP( ([.A159]*[.C159])/([.E159]*[.B159]*3545.8658661559) )  -1))" office:value-type="float" office:value="3158124478929.13" calcext:value-type="float">
            <text:p>3158124478929.13</text:p>
          </table:table-cell>
          <table:table-cell table:formula="of:=(2*PI( )*[.C159]*[.C159]*[.A159]) / (POWER([.E159];5) * (EXP( ([.A159]*[.C159])/([.E159]*[.B159]*3909.75687519039) )  -1))" office:value-type="float" office:value="4102635662817.28" calcext:value-type="float">
            <text:p>4102635662817.28</text:p>
          </table:table-cell>
          <table:table-cell table:formula="of:=(2*PI( )*[.C159]*[.C159]*[.A159]) / (POWER([.E159];5) * (EXP( ([.A159]*[.C159])/([.E159]*[.B159]*3653.20966006719) )  -1))" office:value-type="float" office:value="3427919524178.4" calcext:value-type="float">
            <text:p>3427919524178.4</text:p>
          </table:table-cell>
          <table:table-cell table:formula="of:=(2*PI( )*[.C159]*[.C159]*[.A159]) / (POWER([.E159];5) * (EXP( ([.A159]*[.C159])/([.E159]*[.B159]*3523.91077015782) )  -1))" office:value-type="float" office:value="3103914604132.2" calcext:value-type="float">
            <text:p>3103914604132.2</text:p>
          </table:table-cell>
          <table:table-cell table:formula="of:=(2*PI( )*[.C159]*[.C159]*[.A159]) / (POWER([.E159];5) * (EXP( ([.A159]*[.C159])/([.E159]*[.B159]*3496.76346007464) )  -1))" office:value-type="float" office:value="3037353043433.89" calcext:value-type="float">
            <text:p>3037353043433.89</text:p>
          </table:table-cell>
          <table:table-cell table:formula="of:=(2*PI( )*[.C159]*[.C159]*[.A159]) / (POWER([.E159];5) * (EXP( ([.A159]*[.C159])/([.E159]*[.B159]*3605.05658350185) )  -1))" office:value-type="float" office:value="3305930994266.48" calcext:value-type="float">
            <text:p>3305930994266.4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5900" calcext:value-type="float">
            <text:p>15900</text:p>
          </table:table-cell>
          <table:table-cell table:formula="of:=[.D160]*POWER(10;-10)" office:value-type="float" office:value="0.00000159" calcext:value-type="float">
            <text:p>1.59E-06</text:p>
          </table:table-cell>
          <table:table-cell table:formula="of:=3.74192050507746E-016 / (POWER([.E160];5) * ((EXP( 1.9864748E-025 /([.E160]*1.381E-023 *3567.04712188114) )  -1)))" office:value-type="float" office:value="3165705257953.22" calcext:value-type="float">
            <text:p>3165705257953.22</text:p>
          </table:table-cell>
          <table:table-cell table:formula="of:=(2*PI( )*[.C160]*[.C160]*[.A160]) / (POWER([.E160];5) * (EXP( ([.A160]*[.C160])/([.E160]*[.B160]*3639.76900396354) )  -1))" office:value-type="float" office:value="3345203079220.55" calcext:value-type="float">
            <text:p>3345203079220.55</text:p>
          </table:table-cell>
          <table:table-cell table:formula="of:=(2*PI( )*[.C160]*[.C160]*[.A160]) / (POWER([.E160];5) * (EXP( ([.A160]*[.C160])/([.E160]*[.B160]*3607.08748252358) )  -1))" office:value-type="float" office:value="3264108470932" calcext:value-type="float">
            <text:p>3264108470932</text:p>
          </table:table-cell>
          <table:table-cell table:formula="of:=(2*PI( )*[.C160]*[.C160]*[.A160]) / (POWER([.E160];5) * (EXP( ([.A160]*[.C160])/([.E160]*[.B160]*3491.3099269129) )  -1))" office:value-type="float" office:value="2982512919301.47" calcext:value-type="float">
            <text:p>2982512919301.47</text:p>
          </table:table-cell>
          <table:table-cell table:formula="of:=(2*PI( )*[.C160]*[.C160]*[.A160]) / (POWER([.E160];5) * (EXP( ([.A160]*[.C160])/([.E160]*[.B160]*3603.83918136312) )  -1))" office:value-type="float" office:value="3256086155590.41" calcext:value-type="float">
            <text:p>3256086155590.41</text:p>
          </table:table-cell>
          <table:table-cell table:formula="of:=(2*PI( )*[.C160]*[.C160]*[.A160]) / (POWER([.E160];5) * (EXP( ([.A160]*[.C160])/([.E160]*[.B160]*5529.53658708751) )  -1))" office:value-type="float" office:value="8905030233006.57" calcext:value-type="float">
            <text:p>8905030233006.57</text:p>
          </table:table-cell>
          <table:table-cell table:formula="of:=(2*PI( )*[.C160]*[.C160]*[.A160]) / (POWER([.E160];5) * (EXP( ([.A160]*[.C160])/([.E160]*[.B160]*3545.8658661559) )  -1))" office:value-type="float" office:value="3114080787859.7" calcext:value-type="float">
            <text:p>3114080787859.7</text:p>
          </table:table-cell>
          <table:table-cell table:formula="of:=(2*PI( )*[.C160]*[.C160]*[.A160]) / (POWER([.E160];5) * (EXP( ([.A160]*[.C160])/([.E160]*[.B160]*3909.75687519039) )  -1))" office:value-type="float" office:value="4040314609208.96" calcext:value-type="float">
            <text:p>4040314609208.96</text:p>
          </table:table-cell>
          <table:table-cell table:formula="of:=(2*PI( )*[.C160]*[.C160]*[.A160]) / (POWER([.E160];5) * (EXP( ([.A160]*[.C160])/([.E160]*[.B160]*3653.20966006719) )  -1))" office:value-type="float" office:value="3378753712450.32" calcext:value-type="float">
            <text:p>3378753712450.32</text:p>
          </table:table-cell>
          <table:table-cell table:formula="of:=(2*PI( )*[.C160]*[.C160]*[.A160]) / (POWER([.E160];5) * (EXP( ([.A160]*[.C160])/([.E160]*[.B160]*3523.91077015782) )  -1))" office:value-type="float" office:value="3060889286928.29" calcext:value-type="float">
            <text:p>3060889286928.29</text:p>
          </table:table-cell>
          <table:table-cell table:formula="of:=(2*PI( )*[.C160]*[.C160]*[.A160]) / (POWER([.E160];5) * (EXP( ([.A160]*[.C160])/([.E160]*[.B160]*3496.76346007464) )  -1))" office:value-type="float" office:value="2995572914728.74" calcext:value-type="float">
            <text:p>2995572914728.74</text:p>
          </table:table-cell>
          <table:table-cell table:formula="of:=(2*PI( )*[.C160]*[.C160]*[.A160]) / (POWER([.E160];5) * (EXP( ([.A160]*[.C160])/([.E160]*[.B160]*3605.05658350185) )  -1))" office:value-type="float" office:value="3259091960937.79" calcext:value-type="float">
            <text:p>3259091960937.7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6000" calcext:value-type="float">
            <text:p>16000</text:p>
          </table:table-cell>
          <table:table-cell table:formula="of:=[.D161]*POWER(10;-10)" office:value-type="float" office:value="0.0000016" calcext:value-type="float">
            <text:p>1.6E-06</text:p>
          </table:table-cell>
          <table:table-cell table:formula="of:=3.74192050507746E-016 / (POWER([.E161];5) * ((EXP( 1.9864748E-025 /([.E161]*1.381E-023 *3567.04712188114) )  -1)))" office:value-type="float" office:value="3121312613594.99" calcext:value-type="float">
            <text:p>3121312613594.99</text:p>
          </table:table-cell>
          <table:table-cell table:formula="of:=(2*PI( )*[.C161]*[.C161]*[.A161]) / (POWER([.E161];5) * (EXP( ([.A161]*[.C161])/([.E161]*[.B161]*3639.76900396354) )  -1))" office:value-type="float" office:value="3297409589116.52" calcext:value-type="float">
            <text:p>3297409589116.52</text:p>
          </table:table-cell>
          <table:table-cell table:formula="of:=(2*PI( )*[.C161]*[.C161]*[.A161]) / (POWER([.E161];5) * (EXP( ([.A161]*[.C161])/([.E161]*[.B161]*3607.08748252358) )  -1))" office:value-type="float" office:value="3217856210228.33" calcext:value-type="float">
            <text:p>3217856210228.33</text:p>
          </table:table-cell>
          <table:table-cell table:formula="of:=(2*PI( )*[.C161]*[.C161]*[.A161]) / (POWER([.E161];5) * (EXP( ([.A161]*[.C161])/([.E161]*[.B161]*3491.3099269129) )  -1))" office:value-type="float" office:value="2941549766941.95" calcext:value-type="float">
            <text:p>2941549766941.95</text:p>
          </table:table-cell>
          <table:table-cell table:formula="of:=(2*PI( )*[.C161]*[.C161]*[.A161]) / (POWER([.E161];5) * (EXP( ([.A161]*[.C161])/([.E161]*[.B161]*3603.83918136312) )  -1))" office:value-type="float" office:value="3209985939085.14" calcext:value-type="float">
            <text:p>3209985939085.14</text:p>
          </table:table-cell>
          <table:table-cell table:formula="of:=(2*PI( )*[.C161]*[.C161]*[.A161]) / (POWER([.E161];5) * (EXP( ([.A161]*[.C161])/([.E161]*[.B161]*5529.53658708751) )  -1))" office:value-type="float" office:value="8740631344839.6" calcext:value-type="float">
            <text:p>8740631344839.6</text:p>
          </table:table-cell>
          <table:table-cell table:formula="of:=(2*PI( )*[.C161]*[.C161]*[.A161]) / (POWER([.E161];5) * (EXP( ([.A161]*[.C161])/([.E161]*[.B161]*3545.8658661559) )  -1))" office:value-type="float" office:value="3070658955240.58" calcext:value-type="float">
            <text:p>3070658955240.58</text:p>
          </table:table-cell>
          <table:table-cell table:formula="of:=(2*PI( )*[.C161]*[.C161]*[.A161]) / (POWER([.E161];5) * (EXP( ([.A161]*[.C161])/([.E161]*[.B161]*3909.75687519039) )  -1))" office:value-type="float" office:value="3979021503182.63" calcext:value-type="float">
            <text:p>3979021503182.63</text:p>
          </table:table-cell>
          <table:table-cell table:formula="of:=(2*PI( )*[.C161]*[.C161]*[.A161]) / (POWER([.E161];5) * (EXP( ([.A161]*[.C161])/([.E161]*[.B161]*3653.20966006719) )  -1))" office:value-type="float" office:value="3330320345531.68" calcext:value-type="float">
            <text:p>3330320345531.68</text:p>
          </table:table-cell>
          <table:table-cell table:formula="of:=(2*PI( )*[.C161]*[.C161]*[.A161]) / (POWER([.E161];5) * (EXP( ([.A161]*[.C161])/([.E161]*[.B161]*3523.91077015782) )  -1))" office:value-type="float" office:value="3018464191915.49" calcext:value-type="float">
            <text:p>3018464191915.49</text:p>
          </table:table-cell>
          <table:table-cell table:formula="of:=(2*PI( )*[.C161]*[.C161]*[.A161]) / (POWER([.E161];5) * (EXP( ([.A161]*[.C161])/([.E161]*[.B161]*3496.76346007464) )  -1))" office:value-type="float" office:value="2954366722172.24" calcext:value-type="float">
            <text:p>2954366722172.24</text:p>
          </table:table-cell>
          <table:table-cell table:formula="of:=(2*PI( )*[.C161]*[.C161]*[.A161]) / (POWER([.E161];5) * (EXP( ([.A161]*[.C161])/([.E161]*[.B161]*3605.05658350185) )  -1))" office:value-type="float" office:value="3212934785447.39" calcext:value-type="float">
            <text:p>3212934785447.3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6100" calcext:value-type="float">
            <text:p>16100</text:p>
          </table:table-cell>
          <table:table-cell table:formula="of:=[.D162]*POWER(10;-10)" office:value-type="float" office:value="0.00000161" calcext:value-type="float">
            <text:p>1.61E-06</text:p>
          </table:table-cell>
          <table:table-cell table:formula="of:=3.74192050507746E-016 / (POWER([.E162];5) * ((EXP( 1.9864748E-025 /([.E162]*1.381E-023 *3567.04712188114) )  -1)))" office:value-type="float" office:value="3077557214861.64" calcext:value-type="float">
            <text:p>3077557214861.64</text:p>
          </table:table-cell>
          <table:table-cell table:formula="of:=(2*PI( )*[.C162]*[.C162]*[.A162]) / (POWER([.E162];5) * (EXP( ([.A162]*[.C162])/([.E162]*[.B162]*3639.76900396354) )  -1))" office:value-type="float" office:value="3250326773725.14" calcext:value-type="float">
            <text:p>3250326773725.14</text:p>
          </table:table-cell>
          <table:table-cell table:formula="of:=(2*PI( )*[.C162]*[.C162]*[.A162]) / (POWER([.E162];5) * (EXP( ([.A162]*[.C162])/([.E162]*[.B162]*3607.08748252358) )  -1))" office:value-type="float" office:value="3172281192055.56" calcext:value-type="float">
            <text:p>3172281192055.56</text:p>
          </table:table-cell>
          <table:table-cell table:formula="of:=(2*PI( )*[.C162]*[.C162]*[.A162]) / (POWER([.E162];5) * (EXP( ([.A162]*[.C162])/([.E162]*[.B162]*3491.3099269129) )  -1))" office:value-type="float" office:value="2901151142736.82" calcext:value-type="float">
            <text:p>2901151142736.82</text:p>
          </table:table-cell>
          <table:table-cell table:formula="of:=(2*PI( )*[.C162]*[.C162]*[.A162]) / (POWER([.E162];5) * (EXP( ([.A162]*[.C162])/([.E162]*[.B162]*3603.83918136312) )  -1))" office:value-type="float" office:value="3164559680679.14" calcext:value-type="float">
            <text:p>3164559680679.14</text:p>
          </table:table-cell>
          <table:table-cell table:formula="of:=(2*PI( )*[.C162]*[.C162]*[.A162]) / (POWER([.E162];5) * (EXP( ([.A162]*[.C162])/([.E162]*[.B162]*5529.53658708751) )  -1))" office:value-type="float" office:value="8579856611137.64" calcext:value-type="float">
            <text:p>8579856611137.64</text:p>
          </table:table-cell>
          <table:table-cell table:formula="of:=(2*PI( )*[.C162]*[.C162]*[.A162]) / (POWER([.E162];5) * (EXP( ([.A162]*[.C162])/([.E162]*[.B162]*3545.8658661559) )  -1))" office:value-type="float" office:value="3027853642410.76" calcext:value-type="float">
            <text:p>3027853642410.76</text:p>
          </table:table-cell>
          <table:table-cell table:formula="of:=(2*PI( )*[.C162]*[.C162]*[.A162]) / (POWER([.E162];5) * (EXP( ([.A162]*[.C162])/([.E162]*[.B162]*3909.75687519039) )  -1))" office:value-type="float" office:value="3918741444042.46" calcext:value-type="float">
            <text:p>3918741444042.46</text:p>
          </table:table-cell>
          <table:table-cell table:formula="of:=(2*PI( )*[.C162]*[.C162]*[.A162]) / (POWER([.E162];5) * (EXP( ([.A162]*[.C162])/([.E162]*[.B162]*3653.20966006719) )  -1))" office:value-type="float" office:value="3282611606183.14" calcext:value-type="float">
            <text:p>3282611606183.14</text:p>
          </table:table-cell>
          <table:table-cell table:formula="of:=(2*PI( )*[.C162]*[.C162]*[.A162]) / (POWER([.E162];5) * (EXP( ([.A162]*[.C162])/([.E162]*[.B162]*3523.91077015782) )  -1))" office:value-type="float" office:value="2976634451697.28" calcext:value-type="float">
            <text:p>2976634451697.28</text:p>
          </table:table-cell>
          <table:table-cell table:formula="of:=(2*PI( )*[.C162]*[.C162]*[.A162]) / (POWER([.E162];5) * (EXP( ([.A162]*[.C162])/([.E162]*[.B162]*3496.76346007464) )  -1))" office:value-type="float" office:value="2913730164287.08" calcext:value-type="float">
            <text:p>2913730164287.08</text:p>
          </table:table-cell>
          <table:table-cell table:formula="of:=(2*PI( )*[.C162]*[.C162]*[.A162]) / (POWER([.E162];5) * (EXP( ([.A162]*[.C162])/([.E162]*[.B162]*3605.05658350185) )  -1))" office:value-type="float" office:value="3167452798181.75" calcext:value-type="float">
            <text:p>3167452798181.7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6200" calcext:value-type="float">
            <text:p>16200</text:p>
          </table:table-cell>
          <table:table-cell table:formula="of:=[.D163]*POWER(10;-10)" office:value-type="float" office:value="0.00000162" calcext:value-type="float">
            <text:p>1.62E-06</text:p>
          </table:table-cell>
          <table:table-cell table:formula="of:=3.74192050507746E-016 / (POWER([.E163];5) * ((EXP( 1.9864748E-025 /([.E163]*1.381E-023 *3567.04712188114) )  -1)))" office:value-type="float" office:value="3034433060179.65" calcext:value-type="float">
            <text:p>3034433060179.65</text:p>
          </table:table-cell>
          <table:table-cell table:formula="of:=(2*PI( )*[.C163]*[.C163]*[.A163]) / (POWER([.E163];5) * (EXP( ([.A163]*[.C163])/([.E163]*[.B163]*3639.76900396354) )  -1))" office:value-type="float" office:value="3203946977974.74" calcext:value-type="float">
            <text:p>3203946977974.74</text:p>
          </table:table-cell>
          <table:table-cell table:formula="of:=(2*PI( )*[.C163]*[.C163]*[.A163]) / (POWER([.E163];5) * (EXP( ([.A163]*[.C163])/([.E163]*[.B163]*3607.08748252358) )  -1))" office:value-type="float" office:value="3127376520218.29" calcext:value-type="float">
            <text:p>3127376520218.29</text:p>
          </table:table-cell>
          <table:table-cell table:formula="of:=(2*PI( )*[.C163]*[.C163]*[.A163]) / (POWER([.E163];5) * (EXP( ([.A163]*[.C163])/([.E163]*[.B163]*3491.3099269129) )  -1))" office:value-type="float" office:value="2861312631165.25" calcext:value-type="float">
            <text:p>2861312631165.25</text:p>
          </table:table-cell>
          <table:table-cell table:formula="of:=(2*PI( )*[.C163]*[.C163]*[.A163]) / (POWER([.E163];5) * (EXP( ([.A163]*[.C163])/([.E163]*[.B163]*3603.83918136312) )  -1))" office:value-type="float" office:value="3119800558197.05" calcext:value-type="float">
            <text:p>3119800558197.05</text:p>
          </table:table-cell>
          <table:table-cell table:formula="of:=(2*PI( )*[.C163]*[.C163]*[.A163]) / (POWER([.E163];5) * (EXP( ([.A163]*[.C163])/([.E163]*[.B163]*5529.53658708751) )  -1))" office:value-type="float" office:value="8422615928367.07" calcext:value-type="float">
            <text:p>8422615928367.07</text:p>
          </table:table-cell>
          <table:table-cell table:formula="of:=(2*PI( )*[.C163]*[.C163]*[.A163]) / (POWER([.E163];5) * (EXP( ([.A163]*[.C163])/([.E163]*[.B163]*3545.8658661559) )  -1))" office:value-type="float" office:value="2985659305368.83" calcext:value-type="float">
            <text:p>2985659305368.83</text:p>
          </table:table-cell>
          <table:table-cell table:formula="of:=(2*PI( )*[.C163]*[.C163]*[.A163]) / (POWER([.E163];5) * (EXP( ([.A163]*[.C163])/([.E163]*[.B163]*3909.75687519039) )  -1))" office:value-type="float" office:value="3859459533918.03" calcext:value-type="float">
            <text:p>3859459533918.03</text:p>
          </table:table-cell>
          <table:table-cell table:formula="of:=(2*PI( )*[.C163]*[.C163]*[.A163]) / (POWER([.E163];5) * (EXP( ([.A163]*[.C163])/([.E163]*[.B163]*3653.20966006719) )  -1))" office:value-type="float" office:value="3235619519775.81" calcext:value-type="float">
            <text:p>3235619519775.81</text:p>
          </table:table-cell>
          <table:table-cell table:formula="of:=(2*PI( )*[.C163]*[.C163]*[.A163]) / (POWER([.E163];5) * (EXP( ([.A163]*[.C163])/([.E163]*[.B163]*3523.91077015782) )  -1))" office:value-type="float" office:value="2935394985089.88" calcext:value-type="float">
            <text:p>2935394985089.88</text:p>
          </table:table-cell>
          <table:table-cell table:formula="of:=(2*PI( )*[.C163]*[.C163]*[.A163]) / (POWER([.E163];5) * (EXP( ([.A163]*[.C163])/([.E163]*[.B163]*3496.76346007464) )  -1))" office:value-type="float" office:value="2873658715995.57" calcext:value-type="float">
            <text:p>2873658715995.57</text:p>
          </table:table-cell>
          <table:table-cell table:formula="of:=(2*PI( )*[.C163]*[.C163]*[.A163]) / (POWER([.E163];5) * (EXP( ([.A163]*[.C163])/([.E163]*[.B163]*3605.05658350185) )  -1))" office:value-type="float" office:value="3122639149254.02" calcext:value-type="float">
            <text:p>3122639149254.0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6300" calcext:value-type="float">
            <text:p>16300</text:p>
          </table:table-cell>
          <table:table-cell table:formula="of:=[.D164]*POWER(10;-10)" office:value-type="float" office:value="0.00000163" calcext:value-type="float">
            <text:p>1.63E-06</text:p>
          </table:table-cell>
          <table:table-cell table:formula="of:=3.74192050507746E-016 / (POWER([.E164];5) * ((EXP( 1.9864748E-025 /([.E164]*1.381E-023 *3567.04712188114) )  -1)))" office:value-type="float" office:value="2991933970932.74" calcext:value-type="float">
            <text:p>2991933970932.74</text:p>
          </table:table-cell>
          <table:table-cell table:formula="of:=(2*PI( )*[.C164]*[.C164]*[.A164]) / (POWER([.E164];5) * (EXP( ([.A164]*[.C164])/([.E164]*[.B164]*3639.76900396354) )  -1))" office:value-type="float" office:value="3158262402416.96" calcext:value-type="float">
            <text:p>3158262402416.96</text:p>
          </table:table-cell>
          <table:table-cell table:formula="of:=(2*PI( )*[.C164]*[.C164]*[.A164]) / (POWER([.E164];5) * (EXP( ([.A164]*[.C164])/([.E164]*[.B164]*3607.08748252358) )  -1))" office:value-type="float" office:value="3083135138857.63" calcext:value-type="float">
            <text:p>3083135138857.63</text:p>
          </table:table-cell>
          <table:table-cell table:formula="of:=(2*PI( )*[.C164]*[.C164]*[.A164]) / (POWER([.E164];5) * (EXP( ([.A164]*[.C164])/([.E164]*[.B164]*3491.3099269129) )  -1))" office:value-type="float" office:value="2822029610816.63" calcext:value-type="float">
            <text:p>2822029610816.63</text:p>
          </table:table-cell>
          <table:table-cell table:formula="of:=(2*PI( )*[.C164]*[.C164]*[.A164]) / (POWER([.E164];5) * (EXP( ([.A164]*[.C164])/([.E164]*[.B164]*3603.83918136312) )  -1))" office:value-type="float" office:value="3075701588334.8" calcext:value-type="float">
            <text:p>3075701588334.8</text:p>
          </table:table-cell>
          <table:table-cell table:formula="of:=(2*PI( )*[.C164]*[.C164]*[.A164]) / (POWER([.E164];5) * (EXP( ([.A164]*[.C164])/([.E164]*[.B164]*5529.53658708751) )  -1))" office:value-type="float" office:value="8268821571793.31" calcext:value-type="float">
            <text:p>8268821571793.31</text:p>
          </table:table-cell>
          <table:table-cell table:formula="of:=(2*PI( )*[.C164]*[.C164]*[.A164]) / (POWER([.E164];5) * (EXP( ([.A164]*[.C164])/([.E164]*[.B164]*3545.8658661559) )  -1))" office:value-type="float" office:value="2944070214474.77" calcext:value-type="float">
            <text:p>2944070214474.77</text:p>
          </table:table-cell>
          <table:table-cell table:formula="of:=(2*PI( )*[.C164]*[.C164]*[.A164]) / (POWER([.E164];5) * (EXP( ([.A164]*[.C164])/([.E164]*[.B164]*3909.75687519039) )  -1))" office:value-type="float" office:value="3801160895248.03" calcext:value-type="float">
            <text:p>3801160895248.03</text:p>
          </table:table-cell>
          <table:table-cell table:formula="of:=(2*PI( )*[.C164]*[.C164]*[.A164]) / (POWER([.E164];5) * (EXP( ([.A164]*[.C164])/([.E164]*[.B164]*3653.20966006719) )  -1))" office:value-type="float" office:value="3189335973879.66" calcext:value-type="float">
            <text:p>3189335973879.66</text:p>
          </table:table-cell>
          <table:table-cell table:formula="of:=(2*PI( )*[.C164]*[.C164]*[.A164]) / (POWER([.E164];5) * (EXP( ([.A164]*[.C164])/([.E164]*[.B164]*3523.91077015782) )  -1))" office:value-type="float" office:value="2894740516795.02" calcext:value-type="float">
            <text:p>2894740516795.02</text:p>
          </table:table-cell>
          <table:table-cell table:formula="of:=(2*PI( )*[.C164]*[.C164]*[.A164]) / (POWER([.E164];5) * (EXP( ([.A164]*[.C164])/([.E164]*[.B164]*3496.76346007464) )  -1))" office:value-type="float" office:value="2834147648232.86" calcext:value-type="float">
            <text:p>2834147648232.86</text:p>
          </table:table-cell>
          <table:table-cell table:formula="of:=(2*PI( )*[.C164]*[.C164]*[.A164]) / (POWER([.E164];5) * (EXP( ([.A164]*[.C164])/([.E164]*[.B164]*3605.05658350185) )  -1))" office:value-type="float" office:value="3078486828196.63" calcext:value-type="float">
            <text:p>3078486828196.6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6400" calcext:value-type="float">
            <text:p>16400</text:p>
          </table:table-cell>
          <table:table-cell table:formula="of:=[.D165]*POWER(10;-10)" office:value-type="float" office:value="0.00000164" calcext:value-type="float">
            <text:p>1.64E-06</text:p>
          </table:table-cell>
          <table:table-cell table:formula="of:=3.74192050507746E-016 / (POWER([.E165];5) * ((EXP( 1.9864748E-025 /([.E165]*1.381E-023 *3567.04712188114) )  -1)))" office:value-type="float" office:value="2950053609982.57" calcext:value-type="float">
            <text:p>2950053609982.57</text:p>
          </table:table-cell>
          <table:table-cell table:formula="of:=(2*PI( )*[.C165]*[.C165]*[.A165]) / (POWER([.E165];5) * (EXP( ([.A165]*[.C165])/([.E165]*[.B165]*3639.76900396354) )  -1))" office:value-type="float" office:value="3113265121607.09" calcext:value-type="float">
            <text:p>3113265121607.09</text:p>
          </table:table-cell>
          <table:table-cell table:formula="of:=(2*PI( )*[.C165]*[.C165]*[.A165]) / (POWER([.E165];5) * (EXP( ([.A165]*[.C165])/([.E165]*[.B165]*3607.08748252358) )  -1))" office:value-type="float" office:value="3039549850918.13" calcext:value-type="float">
            <text:p>3039549850918.13</text:p>
          </table:table-cell>
          <table:table-cell table:formula="of:=(2*PI( )*[.C165]*[.C165]*[.A165]) / (POWER([.E165];5) * (EXP( ([.A165]*[.C165])/([.E165]*[.B165]*3491.3099269129) )  -1))" office:value-type="float" office:value="2783297272859" calcext:value-type="float">
            <text:p>2783297272859</text:p>
          </table:table-cell>
          <table:table-cell table:formula="of:=(2*PI( )*[.C165]*[.C165]*[.A165]) / (POWER([.E165];5) * (EXP( ([.A165]*[.C165])/([.E165]*[.B165]*3603.83918136312) )  -1))" office:value-type="float" office:value="3032255645133.09" calcext:value-type="float">
            <text:p>3032255645133.09</text:p>
          </table:table-cell>
          <table:table-cell table:formula="of:=(2*PI( )*[.C165]*[.C165]*[.A165]) / (POWER([.E165];5) * (EXP( ([.A165]*[.C165])/([.E165]*[.B165]*5529.53658708751) )  -1))" office:value-type="float" office:value="8118388135110.65" calcext:value-type="float">
            <text:p>8118388135110.65</text:p>
          </table:table-cell>
          <table:table-cell table:formula="of:=(2*PI( )*[.C165]*[.C165]*[.A165]) / (POWER([.E165];5) * (EXP( ([.A165]*[.C165])/([.E165]*[.B165]*3545.8658661559) )  -1))" office:value-type="float" office:value="2903080472975.98" calcext:value-type="float">
            <text:p>2903080472975.98</text:p>
          </table:table-cell>
          <table:table-cell table:formula="of:=(2*PI( )*[.C165]*[.C165]*[.A165]) / (POWER([.E165];5) * (EXP( ([.A165]*[.C165])/([.E165]*[.B165]*3909.75687519039) )  -1))" office:value-type="float" office:value="3743830686889.92" calcext:value-type="float">
            <text:p>3743830686889.92</text:p>
          </table:table-cell>
          <table:table-cell table:formula="of:=(2*PI( )*[.C165]*[.C165]*[.A165]) / (POWER([.E165];5) * (EXP( ([.A165]*[.C165])/([.E165]*[.B165]*3653.20966006719) )  -1))" office:value-type="float" office:value="3143752736596.86" calcext:value-type="float">
            <text:p>3143752736596.86</text:p>
          </table:table-cell>
          <table:table-cell table:formula="of:=(2*PI( )*[.C165]*[.C165]*[.A165]) / (POWER([.E165];5) * (EXP( ([.A165]*[.C165])/([.E165]*[.B165]*3523.91077015782) )  -1))" office:value-type="float" office:value="2854665595915.03" calcext:value-type="float">
            <text:p>2854665595915.03</text:p>
          </table:table-cell>
          <table:table-cell table:formula="of:=(2*PI( )*[.C165]*[.C165]*[.A165]) / (POWER([.E165];5) * (EXP( ([.A165]*[.C165])/([.E165]*[.B165]*3496.76346007464) )  -1))" office:value-type="float" office:value="2795192046425.65" calcext:value-type="float">
            <text:p>2795192046425.65</text:p>
          </table:table-cell>
          <table:table-cell table:formula="of:=(2*PI( )*[.C165]*[.C165]*[.A165]) / (POWER([.E165];5) * (EXP( ([.A165]*[.C165])/([.E165]*[.B165]*3605.05658350185) )  -1))" office:value-type="float" office:value="3034988682432.37" calcext:value-type="float">
            <text:p>3034988682432.3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6500" calcext:value-type="float">
            <text:p>16500</text:p>
          </table:table-cell>
          <table:table-cell table:formula="of:=[.D166]*POWER(10;-10)" office:value-type="float" office:value="0.00000165" calcext:value-type="float">
            <text:p>1.65E-06</text:p>
          </table:table-cell>
          <table:table-cell table:formula="of:=3.74192050507746E-016 / (POWER([.E166];5) * ((EXP( 1.9864748E-025 /([.E166]*1.381E-023 *3567.04712188114) )  -1)))" office:value-type="float" office:value="2908785499059.36" calcext:value-type="float">
            <text:p>2908785499059.36</text:p>
          </table:table-cell>
          <table:table-cell table:formula="of:=(2*PI( )*[.C166]*[.C166]*[.A166]) / (POWER([.E166];5) * (EXP( ([.A166]*[.C166])/([.E166]*[.B166]*3639.76900396354) )  -1))" office:value-type="float" office:value="3068947101306.2" calcext:value-type="float">
            <text:p>3068947101306.2</text:p>
          </table:table-cell>
          <table:table-cell table:formula="of:=(2*PI( )*[.C166]*[.C166]*[.A166]) / (POWER([.E166];5) * (EXP( ([.A166]*[.C166])/([.E166]*[.B166]*3607.08748252358) )  -1))" office:value-type="float" office:value="2996613335457.49" calcext:value-type="float">
            <text:p>2996613335457.49</text:p>
          </table:table-cell>
          <table:table-cell table:formula="of:=(2*PI( )*[.C166]*[.C166]*[.A166]) / (POWER([.E166];5) * (EXP( ([.A166]*[.C166])/([.E166]*[.B166]*3491.3099269129) )  -1))" office:value-type="float" office:value="2745110638434.69" calcext:value-type="float">
            <text:p>2745110638434.69</text:p>
          </table:table-cell>
          <table:table-cell table:formula="of:=(2*PI( )*[.C166]*[.C166]*[.A166]) / (POWER([.E166];5) * (EXP( ([.A166]*[.C166])/([.E166]*[.B166]*3603.83918136312) )  -1))" office:value-type="float" office:value="2989455477295.73" calcext:value-type="float">
            <text:p>2989455477295.73</text:p>
          </table:table-cell>
          <table:table-cell table:formula="of:=(2*PI( )*[.C166]*[.C166]*[.A166]) / (POWER([.E166];5) * (EXP( ([.A166]*[.C166])/([.E166]*[.B166]*5529.53658708751) )  -1))" office:value-type="float" office:value="7971232471120.65" calcext:value-type="float">
            <text:p>7971232471120.65</text:p>
          </table:table-cell>
          <table:table-cell table:formula="of:=(2*PI( )*[.C166]*[.C166]*[.A166]) / (POWER([.E166];5) * (EXP( ([.A166]*[.C166])/([.E166]*[.B166]*3545.8658661559) )  -1))" office:value-type="float" office:value="2862684034418.64" calcext:value-type="float">
            <text:p>2862684034418.64</text:p>
          </table:table-cell>
          <table:table-cell table:formula="of:=(2*PI( )*[.C166]*[.C166]*[.A166]) / (POWER([.E166];5) * (EXP( ([.A166]*[.C166])/([.E166]*[.B166]*3909.75687519039) )  -1))" office:value-type="float" office:value="3687454118941.34" calcext:value-type="float">
            <text:p>3687454118941.34</text:p>
          </table:table-cell>
          <table:table-cell table:formula="of:=(2*PI( )*[.C166]*[.C166]*[.A166]) / (POWER([.E166];5) * (EXP( ([.A166]*[.C166])/([.E166]*[.B166]*3653.20966006719) )  -1))" office:value-type="float" office:value="3098861473708.85" calcext:value-type="float">
            <text:p>3098861473708.85</text:p>
          </table:table-cell>
          <table:table-cell table:formula="of:=(2*PI( )*[.C166]*[.C166]*[.A166]) / (POWER([.E166];5) * (EXP( ([.A166]*[.C166])/([.E166]*[.B166]*3523.91077015782) )  -1))" office:value-type="float" office:value="2815164613369.79" calcext:value-type="float">
            <text:p>2815164613369.79</text:p>
          </table:table-cell>
          <table:table-cell table:formula="of:=(2*PI( )*[.C166]*[.C166]*[.A166]) / (POWER([.E166];5) * (EXP( ([.A166]*[.C166])/([.E166]*[.B166]*3496.76346007464) )  -1))" office:value-type="float" office:value="2756786827893.82" calcext:value-type="float">
            <text:p>2756786827893.82</text:p>
          </table:table-cell>
          <table:table-cell table:formula="of:=(2*PI( )*[.C166]*[.C166]*[.A166]) / (POWER([.E166];5) * (EXP( ([.A166]*[.C166])/([.E166]*[.B166]*3605.05658350185) )  -1))" office:value-type="float" office:value="2992137434589.5" calcext:value-type="float">
            <text:p>2992137434589.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6600" calcext:value-type="float">
            <text:p>16600</text:p>
          </table:table-cell>
          <table:table-cell table:formula="of:=[.D167]*POWER(10;-10)" office:value-type="float" office:value="0.00000166" calcext:value-type="float">
            <text:p>1.66E-06</text:p>
          </table:table-cell>
          <table:table-cell table:formula="of:=3.74192050507746E-016 / (POWER([.E167];5) * ((EXP( 1.9864748E-025 /([.E167]*1.381E-023 *3567.04712188114) )  -1)))" office:value-type="float" office:value="2868123035082.28" calcext:value-type="float">
            <text:p>2868123035082.28</text:p>
          </table:table-cell>
          <table:table-cell table:formula="of:=(2*PI( )*[.C167]*[.C167]*[.A167]) / (POWER([.E167];5) * (EXP( ([.A167]*[.C167])/([.E167]*[.B167]*3639.76900396354) )  -1))" office:value-type="float" office:value="3025300214569.91" calcext:value-type="float">
            <text:p>3025300214569.91</text:p>
          </table:table-cell>
          <table:table-cell table:formula="of:=(2*PI( )*[.C167]*[.C167]*[.A167]) / (POWER([.E167];5) * (EXP( ([.A167]*[.C167])/([.E167]*[.B167]*3607.08748252358) )  -1))" office:value-type="float" office:value="2954318163861.24" calcext:value-type="float">
            <text:p>2954318163861.24</text:p>
          </table:table-cell>
          <table:table-cell table:formula="of:=(2*PI( )*[.C167]*[.C167]*[.A167]) / (POWER([.E167];5) * (EXP( ([.A167]*[.C167])/([.E167]*[.B167]*3491.3099269129) )  -1))" office:value-type="float" office:value="2707464575037.57" calcext:value-type="float">
            <text:p>2707464575037.57</text:p>
          </table:table-cell>
          <table:table-cell table:formula="of:=(2*PI( )*[.C167]*[.C167]*[.A167]) / (POWER([.E167];5) * (EXP( ([.A167]*[.C167])/([.E167]*[.B167]*3603.83918136312) )  -1))" office:value-type="float" office:value="2947293724414.82" calcext:value-type="float">
            <text:p>2947293724414.82</text:p>
          </table:table-cell>
          <table:table-cell table:formula="of:=(2*PI( )*[.C167]*[.C167]*[.A167]) / (POWER([.E167];5) * (EXP( ([.A167]*[.C167])/([.E167]*[.B167]*5529.53658708751) )  -1))" office:value-type="float" office:value="7827273633491.06" calcext:value-type="float">
            <text:p>7827273633491.06</text:p>
          </table:table-cell>
          <table:table-cell table:formula="of:=(2*PI( )*[.C167]*[.C167]*[.A167]) / (POWER([.E167];5) * (EXP( ([.A167]*[.C167])/([.E167]*[.B167]*3545.8658661559) )  -1))" office:value-type="float" office:value="2822874719002.62" calcext:value-type="float">
            <text:p>2822874719002.62</text:p>
          </table:table-cell>
          <table:table-cell table:formula="of:=(2*PI( )*[.C167]*[.C167]*[.A167]) / (POWER([.E167];5) * (EXP( ([.A167]*[.C167])/([.E167]*[.B167]*3909.75687519039) )  -1))" office:value-type="float" office:value="3632016466353.65" calcext:value-type="float">
            <text:p>3632016466353.65</text:p>
          </table:table-cell>
          <table:table-cell table:formula="of:=(2*PI( )*[.C167]*[.C167]*[.A167]) / (POWER([.E167];5) * (EXP( ([.A167]*[.C167])/([.E167]*[.B167]*3653.20966006719) )  -1))" office:value-type="float" office:value="3054653764702.63" calcext:value-type="float">
            <text:p>3054653764702.63</text:p>
          </table:table-cell>
          <table:table-cell table:formula="of:=(2*PI( )*[.C167]*[.C167]*[.A167]) / (POWER([.E167];5) * (EXP( ([.A167]*[.C167])/([.E167]*[.B167]*3523.91077015782) )  -1))" office:value-type="float" office:value="2776231818271.98" calcext:value-type="float">
            <text:p>2776231818271.98</text:p>
          </table:table-cell>
          <table:table-cell table:formula="of:=(2*PI( )*[.C167]*[.C167]*[.A167]) / (POWER([.E167];5) * (EXP( ([.A167]*[.C167])/([.E167]*[.B167]*3496.76346007464) )  -1))" office:value-type="float" office:value="2718926758229.73" calcext:value-type="float">
            <text:p>2718926758229.73</text:p>
          </table:table-cell>
          <table:table-cell table:formula="of:=(2*PI( )*[.C167]*[.C167]*[.A167]) / (POWER([.E167];5) * (EXP( ([.A167]*[.C167])/([.E167]*[.B167]*3605.05658350185) )  -1))" office:value-type="float" office:value="2949925698723.11" calcext:value-type="float">
            <text:p>2949925698723.1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6700" calcext:value-type="float">
            <text:p>16700</text:p>
          </table:table-cell>
          <table:table-cell table:formula="of:=[.D168]*POWER(10;-10)" office:value-type="float" office:value="0.00000167" calcext:value-type="float">
            <text:p>1.67E-06</text:p>
          </table:table-cell>
          <table:table-cell table:formula="of:=3.74192050507746E-016 / (POWER([.E168];5) * ((EXP( 1.9864748E-025 /([.E168]*1.381E-023 *3567.04712188114) )  -1)))" office:value-type="float" office:value="2828059505466.24" calcext:value-type="float">
            <text:p>2828059505466.24</text:p>
          </table:table-cell>
          <table:table-cell table:formula="of:=(2*PI( )*[.C168]*[.C168]*[.A168]) / (POWER([.E168];5) * (EXP( ([.A168]*[.C168])/([.E168]*[.B168]*3639.76900396354) )  -1))" office:value-type="float" office:value="2982316256784.75" calcext:value-type="float">
            <text:p>2982316256784.75</text:p>
          </table:table-cell>
          <table:table-cell table:formula="of:=(2*PI( )*[.C168]*[.C168]*[.A168]) / (POWER([.E168];5) * (EXP( ([.A168]*[.C168])/([.E168]*[.B168]*3607.08748252358) )  -1))" office:value-type="float" office:value="2912656815021.75" calcext:value-type="float">
            <text:p>2912656815021.75</text:p>
          </table:table-cell>
          <table:table-cell table:formula="of:=(2*PI( )*[.C168]*[.C168]*[.A168]) / (POWER([.E168];5) * (EXP( ([.A168]*[.C168])/([.E168]*[.B168]*3491.3099269129) )  -1))" office:value-type="float" office:value="2670353811923.74" calcext:value-type="float">
            <text:p>2670353811923.74</text:p>
          </table:table-cell>
          <table:table-cell table:formula="of:=(2*PI( )*[.C168]*[.C168]*[.A168]) / (POWER([.E168];5) * (EXP( ([.A168]*[.C168])/([.E168]*[.B168]*3603.83918136312) )  -1))" office:value-type="float" office:value="2905762932162.13" calcext:value-type="float">
            <text:p>2905762932162.13</text:p>
          </table:table-cell>
          <table:table-cell table:formula="of:=(2*PI( )*[.C168]*[.C168]*[.A168]) / (POWER([.E168];5) * (EXP( ([.A168]*[.C168])/([.E168]*[.B168]*5529.53658708751) )  -1))" office:value-type="float" office:value="7686432819621.2" calcext:value-type="float">
            <text:p>7686432819621.2</text:p>
          </table:table-cell>
          <table:table-cell table:formula="of:=(2*PI( )*[.C168]*[.C168]*[.A168]) / (POWER([.E168];5) * (EXP( ([.A168]*[.C168])/([.E168]*[.B168]*3545.8658661559) )  -1))" office:value-type="float" office:value="2783646228935.25" calcext:value-type="float">
            <text:p>2783646228935.25</text:p>
          </table:table-cell>
          <table:table-cell table:formula="of:=(2*PI( )*[.C168]*[.C168]*[.A168]) / (POWER([.E168];5) * (EXP( ([.A168]*[.C168])/([.E168]*[.B168]*3909.75687519039) )  -1))" office:value-type="float" office:value="3577503081413.51" calcext:value-type="float">
            <text:p>3577503081413.51</text:p>
          </table:table-cell>
          <table:table-cell table:formula="of:=(2*PI( )*[.C168]*[.C168]*[.A168]) / (POWER([.E168];5) * (EXP( ([.A168]*[.C168])/([.E168]*[.B168]*3653.20966006719) )  -1))" office:value-type="float" office:value="3011121117738.52" calcext:value-type="float">
            <text:p>3011121117738.52</text:p>
          </table:table-cell>
          <table:table-cell table:formula="of:=(2*PI( )*[.C168]*[.C168]*[.A168]) / (POWER([.E168];5) * (EXP( ([.A168]*[.C168])/([.E168]*[.B168]*3523.91077015782) )  -1))" office:value-type="float" office:value="2737861333314.85" calcext:value-type="float">
            <text:p>2737861333314.85</text:p>
          </table:table-cell>
          <table:table-cell table:formula="of:=(2*PI( )*[.C168]*[.C168]*[.A168]) / (POWER([.E168];5) * (EXP( ([.A168]*[.C168])/([.E168]*[.B168]*3496.76346007464) )  -1))" office:value-type="float" office:value="2681606466707.27" calcext:value-type="float">
            <text:p>2681606466707.27</text:p>
          </table:table-cell>
          <table:table-cell table:formula="of:=(2*PI( )*[.C168]*[.C168]*[.A168]) / (POWER([.E168];5) * (EXP( ([.A168]*[.C168])/([.E168]*[.B168]*3605.05658350185) )  -1))" office:value-type="float" office:value="2908345995501.82" calcext:value-type="float">
            <text:p>2908345995501.8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6800" calcext:value-type="float">
            <text:p>16800</text:p>
          </table:table-cell>
          <table:table-cell table:formula="of:=[.D169]*POWER(10;-10)" office:value-type="float" office:value="0.00000168" calcext:value-type="float">
            <text:p>1.68E-06</text:p>
          </table:table-cell>
          <table:table-cell table:formula="of:=3.74192050507746E-016 / (POWER([.E169];5) * ((EXP( 1.9864748E-025 /([.E169]*1.381E-023 *3567.04712188114) )  -1)))" office:value-type="float" office:value="2788588102469.33" calcext:value-type="float">
            <text:p>2788588102469.33</text:p>
          </table:table-cell>
          <table:table-cell table:formula="of:=(2*PI( )*[.C169]*[.C169]*[.A169]) / (POWER([.E169];5) * (EXP( ([.A169]*[.C169])/([.E169]*[.B169]*3639.76900396354) )  -1))" office:value-type="float" office:value="2939986959710.83" calcext:value-type="float">
            <text:p>2939986959710.83</text:p>
          </table:table-cell>
          <table:table-cell table:formula="of:=(2*PI( )*[.C169]*[.C169]*[.A169]) / (POWER([.E169];5) * (EXP( ([.A169]*[.C169])/([.E169]*[.B169]*3607.08748252358) )  -1))" office:value-type="float" office:value="2871621689538.15" calcext:value-type="float">
            <text:p>2871621689538.15</text:p>
          </table:table-cell>
          <table:table-cell table:formula="of:=(2*PI( )*[.C169]*[.C169]*[.A169]) / (POWER([.E169];5) * (EXP( ([.A169]*[.C169])/([.E169]*[.B169]*3491.3099269129) )  -1))" office:value-type="float" office:value="2633772954605.31" calcext:value-type="float">
            <text:p>2633772954605.31</text:p>
          </table:table-cell>
          <table:table-cell table:formula="of:=(2*PI( )*[.C169]*[.C169]*[.A169]) / (POWER([.E169];5) * (EXP( ([.A169]*[.C169])/([.E169]*[.B169]*3603.83918136312) )  -1))" office:value-type="float" office:value="2864855566502.79" calcext:value-type="float">
            <text:p>2864855566502.79</text:p>
          </table:table-cell>
          <table:table-cell table:formula="of:=(2*PI( )*[.C169]*[.C169]*[.A169]) / (POWER([.E169];5) * (EXP( ([.A169]*[.C169])/([.E169]*[.B169]*5529.53658708751) )  -1))" office:value-type="float" office:value="7548633314633.97" calcext:value-type="float">
            <text:p>7548633314633.97</text:p>
          </table:table-cell>
          <table:table-cell table:formula="of:=(2*PI( )*[.C169]*[.C169]*[.A169]) / (POWER([.E169];5) * (EXP( ([.A169]*[.C169])/([.E169]*[.B169]*3545.8658661559) )  -1))" office:value-type="float" office:value="2744992162837.08" calcext:value-type="float">
            <text:p>2744992162837.08</text:p>
          </table:table-cell>
          <table:table-cell table:formula="of:=(2*PI( )*[.C169]*[.C169]*[.A169]) / (POWER([.E169];5) * (EXP( ([.A169]*[.C169])/([.E169]*[.B169]*3909.75687519039) )  -1))" office:value-type="float" office:value="3523899405164.35" calcext:value-type="float">
            <text:p>3523899405164.35</text:p>
          </table:table-cell>
          <table:table-cell table:formula="of:=(2*PI( )*[.C169]*[.C169]*[.A169]) / (POWER([.E169];5) * (EXP( ([.A169]*[.C169])/([.E169]*[.B169]*3653.20966006719) )  -1))" office:value-type="float" office:value="2968254983618.27" calcext:value-type="float">
            <text:p>2968254983618.27</text:p>
          </table:table-cell>
          <table:table-cell table:formula="of:=(2*PI( )*[.C169]*[.C169]*[.A169]) / (POWER([.E169];5) * (EXP( ([.A169]*[.C169])/([.E169]*[.B169]*3523.91077015782) )  -1))" office:value-type="float" office:value="2700047169224.01" calcext:value-type="float">
            <text:p>2700047169224.01</text:p>
          </table:table-cell>
          <table:table-cell table:formula="of:=(2*PI( )*[.C169]*[.C169]*[.A169]) / (POWER([.E169];5) * (EXP( ([.A169]*[.C169])/([.E169]*[.B169]*3496.76346007464) )  -1))" office:value-type="float" office:value="2644820460770.88" calcext:value-type="float">
            <text:p>2644820460770.88</text:p>
          </table:table-cell>
          <table:table-cell table:formula="of:=(2*PI( )*[.C169]*[.C169]*[.A169]) / (POWER([.E169];5) * (EXP( ([.A169]*[.C169])/([.E169]*[.B169]*3605.05658350185) )  -1))" office:value-type="float" office:value="2867390766416.4" calcext:value-type="float">
            <text:p>2867390766416.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6900" calcext:value-type="float">
            <text:p>16900</text:p>
          </table:table-cell>
          <table:table-cell table:formula="of:=[.D170]*POWER(10;-10)" office:value-type="float" office:value="0.00000169" calcext:value-type="float">
            <text:p>1.69E-06</text:p>
          </table:table-cell>
          <table:table-cell table:formula="of:=3.74192050507746E-016 / (POWER([.E170];5) * ((EXP( 1.9864748E-025 /([.E170]*1.381E-023 *3567.04712188114) )  -1)))" office:value-type="float" office:value="2749701936632.32" calcext:value-type="float">
            <text:p>2749701936632.32</text:p>
          </table:table-cell>
          <table:table-cell table:formula="of:=(2*PI( )*[.C170]*[.C170]*[.A170]) / (POWER([.E170];5) * (EXP( ([.A170]*[.C170])/([.E170]*[.B170]*3639.76900396354) )  -1))" office:value-type="float" office:value="2898304004585.83" calcext:value-type="float">
            <text:p>2898304004585.83</text:p>
          </table:table-cell>
          <table:table-cell table:formula="of:=(2*PI( )*[.C170]*[.C170]*[.A170]) / (POWER([.E170];5) * (EXP( ([.A170]*[.C170])/([.E170]*[.B170]*3607.08748252358) )  -1))" office:value-type="float" office:value="2831205122990.63" calcext:value-type="float">
            <text:p>2831205122990.63</text:p>
          </table:table-cell>
          <table:table-cell table:formula="of:=(2*PI( )*[.C170]*[.C170]*[.A170]) / (POWER([.E170];5) * (EXP( ([.A170]*[.C170])/([.E170]*[.B170]*3491.3099269129) )  -1))" office:value-type="float" office:value="2597716498474.5" calcext:value-type="float">
            <text:p>2597716498474.5</text:p>
          </table:table-cell>
          <table:table-cell table:formula="of:=(2*PI( )*[.C170]*[.C170]*[.A170]) / (POWER([.E170];5) * (EXP( ([.A170]*[.C170])/([.E170]*[.B170]*3603.83918136312) )  -1))" office:value-type="float" office:value="2824564026984.75" calcext:value-type="float">
            <text:p>2824564026984.75</text:p>
          </table:table-cell>
          <table:table-cell table:formula="of:=(2*PI( )*[.C170]*[.C170]*[.A170]) / (POWER([.E170];5) * (EXP( ([.A170]*[.C170])/([.E170]*[.B170]*5529.53658708751) )  -1))" office:value-type="float" office:value="7413800436509.71" calcext:value-type="float">
            <text:p>7413800436509.71</text:p>
          </table:table-cell>
          <table:table-cell table:formula="of:=(2*PI( )*[.C170]*[.C170]*[.A170]) / (POWER([.E170];5) * (EXP( ([.A170]*[.C170])/([.E170]*[.B170]*3545.8658661559) )  -1))" office:value-type="float" office:value="2706906029249.6" calcext:value-type="float">
            <text:p>2706906029249.6</text:p>
          </table:table-cell>
          <table:table-cell table:formula="of:=(2*PI( )*[.C170]*[.C170]*[.A170]) / (POWER([.E170];5) * (EXP( ([.A170]*[.C170])/([.E170]*[.B170]*3909.75687519039) )  -1))" office:value-type="float" office:value="3471190977835.04" calcext:value-type="float">
            <text:p>3471190977835.04</text:p>
          </table:table-cell>
          <table:table-cell table:formula="of:=(2*PI( )*[.C170]*[.C170]*[.A170]) / (POWER([.E170];5) * (EXP( ([.A170]*[.C170])/([.E170]*[.B170]*3653.20966006719) )  -1))" office:value-type="float" office:value="2926046768809.74" calcext:value-type="float">
            <text:p>2926046768809.74</text:p>
          </table:table-cell>
          <table:table-cell table:formula="of:=(2*PI( )*[.C170]*[.C170]*[.A170]) / (POWER([.E170];5) * (EXP( ([.A170]*[.C170])/([.E170]*[.B170]*3523.91077015782) )  -1))" office:value-type="float" office:value="2662783238322.29" calcext:value-type="float">
            <text:p>2662783238322.29</text:p>
          </table:table-cell>
          <table:table-cell table:formula="of:=(2*PI( )*[.C170]*[.C170]*[.A170]) / (POWER([.E170];5) * (EXP( ([.A170]*[.C170])/([.E170]*[.B170]*3496.76346007464) )  -1))" office:value-type="float" office:value="2608563139651.76" calcext:value-type="float">
            <text:p>2608563139651.76</text:p>
          </table:table-cell>
          <table:table-cell table:formula="of:=(2*PI( )*[.C170]*[.C170]*[.A170]) / (POWER([.E170];5) * (EXP( ([.A170]*[.C170])/([.E170]*[.B170]*3605.05658350185) )  -1))" office:value-type="float" office:value="2827052387063.58" calcext:value-type="float">
            <text:p>2827052387063.5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7000" calcext:value-type="float">
            <text:p>17000</text:p>
          </table:table-cell>
          <table:table-cell table:formula="of:=[.D171]*POWER(10;-10)" office:value-type="float" office:value="0.0000017" calcext:value-type="float">
            <text:p>1.7E-06</text:p>
          </table:table-cell>
          <table:table-cell table:formula="of:=3.74192050507746E-016 / (POWER([.E171];5) * ((EXP( 1.9864748E-025 /([.E171]*1.381E-023 *3567.04712188114) )  -1)))" office:value-type="float" office:value="2711394049359.23" calcext:value-type="float">
            <text:p>2711394049359.23</text:p>
          </table:table-cell>
          <table:table-cell table:formula="of:=(2*PI( )*[.C171]*[.C171]*[.A171]) / (POWER([.E171];5) * (EXP( ([.A171]*[.C171])/([.E171]*[.B171]*3639.76900396354) )  -1))" office:value-type="float" office:value="2857259034343.02" calcext:value-type="float">
            <text:p>2857259034343.02</text:p>
          </table:table-cell>
          <table:table-cell table:formula="of:=(2*PI( )*[.C171]*[.C171]*[.A171]) / (POWER([.E171];5) * (EXP( ([.A171]*[.C171])/([.E171]*[.B171]*3607.08748252358) )  -1))" office:value-type="float" office:value="2791399398340.16" calcext:value-type="float">
            <text:p>2791399398340.16</text:p>
          </table:table-cell>
          <table:table-cell table:formula="of:=(2*PI( )*[.C171]*[.C171]*[.A171]) / (POWER([.E171];5) * (EXP( ([.A171]*[.C171])/([.E171]*[.B171]*3491.3099269129) )  -1))" office:value-type="float" office:value="2562178841603.15" calcext:value-type="float">
            <text:p>2562178841603.15</text:p>
          </table:table-cell>
          <table:table-cell table:formula="of:=(2*PI( )*[.C171]*[.C171]*[.A171]) / (POWER([.E171];5) * (EXP( ([.A171]*[.C171])/([.E171]*[.B171]*3603.83918136312) )  -1))" office:value-type="float" office:value="2784880659154.9" calcext:value-type="float">
            <text:p>2784880659154.9</text:p>
          </table:table-cell>
          <table:table-cell table:formula="of:=(2*PI( )*[.C171]*[.C171]*[.A171]) / (POWER([.E171];5) * (EXP( ([.A171]*[.C171])/([.E171]*[.B171]*5529.53658708751) )  -1))" office:value-type="float" office:value="7281861482372.55" calcext:value-type="float">
            <text:p>7281861482372.55</text:p>
          </table:table-cell>
          <table:table-cell table:formula="of:=(2*PI( )*[.C171]*[.C171]*[.A171]) / (POWER([.E171];5) * (EXP( ([.A171]*[.C171])/([.E171]*[.B171]*3545.8658661559) )  -1))" office:value-type="float" office:value="2669381259293.16" calcext:value-type="float">
            <text:p>2669381259293.16</text:p>
          </table:table-cell>
          <table:table-cell table:formula="of:=(2*PI( )*[.C171]*[.C171]*[.A171]) / (POWER([.E171];5) * (EXP( ([.A171]*[.C171])/([.E171]*[.B171]*3909.75687519039) )  -1))" office:value-type="float" office:value="3419363448339.46" calcext:value-type="float">
            <text:p>3419363448339.46</text:p>
          </table:table-cell>
          <table:table-cell table:formula="of:=(2*PI( )*[.C171]*[.C171]*[.A171]) / (POWER([.E171];5) * (EXP( ([.A171]*[.C171])/([.E171]*[.B171]*3653.20966006719) )  -1))" office:value-type="float" office:value="2884487847581.19" calcext:value-type="float">
            <text:p>2884487847581.19</text:p>
          </table:table-cell>
          <table:table-cell table:formula="of:=(2*PI( )*[.C171]*[.C171]*[.A171]) / (POWER([.E171];5) * (EXP( ([.A171]*[.C171])/([.E171]*[.B171]*3523.91077015782) )  -1))" office:value-type="float" office:value="2626063367254.44" calcext:value-type="float">
            <text:p>2626063367254.44</text:p>
          </table:table-cell>
          <table:table-cell table:formula="of:=(2*PI( )*[.C171]*[.C171]*[.A171]) / (POWER([.E171];5) * (EXP( ([.A171]*[.C171])/([.E171]*[.B171]*3496.76346007464) )  -1))" office:value-type="float" office:value="2572828807156.92" calcext:value-type="float">
            <text:p>2572828807156.92</text:p>
          </table:table-cell>
          <table:table-cell table:formula="of:=(2*PI( )*[.C171]*[.C171]*[.A171]) / (POWER([.E171];5) * (EXP( ([.A171]*[.C171])/([.E171]*[.B171]*3605.05658350185) )  -1))" office:value-type="float" office:value="2787323179556.04" calcext:value-type="float">
            <text:p>2787323179556.0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7100" calcext:value-type="float">
            <text:p>17100</text:p>
          </table:table-cell>
          <table:table-cell table:formula="of:=[.D172]*POWER(10;-10)" office:value-type="float" office:value="0.00000171" calcext:value-type="float">
            <text:p>1.71E-06</text:p>
          </table:table-cell>
          <table:table-cell table:formula="of:=3.74192050507746E-016 / (POWER([.E172];5) * ((EXP( 1.9864748E-025 /([.E172]*1.381E-023 *3567.04712188114) )  -1)))" office:value-type="float" office:value="2673657424685.52" calcext:value-type="float">
            <text:p>2673657424685.52</text:p>
          </table:table-cell>
          <table:table-cell table:formula="of:=(2*PI( )*[.C172]*[.C172]*[.A172]) / (POWER([.E172];5) * (EXP( ([.A172]*[.C172])/([.E172]*[.B172]*3639.76900396354) )  -1))" office:value-type="float" office:value="2816843664993.1" calcext:value-type="float">
            <text:p>2816843664993.1</text:p>
          </table:table-cell>
          <table:table-cell table:formula="of:=(2*PI( )*[.C172]*[.C172]*[.A172]) / (POWER([.E172];5) * (EXP( ([.A172]*[.C172])/([.E172]*[.B172]*3607.08748252358) )  -1))" office:value-type="float" office:value="2752196757502.02" calcext:value-type="float">
            <text:p>2752196757502.02</text:p>
          </table:table-cell>
          <table:table-cell table:formula="of:=(2*PI( )*[.C172]*[.C172]*[.A172]) / (POWER([.E172];5) * (EXP( ([.A172]*[.C172])/([.E172]*[.B172]*3491.3099269129) )  -1))" office:value-type="float" office:value="2527154296760.57" calcext:value-type="float">
            <text:p>2527154296760.57</text:p>
          </table:table-cell>
          <table:table-cell table:formula="of:=(2*PI( )*[.C172]*[.C172]*[.A172]) / (POWER([.E172];5) * (EXP( ([.A172]*[.C172])/([.E172]*[.B172]*3603.83918136312) )  -1))" office:value-type="float" office:value="2745797766150.02" calcext:value-type="float">
            <text:p>2745797766150.02</text:p>
          </table:table-cell>
          <table:table-cell table:formula="of:=(2*PI( )*[.C172]*[.C172]*[.A172]) / (POWER([.E172];5) * (EXP( ([.A172]*[.C172])/([.E172]*[.B172]*5529.53658708751) )  -1))" office:value-type="float" office:value="7152745675935.89" calcext:value-type="float">
            <text:p>7152745675935.89</text:p>
          </table:table-cell>
          <table:table-cell table:formula="of:=(2*PI( )*[.C172]*[.C172]*[.A172]) / (POWER([.E172];5) * (EXP( ([.A172]*[.C172])/([.E172]*[.B172]*3545.8658661559) )  -1))" office:value-type="float" office:value="2632411218520.46" calcext:value-type="float">
            <text:p>2632411218520.46</text:p>
          </table:table-cell>
          <table:table-cell table:formula="of:=(2*PI( )*[.C172]*[.C172]*[.A172]) / (POWER([.E172];5) * (EXP( ([.A172]*[.C172])/([.E172]*[.B172]*3909.75687519039) )  -1))" office:value-type="float" office:value="3368402582906.71" calcext:value-type="float">
            <text:p>3368402582906.71</text:p>
          </table:table-cell>
          <table:table-cell table:formula="of:=(2*PI( )*[.C172]*[.C172]*[.A172]) / (POWER([.E172];5) * (EXP( ([.A172]*[.C172])/([.E172]*[.B172]*3653.20966006719) )  -1))" office:value-type="float" office:value="2843569573295.62" calcext:value-type="float">
            <text:p>2843569573295.62</text:p>
          </table:table-cell>
          <table:table-cell table:formula="of:=(2*PI( )*[.C172]*[.C172]*[.A172]) / (POWER([.E172];5) * (EXP( ([.A172]*[.C172])/([.E172]*[.B172]*3523.91077015782) )  -1))" office:value-type="float" office:value="2589881308916.38" calcext:value-type="float">
            <text:p>2589881308916.38</text:p>
          </table:table-cell>
          <table:table-cell table:formula="of:=(2*PI( )*[.C172]*[.C172]*[.A172]) / (POWER([.E172];5) * (EXP( ([.A172]*[.C172])/([.E172]*[.B172]*3496.76346007464) )  -1))" office:value-type="float" office:value="2537611683674.21" calcext:value-type="float">
            <text:p>2537611683674.21</text:p>
          </table:table-cell>
          <table:table-cell table:formula="of:=(2*PI( )*[.C172]*[.C172]*[.A172]) / (POWER([.E172];5) * (EXP( ([.A172]*[.C172])/([.E172]*[.B172]*3605.05658350185) )  -1))" office:value-type="float" office:value="2748195424106.88" calcext:value-type="float">
            <text:p>2748195424106.8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7200" calcext:value-type="float">
            <text:p>17200</text:p>
          </table:table-cell>
          <table:table-cell table:formula="of:=[.D173]*POWER(10;-10)" office:value-type="float" office:value="0.00000172" calcext:value-type="float">
            <text:p>1.72E-06</text:p>
          </table:table-cell>
          <table:table-cell table:formula="of:=3.74192050507746E-016 / (POWER([.E173];5) * ((EXP( 1.9864748E-025 /([.E173]*1.381E-023 *3567.04712188114) )  -1)))" office:value-type="float" office:value="2636485000278.17" calcext:value-type="float">
            <text:p>2636485000278.17</text:p>
          </table:table-cell>
          <table:table-cell table:formula="of:=(2*PI( )*[.C173]*[.C173]*[.A173]) / (POWER([.E173];5) * (EXP( ([.A173]*[.C173])/([.E173]*[.B173]*3639.76900396354) )  -1))" office:value-type="float" office:value="2777049496217.13" calcext:value-type="float">
            <text:p>2777049496217.13</text:p>
          </table:table-cell>
          <table:table-cell table:formula="of:=(2*PI( )*[.C173]*[.C173]*[.A173]) / (POWER([.E173];5) * (EXP( ([.A173]*[.C173])/([.E173]*[.B173]*3607.08748252358) )  -1))" office:value-type="float" office:value="2713589412139.02" calcext:value-type="float">
            <text:p>2713589412139.02</text:p>
          </table:table-cell>
          <table:table-cell table:formula="of:=(2*PI( )*[.C173]*[.C173]*[.A173]) / (POWER([.E173];5) * (EXP( ([.A173]*[.C173])/([.E173]*[.B173]*3491.3099269129) )  -1))" office:value-type="float" office:value="2492637102690.86" calcext:value-type="float">
            <text:p>2492637102690.86</text:p>
          </table:table-cell>
          <table:table-cell table:formula="of:=(2*PI( )*[.C173]*[.C173]*[.A173]) / (POWER([.E173];5) * (EXP( ([.A173]*[.C173])/([.E173]*[.B173]*3603.83918136312) )  -1))" office:value-type="float" office:value="2707307619508.38" calcext:value-type="float">
            <text:p>2707307619508.38</text:p>
          </table:table-cell>
          <table:table-cell table:formula="of:=(2*PI( )*[.C173]*[.C173]*[.A173]) / (POWER([.E173];5) * (EXP( ([.A173]*[.C173])/([.E173]*[.B173]*5529.53658708751) )  -1))" office:value-type="float" office:value="7026384116109.89" calcext:value-type="float">
            <text:p>7026384116109.89</text:p>
          </table:table-cell>
          <table:table-cell table:formula="of:=(2*PI( )*[.C173]*[.C173]*[.A173]) / (POWER([.E173];5) * (EXP( ([.A173]*[.C173])/([.E173]*[.B173]*3545.8658661559) )  -1))" office:value-type="float" office:value="2595989218009.04" calcext:value-type="float">
            <text:p>2595989218009.04</text:p>
          </table:table-cell>
          <table:table-cell table:formula="of:=(2*PI( )*[.C173]*[.C173]*[.A173]) / (POWER([.E173];5) * (EXP( ([.A173]*[.C173])/([.E173]*[.B173]*3909.75687519039) )  -1))" office:value-type="float" office:value="3318294272898.68" calcext:value-type="float">
            <text:p>3318294272898.68</text:p>
          </table:table-cell>
          <table:table-cell table:formula="of:=(2*PI( )*[.C173]*[.C173]*[.A173]) / (POWER([.E173];5) * (EXP( ([.A173]*[.C173])/([.E173]*[.B173]*3653.20966006719) )  -1))" office:value-type="float" office:value="2803283288912.99" calcext:value-type="float">
            <text:p>2803283288912.99</text:p>
          </table:table-cell>
          <table:table-cell table:formula="of:=(2*PI( )*[.C173]*[.C173]*[.A173]) / (POWER([.E173];5) * (EXP( ([.A173]*[.C173])/([.E173]*[.B173]*3523.91077015782) )  -1))" office:value-type="float" office:value="2554230753631.17" calcext:value-type="float">
            <text:p>2554230753631.17</text:p>
          </table:table-cell>
          <table:table-cell table:formula="of:=(2*PI( )*[.C173]*[.C173]*[.A173]) / (POWER([.E173];5) * (EXP( ([.A173]*[.C173])/([.E173]*[.B173]*3496.76346007464) )  -1))" office:value-type="float" office:value="2502905917434.49" calcext:value-type="float">
            <text:p>2502905917434.49</text:p>
          </table:table-cell>
          <table:table-cell table:formula="of:=(2*PI( )*[.C173]*[.C173]*[.A173]) / (POWER([.E173];5) * (EXP( ([.A173]*[.C173])/([.E173]*[.B173]*3605.05658350185) )  -1))" office:value-type="float" office:value="2709661369834.37" calcext:value-type="float">
            <text:p>2709661369834.3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7300" calcext:value-type="float">
            <text:p>17300</text:p>
          </table:table-cell>
          <table:table-cell table:formula="of:=[.D174]*POWER(10;-10)" office:value-type="float" office:value="0.00000173" calcext:value-type="float">
            <text:p>1.73E-06</text:p>
          </table:table-cell>
          <table:table-cell table:formula="of:=3.74192050507746E-016 / (POWER([.E174];5) * ((EXP( 1.9864748E-025 /([.E174]*1.381E-023 *3567.04712188114) )  -1)))" office:value-type="float" office:value="2599869677709.75" calcext:value-type="float">
            <text:p>2599869677709.75</text:p>
          </table:table-cell>
          <table:table-cell table:formula="of:=(2*PI( )*[.C174]*[.C174]*[.A174]) / (POWER([.E174];5) * (EXP( ([.A174]*[.C174])/([.E174]*[.B174]*3639.76900396354) )  -1))" office:value-type="float" office:value="2737868121215.43" calcext:value-type="float">
            <text:p>2737868121215.43</text:p>
          </table:table-cell>
          <table:table-cell table:formula="of:=(2*PI( )*[.C174]*[.C174]*[.A174]) / (POWER([.E174];5) * (EXP( ([.A174]*[.C174])/([.E174]*[.B174]*3607.08748252358) )  -1))" office:value-type="float" office:value="2675569553718.23" calcext:value-type="float">
            <text:p>2675569553718.23</text:p>
          </table:table-cell>
          <table:table-cell table:formula="of:=(2*PI( )*[.C174]*[.C174]*[.A174]) / (POWER([.E174];5) * (EXP( ([.A174]*[.C174])/([.E174]*[.B174]*3491.3099269129) )  -1))" office:value-type="float" office:value="2458621434688.39" calcext:value-type="float">
            <text:p>2458621434688.39</text:p>
          </table:table-cell>
          <table:table-cell table:formula="of:=(2*PI( )*[.C174]*[.C174]*[.A174]) / (POWER([.E174];5) * (EXP( ([.A174]*[.C174])/([.E174]*[.B174]*3603.83918136312) )  -1))" office:value-type="float" office:value="2669402469245.6" calcext:value-type="float">
            <text:p>2669402469245.6</text:p>
          </table:table-cell>
          <table:table-cell table:formula="of:=(2*PI( )*[.C174]*[.C174]*[.A174]) / (POWER([.E174];5) * (EXP( ([.A174]*[.C174])/([.E174]*[.B174]*5529.53658708751) )  -1))" office:value-type="float" office:value="6902709726770.74" calcext:value-type="float">
            <text:p>6902709726770.74</text:p>
          </table:table-cell>
          <table:table-cell table:formula="of:=(2*PI( )*[.C174]*[.C174]*[.A174]) / (POWER([.E174];5) * (EXP( ([.A174]*[.C174])/([.E174]*[.B174]*3545.8658661559) )  -1))" office:value-type="float" office:value="2560108524734.05" calcext:value-type="float">
            <text:p>2560108524734.05</text:p>
          </table:table-cell>
          <table:table-cell table:formula="of:=(2*PI( )*[.C174]*[.C174]*[.A174]) / (POWER([.E174];5) * (EXP( ([.A174]*[.C174])/([.E174]*[.B174]*3909.75687519039) )  -1))" office:value-type="float" office:value="3269024541867.74" calcext:value-type="float">
            <text:p>3269024541867.74</text:p>
          </table:table-cell>
          <table:table-cell table:formula="of:=(2*PI( )*[.C174]*[.C174]*[.A174]) / (POWER([.E174];5) * (EXP( ([.A174]*[.C174])/([.E174]*[.B174]*3653.20966006719) )  -1))" office:value-type="float" office:value="2763620336745.74" calcext:value-type="float">
            <text:p>2763620336745.74</text:p>
          </table:table-cell>
          <table:table-cell table:formula="of:=(2*PI( )*[.C174]*[.C174]*[.A174]) / (POWER([.E174];5) * (EXP( ([.A174]*[.C174])/([.E174]*[.B174]*3523.91077015782) )  -1))" office:value-type="float" office:value="2519105339612.23" calcext:value-type="float">
            <text:p>2519105339612.23</text:p>
          </table:table-cell>
          <table:table-cell table:formula="of:=(2*PI( )*[.C174]*[.C174]*[.A174]) / (POWER([.E174];5) * (EXP( ([.A174]*[.C174])/([.E174]*[.B174]*3496.76346007464) )  -1))" office:value-type="float" office:value="2468705595070.22" calcext:value-type="float">
            <text:p>2468705595070.22</text:p>
          </table:table-cell>
          <table:table-cell table:formula="of:=(2*PI( )*[.C174]*[.C174]*[.A174]) / (POWER([.E174];5) * (EXP( ([.A174]*[.C174])/([.E174]*[.B174]*3605.05658350185) )  -1))" office:value-type="float" office:value="2671713244830.64" calcext:value-type="float">
            <text:p>2671713244830.6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7400" calcext:value-type="float">
            <text:p>17400</text:p>
          </table:table-cell>
          <table:table-cell table:formula="of:=[.D175]*POWER(10;-10)" office:value-type="float" office:value="0.00000174" calcext:value-type="float">
            <text:p>1.74E-06</text:p>
          </table:table-cell>
          <table:table-cell table:formula="of:=3.74192050507746E-016 / (POWER([.E175];5) * ((EXP( 1.9864748E-025 /([.E175]*1.381E-023 *3567.04712188114) )  -1)))" office:value-type="float" office:value="2563804332046.46" calcext:value-type="float">
            <text:p>2563804332046.46</text:p>
          </table:table-cell>
          <table:table-cell table:formula="of:=(2*PI( )*[.C175]*[.C175]*[.A175]) / (POWER([.E175];5) * (EXP( ([.A175]*[.C175])/([.E175]*[.B175]*3639.76900396354) )  -1))" office:value-type="float" office:value="2699291135854.86" calcext:value-type="float">
            <text:p>2699291135854.86</text:p>
          </table:table-cell>
          <table:table-cell table:formula="of:=(2*PI( )*[.C175]*[.C175]*[.A175]) / (POWER([.E175];5) * (EXP( ([.A175]*[.C175])/([.E175]*[.B175]*3607.08748252358) )  -1))" office:value-type="float" office:value="2638129362872.29" calcext:value-type="float">
            <text:p>2638129362872.29</text:p>
          </table:table-cell>
          <table:table-cell table:formula="of:=(2*PI( )*[.C175]*[.C175]*[.A175]) / (POWER([.E175];5) * (EXP( ([.A175]*[.C175])/([.E175]*[.B175]*3491.3099269129) )  -1))" office:value-type="float" office:value="2425101414508.96" calcext:value-type="float">
            <text:p>2425101414508.96</text:p>
          </table:table-cell>
          <table:table-cell table:formula="of:=(2*PI( )*[.C175]*[.C175]*[.A175]) / (POWER([.E175];5) * (EXP( ([.A175]*[.C175])/([.E175]*[.B175]*3603.83918136312) )  -1))" office:value-type="float" office:value="2632074553235.83" calcext:value-type="float">
            <text:p>2632074553235.83</text:p>
          </table:table-cell>
          <table:table-cell table:formula="of:=(2*PI( )*[.C175]*[.C175]*[.A175]) / (POWER([.E175];5) * (EXP( ([.A175]*[.C175])/([.E175]*[.B175]*5529.53658708751) )  -1))" office:value-type="float" office:value="6781657207688.53" calcext:value-type="float">
            <text:p>6781657207688.53</text:p>
          </table:table-cell>
          <table:table-cell table:formula="of:=(2*PI( )*[.C175]*[.C175]*[.A175]) / (POWER([.E175];5) * (EXP( ([.A175]*[.C175])/([.E175]*[.B175]*3545.8658661559) )  -1))" office:value-type="float" office:value="2524762371260.36" calcext:value-type="float">
            <text:p>2524762371260.36</text:p>
          </table:table-cell>
          <table:table-cell table:formula="of:=(2*PI( )*[.C175]*[.C175]*[.A175]) / (POWER([.E175];5) * (EXP( ([.A175]*[.C175])/([.E175]*[.B175]*3909.75687519039) )  -1))" office:value-type="float" office:value="3220579551904.74" calcext:value-type="float">
            <text:p>3220579551904.74</text:p>
          </table:table-cell>
          <table:table-cell table:formula="of:=(2*PI( )*[.C175]*[.C175]*[.A175]) / (POWER([.E175];5) * (EXP( ([.A175]*[.C175])/([.E175]*[.B175]*3653.20966006719) )  -1))" office:value-type="float" office:value="2724572067510.37" calcext:value-type="float">
            <text:p>2724572067510.37</text:p>
          </table:table-cell>
          <table:table-cell table:formula="of:=(2*PI( )*[.C175]*[.C175]*[.A175]) / (POWER([.E175];5) * (EXP( ([.A175]*[.C175])/([.E175]*[.B175]*3523.91077015782) )  -1))" office:value-type="float" office:value="2484498662752.09" calcext:value-type="float">
            <text:p>2484498662752.09</text:p>
          </table:table-cell>
          <table:table-cell table:formula="of:=(2*PI( )*[.C175]*[.C175]*[.A175]) / (POWER([.E175];5) * (EXP( ([.A175]*[.C175])/([.E175]*[.B175]*3496.76346007464) )  -1))" office:value-type="float" office:value="2435004751507.83" calcext:value-type="float">
            <text:p>2435004751507.83</text:p>
          </table:table-cell>
          <table:table-cell table:formula="of:=(2*PI( )*[.C175]*[.C175]*[.A175]) / (POWER([.E175];5) * (EXP( ([.A175]*[.C175])/([.E175]*[.B175]*3605.05658350185) )  -1))" office:value-type="float" office:value="2634343265535.49" calcext:value-type="float">
            <text:p>2634343265535.4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7500" calcext:value-type="float">
            <text:p>17500</text:p>
          </table:table-cell>
          <table:table-cell table:formula="of:=[.D176]*POWER(10;-10)" office:value-type="float" office:value="0.00000175" calcext:value-type="float">
            <text:p>1.75E-06</text:p>
          </table:table-cell>
          <table:table-cell table:formula="of:=3.74192050507746E-016 / (POWER([.E176];5) * ((EXP( 1.9864748E-025 /([.E176]*1.381E-023 *3567.04712188114) )  -1)))" office:value-type="float" office:value="2528281820787.98" calcext:value-type="float">
            <text:p>2528281820787.98</text:p>
          </table:table-cell>
          <table:table-cell table:formula="of:=(2*PI( )*[.C176]*[.C176]*[.A176]) / (POWER([.E176];5) * (EXP( ([.A176]*[.C176])/([.E176]*[.B176]*3639.76900396354) )  -1))" office:value-type="float" office:value="2661310147154.91" calcext:value-type="float">
            <text:p>2661310147154.91</text:p>
          </table:table-cell>
          <table:table-cell table:formula="of:=(2*PI( )*[.C176]*[.C176]*[.A176]) / (POWER([.E176];5) * (EXP( ([.A176]*[.C176])/([.E176]*[.B176]*3607.08748252358) )  -1))" office:value-type="float" office:value="2601261018104.91" calcext:value-type="float">
            <text:p>2601261018104.91</text:p>
          </table:table-cell>
          <table:table-cell table:formula="of:=(2*PI( )*[.C176]*[.C176]*[.A176]) / (POWER([.E176];5) * (EXP( ([.A176]*[.C176])/([.E176]*[.B176]*3491.3099269129) )  -1))" office:value-type="float" office:value="2392071119651.66" calcext:value-type="float">
            <text:p>2392071119651.66</text:p>
          </table:table-cell>
          <table:table-cell table:formula="of:=(2*PI( )*[.C176]*[.C176]*[.A176]) / (POWER([.E176];5) * (EXP( ([.A176]*[.C176])/([.E176]*[.B176]*3603.83918136312) )  -1))" office:value-type="float" office:value="2595316105937.62" calcext:value-type="float">
            <text:p>2595316105937.62</text:p>
          </table:table-cell>
          <table:table-cell table:formula="of:=(2*PI( )*[.C176]*[.C176]*[.A176]) / (POWER([.E176];5) * (EXP( ([.A176]*[.C176])/([.E176]*[.B176]*5529.53658708751) )  -1))" office:value-type="float" office:value="6663162986607.85" calcext:value-type="float">
            <text:p>6663162986607.85</text:p>
          </table:table-cell>
          <table:table-cell table:formula="of:=(2*PI( )*[.C176]*[.C176]*[.A176]) / (POWER([.E176];5) * (EXP( ([.A176]*[.C176])/([.E176]*[.B176]*3545.8658661559) )  -1))" office:value-type="float" office:value="2489943964791.48" calcext:value-type="float">
            <text:p>2489943964791.48</text:p>
          </table:table-cell>
          <table:table-cell table:formula="of:=(2*PI( )*[.C176]*[.C176]*[.A176]) / (POWER([.E176];5) * (EXP( ([.A176]*[.C176])/([.E176]*[.B176]*3909.75687519039) )  -1))" office:value-type="float" office:value="3172945609324.35" calcext:value-type="float">
            <text:p>3172945609324.35</text:p>
          </table:table-cell>
          <table:table-cell table:formula="of:=(2*PI( )*[.C176]*[.C176]*[.A176]) / (POWER([.E176];5) * (EXP( ([.A176]*[.C176])/([.E176]*[.B176]*3653.20966006719) )  -1))" office:value-type="float" office:value="2686129848715.9" calcext:value-type="float">
            <text:p>2686129848715.9</text:p>
          </table:table-cell>
          <table:table-cell table:formula="of:=(2*PI( )*[.C176]*[.C176]*[.A176]) / (POWER([.E176];5) * (EXP( ([.A176]*[.C176])/([.E176]*[.B176]*3523.91077015782) )  -1))" office:value-type="float" office:value="2450404285773.26" calcext:value-type="float">
            <text:p>2450404285773.26</text:p>
          </table:table-cell>
          <table:table-cell table:formula="of:=(2*PI( )*[.C176]*[.C176]*[.A176]) / (POWER([.E176];5) * (EXP( ([.A176]*[.C176])/([.E176]*[.B176]*3496.76346007464) )  -1))" office:value-type="float" office:value="2401797379229.39" calcext:value-type="float">
            <text:p>2401797379229.39</text:p>
          </table:table-cell>
          <table:table-cell table:formula="of:=(2*PI( )*[.C176]*[.C176]*[.A176]) / (POWER([.E176];5) * (EXP( ([.A176]*[.C176])/([.E176]*[.B176]*3605.05658350185) )  -1))" office:value-type="float" office:value="2597543645454.62" calcext:value-type="float">
            <text:p>2597543645454.6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7600" calcext:value-type="float">
            <text:p>17600</text:p>
          </table:table-cell>
          <table:table-cell table:formula="of:=[.D177]*POWER(10;-10)" office:value-type="float" office:value="0.00000176" calcext:value-type="float">
            <text:p>1.76E-06</text:p>
          </table:table-cell>
          <table:table-cell table:formula="of:=3.74192050507746E-016 / (POWER([.E177];5) * ((EXP( 1.9864748E-025 /([.E177]*1.381E-023 *3567.04712188114) )  -1)))" office:value-type="float" office:value="2493294992195.38" calcext:value-type="float">
            <text:p>2493294992195.38</text:p>
          </table:table-cell>
          <table:table-cell table:formula="of:=(2*PI( )*[.C177]*[.C177]*[.A177]) / (POWER([.E177];5) * (EXP( ([.A177]*[.C177])/([.E177]*[.B177]*3639.76900396354) )  -1))" office:value-type="float" office:value="2623916781150.62" calcext:value-type="float">
            <text:p>2623916781150.62</text:p>
          </table:table-cell>
          <table:table-cell table:formula="of:=(2*PI( )*[.C177]*[.C177]*[.A177]) / (POWER([.E177];5) * (EXP( ([.A177]*[.C177])/([.E177]*[.B177]*3607.08748252358) )  -1))" office:value-type="float" office:value="2564956703877.47" calcext:value-type="float">
            <text:p>2564956703877.47</text:p>
          </table:table-cell>
          <table:table-cell table:formula="of:=(2*PI( )*[.C177]*[.C177]*[.A177]) / (POWER([.E177];5) * (EXP( ([.A177]*[.C177])/([.E177]*[.B177]*3491.3099269129) )  -1))" office:value-type="float" office:value="2359524592045.3" calcext:value-type="float">
            <text:p>2359524592045.3</text:p>
          </table:table-cell>
          <table:table-cell table:formula="of:=(2*PI( )*[.C177]*[.C177]*[.A177]) / (POWER([.E177];5) * (EXP( ([.A177]*[.C177])/([.E177]*[.B177]*3603.83918136312) )  -1))" office:value-type="float" office:value="2559119366501.51" calcext:value-type="float">
            <text:p>2559119366501.51</text:p>
          </table:table-cell>
          <table:table-cell table:formula="of:=(2*PI( )*[.C177]*[.C177]*[.A177]) / (POWER([.E177];5) * (EXP( ([.A177]*[.C177])/([.E177]*[.B177]*5529.53658708751) )  -1))" office:value-type="float" office:value="6547165172473.27" calcext:value-type="float">
            <text:p>6547165172473.27</text:p>
          </table:table-cell>
          <table:table-cell table:formula="of:=(2*PI( )*[.C177]*[.C177]*[.A177]) / (POWER([.E177];5) * (EXP( ([.A177]*[.C177])/([.E177]*[.B177]*3545.8658661559) )  -1))" office:value-type="float" office:value="2455646495610.37" calcext:value-type="float">
            <text:p>2455646495610.37</text:p>
          </table:table-cell>
          <table:table-cell table:formula="of:=(2*PI( )*[.C177]*[.C177]*[.A177]) / (POWER([.E177];5) * (EXP( ([.A177]*[.C177])/([.E177]*[.B177]*3909.75687519039) )  -1))" office:value-type="float" office:value="3126109169731.94" calcext:value-type="float">
            <text:p>3126109169731.94</text:p>
          </table:table-cell>
          <table:table-cell table:formula="of:=(2*PI( )*[.C177]*[.C177]*[.A177]) / (POWER([.E177];5) * (EXP( ([.A177]*[.C177])/([.E177]*[.B177]*3653.20966006719) )  -1))" office:value-type="float" office:value="2648285072427.75" calcext:value-type="float">
            <text:p>2648285072427.75</text:p>
          </table:table-cell>
          <table:table-cell table:formula="of:=(2*PI( )*[.C177]*[.C177]*[.A177]) / (POWER([.E177];5) * (EXP( ([.A177]*[.C177])/([.E177]*[.B177]*3523.91077015782) )  -1))" office:value-type="float" office:value="2416815746775.71" calcext:value-type="float">
            <text:p>2416815746775.71</text:p>
          </table:table-cell>
          <table:table-cell table:formula="of:=(2*PI( )*[.C177]*[.C177]*[.A177]) / (POWER([.E177];5) * (EXP( ([.A177]*[.C177])/([.E177]*[.B177]*3496.76346007464) )  -1))" office:value-type="float" office:value="2369077436937.36" calcext:value-type="float">
            <text:p>2369077436937.36</text:p>
          </table:table-cell>
          <table:table-cell table:formula="of:=(2*PI( )*[.C177]*[.C177]*[.A177]) / (POWER([.E177];5) * (EXP( ([.A177]*[.C177])/([.E177]*[.B177]*3605.05658350185) )  -1))" office:value-type="float" office:value="2561306603259.39" calcext:value-type="float">
            <text:p>2561306603259.3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7700" calcext:value-type="float">
            <text:p>17700</text:p>
          </table:table-cell>
          <table:table-cell table:formula="of:=[.D178]*POWER(10;-10)" office:value-type="float" office:value="0.00000177" calcext:value-type="float">
            <text:p>1.77E-06</text:p>
          </table:table-cell>
          <table:table-cell table:formula="of:=3.74192050507746E-016 / (POWER([.E178];5) * ((EXP( 1.9864748E-025 /([.E178]*1.381E-023 *3567.04712188114) )  -1)))" office:value-type="float" office:value="2458836693041.07" calcext:value-type="float">
            <text:p>2458836693041.07</text:p>
          </table:table-cell>
          <table:table-cell table:formula="of:=(2*PI( )*[.C178]*[.C178]*[.A178]) / (POWER([.E178];5) * (EXP( ([.A178]*[.C178])/([.E178]*[.B178]*3639.76900396354) )  -1))" office:value-type="float" office:value="2587102690168.61" calcext:value-type="float">
            <text:p>2587102690168.61</text:p>
          </table:table-cell>
          <table:table-cell table:formula="of:=(2*PI( )*[.C178]*[.C178]*[.A178]) / (POWER([.E178];5) * (EXP( ([.A178]*[.C178])/([.E178]*[.B178]*3607.08748252358) )  -1))" office:value-type="float" office:value="2529208618112.32" calcext:value-type="float">
            <text:p>2529208618112.32</text:p>
          </table:table-cell>
          <table:table-cell table:formula="of:=(2*PI( )*[.C178]*[.C178]*[.A178]) / (POWER([.E178];5) * (EXP( ([.A178]*[.C178])/([.E178]*[.B178]*3491.3099269129) )  -1))" office:value-type="float" office:value="2327455846171.23" calcext:value-type="float">
            <text:p>2327455846171.23</text:p>
          </table:table-cell>
          <table:table-cell table:formula="of:=(2*PI( )*[.C178]*[.C178]*[.A178]) / (POWER([.E178];5) * (EXP( ([.A178]*[.C178])/([.E178]*[.B178]*3603.83918136312) )  -1))" office:value-type="float" office:value="2523476586294.58" calcext:value-type="float">
            <text:p>2523476586294.58</text:p>
          </table:table-cell>
          <table:table-cell table:formula="of:=(2*PI( )*[.C178]*[.C178]*[.A178]) / (POWER([.E178];5) * (EXP( ([.A178]*[.C178])/([.E178]*[.B178]*5529.53658708751) )  -1))" office:value-type="float" office:value="6433603509789.53" calcext:value-type="float">
            <text:p>6433603509789.53</text:p>
          </table:table-cell>
          <table:table-cell table:formula="of:=(2*PI( )*[.C178]*[.C178]*[.A178]) / (POWER([.E178];5) * (EXP( ([.A178]*[.C178])/([.E178]*[.B178]*3545.8658661559) )  -1))" office:value-type="float" office:value="2421863144946.08" calcext:value-type="float">
            <text:p>2421863144946.08</text:p>
          </table:table-cell>
          <table:table-cell table:formula="of:=(2*PI( )*[.C178]*[.C178]*[.A178]) / (POWER([.E178];5) * (EXP( ([.A178]*[.C178])/([.E178]*[.B178]*3909.75687519039) )  -1))" office:value-type="float" office:value="3080056842513.62" calcext:value-type="float">
            <text:p>3080056842513.62</text:p>
          </table:table-cell>
          <table:table-cell table:formula="of:=(2*PI( )*[.C178]*[.C178]*[.A178]) / (POWER([.E178];5) * (EXP( ([.A178]*[.C178])/([.E178]*[.B178]*3653.20966006719) )  -1))" office:value-type="float" office:value="2611029162443.54" calcext:value-type="float">
            <text:p>2611029162443.54</text:p>
          </table:table-cell>
          <table:table-cell table:formula="of:=(2*PI( )*[.C178]*[.C178]*[.A178]) / (POWER([.E178];5) * (EXP( ([.A178]*[.C178])/([.E178]*[.B178]*3523.91077015782) )  -1))" office:value-type="float" office:value="2383726567214.23" calcext:value-type="float">
            <text:p>2383726567214.23</text:p>
          </table:table-cell>
          <table:table-cell table:formula="of:=(2*PI( )*[.C178]*[.C178]*[.A178]) / (POWER([.E178];5) * (EXP( ([.A178]*[.C178])/([.E178]*[.B178]*3496.76346007464) )  -1))" office:value-type="float" office:value="2336838857654.73" calcext:value-type="float">
            <text:p>2336838857654.73</text:p>
          </table:table-cell>
          <table:table-cell table:formula="of:=(2*PI( )*[.C178]*[.C178]*[.A178]) / (POWER([.E178];5) * (EXP( ([.A178]*[.C178])/([.E178]*[.B178]*3605.05658350185) )  -1))" office:value-type="float" office:value="2525624370303.44" calcext:value-type="float">
            <text:p>2525624370303.4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7800" calcext:value-type="float">
            <text:p>17800</text:p>
          </table:table-cell>
          <table:table-cell table:formula="of:=[.D179]*POWER(10;-10)" office:value-type="float" office:value="0.00000178" calcext:value-type="float">
            <text:p>1.78E-06</text:p>
          </table:table-cell>
          <table:table-cell table:formula="of:=3.74192050507746E-016 / (POWER([.E179];5) * ((EXP( 1.9864748E-025 /([.E179]*1.381E-023 *3567.04712188114) )  -1)))" office:value-type="float" office:value="2424899775813.38" calcext:value-type="float">
            <text:p>2424899775813.38</text:p>
          </table:table-cell>
          <table:table-cell table:formula="of:=(2*PI( )*[.C179]*[.C179]*[.A179]) / (POWER([.E179];5) * (EXP( ([.A179]*[.C179])/([.E179]*[.B179]*3639.76900396354) )  -1))" office:value-type="float" office:value="2550859559550.33" calcext:value-type="float">
            <text:p>2550859559550.33</text:p>
          </table:table-cell>
          <table:table-cell table:formula="of:=(2*PI( )*[.C179]*[.C179]*[.A179]) / (POWER([.E179];5) * (EXP( ([.A179]*[.C179])/([.E179]*[.B179]*3607.08748252358) )  -1))" office:value-type="float" office:value="2494008979145.92" calcext:value-type="float">
            <text:p>2494008979145.92</text:p>
          </table:table-cell>
          <table:table-cell table:formula="of:=(2*PI( )*[.C179]*[.C179]*[.A179]) / (POWER([.E179];5) * (EXP( ([.A179]*[.C179])/([.E179]*[.B179]*3491.3099269129) )  -1))" office:value-type="float" office:value="2295858876653.15" calcext:value-type="float">
            <text:p>2295858876653.15</text:p>
          </table:table-cell>
          <table:table-cell table:formula="of:=(2*PI( )*[.C179]*[.C179]*[.A179]) / (POWER([.E179];5) * (EXP( ([.A179]*[.C179])/([.E179]*[.B179]*3603.83918136312) )  -1))" office:value-type="float" office:value="2488380035875.26" calcext:value-type="float">
            <text:p>2488380035875.26</text:p>
          </table:table-cell>
          <table:table-cell table:formula="of:=(2*PI( )*[.C179]*[.C179]*[.A179]) / (POWER([.E179];5) * (EXP( ([.A179]*[.C179])/([.E179]*[.B179]*5529.53658708751) )  -1))" office:value-type="float" office:value="6322419334104.72" calcext:value-type="float">
            <text:p>6322419334104.72</text:p>
          </table:table-cell>
          <table:table-cell table:formula="of:=(2*PI( )*[.C179]*[.C179]*[.A179]) / (POWER([.E179];5) * (EXP( ([.A179]*[.C179])/([.E179]*[.B179]*3545.8658661559) )  -1))" office:value-type="float" office:value="2388587092297.81" calcext:value-type="float">
            <text:p>2388587092297.81</text:p>
          </table:table-cell>
          <table:table-cell table:formula="of:=(2*PI( )*[.C179]*[.C179]*[.A179]) / (POWER([.E179];5) * (EXP( ([.A179]*[.C179])/([.E179]*[.B179]*3909.75687519039) )  -1))" office:value-type="float" office:value="3034775394788.63" calcext:value-type="float">
            <text:p>3034775394788.63</text:p>
          </table:table-cell>
          <table:table-cell table:formula="of:=(2*PI( )*[.C179]*[.C179]*[.A179]) / (POWER([.E179];5) * (EXP( ([.A179]*[.C179])/([.E179]*[.B179]*3653.20966006719) )  -1))" office:value-type="float" office:value="2574353580915.23" calcext:value-type="float">
            <text:p>2574353580915.23</text:p>
          </table:table-cell>
          <table:table-cell table:formula="of:=(2*PI( )*[.C179]*[.C179]*[.A179]) / (POWER([.E179];5) * (EXP( ([.A179]*[.C179])/([.E179]*[.B179]*3523.91077015782) )  -1))" office:value-type="float" office:value="2351130259336.71" calcext:value-type="float">
            <text:p>2351130259336.71</text:p>
          </table:table-cell>
          <table:table-cell table:formula="of:=(2*PI( )*[.C179]*[.C179]*[.A179]) / (POWER([.E179];5) * (EXP( ([.A179]*[.C179])/([.E179]*[.B179]*3496.76346007464) )  -1))" office:value-type="float" office:value="2305075556290.89" calcext:value-type="float">
            <text:p>2305075556290.89</text:p>
          </table:table-cell>
          <table:table-cell table:formula="of:=(2*PI( )*[.C179]*[.C179]*[.A179]) / (POWER([.E179];5) * (EXP( ([.A179]*[.C179])/([.E179]*[.B179]*3605.05658350185) )  -1))" office:value-type="float" office:value="2490489197589.4" calcext:value-type="float">
            <text:p>2490489197589.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7900" calcext:value-type="float">
            <text:p>17900</text:p>
          </table:table-cell>
          <table:table-cell table:formula="of:=[.D180]*POWER(10;-10)" office:value-type="float" office:value="0.00000179" calcext:value-type="float">
            <text:p>1.79E-06</text:p>
          </table:table-cell>
          <table:table-cell table:formula="of:=3.74192050507746E-016 / (POWER([.E180];5) * ((EXP( 1.9864748E-025 /([.E180]*1.381E-023 *3567.04712188114) )  -1)))" office:value-type="float" office:value="2391477105406.53" calcext:value-type="float">
            <text:p>2391477105406.53</text:p>
          </table:table-cell>
          <table:table-cell table:formula="of:=(2*PI( )*[.C180]*[.C180]*[.A180]) / (POWER([.E180];5) * (EXP( ([.A180]*[.C180])/([.E180]*[.B180]*3639.76900396354) )  -1))" office:value-type="float" office:value="2515179113855.06" calcext:value-type="float">
            <text:p>2515179113855.06</text:p>
          </table:table-cell>
          <table:table-cell table:formula="of:=(2*PI( )*[.C180]*[.C180]*[.A180]) / (POWER([.E180];5) * (EXP( ([.A180]*[.C180])/([.E180]*[.B180]*3607.08748252358) )  -1))" office:value-type="float" office:value="2459350032163.88" calcext:value-type="float">
            <text:p>2459350032163.88</text:p>
          </table:table-cell>
          <table:table-cell table:formula="of:=(2*PI( )*[.C180]*[.C180]*[.A180]) / (POWER([.E180];5) * (EXP( ([.A180]*[.C180])/([.E180]*[.B180]*3491.3099269129) )  -1))" office:value-type="float" office:value="2264727665342.7" calcext:value-type="float">
            <text:p>2264727665342.7</text:p>
          </table:table-cell>
          <table:table-cell table:formula="of:=(2*PI( )*[.C180]*[.C180]*[.A180]) / (POWER([.E180];5) * (EXP( ([.A180]*[.C180])/([.E180]*[.B180]*3603.83918136312) )  -1))" office:value-type="float" office:value="2453822011450.24" calcext:value-type="float">
            <text:p>2453822011450.24</text:p>
          </table:table-cell>
          <table:table-cell table:formula="of:=(2*PI( )*[.C180]*[.C180]*[.A180]) / (POWER([.E180];5) * (EXP( ([.A180]*[.C180])/([.E180]*[.B180]*5529.53658708751) )  -1))" office:value-type="float" office:value="6213555528603.03" calcext:value-type="float">
            <text:p>6213555528603.03</text:p>
          </table:table-cell>
          <table:table-cell table:formula="of:=(2*PI( )*[.C180]*[.C180]*[.A180]) / (POWER([.E180];5) * (EXP( ([.A180]*[.C180])/([.E180]*[.B180]*3545.8658661559) )  -1))" office:value-type="float" office:value="2355811522246.91" calcext:value-type="float">
            <text:p>2355811522246.91</text:p>
          </table:table-cell>
          <table:table-cell table:formula="of:=(2*PI( )*[.C180]*[.C180]*[.A180]) / (POWER([.E180];5) * (EXP( ([.A180]*[.C180])/([.E180]*[.B180]*3909.75687519039) )  -1))" office:value-type="float" office:value="2990251754860.83" calcext:value-type="float">
            <text:p>2990251754860.83</text:p>
          </table:table-cell>
          <table:table-cell table:formula="of:=(2*PI( )*[.C180]*[.C180]*[.A180]) / (POWER([.E180];5) * (EXP( ([.A180]*[.C180])/([.E180]*[.B180]*3653.20966006719) )  -1))" office:value-type="float" office:value="2538249834450.52" calcext:value-type="float">
            <text:p>2538249834450.52</text:p>
          </table:table-cell>
          <table:table-cell table:formula="of:=(2*PI( )*[.C180]*[.C180]*[.A180]) / (POWER([.E180];5) * (EXP( ([.A180]*[.C180])/([.E180]*[.B180]*3523.91077015782) )  -1))" office:value-type="float" office:value="2319020333113.22" calcext:value-type="float">
            <text:p>2319020333113.22</text:p>
          </table:table-cell>
          <table:table-cell table:formula="of:=(2*PI( )*[.C180]*[.C180]*[.A180]) / (POWER([.E180];5) * (EXP( ([.A180]*[.C180])/([.E180]*[.B180]*3496.76346007464) )  -1))" office:value-type="float" office:value="2273781436702.5" calcext:value-type="float">
            <text:p>2273781436702.5</text:p>
          </table:table-cell>
          <table:table-cell table:formula="of:=(2*PI( )*[.C180]*[.C180]*[.A180]) / (POWER([.E180];5) * (EXP( ([.A180]*[.C180])/([.E180]*[.B180]*3605.05658350185) )  -1))" office:value-type="float" office:value="2455893362217.63" calcext:value-type="float">
            <text:p>2455893362217.6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8000" calcext:value-type="float">
            <text:p>18000</text:p>
          </table:table-cell>
          <table:table-cell table:formula="of:=[.D181]*POWER(10;-10)" office:value-type="float" office:value="0.0000018" calcext:value-type="float">
            <text:p>1.8E-06</text:p>
          </table:table-cell>
          <table:table-cell table:formula="of:=3.74192050507746E-016 / (POWER([.E181];5) * ((EXP( 1.9864748E-025 /([.E181]*1.381E-023 *3567.04712188114) )  -1)))" office:value-type="float" office:value="2358561565325.16" calcext:value-type="float">
            <text:p>2358561565325.16</text:p>
          </table:table-cell>
          <table:table-cell table:formula="of:=(2*PI( )*[.C181]*[.C181]*[.A181]) / (POWER([.E181];5) * (EXP( ([.A181]*[.C181])/([.E181]*[.B181]*3639.76900396354) )  -1))" office:value-type="float" office:value="2480053122573.32" calcext:value-type="float">
            <text:p>2480053122573.32</text:p>
          </table:table-cell>
          <table:table-cell table:formula="of:=(2*PI( )*[.C181]*[.C181]*[.A181]) / (POWER([.E181];5) * (EXP( ([.A181]*[.C181])/([.E181]*[.B181]*3607.08748252358) )  -1))" office:value-type="float" office:value="2425224055147.61" calcext:value-type="float">
            <text:p>2425224055147.61</text:p>
          </table:table-cell>
          <table:table-cell table:formula="of:=(2*PI( )*[.C181]*[.C181]*[.A181]) / (POWER([.E181];5) * (EXP( ([.A181]*[.C181])/([.E181]*[.B181]*3491.3099269129) )  -1))" office:value-type="float" office:value="2234056187928.34" calcext:value-type="float">
            <text:p>2234056187928.34</text:p>
          </table:table-cell>
          <table:table-cell table:formula="of:=(2*PI( )*[.C181]*[.C181]*[.A181]) / (POWER([.E181];5) * (EXP( ([.A181]*[.C181])/([.E181]*[.B181]*3603.83918136312) )  -1))" office:value-type="float" office:value="2419794840843.16" calcext:value-type="float">
            <text:p>2419794840843.16</text:p>
          </table:table-cell>
          <table:table-cell table:formula="of:=(2*PI( )*[.C181]*[.C181]*[.A181]) / (POWER([.E181];5) * (EXP( ([.A181]*[.C181])/([.E181]*[.B181]*5529.53658708751) )  -1))" office:value-type="float" office:value="6106956481792.47" calcext:value-type="float">
            <text:p>6106956481792.47</text:p>
          </table:table-cell>
          <table:table-cell table:formula="of:=(2*PI( )*[.C181]*[.C181]*[.A181]) / (POWER([.E181];5) * (EXP( ([.A181]*[.C181])/([.E181]*[.B181]*3545.8658661559) )  -1))" office:value-type="float" office:value="2323529630785.46" calcext:value-type="float">
            <text:p>2323529630785.46</text:p>
          </table:table-cell>
          <table:table-cell table:formula="of:=(2*PI( )*[.C181]*[.C181]*[.A181]) / (POWER([.E181];5) * (EXP( ([.A181]*[.C181])/([.E181]*[.B181]*3909.75687519039) )  -1))" office:value-type="float" office:value="2946473015203.95" calcext:value-type="float">
            <text:p>2946473015203.95</text:p>
          </table:table-cell>
          <table:table-cell table:formula="of:=(2*PI( )*[.C181]*[.C181]*[.A181]) / (POWER([.E181];5) * (EXP( ([.A181]*[.C181])/([.E181]*[.B181]*3653.20966006719) )  -1))" office:value-type="float" office:value="2502709479724.26" calcext:value-type="float">
            <text:p>2502709479724.26</text:p>
          </table:table-cell>
          <table:table-cell table:formula="of:=(2*PI( )*[.C181]*[.C181]*[.A181]) / (POWER([.E181];5) * (EXP( ([.A181]*[.C181])/([.E181]*[.B181]*3523.91077015782) )  -1))" office:value-type="float" office:value="2287390302684.16" calcext:value-type="float">
            <text:p>2287390302684.16</text:p>
          </table:table-cell>
          <table:table-cell table:formula="of:=(2*PI( )*[.C181]*[.C181]*[.A181]) / (POWER([.E181];5) * (EXP( ([.A181]*[.C181])/([.E181]*[.B181]*3496.76346007464) )  -1))" office:value-type="float" office:value="2242950398276.93" calcext:value-type="float">
            <text:p>2242950398276.93</text:p>
          </table:table-cell>
          <table:table-cell table:formula="of:=(2*PI( )*[.C181]*[.C181]*[.A181]) / (POWER([.E181];5) * (EXP( ([.A181]*[.C181])/([.E181]*[.B181]*3605.05658350185) )  -1))" office:value-type="float" office:value="2421829173346.66" calcext:value-type="float">
            <text:p>2421829173346.6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8100" calcext:value-type="float">
            <text:p>18100</text:p>
          </table:table-cell>
          <table:table-cell table:formula="of:=[.D182]*POWER(10;-10)" office:value-type="float" office:value="0.00000181" calcext:value-type="float">
            <text:p>1.81E-06</text:p>
          </table:table-cell>
          <table:table-cell table:formula="of:=3.74192050507746E-016 / (POWER([.E182];5) * ((EXP( 1.9864748E-025 /([.E182]*1.381E-023 *3567.04712188114) )  -1)))" office:value-type="float" office:value="2326146063431.16" calcext:value-type="float">
            <text:p>2326146063431.16</text:p>
          </table:table-cell>
          <table:table-cell table:formula="of:=(2*PI( )*[.C182]*[.C182]*[.A182]) / (POWER([.E182];5) * (EXP( ([.A182]*[.C182])/([.E182]*[.B182]*3639.76900396354) )  -1))" office:value-type="float" office:value="2445473405379.67" calcext:value-type="float">
            <text:p>2445473405379.67</text:p>
          </table:table-cell>
          <table:table-cell table:formula="of:=(2*PI( )*[.C182]*[.C182]*[.A182]) / (POWER([.E182];5) * (EXP( ([.A182]*[.C182])/([.E182]*[.B182]*3607.08748252358) )  -1))" office:value-type="float" office:value="2391623364361.25" calcext:value-type="float">
            <text:p>2391623364361.25</text:p>
          </table:table-cell>
          <table:table-cell table:formula="of:=(2*PI( )*[.C182]*[.C182]*[.A182]) / (POWER([.E182];5) * (EXP( ([.A182]*[.C182])/([.E182]*[.B182]*3491.3099269129) )  -1))" office:value-type="float" office:value="2203838420093.72" calcext:value-type="float">
            <text:p>2203838420093.72</text:p>
          </table:table-cell>
          <table:table-cell table:formula="of:=(2*PI( )*[.C182]*[.C182]*[.A182]) / (POWER([.E182];5) * (EXP( ([.A182]*[.C182])/([.E182]*[.B182]*3603.83918136312) )  -1))" office:value-type="float" office:value="2386290889003.77" calcext:value-type="float">
            <text:p>2386290889003.77</text:p>
          </table:table-cell>
          <table:table-cell table:formula="of:=(2*PI( )*[.C182]*[.C182]*[.A182]) / (POWER([.E182];5) * (EXP( ([.A182]*[.C182])/([.E182]*[.B182]*5529.53658708751) )  -1))" office:value-type="float" office:value="6002568046271.82" calcext:value-type="float">
            <text:p>6002568046271.82</text:p>
          </table:table-cell>
          <table:table-cell table:formula="of:=(2*PI( )*[.C182]*[.C182]*[.A182]) / (POWER([.E182];5) * (EXP( ([.A182]*[.C182])/([.E182]*[.B182]*3545.8658661559) )  -1))" office:value-type="float" office:value="2291734631188.6" calcext:value-type="float">
            <text:p>2291734631188.6</text:p>
          </table:table-cell>
          <table:table-cell table:formula="of:=(2*PI( )*[.C182]*[.C182]*[.A182]) / (POWER([.E182];5) * (EXP( ([.A182]*[.C182])/([.E182]*[.B182]*3909.75687519039) )  -1))" office:value-type="float" office:value="2903426435013.01" calcext:value-type="float">
            <text:p>2903426435013.01</text:p>
          </table:table-cell>
          <table:table-cell table:formula="of:=(2*PI( )*[.C182]*[.C182]*[.A182]) / (POWER([.E182];5) * (EXP( ([.A182]*[.C182])/([.E182]*[.B182]*3653.20966006719) )  -1))" office:value-type="float" office:value="2467724128629.25" calcext:value-type="float">
            <text:p>2467724128629.25</text:p>
          </table:table-cell>
          <table:table-cell table:formula="of:=(2*PI( )*[.C182]*[.C182]*[.A182]) / (POWER([.E182];5) * (EXP( ([.A182]*[.C182])/([.E182]*[.B182]*3523.91077015782) )  -1))" office:value-type="float" office:value="2256233692354.21" calcext:value-type="float">
            <text:p>2256233692354.21</text:p>
          </table:table-cell>
          <table:table-cell table:formula="of:=(2*PI( )*[.C182]*[.C182]*[.A182]) / (POWER([.E182];5) * (EXP( ([.A182]*[.C182])/([.E182]*[.B182]*3496.76346007464) )  -1))" office:value-type="float" office:value="2212576342064.37" calcext:value-type="float">
            <text:p>2212576342064.37</text:p>
          </table:table-cell>
          <table:table-cell table:formula="of:=(2*PI( )*[.C182]*[.C182]*[.A182]) / (POWER([.E182];5) * (EXP( ([.A182]*[.C182])/([.E182]*[.B182]*3605.05658350185) )  -1))" office:value-type="float" office:value="2388288977694.05" calcext:value-type="float">
            <text:p>2388288977694.0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8200" calcext:value-type="float">
            <text:p>18200</text:p>
          </table:table-cell>
          <table:table-cell table:formula="of:=[.D183]*POWER(10;-10)" office:value-type="float" office:value="0.00000182" calcext:value-type="float">
            <text:p>1.82E-06</text:p>
          </table:table-cell>
          <table:table-cell table:formula="of:=3.74192050507746E-016 / (POWER([.E183];5) * ((EXP( 1.9864748E-025 /([.E183]*1.381E-023 *3567.04712188114) )  -1)))" office:value-type="float" office:value="2294223537259.02" calcext:value-type="float">
            <text:p>2294223537259.02</text:p>
          </table:table-cell>
          <table:table-cell table:formula="of:=(2*PI( )*[.C183]*[.C183]*[.A183]) / (POWER([.E183];5) * (EXP( ([.A183]*[.C183])/([.E183]*[.B183]*3639.76900396354) )  -1))" office:value-type="float" office:value="2411431836952.4" calcext:value-type="float">
            <text:p>2411431836952.4</text:p>
          </table:table-cell>
          <table:table-cell table:formula="of:=(2*PI( )*[.C183]*[.C183]*[.A183]) / (POWER([.E183];5) * (EXP( ([.A183]*[.C183])/([.E183]*[.B183]*3607.08748252358) )  -1))" office:value-type="float" office:value="2358540319405.7" calcext:value-type="float">
            <text:p>2358540319405.7</text:p>
          </table:table-cell>
          <table:table-cell table:formula="of:=(2*PI( )*[.C183]*[.C183]*[.A183]) / (POWER([.E183];5) * (EXP( ([.A183]*[.C183])/([.E183]*[.B183]*3491.3099269129) )  -1))" office:value-type="float" office:value="2174068343250.28" calcext:value-type="float">
            <text:p>2174068343250.28</text:p>
          </table:table-cell>
          <table:table-cell table:formula="of:=(2*PI( )*[.C183]*[.C183]*[.A183]) / (POWER([.E183];5) * (EXP( ([.A183]*[.C183])/([.E183]*[.B183]*3603.83918136312) )  -1))" office:value-type="float" office:value="2353302563084.19" calcext:value-type="float">
            <text:p>2353302563084.19</text:p>
          </table:table-cell>
          <table:table-cell table:formula="of:=(2*PI( )*[.C183]*[.C183]*[.A183]) / (POWER([.E183];5) * (EXP( ([.A183]*[.C183])/([.E183]*[.B183]*5529.53658708751) )  -1))" office:value-type="float" office:value="5900337498559.76" calcext:value-type="float">
            <text:p>5900337498559.76</text:p>
          </table:table-cell>
          <table:table-cell table:formula="of:=(2*PI( )*[.C183]*[.C183]*[.A183]) / (POWER([.E183];5) * (EXP( ([.A183]*[.C183])/([.E183]*[.B183]*3545.8658661559) )  -1))" office:value-type="float" office:value="2260419759456.75" calcext:value-type="float">
            <text:p>2260419759456.75</text:p>
          </table:table-cell>
          <table:table-cell table:formula="of:=(2*PI( )*[.C183]*[.C183]*[.A183]) / (POWER([.E183];5) * (EXP( ([.A183]*[.C183])/([.E183]*[.B183]*3909.75687519039) )  -1))" office:value-type="float" office:value="2861099442352.43" calcext:value-type="float">
            <text:p>2861099442352.43</text:p>
          </table:table-cell>
          <table:table-cell table:formula="of:=(2*PI( )*[.C183]*[.C183]*[.A183]) / (POWER([.E183];5) * (EXP( ([.A183]*[.C183])/([.E183]*[.B183]*3653.20966006719) )  -1))" office:value-type="float" office:value="2433285452994.02" calcext:value-type="float">
            <text:p>2433285452994.02</text:p>
          </table:table-cell>
          <table:table-cell table:formula="of:=(2*PI( )*[.C183]*[.C183]*[.A183]) / (POWER([.E183];5) * (EXP( ([.A183]*[.C183])/([.E183]*[.B183]*3523.91077015782) )  -1))" office:value-type="float" office:value="2225544042157.55" calcext:value-type="float">
            <text:p>2225544042157.55</text:p>
          </table:table-cell>
          <table:table-cell table:formula="of:=(2*PI( )*[.C183]*[.C183]*[.A183]) / (POWER([.E183];5) * (EXP( ([.A183]*[.C183])/([.E183]*[.B183]*3496.76346007464) )  -1))" office:value-type="float" office:value="2182653176483.79" calcext:value-type="float">
            <text:p>2182653176483.79</text:p>
          </table:table-cell>
          <table:table-cell table:formula="of:=(2*PI( )*[.C183]*[.C183]*[.A183]) / (POWER([.E183];5) * (EXP( ([.A183]*[.C183])/([.E183]*[.B183]*3605.05658350185) )  -1))" office:value-type="float" office:value="2355265164604.37" calcext:value-type="float">
            <text:p>2355265164604.3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8300" calcext:value-type="float">
            <text:p>18300</text:p>
          </table:table-cell>
          <table:table-cell table:formula="of:=[.D184]*POWER(10;-10)" office:value-type="float" office:value="0.00000183" calcext:value-type="float">
            <text:p>1.83E-06</text:p>
          </table:table-cell>
          <table:table-cell table:formula="of:=3.74192050507746E-016 / (POWER([.E184];5) * ((EXP( 1.9864748E-025 /([.E184]*1.381E-023 *3567.04712188114) )  -1)))" office:value-type="float" office:value="2262786958924.48" calcext:value-type="float">
            <text:p>2262786958924.48</text:p>
          </table:table-cell>
          <table:table-cell table:formula="of:=(2*PI( )*[.C184]*[.C184]*[.A184]) / (POWER([.E184];5) * (EXP( ([.A184]*[.C184])/([.E184]*[.B184]*3639.76900396354) )  -1))" office:value-type="float" office:value="2377920351386.17" calcext:value-type="float">
            <text:p>2377920351386.17</text:p>
          </table:table-cell>
          <table:table-cell table:formula="of:=(2*PI( )*[.C184]*[.C184]*[.A184]) / (POWER([.E184];5) * (EXP( ([.A184]*[.C184])/([.E184]*[.B184]*3607.08748252358) )  -1))" office:value-type="float" office:value="2325967327865.33" calcext:value-type="float">
            <text:p>2325967327865.33</text:p>
          </table:table-cell>
          <table:table-cell table:formula="of:=(2*PI( )*[.C184]*[.C184]*[.A184]) / (POWER([.E184];5) * (EXP( ([.A184]*[.C184])/([.E184]*[.B184]*3491.3099269129) )  -1))" office:value-type="float" office:value="2144739949867.63" calcext:value-type="float">
            <text:p>2144739949867.63</text:p>
          </table:table-cell>
          <table:table-cell table:formula="of:=(2*PI( )*[.C184]*[.C184]*[.A184]) / (POWER([.E184];5) * (EXP( ([.A184]*[.C184])/([.E184]*[.B184]*3603.83918136312) )  -1))" office:value-type="float" office:value="2320822317107.89" calcext:value-type="float">
            <text:p>2320822317107.89</text:p>
          </table:table-cell>
          <table:table-cell table:formula="of:=(2*PI( )*[.C184]*[.C184]*[.A184]) / (POWER([.E184];5) * (EXP( ([.A184]*[.C184])/([.E184]*[.B184]*5529.53658708751) )  -1))" office:value-type="float" office:value="5800213499968.79" calcext:value-type="float">
            <text:p>5800213499968.79</text:p>
          </table:table-cell>
          <table:table-cell table:formula="of:=(2*PI( )*[.C184]*[.C184]*[.A184]) / (POWER([.E184];5) * (EXP( ([.A184]*[.C184])/([.E184]*[.B184]*3545.8658661559) )  -1))" office:value-type="float" office:value="2229578279351.87" calcext:value-type="float">
            <text:p>2229578279351.87</text:p>
          </table:table-cell>
          <table:table-cell table:formula="of:=(2*PI( )*[.C184]*[.C184]*[.A184]) / (POWER([.E184];5) * (EXP( ([.A184]*[.C184])/([.E184]*[.B184]*3909.75687519039) )  -1))" office:value-type="float" office:value="2819479635929.7" calcext:value-type="float">
            <text:p>2819479635929.7</text:p>
          </table:table-cell>
          <table:table-cell table:formula="of:=(2*PI( )*[.C184]*[.C184]*[.A184]) / (POWER([.E184];5) * (EXP( ([.A184]*[.C184])/([.E184]*[.B184]*3653.20966006719) )  -1))" office:value-type="float" office:value="2399385188893.9" calcext:value-type="float">
            <text:p>2399385188893.9</text:p>
          </table:table-cell>
          <table:table-cell table:formula="of:=(2*PI( )*[.C184]*[.C184]*[.A184]) / (POWER([.E184];5) * (EXP( ([.A184]*[.C184])/([.E184]*[.B184]*3523.91077015782) )  -1))" office:value-type="float" office:value="2195314913018.58" calcext:value-type="float">
            <text:p>2195314913018.58</text:p>
          </table:table-cell>
          <table:table-cell table:formula="of:=(2*PI( )*[.C184]*[.C184]*[.A184]) / (POWER([.E184];5) * (EXP( ([.A184]*[.C184])/([.E184]*[.B184]*3496.76346007464) )  -1))" office:value-type="float" office:value="2153174822626.11" calcext:value-type="float">
            <text:p>2153174822626.11</text:p>
          </table:table-cell>
          <table:table-cell table:formula="of:=(2*PI( )*[.C184]*[.C184]*[.A184]) / (POWER([.E184];5) * (EXP( ([.A184]*[.C184])/([.E184]*[.B184]*3605.05658350185) )  -1))" office:value-type="float" office:value="2322750170709.8" calcext:value-type="float">
            <text:p>2322750170709.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8400" calcext:value-type="float">
            <text:p>18400</text:p>
          </table:table-cell>
          <table:table-cell table:formula="of:=[.D185]*POWER(10;-10)" office:value-type="float" office:value="0.00000184" calcext:value-type="float">
            <text:p>1.84E-06</text:p>
          </table:table-cell>
          <table:table-cell table:formula="of:=3.74192050507746E-016 / (POWER([.E185];5) * ((EXP( 1.9864748E-025 /([.E185]*1.381E-023 *3567.04712188114) )  -1)))" office:value-type="float" office:value="2231829339650.26" calcext:value-type="float">
            <text:p>2231829339650.26</text:p>
          </table:table-cell>
          <table:table-cell table:formula="of:=(2*PI( )*[.C185]*[.C185]*[.A185]) / (POWER([.E185];5) * (EXP( ([.A185]*[.C185])/([.E185]*[.B185]*3639.76900396354) )  -1))" office:value-type="float" office:value="2344930946222.08" calcext:value-type="float">
            <text:p>2344930946222.08</text:p>
          </table:table-cell>
          <table:table-cell table:formula="of:=(2*PI( )*[.C185]*[.C185]*[.A185]) / (POWER([.E185];5) * (EXP( ([.A185]*[.C185])/([.E185]*[.B185]*3607.08748252358) )  -1))" office:value-type="float" office:value="2293896849571.46" calcext:value-type="float">
            <text:p>2293896849571.46</text:p>
          </table:table-cell>
          <table:table-cell table:formula="of:=(2*PI( )*[.C185]*[.C185]*[.A185]) / (POWER([.E185];5) * (EXP( ([.A185]*[.C185])/([.E185]*[.B185]*3491.3099269129) )  -1))" office:value-type="float" office:value="2115847248424.12" calcext:value-type="float">
            <text:p>2115847248424.12</text:p>
          </table:table-cell>
          <table:table-cell table:formula="of:=(2*PI( )*[.C185]*[.C185]*[.A185]) / (POWER([.E185];5) * (EXP( ([.A185]*[.C185])/([.E185]*[.B185]*3603.83918136312) )  -1))" office:value-type="float" office:value="2288842656255.42" calcext:value-type="float">
            <text:p>2288842656255.42</text:p>
          </table:table-cell>
          <table:table-cell table:formula="of:=(2*PI( )*[.C185]*[.C185]*[.A185]) / (POWER([.E185];5) * (EXP( ([.A185]*[.C185])/([.E185]*[.B185]*5529.53658708751) )  -1))" office:value-type="float" office:value="5702146058505.39" calcext:value-type="float">
            <text:p>5702146058505.39</text:p>
          </table:table-cell>
          <table:table-cell table:formula="of:=(2*PI( )*[.C185]*[.C185]*[.A185]) / (POWER([.E185];5) * (EXP( ([.A185]*[.C185])/([.E185]*[.B185]*3545.8658661559) )  -1))" office:value-type="float" office:value="2199203487051.33" calcext:value-type="float">
            <text:p>2199203487051.33</text:p>
          </table:table-cell>
          <table:table-cell table:formula="of:=(2*PI( )*[.C185]*[.C185]*[.A185]) / (POWER([.E185];5) * (EXP( ([.A185]*[.C185])/([.E185]*[.B185]*3909.75687519039) )  -1))" office:value-type="float" office:value="2778554786521.23" calcext:value-type="float">
            <text:p>2778554786521.23</text:p>
          </table:table-cell>
          <table:table-cell table:formula="of:=(2*PI( )*[.C185]*[.C185]*[.A185]) / (POWER([.E185];5) * (EXP( ([.A185]*[.C185])/([.E185]*[.B185]*3653.20966006719) )  -1))" office:value-type="float" office:value="2366015140579.98" calcext:value-type="float">
            <text:p>2366015140579.98</text:p>
          </table:table-cell>
          <table:table-cell table:formula="of:=(2*PI( )*[.C185]*[.C185]*[.A185]) / (POWER([.E185];5) * (EXP( ([.A185]*[.C185])/([.E185]*[.B185]*3523.91077015782) )  -1))" office:value-type="float" office:value="2165539891530.85" calcext:value-type="float">
            <text:p>2165539891530.85</text:p>
          </table:table-cell>
          <table:table-cell table:formula="of:=(2*PI( )*[.C185]*[.C185]*[.A185]) / (POWER([.E185];5) * (EXP( ([.A185]*[.C185])/([.E185]*[.B185]*3496.76346007464) )  -1))" office:value-type="float" office:value="2124135219177.3" calcext:value-type="float">
            <text:p>2124135219177.3</text:p>
          </table:table-cell>
          <table:table-cell table:formula="of:=(2*PI( )*[.C185]*[.C185]*[.A185]) / (POWER([.E185];5) * (EXP( ([.A185]*[.C185])/([.E185]*[.B185]*3605.05658350185) )  -1))" office:value-type="float" office:value="2290736484207.58" calcext:value-type="float">
            <text:p>2290736484207.5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8500" calcext:value-type="float">
            <text:p>18500</text:p>
          </table:table-cell>
          <table:table-cell table:formula="of:=[.D186]*POWER(10;-10)" office:value-type="float" office:value="0.00000185" calcext:value-type="float">
            <text:p>1.85E-06</text:p>
          </table:table-cell>
          <table:table-cell table:formula="of:=3.74192050507746E-016 / (POWER([.E186];5) * ((EXP( 1.9864748E-025 /([.E186]*1.381E-023 *3567.04712188114) )  -1)))" office:value-type="float" office:value="2201343733930.97" calcext:value-type="float">
            <text:p>2201343733930.97</text:p>
          </table:table-cell>
          <table:table-cell table:formula="of:=(2*PI( )*[.C186]*[.C186]*[.A186]) / (POWER([.E186];5) * (EXP( ([.A186]*[.C186])/([.E186]*[.B186]*3639.76900396354) )  -1))" office:value-type="float" office:value="2312455686118.39" calcext:value-type="float">
            <text:p>2312455686118.39</text:p>
          </table:table-cell>
          <table:table-cell table:formula="of:=(2*PI( )*[.C186]*[.C186]*[.A186]) / (POWER([.E186];5) * (EXP( ([.A186]*[.C186])/([.E186]*[.B186]*3607.08748252358) )  -1))" office:value-type="float" office:value="2262321400505.5" calcext:value-type="float">
            <text:p>2262321400505.5</text:p>
          </table:table-cell>
          <table:table-cell table:formula="of:=(2*PI( )*[.C186]*[.C186]*[.A186]) / (POWER([.E186];5) * (EXP( ([.A186]*[.C186])/([.E186]*[.B186]*3491.3099269129) )  -1))" office:value-type="float" office:value="2087384267998.85" calcext:value-type="float">
            <text:p>2087384267998.85</text:p>
          </table:table-cell>
          <table:table-cell table:formula="of:=(2*PI( )*[.C186]*[.C186]*[.A186]) / (POWER([.E186];5) * (EXP( ([.A186]*[.C186])/([.E186]*[.B186]*3603.83918136312) )  -1))" office:value-type="float" office:value="2257356140789.73" calcext:value-type="float">
            <text:p>2257356140789.73</text:p>
          </table:table-cell>
          <table:table-cell table:formula="of:=(2*PI( )*[.C186]*[.C186]*[.A186]) / (POWER([.E186];5) * (EXP( ([.A186]*[.C186])/([.E186]*[.B186]*5529.53658708751) )  -1))" office:value-type="float" office:value="5606086491777.72" calcext:value-type="float">
            <text:p>5606086491777.72</text:p>
          </table:table-cell>
          <table:table-cell table:formula="of:=(2*PI( )*[.C186]*[.C186]*[.A186]) / (POWER([.E186];5) * (EXP( ([.A186]*[.C186])/([.E186]*[.B186]*3545.8658661559) )  -1))" office:value-type="float" office:value="2169288715441.22" calcext:value-type="float">
            <text:p>2169288715441.22</text:p>
          </table:table-cell>
          <table:table-cell table:formula="of:=(2*PI( )*[.C186]*[.C186]*[.A186]) / (POWER([.E186];5) * (EXP( ([.A186]*[.C186])/([.E186]*[.B186]*3909.75687519039) )  -1))" office:value-type="float" office:value="2738312838075.91" calcext:value-type="float">
            <text:p>2738312838075.91</text:p>
          </table:table-cell>
          <table:table-cell table:formula="of:=(2*PI( )*[.C186]*[.C186]*[.A186]) / (POWER([.E186];5) * (EXP( ([.A186]*[.C186])/([.E186]*[.B186]*3653.20966006719) )  -1))" office:value-type="float" office:value="2333167184049.46" calcext:value-type="float">
            <text:p>2333167184049.46</text:p>
          </table:table-cell>
          <table:table-cell table:formula="of:=(2*PI( )*[.C186]*[.C186]*[.A186]) / (POWER([.E186];5) * (EXP( ([.A186]*[.C186])/([.E186]*[.B186]*3523.91077015782) )  -1))" office:value-type="float" office:value="2136212594376.16" calcext:value-type="float">
            <text:p>2136212594376.16</text:p>
          </table:table-cell>
          <table:table-cell table:formula="of:=(2*PI( )*[.C186]*[.C186]*[.A186]) / (POWER([.E186];5) * (EXP( ([.A186]*[.C186])/([.E186]*[.B186]*3496.76346007464) )  -1))" office:value-type="float" office:value="2095528326982.56" calcext:value-type="float">
            <text:p>2095528326982.56</text:p>
          </table:table-cell>
          <table:table-cell table:formula="of:=(2*PI( )*[.C186]*[.C186]*[.A186]) / (POWER([.E186];5) * (EXP( ([.A186]*[.C186])/([.E186]*[.B186]*3605.05658350185) )  -1))" office:value-type="float" office:value="2259216648777.04" calcext:value-type="float">
            <text:p>2259216648777.0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8600" calcext:value-type="float">
            <text:p>18600</text:p>
          </table:table-cell>
          <table:table-cell table:formula="of:=[.D187]*POWER(10;-10)" office:value-type="float" office:value="0.00000186" calcext:value-type="float">
            <text:p>1.86E-06</text:p>
          </table:table-cell>
          <table:table-cell table:formula="of:=3.74192050507746E-016 / (POWER([.E187];5) * ((EXP( 1.9864748E-025 /([.E187]*1.381E-023 *3567.04712188114) )  -1)))" office:value-type="float" office:value="2171323243358.5" calcext:value-type="float">
            <text:p>2171323243358.5</text:p>
          </table:table-cell>
          <table:table-cell table:formula="of:=(2*PI( )*[.C187]*[.C187]*[.A187]) / (POWER([.E187];5) * (EXP( ([.A187]*[.C187])/([.E187]*[.B187]*3639.76900396354) )  -1))" office:value-type="float" office:value="2280486706184.06" calcext:value-type="float">
            <text:p>2280486706184.06</text:p>
          </table:table-cell>
          <table:table-cell table:formula="of:=(2*PI( )*[.C187]*[.C187]*[.A187]) / (POWER([.E187];5) * (EXP( ([.A187]*[.C187])/([.E187]*[.B187]*3607.08748252358) )  -1))" office:value-type="float" office:value="2231233556363.29" calcext:value-type="float">
            <text:p>2231233556363.29</text:p>
          </table:table-cell>
          <table:table-cell table:formula="of:=(2*PI( )*[.C187]*[.C187]*[.A187]) / (POWER([.E187];5) * (EXP( ([.A187]*[.C187])/([.E187]*[.B187]*3491.3099269129) )  -1))" office:value-type="float" office:value="2059345062525.17" calcext:value-type="float">
            <text:p>2059345062525.17</text:p>
          </table:table-cell>
          <table:table-cell table:formula="of:=(2*PI( )*[.C187]*[.C187]*[.A187]) / (POWER([.E187];5) * (EXP( ([.A187]*[.C187])/([.E187]*[.B187]*3603.83918136312) )  -1))" office:value-type="float" office:value="2226355389642.58" calcext:value-type="float">
            <text:p>2226355389642.58</text:p>
          </table:table-cell>
          <table:table-cell table:formula="of:=(2*PI( )*[.C187]*[.C187]*[.A187]) / (POWER([.E187];5) * (EXP( ([.A187]*[.C187])/([.E187]*[.B187]*5529.53658708751) )  -1))" office:value-type="float" office:value="5511987390891.25" calcext:value-type="float">
            <text:p>5511987390891.25</text:p>
          </table:table-cell>
          <table:table-cell table:formula="of:=(2*PI( )*[.C187]*[.C187]*[.A187]) / (POWER([.E187];5) * (EXP( ([.A187]*[.C187])/([.E187]*[.B187]*3545.8658661559) )  -1))" office:value-type="float" office:value="2139827338070.08" calcext:value-type="float">
            <text:p>2139827338070.08</text:p>
          </table:table-cell>
          <table:table-cell table:formula="of:=(2*PI( )*[.C187]*[.C187]*[.A187]) / (POWER([.E187];5) * (EXP( ([.A187]*[.C187])/([.E187]*[.B187]*3909.75687519039) )  -1))" office:value-type="float" office:value="2698741908520.02" calcext:value-type="float">
            <text:p>2698741908520.02</text:p>
          </table:table-cell>
          <table:table-cell table:formula="of:=(2*PI( )*[.C187]*[.C187]*[.A187]) / (POWER([.E187];5) * (EXP( ([.A187]*[.C187])/([.E187]*[.B187]*3653.20966006719) )  -1))" office:value-type="float" office:value="2300833270279.44" calcext:value-type="float">
            <text:p>2300833270279.44</text:p>
          </table:table-cell>
          <table:table-cell table:formula="of:=(2*PI( )*[.C187]*[.C187]*[.A187]) / (POWER([.E187];5) * (EXP( ([.A187]*[.C187])/([.E187]*[.B187]*3523.91077015782) )  -1))" office:value-type="float" office:value="2107326672404.25" calcext:value-type="float">
            <text:p>2107326672404.25</text:p>
          </table:table-cell>
          <table:table-cell table:formula="of:=(2*PI( )*[.C187]*[.C187]*[.A187]) / (POWER([.E187];5) * (EXP( ([.A187]*[.C187])/([.E187]*[.B187]*3496.76346007464) )  -1))" office:value-type="float" office:value="2067348133271.87" calcext:value-type="float">
            <text:p>2067348133271.87</text:p>
          </table:table-cell>
          <table:table-cell table:formula="of:=(2*PI( )*[.C187]*[.C187]*[.A187]) / (POWER([.E187];5) * (EXP( ([.A187]*[.C187])/([.E187]*[.B187]*3605.05658350185) )  -1))" office:value-type="float" office:value="2228183267157.7" calcext:value-type="float">
            <text:p>2228183267157.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8700" calcext:value-type="float">
            <text:p>18700</text:p>
          </table:table-cell>
          <table:table-cell table:formula="of:=[.D188]*POWER(10;-10)" office:value-type="float" office:value="0.00000187" calcext:value-type="float">
            <text:p>1.87E-06</text:p>
          </table:table-cell>
          <table:table-cell table:formula="of:=3.74192050507746E-016 / (POWER([.E188];5) * ((EXP( 1.9864748E-025 /([.E188]*1.381E-023 *3567.04712188114) )  -1)))" office:value-type="float" office:value="2141761020127.82" calcext:value-type="float">
            <text:p>2141761020127.82</text:p>
          </table:table-cell>
          <table:table-cell table:formula="of:=(2*PI( )*[.C188]*[.C188]*[.A188]) / (POWER([.E188];5) * (EXP( ([.A188]*[.C188])/([.E188]*[.B188]*3639.76900396354) )  -1))" office:value-type="float" office:value="2249016214995.49" calcext:value-type="float">
            <text:p>2249016214995.49</text:p>
          </table:table-cell>
          <table:table-cell table:formula="of:=(2*PI( )*[.C188]*[.C188]*[.A188]) / (POWER([.E188];5) * (EXP( ([.A188]*[.C188])/([.E188]*[.B188]*3607.08748252358) )  -1))" office:value-type="float" office:value="2200625955801.17" calcext:value-type="float">
            <text:p>2200625955801.17</text:p>
          </table:table-cell>
          <table:table-cell table:formula="of:=(2*PI( )*[.C188]*[.C188]*[.A188]) / (POWER([.E188];5) * (EXP( ([.A188]*[.C188])/([.E188]*[.B188]*3491.3099269129) )  -1))" office:value-type="float" office:value="2031723714724.94" calcext:value-type="float">
            <text:p>2031723714724.94</text:p>
          </table:table-cell>
          <table:table-cell table:formula="of:=(2*PI( )*[.C188]*[.C188]*[.A188]) / (POWER([.E188];5) * (EXP( ([.A188]*[.C188])/([.E188]*[.B188]*3603.83918136312) )  -1))" office:value-type="float" office:value="2195833083682.52" calcext:value-type="float">
            <text:p>2195833083682.52</text:p>
          </table:table-cell>
          <table:table-cell table:formula="of:=(2*PI( )*[.C188]*[.C188]*[.A188]) / (POWER([.E188];5) * (EXP( ([.A188]*[.C188])/([.E188]*[.B188]*5529.53658708751) )  -1))" office:value-type="float" office:value="5419802585312.66" calcext:value-type="float">
            <text:p>5419802585312.66</text:p>
          </table:table-cell>
          <table:table-cell table:formula="of:=(2*PI( )*[.C188]*[.C188]*[.A188]) / (POWER([.E188];5) * (EXP( ([.A188]*[.C188])/([.E188]*[.B188]*3545.8658661559) )  -1))" office:value-type="float" office:value="2110812772782.76" calcext:value-type="float">
            <text:p>2110812772782.76</text:p>
          </table:table-cell>
          <table:table-cell table:formula="of:=(2*PI( )*[.C188]*[.C188]*[.A188]) / (POWER([.E188];5) * (EXP( ([.A188]*[.C188])/([.E188]*[.B188]*3909.75687519039) )  -1))" office:value-type="float" office:value="2659830290285.69" calcext:value-type="float">
            <text:p>2659830290285.69</text:p>
          </table:table-cell>
          <table:table-cell table:formula="of:=(2*PI( )*[.C188]*[.C188]*[.A188]) / (POWER([.E188];5) * (EXP( ([.A188]*[.C188])/([.E188]*[.B188]*3653.20966006719) )  -1))" office:value-type="float" office:value="2269005428145.03" calcext:value-type="float">
            <text:p>2269005428145.03</text:p>
          </table:table-cell>
          <table:table-cell table:formula="of:=(2*PI( )*[.C188]*[.C188]*[.A188]) / (POWER([.E188];5) * (EXP( ([.A188]*[.C188])/([.E188]*[.B188]*3523.91077015782) )  -1))" office:value-type="float" office:value="2078875814392.64" calcext:value-type="float">
            <text:p>2078875814392.64</text:p>
          </table:table-cell>
          <table:table-cell table:formula="of:=(2*PI( )*[.C188]*[.C188]*[.A188]) / (POWER([.E188];5) * (EXP( ([.A188]*[.C188])/([.E188]*[.B188]*3496.76346007464) )  -1))" office:value-type="float" office:value="2039588655566.1" calcext:value-type="float">
            <text:p>2039588655566.1</text:p>
          </table:table-cell>
          <table:table-cell table:formula="of:=(2*PI( )*[.C188]*[.C188]*[.A188]) / (POWER([.E188];5) * (EXP( ([.A188]*[.C188])/([.E188]*[.B188]*3605.05658350185) )  -1))" office:value-type="float" office:value="2197629004409.16" calcext:value-type="float">
            <text:p>2197629004409.1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8800" calcext:value-type="float">
            <text:p>18800</text:p>
          </table:table-cell>
          <table:table-cell table:formula="of:=[.D189]*POWER(10;-10)" office:value-type="float" office:value="0.00000188" calcext:value-type="float">
            <text:p>1.88E-06</text:p>
          </table:table-cell>
          <table:table-cell table:formula="of:=3.74192050507746E-016 / (POWER([.E189];5) * ((EXP( 1.9864748E-025 /([.E189]*1.381E-023 *3567.04712188114) )  -1)))" office:value-type="float" office:value="2112650270242.19" calcext:value-type="float">
            <text:p>2112650270242.19</text:p>
          </table:table-cell>
          <table:table-cell table:formula="of:=(2*PI( )*[.C189]*[.C189]*[.A189]) / (POWER([.E189];5) * (EXP( ([.A189]*[.C189])/([.E189]*[.B189]*3639.76900396354) )  -1))" office:value-type="float" office:value="2218036497316.57" calcext:value-type="float">
            <text:p>2218036497316.57</text:p>
          </table:table-cell>
          <table:table-cell table:formula="of:=(2*PI( )*[.C189]*[.C189]*[.A189]) / (POWER([.E189];5) * (EXP( ([.A189]*[.C189])/([.E189]*[.B189]*3607.08748252358) )  -1))" office:value-type="float" office:value="2170491303383.07" calcext:value-type="float">
            <text:p>2170491303383.07</text:p>
          </table:table-cell>
          <table:table-cell table:formula="of:=(2*PI( )*[.C189]*[.C189]*[.A189]) / (POWER([.E189];5) * (EXP( ([.A189]*[.C189])/([.E189]*[.B189]*3491.3099269129) )  -1))" office:value-type="float" office:value="2004514339741.53" calcext:value-type="float">
            <text:p>2004514339741.53</text:p>
          </table:table-cell>
          <table:table-cell table:formula="of:=(2*PI( )*[.C189]*[.C189]*[.A189]) / (POWER([.E189];5) * (EXP( ([.A189]*[.C189])/([.E189]*[.B189]*3603.83918136312) )  -1))" office:value-type="float" office:value="2165781968683.81" calcext:value-type="float">
            <text:p>2165781968683.81</text:p>
          </table:table-cell>
          <table:table-cell table:formula="of:=(2*PI( )*[.C189]*[.C189]*[.A189]) / (POWER([.E189];5) * (EXP( ([.A189]*[.C189])/([.E189]*[.B189]*5529.53658708751) )  -1))" office:value-type="float" office:value="5329487108682.06" calcext:value-type="float">
            <text:p>5329487108682.06</text:p>
          </table:table-cell>
          <table:table-cell table:formula="of:=(2*PI( )*[.C189]*[.C189]*[.A189]) / (POWER([.E189];5) * (EXP( ([.A189]*[.C189])/([.E189]*[.B189]*3545.8658661559) )  -1))" office:value-type="float" office:value="2082238485053.27" calcext:value-type="float">
            <text:p>2082238485053.27</text:p>
          </table:table-cell>
          <table:table-cell table:formula="of:=(2*PI( )*[.C189]*[.C189]*[.A189]) / (POWER([.E189];5) * (EXP( ([.A189]*[.C189])/([.E189]*[.B189]*3909.75687519039) )  -1))" office:value-type="float" office:value="2621566450583.84" calcext:value-type="float">
            <text:p>2621566450583.84</text:p>
          </table:table-cell>
          <table:table-cell table:formula="of:=(2*PI( )*[.C189]*[.C189]*[.A189]) / (POWER([.E189];5) * (EXP( ([.A189]*[.C189])/([.E189]*[.B189]*3653.20966006719) )  -1))" office:value-type="float" office:value="2237675767041.52" calcext:value-type="float">
            <text:p>2237675767041.52</text:p>
          </table:table-cell>
          <table:table-cell table:formula="of:=(2*PI( )*[.C189]*[.C189]*[.A189]) / (POWER([.E189];5) * (EXP( ([.A189]*[.C189])/([.E189]*[.B189]*3523.91077015782) )  -1))" office:value-type="float" office:value="2050853750505.14" calcext:value-type="float">
            <text:p>2050853750505.14</text:p>
          </table:table-cell>
          <table:table-cell table:formula="of:=(2*PI( )*[.C189]*[.C189]*[.A189]) / (POWER([.E189];5) * (EXP( ([.A189]*[.C189])/([.E189]*[.B189]*3496.76346007464) )  -1))" office:value-type="float" office:value="2012243945281.88" calcext:value-type="float">
            <text:p>2012243945281.88</text:p>
          </table:table-cell>
          <table:table-cell table:formula="of:=(2*PI( )*[.C189]*[.C189]*[.A189]) / (POWER([.E189];5) * (EXP( ([.A189]*[.C189])/([.E189]*[.B189]*3605.05658350185) )  -1))" office:value-type="float" office:value="2167546590871.75" calcext:value-type="float">
            <text:p>2167546590871.7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8900" calcext:value-type="float">
            <text:p>18900</text:p>
          </table:table-cell>
          <table:table-cell table:formula="of:=[.D190]*POWER(10;-10)" office:value-type="float" office:value="0.00000189" calcext:value-type="float">
            <text:p>1.89E-06</text:p>
          </table:table-cell>
          <table:table-cell table:formula="of:=3.74192050507746E-016 / (POWER([.E190];5) * ((EXP( 1.9864748E-025 /([.E190]*1.381E-023 *3567.04712188114) )  -1)))" office:value-type="float" office:value="2083984256435.72" calcext:value-type="float">
            <text:p>2083984256435.72</text:p>
          </table:table-cell>
          <table:table-cell table:formula="of:=(2*PI( )*[.C190]*[.C190]*[.A190]) / (POWER([.E190];5) * (EXP( ([.A190]*[.C190])/([.E190]*[.B190]*3639.76900396354) )  -1))" office:value-type="float" office:value="2187539916540.08" calcext:value-type="float">
            <text:p>2187539916540.08</text:p>
          </table:table-cell>
          <table:table-cell table:formula="of:=(2*PI( )*[.C190]*[.C190]*[.A190]) / (POWER([.E190];5) * (EXP( ([.A190]*[.C190])/([.E190]*[.B190]*3607.08748252358) )  -1))" office:value-type="float" office:value="2140822372246.89" calcext:value-type="float">
            <text:p>2140822372246.89</text:p>
          </table:table-cell>
          <table:table-cell table:formula="of:=(2*PI( )*[.C190]*[.C190]*[.A190]) / (POWER([.E190];5) * (EXP( ([.A190]*[.C190])/([.E190]*[.B190]*3491.3099269129) )  -1))" office:value-type="float" office:value="1977711088488.86" calcext:value-type="float">
            <text:p>1977711088488.86</text:p>
          </table:table-cell>
          <table:table-cell table:formula="of:=(2*PI( )*[.C190]*[.C190]*[.A190]) / (POWER([.E190];5) * (EXP( ([.A190]*[.C190])/([.E190]*[.B190]*3603.83918136312) )  -1))" office:value-type="float" office:value="2136194858014.3" calcext:value-type="float">
            <text:p>2136194858014.3</text:p>
          </table:table-cell>
          <table:table-cell table:formula="of:=(2*PI( )*[.C190]*[.C190]*[.A190]) / (POWER([.E190];5) * (EXP( ([.A190]*[.C190])/([.E190]*[.B190]*5529.53658708751) )  -1))" office:value-type="float" office:value="5240997165553.16" calcext:value-type="float">
            <text:p>5240997165553.16</text:p>
          </table:table-cell>
          <table:table-cell table:formula="of:=(2*PI( )*[.C190]*[.C190]*[.A190]) / (POWER([.E190];5) * (EXP( ([.A190]*[.C190])/([.E190]*[.B190]*3545.8658661559) )  -1))" office:value-type="float" office:value="2054097991034.2" calcext:value-type="float">
            <text:p>2054097991034.2</text:p>
          </table:table-cell>
          <table:table-cell table:formula="of:=(2*PI( )*[.C190]*[.C190]*[.A190]) / (POWER([.E190];5) * (EXP( ([.A190]*[.C190])/([.E190]*[.B190]*3909.75687519039) )  -1))" office:value-type="float" office:value="2583939031441.19" calcext:value-type="float">
            <text:p>2583939031441.19</text:p>
          </table:table-cell>
          <table:table-cell table:formula="of:=(2*PI( )*[.C190]*[.C190]*[.A190]) / (POWER([.E190];5) * (EXP( ([.A190]*[.C190])/([.E190]*[.B190]*3653.20966006719) )  -1))" office:value-type="float" office:value="2206836479229.29" calcext:value-type="float">
            <text:p>2206836479229.29</text:p>
          </table:table-cell>
          <table:table-cell table:formula="of:=(2*PI( )*[.C190]*[.C190]*[.A190]) / (POWER([.E190];5) * (EXP( ([.A190]*[.C190])/([.E190]*[.B190]*3523.91077015782) )  -1))" office:value-type="float" office:value="2023254255466.64" calcext:value-type="float">
            <text:p>2023254255466.64</text:p>
          </table:table-cell>
          <table:table-cell table:formula="of:=(2*PI( )*[.C190]*[.C190]*[.A190]) / (POWER([.E190];5) * (EXP( ([.A190]*[.C190])/([.E190]*[.B190]*3496.76346007464) )  -1))" office:value-type="float" office:value="1985308091052.39" calcext:value-type="float">
            <text:p>1985308091052.39</text:p>
          </table:table-cell>
          <table:table-cell table:formula="of:=(2*PI( )*[.C190]*[.C190]*[.A190]) / (POWER([.E190];5) * (EXP( ([.A190]*[.C190])/([.E190]*[.B190]*3605.05658350185) )  -1))" office:value-type="float" office:value="2137928824846.42" calcext:value-type="float">
            <text:p>2137928824846.4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9000" calcext:value-type="float">
            <text:p>19000</text:p>
          </table:table-cell>
          <table:table-cell table:formula="of:=[.D191]*POWER(10;-10)" office:value-type="float" office:value="0.0000019" calcext:value-type="float">
            <text:p>1.9E-06</text:p>
          </table:table-cell>
          <table:table-cell table:formula="of:=3.74192050507746E-016 / (POWER([.E191];5) * ((EXP( 1.9864748E-025 /([.E191]*1.381E-023 *3567.04712188114) )  -1)))" office:value-type="float" office:value="2055756300830.22" calcext:value-type="float">
            <text:p>2055756300830.22</text:p>
          </table:table-cell>
          <table:table-cell table:formula="of:=(2*PI( )*[.C191]*[.C191]*[.A191]) / (POWER([.E191];5) * (EXP( ([.A191]*[.C191])/([.E191]*[.B191]*3639.76900396354) )  -1))" office:value-type="float" office:value="2157518916868.3" calcext:value-type="float">
            <text:p>2157518916868.3</text:p>
          </table:table-cell>
          <table:table-cell table:formula="of:=(2*PI( )*[.C191]*[.C191]*[.A191]) / (POWER([.E191];5) * (EXP( ([.A191]*[.C191])/([.E191]*[.B191]*3607.08748252358) )  -1))" office:value-type="float" office:value="2111612006507.47" calcext:value-type="float">
            <text:p>2111612006507.47</text:p>
          </table:table-cell>
          <table:table-cell table:formula="of:=(2*PI( )*[.C191]*[.C191]*[.A191]) / (POWER([.E191];5) * (EXP( ([.A191]*[.C191])/([.E191]*[.B191]*3491.3099269129) )  -1))" office:value-type="float" office:value="1951308150732.77" calcext:value-type="float">
            <text:p>1951308150732.77</text:p>
          </table:table-cell>
          <table:table-cell table:formula="of:=(2*PI( )*[.C191]*[.C191]*[.A191]) / (POWER([.E191];5) * (EXP( ([.A191]*[.C191])/([.E191]*[.B191]*3603.83918136312) )  -1))" office:value-type="float" office:value="2107064635059.82" calcext:value-type="float">
            <text:p>2107064635059.82</text:p>
          </table:table-cell>
          <table:table-cell table:formula="of:=(2*PI( )*[.C191]*[.C191]*[.A191]) / (POWER([.E191];5) * (EXP( ([.A191]*[.C191])/([.E191]*[.B191]*5529.53658708751) )  -1))" office:value-type="float" office:value="5154290099041.2" calcext:value-type="float">
            <text:p>5154290099041.2</text:p>
          </table:table-cell>
          <table:table-cell table:formula="of:=(2*PI( )*[.C191]*[.C191]*[.A191]) / (POWER([.E191];5) * (EXP( ([.A191]*[.C191])/([.E191]*[.B191]*3545.8658661559) )  -1))" office:value-type="float" office:value="2026384860339.6" calcext:value-type="float">
            <text:p>2026384860339.6</text:p>
          </table:table-cell>
          <table:table-cell table:formula="of:=(2*PI( )*[.C191]*[.C191]*[.A191]) / (POWER([.E191];5) * (EXP( ([.A191]*[.C191])/([.E191]*[.B191]*3909.75687519039) )  -1))" office:value-type="float" office:value="2546936849519.71" calcext:value-type="float">
            <text:p>2546936849519.71</text:p>
          </table:table-cell>
          <table:table-cell table:formula="of:=(2*PI( )*[.C191]*[.C191]*[.A191]) / (POWER([.E191];5) * (EXP( ([.A191]*[.C191])/([.E191]*[.B191]*3653.20966006719) )  -1))" office:value-type="float" office:value="2176479841918.91" calcext:value-type="float">
            <text:p>2176479841918.91</text:p>
          </table:table-cell>
          <table:table-cell table:formula="of:=(2*PI( )*[.C191]*[.C191]*[.A191]) / (POWER([.E191];5) * (EXP( ([.A191]*[.C191])/([.E191]*[.B191]*3523.91077015782) )  -1))" office:value-type="float" office:value="1996071151470.6" calcext:value-type="float">
            <text:p>1996071151470.6</text:p>
          </table:table-cell>
          <table:table-cell table:formula="of:=(2*PI( )*[.C191]*[.C191]*[.A191]) / (POWER([.E191];5) * (EXP( ([.A191]*[.C191])/([.E191]*[.B191]*3496.76346007464) )  -1))" office:value-type="float" office:value="1958775221780.66" calcext:value-type="float">
            <text:p>1958775221780.66</text:p>
          </table:table-cell>
          <table:table-cell table:formula="of:=(2*PI( )*[.C191]*[.C191]*[.A191]) / (POWER([.E191];5) * (EXP( ([.A191]*[.C191])/([.E191]*[.B191]*3605.05658350185) )  -1))" office:value-type="float" office:value="2108768575011.13" calcext:value-type="float">
            <text:p>2108768575011.1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9100" calcext:value-type="float">
            <text:p>19100</text:p>
          </table:table-cell>
          <table:table-cell table:formula="of:=[.D192]*POWER(10;-10)" office:value-type="float" office:value="0.00000191" calcext:value-type="float">
            <text:p>1.91E-06</text:p>
          </table:table-cell>
          <table:table-cell table:formula="of:=3.74192050507746E-016 / (POWER([.E192];5) * ((EXP( 1.9864748E-025 /([.E192]*1.381E-023 *3567.04712188114) )  -1)))" office:value-type="float" office:value="2027959787342.43" calcext:value-type="float">
            <text:p>2027959787342.43</text:p>
          </table:table-cell>
          <table:table-cell table:formula="of:=(2*PI( )*[.C192]*[.C192]*[.A192]) / (POWER([.E192];5) * (EXP( ([.A192]*[.C192])/([.E192]*[.B192]*3639.76900396354) )  -1))" office:value-type="float" office:value="2127966025249.2" calcext:value-type="float">
            <text:p>2127966025249.2</text:p>
          </table:table-cell>
          <table:table-cell table:formula="of:=(2*PI( )*[.C192]*[.C192]*[.A192]) / (POWER([.E192];5) * (EXP( ([.A192]*[.C192])/([.E192]*[.B192]*3607.08748252358) )  -1))" office:value-type="float" office:value="2082853123412.52" calcext:value-type="float">
            <text:p>2082853123412.52</text:p>
          </table:table-cell>
          <table:table-cell table:formula="of:=(2*PI( )*[.C192]*[.C192]*[.A192]) / (POWER([.E192];5) * (EXP( ([.A192]*[.C192])/([.E192]*[.B192]*3491.3099269129) )  -1))" office:value-type="float" office:value="1925299757920.15" calcext:value-type="float">
            <text:p>1925299757920.15</text:p>
          </table:table-cell>
          <table:table-cell table:formula="of:=(2*PI( )*[.C192]*[.C192]*[.A192]) / (POWER([.E192];5) * (EXP( ([.A192]*[.C192])/([.E192]*[.B192]*3603.83918136312) )  -1))" office:value-type="float" office:value="2078384255401.19" calcext:value-type="float">
            <text:p>2078384255401.19</text:p>
          </table:table-cell>
          <table:table-cell table:formula="of:=(2*PI( )*[.C192]*[.C192]*[.A192]) / (POWER([.E192];5) * (EXP( ([.A192]*[.C192])/([.E192]*[.B192]*5529.53658708751) )  -1))" office:value-type="float" office:value="5069324359358.11" calcext:value-type="float">
            <text:p>5069324359358.11</text:p>
          </table:table-cell>
          <table:table-cell table:formula="of:=(2*PI( )*[.C192]*[.C192]*[.A192]) / (POWER([.E192];5) * (EXP( ([.A192]*[.C192])/([.E192]*[.B192]*3545.8658661559) )  -1))" office:value-type="float" office:value="1999092718577.3" calcext:value-type="float">
            <text:p>1999092718577.3</text:p>
          </table:table-cell>
          <table:table-cell table:formula="of:=(2*PI( )*[.C192]*[.C192]*[.A192]) / (POWER([.E192];5) * (EXP( ([.A192]*[.C192])/([.E192]*[.B192]*3909.75687519039) )  -1))" office:value-type="float" office:value="2510548895735.54" calcext:value-type="float">
            <text:p>2510548895735.54</text:p>
          </table:table-cell>
          <table:table-cell table:formula="of:=(2*PI( )*[.C192]*[.C192]*[.A192]) / (POWER([.E192];5) * (EXP( ([.A192]*[.C192])/([.E192]*[.B192]*3653.20966006719) )  -1))" office:value-type="float" office:value="2146598219113.2" calcext:value-type="float">
            <text:p>2146598219113.2</text:p>
          </table:table-cell>
          <table:table-cell table:formula="of:=(2*PI( )*[.C192]*[.C192]*[.A192]) / (POWER([.E192];5) * (EXP( ([.A192]*[.C192])/([.E192]*[.B192]*3523.91077015782) )  -1))" office:value-type="float" office:value="1969298310835.15" calcext:value-type="float">
            <text:p>1969298310835.15</text:p>
          </table:table-cell>
          <table:table-cell table:formula="of:=(2*PI( )*[.C192]*[.C192]*[.A192]) / (POWER([.E192];5) * (EXP( ([.A192]*[.C192])/([.E192]*[.B192]*3496.76346007464) )  -1))" office:value-type="float" office:value="1932639509440.56" calcext:value-type="float">
            <text:p>1932639509440.56</text:p>
          </table:table-cell>
          <table:table-cell table:formula="of:=(2*PI( )*[.C192]*[.C192]*[.A192]) / (POWER([.E192];5) * (EXP( ([.A192]*[.C192])/([.E192]*[.B192]*3605.05658350185) )  -1))" office:value-type="float" office:value="2080058782589.95" calcext:value-type="float">
            <text:p>2080058782589.9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9200" calcext:value-type="float">
            <text:p>19200</text:p>
          </table:table-cell>
          <table:table-cell table:formula="of:=[.D193]*POWER(10;-10)" office:value-type="float" office:value="0.00000192" calcext:value-type="float">
            <text:p>1.92E-06</text:p>
          </table:table-cell>
          <table:table-cell table:formula="of:=3.74192050507746E-016 / (POWER([.E193];5) * ((EXP( 1.9864748E-025 /([.E193]*1.381E-023 *3567.04712188114) )  -1)))" office:value-type="float" office:value="2000588163856.84" calcext:value-type="float">
            <text:p>2000588163856.84</text:p>
          </table:table-cell>
          <table:table-cell table:formula="of:=(2*PI( )*[.C193]*[.C193]*[.A193]) / (POWER([.E193];5) * (EXP( ([.A193]*[.C193])/([.E193]*[.B193]*3639.76900396354) )  -1))" office:value-type="float" office:value="2098873853083.86" calcext:value-type="float">
            <text:p>2098873853083.86</text:p>
          </table:table-cell>
          <table:table-cell table:formula="of:=(2*PI( )*[.C193]*[.C193]*[.A193]) / (POWER([.E193];5) * (EXP( ([.A193]*[.C193])/([.E193]*[.B193]*3607.08748252358) )  -1))" office:value-type="float" office:value="2054538715266.85" calcext:value-type="float">
            <text:p>2054538715266.85</text:p>
          </table:table-cell>
          <table:table-cell table:formula="of:=(2*PI( )*[.C193]*[.C193]*[.A193]) / (POWER([.E193];5) * (EXP( ([.A193]*[.C193])/([.E193]*[.B193]*3491.3099269129) )  -1))" office:value-type="float" office:value="1899680185770.44" calcext:value-type="float">
            <text:p>1899680185770.44</text:p>
          </table:table-cell>
          <table:table-cell table:formula="of:=(2*PI( )*[.C193]*[.C193]*[.A193]) / (POWER([.E193];5) * (EXP( ([.A193]*[.C193])/([.E193]*[.B193]*3603.83918136312) )  -1))" office:value-type="float" office:value="2050146748759.34" calcext:value-type="float">
            <text:p>2050146748759.34</text:p>
          </table:table-cell>
          <table:table-cell table:formula="of:=(2*PI( )*[.C193]*[.C193]*[.A193]) / (POWER([.E193];5) * (EXP( ([.A193]*[.C193])/([.E193]*[.B193]*5529.53658708751) )  -1))" office:value-type="float" office:value="4986059473214.61" calcext:value-type="float">
            <text:p>4986059473214.61</text:p>
          </table:table-cell>
          <table:table-cell table:formula="of:=(2*PI( )*[.C193]*[.C193]*[.A193]) / (POWER([.E193];5) * (EXP( ([.A193]*[.C193])/([.E193]*[.B193]*3545.8658661559) )  -1))" office:value-type="float" office:value="1972215249645.54" calcext:value-type="float">
            <text:p>1972215249645.54</text:p>
          </table:table-cell>
          <table:table-cell table:formula="of:=(2*PI( )*[.C193]*[.C193]*[.A193]) / (POWER([.E193];5) * (EXP( ([.A193]*[.C193])/([.E193]*[.B193]*3909.75687519039) )  -1))" office:value-type="float" office:value="2474764334693.78" calcext:value-type="float">
            <text:p>2474764334693.78</text:p>
          </table:table-cell>
          <table:table-cell table:formula="of:=(2*PI( )*[.C193]*[.C193]*[.A193]) / (POWER([.E193];5) * (EXP( ([.A193]*[.C193])/([.E193]*[.B193]*3653.20966006719) )  -1))" office:value-type="float" office:value="2117184063221.77" calcext:value-type="float">
            <text:p>2117184063221.77</text:p>
          </table:table-cell>
          <table:table-cell table:formula="of:=(2*PI( )*[.C193]*[.C193]*[.A193]) / (POWER([.E193];5) * (EXP( ([.A193]*[.C193])/([.E193]*[.B193]*3523.91077015782) )  -1))" office:value-type="float" office:value="1942929658422.6" calcext:value-type="float">
            <text:p>1942929658422.6</text:p>
          </table:table-cell>
          <table:table-cell table:formula="of:=(2*PI( )*[.C193]*[.C193]*[.A193]) / (POWER([.E193];5) * (EXP( ([.A193]*[.C193])/([.E193]*[.B193]*3496.76346007464) )  -1))" office:value-type="float" office:value="1906895171640.52" calcext:value-type="float">
            <text:p>1906895171640.52</text:p>
          </table:table-cell>
          <table:table-cell table:formula="of:=(2*PI( )*[.C193]*[.C193]*[.A193]) / (POWER([.E193];5) * (EXP( ([.A193]*[.C193])/([.E193]*[.B193]*3605.05658350185) )  -1))" office:value-type="float" office:value="2051792463290.35" calcext:value-type="float">
            <text:p>2051792463290.3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9300" calcext:value-type="float">
            <text:p>19300</text:p>
          </table:table-cell>
          <table:table-cell table:formula="of:=[.D194]*POWER(10;-10)" office:value-type="float" office:value="0.00000193" calcext:value-type="float">
            <text:p>1.93E-06</text:p>
          </table:table-cell>
          <table:table-cell table:formula="of:=3.74192050507746E-016 / (POWER([.E194];5) * ((EXP( 1.9864748E-025 /([.E194]*1.381E-023 *3567.04712188114) )  -1)))" office:value-type="float" office:value="1973634944178.42" calcext:value-type="float">
            <text:p>1973634944178.42</text:p>
          </table:table-cell>
          <table:table-cell table:formula="of:=(2*PI( )*[.C194]*[.C194]*[.A194]) / (POWER([.E194];5) * (EXP( ([.A194]*[.C194])/([.E194]*[.B194]*3639.76900396354) )  -1))" office:value-type="float" office:value="2070235097719.8" calcext:value-type="float">
            <text:p>2070235097719.8</text:p>
          </table:table-cell>
          <table:table-cell table:formula="of:=(2*PI( )*[.C194]*[.C194]*[.A194]) / (POWER([.E194];5) * (EXP( ([.A194]*[.C194])/([.E194]*[.B194]*3607.08748252358) )  -1))" office:value-type="float" office:value="2026661851139.56" calcext:value-type="float">
            <text:p>2026661851139.56</text:p>
          </table:table-cell>
          <table:table-cell table:formula="of:=(2*PI( )*[.C194]*[.C194]*[.A194]) / (POWER([.E194];5) * (EXP( ([.A194]*[.C194])/([.E194]*[.B194]*3491.3099269129) )  -1))" office:value-type="float" office:value="1874443756643.6" calcext:value-type="float">
            <text:p>1874443756643.6</text:p>
          </table:table-cell>
          <table:table-cell table:formula="of:=(2*PI( )*[.C194]*[.C194]*[.A194]) / (POWER([.E194];5) * (EXP( ([.A194]*[.C194])/([.E194]*[.B194]*3603.83918136312) )  -1))" office:value-type="float" office:value="2022345220723.11" calcext:value-type="float">
            <text:p>2022345220723.11</text:p>
          </table:table-cell>
          <table:table-cell table:formula="of:=(2*PI( )*[.C194]*[.C194]*[.A194]) / (POWER([.E194];5) * (EXP( ([.A194]*[.C194])/([.E194]*[.B194]*5529.53658708751) )  -1))" office:value-type="float" office:value="4904456014068.81" calcext:value-type="float">
            <text:p>4904456014068.81</text:p>
          </table:table-cell>
          <table:table-cell table:formula="of:=(2*PI( )*[.C194]*[.C194]*[.A194]) / (POWER([.E194];5) * (EXP( ([.A194]*[.C194])/([.E194]*[.B194]*3545.8658661559) )  -1))" office:value-type="float" office:value="1945746197808.34" calcext:value-type="float">
            <text:p>1945746197808.34</text:p>
          </table:table-cell>
          <table:table-cell table:formula="of:=(2*PI( )*[.C194]*[.C194]*[.A194]) / (POWER([.E194];5) * (EXP( ([.A194]*[.C194])/([.E194]*[.B194]*3909.75687519039) )  -1))" office:value-type="float" office:value="2439572503954.01" calcext:value-type="float">
            <text:p>2439572503954.01</text:p>
          </table:table-cell>
          <table:table-cell table:formula="of:=(2*PI( )*[.C194]*[.C194]*[.A194]) / (POWER([.E194];5) * (EXP( ([.A194]*[.C194])/([.E194]*[.B194]*3653.20966006719) )  -1))" office:value-type="float" office:value="2088229916462.96" calcext:value-type="float">
            <text:p>2088229916462.96</text:p>
          </table:table-cell>
          <table:table-cell table:formula="of:=(2*PI( )*[.C194]*[.C194]*[.A194]) / (POWER([.E194];5) * (EXP( ([.A194]*[.C194])/([.E194]*[.B194]*3523.91077015782) )  -1))" office:value-type="float" office:value="1916959173836.56" calcext:value-type="float">
            <text:p>1916959173836.56</text:p>
          </table:table-cell>
          <table:table-cell table:formula="of:=(2*PI( )*[.C194]*[.C194]*[.A194]) / (POWER([.E194];5) * (EXP( ([.A194]*[.C194])/([.E194]*[.B194]*3496.76346007464) )  -1))" office:value-type="float" office:value="1881536473963.6" calcext:value-type="float">
            <text:p>1881536473963.6</text:p>
          </table:table-cell>
          <table:table-cell table:formula="of:=(2*PI( )*[.C194]*[.C194]*[.A194]) / (POWER([.E194];5) * (EXP( ([.A194]*[.C194])/([.E194]*[.B194]*3605.05658350185) )  -1))" office:value-type="float" office:value="2023962709023.35" calcext:value-type="float">
            <text:p>2023962709023.3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9400" calcext:value-type="float">
            <text:p>19400</text:p>
          </table:table-cell>
          <table:table-cell table:formula="of:=[.D195]*POWER(10;-10)" office:value-type="float" office:value="0.00000194" calcext:value-type="float">
            <text:p>1.94E-06</text:p>
          </table:table-cell>
          <table:table-cell table:formula="of:=3.74192050507746E-016 / (POWER([.E195];5) * ((EXP( 1.9864748E-025 /([.E195]*1.381E-023 *3567.04712188114) )  -1)))" office:value-type="float" office:value="1947093709778.92" calcext:value-type="float">
            <text:p>1947093709778.92</text:p>
          </table:table-cell>
          <table:table-cell table:formula="of:=(2*PI( )*[.C195]*[.C195]*[.A195]) / (POWER([.E195];5) * (EXP( ([.A195]*[.C195])/([.E195]*[.B195]*3639.76900396354) )  -1))" office:value-type="float" office:value="2042042543744.2" calcext:value-type="float">
            <text:p>2042042543744.2</text:p>
          </table:table-cell>
          <table:table-cell table:formula="of:=(2*PI( )*[.C195]*[.C195]*[.A195]) / (POWER([.E195];5) * (EXP( ([.A195]*[.C195])/([.E195]*[.B195]*3607.08748252358) )  -1))" office:value-type="float" office:value="1999215678368" calcext:value-type="float">
            <text:p>1999215678368</text:p>
          </table:table-cell>
          <table:table-cell table:formula="of:=(2*PI( )*[.C195]*[.C195]*[.A195]) / (POWER([.E195];5) * (EXP( ([.A195]*[.C195])/([.E195]*[.B195]*3491.3099269129) )  -1))" office:value-type="float" office:value="1849584841697.33" calcext:value-type="float">
            <text:p>1849584841697.33</text:p>
          </table:table-cell>
          <table:table-cell table:formula="of:=(2*PI( )*[.C195]*[.C195]*[.A195]) / (POWER([.E195];5) * (EXP( ([.A195]*[.C195])/([.E195]*[.B195]*3603.83918136312) )  -1))" office:value-type="float" office:value="1994972854273.45" calcext:value-type="float">
            <text:p>1994972854273.45</text:p>
          </table:table-cell>
          <table:table-cell table:formula="of:=(2*PI( )*[.C195]*[.C195]*[.A195]) / (POWER([.E195];5) * (EXP( ([.A195]*[.C195])/([.E195]*[.B195]*5529.53658708751) )  -1))" office:value-type="float" office:value="4824475573201.2" calcext:value-type="float">
            <text:p>4824475573201.2</text:p>
          </table:table-cell>
          <table:table-cell table:formula="of:=(2*PI( )*[.C195]*[.C195]*[.A195]) / (POWER([.E195];5) * (EXP( ([.A195]*[.C195])/([.E195]*[.B195]*3545.8658661559) )  -1))" office:value-type="float" office:value="1919679369562.95" calcext:value-type="float">
            <text:p>1919679369562.95</text:p>
          </table:table-cell>
          <table:table-cell table:formula="of:=(2*PI( )*[.C195]*[.C195]*[.A195]) / (POWER([.E195];5) * (EXP( ([.A195]*[.C195])/([.E195]*[.B195]*3909.75687519039) )  -1))" office:value-type="float" office:value="2404962913140.7" calcext:value-type="float">
            <text:p>2404962913140.7</text:p>
          </table:table-cell>
          <table:table-cell table:formula="of:=(2*PI( )*[.C195]*[.C195]*[.A195]) / (POWER([.E195];5) * (EXP( ([.A195]*[.C195])/([.E195]*[.B195]*3653.20966006719) )  -1))" office:value-type="float" office:value="2059728412067.04" calcext:value-type="float">
            <text:p>2059728412067.04</text:p>
          </table:table-cell>
          <table:table-cell table:formula="of:=(2*PI( )*[.C195]*[.C195]*[.A195]) / (POWER([.E195];5) * (EXP( ([.A195]*[.C195])/([.E195]*[.B195]*3523.91077015782) )  -1))" office:value-type="float" office:value="1891380893409.87" calcext:value-type="float">
            <text:p>1891380893409.87</text:p>
          </table:table-cell>
          <table:table-cell table:formula="of:=(2*PI( )*[.C195]*[.C195]*[.A195]) / (POWER([.E195];5) * (EXP( ([.A195]*[.C195])/([.E195]*[.B195]*3496.76346007464) )  -1))" office:value-type="float" office:value="1856557732097.33" calcext:value-type="float">
            <text:p>1856557732097.33</text:p>
          </table:table-cell>
          <table:table-cell table:formula="of:=(2*PI( )*[.C195]*[.C195]*[.A195]) / (POWER([.E195];5) * (EXP( ([.A195]*[.C195])/([.E195]*[.B195]*3605.05658350185) )  -1))" office:value-type="float" office:value="1996562689420.08" calcext:value-type="float">
            <text:p>1996562689420.0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9500" calcext:value-type="float">
            <text:p>19500</text:p>
          </table:table-cell>
          <table:table-cell table:formula="of:=[.D196]*POWER(10;-10)" office:value-type="float" office:value="0.00000195" calcext:value-type="float">
            <text:p>1.95E-06</text:p>
          </table:table-cell>
          <table:table-cell table:formula="of:=3.74192050507746E-016 / (POWER([.E196];5) * ((EXP( 1.9864748E-025 /([.E196]*1.381E-023 *3567.04712188114) )  -1)))" office:value-type="float" office:value="1920958111349.51" calcext:value-type="float">
            <text:p>1920958111349.51</text:p>
          </table:table-cell>
          <table:table-cell table:formula="of:=(2*PI( )*[.C196]*[.C196]*[.A196]) / (POWER([.E196];5) * (EXP( ([.A196]*[.C196])/([.E196]*[.B196]*3639.76900396354) )  -1))" office:value-type="float" office:value="2014289064090.11" calcext:value-type="float">
            <text:p>2014289064090.11</text:p>
          </table:table-cell>
          <table:table-cell table:formula="of:=(2*PI( )*[.C196]*[.C196]*[.A196]) / (POWER([.E196];5) * (EXP( ([.A196]*[.C196])/([.E196]*[.B196]*3607.08748252358) )  -1))" office:value-type="float" office:value="1972193423871.31" calcext:value-type="float">
            <text:p>1972193423871.31</text:p>
          </table:table-cell>
          <table:table-cell table:formula="of:=(2*PI( )*[.C196]*[.C196]*[.A196]) / (POWER([.E196];5) * (EXP( ([.A196]*[.C196])/([.E196]*[.B196]*3491.3099269129) )  -1))" office:value-type="float" office:value="1825097862846.42" calcext:value-type="float">
            <text:p>1825097862846.42</text:p>
          </table:table-cell>
          <table:table-cell table:formula="of:=(2*PI( )*[.C196]*[.C196]*[.A196]) / (POWER([.E196];5) * (EXP( ([.A196]*[.C196])/([.E196]*[.B196]*3603.83918136312) )  -1))" office:value-type="float" office:value="1968022911117.07" calcext:value-type="float">
            <text:p>1968022911117.07</text:p>
          </table:table-cell>
          <table:table-cell table:formula="of:=(2*PI( )*[.C196]*[.C196]*[.A196]) / (POWER([.E196];5) * (EXP( ([.A196]*[.C196])/([.E196]*[.B196]*5529.53658708751) )  -1))" office:value-type="float" office:value="4746080731595.78" calcext:value-type="float">
            <text:p>4746080731595.78</text:p>
          </table:table-cell>
          <table:table-cell table:formula="of:=(2*PI( )*[.C196]*[.C196]*[.A196]) / (POWER([.E196];5) * (EXP( ([.A196]*[.C196])/([.E196]*[.B196]*3545.8658661559) )  -1))" office:value-type="float" office:value="1894008635312.19" calcext:value-type="float">
            <text:p>1894008635312.19</text:p>
          </table:table-cell>
          <table:table-cell table:formula="of:=(2*PI( )*[.C196]*[.C196]*[.A196]) / (POWER([.E196];5) * (EXP( ([.A196]*[.C196])/([.E196]*[.B196]*3909.75687519039) )  -1))" office:value-type="float" office:value="2370925242911.91" calcext:value-type="float">
            <text:p>2370925242911.91</text:p>
          </table:table-cell>
          <table:table-cell table:formula="of:=(2*PI( )*[.C196]*[.C196]*[.A196]) / (POWER([.E196];5) * (EXP( ([.A196]*[.C196])/([.E196]*[.B196]*3653.20966006719) )  -1))" office:value-type="float" office:value="2031672275293.82" calcext:value-type="float">
            <text:p>2031672275293.82</text:p>
          </table:table-cell>
          <table:table-cell table:formula="of:=(2*PI( )*[.C196]*[.C196]*[.A196]) / (POWER([.E196];5) * (EXP( ([.A196]*[.C196])/([.E196]*[.B196]*3523.91077015782) )  -1))" office:value-type="float" office:value="1866188911996.15" calcext:value-type="float">
            <text:p>1866188911996.15</text:p>
          </table:table-cell>
          <table:table-cell table:formula="of:=(2*PI( )*[.C196]*[.C196]*[.A196]) / (POWER([.E196];5) * (EXP( ([.A196]*[.C196])/([.E196]*[.B196]*3496.76346007464) )  -1))" office:value-type="float" office:value="1831953313765.63" calcext:value-type="float">
            <text:p>1831953313765.63</text:p>
          </table:table-cell>
          <table:table-cell table:formula="of:=(2*PI( )*[.C196]*[.C196]*[.A196]) / (POWER([.E196];5) * (EXP( ([.A196]*[.C196])/([.E196]*[.B196]*3605.05658350185) )  -1))" office:value-type="float" office:value="1969585653157.94" calcext:value-type="float">
            <text:p>1969585653157.9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9600" calcext:value-type="float">
            <text:p>19600</text:p>
          </table:table-cell>
          <table:table-cell table:formula="of:=[.D197]*POWER(10;-10)" office:value-type="float" office:value="0.00000196" calcext:value-type="float">
            <text:p>1.96E-06</text:p>
          </table:table-cell>
          <table:table-cell table:formula="of:=3.74192050507746E-016 / (POWER([.E197];5) * ((EXP( 1.9864748E-025 /([.E197]*1.381E-023 *3567.04712188114) )  -1)))" office:value-type="float" office:value="1895221870171.89" calcext:value-type="float">
            <text:p>1895221870171.89</text:p>
          </table:table-cell>
          <table:table-cell table:formula="of:=(2*PI( )*[.C197]*[.C197]*[.A197]) / (POWER([.E197];5) * (EXP( ([.A197]*[.C197])/([.E197]*[.B197]*3639.76900396354) )  -1))" office:value-type="float" office:value="1986967620967.93" calcext:value-type="float">
            <text:p>1986967620967.93</text:p>
          </table:table-cell>
          <table:table-cell table:formula="of:=(2*PI( )*[.C197]*[.C197]*[.A197]) / (POWER([.E197];5) * (EXP( ([.A197]*[.C197])/([.E197]*[.B197]*3607.08748252358) )  -1))" office:value-type="float" office:value="1945588395286.12" calcext:value-type="float">
            <text:p>1945588395286.12</text:p>
          </table:table-cell>
          <table:table-cell table:formula="of:=(2*PI( )*[.C197]*[.C197]*[.A197]) / (POWER([.E197];5) * (EXP( ([.A197]*[.C197])/([.E197]*[.B197]*3491.3099269129) )  -1))" office:value-type="float" office:value="1800977294535.68" calcext:value-type="float">
            <text:p>1800977294535.68</text:p>
          </table:table-cell>
          <table:table-cell table:formula="of:=(2*PI( )*[.C197]*[.C197]*[.A197]) / (POWER([.E197];5) * (EXP( ([.A197]*[.C197])/([.E197]*[.B197]*3603.83918136312) )  -1))" office:value-type="float" office:value="1941488732841.76" calcext:value-type="float">
            <text:p>1941488732841.76</text:p>
          </table:table-cell>
          <table:table-cell table:formula="of:=(2*PI( )*[.C197]*[.C197]*[.A197]) / (POWER([.E197];5) * (EXP( ([.A197]*[.C197])/([.E197]*[.B197]*5529.53658708751) )  -1))" office:value-type="float" office:value="4669235032607.55" calcext:value-type="float">
            <text:p>4669235032607.55</text:p>
          </table:table-cell>
          <table:table-cell table:formula="of:=(2*PI( )*[.C197]*[.C197]*[.A197]) / (POWER([.E197];5) * (EXP( ([.A197]*[.C197])/([.E197]*[.B197]*3545.8658661559) )  -1))" office:value-type="float" office:value="1868727930853.77" calcext:value-type="float">
            <text:p>1868727930853.77</text:p>
          </table:table-cell>
          <table:table-cell table:formula="of:=(2*PI( )*[.C197]*[.C197]*[.A197]) / (POWER([.E197];5) * (EXP( ([.A197]*[.C197])/([.E197]*[.B197]*3909.75687519039) )  -1))" office:value-type="float" office:value="2337449343798.35" calcext:value-type="float">
            <text:p>2337449343798.35</text:p>
          </table:table-cell>
          <table:table-cell table:formula="of:=(2*PI( )*[.C197]*[.C197]*[.A197]) / (POWER([.E197];5) * (EXP( ([.A197]*[.C197])/([.E197]*[.B197]*3653.20966006719) )  -1))" office:value-type="float" office:value="2004054324277.19" calcext:value-type="float">
            <text:p>2004054324277.19</text:p>
          </table:table-cell>
          <table:table-cell table:formula="of:=(2*PI( )*[.C197]*[.C197]*[.A197]) / (POWER([.E197];5) * (EXP( ([.A197]*[.C197])/([.E197]*[.B197]*3523.91077015782) )  -1))" office:value-type="float" office:value="1841377384576.8" calcext:value-type="float">
            <text:p>1841377384576.8</text:p>
          </table:table-cell>
          <table:table-cell table:formula="of:=(2*PI( )*[.C197]*[.C197]*[.A197]) / (POWER([.E197];5) * (EXP( ([.A197]*[.C197])/([.E197]*[.B197]*3496.76346007464) )  -1))" office:value-type="float" office:value="1807717640474.82" calcext:value-type="float">
            <text:p>1807717640474.82</text:p>
          </table:table-cell>
          <table:table-cell table:formula="of:=(2*PI( )*[.C197]*[.C197]*[.A197]) / (POWER([.E197];5) * (EXP( ([.A197]*[.C197])/([.E197]*[.B197]*3605.05658350185) )  -1))" office:value-type="float" office:value="1943024929108.6" calcext:value-type="float">
            <text:p>1943024929108.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9700" calcext:value-type="float">
            <text:p>19700</text:p>
          </table:table-cell>
          <table:table-cell table:formula="of:=[.D198]*POWER(10;-10)" office:value-type="float" office:value="0.00000197" calcext:value-type="float">
            <text:p>1.97E-06</text:p>
          </table:table-cell>
          <table:table-cell table:formula="of:=3.74192050507746E-016 / (POWER([.E198];5) * ((EXP( 1.9864748E-025 /([.E198]*1.381E-023 *3567.04712188114) )  -1)))" office:value-type="float" office:value="1869878779319.52" calcext:value-type="float">
            <text:p>1869878779319.52</text:p>
          </table:table-cell>
          <table:table-cell table:formula="of:=(2*PI( )*[.C198]*[.C198]*[.A198]) / (POWER([.E198];5) * (EXP( ([.A198]*[.C198])/([.E198]*[.B198]*3639.76900396354) )  -1))" office:value-type="float" office:value="1960071266633.98" calcext:value-type="float">
            <text:p>1960071266633.98</text:p>
          </table:table-cell>
          <table:table-cell table:formula="of:=(2*PI( )*[.C198]*[.C198]*[.A198]) / (POWER([.E198];5) * (EXP( ([.A198]*[.C198])/([.E198]*[.B198]*3607.08748252358) )  -1))" office:value-type="float" office:value="1919393981935.76" calcext:value-type="float">
            <text:p>1919393981935.76</text:p>
          </table:table-cell>
          <table:table-cell table:formula="of:=(2*PI( )*[.C198]*[.C198]*[.A198]) / (POWER([.E198];5) * (EXP( ([.A198]*[.C198])/([.E198]*[.B198]*3491.3099269129) )  -1))" office:value-type="float" office:value="1777217665337.85" calcext:value-type="float">
            <text:p>1777217665337.85</text:p>
          </table:table-cell>
          <table:table-cell table:formula="of:=(2*PI( )*[.C198]*[.C198]*[.A198]) / (POWER([.E198];5) * (EXP( ([.A198]*[.C198])/([.E198]*[.B198]*3603.83918136312) )  -1))" office:value-type="float" office:value="1915363741905.03" calcext:value-type="float">
            <text:p>1915363741905.03</text:p>
          </table:table-cell>
          <table:table-cell table:formula="of:=(2*PI( )*[.C198]*[.C198]*[.A198]) / (POWER([.E198];5) * (EXP( ([.A198]*[.C198])/([.E198]*[.B198]*5529.53658708751) )  -1))" office:value-type="float" office:value="4593902955396.49" calcext:value-type="float">
            <text:p>4593902955396.49</text:p>
          </table:table-cell>
          <table:table-cell table:formula="of:=(2*PI( )*[.C198]*[.C198]*[.A198]) / (POWER([.E198];5) * (EXP( ([.A198]*[.C198])/([.E198]*[.B198]*3545.8658661559) )  -1))" office:value-type="float" office:value="1843831258697.88" calcext:value-type="float">
            <text:p>1843831258697.88</text:p>
          </table:table-cell>
          <table:table-cell table:formula="of:=(2*PI( )*[.C198]*[.C198]*[.A198]) / (POWER([.E198];5) * (EXP( ([.A198]*[.C198])/([.E198]*[.B198]*3909.75687519039) )  -1))" office:value-type="float" office:value="2304525234924.71" calcext:value-type="float">
            <text:p>2304525234924.71</text:p>
          </table:table-cell>
          <table:table-cell table:formula="of:=(2*PI( )*[.C198]*[.C198]*[.A198]) / (POWER([.E198];5) * (EXP( ([.A198]*[.C198])/([.E198]*[.B198]*3653.20966006719) )  -1))" office:value-type="float" office:value="1976867470708.14" calcext:value-type="float">
            <text:p>1976867470708.14</text:p>
          </table:table-cell>
          <table:table-cell table:formula="of:=(2*PI( )*[.C198]*[.C198]*[.A198]) / (POWER([.E198];5) * (EXP( ([.A198]*[.C198])/([.E198]*[.B198]*3523.91077015782) )  -1))" office:value-type="float" office:value="1816940527694.82" calcext:value-type="float">
            <text:p>1816940527694.82</text:p>
          </table:table-cell>
          <table:table-cell table:formula="of:=(2*PI( )*[.C198]*[.C198]*[.A198]) / (POWER([.E198];5) * (EXP( ([.A198]*[.C198])/([.E198]*[.B198]*3496.76346007464) )  -1))" office:value-type="float" office:value="1783845189084.7" calcext:value-type="float">
            <text:p>1783845189084.7</text:p>
          </table:table-cell>
          <table:table-cell table:formula="of:=(2*PI( )*[.C198]*[.C198]*[.A198]) / (POWER([.E198];5) * (EXP( ([.A198]*[.C198])/([.E198]*[.B198]*3605.05658350185) )  -1))" office:value-type="float" office:value="1916873927319.3" calcext:value-type="float">
            <text:p>1916873927319.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9800" calcext:value-type="float">
            <text:p>19800</text:p>
          </table:table-cell>
          <table:table-cell table:formula="of:=[.D199]*POWER(10;-10)" office:value-type="float" office:value="0.00000198" calcext:value-type="float">
            <text:p>1.98E-06</text:p>
          </table:table-cell>
          <table:table-cell table:formula="of:=3.74192050507746E-016 / (POWER([.E199];5) * ((EXP( 1.9864748E-025 /([.E199]*1.381E-023 *3567.04712188114) )  -1)))" office:value-type="float" office:value="1844922704699.5" calcext:value-type="float">
            <text:p>1844922704699.5</text:p>
          </table:table-cell>
          <table:table-cell table:formula="of:=(2*PI( )*[.C199]*[.C199]*[.A199]) / (POWER([.E199];5) * (EXP( ([.A199]*[.C199])/([.E199]*[.B199]*3639.76900396354) )  -1))" office:value-type="float" office:value="1933593144007.09" calcext:value-type="float">
            <text:p>1933593144007.09</text:p>
          </table:table-cell>
          <table:table-cell table:formula="of:=(2*PI( )*[.C199]*[.C199]*[.A199]) / (POWER([.E199];5) * (EXP( ([.A199]*[.C199])/([.E199]*[.B199]*3607.08748252358) )  -1))" office:value-type="float" office:value="1893603655643.98" calcext:value-type="float">
            <text:p>1893603655643.98</text:p>
          </table:table-cell>
          <table:table-cell table:formula="of:=(2*PI( )*[.C199]*[.C199]*[.A199]) / (POWER([.E199];5) * (EXP( ([.A199]*[.C199])/([.E199]*[.B199]*3491.3099269129) )  -1))" office:value-type="float" office:value="1753813559386.96" calcext:value-type="float">
            <text:p>1753813559386.96</text:p>
          </table:table-cell>
          <table:table-cell table:formula="of:=(2*PI( )*[.C199]*[.C199]*[.A199]) / (POWER([.E199];5) * (EXP( ([.A199]*[.C199])/([.E199]*[.B199]*3603.83918136312) )  -1))" office:value-type="float" office:value="1889641442466.88" calcext:value-type="float">
            <text:p>1889641442466.88</text:p>
          </table:table-cell>
          <table:table-cell table:formula="of:=(2*PI( )*[.C199]*[.C199]*[.A199]) / (POWER([.E199];5) * (EXP( ([.A199]*[.C199])/([.E199]*[.B199]*5529.53658708751) )  -1))" office:value-type="float" office:value="4520049889108.78" calcext:value-type="float">
            <text:p>4520049889108.78</text:p>
          </table:table-cell>
          <table:table-cell table:formula="of:=(2*PI( )*[.C199]*[.C199]*[.A199]) / (POWER([.E199];5) * (EXP( ([.A199]*[.C199])/([.E199]*[.B199]*3545.8658661559) )  -1))" office:value-type="float" office:value="1819312689223.97" calcext:value-type="float">
            <text:p>1819312689223.97</text:p>
          </table:table-cell>
          <table:table-cell table:formula="of:=(2*PI( )*[.C199]*[.C199]*[.A199]) / (POWER([.E199];5) * (EXP( ([.A199]*[.C199])/([.E199]*[.B199]*3909.75687519039) )  -1))" office:value-type="float" office:value="2272143102623.81" calcext:value-type="float">
            <text:p>2272143102623.81</text:p>
          </table:table-cell>
          <table:table-cell table:formula="of:=(2*PI( )*[.C199]*[.C199]*[.A199]) / (POWER([.E199];5) * (EXP( ([.A199]*[.C199])/([.E199]*[.B199]*3653.20966006719) )  -1))" office:value-type="float" office:value="1950104720367.38" calcext:value-type="float">
            <text:p>1950104720367.38</text:p>
          </table:table-cell>
          <table:table-cell table:formula="of:=(2*PI( )*[.C199]*[.C199]*[.A199]) / (POWER([.E199];5) * (EXP( ([.A199]*[.C199])/([.E199]*[.B199]*3523.91077015782) )  -1))" office:value-type="float" office:value="1792872620726.21" calcext:value-type="float">
            <text:p>1792872620726.21</text:p>
          </table:table-cell>
          <table:table-cell table:formula="of:=(2*PI( )*[.C199]*[.C199]*[.A199]) / (POWER([.E199];5) * (EXP( ([.A199]*[.C199])/([.E199]*[.B199]*3496.76346007464) )  -1))" office:value-type="float" office:value="1760330493215.59" calcext:value-type="float">
            <text:p>1760330493215.59</text:p>
          </table:table-cell>
          <table:table-cell table:formula="of:=(2*PI( )*[.C199]*[.C199]*[.A199]) / (POWER([.E199];5) * (EXP( ([.A199]*[.C199])/([.E199]*[.B199]*3605.05658350185) )  -1))" office:value-type="float" office:value="1891126139838.57" calcext:value-type="float">
            <text:p>1891126139838.5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19900" calcext:value-type="float">
            <text:p>19900</text:p>
          </table:table-cell>
          <table:table-cell table:formula="of:=[.D200]*POWER(10;-10)" office:value-type="float" office:value="0.00000199" calcext:value-type="float">
            <text:p>1.99E-06</text:p>
          </table:table-cell>
          <table:table-cell table:formula="of:=3.74192050507746E-016 / (POWER([.E200];5) * ((EXP( 1.9864748E-025 /([.E200]*1.381E-023 *3567.04712188114) )  -1)))" office:value-type="float" office:value="1820347585945.69" calcext:value-type="float">
            <text:p>1820347585945.69</text:p>
          </table:table-cell>
          <table:table-cell table:formula="of:=(2*PI( )*[.C200]*[.C200]*[.A200]) / (POWER([.E200];5) * (EXP( ([.A200]*[.C200])/([.E200]*[.B200]*3639.76900396354) )  -1))" office:value-type="float" office:value="1907526487143.5" calcext:value-type="float">
            <text:p>1907526487143.5</text:p>
          </table:table-cell>
          <table:table-cell table:formula="of:=(2*PI( )*[.C200]*[.C200]*[.A200]) / (POWER([.E200];5) * (EXP( ([.A200]*[.C200])/([.E200]*[.B200]*3607.08748252358) )  -1))" office:value-type="float" office:value="1868210971403.59" calcext:value-type="float">
            <text:p>1868210971403.59</text:p>
          </table:table-cell>
          <table:table-cell table:formula="of:=(2*PI( )*[.C200]*[.C200]*[.A200]) / (POWER([.E200];5) * (EXP( ([.A200]*[.C200])/([.E200]*[.B200]*3491.3099269129) )  -1))" office:value-type="float" office:value="1730759617657.18" calcext:value-type="float">
            <text:p>1730759617657.18</text:p>
          </table:table-cell>
          <table:table-cell table:formula="of:=(2*PI( )*[.C200]*[.C200]*[.A200]) / (POWER([.E200];5) * (EXP( ([.A200]*[.C200])/([.E200]*[.B200]*3603.83918136312) )  -1))" office:value-type="float" office:value="1864315421077.18" calcext:value-type="float">
            <text:p>1864315421077.18</text:p>
          </table:table-cell>
          <table:table-cell table:formula="of:=(2*PI( )*[.C200]*[.C200]*[.A200]) / (POWER([.E200];5) * (EXP( ([.A200]*[.C200])/([.E200]*[.B200]*5529.53658708751) )  -1))" office:value-type="float" office:value="4447642107785.75" calcext:value-type="float">
            <text:p>4447642107785.75</text:p>
          </table:table-cell>
          <table:table-cell table:formula="of:=(2*PI( )*[.C200]*[.C200]*[.A200]) / (POWER([.E200];5) * (EXP( ([.A200]*[.C200])/([.E200]*[.B200]*3545.8658661559) )  -1))" office:value-type="float" office:value="1795166361686.73" calcext:value-type="float">
            <text:p>1795166361686.73</text:p>
          </table:table-cell>
          <table:table-cell table:formula="of:=(2*PI( )*[.C200]*[.C200]*[.A200]) / (POWER([.E200];5) * (EXP( ([.A200]*[.C200])/([.E200]*[.B200]*3909.75687519039) )  -1))" office:value-type="float" office:value="2240293298953.79" calcext:value-type="float">
            <text:p>2240293298953.79</text:p>
          </table:table-cell>
          <table:table-cell table:formula="of:=(2*PI( )*[.C200]*[.C200]*[.A200]) / (POWER([.E200];5) * (EXP( ([.A200]*[.C200])/([.E200]*[.B200]*3653.20966006719) )  -1))" office:value-type="float" office:value="1923759173517.95" calcext:value-type="float">
            <text:p>1923759173517.95</text:p>
          </table:table-cell>
          <table:table-cell table:formula="of:=(2*PI( )*[.C200]*[.C200]*[.A200]) / (POWER([.E200];5) * (EXP( ([.A200]*[.C200])/([.E200]*[.B200]*3523.91077015782) )  -1))" office:value-type="float" office:value="1769168006998.89" calcext:value-type="float">
            <text:p>1769168006998.89</text:p>
          </table:table-cell>
          <table:table-cell table:formula="of:=(2*PI( )*[.C200]*[.C200]*[.A200]) / (POWER([.E200];5) * (EXP( ([.A200]*[.C200])/([.E200]*[.B200]*3496.76346007464) )  -1))" office:value-type="float" office:value="1737168144501" calcext:value-type="float">
            <text:p>1737168144501</text:p>
          </table:table-cell>
          <table:table-cell table:formula="of:=(2*PI( )*[.C200]*[.C200]*[.A200]) / (POWER([.E200];5) * (EXP( ([.A200]*[.C200])/([.E200]*[.B200]*3605.05658350185) )  -1))" office:value-type="float" office:value="1865775141396.57" calcext:value-type="float">
            <text:p>1865775141396.5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0000" calcext:value-type="float">
            <text:p>20000</text:p>
          </table:table-cell>
          <table:table-cell table:formula="of:=[.D201]*POWER(10;-10)" office:value-type="float" office:value="0.000002" calcext:value-type="float">
            <text:p>2E-06</text:p>
          </table:table-cell>
          <table:table-cell table:formula="of:=3.74192050507746E-016 / (POWER([.E201];5) * ((EXP( 1.9864748E-025 /([.E201]*1.381E-023 *3567.04712188114) )  -1)))" office:value-type="float" office:value="1796147437172.42" calcext:value-type="float">
            <text:p>1796147437172.42</text:p>
          </table:table-cell>
          <table:table-cell table:formula="of:=(2*PI( )*[.C201]*[.C201]*[.A201]) / (POWER([.E201];5) * (EXP( ([.A201]*[.C201])/([.E201]*[.B201]*3639.76900396354) )  -1))" office:value-type="float" office:value="1881864621580.05" calcext:value-type="float">
            <text:p>1881864621580.05</text:p>
          </table:table-cell>
          <table:table-cell table:formula="of:=(2*PI( )*[.C201]*[.C201]*[.A201]) / (POWER([.E201];5) * (EXP( ([.A201]*[.C201])/([.E201]*[.B201]*3607.08748252358) )  -1))" office:value-type="float" office:value="1843209567909.69" calcext:value-type="float">
            <text:p>1843209567909.69</text:p>
          </table:table-cell>
          <table:table-cell table:formula="of:=(2*PI( )*[.C201]*[.C201]*[.A201]) / (POWER([.E201];5) * (EXP( ([.A201]*[.C201])/([.E201]*[.B201]*3491.3099269129) )  -1))" office:value-type="float" office:value="1708050539096.67" calcext:value-type="float">
            <text:p>1708050539096.67</text:p>
          </table:table-cell>
          <table:table-cell table:formula="of:=(2*PI( )*[.C201]*[.C201]*[.A201]) / (POWER([.E201];5) * (EXP( ([.A201]*[.C201])/([.E201]*[.B201]*3603.83918136312) )  -1))" office:value-type="float" office:value="1839379347227.31" calcext:value-type="float">
            <text:p>1839379347227.31</text:p>
          </table:table-cell>
          <table:table-cell table:formula="of:=(2*PI( )*[.C201]*[.C201]*[.A201]) / (POWER([.E201];5) * (EXP( ([.A201]*[.C201])/([.E201]*[.B201]*5529.53658708751) )  -1))" office:value-type="float" office:value="4376646745981.89" calcext:value-type="float">
            <text:p>4376646745981.89</text:p>
          </table:table-cell>
          <table:table-cell table:formula="of:=(2*PI( )*[.C201]*[.C201]*[.A201]) / (POWER([.E201];5) * (EXP( ([.A201]*[.C201])/([.E201]*[.B201]*3545.8658661559) )  -1))" office:value-type="float" office:value="1771386485081.11" calcext:value-type="float">
            <text:p>1771386485081.11</text:p>
          </table:table-cell>
          <table:table-cell table:formula="of:=(2*PI( )*[.C201]*[.C201]*[.A201]) / (POWER([.E201];5) * (EXP( ([.A201]*[.C201])/([.E201]*[.B201]*3909.75687519039) )  -1))" office:value-type="float" office:value="2208966340127.78" calcext:value-type="float">
            <text:p>2208966340127.78</text:p>
          </table:table-cell>
          <table:table-cell table:formula="of:=(2*PI( )*[.C201]*[.C201]*[.A201]) / (POWER([.E201];5) * (EXP( ([.A201]*[.C201])/([.E201]*[.B201]*3653.20966006719) )  -1))" office:value-type="float" office:value="1897824025167.53" calcext:value-type="float">
            <text:p>1897824025167.53</text:p>
          </table:table-cell>
          <table:table-cell table:formula="of:=(2*PI( )*[.C201]*[.C201]*[.A201]) / (POWER([.E201];5) * (EXP( ([.A201]*[.C201])/([.E201]*[.B201]*3523.91077015782) )  -1))" office:value-type="float" office:value="1745821094768.92" calcext:value-type="float">
            <text:p>1745821094768.92</text:p>
          </table:table-cell>
          <table:table-cell table:formula="of:=(2*PI( )*[.C201]*[.C201]*[.A201]) / (POWER([.E201];5) * (EXP( ([.A201]*[.C201])/([.E201]*[.B201]*3496.76346007464) )  -1))" office:value-type="float" office:value="1714352793695.77" calcext:value-type="float">
            <text:p>1714352793695.77</text:p>
          </table:table-cell>
          <table:table-cell table:formula="of:=(2*PI( )*[.C201]*[.C201]*[.A201]) / (POWER([.E201];5) * (EXP( ([.A201]*[.C201])/([.E201]*[.B201]*3605.05658350185) )  -1))" office:value-type="float" office:value="1840814589949.79" calcext:value-type="float">
            <text:p>1840814589949.7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0100" calcext:value-type="float">
            <text:p>20100</text:p>
          </table:table-cell>
          <table:table-cell table:formula="of:=[.D202]*POWER(10;-10)" office:value-type="float" office:value="0.00000201" calcext:value-type="float">
            <text:p>2.01E-06</text:p>
          </table:table-cell>
          <table:table-cell table:formula="of:=3.74192050507746E-016 / (POWER([.E202];5) * ((EXP( 1.9864748E-025 /([.E202]*1.381E-023 *3567.04712188114) )  -1)))" office:value-type="float" office:value="1772316347598.17" calcext:value-type="float">
            <text:p>1772316347598.17</text:p>
          </table:table-cell>
          <table:table-cell table:formula="of:=(2*PI( )*[.C202]*[.C202]*[.A202]) / (POWER([.E202];5) * (EXP( ([.A202]*[.C202])/([.E202]*[.B202]*3639.76900396354) )  -1))" office:value-type="float" office:value="1856600964554.67" calcext:value-type="float">
            <text:p>1856600964554.67</text:p>
          </table:table-cell>
          <table:table-cell table:formula="of:=(2*PI( )*[.C202]*[.C202]*[.A202]) / (POWER([.E202];5) * (EXP( ([.A202]*[.C202])/([.E202]*[.B202]*3607.08748252358) )  -1))" office:value-type="float" office:value="1818593167966.65" calcext:value-type="float">
            <text:p>1818593167966.65</text:p>
          </table:table-cell>
          <table:table-cell table:formula="of:=(2*PI( )*[.C202]*[.C202]*[.A202]) / (POWER([.E202];5) * (EXP( ([.A202]*[.C202])/([.E202]*[.B202]*3491.3099269129) )  -1))" office:value-type="float" office:value="1685681081625.33" calcext:value-type="float">
            <text:p>1685681081625.33</text:p>
          </table:table-cell>
          <table:table-cell table:formula="of:=(2*PI( )*[.C202]*[.C202]*[.A202]) / (POWER([.E202];5) * (EXP( ([.A202]*[.C202])/([.E202]*[.B202]*3603.83918136312) )  -1))" office:value-type="float" office:value="1814826973775.15" calcext:value-type="float">
            <text:p>1814826973775.15</text:p>
          </table:table-cell>
          <table:table-cell table:formula="of:=(2*PI( )*[.C202]*[.C202]*[.A202]) / (POWER([.E202];5) * (EXP( ([.A202]*[.C202])/([.E202]*[.B202]*5529.53658708751) )  -1))" office:value-type="float" office:value="4307031775073.1" calcext:value-type="float">
            <text:p>4307031775073.1</text:p>
          </table:table-cell>
          <table:table-cell table:formula="of:=(2*PI( )*[.C202]*[.C202]*[.A202]) / (POWER([.E202];5) * (EXP( ([.A202]*[.C202])/([.E202]*[.B202]*3545.8658661559) )  -1))" office:value-type="float" office:value="1747967338875.24" calcext:value-type="float">
            <text:p>1747967338875.24</text:p>
          </table:table-cell>
          <table:table-cell table:formula="of:=(2*PI( )*[.C202]*[.C202]*[.A202]) / (POWER([.E202];5) * (EXP( ([.A202]*[.C202])/([.E202]*[.B202]*3909.75687519039) )  -1))" office:value-type="float" office:value="2178152904864.91" calcext:value-type="float">
            <text:p>2178152904864.91</text:p>
          </table:table-cell>
          <table:table-cell table:formula="of:=(2*PI( )*[.C202]*[.C202]*[.A202]) / (POWER([.E202];5) * (EXP( ([.A202]*[.C202])/([.E202]*[.B202]*3653.20966006719) )  -1))" office:value-type="float" office:value="1872292565209.79" calcext:value-type="float">
            <text:p>1872292565209.79</text:p>
          </table:table-cell>
          <table:table-cell table:formula="of:=(2*PI( )*[.C202]*[.C202]*[.A202]) / (POWER([.E202];5) * (EXP( ([.A202]*[.C202])/([.E202]*[.B202]*3523.91077015782) )  -1))" office:value-type="float" office:value="1722826358062.94" calcext:value-type="float">
            <text:p>1722826358062.94</text:p>
          </table:table-cell>
          <table:table-cell table:formula="of:=(2*PI( )*[.C202]*[.C202]*[.A202]) / (POWER([.E202];5) * (EXP( ([.A202]*[.C202])/([.E202]*[.B202]*3496.76346007464) )  -1))" office:value-type="float" office:value="1691879151648.45" calcext:value-type="float">
            <text:p>1691879151648.45</text:p>
          </table:table-cell>
          <table:table-cell table:formula="of:=(2*PI( )*[.C202]*[.C202]*[.A202]) / (POWER([.E202];5) * (EXP( ([.A202]*[.C202])/([.E202]*[.B202]*3605.05658350185) )  -1))" office:value-type="float" office:value="1816238227099.4" calcext:value-type="float">
            <text:p>1816238227099.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0200" calcext:value-type="float">
            <text:p>20200</text:p>
          </table:table-cell>
          <table:table-cell table:formula="of:=[.D203]*POWER(10;-10)" office:value-type="float" office:value="0.00000202" calcext:value-type="float">
            <text:p>2.02E-06</text:p>
          </table:table-cell>
          <table:table-cell table:formula="of:=3.74192050507746E-016 / (POWER([.E203];5) * ((EXP( 1.9864748E-025 /([.E203]*1.381E-023 *3567.04712188114) )  -1)))" office:value-type="float" office:value="1748848482047.69" calcext:value-type="float">
            <text:p>1748848482047.69</text:p>
          </table:table-cell>
          <table:table-cell table:formula="of:=(2*PI( )*[.C203]*[.C203]*[.A203]) / (POWER([.E203];5) * (EXP( ([.A203]*[.C203])/([.E203]*[.B203]*3639.76900396354) )  -1))" office:value-type="float" office:value="1831729025113.01" calcext:value-type="float">
            <text:p>1831729025113.01</text:p>
          </table:table-cell>
          <table:table-cell table:formula="of:=(2*PI( )*[.C203]*[.C203]*[.A203]) / (POWER([.E203];5) * (EXP( ([.A203]*[.C203])/([.E203]*[.B203]*3607.08748252358) )  -1))" office:value-type="float" office:value="1794355578777.58" calcext:value-type="float">
            <text:p>1794355578777.58</text:p>
          </table:table-cell>
          <table:table-cell table:formula="of:=(2*PI( )*[.C203]*[.C203]*[.A203]) / (POWER([.E203];5) * (EXP( ([.A203]*[.C203])/([.E203]*[.B203]*3491.3099269129) )  -1))" office:value-type="float" office:value="1663646063004.98" calcext:value-type="float">
            <text:p>1663646063004.98</text:p>
          </table:table-cell>
          <table:table-cell table:formula="of:=(2*PI( )*[.C203]*[.C203]*[.A203]) / (POWER([.E203];5) * (EXP( ([.A203]*[.C203])/([.E203]*[.B203]*3603.83918136312) )  -1))" office:value-type="float" office:value="1790652137252.33" calcext:value-type="float">
            <text:p>1790652137252.33</text:p>
          </table:table-cell>
          <table:table-cell table:formula="of:=(2*PI( )*[.C203]*[.C203]*[.A203]) / (POWER([.E203];5) * (EXP( ([.A203]*[.C203])/([.E203]*[.B203]*5529.53658708751) )  -1))" office:value-type="float" office:value="4238765980236.92" calcext:value-type="float">
            <text:p>4238765980236.92</text:p>
          </table:table-cell>
          <table:table-cell table:formula="of:=(2*PI( )*[.C203]*[.C203]*[.A203]) / (POWER([.E203];5) * (EXP( ([.A203]*[.C203])/([.E203]*[.B203]*3545.8658661559) )  -1))" office:value-type="float" office:value="1724903273620.03" calcext:value-type="float">
            <text:p>1724903273620.03</text:p>
          </table:table-cell>
          <table:table-cell table:formula="of:=(2*PI( )*[.C203]*[.C203]*[.A203]) / (POWER([.E203];5) * (EXP( ([.A203]*[.C203])/([.E203]*[.B203]*3909.75687519039) )  -1))" office:value-type="float" office:value="2147843832670.76" calcext:value-type="float">
            <text:p>2147843832670.76</text:p>
          </table:table-cell>
          <table:table-cell table:formula="of:=(2*PI( )*[.C203]*[.C203]*[.A203]) / (POWER([.E203];5) * (EXP( ([.A203]*[.C203])/([.E203]*[.B203]*3653.20966006719) )  -1))" office:value-type="float" office:value="1847158178453.33" calcext:value-type="float">
            <text:p>1847158178453.33</text:p>
          </table:table-cell>
          <table:table-cell table:formula="of:=(2*PI( )*[.C203]*[.C203]*[.A203]) / (POWER([.E203];5) * (EXP( ([.A203]*[.C203])/([.E203]*[.B203]*3523.91077015782) )  -1))" office:value-type="float" office:value="1700178337395.44" calcext:value-type="float">
            <text:p>1700178337395.44</text:p>
          </table:table-cell>
          <table:table-cell table:formula="of:=(2*PI( )*[.C203]*[.C203]*[.A203]) / (POWER([.E203];5) * (EXP( ([.A203]*[.C203])/([.E203]*[.B203]*3496.76346007464) )  -1))" office:value-type="float" office:value="1669741990146.44" calcext:value-type="float">
            <text:p>1669741990146.44</text:p>
          </table:table-cell>
          <table:table-cell table:formula="of:=(2*PI( )*[.C203]*[.C203]*[.A203]) / (POWER([.E203];5) * (EXP( ([.A203]*[.C203])/([.E203]*[.B203]*3605.05658350185) )  -1))" office:value-type="float" office:value="1792039878391.75" calcext:value-type="float">
            <text:p>1792039878391.7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0300" calcext:value-type="float">
            <text:p>20300</text:p>
          </table:table-cell>
          <table:table-cell table:formula="of:=[.D204]*POWER(10;-10)" office:value-type="float" office:value="0.00000203" calcext:value-type="float">
            <text:p>2.03E-06</text:p>
          </table:table-cell>
          <table:table-cell table:formula="of:=3.74192050507746E-016 / (POWER([.E204];5) * ((EXP( 1.9864748E-025 /([.E204]*1.381E-023 *3567.04712188114) )  -1)))" office:value-type="float" office:value="1725738081340.75" calcext:value-type="float">
            <text:p>1725738081340.75</text:p>
          </table:table-cell>
          <table:table-cell table:formula="of:=(2*PI( )*[.C204]*[.C204]*[.A204]) / (POWER([.E204];5) * (EXP( ([.A204]*[.C204])/([.E204]*[.B204]*3639.76900396354) )  -1))" office:value-type="float" office:value="1807242404109.25" calcext:value-type="float">
            <text:p>1807242404109.25</text:p>
          </table:table-cell>
          <table:table-cell table:formula="of:=(2*PI( )*[.C204]*[.C204]*[.A204]) / (POWER([.E204];5) * (EXP( ([.A204]*[.C204])/([.E204]*[.B204]*3607.08748252358) )  -1))" office:value-type="float" office:value="1770490692124.36" calcext:value-type="float">
            <text:p>1770490692124.36</text:p>
          </table:table-cell>
          <table:table-cell table:formula="of:=(2*PI( )*[.C204]*[.C204]*[.A204]) / (POWER([.E204];5) * (EXP( ([.A204]*[.C204])/([.E204]*[.B204]*3491.3099269129) )  -1))" office:value-type="float" office:value="1641940361589.96" calcext:value-type="float">
            <text:p>1641940361589.96</text:p>
          </table:table-cell>
          <table:table-cell table:formula="of:=(2*PI( )*[.C204]*[.C204]*[.A204]) / (POWER([.E204];5) * (EXP( ([.A204]*[.C204])/([.E204]*[.B204]*3603.83918136312) )  -1))" office:value-type="float" office:value="1766848758061.63" calcext:value-type="float">
            <text:p>1766848758061.63</text:p>
          </table:table-cell>
          <table:table-cell table:formula="of:=(2*PI( )*[.C204]*[.C204]*[.A204]) / (POWER([.E204];5) * (EXP( ([.A204]*[.C204])/([.E204]*[.B204]*5529.53658708751) )  -1))" office:value-type="float" office:value="4171818938086.82" calcext:value-type="float">
            <text:p>4171818938086.82</text:p>
          </table:table-cell>
          <table:table-cell table:formula="of:=(2*PI( )*[.C204]*[.C204]*[.A204]) / (POWER([.E204];5) * (EXP( ([.A204]*[.C204])/([.E204]*[.B204]*3545.8658661559) )  -1))" office:value-type="float" office:value="1702188711443.46" calcext:value-type="float">
            <text:p>1702188711443.46</text:p>
          </table:table-cell>
          <table:table-cell table:formula="of:=(2*PI( )*[.C204]*[.C204]*[.A204]) / (POWER([.E204];5) * (EXP( ([.A204]*[.C204])/([.E204]*[.B204]*3909.75687519039) )  -1))" office:value-type="float" office:value="2118030122054.98" calcext:value-type="float">
            <text:p>2118030122054.98</text:p>
          </table:table-cell>
          <table:table-cell table:formula="of:=(2*PI( )*[.C204]*[.C204]*[.A204]) / (POWER([.E204];5) * (EXP( ([.A204]*[.C204])/([.E204]*[.B204]*3653.20966006719) )  -1))" office:value-type="float" office:value="1822414344546.55" calcext:value-type="float">
            <text:p>1822414344546.55</text:p>
          </table:table-cell>
          <table:table-cell table:formula="of:=(2*PI( )*[.C204]*[.C204]*[.A204]) / (POWER([.E204];5) * (EXP( ([.A204]*[.C204])/([.E204]*[.B204]*3523.91077015782) )  -1))" office:value-type="float" office:value="1677871640368.86" calcext:value-type="float">
            <text:p>1677871640368.86</text:p>
          </table:table-cell>
          <table:table-cell table:formula="of:=(2*PI( )*[.C204]*[.C204]*[.A204]) / (POWER([.E204];5) * (EXP( ([.A204]*[.C204])/([.E204]*[.B204]*3496.76346007464) )  -1))" office:value-type="float" office:value="1647936142642.03" calcext:value-type="float">
            <text:p>1647936142642.03</text:p>
          </table:table-cell>
          <table:table-cell table:formula="of:=(2*PI( )*[.C204]*[.C204]*[.A204]) / (POWER([.E204];5) * (EXP( ([.A204]*[.C204])/([.E204]*[.B204]*3605.05658350185) )  -1))" office:value-type="float" office:value="1768213453509.34" calcext:value-type="float">
            <text:p>1768213453509.3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0400" calcext:value-type="float">
            <text:p>20400</text:p>
          </table:table-cell>
          <table:table-cell table:formula="of:=[.D205]*POWER(10;-10)" office:value-type="float" office:value="0.00000204" calcext:value-type="float">
            <text:p>2.04E-06</text:p>
          </table:table-cell>
          <table:table-cell table:formula="of:=3.74192050507746E-016 / (POWER([.E205];5) * ((EXP( 1.9864748E-025 /([.E205]*1.381E-023 *3567.04712188114) )  -1)))" office:value-type="float" office:value="1702979462575.21" calcext:value-type="float">
            <text:p>1702979462575.21</text:p>
          </table:table-cell>
          <table:table-cell table:formula="of:=(2*PI( )*[.C205]*[.C205]*[.A205]) / (POWER([.E205];5) * (EXP( ([.A205]*[.C205])/([.E205]*[.B205]*3639.76900396354) )  -1))" office:value-type="float" office:value="1783134794108.87" calcext:value-type="float">
            <text:p>1783134794108.87</text:p>
          </table:table-cell>
          <table:table-cell table:formula="of:=(2*PI( )*[.C205]*[.C205]*[.A205]) / (POWER([.E205];5) * (EXP( ([.A205]*[.C205])/([.E205]*[.B205]*3607.08748252358) )  -1))" office:value-type="float" office:value="1746992484446.08" calcext:value-type="float">
            <text:p>1746992484446.08</text:p>
          </table:table-cell>
          <table:table-cell table:formula="of:=(2*PI( )*[.C205]*[.C205]*[.A205]) / (POWER([.E205];5) * (EXP( ([.A205]*[.C205])/([.E205]*[.B205]*3491.3099269129) )  -1))" office:value-type="float" office:value="1620558916965.79" calcext:value-type="float">
            <text:p>1620558916965.79</text:p>
          </table:table-cell>
          <table:table-cell table:formula="of:=(2*PI( )*[.C205]*[.C205]*[.A205]) / (POWER([.E205];5) * (EXP( ([.A205]*[.C205])/([.E205]*[.B205]*3603.83918136312) )  -1))" office:value-type="float" office:value="1743410840572.4" calcext:value-type="float">
            <text:p>1743410840572.4</text:p>
          </table:table-cell>
          <table:table-cell table:formula="of:=(2*PI( )*[.C205]*[.C205]*[.A205]) / (POWER([.E205];5) * (EXP( ([.A205]*[.C205])/([.E205]*[.B205]*5529.53658708751) )  -1))" office:value-type="float" office:value="4106160994942.68" calcext:value-type="float">
            <text:p>4106160994942.68</text:p>
          </table:table-cell>
          <table:table-cell table:formula="of:=(2*PI( )*[.C205]*[.C205]*[.A205]) / (POWER([.E205];5) * (EXP( ([.A205]*[.C205])/([.E205]*[.B205]*3545.8658661559) )  -1))" office:value-type="float" office:value="1679818146437.25" calcext:value-type="float">
            <text:p>1679818146437.25</text:p>
          </table:table-cell>
          <table:table-cell table:formula="of:=(2*PI( )*[.C205]*[.C205]*[.A205]) / (POWER([.E205];5) * (EXP( ([.A205]*[.C205])/([.E205]*[.B205]*3909.75687519039) )  -1))" office:value-type="float" office:value="2088702928693.4" calcext:value-type="float">
            <text:p>2088702928693.4</text:p>
          </table:table-cell>
          <table:table-cell table:formula="of:=(2*PI( )*[.C205]*[.C205]*[.A205]) / (POWER([.E205];5) * (EXP( ([.A205]*[.C205])/([.E205]*[.B205]*3653.20966006719) )  -1))" office:value-type="float" office:value="1798054637805.93" calcext:value-type="float">
            <text:p>1798054637805.93</text:p>
          </table:table-cell>
          <table:table-cell table:formula="of:=(2*PI( )*[.C205]*[.C205]*[.A205]) / (POWER([.E205];5) * (EXP( ([.A205]*[.C205])/([.E205]*[.B205]*3523.91077015782) )  -1))" office:value-type="float" office:value="1655900942164.24" calcext:value-type="float">
            <text:p>1655900942164.24</text:p>
          </table:table-cell>
          <table:table-cell table:formula="of:=(2*PI( )*[.C205]*[.C205]*[.A205]) / (POWER([.E205];5) * (EXP( ([.A205]*[.C205])/([.E205]*[.B205]*3496.76346007464) )  -1))" office:value-type="float" office:value="1626456504866.79" calcext:value-type="float">
            <text:p>1626456504866.79</text:p>
          </table:table-cell>
          <table:table-cell table:formula="of:=(2*PI( )*[.C205]*[.C205]*[.A205]) / (POWER([.E205];5) * (EXP( ([.A205]*[.C205])/([.E205]*[.B205]*3605.05658350185) )  -1))" office:value-type="float" office:value="1744752946359.82" calcext:value-type="float">
            <text:p>1744752946359.8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0500" calcext:value-type="float">
            <text:p>20500</text:p>
          </table:table-cell>
          <table:table-cell table:formula="of:=[.D206]*POWER(10;-10)" office:value-type="float" office:value="0.00000205" calcext:value-type="float">
            <text:p>2.05E-06</text:p>
          </table:table-cell>
          <table:table-cell table:formula="of:=3.74192050507746E-016 / (POWER([.E206];5) * ((EXP( 1.9864748E-025 /([.E206]*1.381E-023 *3567.04712188114) )  -1)))" office:value-type="float" office:value="1680567019311.63" calcext:value-type="float">
            <text:p>1680567019311.63</text:p>
          </table:table-cell>
          <table:table-cell table:formula="of:=(2*PI( )*[.C206]*[.C206]*[.A206]) / (POWER([.E206];5) * (EXP( ([.A206]*[.C206])/([.E206]*[.B206]*3639.76900396354) )  -1))" office:value-type="float" office:value="1759399979200.64" calcext:value-type="float">
            <text:p>1759399979200.64</text:p>
          </table:table-cell>
          <table:table-cell table:formula="of:=(2*PI( )*[.C206]*[.C206]*[.A206]) / (POWER([.E206];5) * (EXP( ([.A206]*[.C206])/([.E206]*[.B206]*3607.08748252358) )  -1))" office:value-type="float" office:value="1723855016822.93" calcext:value-type="float">
            <text:p>1723855016822.93</text:p>
          </table:table-cell>
          <table:table-cell table:formula="of:=(2*PI( )*[.C206]*[.C206]*[.A206]) / (POWER([.E206];5) * (EXP( ([.A206]*[.C206])/([.E206]*[.B206]*3491.3099269129) )  -1))" office:value-type="float" office:value="1599496730483" calcext:value-type="float">
            <text:p>1599496730483</text:p>
          </table:table-cell>
          <table:table-cell table:formula="of:=(2*PI( )*[.C206]*[.C206]*[.A206]) / (POWER([.E206];5) * (EXP( ([.A206]*[.C206])/([.E206]*[.B206]*3603.83918136312) )  -1))" office:value-type="float" office:value="1720332473121.21" calcext:value-type="float">
            <text:p>1720332473121.21</text:p>
          </table:table-cell>
          <table:table-cell table:formula="of:=(2*PI( )*[.C206]*[.C206]*[.A206]) / (POWER([.E206];5) * (EXP( ([.A206]*[.C206])/([.E206]*[.B206]*5529.53658708751) )  -1))" office:value-type="float" office:value="4041763245720.36" calcext:value-type="float">
            <text:p>4041763245720.36</text:p>
          </table:table-cell>
          <table:table-cell table:formula="of:=(2*PI( )*[.C206]*[.C206]*[.A206]) / (POWER([.E206];5) * (EXP( ([.A206]*[.C206])/([.E206]*[.B206]*3545.8658661559) )  -1))" office:value-type="float" office:value="1657786144943.15" calcext:value-type="float">
            <text:p>1657786144943.15</text:p>
          </table:table-cell>
          <table:table-cell table:formula="of:=(2*PI( )*[.C206]*[.C206]*[.A206]) / (POWER([.E206];5) * (EXP( ([.A206]*[.C206])/([.E206]*[.B206]*3909.75687519039) )  -1))" office:value-type="float" office:value="2059853563540.95" calcext:value-type="float">
            <text:p>2059853563540.95</text:p>
          </table:table-cell>
          <table:table-cell table:formula="of:=(2*PI( )*[.C206]*[.C206]*[.A206]) / (POWER([.E206];5) * (EXP( ([.A206]*[.C206])/([.E206]*[.B206]*3653.20966006719) )  -1))" office:value-type="float" office:value="1774072726955.18" calcext:value-type="float">
            <text:p>1774072726955.18</text:p>
          </table:table-cell>
          <table:table-cell table:formula="of:=(2*PI( )*[.C206]*[.C206]*[.A206]) / (POWER([.E206];5) * (EXP( ([.A206]*[.C206])/([.E206]*[.B206]*3523.91077015782) )  -1))" office:value-type="float" office:value="1634260985929.64" calcext:value-type="float">
            <text:p>1634260985929.64</text:p>
          </table:table-cell>
          <table:table-cell table:formula="of:=(2*PI( )*[.C206]*[.C206]*[.A206]) / (POWER([.E206];5) * (EXP( ([.A206]*[.C206])/([.E206]*[.B206]*3496.76346007464) )  -1))" office:value-type="float" office:value="1605298035341.6" calcext:value-type="float">
            <text:p>1605298035341.6</text:p>
          </table:table-cell>
          <table:table-cell table:formula="of:=(2*PI( )*[.C206]*[.C206]*[.A206]) / (POWER([.E206];5) * (EXP( ([.A206]*[.C206])/([.E206]*[.B206]*3605.05658350185) )  -1))" office:value-type="float" office:value="1721652435070.44" calcext:value-type="float">
            <text:p>1721652435070.4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0600" calcext:value-type="float">
            <text:p>20600</text:p>
          </table:table-cell>
          <table:table-cell table:formula="of:=[.D207]*POWER(10;-10)" office:value-type="float" office:value="0.00000206" calcext:value-type="float">
            <text:p>2.06E-06</text:p>
          </table:table-cell>
          <table:table-cell table:formula="of:=3.74192050507746E-016 / (POWER([.E207];5) * ((EXP( 1.9864748E-025 /([.E207]*1.381E-023 *3567.04712188114) )  -1)))" office:value-type="float" office:value="1658495221666.24" calcext:value-type="float">
            <text:p>1658495221666.24</text:p>
          </table:table-cell>
          <table:table-cell table:formula="of:=(2*PI( )*[.C207]*[.C207]*[.A207]) / (POWER([.E207];5) * (EXP( ([.A207]*[.C207])/([.E207]*[.B207]*3639.76900396354) )  -1))" office:value-type="float" office:value="1736031834724.6" calcext:value-type="float">
            <text:p>1736031834724.6</text:p>
          </table:table-cell>
          <table:table-cell table:formula="of:=(2*PI( )*[.C207]*[.C207]*[.A207]) / (POWER([.E207];5) * (EXP( ([.A207]*[.C207])/([.E207]*[.B207]*3607.08748252358) )  -1))" office:value-type="float" office:value="1701072434872.57" calcext:value-type="float">
            <text:p>1701072434872.57</text:p>
          </table:table-cell>
          <table:table-cell table:formula="of:=(2*PI( )*[.C207]*[.C207]*[.A207]) / (POWER([.E207];5) * (EXP( ([.A207]*[.C207])/([.E207]*[.B207]*3491.3099269129) )  -1))" office:value-type="float" office:value="1578748865692.93" calcext:value-type="float">
            <text:p>1578748865692.93</text:p>
          </table:table-cell>
          <table:table-cell table:formula="of:=(2*PI( )*[.C207]*[.C207]*[.A207]) / (POWER([.E207];5) * (EXP( ([.A207]*[.C207])/([.E207]*[.B207]*3603.83918136312) )  -1))" office:value-type="float" office:value="1697607827924.52" calcext:value-type="float">
            <text:p>1697607827924.52</text:p>
          </table:table-cell>
          <table:table-cell table:formula="of:=(2*PI( )*[.C207]*[.C207]*[.A207]) / (POWER([.E207];5) * (EXP( ([.A207]*[.C207])/([.E207]*[.B207]*5529.53658708751) )  -1))" office:value-type="float" office:value="3978597513423.25" calcext:value-type="float">
            <text:p>3978597513423.25</text:p>
          </table:table-cell>
          <table:table-cell table:formula="of:=(2*PI( )*[.C207]*[.C207]*[.A207]) / (POWER([.E207];5) * (EXP( ([.A207]*[.C207])/([.E207]*[.B207]*3545.8658661559) )  -1))" office:value-type="float" office:value="1636087345745.6" calcext:value-type="float">
            <text:p>1636087345745.6</text:p>
          </table:table-cell>
          <table:table-cell table:formula="of:=(2*PI( )*[.C207]*[.C207]*[.A207]) / (POWER([.E207];5) * (EXP( ([.A207]*[.C207])/([.E207]*[.B207]*3909.75687519039) )  -1))" office:value-type="float" office:value="2031473490901.93" calcext:value-type="float">
            <text:p>2031473490901.93</text:p>
          </table:table-cell>
          <table:table-cell table:formula="of:=(2*PI( )*[.C207]*[.C207]*[.A207]) / (POWER([.E207];5) * (EXP( ([.A207]*[.C207])/([.E207]*[.B207]*3653.20966006719) )  -1))" office:value-type="float" office:value="1750462374781.89" calcext:value-type="float">
            <text:p>1750462374781.89</text:p>
          </table:table-cell>
          <table:table-cell table:formula="of:=(2*PI( )*[.C207]*[.C207]*[.A207]) / (POWER([.E207];5) * (EXP( ([.A207]*[.C207])/([.E207]*[.B207]*3523.91077015782) )  -1))" office:value-type="float" office:value="1612946583073.01" calcext:value-type="float">
            <text:p>1612946583073.01</text:p>
          </table:table-cell>
          <table:table-cell table:formula="of:=(2*PI( )*[.C207]*[.C207]*[.A207]) / (POWER([.E207];5) * (EXP( ([.A207]*[.C207])/([.E207]*[.B207]*3496.76346007464) )  -1))" office:value-type="float" office:value="1584455755789.04" calcext:value-type="float">
            <text:p>1584455755789.04</text:p>
          </table:table-cell>
          <table:table-cell table:formula="of:=(2*PI( )*[.C207]*[.C207]*[.A207]) / (POWER([.E207];5) * (EXP( ([.A207]*[.C207])/([.E207]*[.B207]*3605.05658350185) )  -1))" office:value-type="float" office:value="1698906081894.55" calcext:value-type="float">
            <text:p>1698906081894.5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0700" calcext:value-type="float">
            <text:p>20700</text:p>
          </table:table-cell>
          <table:table-cell table:formula="of:=[.D208]*POWER(10;-10)" office:value-type="float" office:value="0.00000207" calcext:value-type="float">
            <text:p>2.07E-06</text:p>
          </table:table-cell>
          <table:table-cell table:formula="of:=3.74192050507746E-016 / (POWER([.E208];5) * ((EXP( 1.9864748E-025 /([.E208]*1.381E-023 *3567.04712188114) )  -1)))" office:value-type="float" office:value="1636758616318.74" calcext:value-type="float">
            <text:p>1636758616318.74</text:p>
          </table:table-cell>
          <table:table-cell table:formula="of:=(2*PI( )*[.C208]*[.C208]*[.A208]) / (POWER([.E208];5) * (EXP( ([.A208]*[.C208])/([.E208]*[.B208]*3639.76900396354) )  -1))" office:value-type="float" office:value="1713024326922.42" calcext:value-type="float">
            <text:p>1713024326922.42</text:p>
          </table:table-cell>
          <table:table-cell table:formula="of:=(2*PI( )*[.C208]*[.C208]*[.A208]) / (POWER([.E208];5) * (EXP( ([.A208]*[.C208])/([.E208]*[.B208]*3607.08748252358) )  -1))" office:value-type="float" office:value="1678638968565.27" calcext:value-type="float">
            <text:p>1678638968565.27</text:p>
          </table:table-cell>
          <table:table-cell table:formula="of:=(2*PI( )*[.C208]*[.C208]*[.A208]) / (POWER([.E208];5) * (EXP( ([.A208]*[.C208])/([.E208]*[.B208]*3491.3099269129) )  -1))" office:value-type="float" office:value="1558310448691.93" calcext:value-type="float">
            <text:p>1558310448691.93</text:p>
          </table:table-cell>
          <table:table-cell table:formula="of:=(2*PI( )*[.C208]*[.C208]*[.A208]) / (POWER([.E208];5) * (EXP( ([.A208]*[.C208])/([.E208]*[.B208]*3603.83918136312) )  -1))" office:value-type="float" office:value="1675231160909.86" calcext:value-type="float">
            <text:p>1675231160909.86</text:p>
          </table:table-cell>
          <table:table-cell table:formula="of:=(2*PI( )*[.C208]*[.C208]*[.A208]) / (POWER([.E208];5) * (EXP( ([.A208]*[.C208])/([.E208]*[.B208]*5529.53658708751) )  -1))" office:value-type="float" office:value="3916636329219.27" calcext:value-type="float">
            <text:p>3916636329219.27</text:p>
          </table:table-cell>
          <table:table-cell table:formula="of:=(2*PI( )*[.C208]*[.C208]*[.A208]) / (POWER([.E208];5) * (EXP( ([.A208]*[.C208])/([.E208]*[.B208]*3545.8658661559) )  -1))" office:value-type="float" office:value="1614716460177.35" calcext:value-type="float">
            <text:p>1614716460177.35</text:p>
          </table:table-cell>
          <table:table-cell table:formula="of:=(2*PI( )*[.C208]*[.C208]*[.A208]) / (POWER([.E208];5) * (EXP( ([.A208]*[.C208])/([.E208]*[.B208]*3909.75687519039) )  -1))" office:value-type="float" office:value="2003554326463.22" calcext:value-type="float">
            <text:p>2003554326463.22</text:p>
          </table:table-cell>
          <table:table-cell table:formula="of:=(2*PI( )*[.C208]*[.C208]*[.A208]) / (POWER([.E208];5) * (EXP( ([.A208]*[.C208])/([.E208]*[.B208]*3653.20966006719) )  -1))" office:value-type="float" office:value="1727217437718.24" calcext:value-type="float">
            <text:p>1727217437718.24</text:p>
          </table:table-cell>
          <table:table-cell table:formula="of:=(2*PI( )*[.C208]*[.C208]*[.A208]) / (POWER([.E208];5) * (EXP( ([.A208]*[.C208])/([.E208]*[.B208]*3523.91077015782) )  -1))" office:value-type="float" office:value="1591952613466.11" calcext:value-type="float">
            <text:p>1591952613466.11</text:p>
          </table:table-cell>
          <table:table-cell table:formula="of:=(2*PI( )*[.C208]*[.C208]*[.A208]) / (POWER([.E208];5) * (EXP( ([.A208]*[.C208])/([.E208]*[.B208]*3496.76346007464) )  -1))" office:value-type="float" office:value="1563924751454.57" calcext:value-type="float">
            <text:p>1563924751454.57</text:p>
          </table:table-cell>
          <table:table-cell table:formula="of:=(2*PI( )*[.C208]*[.C208]*[.A208]) / (POWER([.E208];5) * (EXP( ([.A208]*[.C208])/([.E208]*[.B208]*3605.05658350185) )  -1))" office:value-type="float" office:value="1676508133036.83" calcext:value-type="float">
            <text:p>1676508133036.8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0800" calcext:value-type="float">
            <text:p>20800</text:p>
          </table:table-cell>
          <table:table-cell table:formula="of:=[.D209]*POWER(10;-10)" office:value-type="float" office:value="0.00000208" calcext:value-type="float">
            <text:p>2.08E-06</text:p>
          </table:table-cell>
          <table:table-cell table:formula="of:=3.74192050507746E-016 / (POWER([.E209];5) * ((EXP( 1.9864748E-025 /([.E209]*1.381E-023 *3567.04712188114) )  -1)))" office:value-type="float" office:value="1615351826441.01" calcext:value-type="float">
            <text:p>1615351826441.01</text:p>
          </table:table-cell>
          <table:table-cell table:formula="of:=(2*PI( )*[.C209]*[.C209]*[.A209]) / (POWER([.E209];5) * (EXP( ([.A209]*[.C209])/([.E209]*[.B209]*3639.76900396354) )  -1))" office:value-type="float" office:value="1690371512516.29" calcext:value-type="float">
            <text:p>1690371512516.29</text:p>
          </table:table-cell>
          <table:table-cell table:formula="of:=(2*PI( )*[.C209]*[.C209]*[.A209]) / (POWER([.E209];5) * (EXP( ([.A209]*[.C209])/([.E209]*[.B209]*3607.08748252358) )  -1))" office:value-type="float" office:value="1656548931964.03" calcext:value-type="float">
            <text:p>1656548931964.03</text:p>
          </table:table-cell>
          <table:table-cell table:formula="of:=(2*PI( )*[.C209]*[.C209]*[.A209]) / (POWER([.E209];5) * (EXP( ([.A209]*[.C209])/([.E209]*[.B209]*3491.3099269129) )  -1))" office:value-type="float" office:value="1538176668379.95" calcext:value-type="float">
            <text:p>1538176668379.95</text:p>
          </table:table-cell>
          <table:table-cell table:formula="of:=(2*PI( )*[.C209]*[.C209]*[.A209]) / (POWER([.E209];5) * (EXP( ([.A209]*[.C209])/([.E209]*[.B209]*3603.83918136312) )  -1))" office:value-type="float" office:value="1653196811471.6" calcext:value-type="float">
            <text:p>1653196811471.6</text:p>
          </table:table-cell>
          <table:table-cell table:formula="of:=(2*PI( )*[.C209]*[.C209]*[.A209]) / (POWER([.E209];5) * (EXP( ([.A209]*[.C209])/([.E209]*[.B209]*5529.53658708751) )  -1))" office:value-type="float" office:value="3855852913086.94" calcext:value-type="float">
            <text:p>3855852913086.94</text:p>
          </table:table-cell>
          <table:table-cell table:formula="of:=(2*PI( )*[.C209]*[.C209]*[.A209]) / (POWER([.E209];5) * (EXP( ([.A209]*[.C209])/([.E209]*[.B209]*3545.8658661559) )  -1))" office:value-type="float" office:value="1593668272143.93" calcext:value-type="float">
            <text:p>1593668272143.93</text:p>
          </table:table-cell>
          <table:table-cell table:formula="of:=(2*PI( )*[.C209]*[.C209]*[.A209]) / (POWER([.E209];5) * (EXP( ([.A209]*[.C209])/([.E209]*[.B209]*3909.75687519039) )  -1))" office:value-type="float" office:value="1976087835295.81" calcext:value-type="float">
            <text:p>1976087835295.81</text:p>
          </table:table-cell>
          <table:table-cell table:formula="of:=(2*PI( )*[.C209]*[.C209]*[.A209]) / (POWER([.E209];5) * (EXP( ([.A209]*[.C209])/([.E209]*[.B209]*3653.20966006719) )  -1))" office:value-type="float" office:value="1704331865351.61" calcext:value-type="float">
            <text:p>1704331865351.61</text:p>
          </table:table-cell>
          <table:table-cell table:formula="of:=(2*PI( )*[.C209]*[.C209]*[.A209]) / (POWER([.E209];5) * (EXP( ([.A209]*[.C209])/([.E209]*[.B209]*3523.91077015782) )  -1))" office:value-type="float" office:value="1571274025565.42" calcext:value-type="float">
            <text:p>1571274025565.42</text:p>
          </table:table-cell>
          <table:table-cell table:formula="of:=(2*PI( )*[.C209]*[.C209]*[.A209]) / (POWER([.E209];5) * (EXP( ([.A209]*[.C209])/([.E209]*[.B209]*3496.76346007464) )  -1))" office:value-type="float" office:value="1543700171342.62" calcext:value-type="float">
            <text:p>1543700171342.62</text:p>
          </table:table-cell>
          <table:table-cell table:formula="of:=(2*PI( )*[.C209]*[.C209]*[.A209]) / (POWER([.E209];5) * (EXP( ([.A209]*[.C209])/([.E209]*[.B209]*3605.05658350185) )  -1))" office:value-type="float" office:value="1654452918403.17" calcext:value-type="float">
            <text:p>1654452918403.1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0900" calcext:value-type="float">
            <text:p>20900</text:p>
          </table:table-cell>
          <table:table-cell table:formula="of:=[.D210]*POWER(10;-10)" office:value-type="float" office:value="0.00000209" calcext:value-type="float">
            <text:p>2.09E-06</text:p>
          </table:table-cell>
          <table:table-cell table:formula="of:=3.74192050507746E-016 / (POWER([.E210];5) * ((EXP( 1.9864748E-025 /([.E210]*1.381E-023 *3567.04712188114) )  -1)))" office:value-type="float" office:value="1594269551552.41" calcext:value-type="float">
            <text:p>1594269551552.41</text:p>
          </table:table-cell>
          <table:table-cell table:formula="of:=(2*PI( )*[.C210]*[.C210]*[.A210]) / (POWER([.E210];5) * (EXP( ([.A210]*[.C210])/([.E210]*[.B210]*3639.76900396354) )  -1))" office:value-type="float" office:value="1668067538221.9" calcext:value-type="float">
            <text:p>1668067538221.9</text:p>
          </table:table-cell>
          <table:table-cell table:formula="of:=(2*PI( )*[.C210]*[.C210]*[.A210]) / (POWER([.E210];5) * (EXP( ([.A210]*[.C210])/([.E210]*[.B210]*3607.08748252358) )  -1))" office:value-type="float" office:value="1634796722895.19" calcext:value-type="float">
            <text:p>1634796722895.19</text:p>
          </table:table-cell>
          <table:table-cell table:formula="of:=(2*PI( )*[.C210]*[.C210]*[.A210]) / (POWER([.E210];5) * (EXP( ([.A210]*[.C210])/([.E210]*[.B210]*3491.3099269129) )  -1))" office:value-type="float" office:value="1518342776639.37" calcext:value-type="float">
            <text:p>1518342776639.37</text:p>
          </table:table-cell>
          <table:table-cell table:formula="of:=(2*PI( )*[.C210]*[.C210]*[.A210]) / (POWER([.E210];5) * (EXP( ([.A210]*[.C210])/([.E210]*[.B210]*3603.83918136312) )  -1))" office:value-type="float" office:value="1631499202156.87" calcext:value-type="float">
            <text:p>1631499202156.87</text:p>
          </table:table-cell>
          <table:table-cell table:formula="of:=(2*PI( )*[.C210]*[.C210]*[.A210]) / (POWER([.E210];5) * (EXP( ([.A210]*[.C210])/([.E210]*[.B210]*5529.53658708751) )  -1))" office:value-type="float" office:value="3796221155014.85" calcext:value-type="float">
            <text:p>3796221155014.85</text:p>
          </table:table-cell>
          <table:table-cell table:formula="of:=(2*PI( )*[.C210]*[.C210]*[.A210]) / (POWER([.E210];5) * (EXP( ([.A210]*[.C210])/([.E210]*[.B210]*3545.8658661559) )  -1))" office:value-type="float" office:value="1572937638072.85" calcext:value-type="float">
            <text:p>1572937638072.85</text:p>
          </table:table-cell>
          <table:table-cell table:formula="of:=(2*PI( )*[.C210]*[.C210]*[.A210]) / (POWER([.E210];5) * (EXP( ([.A210]*[.C210])/([.E210]*[.B210]*3909.75687519039) )  -1))" office:value-type="float" office:value="1949065929829.78" calcext:value-type="float">
            <text:p>1949065929829.78</text:p>
          </table:table-cell>
          <table:table-cell table:formula="of:=(2*PI( )*[.C210]*[.C210]*[.A210]) / (POWER([.E210];5) * (EXP( ([.A210]*[.C210])/([.E210]*[.B210]*3653.20966006719) )  -1))" office:value-type="float" office:value="1681799699870.95" calcext:value-type="float">
            <text:p>1681799699870.95</text:p>
          </table:table-cell>
          <table:table-cell table:formula="of:=(2*PI( )*[.C210]*[.C210]*[.A210]) / (POWER([.E210];5) * (EXP( ([.A210]*[.C210])/([.E210]*[.B210]*3523.91077015782) )  -1))" office:value-type="float" office:value="1550905836455.84" calcext:value-type="float">
            <text:p>1550905836455.84</text:p>
          </table:table-cell>
          <table:table-cell table:formula="of:=(2*PI( )*[.C210]*[.C210]*[.A210]) / (POWER([.E210];5) * (EXP( ([.A210]*[.C210])/([.E210]*[.B210]*3496.76346007464) )  -1))" office:value-type="float" office:value="1523777228373.13" calcext:value-type="float">
            <text:p>1523777228373.13</text:p>
          </table:table-cell>
          <table:table-cell table:formula="of:=(2*PI( )*[.C210]*[.C210]*[.A210]) / (POWER([.E210];5) * (EXP( ([.A210]*[.C210])/([.E210]*[.B210]*3605.05658350185) )  -1))" office:value-type="float" office:value="1632734851280.88" calcext:value-type="float">
            <text:p>1632734851280.8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1000" calcext:value-type="float">
            <text:p>21000</text:p>
          </table:table-cell>
          <table:table-cell table:formula="of:=[.D211]*POWER(10;-10)" office:value-type="float" office:value="0.0000021" calcext:value-type="float">
            <text:p>2.1E-06</text:p>
          </table:table-cell>
          <table:table-cell table:formula="of:=3.74192050507746E-016 / (POWER([.E211];5) * ((EXP( 1.9864748E-025 /([.E211]*1.381E-023 *3567.04712188114) )  -1)))" office:value-type="float" office:value="1573506567307.08" calcext:value-type="float">
            <text:p>1573506567307.08</text:p>
          </table:table-cell>
          <table:table-cell table:formula="of:=(2*PI( )*[.C211]*[.C211]*[.A211]) / (POWER([.E211];5) * (EXP( ([.A211]*[.C211])/([.E211]*[.B211]*3639.76900396354) )  -1))" office:value-type="float" office:value="1646106640200.84" calcext:value-type="float">
            <text:p>1646106640200.84</text:p>
          </table:table-cell>
          <table:table-cell table:formula="of:=(2*PI( )*[.C211]*[.C211]*[.A211]) / (POWER([.E211];5) * (EXP( ([.A211]*[.C211])/([.E211]*[.B211]*3607.08748252358) )  -1))" office:value-type="float" office:value="1613376822555.08" calcext:value-type="float">
            <text:p>1613376822555.08</text:p>
          </table:table-cell>
          <table:table-cell table:formula="of:=(2*PI( )*[.C211]*[.C211]*[.A211]) / (POWER([.E211];5) * (EXP( ([.A211]*[.C211])/([.E211]*[.B211]*3491.3099269129) )  -1))" office:value-type="float" office:value="1498804088439.28" calcext:value-type="float">
            <text:p>1498804088439.28</text:p>
          </table:table-cell>
          <table:table-cell table:formula="of:=(2*PI( )*[.C211]*[.C211]*[.A211]) / (POWER([.E211];5) * (EXP( ([.A211]*[.C211])/([.E211]*[.B211]*3603.83918136312) )  -1))" office:value-type="float" office:value="1610132838287.26" calcext:value-type="float">
            <text:p>1610132838287.26</text:p>
          </table:table-cell>
          <table:table-cell table:formula="of:=(2*PI( )*[.C211]*[.C211]*[.A211]) / (POWER([.E211];5) * (EXP( ([.A211]*[.C211])/([.E211]*[.B211]*5529.53658708751) )  -1))" office:value-type="float" office:value="3737715596738.71" calcext:value-type="float">
            <text:p>3737715596738.71</text:p>
          </table:table-cell>
          <table:table-cell table:formula="of:=(2*PI( )*[.C211]*[.C211]*[.A211]) / (POWER([.E211];5) * (EXP( ([.A211]*[.C211])/([.E211]*[.B211]*3545.8658661559) )  -1))" office:value-type="float" office:value="1552519486792.86" calcext:value-type="float">
            <text:p>1552519486792.86</text:p>
          </table:table-cell>
          <table:table-cell table:formula="of:=(2*PI( )*[.C211]*[.C211]*[.A211]) / (POWER([.E211];5) * (EXP( ([.A211]*[.C211])/([.E211]*[.B211]*3909.75687519039) )  -1))" office:value-type="float" office:value="1922480667807.14" calcext:value-type="float">
            <text:p>1922480667807.14</text:p>
          </table:table-cell>
          <table:table-cell table:formula="of:=(2*PI( )*[.C211]*[.C211]*[.A211]) / (POWER([.E211];5) * (EXP( ([.A211]*[.C211])/([.E211]*[.B211]*3653.20966006719) )  -1))" office:value-type="float" office:value="1659615075454.11" calcext:value-type="float">
            <text:p>1659615075454.11</text:p>
          </table:table-cell>
          <table:table-cell table:formula="of:=(2*PI( )*[.C211]*[.C211]*[.A211]) / (POWER([.E211];5) * (EXP( ([.A211]*[.C211])/([.E211]*[.B211]*3523.91077015782) )  -1))" office:value-type="float" office:value="1530843131822.51" calcext:value-type="float">
            <text:p>1530843131822.51</text:p>
          </table:table-cell>
          <table:table-cell table:formula="of:=(2*PI( )*[.C211]*[.C211]*[.A211]) / (POWER([.E211];5) * (EXP( ([.A211]*[.C211])/([.E211]*[.B211]*3496.76346007464) )  -1))" office:value-type="float" office:value="1504151199464.21" calcext:value-type="float">
            <text:p>1504151199464.21</text:p>
          </table:table-cell>
          <table:table-cell table:formula="of:=(2*PI( )*[.C211]*[.C211]*[.A211]) / (POWER([.E211];5) * (EXP( ([.A211]*[.C211])/([.E211]*[.B211]*3605.05658350185) )  -1))" office:value-type="float" office:value="1611348427954.73" calcext:value-type="float">
            <text:p>1611348427954.7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1100" calcext:value-type="float">
            <text:p>21100</text:p>
          </table:table-cell>
          <table:table-cell table:formula="of:=[.D212]*POWER(10;-10)" office:value-type="float" office:value="0.00000211" calcext:value-type="float">
            <text:p>2.11E-06</text:p>
          </table:table-cell>
          <table:table-cell table:formula="of:=3.74192050507746E-016 / (POWER([.E212];5) * ((EXP( 1.9864748E-025 /([.E212]*1.381E-023 *3567.04712188114) )  -1)))" office:value-type="float" office:value="1553057725218.39" calcext:value-type="float">
            <text:p>1553057725218.39</text:p>
          </table:table-cell>
          <table:table-cell table:formula="of:=(2*PI( )*[.C212]*[.C212]*[.A212]) / (POWER([.E212];5) * (EXP( ([.A212]*[.C212])/([.E212]*[.B212]*3639.76900396354) )  -1))" office:value-type="float" office:value="1624483143457.62" calcext:value-type="float">
            <text:p>1624483143457.62</text:p>
          </table:table-cell>
          <table:table-cell table:formula="of:=(2*PI( )*[.C212]*[.C212]*[.A212]) / (POWER([.E212];5) * (EXP( ([.A212]*[.C212])/([.E212]*[.B212]*3607.08748252358) )  -1))" office:value-type="float" office:value="1592283795057.63" calcext:value-type="float">
            <text:p>1592283795057.63</text:p>
          </table:table-cell>
          <table:table-cell table:formula="of:=(2*PI( )*[.C212]*[.C212]*[.A212]) / (POWER([.E212];5) * (EXP( ([.A212]*[.C212])/([.E212]*[.B212]*3491.3099269129) )  -1))" office:value-type="float" office:value="1479555981870.49" calcext:value-type="float">
            <text:p>1479555981870.49</text:p>
          </table:table-cell>
          <table:table-cell table:formula="of:=(2*PI( )*[.C212]*[.C212]*[.A212]) / (POWER([.E212];5) * (EXP( ([.A212]*[.C212])/([.E212]*[.B212]*3603.83918136312) )  -1))" office:value-type="float" office:value="1589092307521.05" calcext:value-type="float">
            <text:p>1589092307521.05</text:p>
          </table:table-cell>
          <table:table-cell table:formula="of:=(2*PI( )*[.C212]*[.C212]*[.A212]) / (POWER([.E212];5) * (EXP( ([.A212]*[.C212])/([.E212]*[.B212]*5529.53658708751) )  -1))" office:value-type="float" office:value="3680311414001.13" calcext:value-type="float">
            <text:p>3680311414001.13</text:p>
          </table:table-cell>
          <table:table-cell table:formula="of:=(2*PI( )*[.C212]*[.C212]*[.A212]) / (POWER([.E212];5) * (EXP( ([.A212]*[.C212])/([.E212]*[.B212]*3545.8658661559) )  -1))" office:value-type="float" office:value="1532408819348.33" calcext:value-type="float">
            <text:p>1532408819348.33</text:p>
          </table:table-cell>
          <table:table-cell table:formula="of:=(2*PI( )*[.C212]*[.C212]*[.A212]) / (POWER([.E212];5) * (EXP( ([.A212]*[.C212])/([.E212]*[.B212]*3909.75687519039) )  -1))" office:value-type="float" office:value="1896324250216.99" calcext:value-type="float">
            <text:p>1896324250216.99</text:p>
          </table:table-cell>
          <table:table-cell table:formula="of:=(2*PI( )*[.C212]*[.C212]*[.A212]) / (POWER([.E212];5) * (EXP( ([.A212]*[.C212])/([.E212]*[.B212]*3653.20966006719) )  -1))" office:value-type="float" office:value="1637772217601.05" calcext:value-type="float">
            <text:p>1637772217601.05</text:p>
          </table:table-cell>
          <table:table-cell table:formula="of:=(2*PI( )*[.C212]*[.C212]*[.A212]) / (POWER([.E212];5) * (EXP( ([.A212]*[.C212])/([.E212]*[.B212]*3523.91077015782) )  -1))" office:value-type="float" office:value="1511081065856" calcext:value-type="float">
            <text:p>1511081065856</text:p>
          </table:table-cell>
          <table:table-cell table:formula="of:=(2*PI( )*[.C212]*[.C212]*[.A212]) / (POWER([.E212];5) * (EXP( ([.A212]*[.C212])/([.E212]*[.B212]*3496.76346007464) )  -1))" office:value-type="float" office:value="1484817425545.77" calcext:value-type="float">
            <text:p>1484817425545.77</text:p>
          </table:table-cell>
          <table:table-cell table:formula="of:=(2*PI( )*[.C212]*[.C212]*[.A212]) / (POWER([.E212];5) * (EXP( ([.A212]*[.C212])/([.E212]*[.B212]*3605.05658350185) )  -1))" office:value-type="float" office:value="1590288227263.74" calcext:value-type="float">
            <text:p>1590288227263.7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1200" calcext:value-type="float">
            <text:p>21200</text:p>
          </table:table-cell>
          <table:table-cell table:formula="of:=[.D213]*POWER(10;-10)" office:value-type="float" office:value="0.00000212" calcext:value-type="float">
            <text:p>2.12E-06</text:p>
          </table:table-cell>
          <table:table-cell table:formula="of:=3.74192050507746E-016 / (POWER([.E213];5) * ((EXP( 1.9864748E-025 /([.E213]*1.381E-023 *3567.04712188114) )  -1)))" office:value-type="float" office:value="1532917952325.21" calcext:value-type="float">
            <text:p>1532917952325.21</text:p>
          </table:table-cell>
          <table:table-cell table:formula="of:=(2*PI( )*[.C213]*[.C213]*[.A213]) / (POWER([.E213];5) * (EXP( ([.A213]*[.C213])/([.E213]*[.B213]*3639.76900396354) )  -1))" office:value-type="float" office:value="1603191461185.68" calcext:value-type="float">
            <text:p>1603191461185.68</text:p>
          </table:table-cell>
          <table:table-cell table:formula="of:=(2*PI( )*[.C213]*[.C213]*[.A213]) / (POWER([.E213];5) * (EXP( ([.A213]*[.C213])/([.E213]*[.B213]*3607.08748252358) )  -1))" office:value-type="float" office:value="1571512286927.77" calcext:value-type="float">
            <text:p>1571512286927.77</text:p>
          </table:table-cell>
          <table:table-cell table:formula="of:=(2*PI( )*[.C213]*[.C213]*[.A213]) / (POWER([.E213];5) * (EXP( ([.A213]*[.C213])/([.E213]*[.B213]*3491.3099269129) )  -1))" office:value-type="float" office:value="1460593898115.95" calcext:value-type="float">
            <text:p>1460593898115.95</text:p>
          </table:table-cell>
          <table:table-cell table:formula="of:=(2*PI( )*[.C213]*[.C213]*[.A213]) / (POWER([.E213];5) * (EXP( ([.A213]*[.C213])/([.E213]*[.B213]*3603.83918136312) )  -1))" office:value-type="float" office:value="1568372279360.97" calcext:value-type="float">
            <text:p>1568372279360.97</text:p>
          </table:table-cell>
          <table:table-cell table:formula="of:=(2*PI( )*[.C213]*[.C213]*[.A213]) / (POWER([.E213];5) * (EXP( ([.A213]*[.C213])/([.E213]*[.B213]*5529.53658708751) )  -1))" office:value-type="float" office:value="3623984399319.01" calcext:value-type="float">
            <text:p>3623984399319.01</text:p>
          </table:table-cell>
          <table:table-cell table:formula="of:=(2*PI( )*[.C213]*[.C213]*[.A213]) / (POWER([.E213];5) * (EXP( ([.A213]*[.C213])/([.E213]*[.B213]*3545.8658661559) )  -1))" office:value-type="float" office:value="1512600708753.64" calcext:value-type="float">
            <text:p>1512600708753.64</text:p>
          </table:table-cell>
          <table:table-cell table:formula="of:=(2*PI( )*[.C213]*[.C213]*[.A213]) / (POWER([.E213];5) * (EXP( ([.A213]*[.C213])/([.E213]*[.B213]*3909.75687519039) )  -1))" office:value-type="float" office:value="1870589019217" calcext:value-type="float">
            <text:p>1870589019217</text:p>
          </table:table-cell>
          <table:table-cell table:formula="of:=(2*PI( )*[.C213]*[.C213]*[.A213]) / (POWER([.E213];5) * (EXP( ([.A213]*[.C213])/([.E213]*[.B213]*3653.20966006719) )  -1))" office:value-type="float" office:value="1616265442417.84" calcext:value-type="float">
            <text:p>1616265442417.84</text:p>
          </table:table-cell>
          <table:table-cell table:formula="of:=(2*PI( )*[.C213]*[.C213]*[.A213]) / (POWER([.E213];5) * (EXP( ([.A213]*[.C213])/([.E213]*[.B213]*3523.91077015782) )  -1))" office:value-type="float" office:value="1491614861095.45" calcext:value-type="float">
            <text:p>1491614861095.45</text:p>
          </table:table-cell>
          <table:table-cell table:formula="of:=(2*PI( )*[.C213]*[.C213]*[.A213]) / (POWER([.E213];5) * (EXP( ([.A213]*[.C213])/([.E213]*[.B213]*3496.76346007464) )  -1))" office:value-type="float" office:value="1465771311509.06" calcext:value-type="float">
            <text:p>1465771311509.06</text:p>
          </table:table-cell>
          <table:table-cell table:formula="of:=(2*PI( )*[.C213]*[.C213]*[.A213]) / (POWER([.E213];5) * (EXP( ([.A213]*[.C213])/([.E213]*[.B213]*3605.05658350185) )  -1))" office:value-type="float" office:value="1569548910103.53" calcext:value-type="float">
            <text:p>1569548910103.5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1300" calcext:value-type="float">
            <text:p>21300</text:p>
          </table:table-cell>
          <table:table-cell table:formula="of:=[.D214]*POWER(10;-10)" office:value-type="float" office:value="0.00000213" calcext:value-type="float">
            <text:p>2.13E-06</text:p>
          </table:table-cell>
          <table:table-cell table:formula="of:=3.74192050507746E-016 / (POWER([.E214];5) * ((EXP( 1.9864748E-025 /([.E214]*1.381E-023 *3567.04712188114) )  -1)))" office:value-type="float" office:value="1513082250804.56" calcext:value-type="float">
            <text:p>1513082250804.56</text:p>
          </table:table-cell>
          <table:table-cell table:formula="of:=(2*PI( )*[.C214]*[.C214]*[.A214]) / (POWER([.E214];5) * (EXP( ([.A214]*[.C214])/([.E214]*[.B214]*3639.76900396354) )  -1))" office:value-type="float" office:value="1582226094067.17" calcext:value-type="float">
            <text:p>1582226094067.17</text:p>
          </table:table-cell>
          <table:table-cell table:formula="of:=(2*PI( )*[.C214]*[.C214]*[.A214]) / (POWER([.E214];5) * (EXP( ([.A214]*[.C214])/([.E214]*[.B214]*3607.08748252358) )  -1))" office:value-type="float" office:value="1551057026545.07" calcext:value-type="float">
            <text:p>1551057026545.07</text:p>
          </table:table-cell>
          <table:table-cell table:formula="of:=(2*PI( )*[.C214]*[.C214]*[.A214]) / (POWER([.E214];5) * (EXP( ([.A214]*[.C214])/([.E214]*[.B214]*3491.3099269129) )  -1))" office:value-type="float" office:value="1441913341361.22" calcext:value-type="float">
            <text:p>1441913341361.22</text:p>
          </table:table-cell>
          <table:table-cell table:formula="of:=(2*PI( )*[.C214]*[.C214]*[.A214]) / (POWER([.E214];5) * (EXP( ([.A214]*[.C214])/([.E214]*[.B214]*3603.83918136312) )  -1))" office:value-type="float" office:value="1547967504611.83" calcext:value-type="float">
            <text:p>1547967504611.83</text:p>
          </table:table-cell>
          <table:table-cell table:formula="of:=(2*PI( )*[.C214]*[.C214]*[.A214]) / (POWER([.E214];5) * (EXP( ([.A214]*[.C214])/([.E214]*[.B214]*5529.53658708751) )  -1))" office:value-type="float" office:value="3568710945244.31" calcext:value-type="float">
            <text:p>3568710945244.31</text:p>
          </table:table-cell>
          <table:table-cell table:formula="of:=(2*PI( )*[.C214]*[.C214]*[.A214]) / (POWER([.E214];5) * (EXP( ([.A214]*[.C214])/([.E214]*[.B214]*3545.8658661559) )  -1))" office:value-type="float" office:value="1493090299692.04" calcext:value-type="float">
            <text:p>1493090299692.04</text:p>
          </table:table-cell>
          <table:table-cell table:formula="of:=(2*PI( )*[.C214]*[.C214]*[.A214]) / (POWER([.E214];5) * (EXP( ([.A214]*[.C214])/([.E214]*[.B214]*3909.75687519039) )  -1))" office:value-type="float" office:value="1845267456044.75" calcext:value-type="float">
            <text:p>1845267456044.75</text:p>
          </table:table-cell>
          <table:table-cell table:formula="of:=(2*PI( )*[.C214]*[.C214]*[.A214]) / (POWER([.E214];5) * (EXP( ([.A214]*[.C214])/([.E214]*[.B214]*3653.20966006719) )  -1))" office:value-type="float" office:value="1595089155855.61" calcext:value-type="float">
            <text:p>1595089155855.61</text:p>
          </table:table-cell>
          <table:table-cell table:formula="of:=(2*PI( )*[.C214]*[.C214]*[.A214]) / (POWER([.E214];5) * (EXP( ([.A214]*[.C214])/([.E214]*[.B214]*3523.91077015782) )  -1))" office:value-type="float" office:value="1472439808214.42" calcext:value-type="float">
            <text:p>1472439808214.42</text:p>
          </table:table-cell>
          <table:table-cell table:formula="of:=(2*PI( )*[.C214]*[.C214]*[.A214]) / (POWER([.E214];5) * (EXP( ([.A214]*[.C214])/([.E214]*[.B214]*3496.76346007464) )  -1))" office:value-type="float" office:value="1447008326096.66" calcext:value-type="float">
            <text:p>1447008326096.66</text:p>
          </table:table-cell>
          <table:table-cell table:formula="of:=(2*PI( )*[.C214]*[.C214]*[.A214]) / (POWER([.E214];5) * (EXP( ([.A214]*[.C214])/([.E214]*[.B214]*3605.05658350185) )  -1))" office:value-type="float" office:value="1549125218878.74" calcext:value-type="float">
            <text:p>1549125218878.7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1400" calcext:value-type="float">
            <text:p>21400</text:p>
          </table:table-cell>
          <table:table-cell table:formula="of:=[.D215]*POWER(10;-10)" office:value-type="float" office:value="0.00000214" calcext:value-type="float">
            <text:p>2.14E-06</text:p>
          </table:table-cell>
          <table:table-cell table:formula="of:=3.74192050507746E-016 / (POWER([.E215];5) * ((EXP( 1.9864748E-025 /([.E215]*1.381E-023 *3567.04712188114) )  -1)))" office:value-type="float" office:value="1493545697534.91" calcext:value-type="float">
            <text:p>1493545697534.91</text:p>
          </table:table-cell>
          <table:table-cell table:formula="of:=(2*PI( )*[.C215]*[.C215]*[.A215]) / (POWER([.E215];5) * (EXP( ([.A215]*[.C215])/([.E215]*[.B215]*3639.76900396354) )  -1))" office:value-type="float" office:value="1561581629530.41" calcext:value-type="float">
            <text:p>1561581629530.41</text:p>
          </table:table-cell>
          <table:table-cell table:formula="of:=(2*PI( )*[.C215]*[.C215]*[.A215]) / (POWER([.E215];5) * (EXP( ([.A215]*[.C215])/([.E215]*[.B215]*3607.08748252358) )  -1))" office:value-type="float" office:value="1530912823541.72" calcext:value-type="float">
            <text:p>1530912823541.72</text:p>
          </table:table-cell>
          <table:table-cell table:formula="of:=(2*PI( )*[.C215]*[.C215]*[.A215]) / (POWER([.E215];5) * (EXP( ([.A215]*[.C215])/([.E215]*[.B215]*3491.3099269129) )  -1))" office:value-type="float" office:value="1423509878649.22" calcext:value-type="float">
            <text:p>1423509878649.22</text:p>
          </table:table-cell>
          <table:table-cell table:formula="of:=(2*PI( )*[.C215]*[.C215]*[.A215]) / (POWER([.E215];5) * (EXP( ([.A215]*[.C215])/([.E215]*[.B215]*3603.83918136312) )  -1))" office:value-type="float" office:value="1527872814792.21" calcext:value-type="float">
            <text:p>1527872814792.21</text:p>
          </table:table-cell>
          <table:table-cell table:formula="of:=(2*PI( )*[.C215]*[.C215]*[.A215]) / (POWER([.E215];5) * (EXP( ([.A215]*[.C215])/([.E215]*[.B215]*5529.53658708751) )  -1))" office:value-type="float" office:value="3514468028104.1" calcext:value-type="float">
            <text:p>3514468028104.1</text:p>
          </table:table-cell>
          <table:table-cell table:formula="of:=(2*PI( )*[.C215]*[.C215]*[.A215]) / (POWER([.E215];5) * (EXP( ([.A215]*[.C215])/([.E215]*[.B215]*3545.8658661559) )  -1))" office:value-type="float" office:value="1473872808163.23" calcext:value-type="float">
            <text:p>1473872808163.23</text:p>
          </table:table-cell>
          <table:table-cell table:formula="of:=(2*PI( )*[.C215]*[.C215]*[.A215]) / (POWER([.E215];5) * (EXP( ([.A215]*[.C215])/([.E215]*[.B215]*3909.75687519039) )  -1))" office:value-type="float" office:value="1820352178922.51" calcext:value-type="float">
            <text:p>1820352178922.51</text:p>
          </table:table-cell>
          <table:table-cell table:formula="of:=(2*PI( )*[.C215]*[.C215]*[.A215]) / (POWER([.E215];5) * (EXP( ([.A215]*[.C215])/([.E215]*[.B215]*3653.20966006719) )  -1))" office:value-type="float" office:value="1574237852908.78" calcext:value-type="float">
            <text:p>1574237852908.78</text:p>
          </table:table-cell>
          <table:table-cell table:formula="of:=(2*PI( )*[.C215]*[.C215]*[.A215]) / (POWER([.E215];5) * (EXP( ([.A215]*[.C215])/([.E215]*[.B215]*3523.91077015782) )  -1))" office:value-type="float" office:value="1453551265753.53" calcext:value-type="float">
            <text:p>1453551265753.53</text:p>
          </table:table-cell>
          <table:table-cell table:formula="of:=(2*PI( )*[.C215]*[.C215]*[.A215]) / (POWER([.E215];5) * (EXP( ([.A215]*[.C215])/([.E215]*[.B215]*3496.76346007464) )  -1))" office:value-type="float" office:value="1428524001737.16" calcext:value-type="float">
            <text:p>1428524001737.16</text:p>
          </table:table-cell>
          <table:table-cell table:formula="of:=(2*PI( )*[.C215]*[.C215]*[.A215]) / (POWER([.E215];5) * (EXP( ([.A215]*[.C215])/([.E215]*[.B215]*3605.05658350185) )  -1))" office:value-type="float" office:value="1529011976909.6" calcext:value-type="float">
            <text:p>1529011976909.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1500" calcext:value-type="float">
            <text:p>21500</text:p>
          </table:table-cell>
          <table:table-cell table:formula="of:=[.D216]*POWER(10;-10)" office:value-type="float" office:value="0.00000215" calcext:value-type="float">
            <text:p>2.15E-06</text:p>
          </table:table-cell>
          <table:table-cell table:formula="of:=3.74192050507746E-016 / (POWER([.E216];5) * ((EXP( 1.9864748E-025 /([.E216]*1.381E-023 *3567.04712188114) )  -1)))" office:value-type="float" office:value="1474303443614.06" calcext:value-type="float">
            <text:p>1474303443614.06</text:p>
          </table:table-cell>
          <table:table-cell table:formula="of:=(2*PI( )*[.C216]*[.C216]*[.A216]) / (POWER([.E216];5) * (EXP( ([.A216]*[.C216])/([.E216]*[.B216]*3639.76900396354) )  -1))" office:value-type="float" office:value="1541252740968.97" calcext:value-type="float">
            <text:p>1541252740968.97</text:p>
          </table:table-cell>
          <table:table-cell table:formula="of:=(2*PI( )*[.C216]*[.C216]*[.A216]) / (POWER([.E216];5) * (EXP( ([.A216]*[.C216])/([.E216]*[.B216]*3607.08748252358) )  -1))" office:value-type="float" office:value="1511074568158.97" calcext:value-type="float">
            <text:p>1511074568158.97</text:p>
          </table:table-cell>
          <table:table-cell table:formula="of:=(2*PI( )*[.C216]*[.C216]*[.A216]) / (POWER([.E216];5) * (EXP( ([.A216]*[.C216])/([.E216]*[.B216]*3491.3099269129) )  -1))" office:value-type="float" office:value="1405379139683.32" calcext:value-type="float">
            <text:p>1405379139683.32</text:p>
          </table:table-cell>
          <table:table-cell table:formula="of:=(2*PI( )*[.C216]*[.C216]*[.A216]) / (POWER([.E216];5) * (EXP( ([.A216]*[.C216])/([.E216]*[.B216]*3603.83918136312) )  -1))" office:value-type="float" office:value="1508083121504.29" calcext:value-type="float">
            <text:p>1508083121504.29</text:p>
          </table:table-cell>
          <table:table-cell table:formula="of:=(2*PI( )*[.C216]*[.C216]*[.A216]) / (POWER([.E216];5) * (EXP( ([.A216]*[.C216])/([.E216]*[.B216]*5529.53658708751) )  -1))" office:value-type="float" office:value="3461233192205.97" calcext:value-type="float">
            <text:p>3461233192205.97</text:p>
          </table:table-cell>
          <table:table-cell table:formula="of:=(2*PI( )*[.C216]*[.C216]*[.A216]) / (POWER([.E216];5) * (EXP( ([.A216]*[.C216])/([.E216]*[.B216]*3545.8658661559) )  -1))" office:value-type="float" office:value="1454943521083.66" calcext:value-type="float">
            <text:p>1454943521083.66</text:p>
          </table:table-cell>
          <table:table-cell table:formula="of:=(2*PI( )*[.C216]*[.C216]*[.A216]) / (POWER([.E216];5) * (EXP( ([.A216]*[.C216])/([.E216]*[.B216]*3909.75687519039) )  -1))" office:value-type="float" office:value="1795835940958.46" calcext:value-type="float">
            <text:p>1795835940958.46</text:p>
          </table:table-cell>
          <table:table-cell table:formula="of:=(2*PI( )*[.C216]*[.C216]*[.A216]) / (POWER([.E216];5) * (EXP( ([.A216]*[.C216])/([.E216]*[.B216]*3653.20966006719) )  -1))" office:value-type="float" office:value="1553706116776.28" calcext:value-type="float">
            <text:p>1553706116776.28</text:p>
          </table:table-cell>
          <table:table-cell table:formula="of:=(2*PI( )*[.C216]*[.C216]*[.A216]) / (POWER([.E216];5) * (EXP( ([.A216]*[.C216])/([.E216]*[.B216]*3523.91077015782) )  -1))" office:value-type="float" office:value="1434944659804.13" calcext:value-type="float">
            <text:p>1434944659804.13</text:p>
          </table:table-cell>
          <table:table-cell table:formula="of:=(2*PI( )*[.C216]*[.C216]*[.A216]) / (POWER([.E216];5) * (EXP( ([.A216]*[.C216])/([.E216]*[.B216]*3496.76346007464) )  -1))" office:value-type="float" office:value="1410313934328.61" calcext:value-type="float">
            <text:p>1410313934328.61</text:p>
          </table:table-cell>
          <table:table-cell table:formula="of:=(2*PI( )*[.C216]*[.C216]*[.A216]) / (POWER([.E216];5) * (EXP( ([.A216]*[.C216])/([.E216]*[.B216]*3605.05658350185) )  -1))" office:value-type="float" office:value="1509204087796.67" calcext:value-type="float">
            <text:p>1509204087796.6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1600" calcext:value-type="float">
            <text:p>21600</text:p>
          </table:table-cell>
          <table:table-cell table:formula="of:=[.D217]*POWER(10;-10)" office:value-type="float" office:value="0.00000216" calcext:value-type="float">
            <text:p>2.16E-06</text:p>
          </table:table-cell>
          <table:table-cell table:formula="of:=3.74192050507746E-016 / (POWER([.E217];5) * ((EXP( 1.9864748E-025 /([.E217]*1.381E-023 *3567.04712188114) )  -1)))" office:value-type="float" office:value="1455350713835.44" calcext:value-type="float">
            <text:p>1455350713835.44</text:p>
          </table:table-cell>
          <table:table-cell table:formula="of:=(2*PI( )*[.C217]*[.C217]*[.A217]) / (POWER([.E217];5) * (EXP( ([.A217]*[.C217])/([.E217]*[.B217]*3639.76900396354) )  -1))" office:value-type="float" office:value="1521234186926.13" calcext:value-type="float">
            <text:p>1521234186926.13</text:p>
          </table:table-cell>
          <table:table-cell table:formula="of:=(2*PI( )*[.C217]*[.C217]*[.A217]) / (POWER([.E217];5) * (EXP( ([.A217]*[.C217])/([.E217]*[.B217]*3607.08748252358) )  -1))" office:value-type="float" office:value="1491537230565.58" calcext:value-type="float">
            <text:p>1491537230565.58</text:p>
          </table:table-cell>
          <table:table-cell table:formula="of:=(2*PI( )*[.C217]*[.C217]*[.A217]) / (POWER([.E217];5) * (EXP( ([.A217]*[.C217])/([.E217]*[.B217]*3491.3099269129) )  -1))" office:value-type="float" office:value="1387516816582.56" calcext:value-type="float">
            <text:p>1387516816582.56</text:p>
          </table:table-cell>
          <table:table-cell table:formula="of:=(2*PI( )*[.C217]*[.C217]*[.A217]) / (POWER([.E217];5) * (EXP( ([.A217]*[.C217])/([.E217]*[.B217]*3603.83918136312) )  -1))" office:value-type="float" office:value="1488593415765.29" calcext:value-type="float">
            <text:p>1488593415765.29</text:p>
          </table:table-cell>
          <table:table-cell table:formula="of:=(2*PI( )*[.C217]*[.C217]*[.A217]) / (POWER([.E217];5) * (EXP( ([.A217]*[.C217])/([.E217]*[.B217]*5529.53658708751) )  -1))" office:value-type="float" office:value="3408984534495.65" calcext:value-type="float">
            <text:p>3408984534495.65</text:p>
          </table:table-cell>
          <table:table-cell table:formula="of:=(2*PI( )*[.C217]*[.C217]*[.A217]) / (POWER([.E217];5) * (EXP( ([.A217]*[.C217])/([.E217]*[.B217]*3545.8658661559) )  -1))" office:value-type="float" office:value="1436297795843.46" calcext:value-type="float">
            <text:p>1436297795843.46</text:p>
          </table:table-cell>
          <table:table-cell table:formula="of:=(2*PI( )*[.C217]*[.C217]*[.A217]) / (POWER([.E217];5) * (EXP( ([.A217]*[.C217])/([.E217]*[.B217]*3909.75687519039) )  -1))" office:value-type="float" office:value="1771711628047.44" calcext:value-type="float">
            <text:p>1771711628047.44</text:p>
          </table:table-cell>
          <table:table-cell table:formula="of:=(2*PI( )*[.C217]*[.C217]*[.A217]) / (POWER([.E217];5) * (EXP( ([.A217]*[.C217])/([.E217]*[.B217]*3653.20966006719) )  -1))" office:value-type="float" office:value="1533488617989.45" calcext:value-type="float">
            <text:p>1533488617989.45</text:p>
          </table:table-cell>
          <table:table-cell table:formula="of:=(2*PI( )*[.C217]*[.C217]*[.A217]) / (POWER([.E217];5) * (EXP( ([.A217]*[.C217])/([.E217]*[.B217]*3523.91077015782) )  -1))" office:value-type="float" office:value="1416615483646.51" calcext:value-type="float">
            <text:p>1416615483646.51</text:p>
          </table:table-cell>
          <table:table-cell table:formula="of:=(2*PI( )*[.C217]*[.C217]*[.A217]) / (POWER([.E217];5) * (EXP( ([.A217]*[.C217])/([.E217]*[.B217]*3496.76346007464) )  -1))" office:value-type="float" office:value="1392373782974.56" calcext:value-type="float">
            <text:p>1392373782974.56</text:p>
          </table:table-cell>
          <table:table-cell table:formula="of:=(2*PI( )*[.C217]*[.C217]*[.A217]) / (POWER([.E217];5) * (EXP( ([.A217]*[.C217])/([.E217]*[.B217]*3605.05658350185) )  -1))" office:value-type="float" office:value="1489696534747.55" calcext:value-type="float">
            <text:p>1489696534747.5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1700" calcext:value-type="float">
            <text:p>21700</text:p>
          </table:table-cell>
          <table:table-cell table:formula="of:=[.D218]*POWER(10;-10)" office:value-type="float" office:value="0.00000217" calcext:value-type="float">
            <text:p>2.17E-06</text:p>
          </table:table-cell>
          <table:table-cell table:formula="of:=3.74192050507746E-016 / (POWER([.E218];5) * ((EXP( 1.9864748E-025 /([.E218]*1.381E-023 *3567.04712188114) )  -1)))" office:value-type="float" office:value="1436682806126.17" calcext:value-type="float">
            <text:p>1436682806126.17</text:p>
          </table:table-cell>
          <table:table-cell table:formula="of:=(2*PI( )*[.C218]*[.C218]*[.A218]) / (POWER([.E218];5) * (EXP( ([.A218]*[.C218])/([.E218]*[.B218]*3639.76900396354) )  -1))" office:value-type="float" office:value="1501520810248" calcext:value-type="float">
            <text:p>1501520810248</text:p>
          </table:table-cell>
          <table:table-cell table:formula="of:=(2*PI( )*[.C218]*[.C218]*[.A218]) / (POWER([.E218];5) * (EXP( ([.A218]*[.C218])/([.E218]*[.B218]*3607.08748252358) )  -1))" office:value-type="float" office:value="1472295860141.79" calcext:value-type="float">
            <text:p>1472295860141.79</text:p>
          </table:table-cell>
          <table:table-cell table:formula="of:=(2*PI( )*[.C218]*[.C218]*[.A218]) / (POWER([.E218];5) * (EXP( ([.A218]*[.C218])/([.E218]*[.B218]*3491.3099269129) )  -1))" office:value-type="float" office:value="1369918663592.7" calcext:value-type="float">
            <text:p>1369918663592.7</text:p>
          </table:table-cell>
          <table:table-cell table:formula="of:=(2*PI( )*[.C218]*[.C218]*[.A218]) / (POWER([.E218];5) * (EXP( ([.A218]*[.C218])/([.E218]*[.B218]*3603.83918136312) )  -1))" office:value-type="float" office:value="1469398767304.32" calcext:value-type="float">
            <text:p>1469398767304.32</text:p>
          </table:table-cell>
          <table:table-cell table:formula="of:=(2*PI( )*[.C218]*[.C218]*[.A218]) / (POWER([.E218];5) * (EXP( ([.A218]*[.C218])/([.E218]*[.B218]*5529.53658708751) )  -1))" office:value-type="float" office:value="3357700689653.66" calcext:value-type="float">
            <text:p>3357700689653.66</text:p>
          </table:table-cell>
          <table:table-cell table:formula="of:=(2*PI( )*[.C218]*[.C218]*[.A218]) / (POWER([.E218];5) * (EXP( ([.A218]*[.C218])/([.E218]*[.B218]*3545.8658661559) )  -1))" office:value-type="float" office:value="1417931059823.3" calcext:value-type="float">
            <text:p>1417931059823.3</text:p>
          </table:table-cell>
          <table:table-cell table:formula="of:=(2*PI( )*[.C218]*[.C218]*[.A218]) / (POWER([.E218];5) * (EXP( ([.A218]*[.C218])/([.E218]*[.B218]*3909.75687519039) )  -1))" office:value-type="float" office:value="1747972256773.74" calcext:value-type="float">
            <text:p>1747972256773.74</text:p>
          </table:table-cell>
          <table:table-cell table:formula="of:=(2*PI( )*[.C218]*[.C218]*[.A218]) / (POWER([.E218];5) * (EXP( ([.A218]*[.C218])/([.E218]*[.B218]*3653.20966006719) )  -1))" office:value-type="float" office:value="1513580113510.12" calcext:value-type="float">
            <text:p>1513580113510.12</text:p>
          </table:table-cell>
          <table:table-cell table:formula="of:=(2*PI( )*[.C218]*[.C218]*[.A218]) / (POWER([.E218];5) * (EXP( ([.A218]*[.C218])/([.E218]*[.B218]*3523.91077015782) )  -1))" office:value-type="float" office:value="1398559297346.52" calcext:value-type="float">
            <text:p>1398559297346.52</text:p>
          </table:table-cell>
          <table:table-cell table:formula="of:=(2*PI( )*[.C218]*[.C218]*[.A218]) / (POWER([.E218];5) * (EXP( ([.A218]*[.C218])/([.E218]*[.B218]*3496.76346007464) )  -1))" office:value-type="float" office:value="1374699269676.16" calcext:value-type="float">
            <text:p>1374699269676.16</text:p>
          </table:table-cell>
          <table:table-cell table:formula="of:=(2*PI( )*[.C218]*[.C218]*[.A218]) / (POWER([.E218];5) * (EXP( ([.A218]*[.C218])/([.E218]*[.B218]*3605.05658350185) )  -1))" office:value-type="float" office:value="1470484379868.75" calcext:value-type="float">
            <text:p>1470484379868.7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1800" calcext:value-type="float">
            <text:p>21800</text:p>
          </table:table-cell>
          <table:table-cell table:formula="of:=[.D219]*POWER(10;-10)" office:value-type="float" office:value="0.00000218" calcext:value-type="float">
            <text:p>2.18E-06</text:p>
          </table:table-cell>
          <table:table-cell table:formula="of:=3.74192050507746E-016 / (POWER([.E219];5) * ((EXP( 1.9864748E-025 /([.E219]*1.381E-023 *3567.04712188114) )  -1)))" office:value-type="float" office:value="1418295090950.51" calcext:value-type="float">
            <text:p>1418295090950.51</text:p>
          </table:table-cell>
          <table:table-cell table:formula="of:=(2*PI( )*[.C219]*[.C219]*[.A219]) / (POWER([.E219];5) * (EXP( ([.A219]*[.C219])/([.E219]*[.B219]*3639.76900396354) )  -1))" office:value-type="float" office:value="1482107537208.57" calcext:value-type="float">
            <text:p>1482107537208.57</text:p>
          </table:table-cell>
          <table:table-cell table:formula="of:=(2*PI( )*[.C219]*[.C219]*[.A219]) / (POWER([.E219];5) * (EXP( ([.A219]*[.C219])/([.E219]*[.B219]*3607.08748252358) )  -1))" office:value-type="float" office:value="1453345584732.12" calcext:value-type="float">
            <text:p>1453345584732.12</text:p>
          </table:table-cell>
          <table:table-cell table:formula="of:=(2*PI( )*[.C219]*[.C219]*[.A219]) / (POWER([.E219];5) * (EXP( ([.A219]*[.C219])/([.E219]*[.B219]*3491.3099269129) )  -1))" office:value-type="float" office:value="1352580496756.28" calcext:value-type="float">
            <text:p>1352580496756.28</text:p>
          </table:table-cell>
          <table:table-cell table:formula="of:=(2*PI( )*[.C219]*[.C219]*[.A219]) / (POWER([.E219];5) * (EXP( ([.A219]*[.C219])/([.E219]*[.B219]*3603.83918136312) )  -1))" office:value-type="float" office:value="1450494323827.57" calcext:value-type="float">
            <text:p>1450494323827.57</text:p>
          </table:table-cell>
          <table:table-cell table:formula="of:=(2*PI( )*[.C219]*[.C219]*[.A219]) / (POWER([.E219];5) * (EXP( ([.A219]*[.C219])/([.E219]*[.B219]*5529.53658708751) )  -1))" office:value-type="float" office:value="3307360815618.26" calcext:value-type="float">
            <text:p>3307360815618.26</text:p>
          </table:table-cell>
          <table:table-cell table:formula="of:=(2*PI( )*[.C219]*[.C219]*[.A219]) / (POWER([.E219];5) * (EXP( ([.A219]*[.C219])/([.E219]*[.B219]*3545.8658661559) )  -1))" office:value-type="float" office:value="1399838809874.76" calcext:value-type="float">
            <text:p>1399838809874.76</text:p>
          </table:table-cell>
          <table:table-cell table:formula="of:=(2*PI( )*[.C219]*[.C219]*[.A219]) / (POWER([.E219];5) * (EXP( ([.A219]*[.C219])/([.E219]*[.B219]*3909.75687519039) )  -1))" office:value-type="float" office:value="1724610972318.5" calcext:value-type="float">
            <text:p>1724610972318.5</text:p>
          </table:table-cell>
          <table:table-cell table:formula="of:=(2*PI( )*[.C219]*[.C219]*[.A219]) / (POWER([.E219];5) * (EXP( ([.A219]*[.C219])/([.E219]*[.B219]*3653.20966006719) )  -1))" office:value-type="float" office:value="1493975445801.84" calcext:value-type="float">
            <text:p>1493975445801.84</text:p>
          </table:table-cell>
          <table:table-cell table:formula="of:=(2*PI( )*[.C219]*[.C219]*[.A219]) / (POWER([.E219];5) * (EXP( ([.A219]*[.C219])/([.E219]*[.B219]*3523.91077015782) )  -1))" office:value-type="float" office:value="1380771727313.74" calcext:value-type="float">
            <text:p>1380771727313.74</text:p>
          </table:table-cell>
          <table:table-cell table:formula="of:=(2*PI( )*[.C219]*[.C219]*[.A219]) / (POWER([.E219];5) * (EXP( ([.A219]*[.C219])/([.E219]*[.B219]*3496.76346007464) )  -1))" office:value-type="float" office:value="1357286178983.95" calcext:value-type="float">
            <text:p>1357286178983.95</text:p>
          </table:table-cell>
          <table:table-cell table:formula="of:=(2*PI( )*[.C219]*[.C219]*[.A219]) / (POWER([.E219];5) * (EXP( ([.A219]*[.C219])/([.E219]*[.B219]*3605.05658350185) )  -1))" office:value-type="float" office:value="1451562763426.39" calcext:value-type="float">
            <text:p>1451562763426.3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1900" calcext:value-type="float">
            <text:p>21900</text:p>
          </table:table-cell>
          <table:table-cell table:formula="of:=[.D220]*POWER(10;-10)" office:value-type="float" office:value="0.00000219" calcext:value-type="float">
            <text:p>2.19E-06</text:p>
          </table:table-cell>
          <table:table-cell table:formula="of:=3.74192050507746E-016 / (POWER([.E220];5) * ((EXP( 1.9864748E-025 /([.E220]*1.381E-023 *3567.04712188114) )  -1)))" office:value-type="float" office:value="1400183010681.45" calcext:value-type="float">
            <text:p>1400183010681.45</text:p>
          </table:table-cell>
          <table:table-cell table:formula="of:=(2*PI( )*[.C220]*[.C220]*[.A220]) / (POWER([.E220];5) * (EXP( ([.A220]*[.C220])/([.E220]*[.B220]*3639.76900396354) )  -1))" office:value-type="float" office:value="1462989376609.77" calcext:value-type="float">
            <text:p>1462989376609.77</text:p>
          </table:table-cell>
          <table:table-cell table:formula="of:=(2*PI( )*[.C220]*[.C220]*[.A220]) / (POWER([.E220];5) * (EXP( ([.A220]*[.C220])/([.E220]*[.B220]*3607.08748252358) )  -1))" office:value-type="float" office:value="1434681609870.06" calcext:value-type="float">
            <text:p>1434681609870.06</text:p>
          </table:table-cell>
          <table:table-cell table:formula="of:=(2*PI( )*[.C220]*[.C220]*[.A220]) / (POWER([.E220];5) * (EXP( ([.A220]*[.C220])/([.E220]*[.B220]*3491.3099269129) )  -1))" office:value-type="float" office:value="1335498193545.17" calcext:value-type="float">
            <text:p>1335498193545.17</text:p>
          </table:table-cell>
          <table:table-cell table:formula="of:=(2*PI( )*[.C220]*[.C220]*[.A220]) / (POWER([.E220];5) * (EXP( ([.A220]*[.C220])/([.E220]*[.B220]*3603.83918136312) )  -1))" office:value-type="float" office:value="1431875310255.12" calcext:value-type="float">
            <text:p>1431875310255.12</text:p>
          </table:table-cell>
          <table:table-cell table:formula="of:=(2*PI( )*[.C220]*[.C220]*[.A220]) / (POWER([.E220];5) * (EXP( ([.A220]*[.C220])/([.E220]*[.B220]*5529.53658708751) )  -1))" office:value-type="float" office:value="3257944579522.53" calcext:value-type="float">
            <text:p>3257944579522.53</text:p>
          </table:table-cell>
          <table:table-cell table:formula="of:=(2*PI( )*[.C220]*[.C220]*[.A220]) / (POWER([.E220];5) * (EXP( ([.A220]*[.C220])/([.E220]*[.B220]*3545.8658661559) )  -1))" office:value-type="float" office:value="1382016611767.23" calcext:value-type="float">
            <text:p>1382016611767.23</text:p>
          </table:table-cell>
          <table:table-cell table:formula="of:=(2*PI( )*[.C220]*[.C220]*[.A220]) / (POWER([.E220];5) * (EXP( ([.A220]*[.C220])/([.E220]*[.B220]*3909.75687519039) )  -1))" office:value-type="float" office:value="1701621046373.98" calcext:value-type="float">
            <text:p>1701621046373.98</text:p>
          </table:table-cell>
          <table:table-cell table:formula="of:=(2*PI( )*[.C220]*[.C220]*[.A220]) / (POWER([.E220];5) * (EXP( ([.A220]*[.C220])/([.E220]*[.B220]*3653.20966006719) )  -1))" office:value-type="float" office:value="1474669541877.47" calcext:value-type="float">
            <text:p>1474669541877.47</text:p>
          </table:table-cell>
          <table:table-cell table:formula="of:=(2*PI( )*[.C220]*[.C220]*[.A220]) / (POWER([.E220];5) * (EXP( ([.A220]*[.C220])/([.E220]*[.B220]*3523.91077015782) )  -1))" office:value-type="float" office:value="1363248465824.49" calcext:value-type="float">
            <text:p>1363248465824.49</text:p>
          </table:table-cell>
          <table:table-cell table:formula="of:=(2*PI( )*[.C220]*[.C220]*[.A220]) / (POWER([.E220];5) * (EXP( ([.A220]*[.C220])/([.E220]*[.B220]*3496.76346007464) )  -1))" office:value-type="float" office:value="1340130357612.27" calcext:value-type="float">
            <text:p>1340130357612.27</text:p>
          </table:table-cell>
          <table:table-cell table:formula="of:=(2*PI( )*[.C220]*[.C220]*[.A220]) / (POWER([.E220];5) * (EXP( ([.A220]*[.C220])/([.E220]*[.B220]*3605.05658350185) )  -1))" office:value-type="float" office:value="1432926903078.37" calcext:value-type="float">
            <text:p>1432926903078.3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2000" calcext:value-type="float">
            <text:p>22000</text:p>
          </table:table-cell>
          <table:table-cell table:formula="of:=[.D221]*POWER(10;-10)" office:value-type="float" office:value="0.0000022" calcext:value-type="float">
            <text:p>2.2E-06</text:p>
          </table:table-cell>
          <table:table-cell table:formula="of:=3.74192050507746E-016 / (POWER([.E221];5) * ((EXP( 1.9864748E-025 /([.E221]*1.381E-023 *3567.04712188114) )  -1)))" office:value-type="float" office:value="1382342078943.71" calcext:value-type="float">
            <text:p>1382342078943.71</text:p>
          </table:table-cell>
          <table:table-cell table:formula="of:=(2*PI( )*[.C221]*[.C221]*[.A221]) / (POWER([.E221];5) * (EXP( ([.A221]*[.C221])/([.E221]*[.B221]*3639.76900396354) )  -1))" office:value-type="float" office:value="1444161418859.2" calcext:value-type="float">
            <text:p>1444161418859.2</text:p>
          </table:table-cell>
          <table:table-cell table:formula="of:=(2*PI( )*[.C221]*[.C221]*[.A221]) / (POWER([.E221];5) * (EXP( ([.A221]*[.C221])/([.E221]*[.B221]*3607.08748252358) )  -1))" office:value-type="float" office:value="1416299217977.42" calcext:value-type="float">
            <text:p>1416299217977.42</text:p>
          </table:table-cell>
          <table:table-cell table:formula="of:=(2*PI( )*[.C221]*[.C221]*[.A221]) / (POWER([.E221];5) * (EXP( ([.A221]*[.C221])/([.E221]*[.B221]*3491.3099269129) )  -1))" office:value-type="float" office:value="1318667692458.28" calcext:value-type="float">
            <text:p>1318667692458.28</text:p>
          </table:table-cell>
          <table:table-cell table:formula="of:=(2*PI( )*[.C221]*[.C221]*[.A221]) / (POWER([.E221];5) * (EXP( ([.A221]*[.C221])/([.E221]*[.B221]*3603.83918136312) )  -1))" office:value-type="float" office:value="1413537027932.25" calcext:value-type="float">
            <text:p>1413537027932.25</text:p>
          </table:table-cell>
          <table:table-cell table:formula="of:=(2*PI( )*[.C221]*[.C221]*[.A221]) / (POWER([.E221];5) * (EXP( ([.A221]*[.C221])/([.E221]*[.B221]*5529.53658708751) )  -1))" office:value-type="float" office:value="3209432144033.29" calcext:value-type="float">
            <text:p>3209432144033.29</text:p>
          </table:table-cell>
          <table:table-cell table:formula="of:=(2*PI( )*[.C221]*[.C221]*[.A221]) / (POWER([.E221];5) * (EXP( ([.A221]*[.C221])/([.E221]*[.B221]*3545.8658661559) )  -1))" office:value-type="float" office:value="1364460099604.31" calcext:value-type="float">
            <text:p>1364460099604.31</text:p>
          </table:table-cell>
          <table:table-cell table:formula="of:=(2*PI( )*[.C221]*[.C221]*[.A221]) / (POWER([.E221];5) * (EXP( ([.A221]*[.C221])/([.E221]*[.B221]*3909.75687519039) )  -1))" office:value-type="float" office:value="1678995875066.78" calcext:value-type="float">
            <text:p>1678995875066.78</text:p>
          </table:table-cell>
          <table:table-cell table:formula="of:=(2*PI( )*[.C221]*[.C221]*[.A221]) / (POWER([.E221];5) * (EXP( ([.A221]*[.C221])/([.E221]*[.B221]*3653.20966006719) )  -1))" office:value-type="float" office:value="1455657412325.72" calcext:value-type="float">
            <text:p>1455657412325.72</text:p>
          </table:table-cell>
          <table:table-cell table:formula="of:=(2*PI( )*[.C221]*[.C221]*[.A221]) / (POWER([.E221];5) * (EXP( ([.A221]*[.C221])/([.E221]*[.B221]*3523.91077015782) )  -1))" office:value-type="float" office:value="1345985270512.57" calcext:value-type="float">
            <text:p>1345985270512.57</text:p>
          </table:table-cell>
          <table:table-cell table:formula="of:=(2*PI( )*[.C221]*[.C221]*[.A221]) / (POWER([.E221];5) * (EXP( ([.A221]*[.C221])/([.E221]*[.B221]*3496.76346007464) )  -1))" office:value-type="float" office:value="1323227714019.45" calcext:value-type="float">
            <text:p>1323227714019.45</text:p>
          </table:table-cell>
          <table:table-cell table:formula="of:=(2*PI( )*[.C221]*[.C221]*[.A221]) / (POWER([.E221];5) * (EXP( ([.A221]*[.C221])/([.E221]*[.B221]*3605.05658350185) )  -1))" office:value-type="float" office:value="1414572093081.23" calcext:value-type="float">
            <text:p>1414572093081.2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2100" calcext:value-type="float">
            <text:p>22100</text:p>
          </table:table-cell>
          <table:table-cell table:formula="of:=[.D222]*POWER(10;-10)" office:value-type="float" office:value="0.00000221" calcext:value-type="float">
            <text:p>2.21E-06</text:p>
          </table:table-cell>
          <table:table-cell table:formula="of:=3.74192050507746E-016 / (POWER([.E222];5) * ((EXP( 1.9864748E-025 /([.E222]*1.381E-023 *3567.04712188114) )  -1)))" office:value-type="float" office:value="1364767879930.59" calcext:value-type="float">
            <text:p>1364767879930.59</text:p>
          </table:table-cell>
          <table:table-cell table:formula="of:=(2*PI( )*[.C222]*[.C222]*[.A222]) / (POWER([.E222];5) * (EXP( ([.A222]*[.C222])/([.E222]*[.B222]*3639.76900396354) )  -1))" office:value-type="float" office:value="1425618835028.26" calcext:value-type="float">
            <text:p>1425618835028.26</text:p>
          </table:table-cell>
          <table:table-cell table:formula="of:=(2*PI( )*[.C222]*[.C222]*[.A222]) / (POWER([.E222];5) * (EXP( ([.A222]*[.C222])/([.E222]*[.B222]*3607.08748252358) )  -1))" office:value-type="float" office:value="1398193767541.14" calcext:value-type="float">
            <text:p>1398193767541.14</text:p>
          </table:table-cell>
          <table:table-cell table:formula="of:=(2*PI( )*[.C222]*[.C222]*[.A222]) / (POWER([.E222];5) * (EXP( ([.A222]*[.C222])/([.E222]*[.B222]*3491.3099269129) )  -1))" office:value-type="float" office:value="1302084992587.63" calcext:value-type="float">
            <text:p>1302084992587.63</text:p>
          </table:table-cell>
          <table:table-cell table:formula="of:=(2*PI( )*[.C222]*[.C222]*[.A222]) / (POWER([.E222];5) * (EXP( ([.A222]*[.C222])/([.E222]*[.B222]*3603.83918136312) )  -1))" office:value-type="float" office:value="1395474853817.77" calcext:value-type="float">
            <text:p>1395474853817.77</text:p>
          </table:table-cell>
          <table:table-cell table:formula="of:=(2*PI( )*[.C222]*[.C222]*[.A222]) / (POWER([.E222];5) * (EXP( ([.A222]*[.C222])/([.E222]*[.B222]*5529.53658708751) )  -1))" office:value-type="float" office:value="3161804154080.36" calcext:value-type="float">
            <text:p>3161804154080.36</text:p>
          </table:table-cell>
          <table:table-cell table:formula="of:=(2*PI( )*[.C222]*[.C222]*[.A222]) / (POWER([.E222];5) * (EXP( ([.A222]*[.C222])/([.E222]*[.B222]*3545.8658661559) )  -1))" office:value-type="float" office:value="1347164975212.48" calcext:value-type="float">
            <text:p>1347164975212.48</text:p>
          </table:table-cell>
          <table:table-cell table:formula="of:=(2*PI( )*[.C222]*[.C222]*[.A222]) / (POWER([.E222];5) * (EXP( ([.A222]*[.C222])/([.E222]*[.B222]*3909.75687519039) )  -1))" office:value-type="float" office:value="1656728976891.89" calcext:value-type="float">
            <text:p>1656728976891.89</text:p>
          </table:table-cell>
          <table:table-cell table:formula="of:=(2*PI( )*[.C222]*[.C222]*[.A222]) / (POWER([.E222];5) * (EXP( ([.A222]*[.C222])/([.E222]*[.B222]*3653.20966006719) )  -1))" office:value-type="float" office:value="1436934150319.42" calcext:value-type="float">
            <text:p>1436934150319.42</text:p>
          </table:table-cell>
          <table:table-cell table:formula="of:=(2*PI( )*[.C222]*[.C222]*[.A222]) / (POWER([.E222];5) * (EXP( ([.A222]*[.C222])/([.E222]*[.B222]*3523.91077015782) )  -1))" office:value-type="float" office:value="1328977963830.67" calcext:value-type="float">
            <text:p>1328977963830.67</text:p>
          </table:table-cell>
          <table:table-cell table:formula="of:=(2*PI( )*[.C222]*[.C222]*[.A222]) / (POWER([.E222];5) * (EXP( ([.A222]*[.C222])/([.E222]*[.B222]*3496.76346007464) )  -1))" office:value-type="float" office:value="1306574217956.54" calcext:value-type="float">
            <text:p>1306574217956.54</text:p>
          </table:table-cell>
          <table:table-cell table:formula="of:=(2*PI( )*[.C222]*[.C222]*[.A222]) / (POWER([.E222];5) * (EXP( ([.A222]*[.C222])/([.E222]*[.B222]*3605.05658350185) )  -1))" office:value-type="float" office:value="1396493703474.22" calcext:value-type="float">
            <text:p>1396493703474.2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2200" calcext:value-type="float">
            <text:p>22200</text:p>
          </table:table-cell>
          <table:table-cell table:formula="of:=[.D223]*POWER(10;-10)" office:value-type="float" office:value="0.00000222" calcext:value-type="float">
            <text:p>2.22E-06</text:p>
          </table:table-cell>
          <table:table-cell table:formula="of:=3.74192050507746E-016 / (POWER([.E223];5) * ((EXP( 1.9864748E-025 /([.E223]*1.381E-023 *3567.04712188114) )  -1)))" office:value-type="float" office:value="1347456067697.5" calcext:value-type="float">
            <text:p>1347456067697.5</text:p>
          </table:table-cell>
          <table:table-cell table:formula="of:=(2*PI( )*[.C223]*[.C223]*[.A223]) / (POWER([.E223];5) * (EXP( ([.A223]*[.C223])/([.E223]*[.B223]*3639.76900396354) )  -1))" office:value-type="float" office:value="1407356875893.17" calcext:value-type="float">
            <text:p>1407356875893.17</text:p>
          </table:table-cell>
          <table:table-cell table:formula="of:=(2*PI( )*[.C223]*[.C223]*[.A223]) / (POWER([.E223];5) * (EXP( ([.A223]*[.C223])/([.E223]*[.B223]*3607.08748252358) )  -1))" office:value-type="float" office:value="1380360692270.04" calcext:value-type="float">
            <text:p>1380360692270.04</text:p>
          </table:table-cell>
          <table:table-cell table:formula="of:=(2*PI( )*[.C223]*[.C223]*[.A223]) / (POWER([.E223];5) * (EXP( ([.A223]*[.C223])/([.E223]*[.B223]*3491.3099269129) )  -1))" office:value-type="float" office:value="1285746153155.09" calcext:value-type="float">
            <text:p>1285746153155.09</text:p>
          </table:table-cell>
          <table:table-cell table:formula="of:=(2*PI( )*[.C223]*[.C223]*[.A223]) / (POWER([.E223];5) * (EXP( ([.A223]*[.C223])/([.E223]*[.B223]*3603.83918136312) )  -1))" office:value-type="float" office:value="1377684239652.08" calcext:value-type="float">
            <text:p>1377684239652.08</text:p>
          </table:table-cell>
          <table:table-cell table:formula="of:=(2*PI( )*[.C223]*[.C223]*[.A223]) / (POWER([.E223];5) * (EXP( ([.A223]*[.C223])/([.E223]*[.B223]*5529.53658708751) )  -1))" office:value-type="float" office:value="3115041723964.65" calcext:value-type="float">
            <text:p>3115041723964.65</text:p>
          </table:table-cell>
          <table:table-cell table:formula="of:=(2*PI( )*[.C223]*[.C223]*[.A223]) / (POWER([.E223];5) * (EXP( ([.A223]*[.C223])/([.E223]*[.B223]*3545.8658661559) )  -1))" office:value-type="float" office:value="1330127007504.7" calcext:value-type="float">
            <text:p>1330127007504.7</text:p>
          </table:table-cell>
          <table:table-cell table:formula="of:=(2*PI( )*[.C223]*[.C223]*[.A223]) / (POWER([.E223];5) * (EXP( ([.A223]*[.C223])/([.E223]*[.B223]*3909.75687519039) )  -1))" office:value-type="float" office:value="1634813990659.32" calcext:value-type="float">
            <text:p>1634813990659.32</text:p>
          </table:table-cell>
          <table:table-cell table:formula="of:=(2*PI( )*[.C223]*[.C223]*[.A223]) / (POWER([.E223];5) * (EXP( ([.A223]*[.C223])/([.E223]*[.B223]*3653.20966006719) )  -1))" office:value-type="float" office:value="1418494930607.79" calcext:value-type="float">
            <text:p>1418494930607.79</text:p>
          </table:table-cell>
          <table:table-cell table:formula="of:=(2*PI( )*[.C223]*[.C223]*[.A223]) / (POWER([.E223];5) * (EXP( ([.A223]*[.C223])/([.E223]*[.B223]*3523.91077015782) )  -1))" office:value-type="float" office:value="1312222432484.85" calcext:value-type="float">
            <text:p>1312222432484.85</text:p>
          </table:table-cell>
          <table:table-cell table:formula="of:=(2*PI( )*[.C223]*[.C223]*[.A223]) / (POWER([.E223];5) * (EXP( ([.A223]*[.C223])/([.E223]*[.B223]*3496.76346007464) )  -1))" office:value-type="float" office:value="1290165899987.31" calcext:value-type="float">
            <text:p>1290165899987.31</text:p>
          </table:table-cell>
          <table:table-cell table:formula="of:=(2*PI( )*[.C223]*[.C223]*[.A223]) / (POWER([.E223];5) * (EXP( ([.A223]*[.C223])/([.E223]*[.B223]*3605.05658350185) )  -1))" office:value-type="float" office:value="1378687179243.02" calcext:value-type="float">
            <text:p>1378687179243.0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2300" calcext:value-type="float">
            <text:p>22300</text:p>
          </table:table-cell>
          <table:table-cell table:formula="of:=[.D224]*POWER(10;-10)" office:value-type="float" office:value="0.00000223" calcext:value-type="float">
            <text:p>2.23E-06</text:p>
          </table:table-cell>
          <table:table-cell table:formula="of:=3.74192050507746E-016 / (POWER([.E224];5) * ((EXP( 1.9864748E-025 /([.E224]*1.381E-023 *3567.04712188114) )  -1)))" office:value-type="float" office:value="1330402365434.45" calcext:value-type="float">
            <text:p>1330402365434.45</text:p>
          </table:table-cell>
          <table:table-cell table:formula="of:=(2*PI( )*[.C224]*[.C224]*[.A224]) / (POWER([.E224];5) * (EXP( ([.A224]*[.C224])/([.E224]*[.B224]*3639.76900396354) )  -1))" office:value-type="float" office:value="1389370870961.08" calcext:value-type="float">
            <text:p>1389370870961.08</text:p>
          </table:table-cell>
          <table:table-cell table:formula="of:=(2*PI( )*[.C224]*[.C224]*[.A224]) / (POWER([.E224];5) * (EXP( ([.A224]*[.C224])/([.E224]*[.B224]*3607.08748252358) )  -1))" office:value-type="float" office:value="1362795500233.83" calcext:value-type="float">
            <text:p>1362795500233.83</text:p>
          </table:table-cell>
          <table:table-cell table:formula="of:=(2*PI( )*[.C224]*[.C224]*[.A224]) / (POWER([.E224];5) * (EXP( ([.A224]*[.C224])/([.E224]*[.B224]*3491.3099269129) )  -1))" office:value-type="float" office:value="1269647293022.62" calcext:value-type="float">
            <text:p>1269647293022.62</text:p>
          </table:table-cell>
          <table:table-cell table:formula="of:=(2*PI( )*[.C224]*[.C224]*[.A224]) / (POWER([.E224];5) * (EXP( ([.A224]*[.C224])/([.E224]*[.B224]*3603.83918136312) )  -1))" office:value-type="float" office:value="1360160711107.25" calcext:value-type="float">
            <text:p>1360160711107.25</text:p>
          </table:table-cell>
          <table:table-cell table:formula="of:=(2*PI( )*[.C224]*[.C224]*[.A224]) / (POWER([.E224];5) * (EXP( ([.A224]*[.C224])/([.E224]*[.B224]*5529.53658708751) )  -1))" office:value-type="float" office:value="3069126424834.1" calcext:value-type="float">
            <text:p>3069126424834.1</text:p>
          </table:table-cell>
          <table:table-cell table:formula="of:=(2*PI( )*[.C224]*[.C224]*[.A224]) / (POWER([.E224];5) * (EXP( ([.A224]*[.C224])/([.E224]*[.B224]*3545.8658661559) )  -1))" office:value-type="float" office:value="1313342031821.34" calcext:value-type="float">
            <text:p>1313342031821.34</text:p>
          </table:table-cell>
          <table:table-cell table:formula="of:=(2*PI( )*[.C224]*[.C224]*[.A224]) / (POWER([.E224];5) * (EXP( ([.A224]*[.C224])/([.E224]*[.B224]*3909.75687519039) )  -1))" office:value-type="float" office:value="1613244673455.04" calcext:value-type="float">
            <text:p>1613244673455.04</text:p>
          </table:table-cell>
          <table:table-cell table:formula="of:=(2*PI( )*[.C224]*[.C224]*[.A224]) / (POWER([.E224];5) * (EXP( ([.A224]*[.C224])/([.E224]*[.B224]*3653.20966006719) )  -1))" office:value-type="float" office:value="1400335008495.17" calcext:value-type="float">
            <text:p>1400335008495.17</text:p>
          </table:table-cell>
          <table:table-cell table:formula="of:=(2*PI( )*[.C224]*[.C224]*[.A224]) / (POWER([.E224];5) * (EXP( ([.A224]*[.C224])/([.E224]*[.B224]*3523.91077015782) )  -1))" office:value-type="float" office:value="1295714626844.84" calcext:value-type="float">
            <text:p>1295714626844.84</text:p>
          </table:table-cell>
          <table:table-cell table:formula="of:=(2*PI( )*[.C224]*[.C224]*[.A224]) / (POWER([.E224];5) * (EXP( ([.A224]*[.C224])/([.E224]*[.B224]*3496.76346007464) )  -1))" office:value-type="float" office:value="1273998850981.96" calcext:value-type="float">
            <text:p>1273998850981.96</text:p>
          </table:table-cell>
          <table:table-cell table:formula="of:=(2*PI( )*[.C224]*[.C224]*[.A224]) / (POWER([.E224];5) * (EXP( ([.A224]*[.C224])/([.E224]*[.B224]*3605.05658350185) )  -1))" office:value-type="float" office:value="1361148039465.78" calcext:value-type="float">
            <text:p>1361148039465.7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2400" calcext:value-type="float">
            <text:p>22400</text:p>
          </table:table-cell>
          <table:table-cell table:formula="of:=[.D225]*POWER(10;-10)" office:value-type="float" office:value="0.00000224" calcext:value-type="float">
            <text:p>2.24E-06</text:p>
          </table:table-cell>
          <table:table-cell table:formula="of:=3.74192050507746E-016 / (POWER([.E225];5) * ((EXP( 1.9864748E-025 /([.E225]*1.381E-023 *3567.04712188114) )  -1)))" office:value-type="float" office:value="1313602564719.83" calcext:value-type="float">
            <text:p>1313602564719.83</text:p>
          </table:table-cell>
          <table:table-cell table:formula="of:=(2*PI( )*[.C225]*[.C225]*[.A225]) / (POWER([.E225];5) * (EXP( ([.A225]*[.C225])/([.E225]*[.B225]*3639.76900396354) )  -1))" office:value-type="float" office:value="1371656227483.52" calcext:value-type="float">
            <text:p>1371656227483.52</text:p>
          </table:table-cell>
          <table:table-cell table:formula="of:=(2*PI( )*[.C225]*[.C225]*[.A225]) / (POWER([.E225];5) * (EXP( ([.A225]*[.C225])/([.E225]*[.B225]*3607.08748252358) )  -1))" office:value-type="float" office:value="1345493772986.65" calcext:value-type="float">
            <text:p>1345493772986.65</text:p>
          </table:table-cell>
          <table:table-cell table:formula="of:=(2*PI( )*[.C225]*[.C225]*[.A225]) / (POWER([.E225];5) * (EXP( ([.A225]*[.C225])/([.E225]*[.B225]*3491.3099269129) )  -1))" office:value-type="float" office:value="1253784590178.1" calcext:value-type="float">
            <text:p>1253784590178.1</text:p>
          </table:table-cell>
          <table:table-cell table:formula="of:=(2*PI( )*[.C225]*[.C225]*[.A225]) / (POWER([.E225];5) * (EXP( ([.A225]*[.C225])/([.E225]*[.B225]*3603.83918136312) )  -1))" office:value-type="float" office:value="1342899866921.27" calcext:value-type="float">
            <text:p>1342899866921.27</text:p>
          </table:table-cell>
          <table:table-cell table:formula="of:=(2*PI( )*[.C225]*[.C225]*[.A225]) / (POWER([.E225];5) * (EXP( ([.A225]*[.C225])/([.E225]*[.B225]*5529.53658708751) )  -1))" office:value-type="float" office:value="3024040272516.6" calcext:value-type="float">
            <text:p>3024040272516.6</text:p>
          </table:table-cell>
          <table:table-cell table:formula="of:=(2*PI( )*[.C225]*[.C225]*[.A225]) / (POWER([.E225];5) * (EXP( ([.A225]*[.C225])/([.E225]*[.B225]*3545.8658661559) )  -1))" office:value-type="float" office:value="1296805949250.67" calcext:value-type="float">
            <text:p>1296805949250.67</text:p>
          </table:table-cell>
          <table:table-cell table:formula="of:=(2*PI( )*[.C225]*[.C225]*[.A225]) / (POWER([.E225];5) * (EXP( ([.A225]*[.C225])/([.E225]*[.B225]*3909.75687519039) )  -1))" office:value-type="float" office:value="1592014898617.4" calcext:value-type="float">
            <text:p>1592014898617.4</text:p>
          </table:table-cell>
          <table:table-cell table:formula="of:=(2*PI( )*[.C225]*[.C225]*[.A225]) / (POWER([.E225];5) * (EXP( ([.A225]*[.C225])/([.E225]*[.B225]*3653.20966006719) )  -1))" office:value-type="float" office:value="1382449718808.17" calcext:value-type="float">
            <text:p>1382449718808.17</text:p>
          </table:table-cell>
          <table:table-cell table:formula="of:=(2*PI( )*[.C225]*[.C225]*[.A225]) / (POWER([.E225];5) * (EXP( ([.A225]*[.C225])/([.E225]*[.B225]*3523.91077015782) )  -1))" office:value-type="float" office:value="1279450560332.29" calcext:value-type="float">
            <text:p>1279450560332.29</text:p>
          </table:table-cell>
          <table:table-cell table:formula="of:=(2*PI( )*[.C225]*[.C225]*[.A225]) / (POWER([.E225];5) * (EXP( ([.A225]*[.C225])/([.E225]*[.B225]*3496.76346007464) )  -1))" office:value-type="float" office:value="1258069221586.9" calcext:value-type="float">
            <text:p>1258069221586.9</text:p>
          </table:table-cell>
          <table:table-cell table:formula="of:=(2*PI( )*[.C225]*[.C225]*[.A225]) / (POWER([.E225];5) * (EXP( ([.A225]*[.C225])/([.E225]*[.B225]*3605.05658350185) )  -1))" office:value-type="float" office:value="1343871876443.29" calcext:value-type="float">
            <text:p>1343871876443.2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2500" calcext:value-type="float">
            <text:p>22500</text:p>
          </table:table-cell>
          <table:table-cell table:formula="of:=[.D226]*POWER(10;-10)" office:value-type="float" office:value="0.00000225" calcext:value-type="float">
            <text:p>2.25E-06</text:p>
          </table:table-cell>
          <table:table-cell table:formula="of:=3.74192050507746E-016 / (POWER([.E226];5) * ((EXP( 1.9864748E-025 /([.E226]*1.381E-023 *3567.04712188114) )  -1)))" office:value-type="float" office:value="1297052524757.48" calcext:value-type="float">
            <text:p>1297052524757.48</text:p>
          </table:table-cell>
          <table:table-cell table:formula="of:=(2*PI( )*[.C226]*[.C226]*[.A226]) / (POWER([.E226];5) * (EXP( ([.A226]*[.C226])/([.E226]*[.B226]*3639.76900396354) )  -1))" office:value-type="float" office:value="1354208429459.15" calcext:value-type="float">
            <text:p>1354208429459.15</text:p>
          </table:table-cell>
          <table:table-cell table:formula="of:=(2*PI( )*[.C226]*[.C226]*[.A226]) / (POWER([.E226];5) * (EXP( ([.A226]*[.C226])/([.E226]*[.B226]*3607.08748252358) )  -1))" office:value-type="float" office:value="1328451164677.17" calcext:value-type="float">
            <text:p>1328451164677.17</text:p>
          </table:table-cell>
          <table:table-cell table:formula="of:=(2*PI( )*[.C226]*[.C226]*[.A226]) / (POWER([.E226];5) * (EXP( ([.A226]*[.C226])/([.E226]*[.B226]*3491.3099269129) )  -1))" office:value-type="float" office:value="1238154281199.18" calcext:value-type="float">
            <text:p>1238154281199.18</text:p>
          </table:table-cell>
          <table:table-cell table:formula="of:=(2*PI( )*[.C226]*[.C226]*[.A226]) / (POWER([.E226];5) * (EXP( ([.A226]*[.C226])/([.E226]*[.B226]*3603.83918136312) )  -1))" office:value-type="float" office:value="1325897378018.65" calcext:value-type="float">
            <text:p>1325897378018.65</text:p>
          </table:table-cell>
          <table:table-cell table:formula="of:=(2*PI( )*[.C226]*[.C226]*[.A226]) / (POWER([.E226];5) * (EXP( ([.A226]*[.C226])/([.E226]*[.B226]*5529.53658708751) )  -1))" office:value-type="float" office:value="2979765715699.5" calcext:value-type="float">
            <text:p>2979765715699.5</text:p>
          </table:table-cell>
          <table:table-cell table:formula="of:=(2*PI( )*[.C226]*[.C226]*[.A226]) / (POWER([.E226];5) * (EXP( ([.A226]*[.C226])/([.E226]*[.B226]*3545.8658661559) )  -1))" office:value-type="float" office:value="1280514725931.28" calcext:value-type="float">
            <text:p>1280514725931.28</text:p>
          </table:table-cell>
          <table:table-cell table:formula="of:=(2*PI( )*[.C226]*[.C226]*[.A226]) / (POWER([.E226];5) * (EXP( ([.A226]*[.C226])/([.E226]*[.B226]*3909.75687519039) )  -1))" office:value-type="float" office:value="1571118653730.66" calcext:value-type="float">
            <text:p>1571118653730.66</text:p>
          </table:table-cell>
          <table:table-cell table:formula="of:=(2*PI( )*[.C226]*[.C226]*[.A226]) / (POWER([.E226];5) * (EXP( ([.A226]*[.C226])/([.E226]*[.B226]*3653.20966006719) )  -1))" office:value-type="float" office:value="1364834474853.29" calcext:value-type="float">
            <text:p>1364834474853.29</text:p>
          </table:table-cell>
          <table:table-cell table:formula="of:=(2*PI( )*[.C226]*[.C226]*[.A226]) / (POWER([.E226];5) * (EXP( ([.A226]*[.C226])/([.E226]*[.B226]*3523.91077015782) )  -1))" office:value-type="float" office:value="1263426308789.18" calcext:value-type="float">
            <text:p>1263426308789.18</text:p>
          </table:table-cell>
          <table:table-cell table:formula="of:=(2*PI( )*[.C226]*[.C226]*[.A226]) / (POWER([.E226];5) * (EXP( ([.A226]*[.C226])/([.E226]*[.B226]*3496.76346007464) )  -1))" office:value-type="float" office:value="1242373221672.82" calcext:value-type="float">
            <text:p>1242373221672.82</text:p>
          </table:table-cell>
          <table:table-cell table:formula="of:=(2*PI( )*[.C226]*[.C226]*[.A226]) / (POWER([.E226];5) * (EXP( ([.A226]*[.C226])/([.E226]*[.B226]*3605.05658350185) )  -1))" office:value-type="float" office:value="1326854354815.69" calcext:value-type="float">
            <text:p>1326854354815.6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2600" calcext:value-type="float">
            <text:p>22600</text:p>
          </table:table-cell>
          <table:table-cell table:formula="of:=[.D227]*POWER(10;-10)" office:value-type="float" office:value="0.00000226" calcext:value-type="float">
            <text:p>2.26E-06</text:p>
          </table:table-cell>
          <table:table-cell table:formula="of:=3.74192050507746E-016 / (POWER([.E227];5) * ((EXP( 1.9864748E-025 /([.E227]*1.381E-023 *3567.04712188114) )  -1)))" office:value-type="float" office:value="1280748171599.3" calcext:value-type="float">
            <text:p>1280748171599.3</text:p>
          </table:table-cell>
          <table:table-cell table:formula="of:=(2*PI( )*[.C227]*[.C227]*[.A227]) / (POWER([.E227];5) * (EXP( ([.A227]*[.C227])/([.E227]*[.B227]*3639.76900396354) )  -1))" office:value-type="float" office:value="1337023036627.61" calcext:value-type="float">
            <text:p>1337023036627.61</text:p>
          </table:table-cell>
          <table:table-cell table:formula="of:=(2*PI( )*[.C227]*[.C227]*[.A227]) / (POWER([.E227];5) * (EXP( ([.A227]*[.C227])/([.E227]*[.B227]*3607.08748252358) )  -1))" office:value-type="float" office:value="1311663401147.18" calcext:value-type="float">
            <text:p>1311663401147.18</text:p>
          </table:table-cell>
          <table:table-cell table:formula="of:=(2*PI( )*[.C227]*[.C227]*[.A227]) / (POWER([.E227];5) * (EXP( ([.A227]*[.C227])/([.E227]*[.B227]*3491.3099269129) )  -1))" office:value-type="float" office:value="1222752660697.07" calcext:value-type="float">
            <text:p>1222752660697.07</text:p>
          </table:table-cell>
          <table:table-cell table:formula="of:=(2*PI( )*[.C227]*[.C227]*[.A227]) / (POWER([.E227];5) * (EXP( ([.A227]*[.C227])/([.E227]*[.B227]*3603.83918136312) )  -1))" office:value-type="float" office:value="1309148986619.25" calcext:value-type="float">
            <text:p>1309148986619.25</text:p>
          </table:table-cell>
          <table:table-cell table:formula="of:=(2*PI( )*[.C227]*[.C227]*[.A227]) / (POWER([.E227];5) * (EXP( ([.A227]*[.C227])/([.E227]*[.B227]*5529.53658708751) )  -1))" office:value-type="float" office:value="2936285624445.54" calcext:value-type="float">
            <text:p>2936285624445.54</text:p>
          </table:table-cell>
          <table:table-cell table:formula="of:=(2*PI( )*[.C227]*[.C227]*[.A227]) / (POWER([.E227];5) * (EXP( ([.A227]*[.C227])/([.E227]*[.B227]*3545.8658661559) )  -1))" office:value-type="float" office:value="1264464392338.18" calcext:value-type="float">
            <text:p>1264464392338.18</text:p>
          </table:table-cell>
          <table:table-cell table:formula="of:=(2*PI( )*[.C227]*[.C227]*[.A227]) / (POWER([.E227];5) * (EXP( ([.A227]*[.C227])/([.E227]*[.B227]*3909.75687519039) )  -1))" office:value-type="float" office:value="1550550038636.57" calcext:value-type="float">
            <text:p>1550550038636.57</text:p>
          </table:table-cell>
          <table:table-cell table:formula="of:=(2*PI( )*[.C227]*[.C227]*[.A227]) / (POWER([.E227];5) * (EXP( ([.A227]*[.C227])/([.E227]*[.B227]*3653.20966006719) )  -1))" office:value-type="float" office:value="1347484767366.87" calcext:value-type="float">
            <text:p>1347484767366.87</text:p>
          </table:table-cell>
          <table:table-cell table:formula="of:=(2*PI( )*[.C227]*[.C227]*[.A227]) / (POWER([.E227];5) * (EXP( ([.A227]*[.C227])/([.E227]*[.B227]*3523.91077015782) )  -1))" office:value-type="float" office:value="1247638009828.52" calcext:value-type="float">
            <text:p>1247638009828.52</text:p>
          </table:table-cell>
          <table:table-cell table:formula="of:=(2*PI( )*[.C227]*[.C227]*[.A227]) / (POWER([.E227];5) * (EXP( ([.A227]*[.C227])/([.E227]*[.B227]*3496.76346007464) )  -1))" office:value-type="float" office:value="1226907119763.21" calcext:value-type="float">
            <text:p>1226907119763.21</text:p>
          </table:table-cell>
          <table:table-cell table:formula="of:=(2*PI( )*[.C227]*[.C227]*[.A227]) / (POWER([.E227];5) * (EXP( ([.A227]*[.C227])/([.E227]*[.B227]*3605.05658350185) )  -1))" office:value-type="float" office:value="1310091210667.43" calcext:value-type="float">
            <text:p>1310091210667.4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2700" calcext:value-type="float">
            <text:p>22700</text:p>
          </table:table-cell>
          <table:table-cell table:formula="of:=[.D228]*POWER(10;-10)" office:value-type="float" office:value="0.00000227" calcext:value-type="float">
            <text:p>2.27E-06</text:p>
          </table:table-cell>
          <table:table-cell table:formula="of:=3.74192050507746E-016 / (POWER([.E228];5) * ((EXP( 1.9864748E-025 /([.E228]*1.381E-023 *3567.04712188114) )  -1)))" office:value-type="float" office:value="1264685497354.96" calcext:value-type="float">
            <text:p>1264685497354.96</text:p>
          </table:table-cell>
          <table:table-cell table:formula="of:=(2*PI( )*[.C228]*[.C228]*[.A228]) / (POWER([.E228];5) * (EXP( ([.A228]*[.C228])/([.E228]*[.B228]*3639.76900396354) )  -1))" office:value-type="float" office:value="1320095683456.42" calcext:value-type="float">
            <text:p>1320095683456.42</text:p>
          </table:table-cell>
          <table:table-cell table:formula="of:=(2*PI( )*[.C228]*[.C228]*[.A228]) / (POWER([.E228];5) * (EXP( ([.A228]*[.C228])/([.E228]*[.B228]*3607.08748252358) )  -1))" office:value-type="float" office:value="1295126279020.46" calcext:value-type="float">
            <text:p>1295126279020.46</text:p>
          </table:table-cell>
          <table:table-cell table:formula="of:=(2*PI( )*[.C228]*[.C228]*[.A228]) / (POWER([.E228];5) * (EXP( ([.A228]*[.C228])/([.E228]*[.B228]*3491.3099269129) )  -1))" office:value-type="float" office:value="1207576080742.4" calcext:value-type="float">
            <text:p>1207576080742.4</text:p>
          </table:table-cell>
          <table:table-cell table:formula="of:=(2*PI( )*[.C228]*[.C228]*[.A228]) / (POWER([.E228];5) * (EXP( ([.A228]*[.C228])/([.E228]*[.B228]*3603.83918136312) )  -1))" office:value-type="float" office:value="1292650505337.13" calcext:value-type="float">
            <text:p>1292650505337.13</text:p>
          </table:table-cell>
          <table:table-cell table:formula="of:=(2*PI( )*[.C228]*[.C228]*[.A228]) / (POWER([.E228];5) * (EXP( ([.A228]*[.C228])/([.E228]*[.B228]*5529.53658708751) )  -1))" office:value-type="float" office:value="2893583279035.23" calcext:value-type="float">
            <text:p>2893583279035.23</text:p>
          </table:table-cell>
          <table:table-cell table:formula="of:=(2*PI( )*[.C228]*[.C228]*[.A228]) / (POWER([.E228];5) * (EXP( ([.A228]*[.C228])/([.E228]*[.B228]*3545.8658661559) )  -1))" office:value-type="float" office:value="1248651042554.69" calcext:value-type="float">
            <text:p>1248651042554.69</text:p>
          </table:table-cell>
          <table:table-cell table:formula="of:=(2*PI( )*[.C228]*[.C228]*[.A228]) / (POWER([.E228];5) * (EXP( ([.A228]*[.C228])/([.E228]*[.B228]*3909.75687519039) )  -1))" office:value-type="float" office:value="1530303263465.23" calcext:value-type="float">
            <text:p>1530303263465.23</text:p>
          </table:table-cell>
          <table:table-cell table:formula="of:=(2*PI( )*[.C228]*[.C228]*[.A228]) / (POWER([.E228];5) * (EXP( ([.A228]*[.C228])/([.E228]*[.B228]*3653.20966006719) )  -1))" office:value-type="float" office:value="1330396163459.12" calcext:value-type="float">
            <text:p>1330396163459.12</text:p>
          </table:table-cell>
          <table:table-cell table:formula="of:=(2*PI( )*[.C228]*[.C228]*[.A228]) / (POWER([.E228];5) * (EXP( ([.A228]*[.C228])/([.E228]*[.B228]*3523.91077015782) )  -1))" office:value-type="float" office:value="1232081862169.24" calcext:value-type="float">
            <text:p>1232081862169.24</text:p>
          </table:table-cell>
          <table:table-cell table:formula="of:=(2*PI( )*[.C228]*[.C228]*[.A228]) / (POWER([.E228];5) * (EXP( ([.A228]*[.C228])/([.E228]*[.B228]*3496.76346007464) )  -1))" office:value-type="float" office:value="1211667242445.14" calcext:value-type="float">
            <text:p>1211667242445.14</text:p>
          </table:table-cell>
          <table:table-cell table:formula="of:=(2*PI( )*[.C228]*[.C228]*[.A228]) / (POWER([.E228];5) * (EXP( ([.A228]*[.C228])/([.E228]*[.B228]*3605.05658350185) )  -1))" office:value-type="float" office:value="1293578250622.43" calcext:value-type="float">
            <text:p>1293578250622.4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2800" calcext:value-type="float">
            <text:p>22800</text:p>
          </table:table-cell>
          <table:table-cell table:formula="of:=[.D229]*POWER(10;-10)" office:value-type="float" office:value="0.00000228" calcext:value-type="float">
            <text:p>2.28E-06</text:p>
          </table:table-cell>
          <table:table-cell table:formula="of:=3.74192050507746E-016 / (POWER([.E229];5) * ((EXP( 1.9864748E-025 /([.E229]*1.381E-023 *3567.04712188114) )  -1)))" office:value-type="float" office:value="1248860559390.71" calcext:value-type="float">
            <text:p>1248860559390.71</text:p>
          </table:table-cell>
          <table:table-cell table:formula="of:=(2*PI( )*[.C229]*[.C229]*[.A229]) / (POWER([.E229];5) * (EXP( ([.A229]*[.C229])/([.E229]*[.B229]*3639.76900396354) )  -1))" office:value-type="float" office:value="1303422078122.33" calcext:value-type="float">
            <text:p>1303422078122.33</text:p>
          </table:table-cell>
          <table:table-cell table:formula="of:=(2*PI( )*[.C229]*[.C229]*[.A229]) / (POWER([.E229];5) * (EXP( ([.A229]*[.C229])/([.E229]*[.B229]*3607.08748252358) )  -1))" office:value-type="float" office:value="1278835664783.64" calcext:value-type="float">
            <text:p>1278835664783.64</text:p>
          </table:table-cell>
          <table:table-cell table:formula="of:=(2*PI( )*[.C229]*[.C229]*[.A229]) / (POWER([.E229];5) * (EXP( ([.A229]*[.C229])/([.E229]*[.B229]*3491.3099269129) )  -1))" office:value-type="float" office:value="1192620950274.83" calcext:value-type="float">
            <text:p>1192620950274.83</text:p>
          </table:table-cell>
          <table:table-cell table:formula="of:=(2*PI( )*[.C229]*[.C229]*[.A229]) / (POWER([.E229];5) * (EXP( ([.A229]*[.C229])/([.E229]*[.B229]*3603.83918136312) )  -1))" office:value-type="float" office:value="1276397816271.14" calcext:value-type="float">
            <text:p>1276397816271.14</text:p>
          </table:table-cell>
          <table:table-cell table:formula="of:=(2*PI( )*[.C229]*[.C229]*[.A229]) / (POWER([.E229];5) * (EXP( ([.A229]*[.C229])/([.E229]*[.B229]*5529.53658708751) )  -1))" office:value-type="float" office:value="2851642359126.24" calcext:value-type="float">
            <text:p>2851642359126.24</text:p>
          </table:table-cell>
          <table:table-cell table:formula="of:=(2*PI( )*[.C229]*[.C229]*[.A229]) / (POWER([.E229];5) * (EXP( ([.A229]*[.C229])/([.E229]*[.B229]*3545.8658661559) )  -1))" office:value-type="float" office:value="1233070833531.76" calcext:value-type="float">
            <text:p>1233070833531.76</text:p>
          </table:table-cell>
          <table:table-cell table:formula="of:=(2*PI( )*[.C229]*[.C229]*[.A229]) / (POWER([.E229];5) * (EXP( ([.A229]*[.C229])/([.E229]*[.B229]*3909.75687519039) )  -1))" office:value-type="float" office:value="1510372646686.14" calcext:value-type="float">
            <text:p>1510372646686.14</text:p>
          </table:table-cell>
          <table:table-cell table:formula="of:=(2*PI( )*[.C229]*[.C229]*[.A229]) / (POWER([.E229];5) * (EXP( ([.A229]*[.C229])/([.E229]*[.B229]*3653.20966006719) )  -1))" office:value-type="float" office:value="1313564305553.66" calcext:value-type="float">
            <text:p>1313564305553.66</text:p>
          </table:table-cell>
          <table:table-cell table:formula="of:=(2*PI( )*[.C229]*[.C229]*[.A229]) / (POWER([.E229];5) * (EXP( ([.A229]*[.C229])/([.E229]*[.B229]*3523.91077015782) )  -1))" office:value-type="float" office:value="1216754124956.97" calcext:value-type="float">
            <text:p>1216754124956.97</text:p>
          </table:table-cell>
          <table:table-cell table:formula="of:=(2*PI( )*[.C229]*[.C229]*[.A229]) / (POWER([.E229];5) * (EXP( ([.A229]*[.C229])/([.E229]*[.B229]*3496.76346007464) )  -1))" office:value-type="float" office:value="1196649973764.26" calcext:value-type="float">
            <text:p>1196649973764.26</text:p>
          </table:table-cell>
          <table:table-cell table:formula="of:=(2*PI( )*[.C229]*[.C229]*[.A229]) / (POWER([.E229];5) * (EXP( ([.A229]*[.C229])/([.E229]*[.B229]*3605.05658350185) )  -1))" office:value-type="float" office:value="1277311350930.99" calcext:value-type="float">
            <text:p>1277311350930.9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2900" calcext:value-type="float">
            <text:p>22900</text:p>
          </table:table-cell>
          <table:table-cell table:formula="of:=[.D230]*POWER(10;-10)" office:value-type="float" office:value="0.00000229" calcext:value-type="float">
            <text:p>2.29E-06</text:p>
          </table:table-cell>
          <table:table-cell table:formula="of:=3.74192050507746E-016 / (POWER([.E230];5) * ((EXP( 1.9864748E-025 /([.E230]*1.381E-023 *3567.04712188114) )  -1)))" office:value-type="float" office:value="1233269479518.71" calcext:value-type="float">
            <text:p>1233269479518.71</text:p>
          </table:table-cell>
          <table:table-cell table:formula="of:=(2*PI( )*[.C230]*[.C230]*[.A230]) / (POWER([.E230];5) * (EXP( ([.A230]*[.C230])/([.E230]*[.B230]*3639.76900396354) )  -1))" office:value-type="float" office:value="1286998001488.74" calcext:value-type="float">
            <text:p>1286998001488.74</text:p>
          </table:table-cell>
          <table:table-cell table:formula="of:=(2*PI( )*[.C230]*[.C230]*[.A230]) / (POWER([.E230];5) * (EXP( ([.A230]*[.C230])/([.E230]*[.B230]*3607.08748252358) )  -1))" office:value-type="float" office:value="1262787493860.62" calcext:value-type="float">
            <text:p>1262787493860.62</text:p>
          </table:table-cell>
          <table:table-cell table:formula="of:=(2*PI( )*[.C230]*[.C230]*[.A230]) / (POWER([.E230];5) * (EXP( ([.A230]*[.C230])/([.E230]*[.B230]*3491.3099269129) )  -1))" office:value-type="float" office:value="1177883734498.25" calcext:value-type="float">
            <text:p>1177883734498.25</text:p>
          </table:table-cell>
          <table:table-cell table:formula="of:=(2*PI( )*[.C230]*[.C230]*[.A230]) / (POWER([.E230];5) * (EXP( ([.A230]*[.C230])/([.E230]*[.B230]*3603.83918136312) )  -1))" office:value-type="float" office:value="1260386870088.81" calcext:value-type="float">
            <text:p>1260386870088.81</text:p>
          </table:table-cell>
          <table:table-cell table:formula="of:=(2*PI( )*[.C230]*[.C230]*[.A230]) / (POWER([.E230];5) * (EXP( ([.A230]*[.C230])/([.E230]*[.B230]*5529.53658708751) )  -1))" office:value-type="float" office:value="2810446933220.23" calcext:value-type="float">
            <text:p>2810446933220.23</text:p>
          </table:table-cell>
          <table:table-cell table:formula="of:=(2*PI( )*[.C230]*[.C230]*[.A230]) / (POWER([.E230];5) * (EXP( ([.A230]*[.C230])/([.E230]*[.B230]*3545.8658661559) )  -1))" office:value-type="float" office:value="1217719984336.45" calcext:value-type="float">
            <text:p>1217719984336.45</text:p>
          </table:table-cell>
          <table:table-cell table:formula="of:=(2*PI( )*[.C230]*[.C230]*[.A230]) / (POWER([.E230];5) * (EXP( ([.A230]*[.C230])/([.E230]*[.B230]*3909.75687519039) )  -1))" office:value-type="float" office:value="1490752613180.3" calcext:value-type="float">
            <text:p>1490752613180.3</text:p>
          </table:table-cell>
          <table:table-cell table:formula="of:=(2*PI( )*[.C230]*[.C230]*[.A230]) / (POWER([.E230];5) * (EXP( ([.A230]*[.C230])/([.E230]*[.B230]*3653.20966006719) )  -1))" office:value-type="float" office:value="1296984910324.34" calcext:value-type="float">
            <text:p>1296984910324.34</text:p>
          </table:table-cell>
          <table:table-cell table:formula="of:=(2*PI( )*[.C230]*[.C230]*[.A230]) / (POWER([.E230];5) * (EXP( ([.A230]*[.C230])/([.E230]*[.B230]*3523.91077015782) )  -1))" office:value-type="float" office:value="1201651117072.54" calcext:value-type="float">
            <text:p>1201651117072.54</text:p>
          </table:table-cell>
          <table:table-cell table:formula="of:=(2*PI( )*[.C230]*[.C230]*[.A230]) / (POWER([.E230];5) * (EXP( ([.A230]*[.C230])/([.E230]*[.B230]*3496.76346007464) )  -1))" office:value-type="float" office:value="1181851754605.68" calcext:value-type="float">
            <text:p>1181851754605.68</text:p>
          </table:table-cell>
          <table:table-cell table:formula="of:=(2*PI( )*[.C230]*[.C230]*[.A230]) / (POWER([.E230];5) * (EXP( ([.A230]*[.C230])/([.E230]*[.B230]*3605.05658350185) )  -1))" office:value-type="float" office:value="1261286456550.12" calcext:value-type="float">
            <text:p>1261286456550.1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3000" calcext:value-type="float">
            <text:p>23000</text:p>
          </table:table-cell>
          <table:table-cell table:formula="of:=[.D231]*POWER(10;-10)" office:value-type="float" office:value="0.0000023" calcext:value-type="float">
            <text:p>2.3E-06</text:p>
          </table:table-cell>
          <table:table-cell table:formula="of:=3.74192050507746E-016 / (POWER([.E231];5) * ((EXP( 1.9864748E-025 /([.E231]*1.381E-023 *3567.04712188114) )  -1)))" office:value-type="float" office:value="1217908443178.56" calcext:value-type="float">
            <text:p>1217908443178.56</text:p>
          </table:table-cell>
          <table:table-cell table:formula="of:=(2*PI( )*[.C231]*[.C231]*[.A231]) / (POWER([.E231];5) * (EXP( ([.A231]*[.C231])/([.E231]*[.B231]*3639.76900396354) )  -1))" office:value-type="float" office:value="1270819306080.6" calcext:value-type="float">
            <text:p>1270819306080.6</text:p>
          </table:table-cell>
          <table:table-cell table:formula="of:=(2*PI( )*[.C231]*[.C231]*[.A231]) / (POWER([.E231];5) * (EXP( ([.A231]*[.C231])/([.E231]*[.B231]*3607.08748252358) )  -1))" office:value-type="float" office:value="1246977769681.95" calcext:value-type="float">
            <text:p>1246977769681.95</text:p>
          </table:table-cell>
          <table:table-cell table:formula="of:=(2*PI( )*[.C231]*[.C231]*[.A231]) / (POWER([.E231];5) * (EXP( ([.A231]*[.C231])/([.E231]*[.B231]*3491.3099269129) )  -1))" office:value-type="float" office:value="1163360954263.11" calcext:value-type="float">
            <text:p>1163360954263.11</text:p>
          </table:table-cell>
          <table:table-cell table:formula="of:=(2*PI( )*[.C231]*[.C231]*[.A231]) / (POWER([.E231];5) * (EXP( ([.A231]*[.C231])/([.E231]*[.B231]*3603.83918136312) )  -1))" office:value-type="float" office:value="1244613685104.99" calcext:value-type="float">
            <text:p>1244613685104.99</text:p>
          </table:table-cell>
          <table:table-cell table:formula="of:=(2*PI( )*[.C231]*[.C231]*[.A231]) / (POWER([.E231];5) * (EXP( ([.A231]*[.C231])/([.E231]*[.B231]*5529.53658708751) )  -1))" office:value-type="float" office:value="2769981448428.31" calcext:value-type="float">
            <text:p>2769981448428.31</text:p>
          </table:table-cell>
          <table:table-cell table:formula="of:=(2*PI( )*[.C231]*[.C231]*[.A231]) / (POWER([.E231];5) * (EXP( ([.A231]*[.C231])/([.E231]*[.B231]*3545.8658661559) )  -1))" office:value-type="float" office:value="1202594775391.15" calcext:value-type="float">
            <text:p>1202594775391.15</text:p>
          </table:table-cell>
          <table:table-cell table:formula="of:=(2*PI( )*[.C231]*[.C231]*[.A231]) / (POWER([.E231];5) * (EXP( ([.A231]*[.C231])/([.E231]*[.B231]*3909.75687519039) )  -1))" office:value-type="float" office:value="1471437692334.14" calcext:value-type="float">
            <text:p>1471437692334.14</text:p>
          </table:table-cell>
          <table:table-cell table:formula="of:=(2*PI( )*[.C231]*[.C231]*[.A231]) / (POWER([.E231];5) * (EXP( ([.A231]*[.C231])/([.E231]*[.B231]*3653.20966006719) )  -1))" office:value-type="float" office:value="1280653767630.43" calcext:value-type="float">
            <text:p>1280653767630.43</text:p>
          </table:table-cell>
          <table:table-cell table:formula="of:=(2*PI( )*[.C231]*[.C231]*[.A231]) / (POWER([.E231];5) * (EXP( ([.A231]*[.C231])/([.E231]*[.B231]*3523.91077015782) )  -1))" office:value-type="float" office:value="1186769216429.69" calcext:value-type="float">
            <text:p>1186769216429.69</text:p>
          </table:table-cell>
          <table:table-cell table:formula="of:=(2*PI( )*[.C231]*[.C231]*[.A231]) / (POWER([.E231];5) * (EXP( ([.A231]*[.C231])/([.E231]*[.B231]*3496.76346007464) )  -1))" office:value-type="float" office:value="1167269082062.37" calcext:value-type="float">
            <text:p>1167269082062.37</text:p>
          </table:table-cell>
          <table:table-cell table:formula="of:=(2*PI( )*[.C231]*[.C231]*[.A231]) / (POWER([.E231];5) * (EXP( ([.A231]*[.C231])/([.E231]*[.B231]*3605.05658350185) )  -1))" office:value-type="float" office:value="1245499580218.77" calcext:value-type="float">
            <text:p>1245499580218.7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3100" calcext:value-type="float">
            <text:p>23100</text:p>
          </table:table-cell>
          <table:table-cell table:formula="of:=[.D232]*POWER(10;-10)" office:value-type="float" office:value="0.00000231" calcext:value-type="float">
            <text:p>2.31E-06</text:p>
          </table:table-cell>
          <table:table-cell table:formula="of:=3.74192050507746E-016 / (POWER([.E232];5) * ((EXP( 1.9864748E-025 /([.E232]*1.381E-023 *3567.04712188114) )  -1)))" office:value-type="float" office:value="1202773698612.41" calcext:value-type="float">
            <text:p>1202773698612.41</text:p>
          </table:table-cell>
          <table:table-cell table:formula="of:=(2*PI( )*[.C232]*[.C232]*[.A232]) / (POWER([.E232];5) * (EXP( ([.A232]*[.C232])/([.E232]*[.B232]*3639.76900396354) )  -1))" office:value-type="float" office:value="1254881915058.06" calcext:value-type="float">
            <text:p>1254881915058.06</text:p>
          </table:table-cell>
          <table:table-cell table:formula="of:=(2*PI( )*[.C232]*[.C232]*[.A232]) / (POWER([.E232];5) * (EXP( ([.A232]*[.C232])/([.E232]*[.B232]*3607.08748252358) )  -1))" office:value-type="float" office:value="1231402562750.62" calcext:value-type="float">
            <text:p>1231402562750.62</text:p>
          </table:table-cell>
          <table:table-cell table:formula="of:=(2*PI( )*[.C232]*[.C232]*[.A232]) / (POWER([.E232];5) * (EXP( ([.A232]*[.C232])/([.E232]*[.B232]*3491.3099269129) )  -1))" office:value-type="float" office:value="1149049185437.52" calcext:value-type="float">
            <text:p>1149049185437.52</text:p>
          </table:table-cell>
          <table:table-cell table:formula="of:=(2*PI( )*[.C232]*[.C232]*[.A232]) / (POWER([.E232];5) * (EXP( ([.A232]*[.C232])/([.E232]*[.B232]*3603.83918136312) )  -1))" office:value-type="float" office:value="1229074346356.65" calcext:value-type="float">
            <text:p>1229074346356.65</text:p>
          </table:table-cell>
          <table:table-cell table:formula="of:=(2*PI( )*[.C232]*[.C232]*[.A232]) / (POWER([.E232];5) * (EXP( ([.A232]*[.C232])/([.E232]*[.B232]*5529.53658708751) )  -1))" office:value-type="float" office:value="2730230720526.26" calcext:value-type="float">
            <text:p>2730230720526.26</text:p>
          </table:table-cell>
          <table:table-cell table:formula="of:=(2*PI( )*[.C232]*[.C232]*[.A232]) / (POWER([.E232];5) * (EXP( ([.A232]*[.C232])/([.E232]*[.B232]*3545.8658661559) )  -1))" office:value-type="float" office:value="1187691547704.83" calcext:value-type="float">
            <text:p>1187691547704.83</text:p>
          </table:table-cell>
          <table:table-cell table:formula="of:=(2*PI( )*[.C232]*[.C232]*[.A232]) / (POWER([.E232];5) * (EXP( ([.A232]*[.C232])/([.E232]*[.B232]*3909.75687519039) )  -1))" office:value-type="float" office:value="1452422516155.96" calcext:value-type="float">
            <text:p>1452422516155.96</text:p>
          </table:table-cell>
          <table:table-cell table:formula="of:=(2*PI( )*[.C232]*[.C232]*[.A232]) / (POWER([.E232];5) * (EXP( ([.A232]*[.C232])/([.E232]*[.B232]*3653.20966006719) )  -1))" office:value-type="float" office:value="1264566739451.68" calcext:value-type="float">
            <text:p>1264566739451.68</text:p>
          </table:table-cell>
          <table:table-cell table:formula="of:=(2*PI( )*[.C232]*[.C232]*[.A232]) / (POWER([.E232];5) * (EXP( ([.A232]*[.C232])/([.E232]*[.B232]*3523.91077015782) )  -1))" office:value-type="float" office:value="1172104859263.52" calcext:value-type="float">
            <text:p>1172104859263.52</text:p>
          </table:table-cell>
          <table:table-cell table:formula="of:=(2*PI( )*[.C232]*[.C232]*[.A232]) / (POWER([.E232];5) * (EXP( ([.A232]*[.C232])/([.E232]*[.B232]*3496.76346007464) )  -1))" office:value-type="float" office:value="1152898508792.55" calcext:value-type="float">
            <text:p>1152898508792.55</text:p>
          </table:table-cell>
          <table:table-cell table:formula="of:=(2*PI( )*[.C232]*[.C232]*[.A232]) / (POWER([.E232];5) * (EXP( ([.A232]*[.C232])/([.E232]*[.B232]*3605.05658350185) )  -1))" office:value-type="float" office:value="1229946801529.2" calcext:value-type="float">
            <text:p>1229946801529.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3200" calcext:value-type="float">
            <text:p>23200</text:p>
          </table:table-cell>
          <table:table-cell table:formula="of:=[.D233]*POWER(10;-10)" office:value-type="float" office:value="0.00000232" calcext:value-type="float">
            <text:p>2.32E-06</text:p>
          </table:table-cell>
          <table:table-cell table:formula="of:=3.74192050507746E-016 / (POWER([.E233];5) * ((EXP( 1.9864748E-025 /([.E233]*1.381E-023 *3567.04712188114) )  -1)))" office:value-type="float" office:value="1187861556034.92" calcext:value-type="float">
            <text:p>1187861556034.92</text:p>
          </table:table-cell>
          <table:table-cell table:formula="of:=(2*PI( )*[.C233]*[.C233]*[.A233]) / (POWER([.E233];5) * (EXP( ([.A233]*[.C233])/([.E233]*[.B233]*3639.76900396354) )  -1))" office:value-type="float" office:value="1239181821190.15" calcext:value-type="float">
            <text:p>1239181821190.15</text:p>
          </table:table-cell>
          <table:table-cell table:formula="of:=(2*PI( )*[.C233]*[.C233]*[.A233]) / (POWER([.E233];5) * (EXP( ([.A233]*[.C233])/([.E233]*[.B233]*3607.08748252358) )  -1))" office:value-type="float" office:value="1216058009705.47" calcext:value-type="float">
            <text:p>1216058009705.47</text:p>
          </table:table-cell>
          <table:table-cell table:formula="of:=(2*PI( )*[.C233]*[.C233]*[.A233]) / (POWER([.E233];5) * (EXP( ([.A233]*[.C233])/([.E233]*[.B233]*3491.3099269129) )  -1))" office:value-type="float" office:value="1134945058268.4" calcext:value-type="float">
            <text:p>1134945058268.4</text:p>
          </table:table-cell>
          <table:table-cell table:formula="of:=(2*PI( )*[.C233]*[.C233]*[.A233]) / (POWER([.E233];5) * (EXP( ([.A233]*[.C233])/([.E233]*[.B233]*3603.83918136312) )  -1))" office:value-type="float" office:value="1213765004675.09" calcext:value-type="float">
            <text:p>1213765004675.09</text:p>
          </table:table-cell>
          <table:table-cell table:formula="of:=(2*PI( )*[.C233]*[.C233]*[.A233]) / (POWER([.E233];5) * (EXP( ([.A233]*[.C233])/([.E233]*[.B233]*5529.53658708751) )  -1))" office:value-type="float" office:value="2691179924290.74" calcext:value-type="float">
            <text:p>2691179924290.74</text:p>
          </table:table-cell>
          <table:table-cell table:formula="of:=(2*PI( )*[.C233]*[.C233]*[.A233]) / (POWER([.E233];5) * (EXP( ([.A233]*[.C233])/([.E233]*[.B233]*3545.8658661559) )  -1))" office:value-type="float" office:value="1173006702097.93" calcext:value-type="float">
            <text:p>1173006702097.93</text:p>
          </table:table-cell>
          <table:table-cell table:formula="of:=(2*PI( )*[.C233]*[.C233]*[.A233]) / (POWER([.E233];5) * (EXP( ([.A233]*[.C233])/([.E233]*[.B233]*3909.75687519039) )  -1))" office:value-type="float" office:value="1433701817415.5" calcext:value-type="float">
            <text:p>1433701817415.5</text:p>
          </table:table-cell>
          <table:table-cell table:formula="of:=(2*PI( )*[.C233]*[.C233]*[.A233]) / (POWER([.E233];5) * (EXP( ([.A233]*[.C233])/([.E233]*[.B233]*3653.20966006719) )  -1))" office:value-type="float" office:value="1248719758824.31" calcext:value-type="float">
            <text:p>1248719758824.31</text:p>
          </table:table-cell>
          <table:table-cell table:formula="of:=(2*PI( )*[.C233]*[.C233]*[.A233]) / (POWER([.E233];5) * (EXP( ([.A233]*[.C233])/([.E233]*[.B233]*3523.91077015782) )  -1))" office:value-type="float" office:value="1157654539411.07" calcext:value-type="float">
            <text:p>1157654539411.07</text:p>
          </table:table-cell>
          <table:table-cell table:formula="of:=(2*PI( )*[.C233]*[.C233]*[.A233]) / (POWER([.E233];5) * (EXP( ([.A233]*[.C233])/([.E233]*[.B233]*3496.76346007464) )  -1))" office:value-type="float" office:value="1138736642367.62" calcext:value-type="float">
            <text:p>1138736642367.62</text:p>
          </table:table-cell>
          <table:table-cell table:formula="of:=(2*PI( )*[.C233]*[.C233]*[.A233]) / (POWER([.E233];5) * (EXP( ([.A233]*[.C233])/([.E233]*[.B233]*3605.05658350185) )  -1))" office:value-type="float" office:value="1214624265995.93" calcext:value-type="float">
            <text:p>1214624265995.9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3300" calcext:value-type="float">
            <text:p>23300</text:p>
          </table:table-cell>
          <table:table-cell table:formula="of:=[.D234]*POWER(10;-10)" office:value-type="float" office:value="0.00000233" calcext:value-type="float">
            <text:p>2.33E-06</text:p>
          </table:table-cell>
          <table:table-cell table:formula="of:=3.74192050507746E-016 / (POWER([.E234];5) * ((EXP( 1.9864748E-025 /([.E234]*1.381E-023 *3567.04712188114) )  -1)))" office:value-type="float" office:value="1173168386799.39" calcext:value-type="float">
            <text:p>1173168386799.39</text:p>
          </table:table-cell>
          <table:table-cell table:formula="of:=(2*PI( )*[.C234]*[.C234]*[.A234]) / (POWER([.E234];5) * (EXP( ([.A234]*[.C234])/([.E234]*[.B234]*3639.76900396354) )  -1))" office:value-type="float" office:value="1223715085829.47" calcext:value-type="float">
            <text:p>1223715085829.47</text:p>
          </table:table-cell>
          <table:table-cell table:formula="of:=(2*PI( )*[.C234]*[.C234]*[.A234]) / (POWER([.E234];5) * (EXP( ([.A234]*[.C234])/([.E234]*[.B234]*3607.08748252358) )  -1))" office:value-type="float" office:value="1200940312383.4" calcext:value-type="float">
            <text:p>1200940312383.4</text:p>
          </table:table-cell>
          <table:table-cell table:formula="of:=(2*PI( )*[.C234]*[.C234]*[.A234]) / (POWER([.E234];5) * (EXP( ([.A234]*[.C234])/([.E234]*[.B234]*3491.3099269129) )  -1))" office:value-type="float" office:value="1121045256734.14" calcext:value-type="float">
            <text:p>1121045256734.14</text:p>
          </table:table-cell>
          <table:table-cell table:formula="of:=(2*PI( )*[.C234]*[.C234]*[.A234]) / (POWER([.E234];5) * (EXP( ([.A234]*[.C234])/([.E234]*[.B234]*3603.83918136312) )  -1))" office:value-type="float" office:value="1198681875756.67" calcext:value-type="float">
            <text:p>1198681875756.67</text:p>
          </table:table-cell>
          <table:table-cell table:formula="of:=(2*PI( )*[.C234]*[.C234]*[.A234]) / (POWER([.E234];5) * (EXP( ([.A234]*[.C234])/([.E234]*[.B234]*5529.53658708751) )  -1))" office:value-type="float" office:value="2652814584108.65" calcext:value-type="float">
            <text:p>2652814584108.65</text:p>
          </table:table-cell>
          <table:table-cell table:formula="of:=(2*PI( )*[.C234]*[.C234]*[.A234]) / (POWER([.E234];5) * (EXP( ([.A234]*[.C234])/([.E234]*[.B234]*3545.8658661559) )  -1))" office:value-type="float" office:value="1158536698421.94" calcext:value-type="float">
            <text:p>1158536698421.94</text:p>
          </table:table-cell>
          <table:table-cell table:formula="of:=(2*PI( )*[.C234]*[.C234]*[.A234]) / (POWER([.E234];5) * (EXP( ([.A234]*[.C234])/([.E234]*[.B234]*3909.75687519039) )  -1))" office:value-type="float" office:value="1415270427807.1" calcext:value-type="float">
            <text:p>1415270427807.1</text:p>
          </table:table-cell>
          <table:table-cell table:formula="of:=(2*PI( )*[.C234]*[.C234]*[.A234]) / (POWER([.E234];5) * (EXP( ([.A234]*[.C234])/([.E234]*[.B234]*3653.20966006719) )  -1))" office:value-type="float" office:value="1233108828779.11" calcext:value-type="float">
            <text:p>1233108828779.11</text:p>
          </table:table-cell>
          <table:table-cell table:formula="of:=(2*PI( )*[.C234]*[.C234]*[.A234]) / (POWER([.E234];5) * (EXP( ([.A234]*[.C234])/([.E234]*[.B234]*3523.91077015782) )  -1))" office:value-type="float" office:value="1143414807585.23" calcext:value-type="float">
            <text:p>1143414807585.23</text:p>
          </table:table-cell>
          <table:table-cell table:formula="of:=(2*PI( )*[.C234]*[.C234]*[.A234]) / (POWER([.E234];5) * (EXP( ([.A234]*[.C234])/([.E234]*[.B234]*3496.76346007464) )  -1))" office:value-type="float" office:value="1124780144611.76" calcext:value-type="float">
            <text:p>1124780144611.76</text:p>
          </table:table-cell>
          <table:table-cell table:formula="of:=(2*PI( )*[.C234]*[.C234]*[.A234]) / (POWER([.E234];5) * (EXP( ([.A234]*[.C234])/([.E234]*[.B234]*3605.05658350185) )  -1))" office:value-type="float" office:value="1199528184123.26" calcext:value-type="float">
            <text:p>1199528184123.2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3400" calcext:value-type="float">
            <text:p>23400</text:p>
          </table:table-cell>
          <table:table-cell table:formula="of:=[.D235]*POWER(10;-10)" office:value-type="float" office:value="0.00000234" calcext:value-type="float">
            <text:p>2.34E-06</text:p>
          </table:table-cell>
          <table:table-cell table:formula="of:=3.74192050507746E-016 / (POWER([.E235];5) * ((EXP( 1.9864748E-025 /([.E235]*1.381E-023 *3567.04712188114) )  -1)))" office:value-type="float" office:value="1158690622561.14" calcext:value-type="float">
            <text:p>1158690622561.14</text:p>
          </table:table-cell>
          <table:table-cell table:formula="of:=(2*PI( )*[.C235]*[.C235]*[.A235]) / (POWER([.E235];5) * (EXP( ([.A235]*[.C235])/([.E235]*[.B235]*3639.76900396354) )  -1))" office:value-type="float" office:value="1208477837889.15" calcext:value-type="float">
            <text:p>1208477837889.15</text:p>
          </table:table-cell>
          <table:table-cell table:formula="of:=(2*PI( )*[.C235]*[.C235]*[.A235]) / (POWER([.E235];5) * (EXP( ([.A235]*[.C235])/([.E235]*[.B235]*3607.08748252358) )  -1))" office:value-type="float" office:value="1186045736881.49" calcext:value-type="float">
            <text:p>1186045736881.49</text:p>
          </table:table-cell>
          <table:table-cell table:formula="of:=(2*PI( )*[.C235]*[.C235]*[.A235]) / (POWER([.E235];5) * (EXP( ([.A235]*[.C235])/([.E235]*[.B235]*3491.3099269129) )  -1))" office:value-type="float" office:value="1107346517889.93" calcext:value-type="float">
            <text:p>1107346517889.93</text:p>
          </table:table-cell>
          <table:table-cell table:formula="of:=(2*PI( )*[.C235]*[.C235]*[.A235]) / (POWER([.E235];5) * (EXP( ([.A235]*[.C235])/([.E235]*[.B235]*3603.83918136312) )  -1))" office:value-type="float" office:value="1183821239233.35" calcext:value-type="float">
            <text:p>1183821239233.35</text:p>
          </table:table-cell>
          <table:table-cell table:formula="of:=(2*PI( )*[.C235]*[.C235]*[.A235]) / (POWER([.E235];5) * (EXP( ([.A235]*[.C235])/([.E235]*[.B235]*5529.53658708751) )  -1))" office:value-type="float" office:value="2615120564851.11" calcext:value-type="float">
            <text:p>2615120564851.11</text:p>
          </table:table-cell>
          <table:table-cell table:formula="of:=(2*PI( )*[.C235]*[.C235]*[.A235]) / (POWER([.E235];5) * (EXP( ([.A235]*[.C235])/([.E235]*[.B235]*3545.8658661559) )  -1))" office:value-type="float" office:value="1144278054774.94" calcext:value-type="float">
            <text:p>1144278054774.94</text:p>
          </table:table-cell>
          <table:table-cell table:formula="of:=(2*PI( )*[.C235]*[.C235]*[.A235]) / (POWER([.E235];5) * (EXP( ([.A235]*[.C235])/([.E235]*[.B235]*3909.75687519039) )  -1))" office:value-type="float" office:value="1397123276136.99" calcext:value-type="float">
            <text:p>1397123276136.99</text:p>
          </table:table-cell>
          <table:table-cell table:formula="of:=(2*PI( )*[.C235]*[.C235]*[.A235]) / (POWER([.E235];5) * (EXP( ([.A235]*[.C235])/([.E235]*[.B235]*3653.20966006719) )  -1))" office:value-type="float" office:value="1217730021282.6" calcext:value-type="float">
            <text:p>1217730021282.6</text:p>
          </table:table-cell>
          <table:table-cell table:formula="of:=(2*PI( )*[.C235]*[.C235]*[.A235]) / (POWER([.E235];5) * (EXP( ([.A235]*[.C235])/([.E235]*[.B235]*3523.91077015782) )  -1))" office:value-type="float" office:value="1129382270643.4" calcext:value-type="float">
            <text:p>1129382270643.4</text:p>
          </table:table-cell>
          <table:table-cell table:formula="of:=(2*PI( )*[.C235]*[.C235]*[.A235]) / (POWER([.E235];5) * (EXP( ([.A235]*[.C235])/([.E235]*[.B235]*3496.76346007464) )  -1))" office:value-type="float" office:value="1111025730934.61" calcext:value-type="float">
            <text:p>1111025730934.61</text:p>
          </table:table-cell>
          <table:table-cell table:formula="of:=(2*PI( )*[.C235]*[.C235]*[.A235]) / (POWER([.E235];5) * (EXP( ([.A235]*[.C235])/([.E235]*[.B235]*3605.05658350185) )  -1))" office:value-type="float" office:value="1184654830472.66" calcext:value-type="float">
            <text:p>1184654830472.6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3500" calcext:value-type="float">
            <text:p>23500</text:p>
          </table:table-cell>
          <table:table-cell table:formula="of:=[.D236]*POWER(10;-10)" office:value-type="float" office:value="0.00000235" calcext:value-type="float">
            <text:p>2.35E-06</text:p>
          </table:table-cell>
          <table:table-cell table:formula="of:=3.74192050507746E-016 / (POWER([.E236];5) * ((EXP( 1.9864748E-025 /([.E236]*1.381E-023 *3567.04712188114) )  -1)))" office:value-type="float" office:value="1144424754439.27" calcext:value-type="float">
            <text:p>1144424754439.27</text:p>
          </table:table-cell>
          <table:table-cell table:formula="of:=(2*PI( )*[.C236]*[.C236]*[.A236]) / (POWER([.E236];5) * (EXP( ([.A236]*[.C236])/([.E236]*[.B236]*3639.76900396354) )  -1))" office:value-type="float" office:value="1193466272822.77" calcext:value-type="float">
            <text:p>1193466272822.77</text:p>
          </table:table-cell>
          <table:table-cell table:formula="of:=(2*PI( )*[.C236]*[.C236]*[.A236]) / (POWER([.E236];5) * (EXP( ([.A236]*[.C236])/([.E236]*[.B236]*3607.08748252358) )  -1))" office:value-type="float" office:value="1171370612620.06" calcext:value-type="float">
            <text:p>1171370612620.06</text:p>
          </table:table-cell>
          <table:table-cell table:formula="of:=(2*PI( )*[.C236]*[.C236]*[.A236]) / (POWER([.E236];5) * (EXP( ([.A236]*[.C236])/([.E236]*[.B236]*3491.3099269129) )  -1))" office:value-type="float" office:value="1093845631207.01" calcext:value-type="float">
            <text:p>1093845631207.01</text:p>
          </table:table-cell>
          <table:table-cell table:formula="of:=(2*PI( )*[.C236]*[.C236]*[.A236]) / (POWER([.E236];5) * (EXP( ([.A236]*[.C236])/([.E236]*[.B236]*3603.83918136312) )  -1))" office:value-type="float" office:value="1169179437743.78" calcext:value-type="float">
            <text:p>1169179437743.78</text:p>
          </table:table-cell>
          <table:table-cell table:formula="of:=(2*PI( )*[.C236]*[.C236]*[.A236]) / (POWER([.E236];5) * (EXP( ([.A236]*[.C236])/([.E236]*[.B236]*5529.53658708751) )  -1))" office:value-type="float" office:value="2578084063004.62" calcext:value-type="float">
            <text:p>2578084063004.62</text:p>
          </table:table-cell>
          <table:table-cell table:formula="of:=(2*PI( )*[.C236]*[.C236]*[.A236]) / (POWER([.E236];5) * (EXP( ([.A236]*[.C236])/([.E236]*[.B236]*3545.8658661559) )  -1))" office:value-type="float" office:value="1130227346714.26" calcext:value-type="float">
            <text:p>1130227346714.26</text:p>
          </table:table-cell>
          <table:table-cell table:formula="of:=(2*PI( )*[.C236]*[.C236]*[.A236]) / (POWER([.E236];5) * (EXP( ([.A236]*[.C236])/([.E236]*[.B236]*3909.75687519039) )  -1))" office:value-type="float" office:value="1379255386535.03" calcext:value-type="float">
            <text:p>1379255386535.03</text:p>
          </table:table-cell>
          <table:table-cell table:formula="of:=(2*PI( )*[.C236]*[.C236]*[.A236]) / (POWER([.E236];5) * (EXP( ([.A236]*[.C236])/([.E236]*[.B236]*3653.20966006719) )  -1))" office:value-type="float" office:value="1202579476182.19" calcext:value-type="float">
            <text:p>1202579476182.19</text:p>
          </table:table-cell>
          <table:table-cell table:formula="of:=(2*PI( )*[.C236]*[.C236]*[.A236]) / (POWER([.E236];5) * (EXP( ([.A236]*[.C236])/([.E236]*[.B236]*3523.91077015782) )  -1))" office:value-type="float" office:value="1115553590851.73" calcext:value-type="float">
            <text:p>1115553590851.73</text:p>
          </table:table-cell>
          <table:table-cell table:formula="of:=(2*PI( )*[.C236]*[.C236]*[.A236]) / (POWER([.E236];5) * (EXP( ([.A236]*[.C236])/([.E236]*[.B236]*3496.76346007464) )  -1))" office:value-type="float" office:value="1097470169658.15" calcext:value-type="float">
            <text:p>1097470169658.15</text:p>
          </table:table-cell>
          <table:table-cell table:formula="of:=(2*PI( )*[.C236]*[.C236]*[.A236]) / (POWER([.E236];5) * (EXP( ([.A236]*[.C236])/([.E236]*[.B236]*3605.05658350185) )  -1))" office:value-type="float" office:value="1170000542730.89" calcext:value-type="float">
            <text:p>1170000542730.8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3600" calcext:value-type="float">
            <text:p>23600</text:p>
          </table:table-cell>
          <table:table-cell table:formula="of:=[.D237]*POWER(10;-10)" office:value-type="float" office:value="0.00000236" calcext:value-type="float">
            <text:p>2.36E-06</text:p>
          </table:table-cell>
          <table:table-cell table:formula="of:=3.74192050507746E-016 / (POWER([.E237];5) * ((EXP( 1.9864748E-025 /([.E237]*1.381E-023 *3567.04712188114) )  -1)))" office:value-type="float" office:value="1130367332177.78" calcext:value-type="float">
            <text:p>1130367332177.78</text:p>
          </table:table-cell>
          <table:table-cell table:formula="of:=(2*PI( )*[.C237]*[.C237]*[.A237]) / (POWER([.E237];5) * (EXP( ([.A237]*[.C237])/([.E237]*[.B237]*3639.76900396354) )  -1))" office:value-type="float" office:value="1178676651608.39" calcext:value-type="float">
            <text:p>1178676651608.39</text:p>
          </table:table-cell>
          <table:table-cell table:formula="of:=(2*PI( )*[.C237]*[.C237]*[.A237]) / (POWER([.E237];5) * (EXP( ([.A237]*[.C237])/([.E237]*[.B237]*3607.08748252358) )  -1))" office:value-type="float" office:value="1156911331407.55" calcext:value-type="float">
            <text:p>1156911331407.55</text:p>
          </table:table-cell>
          <table:table-cell table:formula="of:=(2*PI( )*[.C237]*[.C237]*[.A237]) / (POWER([.E237];5) * (EXP( ([.A237]*[.C237])/([.E237]*[.B237]*3491.3099269129) )  -1))" office:value-type="float" office:value="1080539437906.88" calcext:value-type="float">
            <text:p>1080539437906.88</text:p>
          </table:table-cell>
          <table:table-cell table:formula="of:=(2*PI( )*[.C237]*[.C237]*[.A237]) / (POWER([.E237];5) * (EXP( ([.A237]*[.C237])/([.E237]*[.B237]*3603.83918136312) )  -1))" office:value-type="float" office:value="1154752876006.22" calcext:value-type="float">
            <text:p>1154752876006.22</text:p>
          </table:table-cell>
          <table:table-cell table:formula="of:=(2*PI( )*[.C237]*[.C237]*[.A237]) / (POWER([.E237];5) * (EXP( ([.A237]*[.C237])/([.E237]*[.B237]*5529.53658708751) )  -1))" office:value-type="float" office:value="2541691598051.56" calcext:value-type="float">
            <text:p>2541691598051.56</text:p>
          </table:table-cell>
          <table:table-cell table:formula="of:=(2*PI( )*[.C237]*[.C237]*[.A237]) / (POWER([.E237];5) * (EXP( ([.A237]*[.C237])/([.E237]*[.B237]*3545.8658661559) )  -1))" office:value-type="float" office:value="1116381206467.13" calcext:value-type="float">
            <text:p>1116381206467.13</text:p>
          </table:table-cell>
          <table:table-cell table:formula="of:=(2*PI( )*[.C237]*[.C237]*[.A237]) / (POWER([.E237];5) * (EXP( ([.A237]*[.C237])/([.E237]*[.B237]*3909.75687519039) )  -1))" office:value-type="float" office:value="1361661876691.2" calcext:value-type="float">
            <text:p>1361661876691.2</text:p>
          </table:table-cell>
          <table:table-cell table:formula="of:=(2*PI( )*[.C237]*[.C237]*[.A237]) / (POWER([.E237];5) * (EXP( ([.A237]*[.C237])/([.E237]*[.B237]*3653.20966006719) )  -1))" office:value-type="float" office:value="1187653400156.37" calcext:value-type="float">
            <text:p>1187653400156.37</text:p>
          </table:table-cell>
          <table:table-cell table:formula="of:=(2*PI( )*[.C237]*[.C237]*[.A237]) / (POWER([.E237];5) * (EXP( ([.A237]*[.C237])/([.E237]*[.B237]*3523.91077015782) )  -1))" office:value-type="float" office:value="1101925485146.34" calcext:value-type="float">
            <text:p>1101925485146.34</text:p>
          </table:table-cell>
          <table:table-cell table:formula="of:=(2*PI( )*[.C237]*[.C237]*[.A237]) / (POWER([.E237];5) * (EXP( ([.A237]*[.C237])/([.E237]*[.B237]*3496.76346007464) )  -1))" office:value-type="float" office:value="1084110281338.84" calcext:value-type="float">
            <text:p>1084110281338.84</text:p>
          </table:table-cell>
          <table:table-cell table:formula="of:=(2*PI( )*[.C237]*[.C237]*[.A237]) / (POWER([.E237];5) * (EXP( ([.A237]*[.C237])/([.E237]*[.B237]*3605.05658350185) )  -1))" office:value-type="float" office:value="1155561720779.81" calcext:value-type="float">
            <text:p>1155561720779.8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3700" calcext:value-type="float">
            <text:p>23700</text:p>
          </table:table-cell>
          <table:table-cell table:formula="of:=[.D238]*POWER(10;-10)" office:value-type="float" office:value="0.00000237" calcext:value-type="float">
            <text:p>2.37E-06</text:p>
          </table:table-cell>
          <table:table-cell table:formula="of:=3.74192050507746E-016 / (POWER([.E238];5) * ((EXP( 1.9864748E-025 /([.E238]*1.381E-023 *3567.04712188114) )  -1)))" office:value-type="float" office:value="1116514963306.98" calcext:value-type="float">
            <text:p>1116514963306.98</text:p>
          </table:table-cell>
          <table:table-cell table:formula="of:=(2*PI( )*[.C238]*[.C238]*[.A238]) / (POWER([.E238];5) * (EXP( ([.A238]*[.C238])/([.E238]*[.B238]*3639.76900396354) )  -1))" office:value-type="float" office:value="1164105299737.33" calcext:value-type="float">
            <text:p>1164105299737.33</text:p>
          </table:table-cell>
          <table:table-cell table:formula="of:=(2*PI( )*[.C238]*[.C238]*[.A238]) / (POWER([.E238];5) * (EXP( ([.A238]*[.C238])/([.E238]*[.B238]*3607.08748252358) )  -1))" office:value-type="float" office:value="1142664346508.15" calcext:value-type="float">
            <text:p>1142664346508.15</text:p>
          </table:table-cell>
          <table:table-cell table:formula="of:=(2*PI( )*[.C238]*[.C238]*[.A238]) / (POWER([.E238];5) * (EXP( ([.A238]*[.C238])/([.E238]*[.B238]*3491.3099269129) )  -1))" office:value-type="float" office:value="1067424830291.51" calcext:value-type="float">
            <text:p>1067424830291.51</text:p>
          </table:table-cell>
          <table:table-cell table:formula="of:=(2*PI( )*[.C238]*[.C238]*[.A238]) / (POWER([.E238];5) * (EXP( ([.A238]*[.C238])/([.E238]*[.B238]*3603.83918136312) )  -1))" office:value-type="float" office:value="1140538019893.8" calcext:value-type="float">
            <text:p>1140538019893.8</text:p>
          </table:table-cell>
          <table:table-cell table:formula="of:=(2*PI( )*[.C238]*[.C238]*[.A238]) / (POWER([.E238];5) * (EXP( ([.A238]*[.C238])/([.E238]*[.B238]*5529.53658708751) )  -1))" office:value-type="float" office:value="2505930004092.82" calcext:value-type="float">
            <text:p>2505930004092.82</text:p>
          </table:table-cell>
          <table:table-cell table:formula="of:=(2*PI( )*[.C238]*[.C238]*[.A238]) / (POWER([.E238];5) * (EXP( ([.A238]*[.C238])/([.E238]*[.B238]*3545.8658661559) )  -1))" office:value-type="float" office:value="1102736322140.48" calcext:value-type="float">
            <text:p>1102736322140.48</text:p>
          </table:table-cell>
          <table:table-cell table:formula="of:=(2*PI( )*[.C238]*[.C238]*[.A238]) / (POWER([.E238];5) * (EXP( ([.A238]*[.C238])/([.E238]*[.B238]*3909.75687519039) )  -1))" office:value-type="float" office:value="1344337956117.28" calcext:value-type="float">
            <text:p>1344337956117.28</text:p>
          </table:table-cell>
          <table:table-cell table:formula="of:=(2*PI( )*[.C238]*[.C238]*[.A238]) / (POWER([.E238];5) * (EXP( ([.A238]*[.C238])/([.E238]*[.B238]*3653.20966006719) )  -1))" office:value-type="float" office:value="1172948065670.39" calcext:value-type="float">
            <text:p>1172948065670.39</text:p>
          </table:table-cell>
          <table:table-cell table:formula="of:=(2*PI( )*[.C238]*[.C238]*[.A238]) / (POWER([.E238];5) * (EXP( ([.A238]*[.C238])/([.E238]*[.B238]*3523.91077015782) )  -1))" office:value-type="float" office:value="1088494724392.21" calcext:value-type="float">
            <text:p>1088494724392.21</text:p>
          </table:table-cell>
          <table:table-cell table:formula="of:=(2*PI( )*[.C238]*[.C238]*[.A238]) / (POWER([.E238];5) * (EXP( ([.A238]*[.C238])/([.E238]*[.B238]*3496.76346007464) )  -1))" office:value-type="float" office:value="1070942938086.04" calcext:value-type="float">
            <text:p>1070942938086.04</text:p>
          </table:table-cell>
          <table:table-cell table:formula="of:=(2*PI( )*[.C238]*[.C238]*[.A238]) / (POWER([.E238];5) * (EXP( ([.A238]*[.C238])/([.E238]*[.B238]*3605.05658350185) )  -1))" office:value-type="float" office:value="1141334825768.92" calcext:value-type="float">
            <text:p>1141334825768.9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3800" calcext:value-type="float">
            <text:p>23800</text:p>
          </table:table-cell>
          <table:table-cell table:formula="of:=[.D239]*POWER(10;-10)" office:value-type="float" office:value="0.00000238" calcext:value-type="float">
            <text:p>2.38E-06</text:p>
          </table:table-cell>
          <table:table-cell table:formula="of:=3.74192050507746E-016 / (POWER([.E239];5) * ((EXP( 1.9864748E-025 /([.E239]*1.381E-023 *3567.04712188114) )  -1)))" office:value-type="float" office:value="1102864312306.01" calcext:value-type="float">
            <text:p>1102864312306.01</text:p>
          </table:table-cell>
          <table:table-cell table:formula="of:=(2*PI( )*[.C239]*[.C239]*[.A239]) / (POWER([.E239];5) * (EXP( ([.A239]*[.C239])/([.E239]*[.B239]*3639.76900396354) )  -1))" office:value-type="float" office:value="1149748606208.53" calcext:value-type="float">
            <text:p>1149748606208.53</text:p>
          </table:table-cell>
          <table:table-cell table:formula="of:=(2*PI( )*[.C239]*[.C239]*[.A239]) / (POWER([.E239];5) * (EXP( ([.A239]*[.C239])/([.E239]*[.B239]*3607.08748252358) )  -1))" office:value-type="float" office:value="1128626171712.93" calcext:value-type="float">
            <text:p>1128626171712.93</text:p>
          </table:table-cell>
          <table:table-cell table:formula="of:=(2*PI( )*[.C239]*[.C239]*[.A239]) / (POWER([.E239];5) * (EXP( ([.A239]*[.C239])/([.E239]*[.B239]*3491.3099269129) )  -1))" office:value-type="float" office:value="1054498751070.48" calcext:value-type="float">
            <text:p>1054498751070.48</text:p>
          </table:table-cell>
          <table:table-cell table:formula="of:=(2*PI( )*[.C239]*[.C239]*[.A239]) / (POWER([.E239];5) * (EXP( ([.A239]*[.C239])/([.E239]*[.B239]*3603.83918136312) )  -1))" office:value-type="float" office:value="1126531395513.24" calcext:value-type="float">
            <text:p>1126531395513.24</text:p>
          </table:table-cell>
          <table:table-cell table:formula="of:=(2*PI( )*[.C239]*[.C239]*[.A239]) / (POWER([.E239];5) * (EXP( ([.A239]*[.C239])/([.E239]*[.B239]*5529.53658708751) )  -1))" office:value-type="float" office:value="2470786421705.43" calcext:value-type="float">
            <text:p>2470786421705.43</text:p>
          </table:table-cell>
          <table:table-cell table:formula="of:=(2*PI( )*[.C239]*[.C239]*[.A239]) / (POWER([.E239];5) * (EXP( ([.A239]*[.C239])/([.E239]*[.B239]*3545.8658661559) )  -1))" office:value-type="float" office:value="1089289436930.57" calcext:value-type="float">
            <text:p>1089289436930.57</text:p>
          </table:table-cell>
          <table:table-cell table:formula="of:=(2*PI( )*[.C239]*[.C239]*[.A239]) / (POWER([.E239];5) * (EXP( ([.A239]*[.C239])/([.E239]*[.B239]*3909.75687519039) )  -1))" office:value-type="float" office:value="1327278924433.61" calcext:value-type="float">
            <text:p>1327278924433.61</text:p>
          </table:table-cell>
          <table:table-cell table:formula="of:=(2*PI( )*[.C239]*[.C239]*[.A239]) / (POWER([.E239];5) * (EXP( ([.A239]*[.C239])/([.E239]*[.B239]*3653.20966006719) )  -1))" office:value-type="float" office:value="1158459809938.54" calcext:value-type="float">
            <text:p>1158459809938.54</text:p>
          </table:table-cell>
          <table:table-cell table:formula="of:=(2*PI( )*[.C239]*[.C239]*[.A239]) / (POWER([.E239];5) * (EXP( ([.A239]*[.C239])/([.E239]*[.B239]*3523.91077015782) )  -1))" office:value-type="float" office:value="1075258132640.83" calcext:value-type="float">
            <text:p>1075258132640.83</text:p>
          </table:table-cell>
          <table:table-cell table:formula="of:=(2*PI( )*[.C239]*[.C239]*[.A239]) / (POWER([.E239];5) * (EXP( ([.A239]*[.C239])/([.E239]*[.B239]*3496.76346007464) )  -1))" office:value-type="float" office:value="1057965062877.68" calcext:value-type="float">
            <text:p>1057965062877.68</text:p>
          </table:table-cell>
          <table:table-cell table:formula="of:=(2*PI( )*[.C239]*[.C239]*[.A239]) / (POWER([.E239];5) * (EXP( ([.A239]*[.C239])/([.E239]*[.B239]*3605.05658350185) )  -1))" office:value-type="float" office:value="1127316379191.14" calcext:value-type="float">
            <text:p>1127316379191.1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3900" calcext:value-type="float">
            <text:p>23900</text:p>
          </table:table-cell>
          <table:table-cell table:formula="of:=[.D240]*POWER(10;-10)" office:value-type="float" office:value="0.00000239" calcext:value-type="float">
            <text:p>2.39E-06</text:p>
          </table:table-cell>
          <table:table-cell table:formula="of:=3.74192050507746E-016 / (POWER([.E240];5) * ((EXP( 1.9864748E-025 /([.E240]*1.381E-023 *3567.04712188114) )  -1)))" office:value-type="float" office:value="1089412099767.35" calcext:value-type="float">
            <text:p>1089412099767.35</text:p>
          </table:table-cell>
          <table:table-cell table:formula="of:=(2*PI( )*[.C240]*[.C240]*[.A240]) / (POWER([.E240];5) * (EXP( ([.A240]*[.C240])/([.E240]*[.B240]*3639.76900396354) )  -1))" office:value-type="float" office:value="1135603022529.18" calcext:value-type="float">
            <text:p>1135603022529.18</text:p>
          </table:table-cell>
          <table:table-cell table:formula="of:=(2*PI( )*[.C240]*[.C240]*[.A240]) / (POWER([.E240];5) * (EXP( ([.A240]*[.C240])/([.E240]*[.B240]*3607.08748252358) )  -1))" office:value-type="float" office:value="1114793380415.34" calcext:value-type="float">
            <text:p>1114793380415.34</text:p>
          </table:table-cell>
          <table:table-cell table:formula="of:=(2*PI( )*[.C240]*[.C240]*[.A240]) / (POWER([.E240];5) * (EXP( ([.A240]*[.C240])/([.E240]*[.B240]*3491.3099269129) )  -1))" office:value-type="float" office:value="1041758192686.04" calcext:value-type="float">
            <text:p>1041758192686.04</text:p>
          </table:table-cell>
          <table:table-cell table:formula="of:=(2*PI( )*[.C240]*[.C240]*[.A240]) / (POWER([.E240];5) * (EXP( ([.A240]*[.C240])/([.E240]*[.B240]*3603.83918136312) )  -1))" office:value-type="float" office:value="1112729588287.63" calcext:value-type="float">
            <text:p>1112729588287.63</text:p>
          </table:table-cell>
          <table:table-cell table:formula="of:=(2*PI( )*[.C240]*[.C240]*[.A240]) / (POWER([.E240];5) * (EXP( ([.A240]*[.C240])/([.E240]*[.B240]*5529.53658708751) )  -1))" office:value-type="float" office:value="2436248290028.09" calcext:value-type="float">
            <text:p>2436248290028.09</text:p>
          </table:table-cell>
          <table:table-cell table:formula="of:=(2*PI( )*[.C240]*[.C240]*[.A240]) / (POWER([.E240];5) * (EXP( ([.A240]*[.C240])/([.E240]*[.B240]*3545.8658661559) )  -1))" office:value-type="float" office:value="1076037348333.45" calcext:value-type="float">
            <text:p>1076037348333.45</text:p>
          </table:table-cell>
          <table:table-cell table:formula="of:=(2*PI( )*[.C240]*[.C240]*[.A240]) / (POWER([.E240];5) * (EXP( ([.A240]*[.C240])/([.E240]*[.B240]*3909.75687519039) )  -1))" office:value-type="float" office:value="1310480169681.47" calcext:value-type="float">
            <text:p>1310480169681.47</text:p>
          </table:table-cell>
          <table:table-cell table:formula="of:=(2*PI( )*[.C240]*[.C240]*[.A240]) / (POWER([.E240];5) * (EXP( ([.A240]*[.C240])/([.E240]*[.B240]*3653.20966006719) )  -1))" office:value-type="float" office:value="1144185033893.39" calcext:value-type="float">
            <text:p>1144185033893.39</text:p>
          </table:table-cell>
          <table:table-cell table:formula="of:=(2*PI( )*[.C240]*[.C240]*[.A240]) / (POWER([.E240];5) * (EXP( ([.A240]*[.C240])/([.E240]*[.B240]*3523.91077015782) )  -1))" office:value-type="float" office:value="1062212586387.38" calcext:value-type="float">
            <text:p>1062212586387.38</text:p>
          </table:table-cell>
          <table:table-cell table:formula="of:=(2*PI( )*[.C240]*[.C240]*[.A240]) / (POWER([.E240];5) * (EXP( ([.A240]*[.C240])/([.E240]*[.B240]*3496.76346007464) )  -1))" office:value-type="float" office:value="1045173628874.09" calcext:value-type="float">
            <text:p>1045173628874.09</text:p>
          </table:table-cell>
          <table:table-cell table:formula="of:=(2*PI( )*[.C240]*[.C240]*[.A240]) / (POWER([.E240];5) * (EXP( ([.A240]*[.C240])/([.E240]*[.B240]*3605.05658350185) )  -1))" office:value-type="float" office:value="1113502961962.86" calcext:value-type="float">
            <text:p>1113502961962.8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4000" calcext:value-type="float">
            <text:p>24000</text:p>
          </table:table-cell>
          <table:table-cell table:formula="of:=[.D241]*POWER(10;-10)" office:value-type="float" office:value="0.0000024" calcext:value-type="float">
            <text:p>2.4E-06</text:p>
          </table:table-cell>
          <table:table-cell table:formula="of:=3.74192050507746E-016 / (POWER([.E241];5) * ((EXP( 1.9864748E-025 /([.E241]*1.381E-023 *3567.04712188114) )  -1)))" office:value-type="float" office:value="1076155101563.96" calcext:value-type="float">
            <text:p>1076155101563.96</text:p>
          </table:table-cell>
          <table:table-cell table:formula="of:=(2*PI( )*[.C241]*[.C241]*[.A241]) / (POWER([.E241];5) * (EXP( ([.A241]*[.C241])/([.E241]*[.B241]*3639.76900396354) )  -1))" office:value-type="float" office:value="1121665061722.21" calcext:value-type="float">
            <text:p>1121665061722.21</text:p>
          </table:table-cell>
          <table:table-cell table:formula="of:=(2*PI( )*[.C241]*[.C241]*[.A241]) / (POWER([.E241];5) * (EXP( ([.A241]*[.C241])/([.E241]*[.B241]*3607.08748252358) )  -1))" office:value-type="float" office:value="1101162604691.48" calcext:value-type="float">
            <text:p>1101162604691.48</text:p>
          </table:table-cell>
          <table:table-cell table:formula="of:=(2*PI( )*[.C241]*[.C241]*[.A241]) / (POWER([.E241];5) * (EXP( ([.A241]*[.C241])/([.E241]*[.B241]*3491.3099269129) )  -1))" office:value-type="float" office:value="1029200196636.76" calcext:value-type="float">
            <text:p>1029200196636.76</text:p>
          </table:table-cell>
          <table:table-cell table:formula="of:=(2*PI( )*[.C241]*[.C241]*[.A241]) / (POWER([.E241];5) * (EXP( ([.A241]*[.C241])/([.E241]*[.B241]*3603.83918136312) )  -1))" office:value-type="float" office:value="1099129242043.9" calcext:value-type="float">
            <text:p>1099129242043.9</text:p>
          </table:table-cell>
          <table:table-cell table:formula="of:=(2*PI( )*[.C241]*[.C241]*[.A241]) / (POWER([.E241];5) * (EXP( ([.A241]*[.C241])/([.E241]*[.B241]*5529.53658708751) )  -1))" office:value-type="float" office:value="2402303339068.05" calcext:value-type="float">
            <text:p>2402303339068.05</text:p>
          </table:table-cell>
          <table:table-cell table:formula="of:=(2*PI( )*[.C241]*[.C241]*[.A241]) / (POWER([.E241];5) * (EXP( ([.A241]*[.C241])/([.E241]*[.B241]*3545.8658661559) )  -1))" office:value-type="float" office:value="1062976907356.9" calcext:value-type="float">
            <text:p>1062976907356.9</text:p>
          </table:table-cell>
          <table:table-cell table:formula="of:=(2*PI( )*[.C241]*[.C241]*[.A241]) / (POWER([.E241];5) * (EXP( ([.A241]*[.C241])/([.E241]*[.B241]*3909.75687519039) )  -1))" office:value-type="float" office:value="1293937166660.89" calcext:value-type="float">
            <text:p>1293937166660.89</text:p>
          </table:table-cell>
          <table:table-cell table:formula="of:=(2*PI( )*[.C241]*[.C241]*[.A241]) / (POWER([.E241];5) * (EXP( ([.A241]*[.C241])/([.E241]*[.B241]*3653.20966006719) )  -1))" office:value-type="float" office:value="1130120201162.85" calcext:value-type="float">
            <text:p>1130120201162.85</text:p>
          </table:table-cell>
          <table:table-cell table:formula="of:=(2*PI( )*[.C241]*[.C241]*[.A241]) / (POWER([.E241];5) * (EXP( ([.A241]*[.C241])/([.E241]*[.B241]*3523.91077015782) )  -1))" office:value-type="float" office:value="1049355013828.32" calcext:value-type="float">
            <text:p>1049355013828.32</text:p>
          </table:table-cell>
          <table:table-cell table:formula="of:=(2*PI( )*[.C241]*[.C241]*[.A241]) / (POWER([.E241];5) * (EXP( ([.A241]*[.C241])/([.E241]*[.B241]*3496.76346007464) )  -1))" office:value-type="float" office:value="1032565658730.73" calcext:value-type="float">
            <text:p>1032565658730.73</text:p>
          </table:table-cell>
          <table:table-cell table:formula="of:=(2*PI( )*[.C241]*[.C241]*[.A241]) / (POWER([.E241];5) * (EXP( ([.A241]*[.C241])/([.E241]*[.B241]*3605.05658350185) )  -1))" office:value-type="float" office:value="1099891213508.79" calcext:value-type="float">
            <text:p>1099891213508.7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4100" calcext:value-type="float">
            <text:p>24100</text:p>
          </table:table-cell>
          <table:table-cell table:formula="of:=[.D242]*POWER(10;-10)" office:value-type="float" office:value="0.00000241" calcext:value-type="float">
            <text:p>2.41E-06</text:p>
          </table:table-cell>
          <table:table-cell table:formula="of:=3.74192050507746E-016 / (POWER([.E242];5) * ((EXP( 1.9864748E-025 /([.E242]*1.381E-023 *3567.04712188114) )  -1)))" office:value-type="float" office:value="1063090148019.85" calcext:value-type="float">
            <text:p>1063090148019.85</text:p>
          </table:table-cell>
          <table:table-cell table:formula="of:=(2*PI( )*[.C242]*[.C242]*[.A242]) / (POWER([.E242];5) * (EXP( ([.A242]*[.C242])/([.E242]*[.B242]*3639.76900396354) )  -1))" office:value-type="float" office:value="1107931297341.23" calcext:value-type="float">
            <text:p>1107931297341.23</text:p>
          </table:table-cell>
          <table:table-cell table:formula="of:=(2*PI( )*[.C242]*[.C242]*[.A242]) / (POWER([.E242];5) * (EXP( ([.A242]*[.C242])/([.E242]*[.B242]*3607.08748252358) )  -1))" office:value-type="float" office:value="1087730534386.16" calcext:value-type="float">
            <text:p>1087730534386.16</text:p>
          </table:table-cell>
          <table:table-cell table:formula="of:=(2*PI( )*[.C242]*[.C242]*[.A242]) / (POWER([.E242];5) * (EXP( ([.A242]*[.C242])/([.E242]*[.B242]*3491.3099269129) )  -1))" office:value-type="float" office:value="1016821852800.69" calcext:value-type="float">
            <text:p>1016821852800.69</text:p>
          </table:table-cell>
          <table:table-cell table:formula="of:=(2*PI( )*[.C242]*[.C242]*[.A242]) / (POWER([.E242];5) * (EXP( ([.A242]*[.C242])/([.E242]*[.B242]*3603.83918136312) )  -1))" office:value-type="float" office:value="1085727058105.78" calcext:value-type="float">
            <text:p>1085727058105.78</text:p>
          </table:table-cell>
          <table:table-cell table:formula="of:=(2*PI( )*[.C242]*[.C242]*[.A242]) / (POWER([.E242];5) * (EXP( ([.A242]*[.C242])/([.E242]*[.B242]*5529.53658708751) )  -1))" office:value-type="float" office:value="2368939582222.84" calcext:value-type="float">
            <text:p>2368939582222.84</text:p>
          </table:table-cell>
          <table:table-cell table:formula="of:=(2*PI( )*[.C242]*[.C242]*[.A242]) / (POWER([.E242];5) * (EXP( ([.A242]*[.C242])/([.E242]*[.B242]*3545.8658661559) )  -1))" office:value-type="float" office:value="1050105017734.63" calcext:value-type="float">
            <text:p>1050105017734.63</text:p>
          </table:table-cell>
          <table:table-cell table:formula="of:=(2*PI( )*[.C242]*[.C242]*[.A242]) / (POWER([.E242];5) * (EXP( ([.A242]*[.C242])/([.E242]*[.B242]*3909.75687519039) )  -1))" office:value-type="float" office:value="1277645475294.15" calcext:value-type="float">
            <text:p>1277645475294.15</text:p>
          </table:table-cell>
          <table:table-cell table:formula="of:=(2*PI( )*[.C242]*[.C242]*[.A242]) / (POWER([.E242];5) * (EXP( ([.A242]*[.C242])/([.E242]*[.B242]*3653.20966006719) )  -1))" office:value-type="float" office:value="1116261837055.41" calcext:value-type="float">
            <text:p>1116261837055.41</text:p>
          </table:table-cell>
          <table:table-cell table:formula="of:=(2*PI( )*[.C242]*[.C242]*[.A242]) / (POWER([.E242];5) * (EXP( ([.A242]*[.C242])/([.E242]*[.B242]*3523.91077015782) )  -1))" office:value-type="float" office:value="1036682394119.97" calcext:value-type="float">
            <text:p>1036682394119.97</text:p>
          </table:table-cell>
          <table:table-cell table:formula="of:=(2*PI( )*[.C242]*[.C242]*[.A242]) / (POWER([.E242];5) * (EXP( ([.A242]*[.C242])/([.E242]*[.B242]*3496.76346007464) )  -1))" office:value-type="float" office:value="1020138223910.69" calcext:value-type="float">
            <text:p>1020138223910.69</text:p>
          </table:table-cell>
          <table:table-cell table:formula="of:=(2*PI( )*[.C242]*[.C242]*[.A242]) / (POWER([.E242];5) * (EXP( ([.A242]*[.C242])/([.E242]*[.B242]*3605.05658350185) )  -1))" office:value-type="float" office:value="1086477830852.27" calcext:value-type="float">
            <text:p>1086477830852.2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4200" calcext:value-type="float">
            <text:p>24200</text:p>
          </table:table-cell>
          <table:table-cell table:formula="of:=[.D243]*POWER(10;-10)" office:value-type="float" office:value="0.00000242" calcext:value-type="float">
            <text:p>2.42E-06</text:p>
          </table:table-cell>
          <table:table-cell table:formula="of:=3.74192050507746E-016 / (POWER([.E243];5) * ((EXP( 1.9864748E-025 /([.E243]*1.381E-023 *3567.04712188114) )  -1)))" office:value-type="float" office:value="1050214123084.55" calcext:value-type="float">
            <text:p>1050214123084.55</text:p>
          </table:table-cell>
          <table:table-cell table:formula="of:=(2*PI( )*[.C243]*[.C243]*[.A243]) / (POWER([.E243];5) * (EXP( ([.A243]*[.C243])/([.E243]*[.B243]*3639.76900396354) )  -1))" office:value-type="float" office:value="1094398362493.58" calcext:value-type="float">
            <text:p>1094398362493.58</text:p>
          </table:table-cell>
          <table:table-cell table:formula="of:=(2*PI( )*[.C243]*[.C243]*[.A243]) / (POWER([.E243];5) * (EXP( ([.A243]*[.C243])/([.E243]*[.B243]*3607.08748252358) )  -1))" office:value-type="float" office:value="1074493916204.98" calcext:value-type="float">
            <text:p>1074493916204.98</text:p>
          </table:table-cell>
          <table:table-cell table:formula="of:=(2*PI( )*[.C243]*[.C243]*[.A243]) / (POWER([.E243];5) * (EXP( ([.A243]*[.C243])/([.E243]*[.B243]*3491.3099269129) )  -1))" office:value-type="float" office:value="1004620298758.7" calcext:value-type="float">
            <text:p>1004620298758.7</text:p>
          </table:table-cell>
          <table:table-cell table:formula="of:=(2*PI( )*[.C243]*[.C243]*[.A243]) / (POWER([.E243];5) * (EXP( ([.A243]*[.C243])/([.E243]*[.B243]*3603.83918136312) )  -1))" office:value-type="float" office:value="1072519794392.68" calcext:value-type="float">
            <text:p>1072519794392.68</text:p>
          </table:table-cell>
          <table:table-cell table:formula="of:=(2*PI( )*[.C243]*[.C243]*[.A243]) / (POWER([.E243];5) * (EXP( ([.A243]*[.C243])/([.E243]*[.B243]*5529.53658708751) )  -1))" office:value-type="float" office:value="2336145309010.27" calcext:value-type="float">
            <text:p>2336145309010.27</text:p>
          </table:table-cell>
          <table:table-cell table:formula="of:=(2*PI( )*[.C243]*[.C243]*[.A243]) / (POWER([.E243];5) * (EXP( ([.A243]*[.C243])/([.E243]*[.B243]*3545.8658661559) )  -1))" office:value-type="float" office:value="1037418635143.35" calcext:value-type="float">
            <text:p>1037418635143.35</text:p>
          </table:table-cell>
          <table:table-cell table:formula="of:=(2*PI( )*[.C243]*[.C243]*[.A243]) / (POWER([.E243];5) * (EXP( ([.A243]*[.C243])/([.E243]*[.B243]*3909.75687519039) )  -1))" office:value-type="float" office:value="1261600739014.97" calcext:value-type="float">
            <text:p>1261600739014.97</text:p>
          </table:table-cell>
          <table:table-cell table:formula="of:=(2*PI( )*[.C243]*[.C243]*[.A243]) / (POWER([.E243];5) * (EXP( ([.A243]*[.C243])/([.E243]*[.B243]*3653.20966006719) )  -1))" office:value-type="float" office:value="1102606527554.18" calcext:value-type="float">
            <text:p>1102606527554.18</text:p>
          </table:table-cell>
          <table:table-cell table:formula="of:=(2*PI( )*[.C243]*[.C243]*[.A243]) / (POWER([.E243];5) * (EXP( ([.A243]*[.C243])/([.E243]*[.B243]*3523.91077015782) )  -1))" office:value-type="float" office:value="1024191756639" calcext:value-type="float">
            <text:p>1024191756639</text:p>
          </table:table-cell>
          <table:table-cell table:formula="of:=(2*PI( )*[.C243]*[.C243]*[.A243]) / (POWER([.E243];5) * (EXP( ([.A243]*[.C243])/([.E243]*[.B243]*3496.76346007464) )  -1))" office:value-type="float" office:value="1007888443997.61" calcext:value-type="float">
            <text:p>1007888443997.61</text:p>
          </table:table-cell>
          <table:table-cell table:formula="of:=(2*PI( )*[.C243]*[.C243]*[.A243]) / (POWER([.E243];5) * (EXP( ([.A243]*[.C243])/([.E243]*[.B243]*3605.05658350185) )  -1))" office:value-type="float" office:value="1073259567711.61" calcext:value-type="float">
            <text:p>1073259567711.6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4300" calcext:value-type="float">
            <text:p>24300</text:p>
          </table:table-cell>
          <table:table-cell table:formula="of:=[.D244]*POWER(10;-10)" office:value-type="float" office:value="0.00000243" calcext:value-type="float">
            <text:p>2.43E-06</text:p>
          </table:table-cell>
          <table:table-cell table:formula="of:=3.74192050507746E-016 / (POWER([.E244];5) * ((EXP( 1.9864748E-025 /([.E244]*1.381E-023 *3567.04712188114) )  -1)))" office:value-type="float" office:value="1037523963512.27" calcext:value-type="float">
            <text:p>1037523963512.27</text:p>
          </table:table-cell>
          <table:table-cell table:formula="of:=(2*PI( )*[.C244]*[.C244]*[.A244]) / (POWER([.E244];5) * (EXP( ([.A244]*[.C244])/([.E244]*[.B244]*3639.76900396354) )  -1))" office:value-type="float" office:value="1081062948871.68" calcext:value-type="float">
            <text:p>1081062948871.68</text:p>
          </table:table-cell>
          <table:table-cell table:formula="of:=(2*PI( )*[.C244]*[.C244]*[.A244]) / (POWER([.E244];5) * (EXP( ([.A244]*[.C244])/([.E244]*[.B244]*3607.08748252358) )  -1))" office:value-type="float" office:value="1061449552813.1" calcext:value-type="float">
            <text:p>1061449552813.1</text:p>
          </table:table-cell>
          <table:table-cell table:formula="of:=(2*PI( )*[.C244]*[.C244]*[.A244]) / (POWER([.E244];5) * (EXP( ([.A244]*[.C244])/([.E244]*[.B244]*3491.3099269129) )  -1))" office:value-type="float" office:value="992592719118.601" calcext:value-type="float">
            <text:p>992592719118.601</text:p>
          </table:table-cell>
          <table:table-cell table:formula="of:=(2*PI( )*[.C244]*[.C244]*[.A244]) / (POWER([.E244];5) * (EXP( ([.A244]*[.C244])/([.E244]*[.B244]*3603.83918136312) )  -1))" office:value-type="float" office:value="1059504264525.12" calcext:value-type="float">
            <text:p>1059504264525.12</text:p>
          </table:table-cell>
          <table:table-cell table:formula="of:=(2*PI( )*[.C244]*[.C244]*[.A244]) / (POWER([.E244];5) * (EXP( ([.A244]*[.C244])/([.E244]*[.B244]*5529.53658708751) )  -1))" office:value-type="float" office:value="2303909078000.92" calcext:value-type="float">
            <text:p>2303909078000.92</text:p>
          </table:table-cell>
          <table:table-cell table:formula="of:=(2*PI( )*[.C244]*[.C244]*[.A244]) / (POWER([.E244];5) * (EXP( ([.A244]*[.C244])/([.E244]*[.B244]*3545.8658661559) )  -1))" office:value-type="float" office:value="1024914766423.32" calcext:value-type="float">
            <text:p>1024914766423.32</text:p>
          </table:table-cell>
          <table:table-cell table:formula="of:=(2*PI( )*[.C244]*[.C244]*[.A244]) / (POWER([.E244];5) * (EXP( ([.A244]*[.C244])/([.E244]*[.B244]*3909.75687519039) )  -1))" office:value-type="float" office:value="1245798683183.3" calcext:value-type="float">
            <text:p>1245798683183.3</text:p>
          </table:table-cell>
          <table:table-cell table:formula="of:=(2*PI( )*[.C244]*[.C244]*[.A244]) / (POWER([.E244];5) * (EXP( ([.A244]*[.C244])/([.E244]*[.B244]*3653.20966006719) )  -1))" office:value-type="float" office:value="1089150918320.18" calcext:value-type="float">
            <text:p>1089150918320.18</text:p>
          </table:table-cell>
          <table:table-cell table:formula="of:=(2*PI( )*[.C244]*[.C244]*[.A244]) / (POWER([.E244];5) * (EXP( ([.A244]*[.C244])/([.E244]*[.B244]*3523.91077015782) )  -1))" office:value-type="float" office:value="1011880180245.19" calcext:value-type="float">
            <text:p>1011880180245.19</text:p>
          </table:table-cell>
          <table:table-cell table:formula="of:=(2*PI( )*[.C244]*[.C244]*[.A244]) / (POWER([.E244];5) * (EXP( ([.A244]*[.C244])/([.E244]*[.B244]*3496.76346007464) )  -1))" office:value-type="float" office:value="995813486009.677" calcext:value-type="float">
            <text:p>995813486009.677</text:p>
          </table:table-cell>
          <table:table-cell table:formula="of:=(2*PI( )*[.C244]*[.C244]*[.A244]) / (POWER([.E244];5) * (EXP( ([.A244]*[.C244])/([.E244]*[.B244]*3605.05658350185) )  -1))" office:value-type="float" office:value="1060233233603.08" calcext:value-type="float">
            <text:p>1060233233603.0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4400" calcext:value-type="float">
            <text:p>24400</text:p>
          </table:table-cell>
          <table:table-cell table:formula="of:=[.D245]*POWER(10;-10)" office:value-type="float" office:value="0.00000244" calcext:value-type="float">
            <text:p>2.44E-06</text:p>
          </table:table-cell>
          <table:table-cell table:formula="of:=3.74192050507746E-016 / (POWER([.E245];5) * ((EXP( 1.9864748E-025 /([.E245]*1.381E-023 *3567.04712188114) )  -1)))" office:value-type="float" office:value="1025016658046.05" calcext:value-type="float">
            <text:p>1025016658046.05</text:p>
          </table:table-cell>
          <table:table-cell table:formula="of:=(2*PI( )*[.C245]*[.C245]*[.A245]) / (POWER([.E245];5) * (EXP( ([.A245]*[.C245])/([.E245]*[.B245]*3639.76900396354) )  -1))" office:value-type="float" office:value="1067921805793.47" calcext:value-type="float">
            <text:p>1067921805793.47</text:p>
          </table:table-cell>
          <table:table-cell table:formula="of:=(2*PI( )*[.C245]*[.C245]*[.A245]) / (POWER([.E245];5) * (EXP( ([.A245]*[.C245])/([.E245]*[.B245]*3607.08748252358) )  -1))" office:value-type="float" office:value="1048594301941.27" calcext:value-type="float">
            <text:p>1048594301941.27</text:p>
          </table:table-cell>
          <table:table-cell table:formula="of:=(2*PI( )*[.C245]*[.C245]*[.A245]) / (POWER([.E245];5) * (EXP( ([.A245]*[.C245])/([.E245]*[.B245]*3491.3099269129) )  -1))" office:value-type="float" office:value="980736344840.785" calcext:value-type="float">
            <text:p>980736344840.785</text:p>
          </table:table-cell>
          <table:table-cell table:formula="of:=(2*PI( )*[.C245]*[.C245]*[.A245]) / (POWER([.E245];5) * (EXP( ([.A245]*[.C245])/([.E245]*[.B245]*3603.83918136312) )  -1))" office:value-type="float" office:value="1046677336937.11" calcext:value-type="float">
            <text:p>1046677336937.11</text:p>
          </table:table-cell>
          <table:table-cell table:formula="of:=(2*PI( )*[.C245]*[.C245]*[.A245]) / (POWER([.E245];5) * (EXP( ([.A245]*[.C245])/([.E245]*[.B245]*5529.53658708751) )  -1))" office:value-type="float" office:value="2272219709946.89" calcext:value-type="float">
            <text:p>2272219709946.89</text:p>
          </table:table-cell>
          <table:table-cell table:formula="of:=(2*PI( )*[.C245]*[.C245]*[.A245]) / (POWER([.E245];5) * (EXP( ([.A245]*[.C245])/([.E245]*[.B245]*3545.8658661559) )  -1))" office:value-type="float" office:value="1012590468803.02" calcext:value-type="float">
            <text:p>1012590468803.02</text:p>
          </table:table-cell>
          <table:table-cell table:formula="of:=(2*PI( )*[.C245]*[.C245]*[.A245]) / (POWER([.E245];5) * (EXP( ([.A245]*[.C245])/([.E245]*[.B245]*3909.75687519039) )  -1))" office:value-type="float" office:value="1230235113525.82" calcext:value-type="float">
            <text:p>1230235113525.82</text:p>
          </table:table-cell>
          <table:table-cell table:formula="of:=(2*PI( )*[.C245]*[.C245]*[.A245]) / (POWER([.E245];5) * (EXP( ([.A245]*[.C245])/([.E245]*[.B245]*3653.20966006719) )  -1))" office:value-type="float" office:value="1075891713705.25" calcext:value-type="float">
            <text:p>1075891713705.25</text:p>
          </table:table-cell>
          <table:table-cell table:formula="of:=(2*PI( )*[.C245]*[.C245]*[.A245]) / (POWER([.E245];5) * (EXP( ([.A245]*[.C245])/([.E245]*[.B245]*3523.91077015782) )  -1))" office:value-type="float" office:value="999744792547.249" calcext:value-type="float">
            <text:p>999744792547.249</text:p>
          </table:table-cell>
          <table:table-cell table:formula="of:=(2*PI( )*[.C245]*[.C245]*[.A245]) / (POWER([.E245];5) * (EXP( ([.A245]*[.C245])/([.E245]*[.B245]*3496.76346007464) )  -1))" office:value-type="float" office:value="983910563715.364" calcext:value-type="float">
            <text:p>983910563715.364</text:p>
          </table:table-cell>
          <table:table-cell table:formula="of:=(2*PI( )*[.C245]*[.C245]*[.A245]) / (POWER([.E245];5) * (EXP( ([.A245]*[.C245])/([.E245]*[.B245]*3605.05658350185) )  -1))" office:value-type="float" office:value="1047395692950.84" calcext:value-type="float">
            <text:p>1047395692950.8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4500" calcext:value-type="float">
            <text:p>24500</text:p>
          </table:table-cell>
          <table:table-cell table:formula="of:=[.D246]*POWER(10;-10)" office:value-type="float" office:value="0.00000245" calcext:value-type="float">
            <text:p>2.45E-06</text:p>
          </table:table-cell>
          <table:table-cell table:formula="of:=3.74192050507746E-016 / (POWER([.E246];5) * ((EXP( 1.9864748E-025 /([.E246]*1.381E-023 *3567.04712188114) )  -1)))" office:value-type="float" office:value="1012689246607.6" calcext:value-type="float">
            <text:p>1012689246607.6</text:p>
          </table:table-cell>
          <table:table-cell table:formula="of:=(2*PI( )*[.C246]*[.C246]*[.A246]) / (POWER([.E246];5) * (EXP( ([.A246]*[.C246])/([.E246]*[.B246]*3639.76900396354) )  -1))" office:value-type="float" office:value="1054971739252.07" calcext:value-type="float">
            <text:p>1054971739252.07</text:p>
          </table:table-cell>
          <table:table-cell table:formula="of:=(2*PI( )*[.C246]*[.C246]*[.A246]) / (POWER([.E246];5) * (EXP( ([.A246]*[.C246])/([.E246]*[.B246]*3607.08748252358) )  -1))" office:value-type="float" office:value="1035925075499.38" calcext:value-type="float">
            <text:p>1035925075499.38</text:p>
          </table:table-cell>
          <table:table-cell table:formula="of:=(2*PI( )*[.C246]*[.C246]*[.A246]) / (POWER([.E246];5) * (EXP( ([.A246]*[.C246])/([.E246]*[.B246]*3491.3099269129) )  -1))" office:value-type="float" office:value="969048452565.89" calcext:value-type="float">
            <text:p>969048452565.89</text:p>
          </table:table-cell>
          <table:table-cell table:formula="of:=(2*PI( )*[.C246]*[.C246]*[.A246]) / (POWER([.E246];5) * (EXP( ([.A246]*[.C246])/([.E246]*[.B246]*3603.83918136312) )  -1))" office:value-type="float" office:value="1034035933996.01" calcext:value-type="float">
            <text:p>1034035933996.01</text:p>
          </table:table-cell>
          <table:table-cell table:formula="of:=(2*PI( )*[.C246]*[.C246]*[.A246]) / (POWER([.E246];5) * (EXP( ([.A246]*[.C246])/([.E246]*[.B246]*5529.53658708751) )  -1))" office:value-type="float" office:value="2241066281101.09" calcext:value-type="float">
            <text:p>2241066281101.09</text:p>
          </table:table-cell>
          <table:table-cell table:formula="of:=(2*PI( )*[.C246]*[.C246]*[.A246]) / (POWER([.E246];5) * (EXP( ([.A246]*[.C246])/([.E246]*[.B246]*3545.8658661559) )  -1))" office:value-type="float" office:value="1000442849128.3" calcext:value-type="float">
            <text:p>1000442849128.3</text:p>
          </table:table-cell>
          <table:table-cell table:formula="of:=(2*PI( )*[.C246]*[.C246]*[.A246]) / (POWER([.E246];5) * (EXP( ([.A246]*[.C246])/([.E246]*[.B246]*3909.75687519039) )  -1))" office:value-type="float" office:value="1214905914602.02" calcext:value-type="float">
            <text:p>1214905914602.02</text:p>
          </table:table-cell>
          <table:table-cell table:formula="of:=(2*PI( )*[.C246]*[.C246]*[.A246]) / (POWER([.E246];5) * (EXP( ([.A246]*[.C246])/([.E246]*[.B246]*3653.20966006719) )  -1))" office:value-type="float" office:value="1062825675775.05" calcext:value-type="float">
            <text:p>1062825675775.05</text:p>
          </table:table-cell>
          <table:table-cell table:formula="of:=(2*PI( )*[.C246]*[.C246]*[.A246]) / (POWER([.E246];5) * (EXP( ([.A246]*[.C246])/([.E246]*[.B246]*3523.91077015782) )  -1))" office:value-type="float" office:value="987782769172.196" calcext:value-type="float">
            <text:p>987782769172.196</text:p>
          </table:table-cell>
          <table:table-cell table:formula="of:=(2*PI( )*[.C246]*[.C246]*[.A246]) / (POWER([.E246];5) * (EXP( ([.A246]*[.C246])/([.E246]*[.B246]*3496.76346007464) )  -1))" office:value-type="float" office:value="972176936951.442" calcext:value-type="float">
            <text:p>972176936951.442</text:p>
          </table:table-cell>
          <table:table-cell table:formula="of:=(2*PI( )*[.C246]*[.C246]*[.A246]) / (POWER([.E246];5) * (EXP( ([.A246]*[.C246])/([.E246]*[.B246]*3605.05658350185) )  -1))" office:value-type="float" office:value="1034743864204.47" calcext:value-type="float">
            <text:p>1034743864204.4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4600" calcext:value-type="float">
            <text:p>24600</text:p>
          </table:table-cell>
          <table:table-cell table:formula="of:=[.D247]*POWER(10;-10)" office:value-type="float" office:value="0.00000246" calcext:value-type="float">
            <text:p>2.46E-06</text:p>
          </table:table-cell>
          <table:table-cell table:formula="of:=3.74192050507746E-016 / (POWER([.E247];5) * ((EXP( 1.9864748E-025 /([.E247]*1.381E-023 *3567.04712188114) )  -1)))" office:value-type="float" office:value="1000538819493.11" calcext:value-type="float">
            <text:p>1000538819493.11</text:p>
          </table:table-cell>
          <table:table-cell table:formula="of:=(2*PI( )*[.C247]*[.C247]*[.A247]) / (POWER([.E247];5) * (EXP( ([.A247]*[.C247])/([.E247]*[.B247]*3639.76900396354) )  -1))" office:value-type="float" office:value="1042209610975.09" calcext:value-type="float">
            <text:p>1042209610975.09</text:p>
          </table:table-cell>
          <table:table-cell table:formula="of:=(2*PI( )*[.C247]*[.C247]*[.A247]) / (POWER([.E247];5) * (EXP( ([.A247]*[.C247])/([.E247]*[.B247]*3607.08748252358) )  -1))" office:value-type="float" office:value="1023438838698.04" calcext:value-type="float">
            <text:p>1023438838698.04</text:p>
          </table:table-cell>
          <table:table-cell table:formula="of:=(2*PI( )*[.C247]*[.C247]*[.A247]) / (POWER([.E247];5) * (EXP( ([.A247]*[.C247])/([.E247]*[.B247]*3491.3099269129) )  -1))" office:value-type="float" office:value="957526363945.03" calcext:value-type="float">
            <text:p>957526363945.03</text:p>
          </table:table-cell>
          <table:table-cell table:formula="of:=(2*PI( )*[.C247]*[.C247]*[.A247]) / (POWER([.E247];5) * (EXP( ([.A247]*[.C247])/([.E247]*[.B247]*3603.83918136312) )  -1))" office:value-type="float" office:value="1021577031130.25" calcext:value-type="float">
            <text:p>1021577031130.25</text:p>
          </table:table-cell>
          <table:table-cell table:formula="of:=(2*PI( )*[.C247]*[.C247]*[.A247]) / (POWER([.E247];5) * (EXP( ([.A247]*[.C247])/([.E247]*[.B247]*5529.53658708751) )  -1))" office:value-type="float" office:value="2210438116721.65" calcext:value-type="float">
            <text:p>2210438116721.65</text:p>
          </table:table-cell>
          <table:table-cell table:formula="of:=(2*PI( )*[.C247]*[.C247]*[.A247]) / (POWER([.E247];5) * (EXP( ([.A247]*[.C247])/([.E247]*[.B247]*3545.8658661559) )  -1))" office:value-type="float" office:value="988469063096.643" calcext:value-type="float">
            <text:p>988469063096.643</text:p>
          </table:table-cell>
          <table:table-cell table:formula="of:=(2*PI( )*[.C247]*[.C247]*[.A247]) / (POWER([.E247];5) * (EXP( ([.A247]*[.C247])/([.E247]*[.B247]*3909.75687519039) )  -1))" office:value-type="float" office:value="1199807048295.68" calcext:value-type="float">
            <text:p>1199807048295.68</text:p>
          </table:table-cell>
          <table:table-cell table:formula="of:=(2*PI( )*[.C247]*[.C247]*[.A247]) / (POWER([.E247];5) * (EXP( ([.A247]*[.C247])/([.E247]*[.B247]*3653.20966006719) )  -1))" office:value-type="float" office:value="1049949623342.37" calcext:value-type="float">
            <text:p>1049949623342.37</text:p>
          </table:table-cell>
          <table:table-cell table:formula="of:=(2*PI( )*[.C247]*[.C247]*[.A247]) / (POWER([.E247];5) * (EXP( ([.A247]*[.C247])/([.E247]*[.B247]*3523.91077015782) )  -1))" office:value-type="float" office:value="975991333038.692" calcext:value-type="float">
            <text:p>975991333038.692</text:p>
          </table:table-cell>
          <table:table-cell table:formula="of:=(2*PI( )*[.C247]*[.C247]*[.A247]) / (POWER([.E247];5) * (EXP( ([.A247]*[.C247])/([.E247]*[.B247]*3496.76346007464) )  -1))" office:value-type="float" office:value="960609910943.812" calcext:value-type="float">
            <text:p>960609910943.812</text:p>
          </table:table-cell>
          <table:table-cell table:formula="of:=(2*PI( )*[.C247]*[.C247]*[.A247]) / (POWER([.E247];5) * (EXP( ([.A247]*[.C247])/([.E247]*[.B247]*3605.05658350185) )  -1))" office:value-type="float" office:value="1022274718964.4" calcext:value-type="float">
            <text:p>1022274718964.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4700" calcext:value-type="float">
            <text:p>24700</text:p>
          </table:table-cell>
          <table:table-cell table:formula="of:=[.D248]*POWER(10;-10)" office:value-type="float" office:value="0.00000247" calcext:value-type="float">
            <text:p>2.47E-06</text:p>
          </table:table-cell>
          <table:table-cell table:formula="of:=3.74192050507746E-016 / (POWER([.E248];5) * ((EXP( 1.9864748E-025 /([.E248]*1.381E-023 *3567.04712188114) )  -1)))" office:value-type="float" office:value="988562516575.615" calcext:value-type="float">
            <text:p>988562516575.615</text:p>
          </table:table-cell>
          <table:table-cell table:formula="of:=(2*PI( )*[.C248]*[.C248]*[.A248]) / (POWER([.E248];5) * (EXP( ([.A248]*[.C248])/([.E248]*[.B248]*3639.76900396354) )  -1))" office:value-type="float" office:value="1029632337494.03" calcext:value-type="float">
            <text:p>1029632337494.03</text:p>
          </table:table-cell>
          <table:table-cell table:formula="of:=(2*PI( )*[.C248]*[.C248]*[.A248]) / (POWER([.E248];5) * (EXP( ([.A248]*[.C248])/([.E248]*[.B248]*3607.08748252358) )  -1))" office:value-type="float" office:value="1011132609178.54" calcext:value-type="float">
            <text:p>1011132609178.54</text:p>
          </table:table-cell>
          <table:table-cell table:formula="of:=(2*PI( )*[.C248]*[.C248]*[.A248]) / (POWER([.E248];5) * (EXP( ([.A248]*[.C248])/([.E248]*[.B248]*3491.3099269129) )  -1))" office:value-type="float" office:value="946167444973.1" calcext:value-type="float">
            <text:p>946167444973.1</text:p>
          </table:table-cell>
          <table:table-cell table:formula="of:=(2*PI( )*[.C248]*[.C248]*[.A248]) / (POWER([.E248];5) * (EXP( ([.A248]*[.C248])/([.E248]*[.B248]*3603.83918136312) )  -1))" office:value-type="float" office:value="1009297655965.16" calcext:value-type="float">
            <text:p>1009297655965.16</text:p>
          </table:table-cell>
          <table:table-cell table:formula="of:=(2*PI( )*[.C248]*[.C248]*[.A248]) / (POWER([.E248];5) * (EXP( ([.A248]*[.C248])/([.E248]*[.B248]*5529.53658708751) )  -1))" office:value-type="float" office:value="2180324784755.74" calcext:value-type="float">
            <text:p>2180324784755.74</text:p>
          </table:table-cell>
          <table:table-cell table:formula="of:=(2*PI( )*[.C248]*[.C248]*[.A248]) / (POWER([.E248];5) * (EXP( ([.A248]*[.C248])/([.E248]*[.B248]*3545.8658661559) )  -1))" office:value-type="float" office:value="976666314496.871" calcext:value-type="float">
            <text:p>976666314496.871</text:p>
          </table:table-cell>
          <table:table-cell table:formula="of:=(2*PI( )*[.C248]*[.C248]*[.A248]) / (POWER([.E248];5) * (EXP( ([.A248]*[.C248])/([.E248]*[.B248]*3909.75687519039) )  -1))" office:value-type="float" office:value="1184934552331.88" calcext:value-type="float">
            <text:p>1184934552331.88</text:p>
          </table:table-cell>
          <table:table-cell table:formula="of:=(2*PI( )*[.C248]*[.C248]*[.A248]) / (POWER([.E248];5) * (EXP( ([.A248]*[.C248])/([.E248]*[.B248]*3653.20966006719) )  -1))" office:value-type="float" office:value="1037260431011.11" calcext:value-type="float">
            <text:p>1037260431011.11</text:p>
          </table:table-cell>
          <table:table-cell table:formula="of:=(2*PI( )*[.C248]*[.C248]*[.A248]) / (POWER([.E248];5) * (EXP( ([.A248]*[.C248])/([.E248]*[.B248]*3523.91077015782) )  -1))" office:value-type="float" office:value="964367753634.922" calcext:value-type="float">
            <text:p>964367753634.922</text:p>
          </table:table-cell>
          <table:table-cell table:formula="of:=(2*PI( )*[.C248]*[.C248]*[.A248]) / (POWER([.E248];5) * (EXP( ([.A248]*[.C248])/([.E248]*[.B248]*3496.76346007464) )  -1))" office:value-type="float" office:value="949206835631.63" calcext:value-type="float">
            <text:p>949206835631.63</text:p>
          </table:table-cell>
          <table:table-cell table:formula="of:=(2*PI( )*[.C248]*[.C248]*[.A248]) / (POWER([.E248];5) * (EXP( ([.A248]*[.C248])/([.E248]*[.B248]*3605.05658350185) )  -1))" office:value-type="float" office:value="1009985281115.52" calcext:value-type="float">
            <text:p>1009985281115.5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4800" calcext:value-type="float">
            <text:p>24800</text:p>
          </table:table-cell>
          <table:table-cell table:formula="of:=[.D249]*POWER(10;-10)" office:value-type="float" office:value="0.00000248" calcext:value-type="float">
            <text:p>2.48E-06</text:p>
          </table:table-cell>
          <table:table-cell table:formula="of:=3.74192050507746E-016 / (POWER([.E249];5) * ((EXP( 1.9864748E-025 /([.E249]*1.381E-023 *3567.04712188114) )  -1)))" office:value-type="float" office:value="976757526514.054" calcext:value-type="float">
            <text:p>976757526514.054</text:p>
          </table:table-cell>
          <table:table-cell table:formula="of:=(2*PI( )*[.C249]*[.C249]*[.A249]) / (POWER([.E249];5) * (EXP( ([.A249]*[.C249])/([.E249]*[.B249]*3639.76900396354) )  -1))" office:value-type="float" office:value="1017236889223.8" calcext:value-type="float">
            <text:p>1017236889223.8</text:p>
          </table:table-cell>
          <table:table-cell table:formula="of:=(2*PI( )*[.C249]*[.C249]*[.A249]) / (POWER([.E249];5) * (EXP( ([.A249]*[.C249])/([.E249]*[.B249]*3607.08748252358) )  -1))" office:value-type="float" office:value="999003456151.49" calcext:value-type="float">
            <text:p>999003456151.49</text:p>
          </table:table-cell>
          <table:table-cell table:formula="of:=(2*PI( )*[.C249]*[.C249]*[.A249]) / (POWER([.E249];5) * (EXP( ([.A249]*[.C249])/([.E249]*[.B249]*3491.3099269129) )  -1))" office:value-type="float" office:value="934969105325.596" calcext:value-type="float">
            <text:p>934969105325.596</text:p>
          </table:table-cell>
          <table:table-cell table:formula="of:=(2*PI( )*[.C249]*[.C249]*[.A249]) / (POWER([.E249];5) * (EXP( ([.A249]*[.C249])/([.E249]*[.B249]*3603.83918136312) )  -1))" office:value-type="float" office:value="997194887467.471" calcext:value-type="float">
            <text:p>997194887467.471</text:p>
          </table:table-cell>
          <table:table-cell table:formula="of:=(2*PI( )*[.C249]*[.C249]*[.A249]) / (POWER([.E249];5) * (EXP( ([.A249]*[.C249])/([.E249]*[.B249]*5529.53658708751) )  -1))" office:value-type="float" office:value="2150716089697.76" calcext:value-type="float">
            <text:p>2150716089697.76</text:p>
          </table:table-cell>
          <table:table-cell table:formula="of:=(2*PI( )*[.C249]*[.C249]*[.A249]) / (POWER([.E249];5) * (EXP( ([.A249]*[.C249])/([.E249]*[.B249]*3545.8658661559) )  -1))" office:value-type="float" office:value="965031854454.753" calcext:value-type="float">
            <text:p>965031854454.753</text:p>
          </table:table-cell>
          <table:table-cell table:formula="of:=(2*PI( )*[.C249]*[.C249]*[.A249]) / (POWER([.E249];5) * (EXP( ([.A249]*[.C249])/([.E249]*[.B249]*3909.75687519039) )  -1))" office:value-type="float" office:value="1170284538819.1" calcext:value-type="float">
            <text:p>1170284538819.1</text:p>
          </table:table-cell>
          <table:table-cell table:formula="of:=(2*PI( )*[.C249]*[.C249]*[.A249]) / (POWER([.E249];5) * (EXP( ([.A249]*[.C249])/([.E249]*[.B249]*3653.20966006719) )  -1))" office:value-type="float" office:value="1024755028231.23" calcext:value-type="float">
            <text:p>1024755028231.23</text:p>
          </table:table-cell>
          <table:table-cell table:formula="of:=(2*PI( )*[.C249]*[.C249]*[.A249]) / (POWER([.E249];5) * (EXP( ([.A249]*[.C249])/([.E249]*[.B249]*3523.91077015782) )  -1))" office:value-type="float" office:value="952909346301.366" calcext:value-type="float">
            <text:p>952909346301.366</text:p>
          </table:table-cell>
          <table:table-cell table:formula="of:=(2*PI( )*[.C249]*[.C249]*[.A249]) / (POWER([.E249];5) * (EXP( ([.A249]*[.C249])/([.E249]*[.B249]*3496.76346007464) )  -1))" office:value-type="float" office:value="937965104995.187" calcext:value-type="float">
            <text:p>937965104995.187</text:p>
          </table:table-cell>
          <table:table-cell table:formula="of:=(2*PI( )*[.C249]*[.C249]*[.A249]) / (POWER([.E249];5) * (EXP( ([.A249]*[.C249])/([.E249]*[.B249]*3605.05658350185) )  -1))" office:value-type="float" office:value="997872625969.501" calcext:value-type="float">
            <text:p>997872625969.50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4900" calcext:value-type="float">
            <text:p>24900</text:p>
          </table:table-cell>
          <table:table-cell table:formula="of:=[.D250]*POWER(10;-10)" office:value-type="float" office:value="0.00000249" calcext:value-type="float">
            <text:p>2.49E-06</text:p>
          </table:table-cell>
          <table:table-cell table:formula="of:=3.74192050507746E-016 / (POWER([.E250];5) * ((EXP( 1.9864748E-025 /([.E250]*1.381E-023 *3567.04712188114) )  -1)))" office:value-type="float" office:value="965121085969.63" calcext:value-type="float">
            <text:p>965121085969.63</text:p>
          </table:table-cell>
          <table:table-cell table:formula="of:=(2*PI( )*[.C250]*[.C250]*[.A250]) / (POWER([.E250];5) * (EXP( ([.A250]*[.C250])/([.E250]*[.B250]*3639.76900396354) )  -1))" office:value-type="float" office:value="1005020289552.91" calcext:value-type="float">
            <text:p>1005020289552.91</text:p>
          </table:table-cell>
          <table:table-cell table:formula="of:=(2*PI( )*[.C250]*[.C250]*[.A250]) / (POWER([.E250];5) * (EXP( ([.A250]*[.C250])/([.E250]*[.B250]*3607.08748252358) )  -1))" office:value-type="float" office:value="987048499544.445" calcext:value-type="float">
            <text:p>987048499544.445</text:p>
          </table:table-cell>
          <table:table-cell table:formula="of:=(2*PI( )*[.C250]*[.C250]*[.A250]) / (POWER([.E250];5) * (EXP( ([.A250]*[.C250])/([.E250]*[.B250]*3491.3099269129) )  -1))" office:value-type="float" office:value="923928797699.388" calcext:value-type="float">
            <text:p>923928797699.388</text:p>
          </table:table-cell>
          <table:table-cell table:formula="of:=(2*PI( )*[.C250]*[.C250]*[.A250]) / (POWER([.E250];5) * (EXP( ([.A250]*[.C250])/([.E250]*[.B250]*3603.83918136312) )  -1))" office:value-type="float" office:value="985265855098.56" calcext:value-type="float">
            <text:p>985265855098.56</text:p>
          </table:table-cell>
          <table:table-cell table:formula="of:=(2*PI( )*[.C250]*[.C250]*[.A250]) / (POWER([.E250];5) * (EXP( ([.A250]*[.C250])/([.E250]*[.B250]*5529.53658708751) )  -1))" office:value-type="float" office:value="2121602066616.64" calcext:value-type="float">
            <text:p>2121602066616.64</text:p>
          </table:table-cell>
          <table:table-cell table:formula="of:=(2*PI( )*[.C250]*[.C250]*[.A250]) / (POWER([.E250];5) * (EXP( ([.A250]*[.C250])/([.E250]*[.B250]*3545.8658661559) )  -1))" office:value-type="float" office:value="953562980684.829" calcext:value-type="float">
            <text:p>953562980684.829</text:p>
          </table:table-cell>
          <table:table-cell table:formula="of:=(2*PI( )*[.C250]*[.C250]*[.A250]) / (POWER([.E250];5) * (EXP( ([.A250]*[.C250])/([.E250]*[.B250]*3909.75687519039) )  -1))" office:value-type="float" office:value="1155853192816.51" calcext:value-type="float">
            <text:p>1155853192816.51</text:p>
          </table:table-cell>
          <table:table-cell table:formula="of:=(2*PI( )*[.C250]*[.C250]*[.A250]) / (POWER([.E250];5) * (EXP( ([.A250]*[.C250])/([.E250]*[.B250]*3653.20966006719) )  -1))" office:value-type="float" office:value="1012430398364.87" calcext:value-type="float">
            <text:p>1012430398364.87</text:p>
          </table:table-cell>
          <table:table-cell table:formula="of:=(2*PI( )*[.C250]*[.C250]*[.A250]) / (POWER([.E250];5) * (EXP( ([.A250]*[.C250])/([.E250]*[.B250]*3523.91077015782) )  -1))" office:value-type="float" office:value="941613471518.871" calcext:value-type="float">
            <text:p>941613471518.871</text:p>
          </table:table-cell>
          <table:table-cell table:formula="of:=(2*PI( )*[.C250]*[.C250]*[.A250]) / (POWER([.E250];5) * (EXP( ([.A250]*[.C250])/([.E250]*[.B250]*3496.76346007464) )  -1))" office:value-type="float" office:value="926882156387.961" calcext:value-type="float">
            <text:p>926882156387.961</text:p>
          </table:table-cell>
          <table:table-cell table:formula="of:=(2*PI( )*[.C250]*[.C250]*[.A250]) / (POWER([.E250];5) * (EXP( ([.A250]*[.C250])/([.E250]*[.B250]*3605.05658350185) )  -1))" office:value-type="float" office:value="985933879415.94" calcext:value-type="float">
            <text:p>985933879415.9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5000" calcext:value-type="float">
            <text:p>25000</text:p>
          </table:table-cell>
          <table:table-cell table:formula="of:=[.D251]*POWER(10;-10)" office:value-type="float" office:value="0.0000025" calcext:value-type="float">
            <text:p>2.5E-06</text:p>
          </table:table-cell>
          <table:table-cell table:formula="of:=3.74192050507746E-016 / (POWER([.E251];5) * ((EXP( 1.9864748E-025 /([.E251]*1.381E-023 *3567.04712188114) )  -1)))" office:value-type="float" office:value="953650478829.574" calcext:value-type="float">
            <text:p>953650478829.574</text:p>
          </table:table-cell>
          <table:table-cell table:formula="of:=(2*PI( )*[.C251]*[.C251]*[.A251]) / (POWER([.E251];5) * (EXP( ([.A251]*[.C251])/([.E251]*[.B251]*3639.76900396354) )  -1))" office:value-type="float" office:value="992979613944.322" calcext:value-type="float">
            <text:p>992979613944.322</text:p>
          </table:table-cell>
          <table:table-cell table:formula="of:=(2*PI( )*[.C251]*[.C251]*[.A251]) / (POWER([.E251];5) * (EXP( ([.A251]*[.C251])/([.E251]*[.B251]*3607.08748252358) )  -1))" office:value-type="float" office:value="975264909158.786" calcext:value-type="float">
            <text:p>975264909158.786</text:p>
          </table:table-cell>
          <table:table-cell table:formula="of:=(2*PI( )*[.C251]*[.C251]*[.A251]) / (POWER([.E251];5) * (EXP( ([.A251]*[.C251])/([.E251]*[.B251]*3491.3099269129) )  -1))" office:value-type="float" office:value="913044017157.818" calcext:value-type="float">
            <text:p>913044017157.818</text:p>
          </table:table-cell>
          <table:table-cell table:formula="of:=(2*PI( )*[.C251]*[.C251]*[.A251]) / (POWER([.E251];5) * (EXP( ([.A251]*[.C251])/([.E251]*[.B251]*3603.83918136312) )  -1))" office:value-type="float" office:value="973507737976.832" calcext:value-type="float">
            <text:p>973507737976.832</text:p>
          </table:table-cell>
          <table:table-cell table:formula="of:=(2*PI( )*[.C251]*[.C251]*[.A251]) / (POWER([.E251];5) * (EXP( ([.A251]*[.C251])/([.E251]*[.B251]*5529.53658708751) )  -1))" office:value-type="float" office:value="2092972975347.44" calcext:value-type="float">
            <text:p>2092972975347.44</text:p>
          </table:table-cell>
          <table:table-cell table:formula="of:=(2*PI( )*[.C251]*[.C251]*[.A251]) / (POWER([.E251];5) * (EXP( ([.A251]*[.C251])/([.E251]*[.B251]*3545.8658661559) )  -1))" office:value-type="float" office:value="942257036748.818" calcext:value-type="float">
            <text:p>942257036748.818</text:p>
          </table:table-cell>
          <table:table-cell table:formula="of:=(2*PI( )*[.C251]*[.C251]*[.A251]) / (POWER([.E251];5) * (EXP( ([.A251]*[.C251])/([.E251]*[.B251]*3909.75687519039) )  -1))" office:value-type="float" office:value="1141636770926.09" calcext:value-type="float">
            <text:p>1141636770926.09</text:p>
          </table:table-cell>
          <table:table-cell table:formula="of:=(2*PI( )*[.C251]*[.C251]*[.A251]) / (POWER([.E251];5) * (EXP( ([.A251]*[.C251])/([.E251]*[.B251]*3653.20966006719) )  -1))" office:value-type="float" office:value="1000283577763.8" calcext:value-type="float">
            <text:p>1000283577763.8</text:p>
          </table:table-cell>
          <table:table-cell table:formula="of:=(2*PI( )*[.C251]*[.C251]*[.A251]) / (POWER([.E251];5) * (EXP( ([.A251]*[.C251])/([.E251]*[.B251]*3523.91077015782) )  -1))" office:value-type="float" office:value="930477534202.384" calcext:value-type="float">
            <text:p>930477534202.384</text:p>
          </table:table-cell>
          <table:table-cell table:formula="of:=(2*PI( )*[.C251]*[.C251]*[.A251]) / (POWER([.E251];5) * (EXP( ([.A251]*[.C251])/([.E251]*[.B251]*3496.76346007464) )  -1))" office:value-type="float" office:value="915955469873.2" calcext:value-type="float">
            <text:p>915955469873.2</text:p>
          </table:table-cell>
          <table:table-cell table:formula="of:=(2*PI( )*[.C251]*[.C251]*[.A251]) / (POWER([.E251];5) * (EXP( ([.A251]*[.C251])/([.E251]*[.B251]*3605.05658350185) )  -1))" office:value-type="float" office:value="974166217082.663" calcext:value-type="float">
            <text:p>974166217082.66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5100" calcext:value-type="float">
            <text:p>25100</text:p>
          </table:table-cell>
          <table:table-cell table:formula="of:=[.D252]*POWER(10;-10)" office:value-type="float" office:value="0.00000251" calcext:value-type="float">
            <text:p>2.51E-06</text:p>
          </table:table-cell>
          <table:table-cell table:formula="of:=3.74192050507746E-016 / (POWER([.E252];5) * ((EXP( 1.9864748E-025 /([.E252]*1.381E-023 *3567.04712188114) )  -1)))" office:value-type="float" office:value="942343035438.683" calcext:value-type="float">
            <text:p>942343035438.683</text:p>
          </table:table-cell>
          <table:table-cell table:formula="of:=(2*PI( )*[.C252]*[.C252]*[.A252]) / (POWER([.E252];5) * (EXP( ([.A252]*[.C252])/([.E252]*[.B252]*3639.76900396354) )  -1))" office:value-type="float" office:value="981111989047.234" calcext:value-type="float">
            <text:p>981111989047.234</text:p>
          </table:table-cell>
          <table:table-cell table:formula="of:=(2*PI( )*[.C252]*[.C252]*[.A252]) / (POWER([.E252];5) * (EXP( ([.A252]*[.C252])/([.E252]*[.B252]*3607.08748252358) )  -1))" office:value-type="float" office:value="963649903836.075" calcext:value-type="float">
            <text:p>963649903836.075</text:p>
          </table:table-cell>
          <table:table-cell table:formula="of:=(2*PI( )*[.C252]*[.C252]*[.A252]) / (POWER([.E252];5) * (EXP( ([.A252]*[.C252])/([.E252]*[.B252]*3491.3099269129) )  -1))" office:value-type="float" office:value="902312300480.473" calcext:value-type="float">
            <text:p>902312300480.473</text:p>
          </table:table-cell>
          <table:table-cell table:formula="of:=(2*PI( )*[.C252]*[.C252]*[.A252]) / (POWER([.E252];5) * (EXP( ([.A252]*[.C252])/([.E252]*[.B252]*3603.83918136312) )  -1))" office:value-type="float" office:value="961917764049.426" calcext:value-type="float">
            <text:p>961917764049.426</text:p>
          </table:table-cell>
          <table:table-cell table:formula="of:=(2*PI( )*[.C252]*[.C252]*[.A252]) / (POWER([.E252];5) * (EXP( ([.A252]*[.C252])/([.E252]*[.B252]*5529.53658708751) )  -1))" office:value-type="float" office:value="2064819294842.27" calcext:value-type="float">
            <text:p>2064819294842.27</text:p>
          </table:table-cell>
          <table:table-cell table:formula="of:=(2*PI( )*[.C252]*[.C252]*[.A252]) / (POWER([.E252];5) * (EXP( ([.A252]*[.C252])/([.E252]*[.B252]*3545.8658661559) )  -1))" office:value-type="float" office:value="931111411320.898" calcext:value-type="float">
            <text:p>931111411320.898</text:p>
          </table:table-cell>
          <table:table-cell table:formula="of:=(2*PI( )*[.C252]*[.C252]*[.A252]) / (POWER([.E252];5) * (EXP( ([.A252]*[.C252])/([.E252]*[.B252]*3909.75687519039) )  -1))" office:value-type="float" office:value="1127631599909.47" calcext:value-type="float">
            <text:p>1127631599909.47</text:p>
          </table:table-cell>
          <table:table-cell table:formula="of:=(2*PI( )*[.C252]*[.C252]*[.A252]) / (POWER([.E252];5) * (EXP( ([.A252]*[.C252])/([.E252]*[.B252]*3653.20966006719) )  -1))" office:value-type="float" office:value="988311654858.439" calcext:value-type="float">
            <text:p>988311654858.439</text:p>
          </table:table-cell>
          <table:table-cell table:formula="of:=(2*PI( )*[.C252]*[.C252]*[.A252]) / (POWER([.E252];5) * (EXP( ([.A252]*[.C252])/([.E252]*[.B252]*3523.91077015782) )  -1))" office:value-type="float" office:value="919498983000.64" calcext:value-type="float">
            <text:p>919498983000.64</text:p>
          </table:table-cell>
          <table:table-cell table:formula="of:=(2*PI( )*[.C252]*[.C252]*[.A252]) / (POWER([.E252];5) * (EXP( ([.A252]*[.C252])/([.E252]*[.B252]*3496.76346007464) )  -1))" office:value-type="float" office:value="905182567565.425" calcext:value-type="float">
            <text:p>905182567565.425</text:p>
          </table:table-cell>
          <table:table-cell table:formula="of:=(2*PI( )*[.C252]*[.C252]*[.A252]) / (POWER([.E252];5) * (EXP( ([.A252]*[.C252])/([.E252]*[.B252]*3605.05658350185) )  -1))" office:value-type="float" office:value="962566863505.439" calcext:value-type="float">
            <text:p>962566863505.43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5200" calcext:value-type="float">
            <text:p>25200</text:p>
          </table:table-cell>
          <table:table-cell table:formula="of:=[.D253]*POWER(10;-10)" office:value-type="float" office:value="0.00000252" calcext:value-type="float">
            <text:p>2.52E-06</text:p>
          </table:table-cell>
          <table:table-cell table:formula="of:=3.74192050507746E-016 / (POWER([.E253];5) * ((EXP( 1.9864748E-025 /([.E253]*1.381E-023 *3567.04712188114) )  -1)))" office:value-type="float" office:value="931196131838.857" calcext:value-type="float">
            <text:p>931196131838.857</text:p>
          </table:table-cell>
          <table:table-cell table:formula="of:=(2*PI( )*[.C253]*[.C253]*[.A253]) / (POWER([.E253];5) * (EXP( ([.A253]*[.C253])/([.E253]*[.B253]*3639.76900396354) )  -1))" office:value-type="float" office:value="969414591820.031" calcext:value-type="float">
            <text:p>969414591820.031</text:p>
          </table:table-cell>
          <table:table-cell table:formula="of:=(2*PI( )*[.C253]*[.C253]*[.A253]) / (POWER([.E253];5) * (EXP( ([.A253]*[.C253])/([.E253]*[.B253]*3607.08748252358) )  -1))" office:value-type="float" office:value="952200750634.097" calcext:value-type="float">
            <text:p>952200750634.097</text:p>
          </table:table-cell>
          <table:table-cell table:formula="of:=(2*PI( )*[.C253]*[.C253]*[.A253]) / (POWER([.E253];5) * (EXP( ([.A253]*[.C253])/([.E253]*[.B253]*3491.3099269129) )  -1))" office:value-type="float" office:value="891731225517.98" calcext:value-type="float">
            <text:p>891731225517.98</text:p>
          </table:table-cell>
          <table:table-cell table:formula="of:=(2*PI( )*[.C253]*[.C253]*[.A253]) / (POWER([.E253];5) * (EXP( ([.A253]*[.C253])/([.E253]*[.B253]*3603.83918136312) )  -1))" office:value-type="float" office:value="950493209273.479" calcext:value-type="float">
            <text:p>950493209273.479</text:p>
          </table:table-cell>
          <table:table-cell table:formula="of:=(2*PI( )*[.C253]*[.C253]*[.A253]) / (POWER([.E253];5) * (EXP( ([.A253]*[.C253])/([.E253]*[.B253]*5529.53658708751) )  -1))" office:value-type="float" office:value="2037131717676.03" calcext:value-type="float">
            <text:p>2037131717676.03</text:p>
          </table:table-cell>
          <table:table-cell table:formula="of:=(2*PI( )*[.C253]*[.C253]*[.A253]) / (POWER([.E253];5) * (EXP( ([.A253]*[.C253])/([.E253]*[.B253]*3545.8658661559) )  -1))" office:value-type="float" office:value="920123537460.118" calcext:value-type="float">
            <text:p>920123537460.118</text:p>
          </table:table-cell>
          <table:table-cell table:formula="of:=(2*PI( )*[.C253]*[.C253]*[.A253]) / (POWER([.E253];5) * (EXP( ([.A253]*[.C253])/([.E253]*[.B253]*3909.75687519039) )  -1))" office:value-type="float" office:value="1113834075329.31" calcext:value-type="float">
            <text:p>1113834075329.31</text:p>
          </table:table-cell>
          <table:table-cell table:formula="of:=(2*PI( )*[.C253]*[.C253]*[.A253]) / (POWER([.E253];5) * (EXP( ([.A253]*[.C253])/([.E253]*[.B253]*3653.20966006719) )  -1))" office:value-type="float" office:value="976511769258.63" calcext:value-type="float">
            <text:p>976511769258.63</text:p>
          </table:table-cell>
          <table:table-cell table:formula="of:=(2*PI( )*[.C253]*[.C253]*[.A253]) / (POWER([.E253];5) * (EXP( ([.A253]*[.C253])/([.E253]*[.B253]*3523.91077015782) )  -1))" office:value-type="float" office:value="908675309602.145" calcext:value-type="float">
            <text:p>908675309602.145</text:p>
          </table:table-cell>
          <table:table-cell table:formula="of:=(2*PI( )*[.C253]*[.C253]*[.A253]) / (POWER([.E253];5) * (EXP( ([.A253]*[.C253])/([.E253]*[.B253]*3496.76346007464) )  -1))" office:value-type="float" office:value="894561012977.123" calcext:value-type="float">
            <text:p>894561012977.123</text:p>
          </table:table-cell>
          <table:table-cell table:formula="of:=(2*PI( )*[.C253]*[.C253]*[.A253]) / (POWER([.E253];5) * (EXP( ([.A253]*[.C253])/([.E253]*[.B253]*3605.05658350185) )  -1))" office:value-type="float" office:value="951133091307.285" calcext:value-type="float">
            <text:p>951133091307.28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5300" calcext:value-type="float">
            <text:p>25300</text:p>
          </table:table-cell>
          <table:table-cell table:formula="of:=[.D254]*POWER(10;-10)" office:value-type="float" office:value="0.00000253" calcext:value-type="float">
            <text:p>2.53E-06</text:p>
          </table:table-cell>
          <table:table-cell table:formula="of:=3.74192050507746E-016 / (POWER([.E254];5) * ((EXP( 1.9864748E-025 /([.E254]*1.381E-023 *3567.04712188114) )  -1)))" office:value-type="float" office:value="920207189016.88" calcext:value-type="float">
            <text:p>920207189016.88</text:p>
          </table:table-cell>
          <table:table-cell table:formula="of:=(2*PI( )*[.C254]*[.C254]*[.A254]) / (POWER([.E254];5) * (EXP( ([.A254]*[.C254])/([.E254]*[.B254]*3639.76900396354) )  -1))" office:value-type="float" office:value="957884648664.433" calcext:value-type="float">
            <text:p>957884648664.433</text:p>
          </table:table-cell>
          <table:table-cell table:formula="of:=(2*PI( )*[.C254]*[.C254]*[.A254]) / (POWER([.E254];5) * (EXP( ([.A254]*[.C254])/([.E254]*[.B254]*3607.08748252358) )  -1))" office:value-type="float" office:value="940914764012.765" calcext:value-type="float">
            <text:p>940914764012.765</text:p>
          </table:table-cell>
          <table:table-cell table:formula="of:=(2*PI( )*[.C254]*[.C254]*[.A254]) / (POWER([.E254];5) * (EXP( ([.A254]*[.C254])/([.E254]*[.B254]*3491.3099269129) )  -1))" office:value-type="float" office:value="881298410552.105" calcext:value-type="float">
            <text:p>881298410552.105</text:p>
          </table:table-cell>
          <table:table-cell table:formula="of:=(2*PI( )*[.C254]*[.C254]*[.A254]) / (POWER([.E254];5) * (EXP( ([.A254]*[.C254])/([.E254]*[.B254]*3603.83918136312) )  -1))" office:value-type="float" office:value="939231396807.114" calcext:value-type="float">
            <text:p>939231396807.114</text:p>
          </table:table-cell>
          <table:table-cell table:formula="of:=(2*PI( )*[.C254]*[.C254]*[.A254]) / (POWER([.E254];5) * (EXP( ([.A254]*[.C254])/([.E254]*[.B254]*5529.53658708751) )  -1))" office:value-type="float" office:value="2009901144702.35" calcext:value-type="float">
            <text:p>2009901144702.35</text:p>
          </table:table-cell>
          <table:table-cell table:formula="of:=(2*PI( )*[.C254]*[.C254]*[.A254]) / (POWER([.E254];5) * (EXP( ([.A254]*[.C254])/([.E254]*[.B254]*3545.8658661559) )  -1))" office:value-type="float" office:value="909290891890.21" calcext:value-type="float">
            <text:p>909290891890.21</text:p>
          </table:table-cell>
          <table:table-cell table:formula="of:=(2*PI( )*[.C254]*[.C254]*[.A254]) / (POWER([.E254];5) * (EXP( ([.A254]*[.C254])/([.E254]*[.B254]*3909.75687519039) )  -1))" office:value-type="float" office:value="1100240660214.83" calcext:value-type="float">
            <text:p>1100240660214.83</text:p>
          </table:table-cell>
          <table:table-cell table:formula="of:=(2*PI( )*[.C254]*[.C254]*[.A254]) / (POWER([.E254];5) * (EXP( ([.A254]*[.C254])/([.E254]*[.B254]*3653.20966006719) )  -1))" office:value-type="float" office:value="964881110866.168" calcext:value-type="float">
            <text:p>964881110866.168</text:p>
          </table:table-cell>
          <table:table-cell table:formula="of:=(2*PI( )*[.C254]*[.C254]*[.A254]) / (POWER([.E254];5) * (EXP( ([.A254]*[.C254])/([.E254]*[.B254]*3523.91077015782) )  -1))" office:value-type="float" office:value="898004048047.669" calcext:value-type="float">
            <text:p>898004048047.669</text:p>
          </table:table-cell>
          <table:table-cell table:formula="of:=(2*PI( )*[.C254]*[.C254]*[.A254]) / (POWER([.E254];5) * (EXP( ([.A254]*[.C254])/([.E254]*[.B254]*3496.76346007464) )  -1))" office:value-type="float" office:value="884088410370.973" calcext:value-type="float">
            <text:p>884088410370.973</text:p>
          </table:table-cell>
          <table:table-cell table:formula="of:=(2*PI( )*[.C254]*[.C254]*[.A254]) / (POWER([.E254];5) * (EXP( ([.A254]*[.C254])/([.E254]*[.B254]*3605.05658350185) )  -1))" office:value-type="float" office:value="939862220387.552" calcext:value-type="float">
            <text:p>939862220387.55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5400" calcext:value-type="float">
            <text:p>25400</text:p>
          </table:table-cell>
          <table:table-cell table:formula="of:=[.D255]*POWER(10;-10)" office:value-type="float" office:value="0.00000254" calcext:value-type="float">
            <text:p>2.54E-06</text:p>
          </table:table-cell>
          <table:table-cell table:formula="of:=3.74192050507746E-016 / (POWER([.E255];5) * ((EXP( 1.9864748E-025 /([.E255]*1.381E-023 *3567.04712188114) )  -1)))" office:value-type="float" office:value="909373672160.603" calcext:value-type="float">
            <text:p>909373672160.603</text:p>
          </table:table-cell>
          <table:table-cell table:formula="of:=(2*PI( )*[.C255]*[.C255]*[.A255]) / (POWER([.E255];5) * (EXP( ([.A255]*[.C255])/([.E255]*[.B255]*3639.76900396354) )  -1))" office:value-type="float" office:value="946519434571.032" calcext:value-type="float">
            <text:p>946519434571.032</text:p>
          </table:table-cell>
          <table:table-cell table:formula="of:=(2*PI( )*[.C255]*[.C255]*[.A255]) / (POWER([.E255];5) * (EXP( ([.A255]*[.C255])/([.E255]*[.B255]*3607.08748252358) )  -1))" office:value-type="float" office:value="929789305030.049" calcext:value-type="float">
            <text:p>929789305030.049</text:p>
          </table:table-cell>
          <table:table-cell table:formula="of:=(2*PI( )*[.C255]*[.C255]*[.A255]) / (POWER([.E255];5) * (EXP( ([.A255]*[.C255])/([.E255]*[.B255]*3491.3099269129) )  -1))" office:value-type="float" office:value="871011513661.421" calcext:value-type="float">
            <text:p>871011513661.421</text:p>
          </table:table-cell>
          <table:table-cell table:formula="of:=(2*PI( )*[.C255]*[.C255]*[.A255]) / (POWER([.E255];5) * (EXP( ([.A255]*[.C255])/([.E255]*[.B255]*3603.83918136312) )  -1))" office:value-type="float" office:value="928129696210.313" calcext:value-type="float">
            <text:p>928129696210.313</text:p>
          </table:table-cell>
          <table:table-cell table:formula="of:=(2*PI( )*[.C255]*[.C255]*[.A255]) / (POWER([.E255];5) * (EXP( ([.A255]*[.C255])/([.E255]*[.B255]*5529.53658708751) )  -1))" office:value-type="float" office:value="1983118679855.43" calcext:value-type="float">
            <text:p>1983118679855.43</text:p>
          </table:table-cell>
          <table:table-cell table:formula="of:=(2*PI( )*[.C255]*[.C255]*[.A255]) / (POWER([.E255];5) * (EXP( ([.A255]*[.C255])/([.E255]*[.B255]*3545.8658661559) )  -1))" office:value-type="float" office:value="898610994286.995" calcext:value-type="float">
            <text:p>898610994286.995</text:p>
          </table:table-cell>
          <table:table-cell table:formula="of:=(2*PI( )*[.C255]*[.C255]*[.A255]) / (POWER([.E255];5) * (EXP( ([.A255]*[.C255])/([.E255]*[.B255]*3909.75687519039) )  -1))" office:value-type="float" office:value="1086847883751.5" calcext:value-type="float">
            <text:p>1086847883751.5</text:p>
          </table:table-cell>
          <table:table-cell table:formula="of:=(2*PI( )*[.C255]*[.C255]*[.A255]) / (POWER([.E255];5) * (EXP( ([.A255]*[.C255])/([.E255]*[.B255]*3653.20966006719) )  -1))" office:value-type="float" office:value="953416918999.316" calcext:value-type="float">
            <text:p>953416918999.316</text:p>
          </table:table-cell>
          <table:table-cell table:formula="of:=(2*PI( )*[.C255]*[.C255]*[.A255]) / (POWER([.E255];5) * (EXP( ([.A255]*[.C255])/([.E255]*[.B255]*3523.91077015782) )  -1))" office:value-type="float" office:value="887482774049.533" calcext:value-type="float">
            <text:p>887482774049.533</text:p>
          </table:table-cell>
          <table:table-cell table:formula="of:=(2*PI( )*[.C255]*[.C255]*[.A255]) / (POWER([.E255];5) * (EXP( ([.A255]*[.C255])/([.E255]*[.B255]*3496.76346007464) )  -1))" office:value-type="float" office:value="873762404117.832" calcext:value-type="float">
            <text:p>873762404117.832</text:p>
          </table:table-cell>
          <table:table-cell table:formula="of:=(2*PI( )*[.C255]*[.C255]*[.A255]) / (POWER([.E255];5) * (EXP( ([.A255]*[.C255])/([.E255]*[.B255]*3605.05658350185) )  -1))" office:value-type="float" office:value="928751617120.948" calcext:value-type="float">
            <text:p>928751617120.94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5500" calcext:value-type="float">
            <text:p>25500</text:p>
          </table:table-cell>
          <table:table-cell table:formula="of:=[.D256]*POWER(10;-10)" office:value-type="float" office:value="0.00000255" calcext:value-type="float">
            <text:p>2.55E-06</text:p>
          </table:table-cell>
          <table:table-cell table:formula="of:=3.74192050507746E-016 / (POWER([.E256];5) * ((EXP( 1.9864748E-025 /([.E256]*1.381E-023 *3567.04712188114) )  -1)))" office:value-type="float" office:value="898693089923.747" calcext:value-type="float">
            <text:p>898693089923.747</text:p>
          </table:table-cell>
          <table:table-cell table:formula="of:=(2*PI( )*[.C256]*[.C256]*[.A256]) / (POWER([.E256];5) * (EXP( ([.A256]*[.C256])/([.E256]*[.B256]*3639.76900396354) )  -1))" office:value-type="float" office:value="935316272276.296" calcext:value-type="float">
            <text:p>935316272276.296</text:p>
          </table:table-cell>
          <table:table-cell table:formula="of:=(2*PI( )*[.C256]*[.C256]*[.A256]) / (POWER([.E256];5) * (EXP( ([.A256]*[.C256])/([.E256]*[.B256]*3607.08748252358) )  -1))" office:value-type="float" office:value="918821780548.059" calcext:value-type="float">
            <text:p>918821780548.059</text:p>
          </table:table-cell>
          <table:table-cell table:formula="of:=(2*PI( )*[.C256]*[.C256]*[.A256]) / (POWER([.E256];5) * (EXP( ([.A256]*[.C256])/([.E256]*[.B256]*3491.3099269129) )  -1))" office:value-type="float" office:value="860868232092.806" calcext:value-type="float">
            <text:p>860868232092.806</text:p>
          </table:table-cell>
          <table:table-cell table:formula="of:=(2*PI( )*[.C256]*[.C256]*[.A256]) / (POWER([.E256];5) * (EXP( ([.A256]*[.C256])/([.E256]*[.B256]*3603.83918136312) )  -1))" office:value-type="float" office:value="917185522655.829" calcext:value-type="float">
            <text:p>917185522655.829</text:p>
          </table:table-cell>
          <table:table-cell table:formula="of:=(2*PI( )*[.C256]*[.C256]*[.A256]) / (POWER([.E256];5) * (EXP( ([.A256]*[.C256])/([.E256]*[.B256]*5529.53658708751) )  -1))" office:value-type="float" office:value="1956775625093.43" calcext:value-type="float">
            <text:p>1956775625093.43</text:p>
          </table:table-cell>
          <table:table-cell table:formula="of:=(2*PI( )*[.C256]*[.C256]*[.A256]) / (POWER([.E256];5) * (EXP( ([.A256]*[.C256])/([.E256]*[.B256]*3545.8658661559) )  -1))" office:value-type="float" office:value="888081406573.607" calcext:value-type="float">
            <text:p>888081406573.607</text:p>
          </table:table-cell>
          <table:table-cell table:formula="of:=(2*PI( )*[.C256]*[.C256]*[.A256]) / (POWER([.E256];5) * (EXP( ([.A256]*[.C256])/([.E256]*[.B256]*3909.75687519039) )  -1))" office:value-type="float" office:value="1073652339994.39" calcext:value-type="float">
            <text:p>1073652339994.39</text:p>
          </table:table-cell>
          <table:table-cell table:formula="of:=(2*PI( )*[.C256]*[.C256]*[.A256]) / (POWER([.E256];5) * (EXP( ([.A256]*[.C256])/([.E256]*[.B256]*3653.20966006719) )  -1))" office:value-type="float" office:value="942116481529.316" calcext:value-type="float">
            <text:p>942116481529.316</text:p>
          </table:table-cell>
          <table:table-cell table:formula="of:=(2*PI( )*[.C256]*[.C256]*[.A256]) / (POWER([.E256];5) * (EXP( ([.A256]*[.C256])/([.E256]*[.B256]*3523.91077015782) )  -1))" office:value-type="float" office:value="877109104317.884" calcext:value-type="float">
            <text:p>877109104317.884</text:p>
          </table:table-cell>
          <table:table-cell table:formula="of:=(2*PI( )*[.C256]*[.C256]*[.A256]) / (POWER([.E256];5) * (EXP( ([.A256]*[.C256])/([.E256]*[.B256]*3496.76346007464) )  -1))" office:value-type="float" office:value="863580678060.742" calcext:value-type="float">
            <text:p>863580678060.742</text:p>
          </table:table-cell>
          <table:table-cell table:formula="of:=(2*PI( )*[.C256]*[.C256]*[.A256]) / (POWER([.E256];5) * (EXP( ([.A256]*[.C256])/([.E256]*[.B256]*3605.05658350185) )  -1))" office:value-type="float" office:value="917798693566.633" calcext:value-type="float">
            <text:p>917798693566.63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5600" calcext:value-type="float">
            <text:p>25600</text:p>
          </table:table-cell>
          <table:table-cell table:formula="of:=[.D257]*POWER(10;-10)" office:value-type="float" office:value="0.00000256" calcext:value-type="float">
            <text:p>2.56E-06</text:p>
          </table:table-cell>
          <table:table-cell table:formula="of:=3.74192050507746E-016 / (POWER([.E257];5) * ((EXP( 1.9864748E-025 /([.E257]*1.381E-023 *3567.04712188114) )  -1)))" office:value-type="float" office:value="888162993699.45" calcext:value-type="float">
            <text:p>888162993699.45</text:p>
          </table:table-cell>
          <table:table-cell table:formula="of:=(2*PI( )*[.C257]*[.C257]*[.A257]) / (POWER([.E257];5) * (EXP( ([.A257]*[.C257])/([.E257]*[.B257]*3639.76900396354) )  -1))" office:value-type="float" office:value="924272531431.116" calcext:value-type="float">
            <text:p>924272531431.116</text:p>
          </table:table-cell>
          <table:table-cell table:formula="of:=(2*PI( )*[.C257]*[.C257]*[.A257]) / (POWER([.E257];5) * (EXP( ([.A257]*[.C257])/([.E257]*[.B257]*3607.08748252358) )  -1))" office:value-type="float" office:value="908009642449.394" calcext:value-type="float">
            <text:p>908009642449.394</text:p>
          </table:table-cell>
          <table:table-cell table:formula="of:=(2*PI( )*[.C257]*[.C257]*[.A257]) / (POWER([.E257];5) * (EXP( ([.A257]*[.C257])/([.E257]*[.B257]*3491.3099269129) )  -1))" office:value-type="float" office:value="850866301638.987" calcext:value-type="float">
            <text:p>850866301638.987</text:p>
          </table:table-cell>
          <table:table-cell table:formula="of:=(2*PI( )*[.C257]*[.C257]*[.A257]) / (POWER([.E257];5) * (EXP( ([.A257]*[.C257])/([.E257]*[.B257]*3603.83918136312) )  -1))" office:value-type="float" office:value="906396336150.224" calcext:value-type="float">
            <text:p>906396336150.224</text:p>
          </table:table-cell>
          <table:table-cell table:formula="of:=(2*PI( )*[.C257]*[.C257]*[.A257]) / (POWER([.E257];5) * (EXP( ([.A257]*[.C257])/([.E257]*[.B257]*5529.53658708751) )  -1))" office:value-type="float" office:value="1930863475479.38" calcext:value-type="float">
            <text:p>1930863475479.38</text:p>
          </table:table-cell>
          <table:table-cell table:formula="of:=(2*PI( )*[.C257]*[.C257]*[.A257]) / (POWER([.E257];5) * (EXP( ([.A257]*[.C257])/([.E257]*[.B257]*3545.8658661559) )  -1))" office:value-type="float" office:value="877699732223.67" calcext:value-type="float">
            <text:p>877699732223.67</text:p>
          </table:table-cell>
          <table:table-cell table:formula="of:=(2*PI( )*[.C257]*[.C257]*[.A257]) / (POWER([.E257];5) * (EXP( ([.A257]*[.C257])/([.E257]*[.B257]*3909.75687519039) )  -1))" office:value-type="float" office:value="1060650686605.06" calcext:value-type="float">
            <text:p>1060650686605.06</text:p>
          </table:table-cell>
          <table:table-cell table:formula="of:=(2*PI( )*[.C257]*[.C257]*[.A257]) / (POWER([.E257];5) * (EXP( ([.A257]*[.C257])/([.E257]*[.B257]*3653.20966006719) )  -1))" office:value-type="float" office:value="930977134028.996" calcext:value-type="float">
            <text:p>930977134028.996</text:p>
          </table:table-cell>
          <table:table-cell table:formula="of:=(2*PI( )*[.C257]*[.C257]*[.A257]) / (POWER([.E257];5) * (EXP( ([.A257]*[.C257])/([.E257]*[.B257]*3523.91077015782) )  -1))" office:value-type="float" office:value="866880695894.144" calcext:value-type="float">
            <text:p>866880695894.144</text:p>
          </table:table-cell>
          <table:table-cell table:formula="of:=(2*PI( )*[.C257]*[.C257]*[.A257]) / (POWER([.E257];5) * (EXP( ([.A257]*[.C257])/([.E257]*[.B257]*3496.76346007464) )  -1))" office:value-type="float" office:value="853540954885.17" calcext:value-type="float">
            <text:p>853540954885.17</text:p>
          </table:table-cell>
          <table:table-cell table:formula="of:=(2*PI( )*[.C257]*[.C257]*[.A257]) / (POWER([.E257];5) * (EXP( ([.A257]*[.C257])/([.E257]*[.B257]*3605.05658350185) )  -1))" office:value-type="float" office:value="907000906687.516" calcext:value-type="float">
            <text:p>907000906687.51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5700" calcext:value-type="float">
            <text:p>25700</text:p>
          </table:table-cell>
          <table:table-cell table:formula="of:=[.D258]*POWER(10;-10)" office:value-type="float" office:value="0.00000257" calcext:value-type="float">
            <text:p>2.57E-06</text:p>
          </table:table-cell>
          <table:table-cell table:formula="of:=3.74192050507746E-016 / (POWER([.E258];5) * ((EXP( 1.9864748E-025 /([.E258]*1.381E-023 *3567.04712188114) )  -1)))" office:value-type="float" office:value="877780976902.697" calcext:value-type="float">
            <text:p>877780976902.697</text:p>
          </table:table-cell>
          <table:table-cell table:formula="of:=(2*PI( )*[.C258]*[.C258]*[.A258]) / (POWER([.E258];5) * (EXP( ([.A258]*[.C258])/([.E258]*[.B258]*3639.76900396354) )  -1))" office:value-type="float" office:value="913385627780.956" calcext:value-type="float">
            <text:p>913385627780.956</text:p>
          </table:table-cell>
          <table:table-cell table:formula="of:=(2*PI( )*[.C258]*[.C258]*[.A258]) / (POWER([.E258];5) * (EXP( ([.A258]*[.C258])/([.E258]*[.B258]*3607.08748252358) )  -1))" office:value-type="float" office:value="897350386863.857" calcext:value-type="float">
            <text:p>897350386863.857</text:p>
          </table:table-cell>
          <table:table-cell table:formula="of:=(2*PI( )*[.C258]*[.C258]*[.A258]) / (POWER([.E258];5) * (EXP( ([.A258]*[.C258])/([.E258]*[.B258]*3491.3099269129) )  -1))" office:value-type="float" office:value="841003496022.328" calcext:value-type="float">
            <text:p>841003496022.328</text:p>
          </table:table-cell>
          <table:table-cell table:formula="of:=(2*PI( )*[.C258]*[.C258]*[.A258]) / (POWER([.E258];5) * (EXP( ([.A258]*[.C258])/([.E258]*[.B258]*3603.83918136312) )  -1))" office:value-type="float" office:value="895759640765.167" calcext:value-type="float">
            <text:p>895759640765.167</text:p>
          </table:table-cell>
          <table:table-cell table:formula="of:=(2*PI( )*[.C258]*[.C258]*[.A258]) / (POWER([.E258];5) * (EXP( ([.A258]*[.C258])/([.E258]*[.B258]*5529.53658708751) )  -1))" office:value-type="float" office:value="1905373914395.55" calcext:value-type="float">
            <text:p>1905373914395.55</text:p>
          </table:table-cell>
          <table:table-cell table:formula="of:=(2*PI( )*[.C258]*[.C258]*[.A258]) / (POWER([.E258];5) * (EXP( ([.A258]*[.C258])/([.E258]*[.B258]*3545.8658661559) )  -1))" office:value-type="float" office:value="867463615572.625" calcext:value-type="float">
            <text:p>867463615572.625</text:p>
          </table:table-cell>
          <table:table-cell table:formula="of:=(2*PI( )*[.C258]*[.C258]*[.A258]) / (POWER([.E258];5) * (EXP( ([.A258]*[.C258])/([.E258]*[.B258]*3909.75687519039) )  -1))" office:value-type="float" office:value="1047839643611.72" calcext:value-type="float">
            <text:p>1047839643611.72</text:p>
          </table:table-cell>
          <table:table-cell table:formula="of:=(2*PI( )*[.C258]*[.C258]*[.A258]) / (POWER([.E258];5) * (EXP( ([.A258]*[.C258])/([.E258]*[.B258]*3653.20966006719) )  -1))" office:value-type="float" office:value="919996258933.489" calcext:value-type="float">
            <text:p>919996258933.489</text:p>
          </table:table-cell>
          <table:table-cell table:formula="of:=(2*PI( )*[.C258]*[.C258]*[.A258]) / (POWER([.E258];5) * (EXP( ([.A258]*[.C258])/([.E258]*[.B258]*3523.91077015782) )  -1))" office:value-type="float" office:value="856795245491.836" calcext:value-type="float">
            <text:p>856795245491.836</text:p>
          </table:table-cell>
          <table:table-cell table:formula="of:=(2*PI( )*[.C258]*[.C258]*[.A258]) / (POWER([.E258];5) * (EXP( ([.A258]*[.C258])/([.E258]*[.B258]*3496.76346007464) )  -1))" office:value-type="float" office:value="843640995495.676" calcext:value-type="float">
            <text:p>843640995495.676</text:p>
          </table:table-cell>
          <table:table-cell table:formula="of:=(2*PI( )*[.C258]*[.C258]*[.A258]) / (POWER([.E258];5) * (EXP( ([.A258]*[.C258])/([.E258]*[.B258]*3605.05658350185) )  -1))" office:value-type="float" office:value="896355757579.817" calcext:value-type="float">
            <text:p>896355757579.81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5800" calcext:value-type="float">
            <text:p>25800</text:p>
          </table:table-cell>
          <table:table-cell table:formula="of:=[.D259]*POWER(10;-10)" office:value-type="float" office:value="0.00000258" calcext:value-type="float">
            <text:p>2.58E-06</text:p>
          </table:table-cell>
          <table:table-cell table:formula="of:=3.74192050507746E-016 / (POWER([.E259];5) * ((EXP( 1.9864748E-025 /([.E259]*1.381E-023 *3567.04712188114) )  -1)))" office:value-type="float" office:value="867544674261.761" calcext:value-type="float">
            <text:p>867544674261.761</text:p>
          </table:table-cell>
          <table:table-cell table:formula="of:=(2*PI( )*[.C259]*[.C259]*[.A259]) / (POWER([.E259];5) * (EXP( ([.A259]*[.C259])/([.E259]*[.B259]*3639.76900396354) )  -1))" office:value-type="float" office:value="902653022357.665" calcext:value-type="float">
            <text:p>902653022357.665</text:p>
          </table:table-cell>
          <table:table-cell table:formula="of:=(2*PI( )*[.C259]*[.C259]*[.A259]) / (POWER([.E259];5) * (EXP( ([.A259]*[.C259])/([.E259]*[.B259]*3607.08748252358) )  -1))" office:value-type="float" office:value="886841553405.602" calcext:value-type="float">
            <text:p>886841553405.602</text:p>
          </table:table-cell>
          <table:table-cell table:formula="of:=(2*PI( )*[.C259]*[.C259]*[.A259]) / (POWER([.E259];5) * (EXP( ([.A259]*[.C259])/([.E259]*[.B259]*3491.3099269129) )  -1))" office:value-type="float" office:value="831277626285.045" calcext:value-type="float">
            <text:p>831277626285.045</text:p>
          </table:table-cell>
          <table:table-cell table:formula="of:=(2*PI( )*[.C259]*[.C259]*[.A259]) / (POWER([.E259];5) * (EXP( ([.A259]*[.C259])/([.E259]*[.B259]*3603.83918136312) )  -1))" office:value-type="float" office:value="885272983879.029" calcext:value-type="float">
            <text:p>885272983879.029</text:p>
          </table:table-cell>
          <table:table-cell table:formula="of:=(2*PI( )*[.C259]*[.C259]*[.A259]) / (POWER([.E259];5) * (EXP( ([.A259]*[.C259])/([.E259]*[.B259]*5529.53658708751) )  -1))" office:value-type="float" office:value="1880298808887.49" calcext:value-type="float">
            <text:p>1880298808887.49</text:p>
          </table:table-cell>
          <table:table-cell table:formula="of:=(2*PI( )*[.C259]*[.C259]*[.A259]) / (POWER([.E259];5) * (EXP( ([.A259]*[.C259])/([.E259]*[.B259]*3545.8658661559) )  -1))" office:value-type="float" office:value="857370741137.305" calcext:value-type="float">
            <text:p>857370741137.305</text:p>
          </table:table-cell>
          <table:table-cell table:formula="of:=(2*PI( )*[.C259]*[.C259]*[.A259]) / (POWER([.E259];5) * (EXP( ([.A259]*[.C259])/([.E259]*[.B259]*3909.75687519039) )  -1))" office:value-type="float" office:value="1035215992192.25" calcext:value-type="float">
            <text:p>1035215992192.25</text:p>
          </table:table-cell>
          <table:table-cell table:formula="of:=(2*PI( )*[.C259]*[.C259]*[.A259]) / (POWER([.E259];5) * (EXP( ([.A259]*[.C259])/([.E259]*[.B259]*3653.20966006719) )  -1))" office:value-type="float" office:value="909171284713.132" calcext:value-type="float">
            <text:p>909171284713.132</text:p>
          </table:table-cell>
          <table:table-cell table:formula="of:=(2*PI( )*[.C259]*[.C259]*[.A259]) / (POWER([.E259];5) * (EXP( ([.A259]*[.C259])/([.E259]*[.B259]*3523.91077015782) )  -1))" office:value-type="float" office:value="846850488844.907" calcext:value-type="float">
            <text:p>846850488844.907</text:p>
          </table:table-cell>
          <table:table-cell table:formula="of:=(2*PI( )*[.C259]*[.C259]*[.A259]) / (POWER([.E259];5) * (EXP( ([.A259]*[.C259])/([.E259]*[.B259]*3496.76346007464) )  -1))" office:value-type="float" office:value="833878598399.194" calcext:value-type="float">
            <text:p>833878598399.194</text:p>
          </table:table-cell>
          <table:table-cell table:formula="of:=(2*PI( )*[.C259]*[.C259]*[.A259]) / (POWER([.E259];5) * (EXP( ([.A259]*[.C259])/([.E259]*[.B259]*3605.05658350185) )  -1))" office:value-type="float" office:value="885860790713.014" calcext:value-type="float">
            <text:p>885860790713.01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5900" calcext:value-type="float">
            <text:p>25900</text:p>
          </table:table-cell>
          <table:table-cell table:formula="of:=[.D260]*POWER(10;-10)" office:value-type="float" office:value="0.00000259" calcext:value-type="float">
            <text:p>2.59E-06</text:p>
          </table:table-cell>
          <table:table-cell table:formula="of:=3.74192050507746E-016 / (POWER([.E260];5) * ((EXP( 1.9864748E-025 /([.E260]*1.381E-023 *3567.04712188114) )  -1)))" office:value-type="float" office:value="857451761118.732" calcext:value-type="float">
            <text:p>857451761118.732</text:p>
          </table:table-cell>
          <table:table-cell table:formula="of:=(2*PI( )*[.C260]*[.C260]*[.A260]) / (POWER([.E260];5) * (EXP( ([.A260]*[.C260])/([.E260]*[.B260]*3639.76900396354) )  -1))" office:value-type="float" office:value="892072220682.947" calcext:value-type="float">
            <text:p>892072220682.947</text:p>
          </table:table-cell>
          <table:table-cell table:formula="of:=(2*PI( )*[.C260]*[.C260]*[.A260]) / (POWER([.E260];5) * (EXP( ([.A260]*[.C260])/([.E260]*[.B260]*3607.08748252358) )  -1))" office:value-type="float" office:value="876480724420.78" calcext:value-type="float">
            <text:p>876480724420.78</text:p>
          </table:table-cell>
          <table:table-cell table:formula="of:=(2*PI( )*[.C260]*[.C260]*[.A260]) / (POWER([.E260];5) * (EXP( ([.A260]*[.C260])/([.E260]*[.B260]*3491.3099269129) )  -1))" office:value-type="float" office:value="821686540186.01" calcext:value-type="float">
            <text:p>821686540186.01</text:p>
          </table:table-cell>
          <table:table-cell table:formula="of:=(2*PI( )*[.C260]*[.C260]*[.A260]) / (POWER([.E260];5) * (EXP( ([.A260]*[.C260])/([.E260]*[.B260]*3603.83918136312) )  -1))" office:value-type="float" office:value="874933955428.875" calcext:value-type="float">
            <text:p>874933955428.875</text:p>
          </table:table-cell>
          <table:table-cell table:formula="of:=(2*PI( )*[.C260]*[.C260]*[.A260]) / (POWER([.E260];5) * (EXP( ([.A260]*[.C260])/([.E260]*[.B260]*5529.53658708751) )  -1))" office:value-type="float" office:value="1855630205133.88" calcext:value-type="float">
            <text:p>1855630205133.88</text:p>
          </table:table-cell>
          <table:table-cell table:formula="of:=(2*PI( )*[.C260]*[.C260]*[.A260]) / (POWER([.E260];5) * (EXP( ([.A260]*[.C260])/([.E260]*[.B260]*3545.8658661559) )  -1))" office:value-type="float" office:value="847418832943.89" calcext:value-type="float">
            <text:p>847418832943.89</text:p>
          </table:table-cell>
          <table:table-cell table:formula="of:=(2*PI( )*[.C260]*[.C260]*[.A260]) / (POWER([.E260];5) * (EXP( ([.A260]*[.C260])/([.E260]*[.B260]*3909.75687519039) )  -1))" office:value-type="float" office:value="1022776573479.99" calcext:value-type="float">
            <text:p>1022776573479.99</text:p>
          </table:table-cell>
          <table:table-cell table:formula="of:=(2*PI( )*[.C260]*[.C260]*[.A260]) / (POWER([.E260];5) * (EXP( ([.A260]*[.C260])/([.E260]*[.B260]*3653.20966006719) )  -1))" office:value-type="float" office:value="898499685058.512" calcext:value-type="float">
            <text:p>898499685058.512</text:p>
          </table:table-cell>
          <table:table-cell table:formula="of:=(2*PI( )*[.C260]*[.C260]*[.A260]) / (POWER([.E260];5) * (EXP( ([.A260]*[.C260])/([.E260]*[.B260]*3523.91077015782) )  -1))" office:value-type="float" office:value="837044200063.703" calcext:value-type="float">
            <text:p>837044200063.703</text:p>
          </table:table-cell>
          <table:table-cell table:formula="of:=(2*PI( )*[.C260]*[.C260]*[.A260]) / (POWER([.E260];5) * (EXP( ([.A260]*[.C260])/([.E260]*[.B260]*3496.76346007464) )  -1))" office:value-type="float" office:value="824251599095.065" calcext:value-type="float">
            <text:p>824251599095.065</text:p>
          </table:table-cell>
          <table:table-cell table:formula="of:=(2*PI( )*[.C260]*[.C260]*[.A260]) / (POWER([.E260];5) * (EXP( ([.A260]*[.C260])/([.E260]*[.B260]*3605.05658350185) )  -1))" office:value-type="float" office:value="875513593180.196" calcext:value-type="float">
            <text:p>875513593180.19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6000" calcext:value-type="float">
            <text:p>26000</text:p>
          </table:table-cell>
          <table:table-cell table:formula="of:=[.D261]*POWER(10;-10)" office:value-type="float" office:value="0.0000026" calcext:value-type="float">
            <text:p>2.6E-06</text:p>
          </table:table-cell>
          <table:table-cell table:formula="of:=3.74192050507746E-016 / (POWER([.E261];5) * ((EXP( 1.9864748E-025 /([.E261]*1.381E-023 *3567.04712188114) )  -1)))" office:value-type="float" office:value="847499952739.217" calcext:value-type="float">
            <text:p>847499952739.217</text:p>
          </table:table-cell>
          <table:table-cell table:formula="of:=(2*PI( )*[.C261]*[.C261]*[.A261]) / (POWER([.E261];5) * (EXP( ([.A261]*[.C261])/([.E261]*[.B261]*3639.76900396354) )  -1))" office:value-type="float" office:value="881640771983.531" calcext:value-type="float">
            <text:p>881640771983.531</text:p>
          </table:table-cell>
          <table:table-cell table:formula="of:=(2*PI( )*[.C261]*[.C261]*[.A261]) / (POWER([.E261];5) * (EXP( ([.A261]*[.C261])/([.E261]*[.B261]*3607.08748252358) )  -1))" office:value-type="float" office:value="866265524245.721" calcext:value-type="float">
            <text:p>866265524245.721</text:p>
          </table:table-cell>
          <table:table-cell table:formula="of:=(2*PI( )*[.C261]*[.C261]*[.A261]) / (POWER([.E261];5) * (EXP( ([.A261]*[.C261])/([.E261]*[.B261]*3491.3099269129) )  -1))" office:value-type="float" office:value="812228121604.291" calcext:value-type="float">
            <text:p>812228121604.291</text:p>
          </table:table-cell>
          <table:table-cell table:formula="of:=(2*PI( )*[.C261]*[.C261]*[.A261]) / (POWER([.E261];5) * (EXP( ([.A261]*[.C261])/([.E261]*[.B261]*3603.83918136312) )  -1))" office:value-type="float" office:value="864740187172.876" calcext:value-type="float">
            <text:p>864740187172.876</text:p>
          </table:table-cell>
          <table:table-cell table:formula="of:=(2*PI( )*[.C261]*[.C261]*[.A261]) / (POWER([.E261];5) * (EXP( ([.A261]*[.C261])/([.E261]*[.B261]*5529.53658708751) )  -1))" office:value-type="float" office:value="1831360324038.57" calcext:value-type="float">
            <text:p>1831360324038.57</text:p>
          </table:table-cell>
          <table:table-cell table:formula="of:=(2*PI( )*[.C261]*[.C261]*[.A261]) / (POWER([.E261];5) * (EXP( ([.A261]*[.C261])/([.E261]*[.B261]*3545.8658661559) )  -1))" office:value-type="float" office:value="837605653864.334" calcext:value-type="float">
            <text:p>837605653864.334</text:p>
          </table:table-cell>
          <table:table-cell table:formula="of:=(2*PI( )*[.C261]*[.C261]*[.A261]) / (POWER([.E261];5) * (EXP( ([.A261]*[.C261])/([.E261]*[.B261]*3909.75687519039) )  -1))" office:value-type="float" office:value="1010518287391.84" calcext:value-type="float">
            <text:p>1010518287391.84</text:p>
          </table:table-cell>
          <table:table-cell table:formula="of:=(2*PI( )*[.C261]*[.C261]*[.A261]) / (POWER([.E261];5) * (EXP( ([.A261]*[.C261])/([.E261]*[.B261]*3653.20966006719) )  -1))" office:value-type="float" office:value="887978978077.695" calcext:value-type="float">
            <text:p>887978978077.695</text:p>
          </table:table-cell>
          <table:table-cell table:formula="of:=(2*PI( )*[.C261]*[.C261]*[.A261]) / (POWER([.E261];5) * (EXP( ([.A261]*[.C261])/([.E261]*[.B261]*3523.91077015782) )  -1))" office:value-type="float" office:value="827374190998.705" calcext:value-type="float">
            <text:p>827374190998.705</text:p>
          </table:table-cell>
          <table:table-cell table:formula="of:=(2*PI( )*[.C261]*[.C261]*[.A261]) / (POWER([.E261];5) * (EXP( ([.A261]*[.C261])/([.E261]*[.B261]*3496.76346007464) )  -1))" office:value-type="float" office:value="814757869471.982" calcext:value-type="float">
            <text:p>814757869471.982</text:p>
          </table:table-cell>
          <table:table-cell table:formula="of:=(2*PI( )*[.C261]*[.C261]*[.A261]) / (POWER([.E261];5) * (EXP( ([.A261]*[.C261])/([.E261]*[.B261]*3605.05658350185) )  -1))" office:value-type="float" office:value="865311793958.894" calcext:value-type="float">
            <text:p>865311793958.89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6100" calcext:value-type="float">
            <text:p>26100</text:p>
          </table:table-cell>
          <table:table-cell table:formula="of:=[.D262]*POWER(10;-10)" office:value-type="float" office:value="0.00000261" calcext:value-type="float">
            <text:p>2.61E-06</text:p>
          </table:table-cell>
          <table:table-cell table:formula="of:=3.74192050507746E-016 / (POWER([.E262];5) * ((EXP( 1.9864748E-025 /([.E262]*1.381E-023 *3567.04712188114) )  -1)))" office:value-type="float" office:value="837687003631.292" calcext:value-type="float">
            <text:p>837687003631.292</text:p>
          </table:table-cell>
          <table:table-cell table:formula="of:=(2*PI( )*[.C262]*[.C262]*[.A262]) / (POWER([.E262];5) * (EXP( ([.A262]*[.C262])/([.E262]*[.B262]*3639.76900396354) )  -1))" office:value-type="float" office:value="871356268418.018" calcext:value-type="float">
            <text:p>871356268418.018</text:p>
          </table:table-cell>
          <table:table-cell table:formula="of:=(2*PI( )*[.C262]*[.C262]*[.A262]) / (POWER([.E262];5) * (EXP( ([.A262]*[.C262])/([.E262]*[.B262]*3607.08748252358) )  -1))" office:value-type="float" office:value="856193618475.681" calcext:value-type="float">
            <text:p>856193618475.681</text:p>
          </table:table-cell>
          <table:table-cell table:formula="of:=(2*PI( )*[.C262]*[.C262]*[.A262]) / (POWER([.E262];5) * (EXP( ([.A262]*[.C262])/([.E262]*[.B262]*3491.3099269129) )  -1))" office:value-type="float" office:value="802900289949.539" calcext:value-type="float">
            <text:p>802900289949.539</text:p>
          </table:table-cell>
          <table:table-cell table:formula="of:=(2*PI( )*[.C262]*[.C262]*[.A262]) / (POWER([.E262];5) * (EXP( ([.A262]*[.C262])/([.E262]*[.B262]*3603.83918136312) )  -1))" office:value-type="float" office:value="854689351963.171" calcext:value-type="float">
            <text:p>854689351963.171</text:p>
          </table:table-cell>
          <table:table-cell table:formula="of:=(2*PI( )*[.C262]*[.C262]*[.A262]) / (POWER([.E262];5) * (EXP( ([.A262]*[.C262])/([.E262]*[.B262]*5529.53658708751) )  -1))" office:value-type="float" office:value="1807481556941.41" calcext:value-type="float">
            <text:p>1807481556941.41</text:p>
          </table:table-cell>
          <table:table-cell table:formula="of:=(2*PI( )*[.C262]*[.C262]*[.A262]) / (POWER([.E262];5) * (EXP( ([.A262]*[.C262])/([.E262]*[.B262]*3545.8658661559) )  -1))" office:value-type="float" office:value="827929004961.352" calcext:value-type="float">
            <text:p>827929004961.352</text:p>
          </table:table-cell>
          <table:table-cell table:formula="of:=(2*PI( )*[.C262]*[.C262]*[.A262]) / (POWER([.E262];5) * (EXP( ([.A262]*[.C262])/([.E262]*[.B262]*3909.75687519039) )  -1))" office:value-type="float" office:value="998438091478.406" calcext:value-type="float">
            <text:p>998438091478.406</text:p>
          </table:table-cell>
          <table:table-cell table:formula="of:=(2*PI( )*[.C262]*[.C262]*[.A262]) / (POWER([.E262];5) * (EXP( ([.A262]*[.C262])/([.E262]*[.B262]*3653.20966006719) )  -1))" office:value-type="float" office:value="877606725505.604" calcext:value-type="float">
            <text:p>877606725505.604</text:p>
          </table:table-cell>
          <table:table-cell table:formula="of:=(2*PI( )*[.C262]*[.C262]*[.A262]) / (POWER([.E262];5) * (EXP( ([.A262]*[.C262])/([.E262]*[.B262]*3523.91077015782) )  -1))" office:value-type="float" office:value="817838310612.119" calcext:value-type="float">
            <text:p>817838310612.119</text:p>
          </table:table-cell>
          <table:table-cell table:formula="of:=(2*PI( )*[.C262]*[.C262]*[.A262]) / (POWER([.E262];5) * (EXP( ([.A262]*[.C262])/([.E262]*[.B262]*3496.76346007464) )  -1))" office:value-type="float" office:value="805395317211.949" calcext:value-type="float">
            <text:p>805395317211.949</text:p>
          </table:table-cell>
          <table:table-cell table:formula="of:=(2*PI( )*[.C262]*[.C262]*[.A262]) / (POWER([.E262];5) * (EXP( ([.A262]*[.C262])/([.E262]*[.B262]*3605.05658350185) )  -1))" office:value-type="float" office:value="855253063182.403" calcext:value-type="float">
            <text:p>855253063182.40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6200" calcext:value-type="float">
            <text:p>26200</text:p>
          </table:table-cell>
          <table:table-cell table:formula="of:=[.D263]*POWER(10;-10)" office:value-type="float" office:value="0.00000262" calcext:value-type="float">
            <text:p>2.62E-06</text:p>
          </table:table-cell>
          <table:table-cell table:formula="of:=3.74192050507746E-016 / (POWER([.E263];5) * ((EXP( 1.9864748E-025 /([.E263]*1.381E-023 *3567.04712188114) )  -1)))" office:value-type="float" office:value="828010706873.73" calcext:value-type="float">
            <text:p>828010706873.73</text:p>
          </table:table-cell>
          <table:table-cell table:formula="of:=(2*PI( )*[.C263]*[.C263]*[.A263]) / (POWER([.E263];5) * (EXP( ([.A263]*[.C263])/([.E263]*[.B263]*3639.76900396354) )  -1))" office:value-type="float" office:value="861216344315.396" calcext:value-type="float">
            <text:p>861216344315.396</text:p>
          </table:table-cell>
          <table:table-cell table:formula="of:=(2*PI( )*[.C263]*[.C263]*[.A263]) / (POWER([.E263];5) * (EXP( ([.A263]*[.C263])/([.E263]*[.B263]*3607.08748252358) )  -1))" office:value-type="float" office:value="846262713244.176" calcext:value-type="float">
            <text:p>846262713244.176</text:p>
          </table:table-cell>
          <table:table-cell table:formula="of:=(2*PI( )*[.C263]*[.C263]*[.A263]) / (POWER([.E263];5) * (EXP( ([.A263]*[.C263])/([.E263]*[.B263]*3491.3099269129) )  -1))" office:value-type="float" office:value="793700999579.35" calcext:value-type="float">
            <text:p>793700999579.35</text:p>
          </table:table-cell>
          <table:table-cell table:formula="of:=(2*PI( )*[.C263]*[.C263]*[.A263]) / (POWER([.E263];5) * (EXP( ([.A263]*[.C263])/([.E263]*[.B263]*3603.83918136312) )  -1))" office:value-type="float" office:value="844779163029.214" calcext:value-type="float">
            <text:p>844779163029.214</text:p>
          </table:table-cell>
          <table:table-cell table:formula="of:=(2*PI( )*[.C263]*[.C263]*[.A263]) / (POWER([.E263];5) * (EXP( ([.A263]*[.C263])/([.E263]*[.B263]*5529.53658708751) )  -1))" office:value-type="float" office:value="1783986461444.2" calcext:value-type="float">
            <text:p>1783986461444.2</text:p>
          </table:table-cell>
          <table:table-cell table:formula="of:=(2*PI( )*[.C263]*[.C263]*[.A263]) / (POWER([.E263];5) * (EXP( ([.A263]*[.C263])/([.E263]*[.B263]*3545.8658661559) )  -1))" office:value-type="float" office:value="818386724842.025" calcext:value-type="float">
            <text:p>818386724842.025</text:p>
          </table:table-cell>
          <table:table-cell table:formula="of:=(2*PI( )*[.C263]*[.C263]*[.A263]) / (POWER([.E263];5) * (EXP( ([.A263]*[.C263])/([.E263]*[.B263]*3909.75687519039) )  -1))" office:value-type="float" office:value="986532999795.964" calcext:value-type="float">
            <text:p>986532999795.964</text:p>
          </table:table-cell>
          <table:table-cell table:formula="of:=(2*PI( )*[.C263]*[.C263]*[.A263]) / (POWER([.E263];5) * (EXP( ([.A263]*[.C263])/([.E263]*[.B263]*3653.20966006719) )  -1))" office:value-type="float" office:value="867380531925.518" calcext:value-type="float">
            <text:p>867380531925.518</text:p>
          </table:table-cell>
          <table:table-cell table:formula="of:=(2*PI( )*[.C263]*[.C263]*[.A263]) / (POWER([.E263];5) * (EXP( ([.A263]*[.C263])/([.E263]*[.B263]*3523.91077015782) )  -1))" office:value-type="float" office:value="808434444357.424" calcext:value-type="float">
            <text:p>808434444357.424</text:p>
          </table:table-cell>
          <table:table-cell table:formula="of:=(2*PI( )*[.C263]*[.C263]*[.A263]) / (POWER([.E263];5) * (EXP( ([.A263]*[.C263])/([.E263]*[.B263]*3496.76346007464) )  -1))" office:value-type="float" office:value="796161885201.375" calcext:value-type="float">
            <text:p>796161885201.375</text:p>
          </table:table-cell>
          <table:table-cell table:formula="of:=(2*PI( )*[.C263]*[.C263]*[.A263]) / (POWER([.E263];5) * (EXP( ([.A263]*[.C263])/([.E263]*[.B263]*3605.05658350185) )  -1))" office:value-type="float" office:value="845335111421.628" calcext:value-type="float">
            <text:p>845335111421.62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6300" calcext:value-type="float">
            <text:p>26300</text:p>
          </table:table-cell>
          <table:table-cell table:formula="of:=[.D264]*POWER(10;-10)" office:value-type="float" office:value="0.00000263" calcext:value-type="float">
            <text:p>2.63E-06</text:p>
          </table:table-cell>
          <table:table-cell table:formula="of:=3.74192050507746E-016 / (POWER([.E264];5) * ((EXP( 1.9864748E-025 /([.E264]*1.381E-023 *3567.04712188114) )  -1)))" office:value-type="float" office:value="818468893453.559" calcext:value-type="float">
            <text:p>818468893453.559</text:p>
          </table:table-cell>
          <table:table-cell table:formula="of:=(2*PI( )*[.C264]*[.C264]*[.A264]) / (POWER([.E264];5) * (EXP( ([.A264]*[.C264])/([.E264]*[.B264]*3639.76900396354) )  -1))" office:value-type="float" office:value="851218675425.208" calcext:value-type="float">
            <text:p>851218675425.208</text:p>
          </table:table-cell>
          <table:table-cell table:formula="of:=(2*PI( )*[.C264]*[.C264]*[.A264]) / (POWER([.E264];5) * (EXP( ([.A264]*[.C264])/([.E264]*[.B264]*3607.08748252358) )  -1))" office:value-type="float" office:value="836470554512.89" calcext:value-type="float">
            <text:p>836470554512.89</text:p>
          </table:table-cell>
          <table:table-cell table:formula="of:=(2*PI( )*[.C264]*[.C264]*[.A264]) / (POWER([.E264];5) * (EXP( ([.A264]*[.C264])/([.E264]*[.B264]*3491.3099269129) )  -1))" office:value-type="float" office:value="784628239223.692" calcext:value-type="float">
            <text:p>784628239223.692</text:p>
          </table:table-cell>
          <table:table-cell table:formula="of:=(2*PI( )*[.C264]*[.C264]*[.A264]) / (POWER([.E264];5) * (EXP( ([.A264]*[.C264])/([.E264]*[.B264]*3603.83918136312) )  -1))" office:value-type="float" office:value="835007373271.595" calcext:value-type="float">
            <text:p>835007373271.595</text:p>
          </table:table-cell>
          <table:table-cell table:formula="of:=(2*PI( )*[.C264]*[.C264]*[.A264]) / (POWER([.E264];5) * (EXP( ([.A264]*[.C264])/([.E264]*[.B264]*5529.53658708751) )  -1))" office:value-type="float" office:value="1760867757348.66" calcext:value-type="float">
            <text:p>1760867757348.66</text:p>
          </table:table-cell>
          <table:table-cell table:formula="of:=(2*PI( )*[.C264]*[.C264]*[.A264]) / (POWER([.E264];5) * (EXP( ([.A264]*[.C264])/([.E264]*[.B264]*3545.8658661559) )  -1))" office:value-type="float" office:value="808976689020.081" calcext:value-type="float">
            <text:p>808976689020.081</text:p>
          </table:table-cell>
          <table:table-cell table:formula="of:=(2*PI( )*[.C264]*[.C264]*[.A264]) / (POWER([.E264];5) * (EXP( ([.A264]*[.C264])/([.E264]*[.B264]*3909.75687519039) )  -1))" office:value-type="float" office:value="974800081799.855" calcext:value-type="float">
            <text:p>974800081799.855</text:p>
          </table:table-cell>
          <table:table-cell table:formula="of:=(2*PI( )*[.C264]*[.C264]*[.A264]) / (POWER([.E264];5) * (EXP( ([.A264]*[.C264])/([.E264]*[.B264]*3653.20966006719) )  -1))" office:value-type="float" office:value="857298044002.666" calcext:value-type="float">
            <text:p>857298044002.666</text:p>
          </table:table-cell>
          <table:table-cell table:formula="of:=(2*PI( )*[.C264]*[.C264]*[.A264]) / (POWER([.E264];5) * (EXP( ([.A264]*[.C264])/([.E264]*[.B264]*3523.91077015782) )  -1))" office:value-type="float" office:value="799160513566.931" calcext:value-type="float">
            <text:p>799160513566.931</text:p>
          </table:table-cell>
          <table:table-cell table:formula="of:=(2*PI( )*[.C264]*[.C264]*[.A264]) / (POWER([.E264];5) * (EXP( ([.A264]*[.C264])/([.E264]*[.B264]*3496.76346007464) )  -1))" office:value-type="float" office:value="787055550949.386" calcext:value-type="float">
            <text:p>787055550949.386</text:p>
          </table:table-cell>
          <table:table-cell table:formula="of:=(2*PI( )*[.C264]*[.C264]*[.A264]) / (POWER([.E264];5) * (EXP( ([.A264]*[.C264])/([.E264]*[.B264]*3605.05658350185) )  -1))" office:value-type="float" office:value="835555688977.431" calcext:value-type="float">
            <text:p>835555688977.43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6400" calcext:value-type="float">
            <text:p>26400</text:p>
          </table:table-cell>
          <table:table-cell table:formula="of:=[.D265]*POWER(10;-10)" office:value-type="float" office:value="0.00000264" calcext:value-type="float">
            <text:p>2.64E-06</text:p>
          </table:table-cell>
          <table:table-cell table:formula="of:=3.74192050507746E-016 / (POWER([.E265];5) * ((EXP( 1.9864748E-025 /([.E265]*1.381E-023 *3567.04712188114) )  -1)))" office:value-type="float" office:value="809059431612.966" calcext:value-type="float">
            <text:p>809059431612.966</text:p>
          </table:table-cell>
          <table:table-cell table:formula="of:=(2*PI( )*[.C265]*[.C265]*[.A265]) / (POWER([.E265];5) * (EXP( ([.A265]*[.C265])/([.E265]*[.B265]*3639.76900396354) )  -1))" office:value-type="float" office:value="841360978179.314" calcext:value-type="float">
            <text:p>841360978179.314</text:p>
          </table:table-cell>
          <table:table-cell table:formula="of:=(2*PI( )*[.C265]*[.C265]*[.A265]) / (POWER([.E265];5) * (EXP( ([.A265]*[.C265])/([.E265]*[.B265]*3607.08748252358) )  -1))" office:value-type="float" office:value="826814927372.17" calcext:value-type="float">
            <text:p>826814927372.17</text:p>
          </table:table-cell>
          <table:table-cell table:formula="of:=(2*PI( )*[.C265]*[.C265]*[.A265]) / (POWER([.E265];5) * (EXP( ([.A265]*[.C265])/([.E265]*[.B265]*3491.3099269129) )  -1))" office:value-type="float" office:value="775680031416.464" calcext:value-type="float">
            <text:p>775680031416.464</text:p>
          </table:table-cell>
          <table:table-cell table:formula="of:=(2*PI( )*[.C265]*[.C265]*[.A265]) / (POWER([.E265];5) * (EXP( ([.A265]*[.C265])/([.E265]*[.B265]*3603.83918136312) )  -1))" office:value-type="float" office:value="825371774566.335" calcext:value-type="float">
            <text:p>825371774566.335</text:p>
          </table:table-cell>
          <table:table-cell table:formula="of:=(2*PI( )*[.C265]*[.C265]*[.A265]) / (POWER([.E265];5) * (EXP( ([.A265]*[.C265])/([.E265]*[.B265]*5529.53658708751) )  -1))" office:value-type="float" office:value="1738118322703.08" calcext:value-type="float">
            <text:p>1738118322703.08</text:p>
          </table:table-cell>
          <table:table-cell table:formula="of:=(2*PI( )*[.C265]*[.C265]*[.A265]) / (POWER([.E265];5) * (EXP( ([.A265]*[.C265])/([.E265]*[.B265]*3545.8658661559) )  -1))" office:value-type="float" office:value="799696809286.897" calcext:value-type="float">
            <text:p>799696809286.897</text:p>
          </table:table-cell>
          <table:table-cell table:formula="of:=(2*PI( )*[.C265]*[.C265]*[.A265]) / (POWER([.E265];5) * (EXP( ([.A265]*[.C265])/([.E265]*[.B265]*3909.75687519039) )  -1))" office:value-type="float" office:value="963236461259.019" calcext:value-type="float">
            <text:p>963236461259.019</text:p>
          </table:table-cell>
          <table:table-cell table:formula="of:=(2*PI( )*[.C265]*[.C265]*[.A265]) / (POWER([.E265];5) * (EXP( ([.A265]*[.C265])/([.E265]*[.B265]*3653.20966006719) )  -1))" office:value-type="float" office:value="847356949729.854" calcext:value-type="float">
            <text:p>847356949729.854</text:p>
          </table:table-cell>
          <table:table-cell table:formula="of:=(2*PI( )*[.C265]*[.C265]*[.A265]) / (POWER([.E265];5) * (EXP( ([.A265]*[.C265])/([.E265]*[.B265]*3523.91077015782) )  -1))" office:value-type="float" office:value="790014474847.411" calcext:value-type="float">
            <text:p>790014474847.411</text:p>
          </table:table-cell>
          <table:table-cell table:formula="of:=(2*PI( )*[.C265]*[.C265]*[.A265]) / (POWER([.E265];5) * (EXP( ([.A265]*[.C265])/([.E265]*[.B265]*3496.76346007464) )  -1))" office:value-type="float" office:value="778074326013.435" calcext:value-type="float">
            <text:p>778074326013.435</text:p>
          </table:table-cell>
          <table:table-cell table:formula="of:=(2*PI( )*[.C265]*[.C265]*[.A265]) / (POWER([.E265];5) * (EXP( ([.A265]*[.C265])/([.E265]*[.B265]*3605.05658350185) )  -1))" office:value-type="float" office:value="825912585183.509" calcext:value-type="float">
            <text:p>825912585183.50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6500" calcext:value-type="float">
            <text:p>26500</text:p>
          </table:table-cell>
          <table:table-cell table:formula="of:=[.D266]*POWER(10;-10)" office:value-type="float" office:value="0.00000265" calcext:value-type="float">
            <text:p>2.65E-06</text:p>
          </table:table-cell>
          <table:table-cell table:formula="of:=3.74192050507746E-016 / (POWER([.E266];5) * ((EXP( 1.9864748E-025 /([.E266]*1.381E-023 *3567.04712188114) )  -1)))" office:value-type="float" office:value="799780226205.558" calcext:value-type="float">
            <text:p>799780226205.558</text:p>
          </table:table-cell>
          <table:table-cell table:formula="of:=(2*PI( )*[.C266]*[.C266]*[.A266]) / (POWER([.E266];5) * (EXP( ([.A266]*[.C266])/([.E266]*[.B266]*3639.76900396354) )  -1))" office:value-type="float" office:value="831641008965.212" calcext:value-type="float">
            <text:p>831641008965.212</text:p>
          </table:table-cell>
          <table:table-cell table:formula="of:=(2*PI( )*[.C266]*[.C266]*[.A266]) / (POWER([.E266];5) * (EXP( ([.A266]*[.C266])/([.E266]*[.B266]*3607.08748252358) )  -1))" office:value-type="float" office:value="817293655352.052" calcext:value-type="float">
            <text:p>817293655352.052</text:p>
          </table:table-cell>
          <table:table-cell table:formula="of:=(2*PI( )*[.C266]*[.C266]*[.A266]) / (POWER([.E266];5) * (EXP( ([.A266]*[.C266])/([.E266]*[.B266]*3491.3099269129) )  -1))" office:value-type="float" office:value="766854431934.282" calcext:value-type="float">
            <text:p>766854431934.282</text:p>
          </table:table-cell>
          <table:table-cell table:formula="of:=(2*PI( )*[.C266]*[.C266]*[.A266]) / (POWER([.E266];5) * (EXP( ([.A266]*[.C266])/([.E266]*[.B266]*3603.83918136312) )  -1))" office:value-type="float" office:value="815870197079.632" calcext:value-type="float">
            <text:p>815870197079.632</text:p>
          </table:table-cell>
          <table:table-cell table:formula="of:=(2*PI( )*[.C266]*[.C266]*[.A266]) / (POWER([.E266];5) * (EXP( ([.A266]*[.C266])/([.E266]*[.B266]*5529.53658708751) )  -1))" office:value-type="float" office:value="1715731189954.57" calcext:value-type="float">
            <text:p>1715731189954.57</text:p>
          </table:table-cell>
          <table:table-cell table:formula="of:=(2*PI( )*[.C266]*[.C266]*[.A266]) / (POWER([.E266];5) * (EXP( ([.A266]*[.C266])/([.E266]*[.B266]*3545.8658661559) )  -1))" office:value-type="float" office:value="790545033091.237" calcext:value-type="float">
            <text:p>790545033091.237</text:p>
          </table:table-cell>
          <table:table-cell table:formula="of:=(2*PI( )*[.C266]*[.C266]*[.A266]) / (POWER([.E266];5) * (EXP( ([.A266]*[.C266])/([.E266]*[.B266]*3909.75687519039) )  -1))" office:value-type="float" office:value="951839315191.36" calcext:value-type="float">
            <text:p>951839315191.36</text:p>
          </table:table-cell>
          <table:table-cell table:formula="of:=(2*PI( )*[.C266]*[.C266]*[.A266]) / (POWER([.E266];5) * (EXP( ([.A266]*[.C266])/([.E266]*[.B266]*3653.20966006719) )  -1))" office:value-type="float" office:value="837554977685.062" calcext:value-type="float">
            <text:p>837554977685.062</text:p>
          </table:table-cell>
          <table:table-cell table:formula="of:=(2*PI( )*[.C266]*[.C266]*[.A266]) / (POWER([.E266];5) * (EXP( ([.A266]*[.C266])/([.E266]*[.B266]*3523.91077015782) )  -1))" office:value-type="float" office:value="780994319483.85" calcext:value-type="float">
            <text:p>780994319483.85</text:p>
          </table:table-cell>
          <table:table-cell table:formula="of:=(2*PI( )*[.C266]*[.C266]*[.A266]) / (POWER([.E266];5) * (EXP( ([.A266]*[.C266])/([.E266]*[.B266]*3496.76346007464) )  -1))" office:value-type="float" office:value="769216255432.273" calcext:value-type="float">
            <text:p>769216255432.273</text:p>
          </table:table-cell>
          <table:table-cell table:formula="of:=(2*PI( )*[.C266]*[.C266]*[.A266]) / (POWER([.E266];5) * (EXP( ([.A266]*[.C266])/([.E266]*[.B266]*3605.05658350185) )  -1))" office:value-type="float" office:value="816403627719.749" calcext:value-type="float">
            <text:p>816403627719.74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6600" calcext:value-type="float">
            <text:p>26600</text:p>
          </table:table-cell>
          <table:table-cell table:formula="of:=[.D267]*POWER(10;-10)" office:value-type="float" office:value="0.00000266" calcext:value-type="float">
            <text:p>2.66E-06</text:p>
          </table:table-cell>
          <table:table-cell table:formula="of:=3.74192050507746E-016 / (POWER([.E267];5) * ((EXP( 1.9864748E-025 /([.E267]*1.381E-023 *3567.04712188114) )  -1)))" office:value-type="float" office:value="790629218061.989" calcext:value-type="float">
            <text:p>790629218061.989</text:p>
          </table:table-cell>
          <table:table-cell table:formula="of:=(2*PI( )*[.C267]*[.C267]*[.A267]) / (POWER([.E267];5) * (EXP( ([.A267]*[.C267])/([.E267]*[.B267]*3639.76900396354) )  -1))" office:value-type="float" office:value="822056563410.857" calcext:value-type="float">
            <text:p>822056563410.857</text:p>
          </table:table-cell>
          <table:table-cell table:formula="of:=(2*PI( )*[.C267]*[.C267]*[.A267]) / (POWER([.E267];5) * (EXP( ([.A267]*[.C267])/([.E267]*[.B267]*3607.08748252358) )  -1))" office:value-type="float" office:value="807904599743.829" calcext:value-type="float">
            <text:p>807904599743.829</text:p>
          </table:table-cell>
          <table:table-cell table:formula="of:=(2*PI( )*[.C267]*[.C267]*[.A267]) / (POWER([.E267];5) * (EXP( ([.A267]*[.C267])/([.E267]*[.B267]*3491.3099269129) )  -1))" office:value-type="float" office:value="758149529242.522" calcext:value-type="float">
            <text:p>758149529242.522</text:p>
          </table:table-cell>
          <table:table-cell table:formula="of:=(2*PI( )*[.C267]*[.C267]*[.A267]) / (POWER([.E267];5) * (EXP( ([.A267]*[.C267])/([.E267]*[.B267]*3603.83918136312) )  -1))" office:value-type="float" office:value="806500508593.034" calcext:value-type="float">
            <text:p>806500508593.034</text:p>
          </table:table-cell>
          <table:table-cell table:formula="of:=(2*PI( )*[.C267]*[.C267]*[.A267]) / (POWER([.E267];5) * (EXP( ([.A267]*[.C267])/([.E267]*[.B267]*5529.53658708751) )  -1))" office:value-type="float" office:value="1693699542203.84" calcext:value-type="float">
            <text:p>1693699542203.84</text:p>
          </table:table-cell>
          <table:table-cell table:formula="of:=(2*PI( )*[.C267]*[.C267]*[.A267]) / (POWER([.E267];5) * (EXP( ([.A267]*[.C267])/([.E267]*[.B267]*3545.8658661559) )  -1))" office:value-type="float" office:value="781519342927.758" calcext:value-type="float">
            <text:p>781519342927.758</text:p>
          </table:table-cell>
          <table:table-cell table:formula="of:=(2*PI( )*[.C267]*[.C267]*[.A267]) / (POWER([.E267];5) * (EXP( ([.A267]*[.C267])/([.E267]*[.B267]*3909.75687519039) )  -1))" office:value-type="float" office:value="940605872819.631" calcext:value-type="float">
            <text:p>940605872819.631</text:p>
          </table:table-cell>
          <table:table-cell table:formula="of:=(2*PI( )*[.C267]*[.C267]*[.A267]) / (POWER([.E267];5) * (EXP( ([.A267]*[.C267])/([.E267]*[.B267]*3653.20966006719) )  -1))" office:value-type="float" office:value="827889896300.96" calcext:value-type="float">
            <text:p>827889896300.96</text:p>
          </table:table-cell>
          <table:table-cell table:formula="of:=(2*PI( )*[.C267]*[.C267]*[.A267]) / (POWER([.E267];5) * (EXP( ([.A267]*[.C267])/([.E267]*[.B267]*3523.91077015782) )  -1))" office:value-type="float" office:value="772098072851.35" calcext:value-type="float">
            <text:p>772098072851.35</text:p>
          </table:table-cell>
          <table:table-cell table:formula="of:=(2*PI( )*[.C267]*[.C267]*[.A267]) / (POWER([.E267];5) * (EXP( ([.A267]*[.C267])/([.E267]*[.B267]*3496.76346007464) )  -1))" office:value-type="float" office:value="760479417166.334" calcext:value-type="float">
            <text:p>760479417166.334</text:p>
          </table:table-cell>
          <table:table-cell table:formula="of:=(2*PI( )*[.C267]*[.C267]*[.A267]) / (POWER([.E267];5) * (EXP( ([.A267]*[.C267])/([.E267]*[.B267]*3605.05658350185) )  -1))" office:value-type="float" office:value="807026681936.045" calcext:value-type="float">
            <text:p>807026681936.04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6700" calcext:value-type="float">
            <text:p>26700</text:p>
          </table:table-cell>
          <table:table-cell table:formula="of:=[.D268]*POWER(10;-10)" office:value-type="float" office:value="0.00000267" calcext:value-type="float">
            <text:p>2.67E-06</text:p>
          </table:table-cell>
          <table:table-cell table:formula="of:=3.74192050507746E-016 / (POWER([.E268];5) * ((EXP( 1.9864748E-025 /([.E268]*1.381E-023 *3567.04712188114) )  -1)))" office:value-type="float" office:value="781604383364.928" calcext:value-type="float">
            <text:p>781604383364.928</text:p>
          </table:table-cell>
          <table:table-cell table:formula="of:=(2*PI( )*[.C268]*[.C268]*[.A268]) / (POWER([.E268];5) * (EXP( ([.A268]*[.C268])/([.E268]*[.B268]*3639.76900396354) )  -1))" office:value-type="float" office:value="812605475680.917" calcext:value-type="float">
            <text:p>812605475680.917</text:p>
          </table:table-cell>
          <table:table-cell table:formula="of:=(2*PI( )*[.C268]*[.C268]*[.A268]) / (POWER([.E268];5) * (EXP( ([.A268]*[.C268])/([.E268]*[.B268]*3607.08748252358) )  -1))" office:value-type="float" office:value="798645658932.095" calcext:value-type="float">
            <text:p>798645658932.095</text:p>
          </table:table-cell>
          <table:table-cell table:formula="of:=(2*PI( )*[.C268]*[.C268]*[.A268]) / (POWER([.E268];5) * (EXP( ([.A268]*[.C268])/([.E268]*[.B268]*3491.3099269129) )  -1))" office:value-type="float" office:value="749563443948.682" calcext:value-type="float">
            <text:p>749563443948.682</text:p>
          </table:table-cell>
          <table:table-cell table:formula="of:=(2*PI( )*[.C268]*[.C268]*[.A268]) / (POWER([.E268];5) * (EXP( ([.A268]*[.C268])/([.E268]*[.B268]*3603.83918136312) )  -1))" office:value-type="float" office:value="797260613839.006" calcext:value-type="float">
            <text:p>797260613839.006</text:p>
          </table:table-cell>
          <table:table-cell table:formula="of:=(2*PI( )*[.C268]*[.C268]*[.A268]) / (POWER([.E268];5) * (EXP( ([.A268]*[.C268])/([.E268]*[.B268]*5529.53658708751) )  -1))" office:value-type="float" office:value="1672016709559.63" calcext:value-type="float">
            <text:p>1672016709559.63</text:p>
          </table:table-cell>
          <table:table-cell table:formula="of:=(2*PI( )*[.C268]*[.C268]*[.A268]) / (POWER([.E268];5) * (EXP( ([.A268]*[.C268])/([.E268]*[.B268]*3545.8658661559) )  -1))" office:value-type="float" office:value="772617755734.278" calcext:value-type="float">
            <text:p>772617755734.278</text:p>
          </table:table-cell>
          <table:table-cell table:formula="of:=(2*PI( )*[.C268]*[.C268]*[.A268]) / (POWER([.E268];5) * (EXP( ([.A268]*[.C268])/([.E268]*[.B268]*3909.75687519039) )  -1))" office:value-type="float" office:value="929533414547.508" calcext:value-type="float">
            <text:p>929533414547.508</text:p>
          </table:table-cell>
          <table:table-cell table:formula="of:=(2*PI( )*[.C268]*[.C268]*[.A268]) / (POWER([.E268];5) * (EXP( ([.A268]*[.C268])/([.E268]*[.B268]*3653.20966006719) )  -1))" office:value-type="float" office:value="818359513146.247" calcext:value-type="float">
            <text:p>818359513146.247</text:p>
          </table:table-cell>
          <table:table-cell table:formula="of:=(2*PI( )*[.C268]*[.C268]*[.A268]) / (POWER([.E268];5) * (EXP( ([.A268]*[.C268])/([.E268]*[.B268]*3523.91077015782) )  -1))" office:value-type="float" office:value="763323793835.206" calcext:value-type="float">
            <text:p>763323793835.206</text:p>
          </table:table-cell>
          <table:table-cell table:formula="of:=(2*PI( )*[.C268]*[.C268]*[.A268]) / (POWER([.E268];5) * (EXP( ([.A268]*[.C268])/([.E268]*[.B268]*3496.76346007464) )  -1))" office:value-type="float" office:value="751861921545.577" calcext:value-type="float">
            <text:p>751861921545.577</text:p>
          </table:table-cell>
          <table:table-cell table:formula="of:=(2*PI( )*[.C268]*[.C268]*[.A268]) / (POWER([.E268];5) * (EXP( ([.A268]*[.C268])/([.E268]*[.B268]*3605.05658350185) )  -1))" office:value-type="float" office:value="797779650186.548" calcext:value-type="float">
            <text:p>797779650186.54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6800" calcext:value-type="float">
            <text:p>26800</text:p>
          </table:table-cell>
          <table:table-cell table:formula="of:=[.D269]*POWER(10;-10)" office:value-type="float" office:value="0.00000268" calcext:value-type="float">
            <text:p>2.68E-06</text:p>
          </table:table-cell>
          <table:table-cell table:formula="of:=3.74192050507746E-016 / (POWER([.E269];5) * ((EXP( 1.9864748E-025 /([.E269]*1.381E-023 *3567.04712188114) )  -1)))" office:value-type="float" office:value="772703733033.371" calcext:value-type="float">
            <text:p>772703733033.371</text:p>
          </table:table-cell>
          <table:table-cell table:formula="of:=(2*PI( )*[.C269]*[.C269]*[.A269]) / (POWER([.E269];5) * (EXP( ([.A269]*[.C269])/([.E269]*[.B269]*3639.76900396354) )  -1))" office:value-type="float" office:value="803285617784.39" calcext:value-type="float">
            <text:p>803285617784.39</text:p>
          </table:table-cell>
          <table:table-cell table:formula="of:=(2*PI( )*[.C269]*[.C269]*[.A269]) / (POWER([.E269];5) * (EXP( ([.A269]*[.C269])/([.E269]*[.B269]*3607.08748252358) )  -1))" office:value-type="float" office:value="789514767737.218" calcext:value-type="float">
            <text:p>789514767737.218</text:p>
          </table:table-cell>
          <table:table-cell table:formula="of:=(2*PI( )*[.C269]*[.C269]*[.A269]) / (POWER([.E269];5) * (EXP( ([.A269]*[.C269])/([.E269]*[.B269]*3491.3099269129) )  -1))" office:value-type="float" office:value="741094328263.091" calcext:value-type="float">
            <text:p>741094328263.091</text:p>
          </table:table-cell>
          <table:table-cell table:formula="of:=(2*PI( )*[.C269]*[.C269]*[.A269]) / (POWER([.E269];5) * (EXP( ([.A269]*[.C269])/([.E269]*[.B269]*3603.83918136312) )  -1))" office:value-type="float" office:value="788148453846.834" calcext:value-type="float">
            <text:p>788148453846.834</text:p>
          </table:table-cell>
          <table:table-cell table:formula="of:=(2*PI( )*[.C269]*[.C269]*[.A269]) / (POWER([.E269];5) * (EXP( ([.A269]*[.C269])/([.E269]*[.B269]*5529.53658708751) )  -1))" office:value-type="float" office:value="1650676165589.87" calcext:value-type="float">
            <text:p>1650676165589.87</text:p>
          </table:table-cell>
          <table:table-cell table:formula="of:=(2*PI( )*[.C269]*[.C269]*[.A269]) / (POWER([.E269];5) * (EXP( ([.A269]*[.C269])/([.E269]*[.B269]*3545.8658661559) )  -1))" office:value-type="float" office:value="763838322297.813" calcext:value-type="float">
            <text:p>763838322297.813</text:p>
          </table:table-cell>
          <table:table-cell table:formula="of:=(2*PI( )*[.C269]*[.C269]*[.A269]) / (POWER([.E269];5) * (EXP( ([.A269]*[.C269])/([.E269]*[.B269]*3909.75687519039) )  -1))" office:value-type="float" office:value="918619270955.547" calcext:value-type="float">
            <text:p>918619270955.547</text:p>
          </table:table-cell>
          <table:table-cell table:formula="of:=(2*PI( )*[.C269]*[.C269]*[.A269]) / (POWER([.E269];5) * (EXP( ([.A269]*[.C269])/([.E269]*[.B269]*3653.20966006719) )  -1))" office:value-type="float" office:value="808961674218.744" calcext:value-type="float">
            <text:p>808961674218.744</text:p>
          </table:table-cell>
          <table:table-cell table:formula="of:=(2*PI( )*[.C269]*[.C269]*[.A269]) / (POWER([.E269];5) * (EXP( ([.A269]*[.C269])/([.E269]*[.B269]*3523.91077015782) )  -1))" office:value-type="float" office:value="754669574259.166" calcext:value-type="float">
            <text:p>754669574259.166</text:p>
          </table:table-cell>
          <table:table-cell table:formula="of:=(2*PI( )*[.C269]*[.C269]*[.A269]) / (POWER([.E269];5) * (EXP( ([.A269]*[.C269])/([.E269]*[.B269]*3496.76346007464) )  -1))" office:value-type="float" office:value="743361910724.814" calcext:value-type="float">
            <text:p>743361910724.814</text:p>
          </table:table-cell>
          <table:table-cell table:formula="of:=(2*PI( )*[.C269]*[.C269]*[.A269]) / (POWER([.E269];5) * (EXP( ([.A269]*[.C269])/([.E269]*[.B269]*3605.05658350185) )  -1))" office:value-type="float" office:value="788660471174.284" calcext:value-type="float">
            <text:p>788660471174.28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6900" calcext:value-type="float">
            <text:p>26900</text:p>
          </table:table-cell>
          <table:table-cell table:formula="of:=[.D270]*POWER(10;-10)" office:value-type="float" office:value="0.00000269" calcext:value-type="float">
            <text:p>2.69E-06</text:p>
          </table:table-cell>
          <table:table-cell table:formula="of:=3.74192050507746E-016 / (POWER([.E270];5) * ((EXP( 1.9864748E-025 /([.E270]*1.381E-023 *3567.04712188114) )  -1)))" office:value-type="float" office:value="763925312116.242" calcext:value-type="float">
            <text:p>763925312116.242</text:p>
          </table:table-cell>
          <table:table-cell table:formula="of:=(2*PI( )*[.C270]*[.C270]*[.A270]) / (POWER([.E270];5) * (EXP( ([.A270]*[.C270])/([.E270]*[.B270]*3639.76900396354) )  -1))" office:value-type="float" office:value="794094898893.482" calcext:value-type="float">
            <text:p>794094898893.482</text:p>
          </table:table-cell>
          <table:table-cell table:formula="of:=(2*PI( )*[.C270]*[.C270]*[.A270]) / (POWER([.E270];5) * (EXP( ([.A270]*[.C270])/([.E270]*[.B270]*3607.08748252358) )  -1))" office:value-type="float" office:value="780509896768.19" calcext:value-type="float">
            <text:p>780509896768.19</text:p>
          </table:table-cell>
          <table:table-cell table:formula="of:=(2*PI( )*[.C270]*[.C270]*[.A270]) / (POWER([.E270];5) * (EXP( ([.A270]*[.C270])/([.E270]*[.B270]*3491.3099269129) )  -1))" office:value-type="float" office:value="732740365466.981" calcext:value-type="float">
            <text:p>732740365466.981</text:p>
          </table:table-cell>
          <table:table-cell table:formula="of:=(2*PI( )*[.C270]*[.C270]*[.A270]) / (POWER([.E270];5) * (EXP( ([.A270]*[.C270])/([.E270]*[.B270]*3603.83918136312) )  -1))" office:value-type="float" office:value="779162005298.82" calcext:value-type="float">
            <text:p>779162005298.82</text:p>
          </table:table-cell>
          <table:table-cell table:formula="of:=(2*PI( )*[.C270]*[.C270]*[.A270]) / (POWER([.E270];5) * (EXP( ([.A270]*[.C270])/([.E270]*[.B270]*5529.53658708751) )  -1))" office:value-type="float" office:value="1629671523866.84" calcext:value-type="float">
            <text:p>1629671523866.84</text:p>
          </table:table-cell>
          <table:table-cell table:formula="of:=(2*PI( )*[.C270]*[.C270]*[.A270]) / (POWER([.E270];5) * (EXP( ([.A270]*[.C270])/([.E270]*[.B270]*3545.8658661559) )  -1))" office:value-type="float" office:value="755179126669.357" calcext:value-type="float">
            <text:p>755179126669.357</text:p>
          </table:table-cell>
          <table:table-cell table:formula="of:=(2*PI( )*[.C270]*[.C270]*[.A270]) / (POWER([.E270];5) * (EXP( ([.A270]*[.C270])/([.E270]*[.B270]*3909.75687519039) )  -1))" office:value-type="float" office:value="907860821816.691" calcext:value-type="float">
            <text:p>907860821816.691</text:p>
          </table:table-cell>
          <table:table-cell table:formula="of:=(2*PI( )*[.C270]*[.C270]*[.A270]) / (POWER([.E270];5) * (EXP( ([.A270]*[.C270])/([.E270]*[.B270]*3653.20966006719) )  -1))" office:value-type="float" office:value="799694263250.131" calcext:value-type="float">
            <text:p>799694263250.131</text:p>
          </table:table-cell>
          <table:table-cell table:formula="of:=(2*PI( )*[.C270]*[.C270]*[.A270]) / (POWER([.E270];5) * (EXP( ([.A270]*[.C270])/([.E270]*[.B270]*3523.91077015782) )  -1))" office:value-type="float" office:value="746133538321.878" calcext:value-type="float">
            <text:p>746133538321.878</text:p>
          </table:table-cell>
          <table:table-cell table:formula="of:=(2*PI( )*[.C270]*[.C270]*[.A270]) / (POWER([.E270];5) * (EXP( ([.A270]*[.C270])/([.E270]*[.B270]*3496.76346007464) )  -1))" office:value-type="float" office:value="734977558146.539" calcext:value-type="float">
            <text:p>734977558146.539</text:p>
          </table:table-cell>
          <table:table-cell table:formula="of:=(2*PI( )*[.C270]*[.C270]*[.A270]) / (POWER([.E270];5) * (EXP( ([.A270]*[.C270])/([.E270]*[.B270]*3605.05658350185) )  -1))" office:value-type="float" office:value="779667119306.099" calcext:value-type="float">
            <text:p>779667119306.09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7000" calcext:value-type="float">
            <text:p>27000</text:p>
          </table:table-cell>
          <table:table-cell table:formula="of:=[.D271]*POWER(10;-10)" office:value-type="float" office:value="0.0000027" calcext:value-type="float">
            <text:p>2.7E-06</text:p>
          </table:table-cell>
          <table:table-cell table:formula="of:=3.74192050507746E-016 / (POWER([.E271];5) * ((EXP( 1.9864748E-025 /([.E271]*1.381E-023 *3567.04712188114) )  -1)))" office:value-type="float" office:value="755267199195.281" calcext:value-type="float">
            <text:p>755267199195.281</text:p>
          </table:table-cell>
          <table:table-cell table:formula="of:=(2*PI( )*[.C271]*[.C271]*[.A271]) / (POWER([.E271];5) * (EXP( ([.A271]*[.C271])/([.E271]*[.B271]*3639.76900396354) )  -1))" office:value-type="float" office:value="785031264673.702" calcext:value-type="float">
            <text:p>785031264673.702</text:p>
          </table:table-cell>
          <table:table-cell table:formula="of:=(2*PI( )*[.C271]*[.C271]*[.A271]) / (POWER([.E271];5) * (EXP( ([.A271]*[.C271])/([.E271]*[.B271]*3607.08748252358) )  -1))" office:value-type="float" office:value="771629051785.802" calcext:value-type="float">
            <text:p>771629051785.802</text:p>
          </table:table-cell>
          <table:table-cell table:formula="of:=(2*PI( )*[.C271]*[.C271]*[.A271]) / (POWER([.E271];5) * (EXP( ([.A271]*[.C271])/([.E271]*[.B271]*3491.3099269129) )  -1))" office:value-type="float" office:value="724499769387.959" calcext:value-type="float">
            <text:p>724499769387.959</text:p>
          </table:table-cell>
          <table:table-cell table:formula="of:=(2*PI( )*[.C271]*[.C271]*[.A271]) / (POWER([.E271];5) * (EXP( ([.A271]*[.C271])/([.E271]*[.B271]*3603.83918136312) )  -1))" office:value-type="float" office:value="770299279896.703" calcext:value-type="float">
            <text:p>770299279896.703</text:p>
          </table:table-cell>
          <table:table-cell table:formula="of:=(2*PI( )*[.C271]*[.C271]*[.A271]) / (POWER([.E271];5) * (EXP( ([.A271]*[.C271])/([.E271]*[.B271]*5529.53658708751) )  -1))" office:value-type="float" office:value="1608996534603.72" calcext:value-type="float">
            <text:p>1608996534603.72</text:p>
          </table:table-cell>
          <table:table-cell table:formula="of:=(2*PI( )*[.C271]*[.C271]*[.A271]) / (POWER([.E271];5) * (EXP( ([.A271]*[.C271])/([.E271]*[.B271]*3545.8658661559) )  -1))" office:value-type="float" office:value="746638285587.402" calcext:value-type="float">
            <text:p>746638285587.402</text:p>
          </table:table-cell>
          <table:table-cell table:formula="of:=(2*PI( )*[.C271]*[.C271]*[.A271]) / (POWER([.E271];5) * (EXP( ([.A271]*[.C271])/([.E271]*[.B271]*3909.75687519039) )  -1))" office:value-type="float" office:value="897255495131.023" calcext:value-type="float">
            <text:p>897255495131.023</text:p>
          </table:table-cell>
          <table:table-cell table:formula="of:=(2*PI( )*[.C271]*[.C271]*[.A271]) / (POWER([.E271];5) * (EXP( ([.A271]*[.C271])/([.E271]*[.B271]*3653.20966006719) )  -1))" office:value-type="float" office:value="790555201022.253" calcext:value-type="float">
            <text:p>790555201022.253</text:p>
          </table:table-cell>
          <table:table-cell table:formula="of:=(2*PI( )*[.C271]*[.C271]*[.A271]) / (POWER([.E271];5) * (EXP( ([.A271]*[.C271])/([.E271]*[.B271]*3523.91077015782) )  -1))" office:value-type="float" office:value="737713842041.528" calcext:value-type="float">
            <text:p>737713842041.528</text:p>
          </table:table-cell>
          <table:table-cell table:formula="of:=(2*PI( )*[.C271]*[.C271]*[.A271]) / (POWER([.E271];5) * (EXP( ([.A271]*[.C271])/([.E271]*[.B271]*3496.76346007464) )  -1))" office:value-type="float" office:value="726707068011.281" calcext:value-type="float">
            <text:p>726707068011.281</text:p>
          </table:table-cell>
          <table:table-cell table:formula="of:=(2*PI( )*[.C271]*[.C271]*[.A271]) / (POWER([.E271];5) * (EXP( ([.A271]*[.C271])/([.E271]*[.B271]*3605.05658350185) )  -1))" office:value-type="float" office:value="770797604057.859" calcext:value-type="float">
            <text:p>770797604057.85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7100" calcext:value-type="float">
            <text:p>27100</text:p>
          </table:table-cell>
          <table:table-cell table:formula="of:=[.D272]*POWER(10;-10)" office:value-type="float" office:value="0.00000271" calcext:value-type="float">
            <text:p>2.71E-06</text:p>
          </table:table-cell>
          <table:table-cell table:formula="of:=3.74192050507746E-016 / (POWER([.E272];5) * ((EXP( 1.9864748E-025 /([.E272]*1.381E-023 *3567.04712188114) )  -1)))" office:value-type="float" office:value="746727505797.145" calcext:value-type="float">
            <text:p>746727505797.145</text:p>
          </table:table-cell>
          <table:table-cell table:formula="of:=(2*PI( )*[.C272]*[.C272]*[.A272]) / (POWER([.E272];5) * (EXP( ([.A272]*[.C272])/([.E272]*[.B272]*3639.76900396354) )  -1))" office:value-type="float" office:value="776092696625.031" calcext:value-type="float">
            <text:p>776092696625.031</text:p>
          </table:table-cell>
          <table:table-cell table:formula="of:=(2*PI( )*[.C272]*[.C272]*[.A272]) / (POWER([.E272];5) * (EXP( ([.A272]*[.C272])/([.E272]*[.B272]*3607.08748252358) )  -1))" office:value-type="float" office:value="762870273076.048" calcext:value-type="float">
            <text:p>762870273076.048</text:p>
          </table:table-cell>
          <table:table-cell table:formula="of:=(2*PI( )*[.C272]*[.C272]*[.A272]) / (POWER([.E272];5) * (EXP( ([.A272]*[.C272])/([.E272]*[.B272]*3491.3099269129) )  -1))" office:value-type="float" office:value="716370783882.86" calcext:value-type="float">
            <text:p>716370783882.86</text:p>
          </table:table-cell>
          <table:table-cell table:formula="of:=(2*PI( )*[.C272]*[.C272]*[.A272]) / (POWER([.E272];5) * (EXP( ([.A272]*[.C272])/([.E272]*[.B272]*3603.83918136312) )  -1))" office:value-type="float" office:value="761558323738.244" calcext:value-type="float">
            <text:p>761558323738.244</text:p>
          </table:table-cell>
          <table:table-cell table:formula="of:=(2*PI( )*[.C272]*[.C272]*[.A272]) / (POWER([.E272];5) * (EXP( ([.A272]*[.C272])/([.E272]*[.B272]*5529.53658708751) )  -1))" office:value-type="float" office:value="1588645081379.76" calcext:value-type="float">
            <text:p>1588645081379.76</text:p>
          </table:table-cell>
          <table:table-cell table:formula="of:=(2*PI( )*[.C272]*[.C272]*[.A272]) / (POWER([.E272];5) * (EXP( ([.A272]*[.C272])/([.E272]*[.B272]*3545.8658661559) )  -1))" office:value-type="float" office:value="738213947910.153" calcext:value-type="float">
            <text:p>738213947910.153</text:p>
          </table:table-cell>
          <table:table-cell table:formula="of:=(2*PI( )*[.C272]*[.C272]*[.A272]) / (POWER([.E272];5) * (EXP( ([.A272]*[.C272])/([.E272]*[.B272]*3909.75687519039) )  -1))" office:value-type="float" office:value="886800766179.447" calcext:value-type="float">
            <text:p>886800766179.447</text:p>
          </table:table-cell>
          <table:table-cell table:formula="of:=(2*PI( )*[.C272]*[.C272]*[.A272]) / (POWER([.E272];5) * (EXP( ([.A272]*[.C272])/([.E272]*[.B272]*3653.20966006719) )  -1))" office:value-type="float" office:value="781542444694.872" calcext:value-type="float">
            <text:p>781542444694.872</text:p>
          </table:table-cell>
          <table:table-cell table:formula="of:=(2*PI( )*[.C272]*[.C272]*[.A272]) / (POWER([.E272];5) * (EXP( ([.A272]*[.C272])/([.E272]*[.B272]*3523.91077015782) )  -1))" office:value-type="float" office:value="729408672708.632" calcext:value-type="float">
            <text:p>729408672708.632</text:p>
          </table:table-cell>
          <table:table-cell table:formula="of:=(2*PI( )*[.C272]*[.C272]*[.A272]) / (POWER([.E272];5) * (EXP( ([.A272]*[.C272])/([.E272]*[.B272]*3496.76346007464) )  -1))" office:value-type="float" office:value="718548674755.472" calcext:value-type="float">
            <text:p>718548674755.472</text:p>
          </table:table-cell>
          <table:table-cell table:formula="of:=(2*PI( )*[.C272]*[.C272]*[.A272]) / (POWER([.E272];5) * (EXP( ([.A272]*[.C272])/([.E272]*[.B272]*3605.05658350185) )  -1))" office:value-type="float" office:value="762049969349.849" calcext:value-type="float">
            <text:p>762049969349.84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7200" calcext:value-type="float">
            <text:p>27200</text:p>
          </table:table-cell>
          <table:table-cell table:formula="of:=[.D273]*POWER(10;-10)" office:value-type="float" office:value="0.00000272" calcext:value-type="float">
            <text:p>2.72E-06</text:p>
          </table:table-cell>
          <table:table-cell table:formula="of:=3.74192050507746E-016 / (POWER([.E273];5) * ((EXP( 1.9864748E-025 /([.E273]*1.381E-023 *3567.04712188114) )  -1)))" office:value-type="float" office:value="738304375814.691" calcext:value-type="float">
            <text:p>738304375814.691</text:p>
          </table:table-cell>
          <table:table-cell table:formula="of:=(2*PI( )*[.C273]*[.C273]*[.A273]) / (POWER([.E273];5) * (EXP( ([.A273]*[.C273])/([.E273]*[.B273]*3639.76900396354) )  -1))" office:value-type="float" office:value="767277211434.095" calcext:value-type="float">
            <text:p>767277211434.095</text:p>
          </table:table-cell>
          <table:table-cell table:formula="of:=(2*PI( )*[.C273]*[.C273]*[.A273]) / (POWER([.E273];5) * (EXP( ([.A273]*[.C273])/([.E273]*[.B273]*3607.08748252358) )  -1))" office:value-type="float" office:value="754231634833.701" calcext:value-type="float">
            <text:p>754231634833.701</text:p>
          </table:table-cell>
          <table:table-cell table:formula="of:=(2*PI( )*[.C273]*[.C273]*[.A273]) / (POWER([.E273];5) * (EXP( ([.A273]*[.C273])/([.E273]*[.B273]*3491.3099269129) )  -1))" office:value-type="float" office:value="708351682327.991" calcext:value-type="float">
            <text:p>708351682327.991</text:p>
          </table:table-cell>
          <table:table-cell table:formula="of:=(2*PI( )*[.C273]*[.C273]*[.A273]) / (POWER([.E273];5) * (EXP( ([.A273]*[.C273])/([.E273]*[.B273]*3603.83918136312) )  -1))" office:value-type="float" office:value="752937216703.892" calcext:value-type="float">
            <text:p>752937216703.892</text:p>
          </table:table-cell>
          <table:table-cell table:formula="of:=(2*PI( )*[.C273]*[.C273]*[.A273]) / (POWER([.E273];5) * (EXP( ([.A273]*[.C273])/([.E273]*[.B273]*5529.53658708751) )  -1))" office:value-type="float" office:value="1568611177951.68" calcext:value-type="float">
            <text:p>1568611177951.68</text:p>
          </table:table-cell>
          <table:table-cell table:formula="of:=(2*PI( )*[.C273]*[.C273]*[.A273]) / (POWER([.E273];5) * (EXP( ([.A273]*[.C273])/([.E273]*[.B273]*3545.8658661559) )  -1))" office:value-type="float" office:value="729904294056.412" calcext:value-type="float">
            <text:p>729904294056.412</text:p>
          </table:table-cell>
          <table:table-cell table:formula="of:=(2*PI( )*[.C273]*[.C273]*[.A273]) / (POWER([.E273];5) * (EXP( ([.A273]*[.C273])/([.E273]*[.B273]*3909.75687519039) )  -1))" office:value-type="float" office:value="876494156595.953" calcext:value-type="float">
            <text:p>876494156595.953</text:p>
          </table:table-cell>
          <table:table-cell table:formula="of:=(2*PI( )*[.C273]*[.C273]*[.A273]) / (POWER([.E273];5) * (EXP( ([.A273]*[.C273])/([.E273]*[.B273]*3653.20966006719) )  -1))" office:value-type="float" office:value="772653987144.767" calcext:value-type="float">
            <text:p>772653987144.767</text:p>
          </table:table-cell>
          <table:table-cell table:formula="of:=(2*PI( )*[.C273]*[.C273]*[.A273]) / (POWER([.E273];5) * (EXP( ([.A273]*[.C273])/([.E273]*[.B273]*3523.91077015782) )  -1))" office:value-type="float" office:value="721216248346.983" calcext:value-type="float">
            <text:p>721216248346.983</text:p>
          </table:table-cell>
          <table:table-cell table:formula="of:=(2*PI( )*[.C273]*[.C273]*[.A273]) / (POWER([.E273];5) * (EXP( ([.A273]*[.C273])/([.E273]*[.B273]*3496.76346007464) )  -1))" office:value-type="float" office:value="710500642536.837" calcext:value-type="float">
            <text:p>710500642536.837</text:p>
          </table:table-cell>
          <table:table-cell table:formula="of:=(2*PI( )*[.C273]*[.C273]*[.A273]) / (POWER([.E273];5) * (EXP( ([.A273]*[.C273])/([.E273]*[.B273]*3605.05658350185) )  -1))" office:value-type="float" office:value="753422292932.277" calcext:value-type="float">
            <text:p>753422292932.27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7300" calcext:value-type="float">
            <text:p>27300</text:p>
          </table:table-cell>
          <table:table-cell table:formula="of:=[.D274]*POWER(10;-10)" office:value-type="float" office:value="0.00000273" calcext:value-type="float">
            <text:p>2.73E-06</text:p>
          </table:table-cell>
          <table:table-cell table:formula="of:=3.74192050507746E-016 / (POWER([.E274];5) * ((EXP( 1.9864748E-025 /([.E274]*1.381E-023 *3567.04712188114) )  -1)))" office:value-type="float" office:value="729995984937.387" calcext:value-type="float">
            <text:p>729995984937.387</text:p>
          </table:table-cell>
          <table:table-cell table:formula="of:=(2*PI( )*[.C274]*[.C274]*[.A274]) / (POWER([.E274];5) * (EXP( ([.A274]*[.C274])/([.E274]*[.B274]*3639.76900396354) )  -1))" office:value-type="float" office:value="758582860337.243" calcext:value-type="float">
            <text:p>758582860337.243</text:p>
          </table:table-cell>
          <table:table-cell table:formula="of:=(2*PI( )*[.C274]*[.C274]*[.A274]) / (POWER([.E274];5) * (EXP( ([.A274]*[.C274])/([.E274]*[.B274]*3607.08748252358) )  -1))" office:value-type="float" office:value="745711244555.983" calcext:value-type="float">
            <text:p>745711244555.983</text:p>
          </table:table-cell>
          <table:table-cell table:formula="of:=(2*PI( )*[.C274]*[.C274]*[.A274]) / (POWER([.E274];5) * (EXP( ([.A274]*[.C274])/([.E274]*[.B274]*3491.3099269129) )  -1))" office:value-type="float" office:value="700440767116.767" calcext:value-type="float">
            <text:p>700440767116.767</text:p>
          </table:table-cell>
          <table:table-cell table:formula="of:=(2*PI( )*[.C274]*[.C274]*[.A274]) / (POWER([.E274];5) * (EXP( ([.A274]*[.C274])/([.E274]*[.B274]*3603.83918136312) )  -1))" office:value-type="float" office:value="744434071853.457" calcext:value-type="float">
            <text:p>744434071853.457</text:p>
          </table:table-cell>
          <table:table-cell table:formula="of:=(2*PI( )*[.C274]*[.C274]*[.A274]) / (POWER([.E274];5) * (EXP( ([.A274]*[.C274])/([.E274]*[.B274]*5529.53658708751) )  -1))" office:value-type="float" office:value="1548888965148.91" calcext:value-type="float">
            <text:p>1548888965148.91</text:p>
          </table:table-cell>
          <table:table-cell table:formula="of:=(2*PI( )*[.C274]*[.C274]*[.A274]) / (POWER([.E274];5) * (EXP( ([.A274]*[.C274])/([.E274]*[.B274]*3545.8658661559) )  -1))" office:value-type="float" office:value="721707535455.09" calcext:value-type="float">
            <text:p>721707535455.09</text:p>
          </table:table-cell>
          <table:table-cell table:formula="of:=(2*PI( )*[.C274]*[.C274]*[.A274]) / (POWER([.E274];5) * (EXP( ([.A274]*[.C274])/([.E274]*[.B274]*3909.75687519039) )  -1))" office:value-type="float" office:value="866333233458.198" calcext:value-type="float">
            <text:p>866333233458.198</text:p>
          </table:table-cell>
          <table:table-cell table:formula="of:=(2*PI( )*[.C274]*[.C274]*[.A274]) / (POWER([.E274];5) * (EXP( ([.A274]*[.C274])/([.E274]*[.B274]*3653.20966006719) )  -1))" office:value-type="float" office:value="763887856316.063" calcext:value-type="float">
            <text:p>763887856316.063</text:p>
          </table:table-cell>
          <table:table-cell table:formula="of:=(2*PI( )*[.C274]*[.C274]*[.A274]) / (POWER([.E274];5) * (EXP( ([.A274]*[.C274])/([.E274]*[.B274]*3523.91077015782) )  -1))" office:value-type="float" office:value="713134817182.714" calcext:value-type="float">
            <text:p>713134817182.714</text:p>
          </table:table-cell>
          <table:table-cell table:formula="of:=(2*PI( )*[.C274]*[.C274]*[.A274]) / (POWER([.E274];5) * (EXP( ([.A274]*[.C274])/([.E274]*[.B274]*3496.76346007464) )  -1))" office:value-type="float" office:value="702561264727.278" calcext:value-type="float">
            <text:p>702561264727.278</text:p>
          </table:table-cell>
          <table:table-cell table:formula="of:=(2*PI( )*[.C274]*[.C274]*[.A274]) / (POWER([.E274];5) * (EXP( ([.A274]*[.C274])/([.E274]*[.B274]*3605.05658350185) )  -1))" office:value-type="float" office:value="744912685780.825" calcext:value-type="float">
            <text:p>744912685780.82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7400" calcext:value-type="float">
            <text:p>27400</text:p>
          </table:table-cell>
          <table:table-cell table:formula="of:=[.D275]*POWER(10;-10)" office:value-type="float" office:value="0.00000274" calcext:value-type="float">
            <text:p>2.74E-06</text:p>
          </table:table-cell>
          <table:table-cell table:formula="of:=3.74192050507746E-016 / (POWER([.E275];5) * ((EXP( 1.9864748E-025 /([.E275]*1.381E-023 *3567.04712188114) )  -1)))" office:value-type="float" office:value="721800540090.771" calcext:value-type="float">
            <text:p>721800540090.771</text:p>
          </table:table-cell>
          <table:table-cell table:formula="of:=(2*PI( )*[.C275]*[.C275]*[.A275]) / (POWER([.E275];5) * (EXP( ([.A275]*[.C275])/([.E275]*[.B275]*3639.76900396354) )  -1))" office:value-type="float" office:value="750007728494.39" calcext:value-type="float">
            <text:p>750007728494.39</text:p>
          </table:table-cell>
          <table:table-cell table:formula="of:=(2*PI( )*[.C275]*[.C275]*[.A275]) / (POWER([.E275];5) * (EXP( ([.A275]*[.C275])/([.E275]*[.B275]*3607.08748252358) )  -1))" office:value-type="float" office:value="737307242446.217" calcext:value-type="float">
            <text:p>737307242446.217</text:p>
          </table:table-cell>
          <table:table-cell table:formula="of:=(2*PI( )*[.C275]*[.C275]*[.A275]) / (POWER([.E275];5) * (EXP( ([.A275]*[.C275])/([.E275]*[.B275]*3491.3099269129) )  -1))" office:value-type="float" office:value="692636369164.693" calcext:value-type="float">
            <text:p>692636369164.693</text:p>
          </table:table-cell>
          <table:table-cell table:formula="of:=(2*PI( )*[.C275]*[.C275]*[.A275]) / (POWER([.E275];5) * (EXP( ([.A275]*[.C275])/([.E275]*[.B275]*3603.83918136312) )  -1))" office:value-type="float" office:value="736047034832.707" calcext:value-type="float">
            <text:p>736047034832.707</text:p>
          </table:table-cell>
          <table:table-cell table:formula="of:=(2*PI( )*[.C275]*[.C275]*[.A275]) / (POWER([.E275];5) * (EXP( ([.A275]*[.C275])/([.E275]*[.B275]*5529.53658708751) )  -1))" office:value-type="float" office:value="1529472707850.05" calcext:value-type="float">
            <text:p>1529472707850.05</text:p>
          </table:table-cell>
          <table:table-cell table:formula="of:=(2*PI( )*[.C275]*[.C275]*[.A275]) / (POWER([.E275];5) * (EXP( ([.A275]*[.C275])/([.E275]*[.B275]*3545.8658661559) )  -1))" office:value-type="float" office:value="713621914003.283" calcext:value-type="float">
            <text:p>713621914003.283</text:p>
          </table:table-cell>
          <table:table-cell table:formula="of:=(2*PI( )*[.C275]*[.C275]*[.A275]) / (POWER([.E275];5) * (EXP( ([.A275]*[.C275])/([.E275]*[.B275]*3909.75687519039) )  -1))" office:value-type="float" office:value="856315608396.038" calcext:value-type="float">
            <text:p>856315608396.038</text:p>
          </table:table-cell>
          <table:table-cell table:formula="of:=(2*PI( )*[.C275]*[.C275]*[.A275]) / (POWER([.E275];5) * (EXP( ([.A275]*[.C275])/([.E275]*[.B275]*3653.20966006719) )  -1))" office:value-type="float" office:value="755242114581.676" calcext:value-type="float">
            <text:p>755242114581.676</text:p>
          </table:table-cell>
          <table:table-cell table:formula="of:=(2*PI( )*[.C275]*[.C275]*[.A275]) / (POWER([.E275];5) * (EXP( ([.A275]*[.C275])/([.E275]*[.B275]*3523.91077015782) )  -1))" office:value-type="float" office:value="705162657121.438" calcext:value-type="float">
            <text:p>705162657121.438</text:p>
          </table:table-cell>
          <table:table-cell table:formula="of:=(2*PI( )*[.C275]*[.C275]*[.A275]) / (POWER([.E275];5) * (EXP( ([.A275]*[.C275])/([.E275]*[.B275]*3496.76346007464) )  -1))" office:value-type="float" office:value="694728863413.25" calcext:value-type="float">
            <text:p>694728863413.25</text:p>
          </table:table-cell>
          <table:table-cell table:formula="of:=(2*PI( )*[.C275]*[.C275]*[.A275]) / (POWER([.E275];5) * (EXP( ([.A275]*[.C275])/([.E275]*[.B275]*3605.05658350185) )  -1))" office:value-type="float" office:value="736519291502.144" calcext:value-type="float">
            <text:p>736519291502.14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7500" calcext:value-type="float">
            <text:p>27500</text:p>
          </table:table-cell>
          <table:table-cell table:formula="of:=[.D276]*POWER(10;-10)" office:value-type="float" office:value="0.00000275" calcext:value-type="float">
            <text:p>2.75E-06</text:p>
          </table:table-cell>
          <table:table-cell table:formula="of:=3.74192050507746E-016 / (POWER([.E276];5) * ((EXP( 1.9864748E-025 /([.E276]*1.381E-023 *3567.04712188114) )  -1)))" office:value-type="float" office:value="713716278884.914" calcext:value-type="float">
            <text:p>713716278884.914</text:p>
          </table:table-cell>
          <table:table-cell table:formula="of:=(2*PI( )*[.C276]*[.C276]*[.A276]) / (POWER([.E276];5) * (EXP( ([.A276]*[.C276])/([.E276]*[.B276]*3639.76900396354) )  -1))" office:value-type="float" office:value="741549934373.546" calcext:value-type="float">
            <text:p>741549934373.546</text:p>
          </table:table-cell>
          <table:table-cell table:formula="of:=(2*PI( )*[.C276]*[.C276]*[.A276]) / (POWER([.E276];5) * (EXP( ([.A276]*[.C276])/([.E276]*[.B276]*3607.08748252358) )  -1))" office:value-type="float" office:value="729017800827.402" calcext:value-type="float">
            <text:p>729017800827.402</text:p>
          </table:table-cell>
          <table:table-cell table:formula="of:=(2*PI( )*[.C276]*[.C276]*[.A276]) / (POWER([.E276];5) * (EXP( ([.A276]*[.C276])/([.E276]*[.B276]*3491.3099269129) )  -1))" office:value-type="float" office:value="684936847421.711" calcext:value-type="float">
            <text:p>684936847421.711</text:p>
          </table:table-cell>
          <table:table-cell table:formula="of:=(2*PI( )*[.C276]*[.C276]*[.A276]) / (POWER([.E276];5) * (EXP( ([.A276]*[.C276])/([.E276]*[.B276]*3603.83918136312) )  -1))" office:value-type="float" office:value="727774283289.793" calcext:value-type="float">
            <text:p>727774283289.793</text:p>
          </table:table-cell>
          <table:table-cell table:formula="of:=(2*PI( )*[.C276]*[.C276]*[.A276]) / (POWER([.E276];5) * (EXP( ([.A276]*[.C276])/([.E276]*[.B276]*5529.53658708751) )  -1))" office:value-type="float" office:value="1510356792038.53" calcext:value-type="float">
            <text:p>1510356792038.53</text:p>
          </table:table-cell>
          <table:table-cell table:formula="of:=(2*PI( )*[.C276]*[.C276]*[.A276]) / (POWER([.E276];5) * (EXP( ([.A276]*[.C276])/([.E276]*[.B276]*3545.8658661559) )  -1))" office:value-type="float" office:value="705645701532.886" calcext:value-type="float">
            <text:p>705645701532.886</text:p>
          </table:table-cell>
          <table:table-cell table:formula="of:=(2*PI( )*[.C276]*[.C276]*[.A276]) / (POWER([.E276];5) * (EXP( ([.A276]*[.C276])/([.E276]*[.B276]*3909.75687519039) )  -1))" office:value-type="float" office:value="846438936717.733" calcext:value-type="float">
            <text:p>846438936717.733</text:p>
          </table:table-cell>
          <table:table-cell table:formula="of:=(2*PI( )*[.C276]*[.C276]*[.A276]) / (POWER([.E276];5) * (EXP( ([.A276]*[.C276])/([.E276]*[.B276]*3653.20966006719) )  -1))" office:value-type="float" office:value="746714858115.748" calcext:value-type="float">
            <text:p>746714858115.748</text:p>
          </table:table-cell>
          <table:table-cell table:formula="of:=(2*PI( )*[.C276]*[.C276]*[.A276]) / (POWER([.E276];5) * (EXP( ([.A276]*[.C276])/([.E276]*[.B276]*3523.91077015782) )  -1))" office:value-type="float" office:value="697298075233.44" calcext:value-type="float">
            <text:p>697298075233.44</text:p>
          </table:table-cell>
          <table:table-cell table:formula="of:=(2*PI( )*[.C276]*[.C276]*[.A276]) / (POWER([.E276];5) * (EXP( ([.A276]*[.C276])/([.E276]*[.B276]*3496.76346007464) )  -1))" office:value-type="float" office:value="687001788903.589" calcext:value-type="float">
            <text:p>687001788903.589</text:p>
          </table:table-cell>
          <table:table-cell table:formula="of:=(2*PI( )*[.C276]*[.C276]*[.A276]) / (POWER([.E276];5) * (EXP( ([.A276]*[.C276])/([.E276]*[.B276]*3605.05658350185) )  -1))" office:value-type="float" office:value="728240285749.205" calcext:value-type="float">
            <text:p>728240285749.20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7600" calcext:value-type="float">
            <text:p>27600</text:p>
          </table:table-cell>
          <table:table-cell table:formula="of:=[.D277]*POWER(10;-10)" office:value-type="float" office:value="0.00000276" calcext:value-type="float">
            <text:p>2.76E-06</text:p>
          </table:table-cell>
          <table:table-cell table:formula="of:=3.74192050507746E-016 / (POWER([.E277];5) * ((EXP( 1.9864748E-025 /([.E277]*1.381E-023 *3567.04712188114) )  -1)))" office:value-type="float" office:value="705741469071.8" calcext:value-type="float">
            <text:p>705741469071.8</text:p>
          </table:table-cell>
          <table:table-cell table:formula="of:=(2*PI( )*[.C277]*[.C277]*[.A277]) / (POWER([.E277];5) * (EXP( ([.A277]*[.C277])/([.E277]*[.B277]*3639.76900396354) )  -1))" office:value-type="float" office:value="733207629145.897" calcext:value-type="float">
            <text:p>733207629145.897</text:p>
          </table:table-cell>
          <table:table-cell table:formula="of:=(2*PI( )*[.C277]*[.C277]*[.A277]) / (POWER([.E277];5) * (EXP( ([.A277]*[.C277])/([.E277]*[.B277]*3607.08748252358) )  -1))" office:value-type="float" office:value="720841123565.583" calcext:value-type="float">
            <text:p>720841123565.583</text:p>
          </table:table-cell>
          <table:table-cell table:formula="of:=(2*PI( )*[.C277]*[.C277]*[.A277]) / (POWER([.E277];5) * (EXP( ([.A277]*[.C277])/([.E277]*[.B277]*3491.3099269129) )  -1))" office:value-type="float" office:value="677340588391.841" calcext:value-type="float">
            <text:p>677340588391.841</text:p>
          </table:table-cell>
          <table:table-cell table:formula="of:=(2*PI( )*[.C277]*[.C277]*[.A277]) / (POWER([.E277];5) * (EXP( ([.A277]*[.C277])/([.E277]*[.B277]*3603.83918136312) )  -1))" office:value-type="float" office:value="719614026301.413" calcext:value-type="float">
            <text:p>719614026301.413</text:p>
          </table:table-cell>
          <table:table-cell table:formula="of:=(2*PI( )*[.C277]*[.C277]*[.A277]) / (POWER([.E277];5) * (EXP( ([.A277]*[.C277])/([.E277]*[.B277]*5529.53658708751) )  -1))" office:value-type="float" office:value="1491535721935.04" calcext:value-type="float">
            <text:p>1491535721935.04</text:p>
          </table:table-cell>
          <table:table-cell table:formula="of:=(2*PI( )*[.C277]*[.C277]*[.A277]) / (POWER([.E277];5) * (EXP( ([.A277]*[.C277])/([.E277]*[.B277]*3545.8658661559) )  -1))" office:value-type="float" office:value="697777199285.656" calcext:value-type="float">
            <text:p>697777199285.656</text:p>
          </table:table-cell>
          <table:table-cell table:formula="of:=(2*PI( )*[.C277]*[.C277]*[.A277]) / (POWER([.E277];5) * (EXP( ([.A277]*[.C277])/([.E277]*[.B277]*3909.75687519039) )  -1))" office:value-type="float" office:value="836700916553.502" calcext:value-type="float">
            <text:p>836700916553.502</text:p>
          </table:table-cell>
          <table:table-cell table:formula="of:=(2*PI( )*[.C277]*[.C277]*[.A277]) / (POWER([.E277];5) * (EXP( ([.A277]*[.C277])/([.E277]*[.B277]*3653.20966006719) )  -1))" office:value-type="float" office:value="738304216276.949" calcext:value-type="float">
            <text:p>738304216276.949</text:p>
          </table:table-cell>
          <table:table-cell table:formula="of:=(2*PI( )*[.C277]*[.C277]*[.A277]) / (POWER([.E277];5) * (EXP( ([.A277]*[.C277])/([.E277]*[.B277]*3523.91077015782) )  -1))" office:value-type="float" office:value="689539407246.848" calcext:value-type="float">
            <text:p>689539407246.848</text:p>
          </table:table-cell>
          <table:table-cell table:formula="of:=(2*PI( )*[.C277]*[.C277]*[.A277]) / (POWER([.E277];5) * (EXP( ([.A277]*[.C277])/([.E277]*[.B277]*3496.76346007464) )  -1))" office:value-type="float" office:value="679378419244.77" calcext:value-type="float">
            <text:p>679378419244.77</text:p>
          </table:table-cell>
          <table:table-cell table:formula="of:=(2*PI( )*[.C277]*[.C277]*[.A277]) / (POWER([.E277];5) * (EXP( ([.A277]*[.C277])/([.E277]*[.B277]*3605.05658350185) )  -1))" office:value-type="float" office:value="720073875646.425" calcext:value-type="float">
            <text:p>720073875646.42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7700" calcext:value-type="float">
            <text:p>27700</text:p>
          </table:table-cell>
          <table:table-cell table:formula="of:=[.D278]*POWER(10;-10)" office:value-type="float" office:value="0.00000277" calcext:value-type="float">
            <text:p>2.77E-06</text:p>
          </table:table-cell>
          <table:table-cell table:formula="of:=3.74192050507746E-016 / (POWER([.E278];5) * ((EXP( 1.9864748E-025 /([.E278]*1.381E-023 *3567.04712188114) )  -1)))" office:value-type="float" office:value="697874408011.556" calcext:value-type="float">
            <text:p>697874408011.556</text:p>
          </table:table-cell>
          <table:table-cell table:formula="of:=(2*PI( )*[.C278]*[.C278]*[.A278]) / (POWER([.E278];5) * (EXP( ([.A278]*[.C278])/([.E278]*[.B278]*3639.76900396354) )  -1))" office:value-type="float" office:value="724978996091.32" calcext:value-type="float">
            <text:p>724978996091.32</text:p>
          </table:table-cell>
          <table:table-cell table:formula="of:=(2*PI( )*[.C278]*[.C278]*[.A278]) / (POWER([.E278];5) * (EXP( ([.A278]*[.C278])/([.E278]*[.B278]*3607.08748252358) )  -1))" office:value-type="float" office:value="712775445502.947" calcext:value-type="float">
            <text:p>712775445502.947</text:p>
          </table:table-cell>
          <table:table-cell table:formula="of:=(2*PI( )*[.C278]*[.C278]*[.A278]) / (POWER([.E278];5) * (EXP( ([.A278]*[.C278])/([.E278]*[.B278]*3491.3099269129) )  -1))" office:value-type="float" office:value="669846005660.116" calcext:value-type="float">
            <text:p>669846005660.116</text:p>
          </table:table-cell>
          <table:table-cell table:formula="of:=(2*PI( )*[.C278]*[.C278]*[.A278]) / (POWER([.E278];5) * (EXP( ([.A278]*[.C278])/([.E278]*[.B278]*3603.83918136312) )  -1))" office:value-type="float" office:value="711564503808.617" calcext:value-type="float">
            <text:p>711564503808.617</text:p>
          </table:table-cell>
          <table:table-cell table:formula="of:=(2*PI( )*[.C278]*[.C278]*[.A278]) / (POWER([.E278];5) * (EXP( ([.A278]*[.C278])/([.E278]*[.B278]*5529.53658708751) )  -1))" office:value-type="float" office:value="1473004117204.72" calcext:value-type="float">
            <text:p>1473004117204.72</text:p>
          </table:table-cell>
          <table:table-cell table:formula="of:=(2*PI( )*[.C278]*[.C278]*[.A278]) / (POWER([.E278];5) * (EXP( ([.A278]*[.C278])/([.E278]*[.B278]*3545.8658661559) )  -1))" office:value-type="float" office:value="690014737396.683" calcext:value-type="float">
            <text:p>690014737396.683</text:p>
          </table:table-cell>
          <table:table-cell table:formula="of:=(2*PI( )*[.C278]*[.C278]*[.A278]) / (POWER([.E278];5) * (EXP( ([.A278]*[.C278])/([.E278]*[.B278]*3909.75687519039) )  -1))" office:value-type="float" office:value="827099288016.113" calcext:value-type="float">
            <text:p>827099288016.113</text:p>
          </table:table-cell>
          <table:table-cell table:formula="of:=(2*PI( )*[.C278]*[.C278]*[.A278]) / (POWER([.E278];5) * (EXP( ([.A278]*[.C278])/([.E278]*[.B278]*3653.20966006719) )  -1))" office:value-type="float" office:value="730008351002.523" calcext:value-type="float">
            <text:p>730008351002.523</text:p>
          </table:table-cell>
          <table:table-cell table:formula="of:=(2*PI( )*[.C278]*[.C278]*[.A278]) / (POWER([.E278];5) * (EXP( ([.A278]*[.C278])/([.E278]*[.B278]*3523.91077015782) )  -1))" office:value-type="float" office:value="681885017048.759" calcext:value-type="float">
            <text:p>681885017048.759</text:p>
          </table:table-cell>
          <table:table-cell table:formula="of:=(2*PI( )*[.C278]*[.C278]*[.A278]) / (POWER([.E278];5) * (EXP( ([.A278]*[.C278])/([.E278]*[.B278]*3496.76346007464) )  -1))" office:value-type="float" office:value="671857159743.553" calcext:value-type="float">
            <text:p>671857159743.553</text:p>
          </table:table-cell>
          <table:table-cell table:formula="of:=(2*PI( )*[.C278]*[.C278]*[.A278]) / (POWER([.E278];5) * (EXP( ([.A278]*[.C278])/([.E278]*[.B278]*3605.05658350185) )  -1))" office:value-type="float" office:value="712018299224.451" calcext:value-type="float">
            <text:p>712018299224.45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7800" calcext:value-type="float">
            <text:p>27800</text:p>
          </table:table-cell>
          <table:table-cell table:formula="of:=[.D279]*POWER(10;-10)" office:value-type="float" office:value="0.00000278" calcext:value-type="float">
            <text:p>2.78E-06</text:p>
          </table:table-cell>
          <table:table-cell table:formula="of:=3.74192050507746E-016 / (POWER([.E279];5) * ((EXP( 1.9864748E-025 /([.E279]*1.381E-023 *3567.04712188114) )  -1)))" office:value-type="float" office:value="690113422147.442" calcext:value-type="float">
            <text:p>690113422147.442</text:p>
          </table:table-cell>
          <table:table-cell table:formula="of:=(2*PI( )*[.C279]*[.C279]*[.A279]) / (POWER([.E279];5) * (EXP( ([.A279]*[.C279])/([.E279]*[.B279]*3639.76900396354) )  -1))" office:value-type="float" office:value="716862250014.217" calcext:value-type="float">
            <text:p>716862250014.217</text:p>
          </table:table-cell>
          <table:table-cell table:formula="of:=(2*PI( )*[.C279]*[.C279]*[.A279]) / (POWER([.E279];5) * (EXP( ([.A279]*[.C279])/([.E279]*[.B279]*3607.08748252358) )  -1))" office:value-type="float" office:value="704819031900.519" calcext:value-type="float">
            <text:p>704819031900.519</text:p>
          </table:table-cell>
          <table:table-cell table:formula="of:=(2*PI( )*[.C279]*[.C279]*[.A279]) / (POWER([.E279];5) * (EXP( ([.A279]*[.C279])/([.E279]*[.B279]*3491.3099269129) )  -1))" office:value-type="float" office:value="662451539426.748" calcext:value-type="float">
            <text:p>662451539426.748</text:p>
          </table:table-cell>
          <table:table-cell table:formula="of:=(2*PI( )*[.C279]*[.C279]*[.A279]) / (POWER([.E279];5) * (EXP( ([.A279]*[.C279])/([.E279]*[.B279]*3603.83918136312) )  -1))" office:value-type="float" office:value="703623986062.151" calcext:value-type="float">
            <text:p>703623986062.151</text:p>
          </table:table-cell>
          <table:table-cell table:formula="of:=(2*PI( )*[.C279]*[.C279]*[.A279]) / (POWER([.E279];5) * (EXP( ([.A279]*[.C279])/([.E279]*[.B279]*5529.53658708751) )  -1))" office:value-type="float" office:value="1454756710236.82" calcext:value-type="float">
            <text:p>1454756710236.82</text:p>
          </table:table-cell>
          <table:table-cell table:formula="of:=(2*PI( )*[.C279]*[.C279]*[.A279]) / (POWER([.E279];5) * (EXP( ([.A279]*[.C279])/([.E279]*[.B279]*3545.8658661559) )  -1))" office:value-type="float" office:value="682356674386.183" calcext:value-type="float">
            <text:p>682356674386.183</text:p>
          </table:table-cell>
          <table:table-cell table:formula="of:=(2*PI( )*[.C279]*[.C279]*[.A279]) / (POWER([.E279];5) * (EXP( ([.A279]*[.C279])/([.E279]*[.B279]*3909.75687519039) )  -1))" office:value-type="float" office:value="817631832378.223" calcext:value-type="float">
            <text:p>817631832378.223</text:p>
          </table:table-cell>
          <table:table-cell table:formula="of:=(2*PI( )*[.C279]*[.C279]*[.A279]) / (POWER([.E279];5) * (EXP( ([.A279]*[.C279])/([.E279]*[.B279]*3653.20966006719) )  -1))" office:value-type="float" office:value="721825456212.936" calcext:value-type="float">
            <text:p>721825456212.936</text:p>
          </table:table-cell>
          <table:table-cell table:formula="of:=(2*PI( )*[.C279]*[.C279]*[.A279]) / (POWER([.E279];5) * (EXP( ([.A279]*[.C279])/([.E279]*[.B279]*3523.91077015782) )  -1))" office:value-type="float" office:value="674333296194.25" calcext:value-type="float">
            <text:p>674333296194.25</text:p>
          </table:table-cell>
          <table:table-cell table:formula="of:=(2*PI( )*[.C279]*[.C279]*[.A279]) / (POWER([.E279];5) * (EXP( ([.A279]*[.C279])/([.E279]*[.B279]*3496.76346007464) )  -1))" office:value-type="float" office:value="664436442496.98" calcext:value-type="float">
            <text:p>664436442496.98</text:p>
          </table:table-cell>
          <table:table-cell table:formula="of:=(2*PI( )*[.C279]*[.C279]*[.A279]) / (POWER([.E279];5) * (EXP( ([.A279]*[.C279])/([.E279]*[.B279]*3605.05658350185) )  -1))" office:value-type="float" office:value="704071824864.515" calcext:value-type="float">
            <text:p>704071824864.51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7900" calcext:value-type="float">
            <text:p>27900</text:p>
          </table:table-cell>
          <table:table-cell table:formula="of:=[.D280]*POWER(10;-10)" office:value-type="float" office:value="0.00000279" calcext:value-type="float">
            <text:p>2.79E-06</text:p>
          </table:table-cell>
          <table:table-cell table:formula="of:=3.74192050507746E-016 / (POWER([.E280];5) * ((EXP( 1.9864748E-025 /([.E280]*1.381E-023 *3567.04712188114) )  -1)))" office:value-type="float" office:value="682456866489.528" calcext:value-type="float">
            <text:p>682456866489.528</text:p>
          </table:table-cell>
          <table:table-cell table:formula="of:=(2*PI( )*[.C280]*[.C280]*[.A280]) / (POWER([.E280];5) * (EXP( ([.A280]*[.C280])/([.E280]*[.B280]*3639.76900396354) )  -1))" office:value-type="float" office:value="708855636669.531" calcext:value-type="float">
            <text:p>708855636669.531</text:p>
          </table:table-cell>
          <table:table-cell table:formula="of:=(2*PI( )*[.C280]*[.C280]*[.A280]) / (POWER([.E280];5) * (EXP( ([.A280]*[.C280])/([.E280]*[.B280]*3607.08748252358) )  -1))" office:value-type="float" office:value="696970177890.361" calcext:value-type="float">
            <text:p>696970177890.361</text:p>
          </table:table-cell>
          <table:table-cell table:formula="of:=(2*PI( )*[.C280]*[.C280]*[.A280]) / (POWER([.E280];5) * (EXP( ([.A280]*[.C280])/([.E280]*[.B280]*3491.3099269129) )  -1))" office:value-type="float" office:value="655155656048.498" calcext:value-type="float">
            <text:p>655155656048.498</text:p>
          </table:table-cell>
          <table:table-cell table:formula="of:=(2*PI( )*[.C280]*[.C280]*[.A280]) / (POWER([.E280];5) * (EXP( ([.A280]*[.C280])/([.E280]*[.B280]*3603.83918136312) )  -1))" office:value-type="float" office:value="695790773077.234" calcext:value-type="float">
            <text:p>695790773077.234</text:p>
          </table:table-cell>
          <table:table-cell table:formula="of:=(2*PI( )*[.C280]*[.C280]*[.A280]) / (POWER([.E280];5) * (EXP( ([.A280]*[.C280])/([.E280]*[.B280]*5529.53658708751) )  -1))" office:value-type="float" office:value="1436788343494.96" calcext:value-type="float">
            <text:p>1436788343494.96</text:p>
          </table:table-cell>
          <table:table-cell table:formula="of:=(2*PI( )*[.C280]*[.C280]*[.A280]) / (POWER([.E280];5) * (EXP( ([.A280]*[.C280])/([.E280]*[.B280]*3545.8658661559) )  -1))" office:value-type="float" office:value="674801396659.557" calcext:value-type="float">
            <text:p>674801396659.557</text:p>
          </table:table-cell>
          <table:table-cell table:formula="of:=(2*PI( )*[.C280]*[.C280]*[.A280]) / (POWER([.E280];5) * (EXP( ([.A280]*[.C280])/([.E280]*[.B280]*3909.75687519039) )  -1))" office:value-type="float" office:value="808296371266.138" calcext:value-type="float">
            <text:p>808296371266.138</text:p>
          </table:table-cell>
          <table:table-cell table:formula="of:=(2*PI( )*[.C280]*[.C280]*[.A280]) / (POWER([.E280];5) * (EXP( ([.A280]*[.C280])/([.E280]*[.B280]*3653.20966006719) )  -1))" office:value-type="float" office:value="713753757227.004" calcext:value-type="float">
            <text:p>713753757227.004</text:p>
          </table:table-cell>
          <table:table-cell table:formula="of:=(2*PI( )*[.C280]*[.C280]*[.A280]) / (POWER([.E280];5) * (EXP( ([.A280]*[.C280])/([.E280]*[.B280]*3523.91077015782) )  -1))" office:value-type="float" office:value="666882663423.204" calcext:value-type="float">
            <text:p>666882663423.204</text:p>
          </table:table-cell>
          <table:table-cell table:formula="of:=(2*PI( )*[.C280]*[.C280]*[.A280]) / (POWER([.E280];5) * (EXP( ([.A280]*[.C280])/([.E280]*[.B280]*3496.76346007464) )  -1))" office:value-type="float" office:value="657114725929.663" calcext:value-type="float">
            <text:p>657114725929.663</text:p>
          </table:table-cell>
          <table:table-cell table:formula="of:=(2*PI( )*[.C280]*[.C280]*[.A280]) / (POWER([.E280];5) * (EXP( ([.A280]*[.C280])/([.E280]*[.B280]*3605.05658350185) )  -1))" office:value-type="float" office:value="696232750752.246" calcext:value-type="float">
            <text:p>696232750752.24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8000" calcext:value-type="float">
            <text:p>28000</text:p>
          </table:table-cell>
          <table:table-cell table:formula="of:=[.D281]*POWER(10;-10)" office:value-type="float" office:value="0.0000028" calcext:value-type="float">
            <text:p>2.8E-06</text:p>
          </table:table-cell>
          <table:table-cell table:formula="of:=3.74192050507746E-016 / (POWER([.E281];5) * ((EXP( 1.9864748E-025 /([.E281]*1.381E-023 *3567.04712188114) )  -1)))" office:value-type="float" office:value="674903124106.973" calcext:value-type="float">
            <text:p>674903124106.973</text:p>
          </table:table-cell>
          <table:table-cell table:formula="of:=(2*PI( )*[.C281]*[.C281]*[.A281]) / (POWER([.E281];5) * (EXP( ([.A281]*[.C281])/([.E281]*[.B281]*3639.76900396354) )  -1))" office:value-type="float" office:value="700957432198.835" calcext:value-type="float">
            <text:p>700957432198.835</text:p>
          </table:table-cell>
          <table:table-cell table:formula="of:=(2*PI( )*[.C281]*[.C281]*[.A281]) / (POWER([.E281];5) * (EXP( ([.A281]*[.C281])/([.E281]*[.B281]*3607.08748252358) )  -1))" office:value-type="float" office:value="689227207937.171" calcext:value-type="float">
            <text:p>689227207937.171</text:p>
          </table:table-cell>
          <table:table-cell table:formula="of:=(2*PI( )*[.C281]*[.C281]*[.A281]) / (POWER([.E281];5) * (EXP( ([.A281]*[.C281])/([.E281]*[.B281]*3491.3099269129) )  -1))" office:value-type="float" office:value="647956847587.195" calcext:value-type="float">
            <text:p>647956847587.195</text:p>
          </table:table-cell>
          <table:table-cell table:formula="of:=(2*PI( )*[.C281]*[.C281]*[.A281]) / (POWER([.E281];5) * (EXP( ([.A281]*[.C281])/([.E281]*[.B281]*3603.83918136312) )  -1))" office:value-type="float" office:value="688063194097.668" calcext:value-type="float">
            <text:p>688063194097.668</text:p>
          </table:table-cell>
          <table:table-cell table:formula="of:=(2*PI( )*[.C281]*[.C281]*[.A281]) / (POWER([.E281];5) * (EXP( ([.A281]*[.C281])/([.E281]*[.B281]*5529.53658708751) )  -1))" office:value-type="float" office:value="1419093966935.97" calcext:value-type="float">
            <text:p>1419093966935.97</text:p>
          </table:table-cell>
          <table:table-cell table:formula="of:=(2*PI( )*[.C281]*[.C281]*[.A281]) / (POWER([.E281];5) * (EXP( ([.A281]*[.C281])/([.E281]*[.B281]*3545.8658661559) )  -1))" office:value-type="float" office:value="667347318015.635" calcext:value-type="float">
            <text:p>667347318015.635</text:p>
          </table:table-cell>
          <table:table-cell table:formula="of:=(2*PI( )*[.C281]*[.C281]*[.A281]) / (POWER([.E281];5) * (EXP( ([.A281]*[.C281])/([.E281]*[.B281]*3909.75687519039) )  -1))" office:value-type="float" office:value="799090765869.713" calcext:value-type="float">
            <text:p>799090765869.713</text:p>
          </table:table-cell>
          <table:table-cell table:formula="of:=(2*PI( )*[.C281]*[.C281]*[.A281]) / (POWER([.E281];5) * (EXP( ([.A281]*[.C281])/([.E281]*[.B281]*3653.20966006719) )  -1))" office:value-type="float" office:value="705791510187.36" calcext:value-type="float">
            <text:p>705791510187.36</text:p>
          </table:table-cell>
          <table:table-cell table:formula="of:=(2*PI( )*[.C281]*[.C281]*[.A281]) / (POWER([.E281];5) * (EXP( ([.A281]*[.C281])/([.E281]*[.B281]*3523.91077015782) )  -1))" office:value-type="float" office:value="659531564184.917" calcext:value-type="float">
            <text:p>659531564184.917</text:p>
          </table:table-cell>
          <table:table-cell table:formula="of:=(2*PI( )*[.C281]*[.C281]*[.A281]) / (POWER([.E281];5) * (EXP( ([.A281]*[.C281])/([.E281]*[.B281]*3496.76346007464) )  -1))" office:value-type="float" office:value="649890494338.341" calcext:value-type="float">
            <text:p>649890494338.341</text:p>
          </table:table-cell>
          <table:table-cell table:formula="of:=(2*PI( )*[.C281]*[.C281]*[.A281]) / (POWER([.E281];5) * (EXP( ([.A281]*[.C281])/([.E281]*[.B281]*3605.05658350185) )  -1))" office:value-type="float" office:value="688499404340.834" calcext:value-type="float">
            <text:p>688499404340.83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8100" calcext:value-type="float">
            <text:p>28100</text:p>
          </table:table-cell>
          <table:table-cell table:formula="of:=[.D282]*POWER(10;-10)" office:value-type="float" office:value="0.00000281" calcext:value-type="float">
            <text:p>2.81E-06</text:p>
          </table:table-cell>
          <table:table-cell table:formula="of:=3.74192050507746E-016 / (POWER([.E282];5) * ((EXP( 1.9864748E-025 /([.E282]*1.381E-023 *3567.04712188114) )  -1)))" office:value-type="float" office:value="667450605628.797" calcext:value-type="float">
            <text:p>667450605628.797</text:p>
          </table:table-cell>
          <table:table-cell table:formula="of:=(2*PI( )*[.C282]*[.C282]*[.A282]) / (POWER([.E282];5) * (EXP( ([.A282]*[.C282])/([.E282]*[.B282]*3639.76900396354) )  -1))" office:value-type="float" office:value="693165942576.341" calcext:value-type="float">
            <text:p>693165942576.341</text:p>
          </table:table-cell>
          <table:table-cell table:formula="of:=(2*PI( )*[.C282]*[.C282]*[.A282]) / (POWER([.E282];5) * (EXP( ([.A282]*[.C282])/([.E282]*[.B282]*3607.08748252358) )  -1))" office:value-type="float" office:value="681588475309.156" calcext:value-type="float">
            <text:p>681588475309.156</text:p>
          </table:table-cell>
          <table:table-cell table:formula="of:=(2*PI( )*[.C282]*[.C282]*[.A282]) / (POWER([.E282];5) * (EXP( ([.A282]*[.C282])/([.E282]*[.B282]*3491.3099269129) )  -1))" office:value-type="float" office:value="640853631365.344" calcext:value-type="float">
            <text:p>640853631365.344</text:p>
          </table:table-cell>
          <table:table-cell table:formula="of:=(2*PI( )*[.C282]*[.C282]*[.A282]) / (POWER([.E282];5) * (EXP( ([.A282]*[.C282])/([.E282]*[.B282]*3603.83918136312) )  -1))" office:value-type="float" office:value="680439607069.166" calcext:value-type="float">
            <text:p>680439607069.166</text:p>
          </table:table-cell>
          <table:table-cell table:formula="of:=(2*PI( )*[.C282]*[.C282]*[.A282]) / (POWER([.E282];5) * (EXP( ([.A282]*[.C282])/([.E282]*[.B282]*5529.53658708751) )  -1))" office:value-type="float" office:value="1401668635495.28" calcext:value-type="float">
            <text:p>1401668635495.28</text:p>
          </table:table-cell>
          <table:table-cell table:formula="of:=(2*PI( )*[.C282]*[.C282]*[.A282]) / (POWER([.E282];5) * (EXP( ([.A282]*[.C282])/([.E282]*[.B282]*3545.8658661559) )  -1))" office:value-type="float" office:value="659992879163.01" calcext:value-type="float">
            <text:p>659992879163.01</text:p>
          </table:table-cell>
          <table:table-cell table:formula="of:=(2*PI( )*[.C282]*[.C282]*[.A282]) / (POWER([.E282];5) * (EXP( ([.A282]*[.C282])/([.E282]*[.B282]*3909.75687519039) )  -1))" office:value-type="float" office:value="790012916168.094" calcext:value-type="float">
            <text:p>790012916168.094</text:p>
          </table:table-cell>
          <table:table-cell table:formula="of:=(2*PI( )*[.C282]*[.C282]*[.A282]) / (POWER([.E282];5) * (EXP( ([.A282]*[.C282])/([.E282]*[.B282]*3653.20966006719) )  -1))" office:value-type="float" office:value="697937001496.136" calcext:value-type="float">
            <text:p>697937001496.136</text:p>
          </table:table-cell>
          <table:table-cell table:formula="of:=(2*PI( )*[.C282]*[.C282]*[.A282]) / (POWER([.E282];5) * (EXP( ([.A282]*[.C282])/([.E282]*[.B282]*3523.91077015782) )  -1))" office:value-type="float" office:value="652278470170.381" calcext:value-type="float">
            <text:p>652278470170.381</text:p>
          </table:table-cell>
          <table:table-cell table:formula="of:=(2*PI( )*[.C282]*[.C282]*[.A282]) / (POWER([.E282];5) * (EXP( ([.A282]*[.C282])/([.E282]*[.B282]*3496.76346007464) )  -1))" office:value-type="float" office:value="642762257443.612" calcext:value-type="float">
            <text:p>642762257443.612</text:p>
          </table:table-cell>
          <table:table-cell table:formula="of:=(2*PI( )*[.C282]*[.C282]*[.A282]) / (POWER([.E282];5) * (EXP( ([.A282]*[.C282])/([.E282]*[.B282]*3605.05658350185) )  -1))" office:value-type="float" office:value="680870141823.447" calcext:value-type="float">
            <text:p>680870141823.44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8200" calcext:value-type="float">
            <text:p>28200</text:p>
          </table:table-cell>
          <table:table-cell table:formula="of:=[.D283]*POWER(10;-10)" office:value-type="float" office:value="0.00000282" calcext:value-type="float">
            <text:p>2.82E-06</text:p>
          </table:table-cell>
          <table:table-cell table:formula="of:=3.74192050507746E-016 / (POWER([.E283];5) * ((EXP( 1.9864748E-025 /([.E283]*1.381E-023 *3567.04712188114) )  -1)))" office:value-type="float" office:value="660097748753.074" calcext:value-type="float">
            <text:p>660097748753.074</text:p>
          </table:table-cell>
          <table:table-cell table:formula="of:=(2*PI( )*[.C283]*[.C283]*[.A283]) / (POWER([.E283];5) * (EXP( ([.A283]*[.C283])/([.E283]*[.B283]*3639.76900396354) )  -1))" office:value-type="float" office:value="685479503064.727" calcext:value-type="float">
            <text:p>685479503064.727</text:p>
          </table:table-cell>
          <table:table-cell table:formula="of:=(2*PI( )*[.C283]*[.C283]*[.A283]) / (POWER([.E283];5) * (EXP( ([.A283]*[.C283])/([.E283]*[.B283]*3607.08748252358) )  -1))" office:value-type="float" office:value="674052361558.087" calcext:value-type="float">
            <text:p>674052361558.087</text:p>
          </table:table-cell>
          <table:table-cell table:formula="of:=(2*PI( )*[.C283]*[.C283]*[.A283]) / (POWER([.E283];5) * (EXP( ([.A283]*[.C283])/([.E283]*[.B283]*3491.3099269129) )  -1))" office:value-type="float" office:value="633844549528.788" calcext:value-type="float">
            <text:p>633844549528.788</text:p>
          </table:table-cell>
          <table:table-cell table:formula="of:=(2*PI( )*[.C283]*[.C283]*[.A283]) / (POWER([.E283];5) * (EXP( ([.A283]*[.C283])/([.E283]*[.B283]*3603.83918136312) )  -1))" office:value-type="float" office:value="672918398121.782" calcext:value-type="float">
            <text:p>672918398121.782</text:p>
          </table:table-cell>
          <table:table-cell table:formula="of:=(2*PI( )*[.C283]*[.C283]*[.A283]) / (POWER([.E283];5) * (EXP( ([.A283]*[.C283])/([.E283]*[.B283]*5529.53658708751) )  -1))" office:value-type="float" office:value="1384507506637.22" calcext:value-type="float">
            <text:p>1384507506637.22</text:p>
          </table:table-cell>
          <table:table-cell table:formula="of:=(2*PI( )*[.C283]*[.C283]*[.A283]) / (POWER([.E283];5) * (EXP( ([.A283]*[.C283])/([.E283]*[.B283]*3545.8658661559) )  -1))" office:value-type="float" office:value="652736547244.414" calcext:value-type="float">
            <text:p>652736547244.414</text:p>
          </table:table-cell>
          <table:table-cell table:formula="of:=(2*PI( )*[.C283]*[.C283]*[.A283]) / (POWER([.E283];5) * (EXP( ([.A283]*[.C283])/([.E283]*[.B283]*3909.75687519039) )  -1))" office:value-type="float" office:value="781060760170.988" calcext:value-type="float">
            <text:p>781060760170.988</text:p>
          </table:table-cell>
          <table:table-cell table:formula="of:=(2*PI( )*[.C283]*[.C283]*[.A283]) / (POWER([.E283];5) * (EXP( ([.A283]*[.C283])/([.E283]*[.B283]*3653.20966006719) )  -1))" office:value-type="float" office:value="690188547260.692" calcext:value-type="float">
            <text:p>690188547260.692</text:p>
          </table:table-cell>
          <table:table-cell table:formula="of:=(2*PI( )*[.C283]*[.C283]*[.A283]) / (POWER([.E283];5) * (EXP( ([.A283]*[.C283])/([.E283]*[.B283]*3523.91077015782) )  -1))" office:value-type="float" office:value="645121878852.197" calcext:value-type="float">
            <text:p>645121878852.197</text:p>
          </table:table-cell>
          <table:table-cell table:formula="of:=(2*PI( )*[.C283]*[.C283]*[.A283]) / (POWER([.E283];5) * (EXP( ([.A283]*[.C283])/([.E283]*[.B283]*3496.76346007464) )  -1))" office:value-type="float" office:value="635728549948.82" calcext:value-type="float">
            <text:p>635728549948.82</text:p>
          </table:table-cell>
          <table:table-cell table:formula="of:=(2*PI( )*[.C283]*[.C283]*[.A283]) / (POWER([.E283];5) * (EXP( ([.A283]*[.C283])/([.E283]*[.B283]*3605.05658350185) )  -1))" office:value-type="float" office:value="673343347614.763" calcext:value-type="float">
            <text:p>673343347614.76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8300" calcext:value-type="float">
            <text:p>28300</text:p>
          </table:table-cell>
          <table:table-cell table:formula="of:=[.D284]*POWER(10;-10)" office:value-type="float" office:value="0.00000283" calcext:value-type="float">
            <text:p>2.83E-06</text:p>
          </table:table-cell>
          <table:table-cell table:formula="of:=3.74192050507746E-016 / (POWER([.E284];5) * ((EXP( 1.9864748E-025 /([.E284]*1.381E-023 *3567.04712188114) )  -1)))" office:value-type="float" office:value="652843017764.45" calcext:value-type="float">
            <text:p>652843017764.45</text:p>
          </table:table-cell>
          <table:table-cell table:formula="of:=(2*PI( )*[.C284]*[.C284]*[.A284]) / (POWER([.E284];5) * (EXP( ([.A284]*[.C284])/([.E284]*[.B284]*3639.76900396354) )  -1))" office:value-type="float" office:value="677896477680.62" calcext:value-type="float">
            <text:p>677896477680.62</text:p>
          </table:table-cell>
          <table:table-cell table:formula="of:=(2*PI( )*[.C284]*[.C284]*[.A284]) / (POWER([.E284];5) * (EXP( ([.A284]*[.C284])/([.E284]*[.B284]*3607.08748252358) )  -1))" office:value-type="float" office:value="666617276008.396" calcext:value-type="float">
            <text:p>666617276008.396</text:p>
          </table:table-cell>
          <table:table-cell table:formula="of:=(2*PI( )*[.C284]*[.C284]*[.A284]) / (POWER([.E284];5) * (EXP( ([.A284]*[.C284])/([.E284]*[.B284]*3491.3099269129) )  -1))" office:value-type="float" office:value="626928168616.34" calcext:value-type="float">
            <text:p>626928168616.34</text:p>
          </table:table-cell>
          <table:table-cell table:formula="of:=(2*PI( )*[.C284]*[.C284]*[.A284]) / (POWER([.E284];5) * (EXP( ([.A284]*[.C284])/([.E284]*[.B284]*3603.83918136312) )  -1))" office:value-type="float" office:value="665497981061.347" calcext:value-type="float">
            <text:p>665497981061.347</text:p>
          </table:table-cell>
          <table:table-cell table:formula="of:=(2*PI( )*[.C284]*[.C284]*[.A284]) / (POWER([.E284];5) * (EXP( ([.A284]*[.C284])/([.E284]*[.B284]*5529.53658708751) )  -1))" office:value-type="float" office:value="1367605837968.12" calcext:value-type="float">
            <text:p>1367605837968.12</text:p>
          </table:table-cell>
          <table:table-cell table:formula="of:=(2*PI( )*[.C284]*[.C284]*[.A284]) / (POWER([.E284];5) * (EXP( ([.A284]*[.C284])/([.E284]*[.B284]*3545.8658661559) )  -1))" office:value-type="float" office:value="645576815369.014" calcext:value-type="float">
            <text:p>645576815369.014</text:p>
          </table:table-cell>
          <table:table-cell table:formula="of:=(2*PI( )*[.C284]*[.C284]*[.A284]) / (POWER([.E284];5) * (EXP( ([.A284]*[.C284])/([.E284]*[.B284]*3909.75687519039) )  -1))" office:value-type="float" office:value="772232273175.201" calcext:value-type="float">
            <text:p>772232273175.201</text:p>
          </table:table-cell>
          <table:table-cell table:formula="of:=(2*PI( )*[.C284]*[.C284]*[.A284]) / (POWER([.E284];5) * (EXP( ([.A284]*[.C284])/([.E284]*[.B284]*3653.20966006719) )  -1))" office:value-type="float" office:value="682544492749.297" calcext:value-type="float">
            <text:p>682544492749.297</text:p>
          </table:table-cell>
          <table:table-cell table:formula="of:=(2*PI( )*[.C284]*[.C284]*[.A284]) / (POWER([.E284];5) * (EXP( ([.A284]*[.C284])/([.E284]*[.B284]*3523.91077015782) )  -1))" office:value-type="float" office:value="638060313032.042" calcext:value-type="float">
            <text:p>638060313032.042</text:p>
          </table:table-cell>
          <table:table-cell table:formula="of:=(2*PI( )*[.C284]*[.C284]*[.A284]) / (POWER([.E284];5) * (EXP( ([.A284]*[.C284])/([.E284]*[.B284]*3496.76346007464) )  -1))" office:value-type="float" office:value="628787931106.008" calcext:value-type="float">
            <text:p>628787931106.008</text:p>
          </table:table-cell>
          <table:table-cell table:formula="of:=(2*PI( )*[.C284]*[.C284]*[.A284]) / (POWER([.E284];5) * (EXP( ([.A284]*[.C284])/([.E284]*[.B284]*3605.05658350185) )  -1))" office:value-type="float" office:value="665917433841.538" calcext:value-type="float">
            <text:p>665917433841.53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8400" calcext:value-type="float">
            <text:p>28400</text:p>
          </table:table-cell>
          <table:table-cell table:formula="of:=[.D285]*POWER(10;-10)" office:value-type="float" office:value="0.00000284" calcext:value-type="float">
            <text:p>2.84E-06</text:p>
          </table:table-cell>
          <table:table-cell table:formula="of:=3.74192050507746E-016 / (POWER([.E285];5) * ((EXP( 1.9864748E-025 /([.E285]*1.381E-023 *3567.04712188114) )  -1)))" office:value-type="float" office:value="645684903059.87" calcext:value-type="float">
            <text:p>645684903059.87</text:p>
          </table:table-cell>
          <table:table-cell table:formula="of:=(2*PI( )*[.C285]*[.C285]*[.A285]) / (POWER([.E285];5) * (EXP( ([.A285]*[.C285])/([.E285]*[.B285]*3639.76900396354) )  -1))" office:value-type="float" office:value="670415258669.632" calcext:value-type="float">
            <text:p>670415258669.632</text:p>
          </table:table-cell>
          <table:table-cell table:formula="of:=(2*PI( )*[.C285]*[.C285]*[.A285]) / (POWER([.E285];5) * (EXP( ([.A285]*[.C285])/([.E285]*[.B285]*3607.08748252358) )  -1))" office:value-type="float" office:value="659281655255.225" calcext:value-type="float">
            <text:p>659281655255.225</text:p>
          </table:table-cell>
          <table:table-cell table:formula="of:=(2*PI( )*[.C285]*[.C285]*[.A285]) / (POWER([.E285];5) * (EXP( ([.A285]*[.C285])/([.E285]*[.B285]*3491.3099269129) )  -1))" office:value-type="float" office:value="620103079136.348" calcext:value-type="float">
            <text:p>620103079136.348</text:p>
          </table:table-cell>
          <table:table-cell table:formula="of:=(2*PI( )*[.C285]*[.C285]*[.A285]) / (POWER([.E285];5) * (EXP( ([.A285]*[.C285])/([.E285]*[.B285]*3603.83918136312) )  -1))" office:value-type="float" office:value="658176796869.776" calcext:value-type="float">
            <text:p>658176796869.776</text:p>
          </table:table-cell>
          <table:table-cell table:formula="of:=(2*PI( )*[.C285]*[.C285]*[.A285]) / (POWER([.E285];5) * (EXP( ([.A285]*[.C285])/([.E285]*[.B285]*5529.53658708751) )  -1))" office:value-type="float" office:value="1350958984910.85" calcext:value-type="float">
            <text:p>1350958984910.85</text:p>
          </table:table-cell>
          <table:table-cell table:formula="of:=(2*PI( )*[.C285]*[.C285]*[.A285]) / (POWER([.E285];5) * (EXP( ([.A285]*[.C285])/([.E285]*[.B285]*3545.8658661559) )  -1))" office:value-type="float" office:value="638512202152.573" calcext:value-type="float">
            <text:p>638512202152.573</text:p>
          </table:table-cell>
          <table:table-cell table:formula="of:=(2*PI( )*[.C285]*[.C285]*[.A285]) / (POWER([.E285];5) * (EXP( ([.A285]*[.C285])/([.E285]*[.B285]*3909.75687519039) )  -1))" office:value-type="float" office:value="763525467036.127" calcext:value-type="float">
            <text:p>763525467036.127</text:p>
          </table:table-cell>
          <table:table-cell table:formula="of:=(2*PI( )*[.C285]*[.C285]*[.A285]) / (POWER([.E285];5) * (EXP( ([.A285]*[.C285])/([.E285]*[.B285]*3653.20966006719) )  -1))" office:value-type="float" office:value="675003211856.581" calcext:value-type="float">
            <text:p>675003211856.581</text:p>
          </table:table-cell>
          <table:table-cell table:formula="of:=(2*PI( )*[.C285]*[.C285]*[.A285]) / (POWER([.E285];5) * (EXP( ([.A285]*[.C285])/([.E285]*[.B285]*3523.91077015782) )  -1))" office:value-type="float" office:value="631092320395.598" calcext:value-type="float">
            <text:p>631092320395.598</text:p>
          </table:table-cell>
          <table:table-cell table:formula="of:=(2*PI( )*[.C285]*[.C285]*[.A285]) / (POWER([.E285];5) * (EXP( ([.A285]*[.C285])/([.E285]*[.B285]*3496.76346007464) )  -1))" office:value-type="float" office:value="621938984288.884" calcext:value-type="float">
            <text:p>621938984288.884</text:p>
          </table:table-cell>
          <table:table-cell table:formula="of:=(2*PI( )*[.C285]*[.C285]*[.A285]) / (POWER([.E285];5) * (EXP( ([.A285]*[.C285])/([.E285]*[.B285]*3605.05658350185) )  -1))" office:value-type="float" office:value="658590839842.057" calcext:value-type="float">
            <text:p>658590839842.057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8500" calcext:value-type="float">
            <text:p>28500</text:p>
          </table:table-cell>
          <table:table-cell table:formula="of:=[.D286]*POWER(10;-10)" office:value-type="float" office:value="0.00000285" calcext:value-type="float">
            <text:p>2.85E-06</text:p>
          </table:table-cell>
          <table:table-cell table:formula="of:=3.74192050507746E-016 / (POWER([.E286];5) * ((EXP( 1.9864748E-025 /([.E286]*1.381E-023 *3567.04712188114) )  -1)))" office:value-type="float" office:value="638621920682.443" calcext:value-type="float">
            <text:p>638621920682.443</text:p>
          </table:table-cell>
          <table:table-cell table:formula="of:=(2*PI( )*[.C286]*[.C286]*[.A286]) / (POWER([.E286];5) * (EXP( ([.A286]*[.C286])/([.E286]*[.B286]*3639.76900396354) )  -1))" office:value-type="float" office:value="663034265990.792" calcext:value-type="float">
            <text:p>663034265990.792</text:p>
          </table:table-cell>
          <table:table-cell table:formula="of:=(2*PI( )*[.C286]*[.C286]*[.A286]) / (POWER([.E286];5) * (EXP( ([.A286]*[.C286])/([.E286]*[.B286]*3607.08748252358) )  -1))" office:value-type="float" office:value="652043962671.286" calcext:value-type="float">
            <text:p>652043962671.286</text:p>
          </table:table-cell>
          <table:table-cell table:formula="of:=(2*PI( )*[.C286]*[.C286]*[.A286]) / (POWER([.E286];5) * (EXP( ([.A286]*[.C286])/([.E286]*[.B286]*3491.3099269129) )  -1))" office:value-type="float" office:value="613367895150.105" calcext:value-type="float">
            <text:p>613367895150.105</text:p>
          </table:table-cell>
          <table:table-cell table:formula="of:=(2*PI( )*[.C286]*[.C286]*[.A286]) / (POWER([.E286];5) * (EXP( ([.A286]*[.C286])/([.E286]*[.B286]*3603.83918136312) )  -1))" office:value-type="float" office:value="650953313214.143" calcext:value-type="float">
            <text:p>650953313214.143</text:p>
          </table:table-cell>
          <table:table-cell table:formula="of:=(2*PI( )*[.C286]*[.C286]*[.A286]) / (POWER([.E286];5) * (EXP( ([.A286]*[.C286])/([.E286]*[.B286]*5529.53658708751) )  -1))" office:value-type="float" office:value="1334562398438.62" calcext:value-type="float">
            <text:p>1334562398438.62</text:p>
          </table:table-cell>
          <table:table-cell table:formula="of:=(2*PI( )*[.C286]*[.C286]*[.A286]) / (POWER([.E286];5) * (EXP( ([.A286]*[.C286])/([.E286]*[.B286]*3545.8658661559) )  -1))" office:value-type="float" office:value="631541251265.365" calcext:value-type="float">
            <text:p>631541251265.365</text:p>
          </table:table-cell>
          <table:table-cell table:formula="of:=(2*PI( )*[.C286]*[.C286]*[.A286]) / (POWER([.E286];5) * (EXP( ([.A286]*[.C286])/([.E286]*[.B286]*3909.75687519039) )  -1))" office:value-type="float" office:value="754938389453.933" calcext:value-type="float">
            <text:p>754938389453.933</text:p>
          </table:table-cell>
          <table:table-cell table:formula="of:=(2*PI( )*[.C286]*[.C286]*[.A286]) / (POWER([.E286];5) * (EXP( ([.A286]*[.C286])/([.E286]*[.B286]*3653.20966006719) )  -1))" office:value-type="float" office:value="667563106578.649" calcext:value-type="float">
            <text:p>667563106578.649</text:p>
          </table:table-cell>
          <table:table-cell table:formula="of:=(2*PI( )*[.C286]*[.C286]*[.A286]) / (POWER([.E286];5) * (EXP( ([.A286]*[.C286])/([.E286]*[.B286]*3523.91077015782) )  -1))" office:value-type="float" office:value="624216473074.882" calcext:value-type="float">
            <text:p>624216473074.882</text:p>
          </table:table-cell>
          <table:table-cell table:formula="of:=(2*PI( )*[.C286]*[.C286]*[.A286]) / (POWER([.E286];5) * (EXP( ([.A286]*[.C286])/([.E286]*[.B286]*3496.76346007464) )  -1))" office:value-type="float" office:value="615180316572.742" calcext:value-type="float">
            <text:p>615180316572.742</text:p>
          </table:table-cell>
          <table:table-cell table:formula="of:=(2*PI( )*[.C286]*[.C286]*[.A286]) / (POWER([.E286];5) * (EXP( ([.A286]*[.C286])/([.E286]*[.B286]*3605.05658350185) )  -1))" office:value-type="float" office:value="651362031674.391" calcext:value-type="float">
            <text:p>651362031674.39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8600" calcext:value-type="float">
            <text:p>28600</text:p>
          </table:table-cell>
          <table:table-cell table:formula="of:=[.D287]*POWER(10;-10)" office:value-type="float" office:value="0.00000286" calcext:value-type="float">
            <text:p>2.86E-06</text:p>
          </table:table-cell>
          <table:table-cell table:formula="of:=3.74192050507746E-016 / (POWER([.E287];5) * ((EXP( 1.9864748E-025 /([.E287]*1.381E-023 *3567.04712188114) )  -1)))" office:value-type="float" office:value="631652611863.319" calcext:value-type="float">
            <text:p>631652611863.319</text:p>
          </table:table-cell>
          <table:table-cell table:formula="of:=(2*PI( )*[.C287]*[.C287]*[.A287]) / (POWER([.E287];5) * (EXP( ([.A287]*[.C287])/([.E287]*[.B287]*3639.76900396354) )  -1))" office:value-type="float" office:value="655751946810.251" calcext:value-type="float">
            <text:p>655751946810.251</text:p>
          </table:table-cell>
          <table:table-cell table:formula="of:=(2*PI( )*[.C287]*[.C287]*[.A287]) / (POWER([.E287];5) * (EXP( ([.A287]*[.C287])/([.E287]*[.B287]*3607.08748252358) )  -1))" office:value-type="float" office:value="644902687922.432" calcext:value-type="float">
            <text:p>644902687922.432</text:p>
          </table:table-cell>
          <table:table-cell table:formula="of:=(2*PI( )*[.C287]*[.C287]*[.A287]) / (POWER([.E287];5) * (EXP( ([.A287]*[.C287])/([.E287]*[.B287]*3491.3099269129) )  -1))" office:value-type="float" office:value="606721253862.059" calcext:value-type="float">
            <text:p>606721253862.059</text:p>
          </table:table-cell>
          <table:table-cell table:formula="of:=(2*PI( )*[.C287]*[.C287]*[.A287]) / (POWER([.E287];5) * (EXP( ([.A287]*[.C287])/([.E287]*[.B287]*3603.83918136312) )  -1))" office:value-type="float" office:value="643826023964.406" calcext:value-type="float">
            <text:p>643826023964.406</text:p>
          </table:table-cell>
          <table:table-cell table:formula="of:=(2*PI( )*[.C287]*[.C287]*[.A287]) / (POWER([.E287];5) * (EXP( ([.A287]*[.C287])/([.E287]*[.B287]*5529.53658708751) )  -1))" office:value-type="float" office:value="1318411622866.88" calcext:value-type="float">
            <text:p>1318411622866.88</text:p>
          </table:table-cell>
          <table:table-cell table:formula="of:=(2*PI( )*[.C287]*[.C287]*[.A287]) / (POWER([.E287];5) * (EXP( ([.A287]*[.C287])/([.E287]*[.B287]*3545.8658661559) )  -1))" office:value-type="float" office:value="624662530987.762" calcext:value-type="float">
            <text:p>624662530987.762</text:p>
          </table:table-cell>
          <table:table-cell table:formula="of:=(2*PI( )*[.C287]*[.C287]*[.A287]) / (POWER([.E287];5) * (EXP( ([.A287]*[.C287])/([.E287]*[.B287]*3909.75687519039) )  -1))" office:value-type="float" office:value="746469123274.136" calcext:value-type="float">
            <text:p>746469123274.136</text:p>
          </table:table-cell>
          <table:table-cell table:formula="of:=(2*PI( )*[.C287]*[.C287]*[.A287]) / (POWER([.E287];5) * (EXP( ([.A287]*[.C287])/([.E287]*[.B287]*3653.20966006719) )  -1))" office:value-type="float" office:value="660222606497.688" calcext:value-type="float">
            <text:p>660222606497.688</text:p>
          </table:table-cell>
          <table:table-cell table:formula="of:=(2*PI( )*[.C287]*[.C287]*[.A287]) / (POWER([.E287];5) * (EXP( ([.A287]*[.C287])/([.E287]*[.B287]*3523.91077015782) )  -1))" office:value-type="float" office:value="617431367217.885" calcext:value-type="float">
            <text:p>617431367217.885</text:p>
          </table:table-cell>
          <table:table-cell table:formula="of:=(2*PI( )*[.C287]*[.C287]*[.A287]) / (POWER([.E287];5) * (EXP( ([.A287]*[.C287])/([.E287]*[.B287]*3496.76346007464) )  -1))" office:value-type="float" office:value="608510558321.244" calcext:value-type="float">
            <text:p>608510558321.244</text:p>
          </table:table-cell>
          <table:table-cell table:formula="of:=(2*PI( )*[.C287]*[.C287]*[.A287]) / (POWER([.E287];5) * (EXP( ([.A287]*[.C287])/([.E287]*[.B287]*3605.05658350185) )  -1))" office:value-type="float" office:value="644229501633.304" calcext:value-type="float">
            <text:p>644229501633.30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8700" calcext:value-type="float">
            <text:p>28700</text:p>
          </table:table-cell>
          <table:table-cell table:formula="of:=[.D288]*POWER(10;-10)" office:value-type="float" office:value="0.00000287" calcext:value-type="float">
            <text:p>2.87E-06</text:p>
          </table:table-cell>
          <table:table-cell table:formula="of:=3.74192050507746E-016 / (POWER([.E288];5) * ((EXP( 1.9864748E-025 /([.E288]*1.381E-023 *3567.04712188114) )  -1)))" office:value-type="float" office:value="624775542571.492" calcext:value-type="float">
            <text:p>624775542571.492</text:p>
          </table:table-cell>
          <table:table-cell table:formula="of:=(2*PI( )*[.C288]*[.C288]*[.A288]) / (POWER([.E288];5) * (EXP( ([.A288]*[.C288])/([.E288]*[.B288]*3639.76900396354) )  -1))" office:value-type="float" office:value="648566775004.123" calcext:value-type="float">
            <text:p>648566775004.123</text:p>
          </table:table-cell>
          <table:table-cell table:formula="of:=(2*PI( )*[.C288]*[.C288]*[.A288]) / (POWER([.E288];5) * (EXP( ([.A288]*[.C288])/([.E288]*[.B288]*3607.08748252358) )  -1))" office:value-type="float" office:value="637856346491.806" calcext:value-type="float">
            <text:p>637856346491.806</text:p>
          </table:table-cell>
          <table:table-cell table:formula="of:=(2*PI( )*[.C288]*[.C288]*[.A288]) / (POWER([.E288];5) * (EXP( ([.A288]*[.C288])/([.E288]*[.B288]*3491.3099269129) )  -1))" office:value-type="float" office:value="600161815216.731" calcext:value-type="float">
            <text:p>600161815216.731</text:p>
          </table:table-cell>
          <table:table-cell table:formula="of:=(2*PI( )*[.C288]*[.C288]*[.A288]) / (POWER([.E288];5) * (EXP( ([.A288]*[.C288])/([.E288]*[.B288]*3603.83918136312) )  -1))" office:value-type="float" office:value="636793448719.651" calcext:value-type="float">
            <text:p>636793448719.651</text:p>
          </table:table-cell>
          <table:table-cell table:formula="of:=(2*PI( )*[.C288]*[.C288]*[.A288]) / (POWER([.E288];5) * (EXP( ([.A288]*[.C288])/([.E288]*[.B288]*5529.53658708751) )  -1))" office:value-type="float" office:value="1302502293701.36" calcext:value-type="float">
            <text:p>1302502293701.36</text:p>
          </table:table-cell>
          <table:table-cell table:formula="of:=(2*PI( )*[.C288]*[.C288]*[.A288]) / (POWER([.E288];5) * (EXP( ([.A288]*[.C288])/([.E288]*[.B288]*3545.8658661559) )  -1))" office:value-type="float" office:value="617874633773.406" calcext:value-type="float">
            <text:p>617874633773.406</text:p>
          </table:table-cell>
          <table:table-cell table:formula="of:=(2*PI( )*[.C288]*[.C288]*[.A288]) / (POWER([.E288];5) * (EXP( ([.A288]*[.C288])/([.E288]*[.B288]*3909.75687519039) )  -1))" office:value-type="float" office:value="738115785802.307" calcext:value-type="float">
            <text:p>738115785802.307</text:p>
          </table:table-cell>
          <table:table-cell table:formula="of:=(2*PI( )*[.C288]*[.C288]*[.A288]) / (POWER([.E288];5) * (EXP( ([.A288]*[.C288])/([.E288]*[.B288]*3653.20966006719) )  -1))" office:value-type="float" office:value="652980168275.956" calcext:value-type="float">
            <text:p>652980168275.956</text:p>
          </table:table-cell>
          <table:table-cell table:formula="of:=(2*PI( )*[.C288]*[.C288]*[.A288]) / (POWER([.E288];5) * (EXP( ([.A288]*[.C288])/([.E288]*[.B288]*3523.91077015782) )  -1))" office:value-type="float" office:value="610735622565.443" calcext:value-type="float">
            <text:p>610735622565.443</text:p>
          </table:table-cell>
          <table:table-cell table:formula="of:=(2*PI( )*[.C288]*[.C288]*[.A288]) / (POWER([.E288];5) * (EXP( ([.A288]*[.C288])/([.E288]*[.B288]*3496.76346007464) )  -1))" office:value-type="float" office:value="601928362780.018" calcext:value-type="float">
            <text:p>601928362780.018</text:p>
          </table:table-cell>
          <table:table-cell table:formula="of:=(2*PI( )*[.C288]*[.C288]*[.A288]) / (POWER([.E288];5) * (EXP( ([.A288]*[.C288])/([.E288]*[.B288]*3605.05658350185) )  -1))" office:value-type="float" office:value="637191767775.721" calcext:value-type="float">
            <text:p>637191767775.72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8800" calcext:value-type="float">
            <text:p>28800</text:p>
          </table:table-cell>
          <table:table-cell table:formula="of:=[.D289]*POWER(10;-10)" office:value-type="float" office:value="0.00000288" calcext:value-type="float">
            <text:p>2.88E-06</text:p>
          </table:table-cell>
          <table:table-cell table:formula="of:=3.74192050507746E-016 / (POWER([.E289];5) * ((EXP( 1.9864748E-025 /([.E289]*1.381E-023 *3567.04712188114) )  -1)))" office:value-type="float" office:value="617989303071.43" calcext:value-type="float">
            <text:p>617989303071.43</text:p>
          </table:table-cell>
          <table:table-cell table:formula="of:=(2*PI( )*[.C289]*[.C289]*[.A289]) / (POWER([.E289];5) * (EXP( ([.A289]*[.C289])/([.E289]*[.B289]*3639.76900396354) )  -1))" office:value-type="float" office:value="641477250670.328" calcext:value-type="float">
            <text:p>641477250670.328</text:p>
          </table:table-cell>
          <table:table-cell table:formula="of:=(2*PI( )*[.C289]*[.C289]*[.A289]) / (POWER([.E289];5) * (EXP( ([.A289]*[.C289])/([.E289]*[.B289]*3607.08748252358) )  -1))" office:value-type="float" office:value="630903479212.455" calcext:value-type="float">
            <text:p>630903479212.455</text:p>
          </table:table-cell>
          <table:table-cell table:formula="of:=(2*PI( )*[.C289]*[.C289]*[.A289]) / (POWER([.E289];5) * (EXP( ([.A289]*[.C289])/([.E289]*[.B289]*3491.3099269129) )  -1))" office:value-type="float" office:value="593688261502.293" calcext:value-type="float">
            <text:p>593688261502.293</text:p>
          </table:table-cell>
          <table:table-cell table:formula="of:=(2*PI( )*[.C289]*[.C289]*[.A289]) / (POWER([.E289];5) * (EXP( ([.A289]*[.C289])/([.E289]*[.B289]*3603.83918136312) )  -1))" office:value-type="float" office:value="629854132342.759" calcext:value-type="float">
            <text:p>629854132342.759</text:p>
          </table:table-cell>
          <table:table-cell table:formula="of:=(2*PI( )*[.C289]*[.C289]*[.A289]) / (POWER([.E289];5) * (EXP( ([.A289]*[.C289])/([.E289]*[.B289]*5529.53658708751) )  -1))" office:value-type="float" office:value="1286830135540.81" calcext:value-type="float">
            <text:p>1286830135540.81</text:p>
          </table:table-cell>
          <table:table-cell table:formula="of:=(2*PI( )*[.C289]*[.C289]*[.A289]) / (POWER([.E289];5) * (EXP( ([.A289]*[.C289])/([.E289]*[.B289]*3545.8658661559) )  -1))" office:value-type="float" office:value="611176175819.863" calcext:value-type="float">
            <text:p>611176175819.863</text:p>
          </table:table-cell>
          <table:table-cell table:formula="of:=(2*PI( )*[.C289]*[.C289]*[.A289]) / (POWER([.E289];5) * (EXP( ([.A289]*[.C289])/([.E289]*[.B289]*3909.75687519039) )  -1))" office:value-type="float" office:value="729876528132.63" calcext:value-type="float">
            <text:p>729876528132.63</text:p>
          </table:table-cell>
          <table:table-cell table:formula="of:=(2*PI( )*[.C289]*[.C289]*[.A289]) / (POWER([.E289];5) * (EXP( ([.A289]*[.C289])/([.E289]*[.B289]*3653.20966006719) )  -1))" office:value-type="float" office:value="645834275158.986" calcext:value-type="float">
            <text:p>645834275158.986</text:p>
          </table:table-cell>
          <table:table-cell table:formula="of:=(2*PI( )*[.C289]*[.C289]*[.A289]) / (POWER([.E289];5) * (EXP( ([.A289]*[.C289])/([.E289]*[.B289]*3523.91077015782) )  -1))" office:value-type="float" office:value="604127882035.247" calcext:value-type="float">
            <text:p>604127882035.247</text:p>
          </table:table-cell>
          <table:table-cell table:formula="of:=(2*PI( )*[.C289]*[.C289]*[.A289]) / (POWER([.E289];5) * (EXP( ([.A289]*[.C289])/([.E289]*[.B289]*3496.76346007464) )  -1))" office:value-type="float" office:value="595432405676.981" calcext:value-type="float">
            <text:p>595432405676.981</text:p>
          </table:table-cell>
          <table:table-cell table:formula="of:=(2*PI( )*[.C289]*[.C289]*[.A289]) / (POWER([.E289];5) * (EXP( ([.A289]*[.C289])/([.E289]*[.B289]*3605.05658350185) )  -1))" office:value-type="float" office:value="630247373454.621" calcext:value-type="float">
            <text:p>630247373454.62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8900" calcext:value-type="float">
            <text:p>28900</text:p>
          </table:table-cell>
          <table:table-cell table:formula="of:=[.D290]*POWER(10;-10)" office:value-type="float" office:value="0.00000289" calcext:value-type="float">
            <text:p>2.89E-06</text:p>
          </table:table-cell>
          <table:table-cell table:formula="of:=3.74192050507746E-016 / (POWER([.E290];5) * ((EXP( 1.9864748E-025 /([.E290]*1.381E-023 *3567.04712188114) )  -1)))" office:value-type="float" office:value="611292507488.403" calcext:value-type="float">
            <text:p>611292507488.403</text:p>
          </table:table-cell>
          <table:table-cell table:formula="of:=(2*PI( )*[.C290]*[.C290]*[.A290]) / (POWER([.E290];5) * (EXP( ([.A290]*[.C290])/([.E290]*[.B290]*3639.76900396354) )  -1))" office:value-type="float" office:value="634481899649.298" calcext:value-type="float">
            <text:p>634481899649.298</text:p>
          </table:table-cell>
          <table:table-cell table:formula="of:=(2*PI( )*[.C290]*[.C290]*[.A290]) / (POWER([.E290];5) * (EXP( ([.A290]*[.C290])/([.E290]*[.B290]*3607.08748252358) )  -1))" office:value-type="float" office:value="624042651808.287" calcext:value-type="float">
            <text:p>624042651808.287</text:p>
          </table:table-cell>
          <table:table-cell table:formula="of:=(2*PI( )*[.C290]*[.C290]*[.A290]) / (POWER([.E290];5) * (EXP( ([.A290]*[.C290])/([.E290]*[.B290]*3491.3099269129) )  -1))" office:value-type="float" office:value="587299296960.711" calcext:value-type="float">
            <text:p>587299296960.711</text:p>
          </table:table-cell>
          <table:table-cell table:formula="of:=(2*PI( )*[.C290]*[.C290]*[.A290]) / (POWER([.E290];5) * (EXP( ([.A290]*[.C290])/([.E290]*[.B290]*3603.83918136312) )  -1))" office:value-type="float" office:value="623006644503.355" calcext:value-type="float">
            <text:p>623006644503.355</text:p>
          </table:table-cell>
          <table:table-cell table:formula="of:=(2*PI( )*[.C290]*[.C290]*[.A290]) / (POWER([.E290];5) * (EXP( ([.A290]*[.C290])/([.E290]*[.B290]*5529.53658708751) )  -1))" office:value-type="float" office:value="1271390960033.03" calcext:value-type="float">
            <text:p>1271390960033.03</text:p>
          </table:table-cell>
          <table:table-cell table:formula="of:=(2*PI( )*[.C290]*[.C290]*[.A290]) / (POWER([.E290];5) * (EXP( ([.A290]*[.C290])/([.E290]*[.B290]*3545.8658661559) )  -1))" office:value-type="float" office:value="604565796646.664" calcext:value-type="float">
            <text:p>604565796646.664</text:p>
          </table:table-cell>
          <table:table-cell table:formula="of:=(2*PI( )*[.C290]*[.C290]*[.A290]) / (POWER([.E290];5) * (EXP( ([.A290]*[.C290])/([.E290]*[.B290]*3909.75687519039) )  -1))" office:value-type="float" office:value="721749534490.049" calcext:value-type="float">
            <text:p>721749534490.049</text:p>
          </table:table-cell>
          <table:table-cell table:formula="of:=(2*PI( )*[.C290]*[.C290]*[.A290]) / (POWER([.E290];5) * (EXP( ([.A290]*[.C290])/([.E290]*[.B290]*3653.20966006719) )  -1))" office:value-type="float" office:value="638783436487.876" calcext:value-type="float">
            <text:p>638783436487.876</text:p>
          </table:table-cell>
          <table:table-cell table:formula="of:=(2*PI( )*[.C290]*[.C290]*[.A290]) / (POWER([.E290];5) * (EXP( ([.A290]*[.C290])/([.E290]*[.B290]*3523.91077015782) )  -1))" office:value-type="float" office:value="597606811312.921" calcext:value-type="float">
            <text:p>597606811312.921</text:p>
          </table:table-cell>
          <table:table-cell table:formula="of:=(2*PI( )*[.C290]*[.C290]*[.A290]) / (POWER([.E290];5) * (EXP( ([.A290]*[.C290])/([.E290]*[.B290]*3496.76346007464) )  -1))" office:value-type="float" office:value="589021384829.316" calcext:value-type="float">
            <text:p>589021384829.316</text:p>
          </table:table-cell>
          <table:table-cell table:formula="of:=(2*PI( )*[.C290]*[.C290]*[.A290]) / (POWER([.E290];5) * (EXP( ([.A290]*[.C290])/([.E290]*[.B290]*3605.05658350185) )  -1))" office:value-type="float" office:value="623394886861.24" calcext:value-type="float">
            <text:p>623394886861.2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9000" calcext:value-type="float">
            <text:p>29000</text:p>
          </table:table-cell>
          <table:table-cell table:formula="of:=[.D291]*POWER(10;-10)" office:value-type="float" office:value="0.0000029" calcext:value-type="float">
            <text:p>2.9E-06</text:p>
          </table:table-cell>
          <table:table-cell table:formula="of:=3.74192050507746E-016 / (POWER([.E291];5) * ((EXP( 1.9864748E-025 /([.E291]*1.381E-023 *3567.04712188114) )  -1)))" office:value-type="float" office:value="604683793381.445" calcext:value-type="float">
            <text:p>604683793381.445</text:p>
          </table:table-cell>
          <table:table-cell table:formula="of:=(2*PI( )*[.C291]*[.C291]*[.A291]) / (POWER([.E291];5) * (EXP( ([.A291]*[.C291])/([.E291]*[.B291]*3639.76900396354) )  -1))" office:value-type="float" office:value="627579273053.423" calcext:value-type="float">
            <text:p>627579273053.423</text:p>
          </table:table-cell>
          <table:table-cell table:formula="of:=(2*PI( )*[.C291]*[.C291]*[.A291]) / (POWER([.E291];5) * (EXP( ([.A291]*[.C291])/([.E291]*[.B291]*3607.08748252358) )  -1))" office:value-type="float" office:value="617272454443.249" calcext:value-type="float">
            <text:p>617272454443.249</text:p>
          </table:table-cell>
          <table:table-cell table:formula="of:=(2*PI( )*[.C291]*[.C291]*[.A291]) / (POWER([.E291];5) * (EXP( ([.A291]*[.C291])/([.E291]*[.B291]*3491.3099269129) )  -1))" office:value-type="float" office:value="580993647404.398" calcext:value-type="float">
            <text:p>580993647404.398</text:p>
          </table:table-cell>
          <table:table-cell table:formula="of:=(2*PI( )*[.C291]*[.C291]*[.A291]) / (POWER([.E291];5) * (EXP( ([.A291]*[.C291])/([.E291]*[.B291]*3603.83918136312) )  -1))" office:value-type="float" office:value="616249579228.935" calcext:value-type="float">
            <text:p>616249579228.935</text:p>
          </table:table-cell>
          <table:table-cell table:formula="of:=(2*PI( )*[.C291]*[.C291]*[.A291]) / (POWER([.E291];5) * (EXP( ([.A291]*[.C291])/([.E291]*[.B291]*5529.53658708751) )  -1))" office:value-type="float" office:value="1256180663882.54" calcext:value-type="float">
            <text:p>1256180663882.54</text:p>
          </table:table-cell>
          <table:table-cell table:formula="of:=(2*PI( )*[.C291]*[.C291]*[.A291]) / (POWER([.E291];5) * (EXP( ([.A291]*[.C291])/([.E291]*[.B291]*3545.8658661559) )  -1))" office:value-type="float" office:value="598042158680.649" calcext:value-type="float">
            <text:p>598042158680.649</text:p>
          </table:table-cell>
          <table:table-cell table:formula="of:=(2*PI( )*[.C291]*[.C291]*[.A291]) / (POWER([.E291];5) * (EXP( ([.A291]*[.C291])/([.E291]*[.B291]*3909.75687519039) )  -1))" office:value-type="float" office:value="713733021585.73" calcext:value-type="float">
            <text:p>713733021585.73</text:p>
          </table:table-cell>
          <table:table-cell table:formula="of:=(2*PI( )*[.C291]*[.C291]*[.A291]) / (POWER([.E291];5) * (EXP( ([.A291]*[.C291])/([.E291]*[.B291]*3653.20966006719) )  -1))" office:value-type="float" office:value="631826187220.53" calcext:value-type="float">
            <text:p>631826187220.53</text:p>
          </table:table-cell>
          <table:table-cell table:formula="of:=(2*PI( )*[.C291]*[.C291]*[.A291]) / (POWER([.E291];5) * (EXP( ([.A291]*[.C291])/([.E291]*[.B291]*3523.91077015782) )  -1))" office:value-type="float" office:value="591171098450.063" calcext:value-type="float">
            <text:p>591171098450.063</text:p>
          </table:table-cell>
          <table:table-cell table:formula="of:=(2*PI( )*[.C291]*[.C291]*[.A291]) / (POWER([.E291];5) * (EXP( ([.A291]*[.C291])/([.E291]*[.B291]*3496.76346007464) )  -1))" office:value-type="float" office:value="582694019757.036" calcext:value-type="float">
            <text:p>582694019757.036</text:p>
          </table:table-cell>
          <table:table-cell table:formula="of:=(2*PI( )*[.C291]*[.C291]*[.A291]) / (POWER([.E291];5) * (EXP( ([.A291]*[.C291])/([.E291]*[.B291]*3605.05658350185) )  -1))" office:value-type="float" office:value="616632900575.472" calcext:value-type="float">
            <text:p>616632900575.47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9100" calcext:value-type="float">
            <text:p>29100</text:p>
          </table:table-cell>
          <table:table-cell table:formula="of:=[.D292]*POWER(10;-10)" office:value-type="float" office:value="0.00000291" calcext:value-type="float">
            <text:p>2.91E-06</text:p>
          </table:table-cell>
          <table:table-cell table:formula="of:=3.74192050507746E-016 / (POWER([.E292];5) * ((EXP( 1.9864748E-025 /([.E292]*1.381E-023 *3567.04712188114) )  -1)))" office:value-type="float" office:value="598161821323.801" calcext:value-type="float">
            <text:p>598161821323.801</text:p>
          </table:table-cell>
          <table:table-cell table:formula="of:=(2*PI( )*[.C292]*[.C292]*[.A292]) / (POWER([.E292];5) * (EXP( ([.A292]*[.C292])/([.E292]*[.B292]*3639.76900396354) )  -1))" office:value-type="float" office:value="620767946805.074" calcext:value-type="float">
            <text:p>620767946805.074</text:p>
          </table:table-cell>
          <table:table-cell table:formula="of:=(2*PI( )*[.C292]*[.C292]*[.A292]) / (POWER([.E292];5) * (EXP( ([.A292]*[.C292])/([.E292]*[.B292]*3607.08748252358) )  -1))" office:value-type="float" office:value="610591501278.605" calcext:value-type="float">
            <text:p>610591501278.605</text:p>
          </table:table-cell>
          <table:table-cell table:formula="of:=(2*PI( )*[.C292]*[.C292]*[.A292]) / (POWER([.E292];5) * (EXP( ([.A292]*[.C292])/([.E292]*[.B292]*3491.3099269129) )  -1))" office:value-type="float" office:value="574770059839.285" calcext:value-type="float">
            <text:p>574770059839.285</text:p>
          </table:table-cell>
          <table:table-cell table:formula="of:=(2*PI( )*[.C292]*[.C292]*[.A292]) / (POWER([.E292];5) * (EXP( ([.A292]*[.C292])/([.E292]*[.B292]*3603.83918136312) )  -1))" office:value-type="float" office:value="609581554464.033" calcext:value-type="float">
            <text:p>609581554464.033</text:p>
          </table:table-cell>
          <table:table-cell table:formula="of:=(2*PI( )*[.C292]*[.C292]*[.A292]) / (POWER([.E292];5) * (EXP( ([.A292]*[.C292])/([.E292]*[.B292]*5529.53658708751) )  -1))" office:value-type="float" office:value="1241195226908.64" calcext:value-type="float">
            <text:p>1241195226908.64</text:p>
          </table:table-cell>
          <table:table-cell table:formula="of:=(2*PI( )*[.C292]*[.C292]*[.A292]) / (POWER([.E292];5) * (EXP( ([.A292]*[.C292])/([.E292]*[.B292]*3545.8658661559) )  -1))" office:value-type="float" office:value="591603946848.502" calcext:value-type="float">
            <text:p>591603946848.502</text:p>
          </table:table-cell>
          <table:table-cell table:formula="of:=(2*PI( )*[.C292]*[.C292]*[.A292]) / (POWER([.E292];5) * (EXP( ([.A292]*[.C292])/([.E292]*[.B292]*3909.75687519039) )  -1))" office:value-type="float" office:value="705825237985.585" calcext:value-type="float">
            <text:p>705825237985.585</text:p>
          </table:table-cell>
          <table:table-cell table:formula="of:=(2*PI( )*[.C292]*[.C292]*[.A292]) / (POWER([.E292];5) * (EXP( ([.A292]*[.C292])/([.E292]*[.B292]*3653.20966006719) )  -1))" office:value-type="float" office:value="624961087461.689" calcext:value-type="float">
            <text:p>624961087461.689</text:p>
          </table:table-cell>
          <table:table-cell table:formula="of:=(2*PI( )*[.C292]*[.C292]*[.A292]) / (POWER([.E292];5) * (EXP( ([.A292]*[.C292])/([.E292]*[.B292]*3523.91077015782) )  -1))" office:value-type="float" office:value="584819453469.173" calcext:value-type="float">
            <text:p>584819453469.173</text:p>
          </table:table-cell>
          <table:table-cell table:formula="of:=(2*PI( )*[.C292]*[.C292]*[.A292]) / (POWER([.E292];5) * (EXP( ([.A292]*[.C292])/([.E292]*[.B292]*3496.76346007464) )  -1))" office:value-type="float" office:value="576449051303.038" calcext:value-type="float">
            <text:p>576449051303.038</text:p>
          </table:table-cell>
          <table:table-cell table:formula="of:=(2*PI( )*[.C292]*[.C292]*[.A292]) / (POWER([.E292];5) * (EXP( ([.A292]*[.C292])/([.E292]*[.B292]*3605.05658350185) )  -1))" office:value-type="float" office:value="609960031124.321" calcext:value-type="float">
            <text:p>609960031124.321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9200" calcext:value-type="float">
            <text:p>29200</text:p>
          </table:table-cell>
          <table:table-cell table:formula="of:=[.D293]*POWER(10;-10)" office:value-type="float" office:value="0.00000292" calcext:value-type="float">
            <text:p>2.92E-06</text:p>
          </table:table-cell>
          <table:table-cell table:formula="of:=3.74192050507746E-016 / (POWER([.E293];5) * ((EXP( 1.9864748E-025 /([.E293]*1.381E-023 *3567.04712188114) )  -1)))" office:value-type="float" office:value="591725274490.786" calcext:value-type="float">
            <text:p>591725274490.786</text:p>
          </table:table-cell>
          <table:table-cell table:formula="of:=(2*PI( )*[.C293]*[.C293]*[.A293]) / (POWER([.E293];5) * (EXP( ([.A293]*[.C293])/([.E293]*[.B293]*3639.76900396354) )  -1))" office:value-type="float" office:value="614046521183.115" calcext:value-type="float">
            <text:p>614046521183.115</text:p>
          </table:table-cell>
          <table:table-cell table:formula="of:=(2*PI( )*[.C293]*[.C293]*[.A293]) / (POWER([.E293];5) * (EXP( ([.A293]*[.C293])/([.E293]*[.B293]*3607.08748252358) )  -1))" office:value-type="float" office:value="603998430038.19" calcext:value-type="float">
            <text:p>603998430038.19</text:p>
          </table:table-cell>
          <table:table-cell table:formula="of:=(2*PI( )*[.C293]*[.C293]*[.A293]) / (POWER([.E293];5) * (EXP( ([.A293]*[.C293])/([.E293]*[.B293]*3491.3099269129) )  -1))" office:value-type="float" office:value="568627302094.241" calcext:value-type="float">
            <text:p>568627302094.241</text:p>
          </table:table-cell>
          <table:table-cell table:formula="of:=(2*PI( )*[.C293]*[.C293]*[.A293]) / (POWER([.E293];5) * (EXP( ([.A293]*[.C293])/([.E293]*[.B293]*3603.83918136312) )  -1))" office:value-type="float" office:value="603001211637.335" calcext:value-type="float">
            <text:p>603001211637.335</text:p>
          </table:table-cell>
          <table:table-cell table:formula="of:=(2*PI( )*[.C293]*[.C293]*[.A293]) / (POWER([.E293];5) * (EXP( ([.A293]*[.C293])/([.E293]*[.B293]*5529.53658708751) )  -1))" office:value-type="float" office:value="1226430710152.4" calcext:value-type="float">
            <text:p>1226430710152.4</text:p>
          </table:table-cell>
          <table:table-cell table:formula="of:=(2*PI( )*[.C293]*[.C293]*[.A293]) / (POWER([.E293];5) * (EXP( ([.A293]*[.C293])/([.E293]*[.B293]*3545.8658661559) )  -1))" office:value-type="float" office:value="585249868176.39" calcext:value-type="float">
            <text:p>585249868176.39</text:p>
          </table:table-cell>
          <table:table-cell table:formula="of:=(2*PI( )*[.C293]*[.C293]*[.A293]) / (POWER([.E293];5) * (EXP( ([.A293]*[.C293])/([.E293]*[.B293]*3909.75687519039) )  -1))" office:value-type="float" office:value="698024463491.602" calcext:value-type="float">
            <text:p>698024463491.602</text:p>
          </table:table-cell>
          <table:table-cell table:formula="of:=(2*PI( )*[.C293]*[.C293]*[.A293]) / (POWER([.E293];5) * (EXP( ([.A293]*[.C293])/([.E293]*[.B293]*3653.20966006719) )  -1))" office:value-type="float" office:value="618186722001.639" calcext:value-type="float">
            <text:p>618186722001.639</text:p>
          </table:table-cell>
          <table:table-cell table:formula="of:=(2*PI( )*[.C293]*[.C293]*[.A293]) / (POWER([.E293];5) * (EXP( ([.A293]*[.C293])/([.E293]*[.B293]*3523.91077015782) )  -1))" office:value-type="float" office:value="578550607975.376" calcext:value-type="float">
            <text:p>578550607975.376</text:p>
          </table:table-cell>
          <table:table-cell table:formula="of:=(2*PI( )*[.C293]*[.C293]*[.A293]) / (POWER([.E293];5) * (EXP( ([.A293]*[.C293])/([.E293]*[.B293]*3496.76346007464) )  -1))" office:value-type="float" office:value="570285241259.585" calcext:value-type="float">
            <text:p>570285241259.585</text:p>
          </table:table-cell>
          <table:table-cell table:formula="of:=(2*PI( )*[.C293]*[.C293]*[.A293]) / (POWER([.E293];5) * (EXP( ([.A293]*[.C293])/([.E293]*[.B293]*3605.05658350185) )  -1))" office:value-type="float" office:value="603374918548.328" calcext:value-type="float">
            <text:p>603374918548.328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9300" calcext:value-type="float">
            <text:p>29300</text:p>
          </table:table-cell>
          <table:table-cell table:formula="of:=[.D294]*POWER(10;-10)" office:value-type="float" office:value="0.00000293" calcext:value-type="float">
            <text:p>2.93E-06</text:p>
          </table:table-cell>
          <table:table-cell table:formula="of:=3.74192050507746E-016 / (POWER([.E294];5) * ((EXP( 1.9864748E-025 /([.E294]*1.381E-023 *3567.04712188114) )  -1)))" office:value-type="float" office:value="585372858254.941" calcext:value-type="float">
            <text:p>585372858254.941</text:p>
          </table:table-cell>
          <table:table-cell table:formula="of:=(2*PI( )*[.C294]*[.C294]*[.A294]) / (POWER([.E294];5) * (EXP( ([.A294]*[.C294])/([.E294]*[.B294]*3639.76900396354) )  -1))" office:value-type="float" office:value="607413620377.715" calcext:value-type="float">
            <text:p>607413620377.715</text:p>
          </table:table-cell>
          <table:table-cell table:formula="of:=(2*PI( )*[.C294]*[.C294]*[.A294]) / (POWER([.E294];5) * (EXP( ([.A294]*[.C294])/([.E294]*[.B294]*3607.08748252358) )  -1))" office:value-type="float" office:value="597491901581.529" calcext:value-type="float">
            <text:p>597491901581.529</text:p>
          </table:table-cell>
          <table:table-cell table:formula="of:=(2*PI( )*[.C294]*[.C294]*[.A294]) / (POWER([.E294];5) * (EXP( ([.A294]*[.C294])/([.E294]*[.B294]*3491.3099269129) )  -1))" office:value-type="float" office:value="562564162456.762" calcext:value-type="float">
            <text:p>562564162456.762</text:p>
          </table:table-cell>
          <table:table-cell table:formula="of:=(2*PI( )*[.C294]*[.C294]*[.A294]) / (POWER([.E294];5) * (EXP( ([.A294]*[.C294])/([.E294]*[.B294]*3603.83918136312) )  -1))" office:value-type="float" office:value="596507215236.595" calcext:value-type="float">
            <text:p>596507215236.595</text:p>
          </table:table-cell>
          <table:table-cell table:formula="of:=(2*PI( )*[.C294]*[.C294]*[.A294]) / (POWER([.E294];5) * (EXP( ([.A294]*[.C294])/([.E294]*[.B294]*5529.53658708751) )  -1))" office:value-type="float" office:value="1211883254031.15" calcext:value-type="float">
            <text:p>1211883254031.15</text:p>
          </table:table-cell>
          <table:table-cell table:formula="of:=(2*PI( )*[.C294]*[.C294]*[.A294]) / (POWER([.E294];5) * (EXP( ([.A294]*[.C294])/([.E294]*[.B294]*3545.8658661559) )  -1))" office:value-type="float" office:value="578978651396.607" calcext:value-type="float">
            <text:p>578978651396.607</text:p>
          </table:table-cell>
          <table:table-cell table:formula="of:=(2*PI( )*[.C294]*[.C294]*[.A294]) / (POWER([.E294];5) * (EXP( ([.A294]*[.C294])/([.E294]*[.B294]*3909.75687519039) )  -1))" office:value-type="float" office:value="690329008535.722" calcext:value-type="float">
            <text:p>690329008535.722</text:p>
          </table:table-cell>
          <table:table-cell table:formula="of:=(2*PI( )*[.C294]*[.C294]*[.A294]) / (POWER([.E294];5) * (EXP( ([.A294]*[.C294])/([.E294]*[.B294]*3653.20966006719) )  -1))" office:value-type="float" office:value="611501699863.43" calcext:value-type="float">
            <text:p>611501699863.43</text:p>
          </table:table-cell>
          <table:table-cell table:formula="of:=(2*PI( )*[.C294]*[.C294]*[.A294]) / (POWER([.E294];5) * (EXP( ([.A294]*[.C294])/([.E294]*[.B294]*3523.91077015782) )  -1))" office:value-type="float" office:value="572363314774.852" calcext:value-type="float">
            <text:p>572363314774.852</text:p>
          </table:table-cell>
          <table:table-cell table:formula="of:=(2*PI( )*[.C294]*[.C294]*[.A294]) / (POWER([.E294];5) * (EXP( ([.A294]*[.C294])/([.E294]*[.B294]*3496.76346007464) )  -1))" office:value-type="float" office:value="564201372001.129" calcext:value-type="float">
            <text:p>564201372001.129</text:p>
          </table:table-cell>
          <table:table-cell table:formula="of:=(2*PI( )*[.C294]*[.C294]*[.A294]) / (POWER([.E294];5) * (EXP( ([.A294]*[.C294])/([.E294]*[.B294]*3605.05658350185) )  -1))" office:value-type="float" office:value="596876225975.804" calcext:value-type="float">
            <text:p>596876225975.80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9400" calcext:value-type="float">
            <text:p>29400</text:p>
          </table:table-cell>
          <table:table-cell table:formula="of:=[.D295]*POWER(10;-10)" office:value-type="float" office:value="0.00000294" calcext:value-type="float">
            <text:p>2.94E-06</text:p>
          </table:table-cell>
          <table:table-cell table:formula="of:=3.74192050507746E-016 / (POWER([.E295];5) * ((EXP( 1.9864748E-025 /([.E295]*1.381E-023 *3567.04712188114) )  -1)))" office:value-type="float" office:value="579103299788.367" calcext:value-type="float">
            <text:p>579103299788.367</text:p>
          </table:table-cell>
          <table:table-cell table:formula="of:=(2*PI( )*[.C295]*[.C295]*[.A295]) / (POWER([.E295];5) * (EXP( ([.A295]*[.C295])/([.E295]*[.B295]*3639.76900396354) )  -1))" office:value-type="float" office:value="600867892053.377" calcext:value-type="float">
            <text:p>600867892053.377</text:p>
          </table:table-cell>
          <table:table-cell table:formula="of:=(2*PI( )*[.C295]*[.C295]*[.A295]) / (POWER([.E295];5) * (EXP( ([.A295]*[.C295])/([.E295]*[.B295]*3607.08748252358) )  -1))" office:value-type="float" office:value="591070599484.687" calcext:value-type="float">
            <text:p>591070599484.687</text:p>
          </table:table-cell>
          <table:table-cell table:formula="of:=(2*PI( )*[.C295]*[.C295]*[.A295]) / (POWER([.E295];5) * (EXP( ([.A295]*[.C295])/([.E295]*[.B295]*3491.3099269129) )  -1))" office:value-type="float" office:value="556579449314.852" calcext:value-type="float">
            <text:p>556579449314.852</text:p>
          </table:table-cell>
          <table:table-cell table:formula="of:=(2*PI( )*[.C295]*[.C295]*[.A295]) / (POWER([.E295];5) * (EXP( ([.A295]*[.C295])/([.E295]*[.B295]*3603.83918136312) )  -1))" office:value-type="float" office:value="590098252391.241" calcext:value-type="float">
            <text:p>590098252391.241</text:p>
          </table:table-cell>
          <table:table-cell table:formula="of:=(2*PI( )*[.C295]*[.C295]*[.A295]) / (POWER([.E295];5) * (EXP( ([.A295]*[.C295])/([.E295]*[.B295]*5529.53658708751) )  -1))" office:value-type="float" office:value="1197549076539.42" calcext:value-type="float">
            <text:p>1197549076539.42</text:p>
          </table:table-cell>
          <table:table-cell table:formula="of:=(2*PI( )*[.C295]*[.C295]*[.A295]) / (POWER([.E295];5) * (EXP( ([.A295]*[.C295])/([.E295]*[.B295]*3545.8658661559) )  -1))" office:value-type="float" office:value="572789046561.115" calcext:value-type="float">
            <text:p>572789046561.115</text:p>
          </table:table-cell>
          <table:table-cell table:formula="of:=(2*PI( )*[.C295]*[.C295]*[.A295]) / (POWER([.E295];5) * (EXP( ([.A295]*[.C295])/([.E295]*[.B295]*3909.75687519039) )  -1))" office:value-type="float" office:value="682737213586.015" calcext:value-type="float">
            <text:p>682737213586.015</text:p>
          </table:table-cell>
          <table:table-cell table:formula="of:=(2*PI( )*[.C295]*[.C295]*[.A295]) / (POWER([.E295];5) * (EXP( ([.A295]*[.C295])/([.E295]*[.B295]*3653.20966006719) )  -1))" office:value-type="float" office:value="604904653858.493" calcext:value-type="float">
            <text:p>604904653858.493</text:p>
          </table:table-cell>
          <table:table-cell table:formula="of:=(2*PI( )*[.C295]*[.C295]*[.A295]) / (POWER([.E295];5) * (EXP( ([.A295]*[.C295])/([.E295]*[.B295]*3523.91077015782) )  -1))" office:value-type="float" office:value="566256347499.867" calcext:value-type="float">
            <text:p>566256347499.867</text:p>
          </table:table-cell>
          <table:table-cell table:formula="of:=(2*PI( )*[.C295]*[.C295]*[.A295]) / (POWER([.E295];5) * (EXP( ([.A295]*[.C295])/([.E295]*[.B295]*3496.76346007464) )  -1))" office:value-type="float" office:value="558196246123.389" calcext:value-type="float">
            <text:p>558196246123.389</text:p>
          </table:table-cell>
          <table:table-cell table:formula="of:=(2*PI( )*[.C295]*[.C295]*[.A295]) / (POWER([.E295];5) * (EXP( ([.A295]*[.C295])/([.E295]*[.B295]*3605.05658350185) )  -1))" office:value-type="float" office:value="590462639204.786" calcext:value-type="float">
            <text:p>590462639204.786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9500" calcext:value-type="float">
            <text:p>29500</text:p>
          </table:table-cell>
          <table:table-cell table:formula="of:=[.D296]*POWER(10;-10)" office:value-type="float" office:value="0.00000295" calcext:value-type="float">
            <text:p>2.95E-06</text:p>
          </table:table-cell>
          <table:table-cell table:formula="of:=3.74192050507746E-016 / (POWER([.E296];5) * ((EXP( 1.9864748E-025 /([.E296]*1.381E-023 *3567.04712188114) )  -1)))" office:value-type="float" office:value="572915347672.153" calcext:value-type="float">
            <text:p>572915347672.153</text:p>
          </table:table-cell>
          <table:table-cell table:formula="of:=(2*PI( )*[.C296]*[.C296]*[.A296]) / (POWER([.E296];5) * (EXP( ([.A296]*[.C296])/([.E296]*[.B296]*3639.76900396354) )  -1))" office:value-type="float" office:value="594408006920.015" calcext:value-type="float">
            <text:p>594408006920.015</text:p>
          </table:table-cell>
          <table:table-cell table:formula="of:=(2*PI( )*[.C296]*[.C296]*[.A296]) / (POWER([.E296];5) * (EXP( ([.A296]*[.C296])/([.E296]*[.B296]*3607.08748252358) )  -1))" office:value-type="float" office:value="584733229628.741" calcext:value-type="float">
            <text:p>584733229628.741</text:p>
          </table:table-cell>
          <table:table-cell table:formula="of:=(2*PI( )*[.C296]*[.C296]*[.A296]) / (POWER([.E296];5) * (EXP( ([.A296]*[.C296])/([.E296]*[.B296]*3491.3099269129) )  -1))" office:value-type="float" office:value="550671990805.012" calcext:value-type="float">
            <text:p>550671990805.012</text:p>
          </table:table-cell>
          <table:table-cell table:formula="of:=(2*PI( )*[.C296]*[.C296]*[.A296]) / (POWER([.E296];5) * (EXP( ([.A296]*[.C296])/([.E296]*[.B296]*3603.83918136312) )  -1))" office:value-type="float" office:value="583773032462.565" calcext:value-type="float">
            <text:p>583773032462.565</text:p>
          </table:table-cell>
          <table:table-cell table:formula="of:=(2*PI( )*[.C296]*[.C296]*[.A296]) / (POWER([.E296];5) * (EXP( ([.A296]*[.C296])/([.E296]*[.B296]*5529.53658708751) )  -1))" office:value-type="float" office:value="1183424471494.81" calcext:value-type="float">
            <text:p>1183424471494.81</text:p>
          </table:table-cell>
          <table:table-cell table:formula="of:=(2*PI( )*[.C296]*[.C296]*[.A296]) / (POWER([.E296];5) * (EXP( ([.A296]*[.C296])/([.E296]*[.B296]*3545.8658661559) )  -1))" office:value-type="float" office:value="566679824661.899" calcext:value-type="float">
            <text:p>566679824661.899</text:p>
          </table:table-cell>
          <table:table-cell table:formula="of:=(2*PI( )*[.C296]*[.C296]*[.A296]) / (POWER([.E296];5) * (EXP( ([.A296]*[.C296])/([.E296]*[.B296]*3909.75687519039) )  -1))" office:value-type="float" office:value="675247448564.925" calcext:value-type="float">
            <text:p>675247448564.925</text:p>
          </table:table-cell>
          <table:table-cell table:formula="of:=(2*PI( )*[.C296]*[.C296]*[.A296]) / (POWER([.E296];5) * (EXP( ([.A296]*[.C296])/([.E296]*[.B296]*3653.20966006719) )  -1))" office:value-type="float" office:value="598394240150.495" calcext:value-type="float">
            <text:p>598394240150.495</text:p>
          </table:table-cell>
          <table:table-cell table:formula="of:=(2*PI( )*[.C296]*[.C296]*[.A296]) / (POWER([.E296];5) * (EXP( ([.A296]*[.C296])/([.E296]*[.B296]*3523.91077015782) )  -1))" office:value-type="float" office:value="560228500240.344" calcext:value-type="float">
            <text:p>560228500240.344</text:p>
          </table:table-cell>
          <table:table-cell table:formula="of:=(2*PI( )*[.C296]*[.C296]*[.A296]) / (POWER([.E296];5) * (EXP( ([.A296]*[.C296])/([.E296]*[.B296]*3496.76346007464) )  -1))" office:value-type="float" office:value="552268686088.612" calcext:value-type="float">
            <text:p>552268686088.612</text:p>
          </table:table-cell>
          <table:table-cell table:formula="of:=(2*PI( )*[.C296]*[.C296]*[.A296]) / (POWER([.E296];5) * (EXP( ([.A296]*[.C296])/([.E296]*[.B296]*3605.05658350185) )  -1))" office:value-type="float" office:value="584132866292.575" calcext:value-type="float">
            <text:p>584132866292.575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9600" calcext:value-type="float">
            <text:p>29600</text:p>
          </table:table-cell>
          <table:table-cell table:formula="of:=[.D297]*POWER(10;-10)" office:value-type="float" office:value="0.00000296" calcext:value-type="float">
            <text:p>2.96E-06</text:p>
          </table:table-cell>
          <table:table-cell table:formula="of:=3.74192050507746E-016 / (POWER([.E297];5) * ((EXP( 1.9864748E-025 /([.E297]*1.381E-023 *3567.04712188114) )  -1)))" office:value-type="float" office:value="566807771512.778" calcext:value-type="float">
            <text:p>566807771512.778</text:p>
          </table:table-cell>
          <table:table-cell table:formula="of:=(2*PI( )*[.C297]*[.C297]*[.A297]) / (POWER([.E297];5) * (EXP( ([.A297]*[.C297])/([.E297]*[.B297]*3639.76900396354) )  -1))" office:value-type="float" office:value="588032658311.968" calcext:value-type="float">
            <text:p>588032658311.968</text:p>
          </table:table-cell>
          <table:table-cell table:formula="of:=(2*PI( )*[.C297]*[.C297]*[.A297]) / (POWER([.E297];5) * (EXP( ([.A297]*[.C297])/([.E297]*[.B297]*3607.08748252358) )  -1))" office:value-type="float" office:value="578478519795.737" calcext:value-type="float">
            <text:p>578478519795.737</text:p>
          </table:table-cell>
          <table:table-cell table:formula="of:=(2*PI( )*[.C297]*[.C297]*[.A297]) / (POWER([.E297];5) * (EXP( ([.A297]*[.C297])/([.E297]*[.B297]*3491.3099269129) )  -1))" office:value-type="float" office:value="544840634466.252" calcext:value-type="float">
            <text:p>544840634466.252</text:p>
          </table:table-cell>
          <table:table-cell table:formula="of:=(2*PI( )*[.C297]*[.C297]*[.A297]) / (POWER([.E297];5) * (EXP( ([.A297]*[.C297])/([.E297]*[.B297]*3603.83918136312) )  -1))" office:value-type="float" office:value="577530286641.354" calcext:value-type="float">
            <text:p>577530286641.354</text:p>
          </table:table-cell>
          <table:table-cell table:formula="of:=(2*PI( )*[.C297]*[.C297]*[.A297]) / (POWER([.E297];5) * (EXP( ([.A297]*[.C297])/([.E297]*[.B297]*5529.53658708751) )  -1))" office:value-type="float" office:value="1169505806827.7" calcext:value-type="float">
            <text:p>1169505806827.7</text:p>
          </table:table-cell>
          <table:table-cell table:formula="of:=(2*PI( )*[.C297]*[.C297]*[.A297]) / (POWER([.E297];5) * (EXP( ([.A297]*[.C297])/([.E297]*[.B297]*3545.8658661559) )  -1))" office:value-type="float" office:value="560649777258.025" calcext:value-type="float">
            <text:p>560649777258.025</text:p>
          </table:table-cell>
          <table:table-cell table:formula="of:=(2*PI( )*[.C297]*[.C297]*[.A297]) / (POWER([.E297];5) * (EXP( ([.A297]*[.C297])/([.E297]*[.B297]*3909.75687519039) )  -1))" office:value-type="float" office:value="667858112279.316" calcext:value-type="float">
            <text:p>667858112279.316</text:p>
          </table:table-cell>
          <table:table-cell table:formula="of:=(2*PI( )*[.C297]*[.C297]*[.A297]) / (POWER([.E297];5) * (EXP( ([.A297]*[.C297])/([.E297]*[.B297]*3653.20966006719) )  -1))" office:value-type="float" office:value="591969137827.306" calcext:value-type="float">
            <text:p>591969137827.306</text:p>
          </table:table-cell>
          <table:table-cell table:formula="of:=(2*PI( )*[.C297]*[.C297]*[.A297]) / (POWER([.E297];5) * (EXP( ([.A297]*[.C297])/([.E297]*[.B297]*3523.91077015782) )  -1))" office:value-type="float" office:value="554278587181.852" calcext:value-type="float">
            <text:p>554278587181.852</text:p>
          </table:table-cell>
          <table:table-cell table:formula="of:=(2*PI( )*[.C297]*[.C297]*[.A297]) / (POWER([.E297];5) * (EXP( ([.A297]*[.C297])/([.E297]*[.B297]*3496.76346007464) )  -1))" office:value-type="float" office:value="546417533876.929" calcext:value-type="float">
            <text:p>546417533876.929</text:p>
          </table:table-cell>
          <table:table-cell table:formula="of:=(2*PI( )*[.C297]*[.C297]*[.A297]) / (POWER([.E297];5) * (EXP( ([.A297]*[.C297])/([.E297]*[.B297]*3605.05658350185) )  -1))" office:value-type="float" office:value="577885637152.752" calcext:value-type="float">
            <text:p>577885637152.752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9700" calcext:value-type="float">
            <text:p>29700</text:p>
          </table:table-cell>
          <table:table-cell table:formula="of:=[.D298]*POWER(10;-10)" office:value-type="float" office:value="0.00000297" calcext:value-type="float">
            <text:p>2.97E-06</text:p>
          </table:table-cell>
          <table:table-cell table:formula="of:=3.74192050507746E-016 / (POWER([.E298];5) * ((EXP( 1.9864748E-025 /([.E298]*1.381E-023 *3567.04712188114) )  -1)))" office:value-type="float" office:value="560779361565.377" calcext:value-type="float">
            <text:p>560779361565.377</text:p>
          </table:table-cell>
          <table:table-cell table:formula="of:=(2*PI( )*[.C298]*[.C298]*[.A298]) / (POWER([.E298];5) * (EXP( ([.A298]*[.C298])/([.E298]*[.B298]*3639.76900396354) )  -1))" office:value-type="float" office:value="581740561774.809" calcext:value-type="float">
            <text:p>581740561774.809</text:p>
          </table:table-cell>
          <table:table-cell table:formula="of:=(2*PI( )*[.C298]*[.C298]*[.A298]) / (POWER([.E298];5) * (EXP( ([.A298]*[.C298])/([.E298]*[.B298]*3607.08748252358) )  -1))" office:value-type="float" office:value="572305219272.044" calcext:value-type="float">
            <text:p>572305219272.044</text:p>
          </table:table-cell>
          <table:table-cell table:formula="of:=(2*PI( )*[.C298]*[.C298]*[.A298]) / (POWER([.E298];5) * (EXP( ([.A298]*[.C298])/([.E298]*[.B298]*3491.3099269129) )  -1))" office:value-type="float" office:value="539084246900.066" calcext:value-type="float">
            <text:p>539084246900.066</text:p>
          </table:table-cell>
          <table:table-cell table:formula="of:=(2*PI( )*[.C298]*[.C298]*[.A298]) / (POWER([.E298];5) * (EXP( ([.A298]*[.C298])/([.E298]*[.B298]*3603.83918136312) )  -1))" office:value-type="float" office:value="571368767552.867" calcext:value-type="float">
            <text:p>571368767552.867</text:p>
          </table:table-cell>
          <table:table-cell table:formula="of:=(2*PI( )*[.C298]*[.C298]*[.A298]) / (POWER([.E298];5) * (EXP( ([.A298]*[.C298])/([.E298]*[.B298]*5529.53658708751) )  -1))" office:value-type="float" office:value="1155789522913.56" calcext:value-type="float">
            <text:p>1155789522913.56</text:p>
          </table:table-cell>
          <table:table-cell table:formula="of:=(2*PI( )*[.C298]*[.C298]*[.A298]) / (POWER([.E298];5) * (EXP( ([.A298]*[.C298])/([.E298]*[.B298]*3545.8658661559) )  -1))" office:value-type="float" office:value="554697716109.306" calcext:value-type="float">
            <text:p>554697716109.306</text:p>
          </table:table-cell>
          <table:table-cell table:formula="of:=(2*PI( )*[.C298]*[.C298]*[.A298]) / (POWER([.E298];5) * (EXP( ([.A298]*[.C298])/([.E298]*[.B298]*3909.75687519039) )  -1))" office:value-type="float" office:value="660567631862.106" calcext:value-type="float">
            <text:p>660567631862.106</text:p>
          </table:table-cell>
          <table:table-cell table:formula="of:=(2*PI( )*[.C298]*[.C298]*[.A298]) / (POWER([.E298];5) * (EXP( ([.A298]*[.C298])/([.E298]*[.B298]*3653.20966006719) )  -1))" office:value-type="float" office:value="585628048480.949" calcext:value-type="float">
            <text:p>585628048480.949</text:p>
          </table:table-cell>
          <table:table-cell table:formula="of:=(2*PI( )*[.C298]*[.C298]*[.A298]) / (POWER([.E298];5) * (EXP( ([.A298]*[.C298])/([.E298]*[.B298]*3523.91077015782) )  -1))" office:value-type="float" office:value="548405442249.942" calcext:value-type="float">
            <text:p>548405442249.942</text:p>
          </table:table-cell>
          <table:table-cell table:formula="of:=(2*PI( )*[.C298]*[.C298]*[.A298]) / (POWER([.E298];5) * (EXP( ([.A298]*[.C298])/([.E298]*[.B298]*3496.76346007464) )  -1))" office:value-type="float" office:value="540641650643.724" calcext:value-type="float">
            <text:p>540641650643.724</text:p>
          </table:table-cell>
          <table:table-cell table:formula="of:=(2*PI( )*[.C298]*[.C298]*[.A298]) / (POWER([.E298];5) * (EXP( ([.A298]*[.C298])/([.E298]*[.B298]*3605.05658350185) )  -1))" office:value-type="float" office:value="571719703159.534" calcext:value-type="float">
            <text:p>571719703159.534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9800" calcext:value-type="float">
            <text:p>29800</text:p>
          </table:table-cell>
          <table:table-cell table:formula="of:=[.D299]*POWER(10;-10)" office:value-type="float" office:value="0.00000298" calcext:value-type="float">
            <text:p>2.98E-06</text:p>
          </table:table-cell>
          <table:table-cell table:formula="of:=3.74192050507746E-016 / (POWER([.E299];5) * ((EXP( 1.9864748E-025 /([.E299]*1.381E-023 *3567.04712188114) )  -1)))" office:value-type="float" office:value="554828928363.783" calcext:value-type="float">
            <text:p>554828928363.783</text:p>
          </table:table-cell>
          <table:table-cell table:formula="of:=(2*PI( )*[.C299]*[.C299]*[.A299]) / (POWER([.E299];5) * (EXP( ([.A299]*[.C299])/([.E299]*[.B299]*3639.76900396354) )  -1))" office:value-type="float" office:value="575530454659.83" calcext:value-type="float">
            <text:p>575530454659.83</text:p>
          </table:table-cell>
          <table:table-cell table:formula="of:=(2*PI( )*[.C299]*[.C299]*[.A299]) / (POWER([.E299];5) * (EXP( ([.A299]*[.C299])/([.E299]*[.B299]*3607.08748252358) )  -1))" office:value-type="float" office:value="566212098458.947" calcext:value-type="float">
            <text:p>566212098458.947</text:p>
          </table:table-cell>
          <table:table-cell table:formula="of:=(2*PI( )*[.C299]*[.C299]*[.A299]) / (POWER([.E299];5) * (EXP( ([.A299]*[.C299])/([.E299]*[.B299]*3491.3099269129) )  -1))" office:value-type="float" office:value="533401713436.254" calcext:value-type="float">
            <text:p>533401713436.254</text:p>
          </table:table-cell>
          <table:table-cell table:formula="of:=(2*PI( )*[.C299]*[.C299]*[.A299]) / (POWER([.E299];5) * (EXP( ([.A299]*[.C299])/([.E299]*[.B299]*3603.83918136312) )  -1))" office:value-type="float" office:value="565287248869.022" calcext:value-type="float">
            <text:p>565287248869.022</text:p>
          </table:table-cell>
          <table:table-cell table:formula="of:=(2*PI( )*[.C299]*[.C299]*[.A299]) / (POWER([.E299];5) * (EXP( ([.A299]*[.C299])/([.E299]*[.B299]*5529.53658708751) )  -1))" office:value-type="float" office:value="1142272130946.78" calcext:value-type="float">
            <text:p>1142272130946.78</text:p>
          </table:table-cell>
          <table:table-cell table:formula="of:=(2*PI( )*[.C299]*[.C299]*[.A299]) / (POWER([.E299];5) * (EXP( ([.A299]*[.C299])/([.E299]*[.B299]*3545.8658661559) )  -1))" office:value-type="float" office:value="548822472816.482" calcext:value-type="float">
            <text:p>548822472816.482</text:p>
          </table:table-cell>
          <table:table-cell table:formula="of:=(2*PI( )*[.C299]*[.C299]*[.A299]) / (POWER([.E299];5) * (EXP( ([.A299]*[.C299])/([.E299]*[.B299]*3909.75687519039) )  -1))" office:value-type="float" office:value="653374462225.251" calcext:value-type="float">
            <text:p>653374462225.251</text:p>
          </table:table-cell>
          <table:table-cell table:formula="of:=(2*PI( )*[.C299]*[.C299]*[.A299]) / (POWER([.E299];5) * (EXP( ([.A299]*[.C299])/([.E299]*[.B299]*3653.20966006719) )  -1))" office:value-type="float" office:value="579369695795.381" calcext:value-type="float">
            <text:p>579369695795.381</text:p>
          </table:table-cell>
          <table:table-cell table:formula="of:=(2*PI( )*[.C299]*[.C299]*[.A299]) / (POWER([.E299];5) * (EXP( ([.A299]*[.C299])/([.E299]*[.B299]*3523.91077015782) )  -1))" office:value-type="float" office:value="542607918760.73" calcext:value-type="float">
            <text:p>542607918760.73</text:p>
          </table:table-cell>
          <table:table-cell table:formula="of:=(2*PI( )*[.C299]*[.C299]*[.A299]) / (POWER([.E299];5) * (EXP( ([.A299]*[.C299])/([.E299]*[.B299]*3496.76346007464) )  -1))" office:value-type="float" office:value="534939916382.926" calcext:value-type="float">
            <text:p>534939916382.926</text:p>
          </table:table-cell>
          <table:table-cell table:formula="of:=(2*PI( )*[.C299]*[.C299]*[.A299]) / (POWER([.E299];5) * (EXP( ([.A299]*[.C299])/([.E299]*[.B299]*3605.05658350185) )  -1))" office:value-type="float" office:value="565633836759.373" calcext:value-type="float">
            <text:p>565633836759.373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29900" calcext:value-type="float">
            <text:p>29900</text:p>
          </table:table-cell>
          <table:table-cell table:formula="of:=[.D300]*POWER(10;-10)" office:value-type="float" office:value="0.00000299" calcext:value-type="float">
            <text:p>2.99E-06</text:p>
          </table:table-cell>
          <table:table-cell table:formula="of:=3.74192050507746E-016 / (POWER([.E300];5) * ((EXP( 1.9864748E-025 /([.E300]*1.381E-023 *3567.04712188114) )  -1)))" office:value-type="float" office:value="548955302357.226" calcext:value-type="float">
            <text:p>548955302357.226</text:p>
          </table:table-cell>
          <table:table-cell table:formula="of:=(2*PI( )*[.C300]*[.C300]*[.A300]) / (POWER([.E300];5) * (EXP( ([.A300]*[.C300])/([.E300]*[.B300]*3639.76900396354) )  -1))" office:value-type="float" office:value="569401095726.059" calcext:value-type="float">
            <text:p>569401095726.059</text:p>
          </table:table-cell>
          <table:table-cell table:formula="of:=(2*PI( )*[.C300]*[.C300]*[.A300]) / (POWER([.E300];5) * (EXP( ([.A300]*[.C300])/([.E300]*[.B300]*3607.08748252358) )  -1))" office:value-type="float" office:value="560197948490.392" calcext:value-type="float">
            <text:p>560197948490.392</text:p>
          </table:table-cell>
          <table:table-cell table:formula="of:=(2*PI( )*[.C300]*[.C300]*[.A300]) / (POWER([.E300];5) * (EXP( ([.A300]*[.C300])/([.E300]*[.B300]*3491.3099269129) )  -1))" office:value-type="float" office:value="527791937804.547" calcext:value-type="float">
            <text:p>527791937804.547</text:p>
          </table:table-cell>
          <table:table-cell table:formula="of:=(2*PI( )*[.C300]*[.C300]*[.A300]) / (POWER([.E300];5) * (EXP( ([.A300]*[.C300])/([.E300]*[.B300]*3603.83918136312) )  -1))" office:value-type="float" office:value="559284524927.694" calcext:value-type="float">
            <text:p>559284524927.694</text:p>
          </table:table-cell>
          <table:table-cell table:formula="of:=(2*PI( )*[.C300]*[.C300]*[.A300]) / (POWER([.E300];5) * (EXP( ([.A300]*[.C300])/([.E300]*[.B300]*5529.53658708751) )  -1))" office:value-type="float" office:value="1128950211354.79" calcext:value-type="float">
            <text:p>1128950211354.79</text:p>
          </table:table-cell>
          <table:table-cell table:formula="of:=(2*PI( )*[.C300]*[.C300]*[.A300]) / (POWER([.E300];5) * (EXP( ([.A300]*[.C300])/([.E300]*[.B300]*3545.8658661559) )  -1))" office:value-type="float" office:value="543022898467.807" calcext:value-type="float">
            <text:p>543022898467.807</text:p>
          </table:table-cell>
          <table:table-cell table:formula="of:=(2*PI( )*[.C300]*[.C300]*[.A300]) / (POWER([.E300];5) * (EXP( ([.A300]*[.C300])/([.E300]*[.B300]*3909.75687519039) )  -1))" office:value-type="float" office:value="646277085523.838" calcext:value-type="float">
            <text:p>646277085523.838</text:p>
          </table:table-cell>
          <table:table-cell table:formula="of:=(2*PI( )*[.C300]*[.C300]*[.A300]) / (POWER([.E300];5) * (EXP( ([.A300]*[.C300])/([.E300]*[.B300]*3653.20966006719) )  -1))" office:value-type="float" office:value="573192825141.986" calcext:value-type="float">
            <text:p>573192825141.986</text:p>
          </table:table-cell>
          <table:table-cell table:formula="of:=(2*PI( )*[.C300]*[.C300]*[.A300]) / (POWER([.E300];5) * (EXP( ([.A300]*[.C300])/([.E300]*[.B300]*3523.91077015782) )  -1))" office:value-type="float" office:value="536884889077.633" calcext:value-type="float">
            <text:p>536884889077.633</text:p>
          </table:table-cell>
          <table:table-cell table:formula="of:=(2*PI( )*[.C300]*[.C300]*[.A300]) / (POWER([.E300];5) * (EXP( ([.A300]*[.C300])/([.E300]*[.B300]*3496.76346007464) )  -1))" office:value-type="float" office:value="529311229596.161" calcext:value-type="float">
            <text:p>529311229596.161</text:p>
          </table:table-cell>
          <table:table-cell table:formula="of:=(2*PI( )*[.C300]*[.C300]*[.A300]) / (POWER([.E300];5) * (EXP( ([.A300]*[.C300])/([.E300]*[.B300]*3605.05658350185) )  -1))" office:value-type="float" office:value="559626831089.669" calcext:value-type="float">
            <text:p>559626831089.669</text:p>
          </table:table-cell>
        </table:table-row>
        <table:table-row table:style-name="ro1">
          <table:table-cell table:formula="of:=6.626*POWER(10;-34)" office:value-type="float" office:value="6.626E-034" calcext:value-type="float">
            <text:p>6.626E-34</text:p>
          </table:table-cell>
          <table:table-cell table:formula="of:=1.381*POWER(10;-23)" office:value-type="float" office:value="1.381E-023" calcext:value-type="float">
            <text:p>1.381E-23</text:p>
          </table:table-cell>
          <table:table-cell table:formula="of:=2.998*POWER(10;8)" office:value-type="float" office:value="299800000" calcext:value-type="float">
            <text:p>299800000</text:p>
          </table:table-cell>
          <table:table-cell office:value-type="float" office:value="30000" calcext:value-type="float">
            <text:p>30000</text:p>
          </table:table-cell>
          <table:table-cell table:formula="of:=[.D301]*POWER(10;-10)" office:value-type="float" office:value="0.000003" calcext:value-type="float">
            <text:p>3E-06</text:p>
          </table:table-cell>
          <table:table-cell table:formula="of:=3.74192050507746E-016 / (POWER([.E301];5) * ((EXP( 1.9864748E-025 /([.E301]*1.381E-023 *3567.04712188114) )  -1)))" office:value-type="float" office:value="543157333553.585" calcext:value-type="float">
            <text:p>543157333553.585</text:p>
          </table:table-cell>
          <table:table-cell table:formula="of:=(2*PI( )*[.C301]*[.C301]*[.A301]) / (POWER([.E301];5) * (EXP( ([.A301]*[.C301])/([.E301]*[.B301]*3639.76900396354) )  -1))" office:value-type="float" office:value="563351264749.694" calcext:value-type="float">
            <text:p>563351264749.694</text:p>
          </table:table-cell>
          <table:table-cell table:formula="of:=(2*PI( )*[.C301]*[.C301]*[.A301]) / (POWER([.E301];5) * (EXP( ([.A301]*[.C301])/([.E301]*[.B301]*3607.08748252358) )  -1))" office:value-type="float" office:value="554261580857.751" calcext:value-type="float">
            <text:p>554261580857.751</text:p>
          </table:table-cell>
          <table:table-cell table:formula="of:=(2*PI( )*[.C301]*[.C301]*[.A301]) / (POWER([.E301];5) * (EXP( ([.A301]*[.C301])/([.E301]*[.B301]*3491.3099269129) )  -1))" office:value-type="float" office:value="522253841811.923" calcext:value-type="float">
            <text:p>522253841811.923</text:p>
          </table:table-cell>
          <table:table-cell table:formula="of:=(2*PI( )*[.C301]*[.C301]*[.A301]) / (POWER([.E301];5) * (EXP( ([.A301]*[.C301])/([.E301]*[.B301]*3603.83918136312) )  -1))" office:value-type="float" office:value="553359410358.987" calcext:value-type="float">
            <text:p>553359410358.987</text:p>
          </table:table-cell>
          <table:table-cell table:formula="of:=(2*PI( )*[.C301]*[.C301]*[.A301]) / (POWER([.E301];5) * (EXP( ([.A301]*[.C301])/([.E301]*[.B301]*5529.53658708751) )  -1))" office:value-type="float" office:value="1115820412251.47" calcext:value-type="float">
            <text:p>1115820412251.47</text:p>
          </table:table-cell>
          <table:table-cell table:formula="of:=(2*PI( )*[.C301]*[.C301]*[.A301]) / (POWER([.E301];5) * (EXP( ([.A301]*[.C301])/([.E301]*[.B301]*3545.8658661559) )  -1))" office:value-type="float" office:value="537297863291.952" calcext:value-type="float">
            <text:p>537297863291.952</text:p>
          </table:table-cell>
          <table:table-cell table:formula="of:=(2*PI( )*[.C301]*[.C301]*[.A301]) / (POWER([.E301];5) * (EXP( ([.A301]*[.C301])/([.E301]*[.B301]*3909.75687519039) )  -1))" office:value-type="float" office:value="639274010631.08" calcext:value-type="float">
            <text:p>639274010631.08</text:p>
          </table:table-cell>
          <table:table-cell table:formula="of:=(2*PI( )*[.C301]*[.C301]*[.A301]) / (POWER([.E301];5) * (EXP( ([.A301]*[.C301])/([.E301]*[.B301]*3653.20966006719) )  -1))" office:value-type="float" office:value="567096203182.642" calcext:value-type="float">
            <text:p>567096203182.642</text:p>
          </table:table-cell>
          <table:table-cell table:formula="of:=(2*PI( )*[.C301]*[.C301]*[.A301]) / (POWER([.E301];5) * (EXP( ([.A301]*[.C301])/([.E301]*[.B301]*3523.91077015782) )  -1))" office:value-type="float" office:value="531235244274.177" calcext:value-type="float">
            <text:p>531235244274.177</text:p>
          </table:table-cell>
          <table:table-cell table:formula="of:=(2*PI( )*[.C301]*[.C301]*[.A301]) / (POWER([.E301];5) * (EXP( ([.A301]*[.C301])/([.E301]*[.B301]*3496.76346007464) )  -1))" office:value-type="float" office:value="523754506967.655" calcext:value-type="float">
            <text:p>523754506967.655</text:p>
          </table:table-cell>
          <table:table-cell table:formula="of:=(2*PI( )*[.C301]*[.C301]*[.A301]) / (POWER([.E301];5) * (EXP( ([.A301]*[.C301])/([.E301]*[.B301]*3605.05658350185) )  -1))" office:value-type="float" office:value="553697499604.476" calcext:value-type="float">
            <text:p>553697499604.476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5"/>
          <table:table-cell table:formula="of:=MAX([.F2:.F301])" office:value-type="float" office:value="7439600044235.48" calcext:value-type="float">
            <text:p>7439600044235.48</text:p>
          </table:table-cell>
          <table:table-cell table:formula="of:=MAX([.G2:.G301])" office:value-type="float" office:value="8229152346262.35" calcext:value-type="float">
            <text:p>8229152346262.35</text:p>
          </table:table-cell>
          <table:table-cell table:formula="of:=MAX([.H2:.H301])" office:value-type="float" office:value="7866471281432.42" calcext:value-type="float">
            <text:p>7866471281432.42</text:p>
          </table:table-cell>
          <table:table-cell table:formula="of:=MAX([.I2:.I301])" office:value-type="float" office:value="6682744748199.61" calcext:value-type="float">
            <text:p>6682744748199.61</text:p>
          </table:table-cell>
          <table:table-cell table:formula="of:=MAX([.J2:.J301])" office:value-type="float" office:value="7830964906340.37" calcext:value-type="float">
            <text:p>7830964906340.37</text:p>
          </table:table-cell>
          <table:table-cell table:formula="of:=MAX([.K2:.K301])" office:value-type="float" office:value="66588172964069" calcext:value-type="float">
            <text:p>66588172964069</text:p>
          </table:table-cell>
          <table:table-cell table:formula="of:=MAX([.L2:.L301])" office:value-type="float" office:value="7221221290697.17" calcext:value-type="float">
            <text:p>7221221290697.17</text:p>
          </table:table-cell>
          <table:table-cell table:formula="of:=MAX([.M2:.M301])" office:value-type="float" office:value="11769548926960.5" calcext:value-type="float">
            <text:p>11769548926960.5</text:p>
          </table:table-cell>
          <table:table-cell table:formula="of:=MAX([.N2:.N301])" office:value-type="float" office:value="8382442914958.09" calcext:value-type="float">
            <text:p>8382442914958.09</text:p>
          </table:table-cell>
          <table:table-cell table:formula="of:=MAX([.O2:.O301])" office:value-type="float" office:value="7000522276623.45" calcext:value-type="float">
            <text:p>7000522276623.45</text:p>
          </table:table-cell>
          <table:table-cell table:formula="of:=MAX([.P2:.P301])" office:value-type="float" office:value="6735049343376.09" calcext:value-type="float">
            <text:p>6735049343376.09</text:p>
          </table:table-cell>
          <table:table-cell table:formula="of:=MAX([.Q2:.Q301])" office:value-type="float" office:value="7844260575999.13" calcext:value-type="float">
            <text:p>7844260575999.13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5"/>
          <table:table-cell office:value-type="float" office:value="0.00000081" calcext:value-type="float">
            <text:p>8.1E-07</text:p>
          </table:table-cell>
          <table:table-cell office:value-type="float" office:value="0.0000008" calcext:value-type="float">
            <text:p>8E-07</text:p>
          </table:table-cell>
          <table:table-cell table:formula="of:=[.G310]*POWER(10;-10)" office:value-type="float" office:value="8E-017" calcext:value-type="float">
            <text:p>8E-17</text:p>
          </table:table-cell>
          <table:table-cell office:value-type="float" office:value="0.00000083" calcext:value-type="float">
            <text:p>8.3E-07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00052" calcext:value-type="float">
            <text:p>5.2E-07</text:p>
          </table:table-cell>
          <table:table-cell table:formula="of:=[.K310]*POWER(10;-10)" office:value-type="float" office:value="5.2E-017" calcext:value-type="float">
            <text:p>5.2E-17</text:p>
          </table:table-cell>
          <table:table-cell office:value-type="float" office:value="0.00000074" calcext:value-type="float">
            <text:p>7.4E-07</text:p>
          </table:table-cell>
          <table:table-cell office:value-type="float" office:value="0.00000079" calcext:value-type="float">
            <text:p>7.9E-07</text:p>
          </table:table-cell>
          <table:table-cell office:value-type="float" office:value="0.00000082" calcext:value-type="float">
            <text:p>8.2E-07</text:p>
          </table:table-cell>
          <table:table-cell office:value-type="float" office:value="0.00000083" calcext:value-type="float">
            <text:p>8.3E-07</text:p>
          </table:table-cell>
          <table:table-cell office:value-type="float" office:value="0.0000008" calcext:value-type="float">
            <text:p>8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5:19:05.621595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1:36:03.634086551</meta:creation-date>
    <dc:date>2020-02-11T16:14:26.720565902</dc:date>
    <meta:editing-duration>PT34M48S</meta:editing-duration>
    <meta:editing-cycles>4</meta:editing-cycles>
    <meta:generator>LibreOffice/6.0.7.3$Linux_X86_64 LibreOffice_project/00m0$Build-3</meta:generator>
    <meta:document-statistic meta:table-count="1" meta:cell-count="5140" meta:object-count="0"/>
  </office:meta>
</office:document-meta>
</file>